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Preformatted_20_Text">
    </style:style>
    <style:style style:name="P33" style:family="paragraph" style:parent-style-name="Text_20_body" style:list-style-name="L32">
      <style:paragraph-properties fo:margin-top="0in" fo:margin-bottom="0in"/>
    </style:style>
    <style:style style:name="P34" style:family="paragraph" style:parent-style-name="Text_20_body" style:list-style-name="L33">
      <style:paragraph-properties fo:margin-top="0in" fo:margin-bottom="0in"/>
    </style:style>
    <style:style style:name="P35" style:family="paragraph" style:parent-style-name="Preformatted_20_Text">
    </style:style>
    <style:style style:name="P36" style:family="paragraph" style:parent-style-name="Text_20_body" style:list-style-name="L34">
      <style:paragraph-properties fo:margin-top="0in" fo:margin-bottom="0in"/>
    </style:style>
    <style:style style:name="P37" style:family="paragraph" style:parent-style-name="Text_20_body" style:list-style-name="L35">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6">
      <style:paragraph-properties fo:margin-top="0in" fo:margin-bottom="0in"/>
    </style:style>
    <style:style style:name="P45" style:family="paragraph" style:parent-style-name="Text_20_body" style:list-style-name="L37">
      <style:paragraph-properties fo:margin-top="0in" fo:margin-bottom="0in"/>
    </style:style>
    <style:style style:name="P46" style:family="paragraph" style:parent-style-name="Text_20_body" style:list-style-name="L38">
      <style:paragraph-properties fo:margin-top="0in" fo:margin-bottom="0in"/>
    </style:style>
    <style:style style:name="P47" style:family="paragraph" style:parent-style-name="Preformatted_20_Text">
    </style:style>
    <style:style style:name="P48" style:family="paragraph" style:parent-style-name="Text_20_body" style:list-style-name="L39">
      <style:paragraph-properties fo:margin-top="0in" fo:margin-bottom="0in"/>
    </style:style>
    <style:style style:name="P49" style:family="paragraph" style:parent-style-name="Text_20_body" style:list-style-name="L40">
      <style:paragraph-properties fo:margin-top="0in" fo:margin-bottom="0in"/>
    </style:style>
    <style:style style:name="P50" style:family="paragraph" style:parent-style-name="Preformatted_20_Text">
    </style:style>
    <style:style style:name="P51" style:family="paragraph" style:parent-style-name="Text_20_body" style:list-style-name="L41">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office:automatic-styles>
  <office:body>
    <office:text>
      <text:p text:style-name="Title">2. Literature Review</text:p>
      <text:list text:style-name="L1">
        <text:list-item>
          <text:p text:style-name="P1"><text:a xlink:type="simple" xlink:href="#literature-review" office:name=""><text:span text:style-name="Definition">Literature Review</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a-summary-of-research-and-reviews-of-game-making-from-a-constructionist-framework" office:name=""><text:span text:style-name="Definition">A summary of research and reviews of game making from a constructionist framework</text:span></text:a></text:p>
              <text:list text:style-name="L3">
                <text:list-item>
                  <text:p text:style-name="P3"><text:a xlink:type="simple" xlink:href="#motivations-and-benefits-of-constructionist-game-making" office:name=""><text:span text:style-name="Definition">Motivations and benefits of (constructionist) game making</text:span></text:a></text:p>
                  <text:list text:style-name="L4">
                    <text:list-item>
                      <text:p text:style-name="P4"><text:a xlink:type="simple" xlink:href="#alignment-of-constructionist-gaming-with-pbl" office:name=""><text:span text:style-name="Definition">Alignment of constructionist gaming with PBL</text:span></text:a></text:p>
                    </text:list-item>
                    <text:list-item>
                      <text:p text:style-name="P4"><text:a xlink:type="simple" xlink:href="#how-games-are-special" office:name=""><text:span text:style-name="Definition">How games are special</text:span></text:a></text:p>
                    </text:list-item>
                  </text:list>
                </text:list-item>
                <text:list-item>
                  <text:p text:style-name="P3"><text:a xlink:type="simple" xlink:href="#limits-and-critiques-of-constructionist-game-making" office:name=""><text:span text:style-name="Definition">Limits and critiques of constructionist game making</text:span></text:a></text:p>
                </text:list-item>
              </text:list>
            </text:list-item>
            <text:list-item>
              <text:p text:style-name="P2"><text:a xlink:type="simple" xlink:href="#context-of-game-making-and-digital-projects-at-home-and-other-informal-settings" office:name=""><text:span text:style-name="Definition">Context of game making and digital projects at home and other informal settings</text:span></text:a></text:p>
              <text:list text:style-name="L5">
                <text:list-item>
                  <text:p text:style-name="P5"><text:a xlink:type="simple" xlink:href="#home-eduction-contextual-factors-relevant-to-this-study" office:name=""><text:span text:style-name="Definition">Home eduction contextual factors relevant to this study</text:span></text:a></text:p>
                </text:list-item>
                <text:list-item>
                  <text:p text:style-name="P5"><text:a xlink:type="simple" xlink:href="#defining-informal" office:name=""><text:span text:style-name="Definition">Defining informal</text:span></text:a></text:p>
                </text:list-item>
                <text:list-item>
                  <text:p text:style-name="P5"><text:a xlink:type="simple" xlink:href="#game-and-media-making-in-informal-communities" office:name=""><text:span text:style-name="Definition">Game and media making in informal communities</text:span></text:a></text:p>
                </text:list-item>
              </text:list>
            </text:list-item>
            <text:list-item>
              <text:p text:style-name="P2"><text:a xlink:type="simple" xlink:href="#barriers-to-participation-in-game-making" office:name=""><text:span text:style-name="Definition">Barriers to participation in game making</text:span></text:a></text:p>
              <text:list text:style-name="L6">
                <text:list-item>
                  <text:p text:style-name="P6"><text:a xlink:type="simple" xlink:href="#barriers-linked-to-identity-and-values" office:name=""><text:span text:style-name="Definition">Barriers linked to identity and values</text:span></text:a></text:p>
                </text:list-item>
                <text:list-item>
                  <text:p text:style-name="P6"><text:a xlink:type="simple" xlink:href="#technical-barriers--" office:name=""><text:span text:style-name="Definition">Technical barriers -</text:span></text:a></text:p>
                  <text:list text:style-name="L7">
                    <text:list-item>
                      <text:p text:style-name="P7"><text:a xlink:type="simple" xlink:href="#difficulty-of-computer-programming-via-coding" office:name=""><text:span text:style-name="Definition">Difficulty of computer programming via coding</text:span></text:a></text:p>
                    </text:list-item>
                  </text:list>
                </text:list-item>
                <text:list-item>
                  <text:p text:style-name="P6"><text:a xlink:type="simple" xlink:href="#other-barriers-to-making-games" office:name=""><text:span text:style-name="Definition">Other barriers to making games</text:span></text:a></text:p>
                </text:list-item>
              </text:list>
            </text:list-item>
            <text:list-item>
              <text:p text:style-name="P2"><text:a xlink:type="simple" xlink:href="#programmes-working-to-address-challenge" office:name=""><text:span text:style-name="Definition">Programmes working to address challenge</text:span></text:a></text:p>
              <text:list text:style-name="L8">
                <text:list-item>
                  <text:p text:style-name="P8"><text:a xlink:type="simple" xlink:href="#game-competitions" office:name=""><text:span text:style-name="Definition">Game competitions</text:span></text:a></text:p>
                </text:list-item>
                <text:list-item>
                  <text:p text:style-name="P8"><text:a xlink:type="simple" xlink:href="#educational-game-jams" office:name=""><text:span text:style-name="Definition">Educational Game Jams</text:span></text:a></text:p>
                </text:list-item>
                <text:list-item>
                  <text:p text:style-name="P8"><text:a xlink:type="simple" xlink:href="#coding-clubhouses" office:name=""><text:span text:style-name="Definition">Coding club(houses)</text:span></text:a></text:p>
                </text:list-item>
                <text:list-item>
                  <text:p text:style-name="P8"><text:a xlink:type="simple" xlink:href="#creative-family-learning---roque" office:name=""><text:span text:style-name="Definition">Creative Family Learning - Roque</text:span></text:a></text:p>
                </text:list-item>
                <text:list-item>
                  <text:p text:style-name="P8"><text:a xlink:type="simple" xlink:href="#link-to-next-section---pedagogies-exist-but-more-are-needed" office:name=""><text:span text:style-name="Definition">Link to next section - pedagogies exist but more are needed</text:span></text:a></text:p>
                </text:list-item>
              </text:list>
            </text:list-item>
            <text:list-item>
              <text:p text:style-name="P2"><text:a xlink:type="simple" xlink:href="#pedagogies-to-support-game-making-via-coding" office:name=""><text:span text:style-name="Definition">Pedagogies to support game making via coding</text:span></text:a></text:p>
              <text:list text:style-name="L9">
                <text:list-item>
                  <text:p text:style-name="P9"><text:a xlink:type="simple" xlink:href="#curricular-concepts-semantic-waves-and-primm" office:name=""><text:span text:style-name="Definition">Curricular concepts, semantic waves and PRIMM</text:span></text:a></text:p>
                  <text:list text:style-name="L10">
                    <text:list-item>
                      <text:p text:style-name="P10"><text:a xlink:type="simple" xlink:href="#semantic-profiles-and-waves" office:name=""><text:span text:style-name="Definition">Semantic Profiles and Waves</text:span></text:a></text:p>
                    </text:list-item>
                    <text:list-item>
                      <text:p text:style-name="P10"><text:a xlink:type="simple" xlink:href="#primm" office:name=""><text:span text:style-name="Definition">PRIMM</text:span></text:a></text:p>
                    </text:list-item>
                  </text:list>
                </text:list-item>
                <text:list-item>
                  <text:p text:style-name="P9"><text:a xlink:type="simple" xlink:href="#use-modify-create" office:name=""><text:span text:style-name="Definition">Use Modify Create</text:span></text:a></text:p>
                </text:list-item>
                <text:list-item>
                  <text:p text:style-name="P9"><text:a xlink:type="simple" xlink:href="#microworlds" office:name=""><text:span text:style-name="Definition">Microworlds</text:span></text:a></text:p>
                  <text:list text:style-name="L11">
                    <text:list-item>
                      <text:p text:style-name="P11"><text:a xlink:type="simple" xlink:href="#microworlds-as-an-embodiment-of-umc-and-other-constructionist-design-principles" office:name=""><text:span text:style-name="Definition">Microworlds as an embodiment of UMC and other constructionist design principles</text:span></text:a></text:p>
                    </text:list-item>
                    <text:list-item>
                      <text:p text:style-name="P11"><text:a xlink:type="simple" xlink:href="#half-baked-games-as-microworlds" office:name=""><text:span text:style-name="Definition">Half-baked games as Microworlds</text:span></text:a></text:p>
                    </text:list-item>
                  </text:list>
                </text:list-item>
                <text:list-item>
                  <text:p text:style-name="P9"><text:a xlink:type="simple" xlink:href="#pair-programming-socialcollaborative-coding" office:name=""><text:span text:style-name="Definition">Pair programming &amp; social/collaborative coding</text:span></text:a></text:p>
                </text:list-item>
                <text:list-item>
                  <text:p text:style-name="P9"><text:a xlink:type="simple" xlink:href="#design-steps-frameworks-via-stages" office:name=""><text:span text:style-name="Definition">Design steps frameworks via stages</text:span></text:a></text:p>
                </text:list-item>
                <text:list-item>
                  <text:p text:style-name="P9"><text:a xlink:type="simple" xlink:href="#design-patterns" office:name=""><text:span text:style-name="Definition">Design patterns</text:span></text:a></text:p>
                  <text:list text:style-name="L12">
                    <text:list-item>
                      <text:p text:style-name="P12"><text:a xlink:type="simple" xlink:href="#gameplay-design-patterns" office:name=""><text:span text:style-name="Definition">Game(play) design patterns</text:span></text:a></text:p>
                    </text:list-item>
                  </text:list>
                </text:list-item>
              </text:list>
            </text:list-item>
            <text:list-item>
              <text:p text:style-name="P2"><text:a xlink:type="simple" xlink:href="#existing-responses-to-challenges" office:name=""><text:span text:style-name="Definition">Existing responses to challenges</text:span></text:a></text:p>
              <text:list text:style-name="L13">
                <text:list-item>
                  <text:p text:style-name="P13"><text:a xlink:type="simple" xlink:href="#digital-projects-as-an-inclusive-pedaogogy" office:name=""><text:span text:style-name="Definition">Digital projects as an inclusive pedaogogy</text:span></text:a></text:p>
                </text:list-item>
                <text:list-item>
                  <text:p text:style-name="P13"><text:a xlink:type="simple" xlink:href="#resource-provision-and-cpd" office:name=""><text:span text:style-name="Definition">Resource provision and CPD</text:span></text:a></text:p>
                  <text:list text:style-name="L14">
                    <text:list-item>
                      <text:p text:style-name="P14"><text:a xlink:type="simple" xlink:href="#computing-at-schools" office:name=""><text:span text:style-name="Definition">Computing at schools</text:span></text:a></text:p>
                    </text:list-item>
                  </text:list>
                </text:list-item>
                <text:list-item>
                  <text:p text:style-name="P13"><text:a xlink:type="simple" xlink:href="#open-source-online-responses-to-the-challenge" office:name=""><text:span text:style-name="Definition">Open source, online responses to the challenge</text:span></text:a></text:p>
                  <text:list text:style-name="L15">
                    <text:list-item>
                      <text:p text:style-name="P15"><text:a xlink:type="simple" xlink:href="#mozilla-an-open-source-toolset" office:name=""><text:span text:style-name="Definition">Mozilla, an open source toolset</text:span></text:a></text:p>
                    </text:list-item>
                  </text:list>
                </text:list-item>
                <text:list-item>
                  <text:p text:style-name="P13"><text:a xlink:type="simple" xlink:href="#grass-roots-community-responses" office:name=""><text:span text:style-name="Definition">Grass Roots community responses</text:span></text:a></text:p>
                  <text:list text:style-name="L16">
                    <text:list-item>
                      <text:p text:style-name="P16"><text:a xlink:type="simple" xlink:href="#code-club-coder-dojo-and-raspberry-jam---a-community-responses-to-the-needs-of-informal" office:name=""><text:span text:style-name="Definition">Code Club, Coder Dojo and Raspberry Jam - a community responses to the needs of informal</text:span></text:a></text:p>
                    </text:list-item>
                  </text:list>
                </text:list-item>
              </text:list>
            </text:list-item>
            <text:list-item>
              <text:p text:style-name="P2"><text:a xlink:type="simple" xlink:href="#conclusion" office:name=""><text:span text:style-name="Definition">Conclusion</text:span></text:a></text:p>
              <text:list text:style-name="L17">
                <text:list-item>
                  <text:p text:style-name="P17"><text:a xlink:type="simple" xlink:href="#synthesis-of-chapter-discussion" office:name=""><text:span text:style-name="Definition">Synthesis of chapter / discussion</text:span></text:a></text:p>
                </text:list-item>
                <text:list-item>
                  <text:p text:style-name="P17"><text:a xlink:type="simple" xlink:href="#the-problem-statement-of-the-thesis" office:name=""><text:span text:style-name="Definition">The problem statement of the thesis</text:span></text:a></text:p>
                </text:list-item>
                <text:list-item>
                  <text:p text:style-name="P17"><text:a xlink:type="simple" xlink:href="#link-to-the-next-chapter" office:name=""><text:span text:style-name="Definition">Link to the next chapter</text:span></text:a></text:p>
                </text:list-item>
              </text:list>
            </text:list-item>
            <text:list-item>
              <text:p text:style-name="P2"><text:a xlink:type="simple" xlink:href="#holding-zone-for-the-chop" office:name=""><text:span text:style-name="Definition">Holding Zone / For the Chop?</text:span></text:a></text:p>
            </text:list-item>
            <text:list-item>
              <text:p text:style-name="P2"><text:a xlink:type="simple" xlink:href="#barriers-to-participation-in-game-making-practices-explored-in-contextual-settings" office:name=""><text:span text:style-name="Definition">Barriers to participation in game making practices (explored in contextual settings)</text:span></text:a></text:p>
              <text:list text:style-name="L18">
                <text:list-item>
                  <text:p text:style-name="P18"><text:a xlink:type="simple" xlink:href="#institutional-barriers---related-to-uk-school-context" office:name=""><text:span text:style-name="Definition">Institutional Barriers - related to UK School context</text:span></text:a></text:p>
                </text:list-item>
                <text:list-item>
                  <text:p text:style-name="P18"><text:a xlink:type="simple" xlink:href="#technical-barriers---difficulties-in-learning-to-program" office:name=""><text:span text:style-name="Definition">Technical Barriers - Difficulties in learning to program</text:span></text:a></text:p>
                </text:list-item>
                <text:list-item>
                  <text:p text:style-name="P18"><text:a xlink:type="simple" xlink:href="#cultural-identity-barriers-to-participation-in" office:name=""><text:span text:style-name="Definition">Cultural / Identity barriers to participation in …</text:span></text:a></text:p>
                  <text:list text:style-name="L19">
                    <text:list-item>
                      <text:p text:style-name="P19"><text:a xlink:type="simple" xlink:href="#barrier---identity-and-computer-cultures" office:name=""><text:span text:style-name="Definition">Barrier - Identity and computer cultures</text:span></text:a></text:p>
                    </text:list-item>
                  </text:list>
                </text:list-item>
                <text:list-item>
                  <text:p text:style-name="P18"><text:a xlink:type="simple" xlink:href="#barrier---unfamiliarity-with-support-practices" office:name=""><text:span text:style-name="Definition">Barrier - unfamiliarity with support practices</text:span></text:a></text:p>
                </text:list-item>
                <text:list-item>
                  <text:p text:style-name="P18"><text:a xlink:type="simple" xlink:href="#outlining-cultural-barriers-aspects-of-game-making" office:name=""><text:span text:style-name="Definition">Outlining cultural barriers / aspects of game making</text:span></text:a></text:p>
                </text:list-item>
              </text:list>
            </text:list-item>
            <text:list-item>
              <text:p text:style-name="P2"><text:a xlink:type="simple" xlink:href="#game-making-and-coding-and-in-schools-and-formal-education" office:name=""><text:span text:style-name="Definition">Game making and coding and in schools and formal education</text:span></text:a></text:p>
              <text:list text:style-name="L20">
                <text:list-item>
                  <text:p text:style-name="P20"><text:a xlink:type="simple" xlink:href="#coding-and-computing-as-a-school-subject-in-the-uk" office:name=""><text:span text:style-name="Definition">Coding and Computing as a School Subject in the UK</text:span></text:a></text:p>
                </text:list-item>
              </text:list>
            </text:list-item>
            <text:list-item>
              <text:p text:style-name="P2"><text:a xlink:type="simple" xlink:href="#context-of-game-making-and-wider-digital-making-and-culture-home-and-informal-settings" office:name=""><text:span text:style-name="Definition">Context of game making and wider digital making and culture home and informal settings</text:span></text:a></text:p>
              <text:list text:style-name="L21">
                <text:list-item>
                  <text:p text:style-name="P21"><text:a xlink:type="simple" xlink:href="#on-games-as-a-home-and-informal-culture" office:name=""><text:span text:style-name="Definition">On games as a home and informal culture</text:span></text:a></text:p>
                </text:list-item>
                <text:list-item>
                  <text:p text:style-name="P21"><text:a xlink:type="simple" xlink:href="#context-of-home-education-and-family-learning" office:name=""><text:span text:style-name="Definition">Context of Home Education and family learning</text:span></text:a></text:p>
                </text:list-item>
              </text:list>
            </text:list-item>
            <text:list-item>
              <text:p text:style-name="P2"><text:a xlink:type="simple" xlink:href="#game-making-and-maker-culture-in-non-formal-learning-contexts-and-third-spaces" office:name=""><text:span text:style-name="Definition">Game making and maker culture in non-formal learning contexts and third spaces</text:span></text:a></text:p>
              <text:list text:style-name="L22">
                <text:list-item>
                  <text:p text:style-name="P22"><text:a xlink:type="simple" xlink:href="#physical-spaces-which-suit-non-formal-approaches" office:name=""><text:span text:style-name="Definition">Physical spaces which suit non-formal approaches</text:span></text:a></text:p>
                  <text:list text:style-name="L23">
                    <text:list-item>
                      <text:p text:style-name="P23"><text:a xlink:type="simple" xlink:href="#an-area-of-tension-to-address---limited-leaner-choice-in-process-if-driven-by-curriculum." office:name=""><text:span text:style-name="Definition">An area of tension to address - limited leaner choice in process if driven by curriculum.</text:span></text:a></text:p>
                    </text:list-item>
                  </text:list>
                </text:list-item>
                <text:list-item>
                  <text:p text:style-name="P22"><text:a xlink:type="simple" xlink:href="#sketchy-pedagogies" office:name=""><text:span text:style-name="Definition">Sketchy pedagogies</text:span></text:a></text:p>
                </text:list-item>
                <text:list-item>
                  <text:p text:style-name="P22"><text:a xlink:type="simple" xlink:href="#funds-of-knowledge-and-third-space" office:name=""><text:span text:style-name="Definition">Funds of knowledge and third space</text:span></text:a></text:p>
                </text:list-item>
                <text:list-item>
                  <text:p text:style-name="P22"><text:a xlink:type="simple" xlink:href="#third-spaces-and-the-context-of-this-study" office:name=""><text:span text:style-name="Definition">Third spaces and the context of this study</text:span></text:a></text:p>
                </text:list-item>
                <text:list-item>
                  <text:p text:style-name="P22"><text:a xlink:type="simple" xlink:href="#game-making-as-a-fund-of-knowledge" office:name=""><text:span text:style-name="Definition">Game making as a fund of knowledge</text:span></text:a></text:p>
                  <text:list text:style-name="L24">
                    <text:list-item>
                      <text:p text:style-name="P24"><text:a xlink:type="simple" xlink:href="#play-circles-and-moe-as-a-third-space" office:name=""><text:span text:style-name="Definition">Play circles and MOE as a third space</text:span></text:a></text:p>
                    </text:list-item>
                  </text:list>
                </text:list-item>
                <text:list-item>
                  <text:p text:style-name="P22"><text:a xlink:type="simple" xlink:href="#work-in-non-formal-settings-drawing-on-home-interests" office:name=""><text:span text:style-name="Definition">Work in non-formal settings drawing on home interests</text:span></text:a></text:p>
                </text:list-item>
                <text:list-item>
                  <text:p text:style-name="P22"><text:a xlink:type="simple" xlink:href="#mozilla---teach-the-web-as-context-and-community" office:name=""><text:span text:style-name="Definition">Mozilla - Teach the Web as context and community</text:span></text:a></text:p>
                </text:list-item>
                <text:list-item>
                  <text:p text:style-name="P22"><text:a xlink:type="simple" xlink:href="#authentic-web-technology-code-playgrounds" office:name=""><text:span text:style-name="Definition">Authentic web technology &amp; Code playgrounds</text:span></text:a></text:p>
                  <text:list text:style-name="L25">
                    <text:list-item>
                      <text:p text:style-name="P25"><text:a xlink:type="simple" xlink:href="#code-playgrounds---too-specific-move-or-summarise-and-merge-up" office:name=""><text:span text:style-name="Definition">Code playgrounds - TOO SPECIFIC? MOVE OR SUMMARISE AND MERGE UP</text:span></text:a></text:p>
                    </text:list-item>
                  </text:list>
                </text:list-item>
                <text:list-item>
                  <text:p text:style-name="P22"><text:a xlink:type="simple" xlink:href="#mantle-of-the-expert---processes-drama-used-in-teaching-technology" office:name=""><text:span text:style-name="Definition">Mantle of the Expert - processes drama used in teaching technology</text:span></text:a></text:p>
                </text:list-item>
                <text:list-item>
                  <text:p text:style-name="P22"><text:a xlink:type="simple" xlink:href="#situating-computational-thinking-within-curricular-concerns" office:name=""><text:span text:style-name="Definition">Situating Computational thinking within curricular concerns</text:span></text:a></text:p>
                </text:list-item>
                <text:list-item>
                  <text:p text:style-name="P22"><text:a xlink:type="simple" xlink:href="#studies-exploring-ct-as-an-pedagogical-framework-to-support-learning-computer-coding" office:name=""><text:span text:style-name="Definition">Studies exploring CT as an pedagogical framework to support learning computer coding</text:span></text:a></text:p>
                </text:list-item>
              </text:list>
            </text:list-item>
            <text:list-item>
              <text:p text:style-name="P2"><text:a xlink:type="simple" xlink:href="#to-perhaps-add-to-lit-review" office:name=""><text:span text:style-name="Definition">To perhaps add to Lit REVIEW</text:span></text:a></text:p>
              <text:list text:style-name="L26">
                <text:list-item>
                  <text:p text:style-name="P26"><text:a xlink:type="simple" xlink:href="#game-making-studies-addressing-gender-and-race" office:name=""><text:span text:style-name="Definition">Game making studies addressing gender and race</text:span></text:a></text:p>
                </text:list-item>
              </text:list>
            </text:list-item>
            <text:list-item>
              <text:p text:style-name="P2"><text:a xlink:type="simple" xlink:href="#project-based-learning-pbl" office:name=""><text:span text:style-name="Definition">Project Based Learning (PBL)</text:span></text:a></text:p>
              <text:list text:style-name="L27">
                <text:list-item>
                  <text:p text:style-name="P27"><text:a xlink:type="simple" xlink:href="#project-based-learning-as-an-inclusive-pedagogy" office:name=""><text:span text:style-name="Definition">Project Based Learning as an inclusive pedagogy</text:span></text:a></text:p>
                </text:list-item>
                <text:list-item>
                  <text:p text:style-name="P27"><text:a xlink:type="simple" xlink:href="#complications-with-project-based-learning" office:name=""><text:span text:style-name="Definition">Complications with Project Based Learning</text:span></text:a></text:p>
                </text:list-item>
                <text:list-item>
                  <text:p text:style-name="P27"><text:a xlink:type="simple" xlink:href="#game-making-and-project-problem-based-learning" office:name=""><text:span text:style-name="Definition">Game making and Project / Problem Based Learning</text:span></text:a></text:p>
                </text:list-item>
                <text:list-item>
                  <text:p text:style-name="P27"><text:a xlink:type="simple" xlink:href="#pbl-and-authenticity-in-the-domain-of-teaching-programming" office:name=""><text:span text:style-name="Definition">PBL and Authenticity in the domain of teaching programming</text:span></text:a></text:p>
                </text:list-item>
                <text:list-item>
                  <text:p text:style-name="P27"><text:a xlink:type="simple" xlink:href="#issues-of-inclusion-and-pbl-addressed-through-udl-principles" office:name=""><text:span text:style-name="Definition">Issues of Inclusion and PBL addressed through UDL principles</text:span></text:a></text:p>
                </text:list-item>
                <text:list-item>
                  <text:p text:style-name="P27"><text:a xlink:type="simple" xlink:href="#mda-and-conceptual-game-elements-framework" office:name=""><text:span text:style-name="Definition">MDA and conceptual game elements framework</text:span></text:a></text:p>
                </text:list-item>
              </text:list>
            </text:list-item>
            <text:list-item>
              <text:p text:style-name="P2"><text:a xlink:type="simple" xlink:href="#synthesis-of-chapter-discussion---previous-version" office:name=""><text:span text:style-name="Definition">Synthesis of chapter / discussion - PREVIOUS VERSION</text:span></text:a></text:p>
              <text:list text:style-name="L28">
                <text:list-item>
                  <text:p text:style-name="P28"><text:a xlink:type="simple" xlink:href="#problematising-distinctions-between-instruction-based-tutorials-and-unguided-approaches---towards-guided-participation---for-discussion" office:name=""><text:span text:style-name="Definition">Problematising distinctions between instruction-based tutorials and unguided approaches - towards guided participation - FOR DISCUSSION</text:span></text:a></text:p>
                </text:list-item>
                <text:list-item>
                  <text:p text:style-name="P28"><text:a xlink:type="simple" xlink:href="#deficit-of-cultural-processes-appropriate-frameworks-to-support-community-based-coding-for-beginners" office:name=""><text:span text:style-name="Definition">Deficit of cultural processes &amp; appropriate frameworks to support community-based coding for beginners</text:span></text:a></text:p>
                  <text:list text:style-name="L29">
                    <text:list-item>
                      <text:p text:style-name="P29"><text:a xlink:type="simple" xlink:href="#supporting-roles-and-social-practices-to-support-learners" office:name=""><text:span text:style-name="Definition">Supporting roles and social practices to support learners</text:span></text:a></text:p>
                    </text:list-item>
                  </text:list>
                </text:list-item>
                <text:list-item>
                  <text:p text:style-name="P28"><text:a xlink:type="simple" xlink:href="#tensions-surrounding-authenticity-of-tool-use" office:name=""><text:span text:style-name="Definition">Tensions surrounding authenticity of tool use</text:span></text:a></text:p>
                </text:list-item>
                <text:list-item>
                  <text:p text:style-name="P28"><text:a xlink:type="simple" xlink:href="#sythetis-of-current-responses-to-challenges-presented---move-later" office:name=""><text:span text:style-name="Definition">Sythetis of current Responses to challenges presented - MOVE LATER?</text:span></text:a></text:p>
                </text:list-item>
                <text:list-item>
                  <text:p text:style-name="P28"><text:a xlink:type="simple" xlink:href="#synthesis-and-analysis-of-models-of-responses-to-address-the-problem" office:name=""><text:span text:style-name="Definition">Synthesis and analysis of models of responses to address the problem</text:span></text:a></text:p>
                  <text:list text:style-name="L30">
                    <text:list-item>
                      <text:p text:style-name="P30"><text:a xlink:type="simple" xlink:href="#financial-challenges" office:name=""><text:span text:style-name="Definition">Financial challenges</text:span></text:a></text:p>
                    </text:list-item>
                  </text:list>
                </text:list-item>
                <text:list-item>
                  <text:p text:style-name="P28"><text:a xlink:type="simple" xlink:href="#removed" office:name=""><text:span text:style-name="Definition">Removed</text:span></text:a></text:p>
                </text:list-item>
              </text:list>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31">
        <text:list-item>
          <text:p text:style-name="P31">What contradictions arose in participation in this research’s game coding processes and what pedagogical tools and processes are available to address these contradictions?</text:p>
        </text:list-item>
        <text:list-item>
          <text:p text:style-name="P31">How can game design patterns support the development of computational fluency in novices?</text:p>
        </text:list-item>
        <text:list-item>
          <text:p text:style-name="P31">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undertakes a review of the literature around key areas relevant to situating and providing contextual information to answer the research questions of this study. To do this it explores several broad themes on inquiry. Firstly, as its dominance in this domain, I examine the findings of research and reviews in the areas of constructionist approach to game making. Following this, I focus in particular characteristics of relevant settings for game making, focusing in particular on the barriers to participation to game making. This literature review then explores key pedagogies of game making, and digital making where relevant. One key pedagogy addressed is the use of game design patterns. Here I assess the current potential explored in studies and highlight existing gaps in the current research, particularly in the area of developing notice coding practices. This aspect of the review supports the proposed problem statement of this thesis that game making processes in both formal and informal settings can benefit from more research involving novel pedagogies.</text:p>
      <text:p text:style-name="Text_20_body">My final research questions involves the development of agency. This focus guides both the way in which I review current research on game making pedagogies, and how I describe current responses to current limits to the potential of game making in the final part of the chapter. I conclude by noting that the exploration of agency continues as part of Chapter 3 which outlines the the theoretical framework of the study.</text:p>
      <text:h text:style-name="Heading_20_2" text:outline-level="2"><text:bookmark-start text:name="a-summary-of-research-and-reviews-of-game-making-from-a-constructionist-framework"/>A summary of research and reviews of game making from a constructionist framework<text:bookmark-end text:name="a-summary-of-research-and-reviews-of-game-making-from-a-constructionist-framework"/></text:h>
      <text:p text:style-name="First_20_paragraph">There are several notable reviews of spanning broad motivations and impact of making games for learning <text:reference-mark-start text:name="ZOTERO_ITEM CSL_CITATION {&quot;citationID&quot;:&quot;kuuxfith&quot;,&quot;properties&quot;:{&quot;formattedCitation&quot;:&quot;[@denner_does_2019; @earp_game_2015; @hayes_making_2008; @kafai_constructionist_2015-1]&quot;,&quot;noteIndex&quot;:0},&quot;schema&quot;:&quot;https://github.com/citation-style-language/schema/raw/master/csl-citation.json&quot;,&quot;citationItems&quot;:[{&quot;uris&quot;:[&quot;http://zotero.org/users/1913249/items/5GJGG89A&quot;],&quot;uri&quot;:[&quot;http://zotero.org/users/1913249/items/5GJGG89A&quot;],&quot;itemData&quot;:{&quot;issue&quot;:&quot;3&quot;,&quot;citation-key&quot;:&quot;denner_does_2019&quot;,&quot;URL&quot;:&quot;https://dl.acm.org/doi/10.1145/3277565&quot;,&quot;source&quot;:&quot;DOI.org (Crossref)&quot;,&quot;ISSN&quot;:&quot;1946-6226&quot;,&quot;DOI&quot;:&quot;10.1145/3277565&quot;,&quot;container-title&quot;:&quot;ACM Transactions on Computing Education&quot;,&quot;page&quot;:&quot;1-35&quot;,&quot;accessed&quot;:{&quot;date-parts&quot;:[[&quot;2022&quot;,1,30]]},&quot;container-title-short&quot;:&quot;ACM Trans. Comput. Educ.&quot;,&quot;issued&quot;:{&quot;date-parts&quot;:[[&quot;2019&quot;,6,28]]},&quot;volume&quot;:&quot;19&quot;,&quot;title-short&quot;:&quot;Does Computer Game Design and Programming Benefit Children?&quot;,&quot;id&quot;:&quot;denner_does_2019&quot;,&quot;type&quot;:&quot;article-journal&quot;,&quot;language&quot;:&quot;en&quot;,&quot;title&quot;:&quot;Does Computer Game Design and Programming Benefit Children? A Meta-Synthesis of Research&quot;,&quot;author&quot;:[{&quot;family&quot;:&quot;Denner&quot;,&quot;given&quot;:&quot;Jill&quot;},{&quot;family&quot;:&quot;Campe&quot;,&quot;given&quot;:&quot;Shannon&quot;},{&quot;family&quot;:&quot;Werner&quot;,&quot;given&quot;:&quot;Lind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suffix&quot;:&quot;&quot;,&quot;prefix&quot;:&quot;&quot;,&quot;id&quot;:3934},{&quot;uris&quot;:[&quot;http://zotero.org/users/1913249/items/GF2XMQBJ&quot;],&quot;uri&quot;:[&quot;http://zotero.org/users/1913249/items/GF2XMQBJ&quot;],&quot;itemData&quot;:{&quot;citation-key&quot;:&quot;earp_game_2015&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short&quot;:&quot;Game Making for Learning&quot;,&quot;id&quot;:&quot;earp_game_2015&quot;,&quot;type&quot;:&quot;paper-conference&quot;,&quot;issued&quot;:{&quot;date-parts&quot;:[[&quot;2015&quot;,11,17]]},&quot;title&quot;:&quot;Game Making for Learning: A Systematic Review of the Research Literature&quot;,&quot;author&quot;:[{&quot;family&quot;:&quot;Earp&quot;,&quot;given&quot;:&quot;Jeffrey&quot;}],&quot;source&quot;:&quot;ResearchGate&quot;},&quot;suffix&quot;:&quot;&quot;,&quot;prefix&quot;:&quot;&quot;,&quot;id&quot;:283},{&quot;uris&quot;:[&quot;http://zotero.org/users/1913249/items/TN54K9Y3&quot;],&quot;uri&quot;:[&quot;http://zotero.org/users/1913249/items/TN54K9Y3&quot;],&quot;itemData&quot;:{&quot;issue&quot;:&quot;3-4&quot;,&quot;citation-key&quot;:&quot;hayes_making_2008&quot;,&quot;URL&quot;:&quot;http://journals.sagepub.com/doi/10.1177/1555412008317312&quot;,&quot;source&quot;:&quot;Crossref&quot;,&quot;ISSN&quot;:&quot;1555-4120, 1555-4139&quot;,&quot;DOI&quot;:&quot;10.1177/1555412008317312&quot;,&quot;container-title&quot;:&quot;Games and Culture&quot;,&quot;page&quot;:&quot;309-332&quot;,&quot;accessed&quot;:{&quot;date-parts&quot;:[[&quot;2018&quot;,4,21]]},&quot;issued&quot;:{&quot;date-parts&quot;:[[&quot;2008&quot;,7]]},&quot;title-short&quot;:&quot;Making Computer Games and Design Thinking&quot;,&quot;id&quot;:&quot;hayes_making_2008&quot;,&quot;volume&quot;:&quot;3&quot;,&quot;type&quot;:&quot;article-journal&quot;,&quot;language&quot;:&quot;en&quot;,&quot;author&quot;:[{&quot;family&quot;:&quot;Hayes&quot;,&quot;given&quot;:&quot;Elisabeth R.&quot;},{&quot;family&quot;:&quot;Games&quot;,&quot;given&quot;:&quot;Ivan Alex&quot;}],&quot;title&quot;:&quot;Making Computer Games and Design Thinking: A Review of Current Software and Strategies&quot;},&quot;suffix&quot;:&quot;&quot;,&quot;prefix&quot;:&quot;&quot;,&quot;id&quot;:281},{&quot;uris&quot;:[&quot;http://zotero.org/users/1913249/items/Q7JCMQ3N&quot;],&quot;uri&quot;:[&quot;http://zotero.org/users/1913249/items/Q7JCMQ3N&quot;],&quot;itemData&quot;:{&quot;issue&quot;:&quot;4&quot;,&quot;citation-key&quot;:&quot;kafai_constructionist_2015-1&quot;,&quot;PMID&quot;:&quot;27019536&quot;,&quot;source&quot;:&quot;PubMed Central&quot;,&quot;ISSN&quot;:&quot;0046-1520&quot;,&quot;DOI&quot;:&quot;10.1080/00461520.2015.1124022&quot;,&quot;container-title&quot;:&quot;Educational Psychologist&quot;,&quot;page&quot;:&quot;313-334&quot;,&quot;accessed&quot;:{&quot;date-parts&quot;:[[&quot;2017&quot;,10,16]]},&quot;container-title-short&quot;:&quot;Educ Psychol&quot;,&quot;PMCID&quot;:&quot;PMC4784508&quot;,&quot;issued&quot;:{&quot;date-parts&quot;:[[&quot;2015&quot;]]},&quot;volume&quot;:&quot;50&quot;,&quot;title-short&quot;:&quot;Constructionist gaming&quot;,&quot;id&quot;:&quot;kafai_constructionist_2015-1&quot;,&quot;URL&quot;:&quot;https://www.ncbi.nlm.nih.gov/pmc/articles/PMC4784508/&quot;,&quot;type&quot;:&quot;article-journal&quot;,&quot;title&quot;:&quot;Constructionist gaming: understanding the benefits of making games for learning&quot;,&quot;author&quot;:[{&quot;family&quot;:&quot;Kafai&quot;,&quot;given&quot;:&quot;Yasmin&quot;},{&quot;family&quot;:&quot;Burke&quot;,&quot;given&quot;:&quot;Quinn&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uffix&quot;:&quot;&quot;,&quot;prefix&quot;:&quot;&quot;,&quot;id&quot;:3761}]} RNDomqjnyxqsd"/>&lt;Do Zotero Refresh: [@denner_does_2019; @earp_game_2015; @hayes_making_2008; @kafai_constructionist_2015-1]&gt;<text:reference-mark-end text:name="ZOTERO_ITEM CSL_CITATION {&quot;citationID&quot;:&quot;kuuxfith&quot;,&quot;properties&quot;:{&quot;formattedCitation&quot;:&quot;[@denner_does_2019; @earp_game_2015; @hayes_making_2008; @kafai_constructionist_2015-1]&quot;,&quot;noteIndex&quot;:0},&quot;schema&quot;:&quot;https://github.com/citation-style-language/schema/raw/master/csl-citation.json&quot;,&quot;citationItems&quot;:[{&quot;uris&quot;:[&quot;http://zotero.org/users/1913249/items/5GJGG89A&quot;],&quot;uri&quot;:[&quot;http://zotero.org/users/1913249/items/5GJGG89A&quot;],&quot;itemData&quot;:{&quot;issue&quot;:&quot;3&quot;,&quot;citation-key&quot;:&quot;denner_does_2019&quot;,&quot;URL&quot;:&quot;https://dl.acm.org/doi/10.1145/3277565&quot;,&quot;source&quot;:&quot;DOI.org (Crossref)&quot;,&quot;ISSN&quot;:&quot;1946-6226&quot;,&quot;DOI&quot;:&quot;10.1145/3277565&quot;,&quot;container-title&quot;:&quot;ACM Transactions on Computing Education&quot;,&quot;page&quot;:&quot;1-35&quot;,&quot;accessed&quot;:{&quot;date-parts&quot;:[[&quot;2022&quot;,1,30]]},&quot;container-title-short&quot;:&quot;ACM Trans. Comput. Educ.&quot;,&quot;issued&quot;:{&quot;date-parts&quot;:[[&quot;2019&quot;,6,28]]},&quot;volume&quot;:&quot;19&quot;,&quot;title-short&quot;:&quot;Does Computer Game Design and Programming Benefit Children?&quot;,&quot;id&quot;:&quot;denner_does_2019&quot;,&quot;type&quot;:&quot;article-journal&quot;,&quot;language&quot;:&quot;en&quot;,&quot;title&quot;:&quot;Does Computer Game Design and Programming Benefit Children? A Meta-Synthesis of Research&quot;,&quot;author&quot;:[{&quot;family&quot;:&quot;Denner&quot;,&quot;given&quot;:&quot;Jill&quot;},{&quot;family&quot;:&quot;Campe&quot;,&quot;given&quot;:&quot;Shannon&quot;},{&quot;family&quot;:&quot;Werner&quot;,&quot;given&quot;:&quot;Lind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suffix&quot;:&quot;&quot;,&quot;prefix&quot;:&quot;&quot;,&quot;id&quot;:3934},{&quot;uris&quot;:[&quot;http://zotero.org/users/1913249/items/GF2XMQBJ&quot;],&quot;uri&quot;:[&quot;http://zotero.org/users/1913249/items/GF2XMQBJ&quot;],&quot;itemData&quot;:{&quot;citation-key&quot;:&quot;earp_game_2015&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title-short&quot;:&quot;Game Making for Learning&quot;,&quot;id&quot;:&quot;earp_game_2015&quot;,&quot;type&quot;:&quot;paper-conference&quot;,&quot;issued&quot;:{&quot;date-parts&quot;:[[&quot;2015&quot;,11,17]]},&quot;title&quot;:&quot;Game Making for Learning: A Systematic Review of the Research Literature&quot;,&quot;author&quot;:[{&quot;family&quot;:&quot;Earp&quot;,&quot;given&quot;:&quot;Jeffrey&quot;}],&quot;source&quot;:&quot;ResearchGate&quot;},&quot;suffix&quot;:&quot;&quot;,&quot;prefix&quot;:&quot;&quot;,&quot;id&quot;:283},{&quot;uris&quot;:[&quot;http://zotero.org/users/1913249/items/TN54K9Y3&quot;],&quot;uri&quot;:[&quot;http://zotero.org/users/1913249/items/TN54K9Y3&quot;],&quot;itemData&quot;:{&quot;issue&quot;:&quot;3-4&quot;,&quot;citation-key&quot;:&quot;hayes_making_2008&quot;,&quot;URL&quot;:&quot;http://journals.sagepub.com/doi/10.1177/1555412008317312&quot;,&quot;source&quot;:&quot;Crossref&quot;,&quot;ISSN&quot;:&quot;1555-4120, 1555-4139&quot;,&quot;DOI&quot;:&quot;10.1177/1555412008317312&quot;,&quot;container-title&quot;:&quot;Games and Culture&quot;,&quot;page&quot;:&quot;309-332&quot;,&quot;accessed&quot;:{&quot;date-parts&quot;:[[&quot;2018&quot;,4,21]]},&quot;issued&quot;:{&quot;date-parts&quot;:[[&quot;2008&quot;,7]]},&quot;title-short&quot;:&quot;Making Computer Games and Design Thinking&quot;,&quot;id&quot;:&quot;hayes_making_2008&quot;,&quot;volume&quot;:&quot;3&quot;,&quot;type&quot;:&quot;article-journal&quot;,&quot;language&quot;:&quot;en&quot;,&quot;author&quot;:[{&quot;family&quot;:&quot;Hayes&quot;,&quot;given&quot;:&quot;Elisabeth R.&quot;},{&quot;family&quot;:&quot;Games&quot;,&quot;given&quot;:&quot;Ivan Alex&quot;}],&quot;title&quot;:&quot;Making Computer Games and Design Thinking: A Review of Current Software and Strategies&quot;},&quot;suffix&quot;:&quot;&quot;,&quot;prefix&quot;:&quot;&quot;,&quot;id&quot;:281},{&quot;uris&quot;:[&quot;http://zotero.org/users/1913249/items/Q7JCMQ3N&quot;],&quot;uri&quot;:[&quot;http://zotero.org/users/1913249/items/Q7JCMQ3N&quot;],&quot;itemData&quot;:{&quot;issue&quot;:&quot;4&quot;,&quot;citation-key&quot;:&quot;kafai_constructionist_2015-1&quot;,&quot;PMID&quot;:&quot;27019536&quot;,&quot;source&quot;:&quot;PubMed Central&quot;,&quot;ISSN&quot;:&quot;0046-1520&quot;,&quot;DOI&quot;:&quot;10.1080/00461520.2015.1124022&quot;,&quot;container-title&quot;:&quot;Educational Psychologist&quot;,&quot;page&quot;:&quot;313-334&quot;,&quot;accessed&quot;:{&quot;date-parts&quot;:[[&quot;2017&quot;,10,16]]},&quot;container-title-short&quot;:&quot;Educ Psychol&quot;,&quot;PMCID&quot;:&quot;PMC4784508&quot;,&quot;issued&quot;:{&quot;date-parts&quot;:[[&quot;2015&quot;]]},&quot;volume&quot;:&quot;50&quot;,&quot;title-short&quot;:&quot;Constructionist gaming&quot;,&quot;id&quot;:&quot;kafai_constructionist_2015-1&quot;,&quot;URL&quot;:&quot;https://www.ncbi.nlm.nih.gov/pmc/articles/PMC4784508/&quot;,&quot;type&quot;:&quot;article-journal&quot;,&quot;title&quot;:&quot;Constructionist gaming: understanding the benefits of making games for learning&quot;,&quot;author&quot;:[{&quot;family&quot;:&quot;Kafai&quot;,&quot;given&quot;:&quot;Yasmin&quot;},{&quot;family&quot;:&quot;Burke&quot;,&quot;given&quot;:&quot;Quinn&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uffix&quot;:&quot;&quot;,&quot;prefix&quot;:&quot;&quot;,&quot;id&quot;:3761}]} RNDomqjnyxqsd"/>. Another focuses on 21st Century skills <text:reference-mark-start text:name="ZOTERO_ITEM CSL_CITATION {&quot;citationID&quot;:&quot;pagduekd&quot;,&quot;properties&quot;:{&quot;formattedCitation&quot;:&quot;[@bermingham_approaches_2013]&quot;,&quot;noteIndex&quot;:0},&quot;schema&quot;:&quot;https://github.com/citation-style-language/schema/raw/master/csl-citation.json&quot;,&quot;citationItems&quot;:[{&quot;uris&quot;:[&quot;http://zotero.org/users/1913249/items/ZZI6D7CC&quot;],&quot;uri&quot;:[&quot;http://zotero.org/users/1913249/items/ZZI6D7CC&quot;],&quot;itemData&quot;:{&quot;citation-key&quot;:&quot;bermingham_approaches_2013&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volume&quot;:&quot;1&quot;,&quot;container-title&quot;:&quot;7th European Conference on Games Based Learning, ECGBL 2013&quot;,&quot;id&quot;:&quot;bermingham_approaches_2013&quot;,&quot;type&quot;:&quot;paper-conference&quot;,&quot;issued&quot;:{&quot;date-parts&quot;:[[&quot;2013&quot;,10,3]]},&quot;title&quot;:&quot;Approaches to Collaborative Game-Making for Fostering 21st Century Skills&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source&quot;:&quot;ResearchGate&quot;},&quot;suffix&quot;:&quot;&quot;,&quot;prefix&quot;:&quot;&quot;,&quot;id&quot;:2927}]} RNDczfnvphqnm"/>&lt;Do Zotero Refresh: [@bermingham_approaches_2013]&gt;<text:reference-mark-end text:name="ZOTERO_ITEM CSL_CITATION {&quot;citationID&quot;:&quot;pagduekd&quot;,&quot;properties&quot;:{&quot;formattedCitation&quot;:&quot;[@bermingham_approaches_2013]&quot;,&quot;noteIndex&quot;:0},&quot;schema&quot;:&quot;https://github.com/citation-style-language/schema/raw/master/csl-citation.json&quot;,&quot;citationItems&quot;:[{&quot;uris&quot;:[&quot;http://zotero.org/users/1913249/items/ZZI6D7CC&quot;],&quot;uri&quot;:[&quot;http://zotero.org/users/1913249/items/ZZI6D7CC&quot;],&quot;itemData&quot;:{&quot;citation-key&quot;:&quot;bermingham_approaches_2013&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volume&quot;:&quot;1&quot;,&quot;container-title&quot;:&quot;7th European Conference on Games Based Learning, ECGBL 2013&quot;,&quot;id&quot;:&quot;bermingham_approaches_2013&quot;,&quot;type&quot;:&quot;paper-conference&quot;,&quot;issued&quot;:{&quot;date-parts&quot;:[[&quot;2013&quot;,10,3]]},&quot;title&quot;:&quot;Approaches to Collaborative Game-Making for Fostering 21st Century Skills&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source&quot;:&quot;ResearchGate&quot;},&quot;suffix&quot;:&quot;&quot;,&quot;prefix&quot;:&quot;&quot;,&quot;id&quot;:2927}]} RNDczfnvphqnm"/>. It is of value to explore the motivations of gaming making from the constructionist field as a dominant voice in this field before later exploring the limitations of this perspective.</text:p>
      <text:h text:style-name="Heading_20_3" text:outline-level="3"><text:bookmark-start text:name="motivations-and-benefits-of-constructionist-game-making"/>Motivations and benefits of (constructionist) game making<text:bookmark-end text:name="motivations-and-benefits-of-constructionist-game-making"/></text:h>
      <text:p text:style-name="First_20_paragraph">The benefits presented in Kafai and Burke’s influential review paper and linked book <text:reference-mark-start text:name="ZOTERO_ITEM CSL_CITATION {&quot;citationID&quot;:&quot;zhunukxh&quot;,&quot;properties&quot;:{&quot;formattedCitation&quot;:&quot;[@kafai_constructionist_2015-1]&quot;,&quot;noteIndex&quot;:0},&quot;schema&quot;:&quot;https://github.com/citation-style-language/schema/raw/master/csl-citation.json&quot;,&quot;citationItems&quot;:[{&quot;uris&quot;:[&quot;http://zotero.org/users/1913249/items/Q7JCMQ3N&quot;],&quot;uri&quot;:[&quot;http://zotero.org/users/1913249/items/Q7JCMQ3N&quot;],&quot;itemData&quot;:{&quot;issue&quot;:&quot;4&quot;,&quot;citation-key&quot;:&quot;kafai_constructionist_2015-1&quot;,&quot;PMID&quot;:&quot;27019536&quot;,&quot;source&quot;:&quot;PubMed Central&quot;,&quot;ISSN&quot;:&quot;0046-1520&quot;,&quot;DOI&quot;:&quot;10.1080/00461520.2015.1124022&quot;,&quot;container-title&quot;:&quot;Educational Psychologist&quot;,&quot;page&quot;:&quot;313-334&quot;,&quot;accessed&quot;:{&quot;date-parts&quot;:[[&quot;2017&quot;,10,16]]},&quot;container-title-short&quot;:&quot;Educ Psychol&quot;,&quot;PMCID&quot;:&quot;PMC4784508&quot;,&quot;issued&quot;:{&quot;date-parts&quot;:[[&quot;2015&quot;]]},&quot;volume&quot;:&quot;50&quot;,&quot;title-short&quot;:&quot;Constructionist gaming&quot;,&quot;id&quot;:&quot;kafai_constructionist_2015-1&quot;,&quot;URL&quot;:&quot;https://www.ncbi.nlm.nih.gov/pmc/articles/PMC4784508/&quot;,&quot;type&quot;:&quot;article-journal&quot;,&quot;title&quot;:&quot;Constructionist gaming: understanding the benefits of making games for learning&quot;,&quot;author&quot;:[{&quot;family&quot;:&quot;Kafai&quot;,&quot;given&quot;:&quot;Yasmin&quot;},{&quot;family&quot;:&quot;Burke&quot;,&quot;given&quot;:&quot;Quinn&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uffix&quot;:&quot;&quot;,&quot;prefix&quot;:&quot;&quot;,&quot;id&quot;:3761}]} RNDjvxbyncerx"/>&lt;Do Zotero Refresh: [@kafai_constructionist_2015-1]&gt;<text:reference-mark-end text:name="ZOTERO_ITEM CSL_CITATION {&quot;citationID&quot;:&quot;zhunukxh&quot;,&quot;properties&quot;:{&quot;formattedCitation&quot;:&quot;[@kafai_constructionist_2015-1]&quot;,&quot;noteIndex&quot;:0},&quot;schema&quot;:&quot;https://github.com/citation-style-language/schema/raw/master/csl-citation.json&quot;,&quot;citationItems&quot;:[{&quot;uris&quot;:[&quot;http://zotero.org/users/1913249/items/Q7JCMQ3N&quot;],&quot;uri&quot;:[&quot;http://zotero.org/users/1913249/items/Q7JCMQ3N&quot;],&quot;itemData&quot;:{&quot;issue&quot;:&quot;4&quot;,&quot;citation-key&quot;:&quot;kafai_constructionist_2015-1&quot;,&quot;PMID&quot;:&quot;27019536&quot;,&quot;source&quot;:&quot;PubMed Central&quot;,&quot;ISSN&quot;:&quot;0046-1520&quot;,&quot;DOI&quot;:&quot;10.1080/00461520.2015.1124022&quot;,&quot;container-title&quot;:&quot;Educational Psychologist&quot;,&quot;page&quot;:&quot;313-334&quot;,&quot;accessed&quot;:{&quot;date-parts&quot;:[[&quot;2017&quot;,10,16]]},&quot;container-title-short&quot;:&quot;Educ Psychol&quot;,&quot;PMCID&quot;:&quot;PMC4784508&quot;,&quot;issued&quot;:{&quot;date-parts&quot;:[[&quot;2015&quot;]]},&quot;volume&quot;:&quot;50&quot;,&quot;title-short&quot;:&quot;Constructionist gaming&quot;,&quot;id&quot;:&quot;kafai_constructionist_2015-1&quot;,&quot;URL&quot;:&quot;https://www.ncbi.nlm.nih.gov/pmc/articles/PMC4784508/&quot;,&quot;type&quot;:&quot;article-journal&quot;,&quot;title&quot;:&quot;Constructionist gaming: understanding the benefits of making games for learning&quot;,&quot;author&quot;:[{&quot;family&quot;:&quot;Kafai&quot;,&quot;given&quot;:&quot;Yasmin&quot;},{&quot;family&quot;:&quot;Burke&quot;,&quot;given&quot;:&quot;Quinn&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suffix&quot;:&quot;&quot;,&quot;prefix&quot;:&quot;&quot;,&quot;id&quot;:3761}]} RNDjvxbyncerx"/>. The authors synthesise 4* relevant papers, drawing on a wealth of experience in this area. Significantly, the review is structured around key areas of knowledge and skill development. The primary area involves of building subject knowledge in educational settings in particular to develop coding and computing skills and STEM subjects. Game making can also develop social skills, self-reflection, cultural awareness and a range of technical abilities that allow participation in information society: a collection commonly known as 21st Century Skills.</text:p>
      <text:p text:style-name="Text_20_body">Convincing and interesting highlights of this review are: studies on scratch community, especially in after school settings [], Robertson’s work on storytelling games, to access particpant knowledge in accessible ways, and Denner and pair programming []</text:p>
      <text:p text:style-name="Text_20_body">Thus: - Denner, girls making games, pair programming - Roberston, social coding - Kafai &amp; Roque, (&amp; 5d) home interests,</text:p>
      <text:p text:style-name="Text_20_body">As outlined earlier, the review is relatively weak when addressing and assessing pedagogies used. This is, in partly, likely emblematic of a comparatively weakness of concepts of pedagogy within the wider constructionist movement.</text:p>
      <text:p text:style-name="Text_20_body">Writing on constructionism as an educational approach often focuses on designing software tools and communites which promote an open ended, child-led approach to designing engaging and relatable objects of interest. Within this perspective, a design is advocated in general terms.</text:p>
      <text:p text:style-name="Text_20_body">Resnick <text:reference-mark-start text:name="ZOTERO_ITEM CSL_CITATION {&quot;citationID&quot;:&quot;jbalbgzx&quot;,&quot;properties&quot;:{&quot;formattedCitation&quot;:&quot;[-@resnick_scratched_2012]&quot;,&quot;noteIndex&quot;:0},&quot;schema&quot;:&quot;https://github.com/citation-style-language/schema/raw/master/csl-citation.json&quot;,&quot;citationItems&quot;:[{&quot;uris&quot;:[&quot;http://zotero.org/users/1913249/items/4VXD9NUT&quot;],&quot;suppress-author&quot;:true,&quot;uri&quot;:[&quot;http://zotero.org/users/1913249/items/4VXD9NUT&quot;],&quot;itemData&quot;:{&quot;citation-key&quot;:&quot;resnick_scratched_2012&quot;,&quot;URL&quot;:&quot;https://web.media.mit.edu/~mres/proposals/NSF-ScratchEd.pdf&quot;,&quot;issued&quot;:{&quot;date-parts&quot;:[[&quot;2012&quot;]]},&quot;id&quot;:&quot;resnick_scratched_2012&quot;,&quot;type&quot;:&quot;report&quot;,&quot;accessed&quot;:{&quot;date-parts&quot;:[[&quot;2021&quot;,7,30]]},&quot;publisher&quot;:&quot;MIT&quot;,&quot;author&quot;:[{&quot;family&quot;:&quot;Resnick&quot;,&quot;given&quot;:&quot;Mitchel&quot;}],&quot;title&quot;:&quot;ScratchEd: Working with teachers to develop design-based  approaches to the cultivation of computational thinking&quot;},&quot;suffix&quot;:&quot;&quot;,&quot;prefix&quot;:&quot;&quot;,&quot;id&quot;:3961}]} RNDwgojtnrnbl"/>&lt;Do Zotero Refresh: [-@resnick_scratched_2012]&gt;<text:reference-mark-end text:name="ZOTERO_ITEM CSL_CITATION {&quot;citationID&quot;:&quot;jbalbgzx&quot;,&quot;properties&quot;:{&quot;formattedCitation&quot;:&quot;[-@resnick_scratched_2012]&quot;,&quot;noteIndex&quot;:0},&quot;schema&quot;:&quot;https://github.com/citation-style-language/schema/raw/master/csl-citation.json&quot;,&quot;citationItems&quot;:[{&quot;uris&quot;:[&quot;http://zotero.org/users/1913249/items/4VXD9NUT&quot;],&quot;suppress-author&quot;:true,&quot;uri&quot;:[&quot;http://zotero.org/users/1913249/items/4VXD9NUT&quot;],&quot;itemData&quot;:{&quot;citation-key&quot;:&quot;resnick_scratched_2012&quot;,&quot;URL&quot;:&quot;https://web.media.mit.edu/~mres/proposals/NSF-ScratchEd.pdf&quot;,&quot;issued&quot;:{&quot;date-parts&quot;:[[&quot;2012&quot;]]},&quot;id&quot;:&quot;resnick_scratched_2012&quot;,&quot;type&quot;:&quot;report&quot;,&quot;accessed&quot;:{&quot;date-parts&quot;:[[&quot;2021&quot;,7,30]]},&quot;publisher&quot;:&quot;MIT&quot;,&quot;author&quot;:[{&quot;family&quot;:&quot;Resnick&quot;,&quot;given&quot;:&quot;Mitchel&quot;}],&quot;title&quot;:&quot;ScratchEd: Working with teachers to develop design-based  approaches to the cultivation of computational thinking&quot;},&quot;suffix&quot;:&quot;&quot;,&quot;prefix&quot;:&quot;&quot;,&quot;id&quot;:3961}]} RNDwgojtnrnbl"/>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 To illustrate this design-based approach Resnick advocates a <text:span text:style-name="T1">creative cycle model</text:span> <text:reference-mark-start text:name="ZOTERO_ITEM CSL_CITATION {&quot;citationID&quot;:&quot;yyshtqjr&quot;,&quot;properties&quot;:{&quot;formattedCitation&quot;:&quot;[@resnick_lifelong_2017]&quot;,&quot;noteIndex&quot;:0},&quot;schema&quot;:&quot;https://github.com/citation-style-language/schema/raw/master/csl-citation.json&quot;,&quot;citationItems&quot;:[{&quot;uris&quot;:[&quot;http://zotero.org/users/1913249/items/QBMDH4UX&quot;],&quot;uri&quot;:[&quot;http://zotero.org/users/1913249/items/QBMDH4UX&quot;],&quot;itemData&quot;:{&quot;type&quot;:&quot;book&quot;,&quot;event-place&quot;:&quot;Cambridge, Massachusetts&quot;,&quot;citation-key&quot;:&quot;resnick_lifelong_2017&quot;,&quot;title&quot;:&quot;Lifelong Kindergarten: Cultivating Creativity Through Projects, Passion, Peers, and Play&quot;,&quot;contributor&quot;:[{&quot;family&quot;:&quot;Robinson&quot;,&quot;given&quot;:&quot;Ken&quot;}],&quot;source&quot;:&quot;Amazon&quot;,&quot;ISBN&quot;:&quot;978-0-262-03729-7&quot;,&quot;publisher-place&quot;:&quot;Cambridge, Massachusetts&quot;,&quot;publisher&quot;:&quot;MIT Press&quot;,&quot;title-short&quot;:&quot;Lifelong Kindergarten&quot;,&quot;id&quot;:&quot;resnick_lifelong_2017&quot;,&quot;number-of-pages&quot;:&quot;208&quot;,&quot;issued&quot;:{&quot;date-parts&quot;:[[&quot;2017&quot;,9,29]]},&quot;language&quot;:&quot;English&quot;,&quot;author&quot;:[{&quot;family&quot;:&quot;Resnick&quot;,&quot;given&quot;:&quot;Mitchel&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suffix&quot;:&quot;&quot;,&quot;prefix&quot;:&quot;&quot;,&quot;id&quot;:86}]} RNDelwvifxjry"/>&lt;Do Zotero Refresh: [@resnick_lifelong_2017]&gt;<text:reference-mark-end text:name="ZOTERO_ITEM CSL_CITATION {&quot;citationID&quot;:&quot;yyshtqjr&quot;,&quot;properties&quot;:{&quot;formattedCitation&quot;:&quot;[@resnick_lifelong_2017]&quot;,&quot;noteIndex&quot;:0},&quot;schema&quot;:&quot;https://github.com/citation-style-language/schema/raw/master/csl-citation.json&quot;,&quot;citationItems&quot;:[{&quot;uris&quot;:[&quot;http://zotero.org/users/1913249/items/QBMDH4UX&quot;],&quot;uri&quot;:[&quot;http://zotero.org/users/1913249/items/QBMDH4UX&quot;],&quot;itemData&quot;:{&quot;type&quot;:&quot;book&quot;,&quot;event-place&quot;:&quot;Cambridge, Massachusetts&quot;,&quot;citation-key&quot;:&quot;resnick_lifelong_2017&quot;,&quot;title&quot;:&quot;Lifelong Kindergarten: Cultivating Creativity Through Projects, Passion, Peers, and Play&quot;,&quot;contributor&quot;:[{&quot;family&quot;:&quot;Robinson&quot;,&quot;given&quot;:&quot;Ken&quot;}],&quot;source&quot;:&quot;Amazon&quot;,&quot;ISBN&quot;:&quot;978-0-262-03729-7&quot;,&quot;publisher-place&quot;:&quot;Cambridge, Massachusetts&quot;,&quot;publisher&quot;:&quot;MIT Press&quot;,&quot;title-short&quot;:&quot;Lifelong Kindergarten&quot;,&quot;id&quot;:&quot;resnick_lifelong_2017&quot;,&quot;number-of-pages&quot;:&quot;208&quot;,&quot;issued&quot;:{&quot;date-parts&quot;:[[&quot;2017&quot;,9,29]]},&quot;language&quot;:&quot;English&quot;,&quot;author&quot;:[{&quot;family&quot;:&quot;Resnick&quot;,&quot;given&quot;:&quot;Mitchel&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suffix&quot;:&quot;&quot;,&quot;prefix&quot;:&quot;&quot;,&quot;id&quot;:86}]} RNDelwvifxjry"/>. The five circular stages are; Imagine, Create, Play, Share, Reflect and returning to Imagine once more.</text:p>
      <text:p text:style-name="Text_20_body"><text:span text:style-name="T1">creative spiral image</text:span> Figure 8.1. Diagram of five circular stages; Imagine - Create - Play - Share - Reflect - Imagine<text:line-break/>Diagram <text:reference-mark-start text:name="ZOTERO_ITEM CSL_CITATION {&quot;citationID&quot;:&quot;prwlykvr&quot;,&quot;properties&quot;:{&quot;formattedCitation&quot;:&quot;[@resnick_lifelong_2017]&quot;,&quot;noteIndex&quot;:0},&quot;schema&quot;:&quot;https://github.com/citation-style-language/schema/raw/master/csl-citation.json&quot;,&quot;citationItems&quot;:[{&quot;uris&quot;:[&quot;http://zotero.org/users/1913249/items/QBMDH4UX&quot;],&quot;uri&quot;:[&quot;http://zotero.org/users/1913249/items/QBMDH4UX&quot;],&quot;itemData&quot;:{&quot;type&quot;:&quot;book&quot;,&quot;event-place&quot;:&quot;Cambridge, Massachusetts&quot;,&quot;citation-key&quot;:&quot;resnick_lifelong_2017&quot;,&quot;title&quot;:&quot;Lifelong Kindergarten: Cultivating Creativity Through Projects, Passion, Peers, and Play&quot;,&quot;contributor&quot;:[{&quot;family&quot;:&quot;Robinson&quot;,&quot;given&quot;:&quot;Ken&quot;}],&quot;source&quot;:&quot;Amazon&quot;,&quot;ISBN&quot;:&quot;978-0-262-03729-7&quot;,&quot;publisher-place&quot;:&quot;Cambridge, Massachusetts&quot;,&quot;publisher&quot;:&quot;MIT Press&quot;,&quot;title-short&quot;:&quot;Lifelong Kindergarten&quot;,&quot;id&quot;:&quot;resnick_lifelong_2017&quot;,&quot;number-of-pages&quot;:&quot;208&quot;,&quot;issued&quot;:{&quot;date-parts&quot;:[[&quot;2017&quot;,9,29]]},&quot;language&quot;:&quot;English&quot;,&quot;author&quot;:[{&quot;family&quot;:&quot;Resnick&quot;,&quot;given&quot;:&quot;Mitchel&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suffix&quot;:&quot;&quot;,&quot;prefix&quot;:&quot;&quot;,&quot;id&quot;:86}]} RNDxmfyxdwqlq"/>&lt;Do Zotero Refresh: [@resnick_lifelong_2017]&gt;<text:reference-mark-end text:name="ZOTERO_ITEM CSL_CITATION {&quot;citationID&quot;:&quot;prwlykvr&quot;,&quot;properties&quot;:{&quot;formattedCitation&quot;:&quot;[@resnick_lifelong_2017]&quot;,&quot;noteIndex&quot;:0},&quot;schema&quot;:&quot;https://github.com/citation-style-language/schema/raw/master/csl-citation.json&quot;,&quot;citationItems&quot;:[{&quot;uris&quot;:[&quot;http://zotero.org/users/1913249/items/QBMDH4UX&quot;],&quot;uri&quot;:[&quot;http://zotero.org/users/1913249/items/QBMDH4UX&quot;],&quot;itemData&quot;:{&quot;type&quot;:&quot;book&quot;,&quot;event-place&quot;:&quot;Cambridge, Massachusetts&quot;,&quot;citation-key&quot;:&quot;resnick_lifelong_2017&quot;,&quot;title&quot;:&quot;Lifelong Kindergarten: Cultivating Creativity Through Projects, Passion, Peers, and Play&quot;,&quot;contributor&quot;:[{&quot;family&quot;:&quot;Robinson&quot;,&quot;given&quot;:&quot;Ken&quot;}],&quot;source&quot;:&quot;Amazon&quot;,&quot;ISBN&quot;:&quot;978-0-262-03729-7&quot;,&quot;publisher-place&quot;:&quot;Cambridge, Massachusetts&quot;,&quot;publisher&quot;:&quot;MIT Press&quot;,&quot;title-short&quot;:&quot;Lifelong Kindergarten&quot;,&quot;id&quot;:&quot;resnick_lifelong_2017&quot;,&quot;number-of-pages&quot;:&quot;208&quot;,&quot;issued&quot;:{&quot;date-parts&quot;:[[&quot;2017&quot;,9,29]]},&quot;language&quot;:&quot;English&quot;,&quot;author&quot;:[{&quot;family&quot;:&quot;Resnick&quot;,&quot;given&quot;:&quot;Mitchel&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suffix&quot;:&quot;&quot;,&quot;prefix&quot;:&quot;&quot;,&quot;id&quot;:86}]} RNDxmfyxdwqlq"/></text:p>
      <text:p text:style-name="Text_20_body">Resnick’s writing around this model encourages teachers to create a supportive environment for creativity. Contructionism’s long-standing focus on interest-driven projects creating shareable outcomes is an early example of a progressive, hands-on, active learning approach.</text:p>
      <text:p text:style-name="Text_20_body">However, while the ethos and benefits of this approach is communicated in a convincing way, what is not clear however is who this framework is for (either for designers, facilitators or participants) or how it can be activated in the process of facilitating project work. In addition, a focus on these elements of pedagogy are not limited to the school of constructionism. The same principles are are articulated clearly in extensive research on project-based learning processes. Given this wide uptake it is important to draw on the use of pedagogy within PBL to further explore the topic of RQ1 addressing what different pedagogies are available to overcome barriers to STEM project work.</text:p>
      <text:h text:style-name="Heading_20_4" text:outline-level="4"><text:bookmark-start text:name="alignment-of-constructionist-gaming-with-pbl"/>Alignment of constructionist gaming with PBL<text:bookmark-end text:name="alignment-of-constructionist-gaming-with-pbl"/></text:h>
      <text:p text:style-name="First_20_paragraph">There is a clear alignment between game making as an educational activity and the agenda of project-based learning, particularly in the to develop skills suited to the modern workplace (21st Century skills). This is particularly apparent when comparing the techniques espoused to develop skills these skills which include: mobilising motivation by tapping into interests of participants, striving for authenticity in terms of project audience, encouraging COMPLETE</text:p>
      <text:p text:style-name="P32">&lt;!-- Encourage Student Choice: Darling-Hammond et al. (2008), Larmer and Mergen- doller (2015a), Ravitz (2010), and Thomas (2000) all noted the importance of student choice, autonomy, and authority. [@kokotsaki_project-based_2016, p. 9] --&gt;</text:p>
      <text:p text:style-name="First_20_paragraph">In addition, studies on PBL provides useful evidence for its effectiveness in diverse fields of practice including: inclusive pedagogies <text:reference-mark-start text:name="ZOTERO_ITEM CSL_CITATION {&quot;citationID&quot;:&quot;huhlfeho&quot;,&quot;properties&quot;:{&quot;formattedCitation&quot;:&quot;[@leggett_impact_2021]&quot;,&quot;noteIndex&quot;:0},&quot;schema&quot;:&quot;https://github.com/citation-style-language/schema/raw/master/csl-citation.json&quot;,&quot;citationItems&quot;:[{&quot;uris&quot;:[&quot;http://zotero.org/users/1913249/items/UTDFYGE4&quot;],&quot;uri&quot;:[&quot;http://zotero.org/users/1913249/items/UTDFYGE4&quot;],&quot;itemData&quot;:{&quot;issue&quot;:&quot;11&quot;,&quot;citation-key&quot;:&quot;leggett_impact_2021&quot;,&quot;URL&quot;:&quot;https://doi.org/10.1080/13603116.2019.1609101&quot;,&quot;source&quot;:&quot;Taylor and Francis+NEJM&quot;,&quot;ISSN&quot;:&quot;1360-3116&quot;,&quot;DOI&quot;:&quot;10.1080/13603116.2019.1609101&quot;,&quot;container-title&quot;:&quot;International Journal of Inclusive Education&quot;,&quot;page&quot;:&quot;1270-1286&quot;,&quot;accessed&quot;:{&quot;date-parts&quot;:[[&quot;2024&quot;,7,18]]},&quot;issued&quot;:{&quot;date-parts&quot;:[[&quot;2021&quot;,9,19]]},&quot;volume&quot;:&quot;25&quot;,&quot;title-short&quot;:&quot;The impact of Project Based Learning (PBL) on students from low socio economic statuses&quot;,&quot;id&quot;:&quot;leggett_impact_2021&quot;,&quot;type&quot;:&quot;article-journal&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publisher&quot;:&quot;Routledge&quot;,&quot;author&quot;:[{&quot;family&quot;:&quot;Leggett&quot;,&quot;given&quot;:&quot;Grace&quot;},{&quot;family&quot;:&quot;Harrington&quot;,&quot;given&quot;:&quot;Ingrid&quot;}],&quot;title&quot;:&quot;The impact of Project Based Learning (PBL) on students from low socio economic statuses: a review&quot;},&quot;suffix&quot;:&quot;&quot;,&quot;prefix&quot;:&quot;&quot;,&quot;id&quot;:9677}]} RNDkexcdmtzyr"/>&lt;Do Zotero Refresh: [@leggett_impact_2021]&gt;<text:reference-mark-end text:name="ZOTERO_ITEM CSL_CITATION {&quot;citationID&quot;:&quot;huhlfeho&quot;,&quot;properties&quot;:{&quot;formattedCitation&quot;:&quot;[@leggett_impact_2021]&quot;,&quot;noteIndex&quot;:0},&quot;schema&quot;:&quot;https://github.com/citation-style-language/schema/raw/master/csl-citation.json&quot;,&quot;citationItems&quot;:[{&quot;uris&quot;:[&quot;http://zotero.org/users/1913249/items/UTDFYGE4&quot;],&quot;uri&quot;:[&quot;http://zotero.org/users/1913249/items/UTDFYGE4&quot;],&quot;itemData&quot;:{&quot;issue&quot;:&quot;11&quot;,&quot;citation-key&quot;:&quot;leggett_impact_2021&quot;,&quot;URL&quot;:&quot;https://doi.org/10.1080/13603116.2019.1609101&quot;,&quot;source&quot;:&quot;Taylor and Francis+NEJM&quot;,&quot;ISSN&quot;:&quot;1360-3116&quot;,&quot;DOI&quot;:&quot;10.1080/13603116.2019.1609101&quot;,&quot;container-title&quot;:&quot;International Journal of Inclusive Education&quot;,&quot;page&quot;:&quot;1270-1286&quot;,&quot;accessed&quot;:{&quot;date-parts&quot;:[[&quot;2024&quot;,7,18]]},&quot;issued&quot;:{&quot;date-parts&quot;:[[&quot;2021&quot;,9,19]]},&quot;volume&quot;:&quot;25&quot;,&quot;title-short&quot;:&quot;The impact of Project Based Learning (PBL) on students from low socio economic statuses&quot;,&quot;id&quot;:&quot;leggett_impact_2021&quot;,&quot;type&quot;:&quot;article-journal&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publisher&quot;:&quot;Routledge&quot;,&quot;author&quot;:[{&quot;family&quot;:&quot;Leggett&quot;,&quot;given&quot;:&quot;Grace&quot;},{&quot;family&quot;:&quot;Harrington&quot;,&quot;given&quot;:&quot;Ingrid&quot;}],&quot;title&quot;:&quot;The impact of Project Based Learning (PBL) on students from low socio economic statuses: a review&quot;},&quot;suffix&quot;:&quot;&quot;,&quot;prefix&quot;:&quot;&quot;,&quot;id&quot;:9677}]} RNDkexcdmtzyr"/>, and the use of appropriate “learning scaffolds” <text:reference-mark-start text:name="ZOTERO_ITEM CSL_CITATION {&quot;citationID&quot;:&quot;jtjhgpgd&quot;,&quot;properties&quot;:{&quot;formattedCitation&quot;:&quot;[@kokotsaki_project-based_2016, p. 8]&quot;,&quot;noteIndex&quot;:0},&quot;schema&quot;:&quot;https://github.com/citation-style-language/schema/raw/master/csl-citation.json&quot;,&quot;citationItems&quot;:[{&quot;uris&quot;:[&quot;http://zotero.org/users/1913249/items/XAHE5GYH&quot;],&quot;uri&quot;:[&quot;http://zotero.org/users/1913249/items/XAHE5GYH&quot;],&quot;locator&quot;:&quot; 8&quot;,&quot;itemData&quot;:{&quot;issue&quot;:&quot;3&quot;,&quot;citation-key&quot;:&quot;kokotsaki_project-based_2016&quot;,&quot;URL&quot;:&quot;http://journals.sagepub.com/doi/10.1177/1365480216659733&quot;,&quot;source&quot;:&quot;DOI.org (Crossref)&quot;,&quot;ISSN&quot;:&quot;1365-4802, 1475-7583&quot;,&quot;DOI&quot;:&quot;10.1177/1365480216659733&quot;,&quot;container-title&quot;:&quot;Improving Schools&quot;,&quot;page&quot;:&quot;267-277&quot;,&quot;accessed&quot;:{&quot;date-parts&quot;:[[&quot;2020&quot;,10,19]]},&quot;container-title-short&quot;:&quot;Improving Schools&quot;,&quot;issued&quot;:{&quot;date-parts&quot;:[[&quot;2016&quot;,11]]},&quot;volume&quot;:&quot;19&quot;,&quot;title-short&quot;:&quot;Project-based learning&quot;,&quot;id&quot;:&quot;kokotsaki_project-based_2016&quot;,&quot;type&quot;:&quot;article-journal&quot;,&quot;language&quot;:&quot;en&quot;,&quot;title&quot;:&quot;Project-based learning: A review of the literature&quot;,&quot;author&quot;:[{&quot;family&quot;:&quot;Kokotsaki&quot;,&quot;given&quot;:&quot;Dimitra&quot;},{&quot;family&quot;:&quot;Menzies&quot;,&quot;given&quot;:&quot;Victoria&quot;},{&quot;family&quot;:&quot;Wiggins&quot;,&quot;given&quot;:&quot;Andy&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prefix&quot;:&quot;&quot;,&quot;id&quot;:3629}]} RNDtduetbybne"/>&lt;Do Zotero Refresh: [@kokotsaki_project-based_2016, p. 8]&gt;<text:reference-mark-end text:name="ZOTERO_ITEM CSL_CITATION {&quot;citationID&quot;:&quot;jtjhgpgd&quot;,&quot;properties&quot;:{&quot;formattedCitation&quot;:&quot;[@kokotsaki_project-based_2016, p. 8]&quot;,&quot;noteIndex&quot;:0},&quot;schema&quot;:&quot;https://github.com/citation-style-language/schema/raw/master/csl-citation.json&quot;,&quot;citationItems&quot;:[{&quot;uris&quot;:[&quot;http://zotero.org/users/1913249/items/XAHE5GYH&quot;],&quot;uri&quot;:[&quot;http://zotero.org/users/1913249/items/XAHE5GYH&quot;],&quot;locator&quot;:&quot; 8&quot;,&quot;itemData&quot;:{&quot;issue&quot;:&quot;3&quot;,&quot;citation-key&quot;:&quot;kokotsaki_project-based_2016&quot;,&quot;URL&quot;:&quot;http://journals.sagepub.com/doi/10.1177/1365480216659733&quot;,&quot;source&quot;:&quot;DOI.org (Crossref)&quot;,&quot;ISSN&quot;:&quot;1365-4802, 1475-7583&quot;,&quot;DOI&quot;:&quot;10.1177/1365480216659733&quot;,&quot;container-title&quot;:&quot;Improving Schools&quot;,&quot;page&quot;:&quot;267-277&quot;,&quot;accessed&quot;:{&quot;date-parts&quot;:[[&quot;2020&quot;,10,19]]},&quot;container-title-short&quot;:&quot;Improving Schools&quot;,&quot;issued&quot;:{&quot;date-parts&quot;:[[&quot;2016&quot;,11]]},&quot;volume&quot;:&quot;19&quot;,&quot;title-short&quot;:&quot;Project-based learning&quot;,&quot;id&quot;:&quot;kokotsaki_project-based_2016&quot;,&quot;type&quot;:&quot;article-journal&quot;,&quot;language&quot;:&quot;en&quot;,&quot;title&quot;:&quot;Project-based learning: A review of the literature&quot;,&quot;author&quot;:[{&quot;family&quot;:&quot;Kokotsaki&quot;,&quot;given&quot;:&quot;Dimitra&quot;},{&quot;family&quot;:&quot;Menzies&quot;,&quot;given&quot;:&quot;Victoria&quot;},{&quot;family&quot;:&quot;Wiggins&quot;,&quot;given&quot;:&quot;Andy&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prefix&quot;:&quot;&quot;,&quot;id&quot;:3629}]} RNDtduetbybne"/>,</text:p>
      <text:p text:style-name="Text_20_body">The authours of the reviews above describe the constructivist base for PBL, highlighting the need of a learning environment and activities that allow for an active construction of knowledge by learners rather than one dominated by instruction. So how does this compare to activity theory interpretation of PBL? Certainly there is a strong alignment with how change or learning happens in both approaches, and the use of artefacts use in a community is key to both <text:reference-mark-start text:name="ZOTERO_ITEM CSL_CITATION {&quot;citationID&quot;:&quot;gutrzqtc&quot;,&quot;properties&quot;:{&quot;formattedCitation&quot;:&quot;[@gibbes_project-based_2014; @hung_activity_2000]&quot;,&quot;noteIndex&quot;:0},&quot;schema&quot;:&quot;https://github.com/citation-style-language/schema/raw/master/csl-citation.json&quot;,&quot;citationItems&quot;:[{&quot;uris&quot;:[&quot;http://zotero.org/users/1913249/items/HEL28E5L&quot;],&quot;uri&quot;:[&quot;http://zotero.org/users/1913249/items/HEL28E5L&quot;],&quot;itemData&quot;:{&quot;issue&quot;:&quot;2&quot;,&quot;citation-key&quot;:&quot;gibbes_project-based_2014&quot;,&quot;URL&quot;:&quot;http://www.tandfonline.com/doi/abs/10.1080/17501229.2013.793689&quot;,&quot;source&quot;:&quot;DOI.org (Crossref)&quot;,&quot;ISSN&quot;:&quot;1750-1229, 1750-1237&quot;,&quot;DOI&quot;:&quot;10.1080/17501229.2013.793689&quot;,&quot;container-title&quot;:&quot;Innovation in Language Learning and Teaching&quot;,&quot;page&quot;:&quot;171-189&quot;,&quot;accessed&quot;:{&quot;date-parts&quot;:[[&quot;2024&quot;,7,18]]},&quot;container-title-short&quot;:&quot;Innovation in Language Learning and Teaching&quot;,&quot;issued&quot;:{&quot;date-parts&quot;:[[&quot;2014&quot;,5,4]]},&quot;title-short&quot;:&quot;Project-based language learning&quot;,&quot;id&quot;:&quot;gibbes_project-based_2014&quot;,&quot;volume&quot;:&quot;8&quot;,&quot;type&quot;:&quot;article-journal&quot;,&quot;language&quot;:&quot;en&quot;,&quot;author&quot;:[{&quot;family&quot;:&quot;Gibbes&quot;,&quot;given&quot;:&quot;Marina&quot;},{&quot;family&quot;:&quot;Carson&quot;,&quot;given&quot;:&quot;Lorna&quot;}],&quot;title&quot;:&quot;Project-based language learning: an activity theory analysis&quot;},&quot;suffix&quot;:&quot;&quot;,&quot;prefix&quot;:&quot;&quot;,&quot;id&quot;:9681},{&quot;uris&quot;:[&quot;http://zotero.org/users/1913249/items/KKSMVGEK&quot;],&quot;uri&quot;:[&quot;http://zotero.org/users/1913249/items/KKSMVGEK&quot;],&quot;itemData&quot;:{&quot;issue&quot;:&quot;2&quot;,&quot;citation-key&quot;:&quot;hung_activity_2000&quot;,&quot;URL&quot;:&quot;https://www.jstor.org/stable/44428589&quot;,&quot;issued&quot;:{&quot;date-parts&quot;:[[&quot;2000&quot;]]},&quot;type&quot;:&quot;article-journal&quot;,&quot;ISSN&quot;:&quot;0013-1962&quot;,&quot;volume&quot;:&quot;40&quot;,&quot;container-title&quot;:&quot;Educational Technology&quot;,&quot;title&quot;:&quot;Activity Theory as a Framework for Project Work in Learning Environments&quot;,&quot;id&quot;:&quot;hung_activity_2000&quot;,&quot;page&quot;:&quot;33-37&quot;,&quot;accessed&quot;:{&quot;date-parts&quot;:[[&quot;2024&quot;,7,19]]},&quot;publisher&quot;:&quot;Educational Technology Publications, Inc.&quot;,&quot;author&quot;:[{&quot;family&quot;:&quot;Hung&quot;,&quot;given&quot;:&quot;David W. L.&quot;},{&quot;family&quot;:&quot;Wong&quot;,&quot;given&quot;:&quot;Angela F. L.&quot;}],&quot;source&quot;:&quot;JSTOR&quot;},&quot;suffix&quot;:&quot;&quot;,&quot;prefix&quot;:&quot;&quot;,&quot;id&quot;:9682}]} RNDdncbflvotb"/>&lt;Do Zotero Refresh: [@gibbes_project-based_2014; @hung_activity_2000]&gt;<text:reference-mark-end text:name="ZOTERO_ITEM CSL_CITATION {&quot;citationID&quot;:&quot;gutrzqtc&quot;,&quot;properties&quot;:{&quot;formattedCitation&quot;:&quot;[@gibbes_project-based_2014; @hung_activity_2000]&quot;,&quot;noteIndex&quot;:0},&quot;schema&quot;:&quot;https://github.com/citation-style-language/schema/raw/master/csl-citation.json&quot;,&quot;citationItems&quot;:[{&quot;uris&quot;:[&quot;http://zotero.org/users/1913249/items/HEL28E5L&quot;],&quot;uri&quot;:[&quot;http://zotero.org/users/1913249/items/HEL28E5L&quot;],&quot;itemData&quot;:{&quot;issue&quot;:&quot;2&quot;,&quot;citation-key&quot;:&quot;gibbes_project-based_2014&quot;,&quot;URL&quot;:&quot;http://www.tandfonline.com/doi/abs/10.1080/17501229.2013.793689&quot;,&quot;source&quot;:&quot;DOI.org (Crossref)&quot;,&quot;ISSN&quot;:&quot;1750-1229, 1750-1237&quot;,&quot;DOI&quot;:&quot;10.1080/17501229.2013.793689&quot;,&quot;container-title&quot;:&quot;Innovation in Language Learning and Teaching&quot;,&quot;page&quot;:&quot;171-189&quot;,&quot;accessed&quot;:{&quot;date-parts&quot;:[[&quot;2024&quot;,7,18]]},&quot;container-title-short&quot;:&quot;Innovation in Language Learning and Teaching&quot;,&quot;issued&quot;:{&quot;date-parts&quot;:[[&quot;2014&quot;,5,4]]},&quot;title-short&quot;:&quot;Project-based language learning&quot;,&quot;id&quot;:&quot;gibbes_project-based_2014&quot;,&quot;volume&quot;:&quot;8&quot;,&quot;type&quot;:&quot;article-journal&quot;,&quot;language&quot;:&quot;en&quot;,&quot;author&quot;:[{&quot;family&quot;:&quot;Gibbes&quot;,&quot;given&quot;:&quot;Marina&quot;},{&quot;family&quot;:&quot;Carson&quot;,&quot;given&quot;:&quot;Lorna&quot;}],&quot;title&quot;:&quot;Project-based language learning: an activity theory analysis&quot;},&quot;suffix&quot;:&quot;&quot;,&quot;prefix&quot;:&quot;&quot;,&quot;id&quot;:9681},{&quot;uris&quot;:[&quot;http://zotero.org/users/1913249/items/KKSMVGEK&quot;],&quot;uri&quot;:[&quot;http://zotero.org/users/1913249/items/KKSMVGEK&quot;],&quot;itemData&quot;:{&quot;issue&quot;:&quot;2&quot;,&quot;citation-key&quot;:&quot;hung_activity_2000&quot;,&quot;URL&quot;:&quot;https://www.jstor.org/stable/44428589&quot;,&quot;issued&quot;:{&quot;date-parts&quot;:[[&quot;2000&quot;]]},&quot;type&quot;:&quot;article-journal&quot;,&quot;ISSN&quot;:&quot;0013-1962&quot;,&quot;volume&quot;:&quot;40&quot;,&quot;container-title&quot;:&quot;Educational Technology&quot;,&quot;title&quot;:&quot;Activity Theory as a Framework for Project Work in Learning Environments&quot;,&quot;id&quot;:&quot;hung_activity_2000&quot;,&quot;page&quot;:&quot;33-37&quot;,&quot;accessed&quot;:{&quot;date-parts&quot;:[[&quot;2024&quot;,7,19]]},&quot;publisher&quot;:&quot;Educational Technology Publications, Inc.&quot;,&quot;author&quot;:[{&quot;family&quot;:&quot;Hung&quot;,&quot;given&quot;:&quot;David W. L.&quot;},{&quot;family&quot;:&quot;Wong&quot;,&quot;given&quot;:&quot;Angela F. L.&quot;}],&quot;source&quot;:&quot;JSTOR&quot;},&quot;suffix&quot;:&quot;&quot;,&quot;prefix&quot;:&quot;&quot;,&quot;id&quot;:9682}]} RNDdncbflvotb"/>.</text:p>
      <text:p text:style-name="Text_20_body">To align with the areas of this study, it is of value to examine PBL literature detailing structure and pedagogical approaches in the area of digital product production and language learning.</text:p>
      <text:p text:style-name="Text_20_body">Gibbes et al’s review of PBL in language learning from an activity theory perspective provides good foundational material for this study <text:reference-mark-start text:name="ZOTERO_ITEM CSL_CITATION {&quot;citationID&quot;:&quot;ezfxdzbw&quot;,&quot;properties&quot;:{&quot;formattedCitation&quot;:&quot;[@gibbes_project-based_2014]&quot;,&quot;noteIndex&quot;:0},&quot;schema&quot;:&quot;https://github.com/citation-style-language/schema/raw/master/csl-citation.json&quot;,&quot;citationItems&quot;:[{&quot;uris&quot;:[&quot;http://zotero.org/users/1913249/items/HEL28E5L&quot;],&quot;uri&quot;:[&quot;http://zotero.org/users/1913249/items/HEL28E5L&quot;],&quot;itemData&quot;:{&quot;issue&quot;:&quot;2&quot;,&quot;citation-key&quot;:&quot;gibbes_project-based_2014&quot;,&quot;URL&quot;:&quot;http://www.tandfonline.com/doi/abs/10.1080/17501229.2013.793689&quot;,&quot;source&quot;:&quot;DOI.org (Crossref)&quot;,&quot;ISSN&quot;:&quot;1750-1229, 1750-1237&quot;,&quot;DOI&quot;:&quot;10.1080/17501229.2013.793689&quot;,&quot;container-title&quot;:&quot;Innovation in Language Learning and Teaching&quot;,&quot;page&quot;:&quot;171-189&quot;,&quot;accessed&quot;:{&quot;date-parts&quot;:[[&quot;2024&quot;,7,18]]},&quot;container-title-short&quot;:&quot;Innovation in Language Learning and Teaching&quot;,&quot;issued&quot;:{&quot;date-parts&quot;:[[&quot;2014&quot;,5,4]]},&quot;title-short&quot;:&quot;Project-based language learning&quot;,&quot;id&quot;:&quot;gibbes_project-based_2014&quot;,&quot;volume&quot;:&quot;8&quot;,&quot;type&quot;:&quot;article-journal&quot;,&quot;language&quot;:&quot;en&quot;,&quot;author&quot;:[{&quot;family&quot;:&quot;Gibbes&quot;,&quot;given&quot;:&quot;Marina&quot;},{&quot;family&quot;:&quot;Carson&quot;,&quot;given&quot;:&quot;Lorna&quot;}],&quot;title&quot;:&quot;Project-based language learning: an activity theory analysis&quot;},&quot;suffix&quot;:&quot;&quot;,&quot;prefix&quot;:&quot;&quot;,&quot;id&quot;:9681}]} RNDbaxpeekxvj"/>&lt;Do Zotero Refresh: [@gibbes_project-based_2014]&gt;<text:reference-mark-end text:name="ZOTERO_ITEM CSL_CITATION {&quot;citationID&quot;:&quot;ezfxdzbw&quot;,&quot;properties&quot;:{&quot;formattedCitation&quot;:&quot;[@gibbes_project-based_2014]&quot;,&quot;noteIndex&quot;:0},&quot;schema&quot;:&quot;https://github.com/citation-style-language/schema/raw/master/csl-citation.json&quot;,&quot;citationItems&quot;:[{&quot;uris&quot;:[&quot;http://zotero.org/users/1913249/items/HEL28E5L&quot;],&quot;uri&quot;:[&quot;http://zotero.org/users/1913249/items/HEL28E5L&quot;],&quot;itemData&quot;:{&quot;issue&quot;:&quot;2&quot;,&quot;citation-key&quot;:&quot;gibbes_project-based_2014&quot;,&quot;URL&quot;:&quot;http://www.tandfonline.com/doi/abs/10.1080/17501229.2013.793689&quot;,&quot;source&quot;:&quot;DOI.org (Crossref)&quot;,&quot;ISSN&quot;:&quot;1750-1229, 1750-1237&quot;,&quot;DOI&quot;:&quot;10.1080/17501229.2013.793689&quot;,&quot;container-title&quot;:&quot;Innovation in Language Learning and Teaching&quot;,&quot;page&quot;:&quot;171-189&quot;,&quot;accessed&quot;:{&quot;date-parts&quot;:[[&quot;2024&quot;,7,18]]},&quot;container-title-short&quot;:&quot;Innovation in Language Learning and Teaching&quot;,&quot;issued&quot;:{&quot;date-parts&quot;:[[&quot;2014&quot;,5,4]]},&quot;title-short&quot;:&quot;Project-based language learning&quot;,&quot;id&quot;:&quot;gibbes_project-based_2014&quot;,&quot;volume&quot;:&quot;8&quot;,&quot;type&quot;:&quot;article-journal&quot;,&quot;language&quot;:&quot;en&quot;,&quot;author&quot;:[{&quot;family&quot;:&quot;Gibbes&quot;,&quot;given&quot;:&quot;Marina&quot;},{&quot;family&quot;:&quot;Carson&quot;,&quot;given&quot;:&quot;Lorna&quot;}],&quot;title&quot;:&quot;Project-based language learning: an activity theory analysis&quot;},&quot;suffix&quot;:&quot;&quot;,&quot;prefix&quot;:&quot;&quot;,&quot;id&quot;:9681}]} RNDbaxpeekxvj"/>.</text:p>
      <text:p text:style-name="Text_20_body">Research in the area of digital media production using a PBL methodology exists ADD DETAILS HERE.</text:p>
      <text:p text:style-name="Text_20_body">Given then broad benefits of PBL to make media, and returning to the claims around Kafai on constructionist games, it invites the question, is there anything particularly special about the use of games as a project?</text:p>
      <text:h text:style-name="Heading_20_4" text:outline-level="4"><text:bookmark-start text:name="how-games-are-special"/>How games are special<text:bookmark-end text:name="how-games-are-special"/></text:h>
      <text:p text:style-name="First_20_paragraph">While, the reviews of studies are convincing of the benefits of making games for diverse educational purposes, they are limited in the extent to which they explore how game making is special or different from digital making as a project-based approach.</text:p>
      <text:p text:style-name="Text_20_body">It is helpful a this point to align these PBL guidelines with underlying activity theory concepts and illustration in similar research</text:p>
      <text:list text:style-name="L32">
        <text:list-item>
          <text:p text:style-name="P33">Pair programming as guided participation - in Rogoff and …?</text:p>
        </text:list-item>
      </text:list>
      <text:p text:style-name="First_20_paragraph">There are particular benefits of the use of games as a target media artefact to create.</text:p>
      <text:p text:style-name="Text_20_body">A strength of the use of games in leaning aligns with a playful approach which can have significant benefits for nurturing a positive attitude of participants <text:reference-mark-start text:name="ZOTERO_ITEM CSL_CITATION {&quot;citationID&quot;:&quot;oplrcnth&quot;,&quot;properties&quot;:{&quot;formattedCitation&quot;:&quot;[@klopfer_moving_2009]&quot;,&quot;noteIndex&quot;:0},&quot;schema&quot;:&quot;https://github.com/citation-style-language/schema/raw/master/csl-citation.json&quot;,&quot;citationItems&quot;:[{&quot;uris&quot;:[&quot;http://zotero.org/users/1913249/items/42QTGIQD&quot;],&quot;uri&quot;:[&quot;http://zotero.org/users/1913249/items/42QTGIQD&quot;],&quot;itemData&quot;:{&quot;citation-key&quot;:&quot;klopfer_moving_2009&quot;,&quot;URL&quot;:&quot;http://citeseerx.ist.psu.edu/viewdoc/download?doi=10.1.1.687.5017&amp;rep=rep1&amp;type=pdf&quot;,&quot;source&quot;:&quot;Google Scholar&quot;,&quot;container-title&quot;:&quot;Cambridge, MA: The Education Arcade&quot;,&quot;id&quot;:&quot;klopfer_moving_2009&quot;,&quot;type&quot;:&quot;article-journal&quot;,&quot;accessed&quot;:{&quot;date-parts&quot;:[[&quot;2017&quot;,5,3]]},&quot;title&quot;:&quot;Moving learning games forward&quot;,&quot;author&quot;:[{&quot;family&quot;:&quot;Klopfer&quot;,&quot;given&quot;:&quot;Eric&quot;},{&quot;family&quot;:&quot;Osterweil&quot;,&quot;given&quot;:&quot;Scot&quot;},{&quot;family&quot;:&quot;Salen&quot;,&quot;given&quot;:&quot;Katie&quot;},{&quot;literal&quot;:&quot;others&quot;}],&quot;issued&quot;:{&quot;date-parts&quot;:[[&quot;2009&quot;]]}},&quot;suffix&quot;:&quot;&quot;,&quot;prefix&quot;:&quot;&quot;,&quot;id&quot;:1570}]} RNDzpwtqatvyw"/>&lt;Do Zotero Refresh: [@klopfer_moving_2009]&gt;<text:reference-mark-end text:name="ZOTERO_ITEM CSL_CITATION {&quot;citationID&quot;:&quot;oplrcnth&quot;,&quot;properties&quot;:{&quot;formattedCitation&quot;:&quot;[@klopfer_moving_2009]&quot;,&quot;noteIndex&quot;:0},&quot;schema&quot;:&quot;https://github.com/citation-style-language/schema/raw/master/csl-citation.json&quot;,&quot;citationItems&quot;:[{&quot;uris&quot;:[&quot;http://zotero.org/users/1913249/items/42QTGIQD&quot;],&quot;uri&quot;:[&quot;http://zotero.org/users/1913249/items/42QTGIQD&quot;],&quot;itemData&quot;:{&quot;citation-key&quot;:&quot;klopfer_moving_2009&quot;,&quot;URL&quot;:&quot;http://citeseerx.ist.psu.edu/viewdoc/download?doi=10.1.1.687.5017&amp;rep=rep1&amp;type=pdf&quot;,&quot;source&quot;:&quot;Google Scholar&quot;,&quot;container-title&quot;:&quot;Cambridge, MA: The Education Arcade&quot;,&quot;id&quot;:&quot;klopfer_moving_2009&quot;,&quot;type&quot;:&quot;article-journal&quot;,&quot;accessed&quot;:{&quot;date-parts&quot;:[[&quot;2017&quot;,5,3]]},&quot;title&quot;:&quot;Moving learning games forward&quot;,&quot;author&quot;:[{&quot;family&quot;:&quot;Klopfer&quot;,&quot;given&quot;:&quot;Eric&quot;},{&quot;family&quot;:&quot;Osterweil&quot;,&quot;given&quot;:&quot;Scot&quot;},{&quot;family&quot;:&quot;Salen&quot;,&quot;given&quot;:&quot;Katie&quot;},{&quot;literal&quot;:&quot;others&quot;}],&quot;issued&quot;:{&quot;date-parts&quot;:[[&quot;2009&quot;]]}},&quot;suffix&quot;:&quot;&quot;,&quot;prefix&quot;:&quot;&quot;,&quot;id&quot;:1570}]} RNDzpwtqatvyw"/></text:p>
      <text:p text:style-name="Text_20_body">These exceptions address particular aspects of the affordences and other opportunities that games re</text:p>
      <text:list text:style-name="L33">
        <text:list-item>
          <text:p text:style-name="P34">GSM to explore systems thinking in particular</text:p>
        </text:list-item>
        <text:list-item>
          <text:p text:style-name="P34">Pair programming,</text:p>
        </text:list-item>
      </text:list>
      <text:h text:style-name="Heading_20_3" text:outline-level="3"><text:bookmark-start text:name="limits-and-critiques-of-constructionist-game-making"/>Limits and critiques of constructionist game making<text:bookmark-end text:name="limits-and-critiques-of-constructionist-game-making"/></text:h>
      <text:p text:style-name="First_20_paragraph">This alignment of approach also extends to some of the limits of PBL approach. The critique of PBL as ‘pure discovery’ learning is often misjudged, missing some of the less visible scaffolds often in place to support learner to access learning, and to reflect on learning that has taken place. However, the range of applications of PBL creates significant challenges in communicating the types and specific details of appropriate scaffolding. The situated nature of the learning makes representation of practice difficult.</text:p>
      <text:p text:style-name="Text_20_body">While some of the studies outlined above do mention scaffolding in place, many do not. FIND RELEVANT RESEARCH HERE ON PBL AND SCAFFOLDING.</text:p>
      <text:p text:style-name="Text_20_body">In their review and a critique constructionist approaches to game making, Thumlert et al agree with the potential of a constructionist approach to develop 21st century skills, but also caution against the potential subsuming of a constructionist approach into instruction-based approaches limited to curricular concerns <text:reference-mark-start text:name="ZOTERO_ITEM CSL_CITATION {&quot;citationID&quot;:&quot;vztxzrme&quot;,&quot;properties&quot;:{&quot;formattedCitation&quot;:&quot;[@thumlert2018learning]&quot;,&quot;noteIndex&quot;:0},&quot;schema&quot;:&quot;https://github.com/citation-style-language/schema/raw/master/csl-citation.json&quot;,&quot;citationItems&quot;:[{&quot;uris&quot;:[&quot;http://zotero.org/users/1913249/items/NUD3E4DL&quot;],&quot;uri&quot;:[&quot;http://zotero.org/users/1913249/items/NUD3E4DL&quot;],&quot;itemData&quot;:{&quot;container-title&quot;:&quot;Proceedings of the 12th european conference on game-based learning ECGBL, publisher: ACPI&quot;,&quot;id&quot;:&quot;thumlert2018learning&quot;,&quot;type&quot;:&quot;paper-conference&quot;,&quot;issued&quot;:{&quot;date-parts&quot;:[[&quot;2018&quot;]]},&quot;title&quot;:&quot;Learning through game design: A production pedagogy&quot;,&quot;author&quot;:[{&quot;family&quot;:&quot;Thumlert&quot;,&quot;given&quot;:&quot;Kurt&quot;},{&quot;given&quot;:&quot;Suzanne&quot;,&quot;non-dropping-particle&quot;:&quot;de&quot;,&quot;family&quot;:&quot;Castell&quot;},{&quot;family&quot;:&quot;Jenson&quot;,&quot;given&quot;:&quot;Jennifer&quot;}],&quot;citation-key&quot;:&quot;thumlert2018learning&quot;},&quot;suffix&quot;:&quot;&quot;,&quot;prefix&quot;:&quot;&quot;,&quot;id&quot;:9650}]} RNDvxcqgqfsii"/>&lt;Do Zotero Refresh: [@thumlert2018learning]&gt;<text:reference-mark-end text:name="ZOTERO_ITEM CSL_CITATION {&quot;citationID&quot;:&quot;vztxzrme&quot;,&quot;properties&quot;:{&quot;formattedCitation&quot;:&quot;[@thumlert2018learning]&quot;,&quot;noteIndex&quot;:0},&quot;schema&quot;:&quot;https://github.com/citation-style-language/schema/raw/master/csl-citation.json&quot;,&quot;citationItems&quot;:[{&quot;uris&quot;:[&quot;http://zotero.org/users/1913249/items/NUD3E4DL&quot;],&quot;uri&quot;:[&quot;http://zotero.org/users/1913249/items/NUD3E4DL&quot;],&quot;itemData&quot;:{&quot;container-title&quot;:&quot;Proceedings of the 12th european conference on game-based learning ECGBL, publisher: ACPI&quot;,&quot;id&quot;:&quot;thumlert2018learning&quot;,&quot;type&quot;:&quot;paper-conference&quot;,&quot;issued&quot;:{&quot;date-parts&quot;:[[&quot;2018&quot;]]},&quot;title&quot;:&quot;Learning through game design: A production pedagogy&quot;,&quot;author&quot;:[{&quot;family&quot;:&quot;Thumlert&quot;,&quot;given&quot;:&quot;Kurt&quot;},{&quot;given&quot;:&quot;Suzanne&quot;,&quot;non-dropping-particle&quot;:&quot;de&quot;,&quot;family&quot;:&quot;Castell&quot;},{&quot;family&quot;:&quot;Jenson&quot;,&quot;given&quot;:&quot;Jennifer&quot;}],&quot;citation-key&quot;:&quot;thumlert2018learning&quot;},&quot;suffix&quot;:&quot;&quot;,&quot;prefix&quot;:&quot;&quot;,&quot;id&quot;:9650}]} RNDvxcqgqfsii"/>.</text:p>
      <text:p text:style-name="Text_20_body">It behoves us to revisit the purpose of game making. Critics <text:reference-mark-start text:name="ZOTERO_ITEM CSL_CITATION {&quot;citationID&quot;:&quot;gbqfqnzh&quot;,&quot;properties&quot;:{&quot;formattedCitation&quot;:&quot;[@thumlert2018learning; @vossoughi_making_2016]&quot;,&quot;noteIndex&quot;:0},&quot;schema&quot;:&quot;https://github.com/citation-style-language/schema/raw/master/csl-citation.json&quot;,&quot;citationItems&quot;:[{&quot;uris&quot;:[&quot;http://zotero.org/users/1913249/items/NUD3E4DL&quot;],&quot;uri&quot;:[&quot;http://zotero.org/users/1913249/items/NUD3E4DL&quot;],&quot;itemData&quot;:{&quot;container-title&quot;:&quot;Proceedings of the 12th european conference on game-based learning ECGBL, publisher: ACPI&quot;,&quot;id&quot;:&quot;thumlert2018learning&quot;,&quot;type&quot;:&quot;paper-conference&quot;,&quot;issued&quot;:{&quot;date-parts&quot;:[[&quot;2018&quot;]]},&quot;title&quot;:&quot;Learning through game design: A production pedagogy&quot;,&quot;author&quot;:[{&quot;family&quot;:&quot;Thumlert&quot;,&quot;given&quot;:&quot;Kurt&quot;},{&quot;given&quot;:&quot;Suzanne&quot;,&quot;non-dropping-particle&quot;:&quot;de&quot;,&quot;family&quot;:&quot;Castell&quot;},{&quot;family&quot;:&quot;Jenson&quot;,&quot;given&quot;:&quot;Jennifer&quot;}],&quot;citation-key&quot;:&quot;thumlert2018learning&quot;},&quot;suffix&quot;:&quot;&quot;,&quot;prefix&quot;:&quot;&quot;,&quot;id&quot;:9650},{&quot;uris&quot;:[&quot;http://zotero.org/users/1913249/items/E7EXZNJ2&quot;],&quot;uri&quot;:[&quot;http://zotero.org/users/1913249/items/E7EXZNJ2&quot;],&quot;itemData&quot;:{&quot;issue&quot;:&quot;2&quot;,&quot;citation-key&quot;:&quot;vossoughi_making_2016&quot;,&quot;URL&quot;:&quot;http://www.hepgjournals.org/doi/abs/10.17763/0017-8055.86.2.206&quot;,&quot;issued&quot;:{&quot;date-parts&quot;:[[&quot;2016&quot;]]},&quot;type&quot;:&quot;article-journal&quot;,&quot;volume&quot;:&quot;86&quot;,&quot;container-title&quot;:&quot;Harvard Educational Review&quot;,&quot;title-short&quot;:&quot;Making through the lens of culture and power&quot;,&quot;id&quot;:&quot;vossoughi_making_2016&quot;,&quot;page&quot;:&quot;206–232&quot;,&quot;accessed&quot;:{&quot;date-parts&quot;:[[&quot;2017&quot;,10,14]]},&quot;title&quot;:&quot;Making through the lens of culture and power: Toward transformative visions for educational equity&quot;,&quot;author&quot;:[{&quot;family&quot;:&quot;Vossoughi&quot;,&quot;given&quot;:&quot;Shirin&quot;},{&quot;family&quot;:&quot;Hooper&quot;,&quot;given&quot;:&quot;Paula K.&quot;},{&quot;family&quot;:&quot;Escudé&quot;,&quot;given&quot;:&quot;Meg&quot;}],&quot;source&quot;:&quot;Google Scholar&quot;},&quot;suffix&quot;:&quot;&quot;,&quot;prefix&quot;:&quot;&quot;,&quot;id&quot;:1756}]} RNDoscmpyliwl"/>&lt;Do Zotero Refresh: [@thumlert2018learning; @vossoughi_making_2016]&gt;<text:reference-mark-end text:name="ZOTERO_ITEM CSL_CITATION {&quot;citationID&quot;:&quot;gbqfqnzh&quot;,&quot;properties&quot;:{&quot;formattedCitation&quot;:&quot;[@thumlert2018learning; @vossoughi_making_2016]&quot;,&quot;noteIndex&quot;:0},&quot;schema&quot;:&quot;https://github.com/citation-style-language/schema/raw/master/csl-citation.json&quot;,&quot;citationItems&quot;:[{&quot;uris&quot;:[&quot;http://zotero.org/users/1913249/items/NUD3E4DL&quot;],&quot;uri&quot;:[&quot;http://zotero.org/users/1913249/items/NUD3E4DL&quot;],&quot;itemData&quot;:{&quot;container-title&quot;:&quot;Proceedings of the 12th european conference on game-based learning ECGBL, publisher: ACPI&quot;,&quot;id&quot;:&quot;thumlert2018learning&quot;,&quot;type&quot;:&quot;paper-conference&quot;,&quot;issued&quot;:{&quot;date-parts&quot;:[[&quot;2018&quot;]]},&quot;title&quot;:&quot;Learning through game design: A production pedagogy&quot;,&quot;author&quot;:[{&quot;family&quot;:&quot;Thumlert&quot;,&quot;given&quot;:&quot;Kurt&quot;},{&quot;given&quot;:&quot;Suzanne&quot;,&quot;non-dropping-particle&quot;:&quot;de&quot;,&quot;family&quot;:&quot;Castell&quot;},{&quot;family&quot;:&quot;Jenson&quot;,&quot;given&quot;:&quot;Jennifer&quot;}],&quot;citation-key&quot;:&quot;thumlert2018learning&quot;},&quot;suffix&quot;:&quot;&quot;,&quot;prefix&quot;:&quot;&quot;,&quot;id&quot;:9650},{&quot;uris&quot;:[&quot;http://zotero.org/users/1913249/items/E7EXZNJ2&quot;],&quot;uri&quot;:[&quot;http://zotero.org/users/1913249/items/E7EXZNJ2&quot;],&quot;itemData&quot;:{&quot;issue&quot;:&quot;2&quot;,&quot;citation-key&quot;:&quot;vossoughi_making_2016&quot;,&quot;URL&quot;:&quot;http://www.hepgjournals.org/doi/abs/10.17763/0017-8055.86.2.206&quot;,&quot;issued&quot;:{&quot;date-parts&quot;:[[&quot;2016&quot;]]},&quot;type&quot;:&quot;article-journal&quot;,&quot;volume&quot;:&quot;86&quot;,&quot;container-title&quot;:&quot;Harvard Educational Review&quot;,&quot;title-short&quot;:&quot;Making through the lens of culture and power&quot;,&quot;id&quot;:&quot;vossoughi_making_2016&quot;,&quot;page&quot;:&quot;206–232&quot;,&quot;accessed&quot;:{&quot;date-parts&quot;:[[&quot;2017&quot;,10,14]]},&quot;title&quot;:&quot;Making through the lens of culture and power: Toward transformative visions for educational equity&quot;,&quot;author&quot;:[{&quot;family&quot;:&quot;Vossoughi&quot;,&quot;given&quot;:&quot;Shirin&quot;},{&quot;family&quot;:&quot;Hooper&quot;,&quot;given&quot;:&quot;Paula K.&quot;},{&quot;family&quot;:&quot;Escudé&quot;,&quot;given&quot;:&quot;Meg&quot;}],&quot;source&quot;:&quot;Google Scholar&quot;},&quot;suffix&quot;:&quot;&quot;,&quot;prefix&quot;:&quot;&quot;,&quot;id&quot;:1756}]} RNDoscmpyliwl"/> , position a constructionist approach as implicitly favouring the following: coding to progress to join the computer programming industry, developing a deeper understanding of curricular concepts, and develop employability (21st Century) skills in young people. Thumlert cautions against the appropriation of such skills as “creativity and ‘design thinking’ are similarly colonized by market-driven agendas and discourses.”<text:reference-mark-start text:name="ZOTERO_ITEM CSL_CITATION {&quot;citationID&quot;:&quot;aipvgrmm&quot;,&quot;properties&quot;:{&quot;formattedCitation&quot;:&quot;[@thumlert2018learning, p.4]&quot;,&quot;noteIndex&quot;:0},&quot;schema&quot;:&quot;https://github.com/citation-style-language/schema/raw/master/csl-citation.json&quot;,&quot;citationItems&quot;:[{&quot;uris&quot;:[&quot;http://zotero.org/users/1913249/items/NUD3E4DL&quot;],&quot;uri&quot;:[&quot;http://zotero.org/users/1913249/items/NUD3E4DL&quot;],&quot;locator&quot;:&quot;4&quot;,&quot;itemData&quot;:{&quot;container-title&quot;:&quot;Proceedings of the 12th european conference on game-based learning ECGBL, publisher: ACPI&quot;,&quot;id&quot;:&quot;thumlert2018learning&quot;,&quot;type&quot;:&quot;paper-conference&quot;,&quot;issued&quot;:{&quot;date-parts&quot;:[[&quot;2018&quot;]]},&quot;title&quot;:&quot;Learning through game design: A production pedagogy&quot;,&quot;author&quot;:[{&quot;family&quot;:&quot;Thumlert&quot;,&quot;given&quot;:&quot;Kurt&quot;},{&quot;given&quot;:&quot;Suzanne&quot;,&quot;non-dropping-particle&quot;:&quot;de&quot;,&quot;family&quot;:&quot;Castell&quot;},{&quot;family&quot;:&quot;Jenson&quot;,&quot;given&quot;:&quot;Jennifer&quot;}],&quot;citation-key&quot;:&quot;thumlert2018learning&quot;},&quot;prefix&quot;:&quot;&quot;,&quot;id&quot;:9650}]} RNDhseqbksrqj"/>&lt;Do Zotero Refresh: [@thumlert2018learning, p.4]&gt;<text:reference-mark-end text:name="ZOTERO_ITEM CSL_CITATION {&quot;citationID&quot;:&quot;aipvgrmm&quot;,&quot;properties&quot;:{&quot;formattedCitation&quot;:&quot;[@thumlert2018learning, p.4]&quot;,&quot;noteIndex&quot;:0},&quot;schema&quot;:&quot;https://github.com/citation-style-language/schema/raw/master/csl-citation.json&quot;,&quot;citationItems&quot;:[{&quot;uris&quot;:[&quot;http://zotero.org/users/1913249/items/NUD3E4DL&quot;],&quot;uri&quot;:[&quot;http://zotero.org/users/1913249/items/NUD3E4DL&quot;],&quot;locator&quot;:&quot;4&quot;,&quot;itemData&quot;:{&quot;container-title&quot;:&quot;Proceedings of the 12th european conference on game-based learning ECGBL, publisher: ACPI&quot;,&quot;id&quot;:&quot;thumlert2018learning&quot;,&quot;type&quot;:&quot;paper-conference&quot;,&quot;issued&quot;:{&quot;date-parts&quot;:[[&quot;2018&quot;]]},&quot;title&quot;:&quot;Learning through game design: A production pedagogy&quot;,&quot;author&quot;:[{&quot;family&quot;:&quot;Thumlert&quot;,&quot;given&quot;:&quot;Kurt&quot;},{&quot;given&quot;:&quot;Suzanne&quot;,&quot;non-dropping-particle&quot;:&quot;de&quot;,&quot;family&quot;:&quot;Castell&quot;},{&quot;family&quot;:&quot;Jenson&quot;,&quot;given&quot;:&quot;Jennifer&quot;}],&quot;citation-key&quot;:&quot;thumlert2018learning&quot;},&quot;prefix&quot;:&quot;&quot;,&quot;id&quot;:9650}]} RNDhseqbksrqj"/>, rather than being mobilised for critical and emancipatory reasons.</text:p>
      <text:p text:style-name="Text_20_body">It is important, in the interests of balance, to separate out some of the positives from the limits here. The school has done good work (tools, design principles) that can be built on.</text:p>
      <text:p text:style-name="Text_20_body"><text:span text:style-name="T2">Returning to developing Computational Fluency</text:span> PERHAPS NOT - MORE OF A BRIDGE TO NEXT SECTION PERHAPS</text:p>
      <text:p text:style-name="Text_20_body">To refocus this review, let’s return to focus of computational fluency as the focus for one of the research questions. Why choose this concept rather that broader 21 Century skills?</text:p>
      <text:p text:style-name="Text_20_body">In their project-based intervention, Girls Creating Games, Denner and Werner focused on pair programming of games to develop IT fluency, contrasting it to IT literacy <text:reference-mark-start text:name="ZOTERO_ITEM CSL_CITATION {&quot;citationID&quot;:&quot;epqsitfx&quot;,&quot;properties&quot;:{&quot;formattedCitation&quot;:&quot;[@werner_middle_2005-1]&quot;,&quot;noteIndex&quot;:0},&quot;schema&quot;:&quot;https://github.com/citation-style-language/schema/raw/master/csl-citation.json&quot;,&quot;citationItems&quot;:[{&quot;uris&quot;:[&quot;http://zotero.org/users/1913249/items/S8RMM4LC&quot;],&quot;uri&quot;:[&quot;http://zotero.org/users/1913249/items/S8RMM4LC&quot;],&quot;itemData&quot;:{&quot;citation-key&quot;:&quot;werner_middle_2005-1&quot;,&quot;event-title&quot;:&quot;SIGITE05: ACM Special Interest Group for Information Technology Education Conference 2005&quot;,&quot;source&quot;:&quot;DOI.org (Crossref)&quot;,&quot;ISBN&quot;:&quot;978-1-59593-252-5&quot;,&quot;DOI&quot;:&quot;10.1145/1095714.1095784&quot;,&quot;container-title&quot;:&quot;Proceedings of the 6th conference on Information technology education&quot;,&quot;page&quot;:&quot;301-305&quot;,&quot;accessed&quot;:{&quot;date-parts&quot;:[[&quot;2024&quot;,7,19]]},&quot;event-place&quot;:&quot;Newark NJ USA&quot;,&quot;issued&quot;:{&quot;date-parts&quot;:[[&quot;2005&quot;,10,20]]},&quot;URL&quot;:&quot;https://dl.acm.org/doi/10.1145/1095714.1095784&quot;,&quot;type&quot;:&quot;paper-conference&quot;,&quot;title&quot;:&quot;Middle school girls + games programming = information technology fluency&quot;,&quot;id&quot;:&quot;werner_middle_2005-1&quot;,&quot;publisher-place&quot;:&quot;Newark NJ USA&quot;,&quot;abstract&quot;:&quot;In this paper we describe an after-school program that aims to develop information technology (IT) fluency by teaching middle school girls to make computer games. We focus on IT fluency rather than IT literacy because to participate in the current and future world of technology, students must develop fluency in three kinds of IT knowledge: contemporary skills, fundamental concepts, and intellectual capabilities rather than just literacy skills. The acquisition of fluency is more likely to happen in the context of a program like ours because of its emphasis on projectbased work and a collaborative learning environment utilizing pair programming. The details of how IT fluency knowledge was acquired in the game programming part of our program are published elsewhere, so we only summarize those results here. The focus of this paper is on how participants have made substantial strides toward IT fluency due to aspects of our program as a whole. In this paper we provide many examples of how our program leads to IT fluency by addressing not just contemporary IT skills, but also intellectual capabilities and fundamental IT concepts.&quot;,&quot;language&quot;:&quot;en&quot;,&quot;author&quot;:[{&quot;family&quot;:&quot;Werner&quot;,&quot;given&quot;:&quot;Linda L.&quot;},{&quot;family&quot;:&quot;Campe&quot;,&quot;given&quot;:&quot;Shannon&quot;},{&quot;family&quot;:&quot;Denner&quot;,&quot;given&quot;:&quot;Jill&quot;}],&quot;publisher&quot;:&quot;ACM&quot;},&quot;suffix&quot;:&quot;&quot;,&quot;prefix&quot;:&quot;&quot;,&quot;id&quot;:9686}]} RNDrqgncgwrcc"/>&lt;Do Zotero Refresh: [@werner_middle_2005-1]&gt;<text:reference-mark-end text:name="ZOTERO_ITEM CSL_CITATION {&quot;citationID&quot;:&quot;epqsitfx&quot;,&quot;properties&quot;:{&quot;formattedCitation&quot;:&quot;[@werner_middle_2005-1]&quot;,&quot;noteIndex&quot;:0},&quot;schema&quot;:&quot;https://github.com/citation-style-language/schema/raw/master/csl-citation.json&quot;,&quot;citationItems&quot;:[{&quot;uris&quot;:[&quot;http://zotero.org/users/1913249/items/S8RMM4LC&quot;],&quot;uri&quot;:[&quot;http://zotero.org/users/1913249/items/S8RMM4LC&quot;],&quot;itemData&quot;:{&quot;citation-key&quot;:&quot;werner_middle_2005-1&quot;,&quot;event-title&quot;:&quot;SIGITE05: ACM Special Interest Group for Information Technology Education Conference 2005&quot;,&quot;source&quot;:&quot;DOI.org (Crossref)&quot;,&quot;ISBN&quot;:&quot;978-1-59593-252-5&quot;,&quot;DOI&quot;:&quot;10.1145/1095714.1095784&quot;,&quot;container-title&quot;:&quot;Proceedings of the 6th conference on Information technology education&quot;,&quot;page&quot;:&quot;301-305&quot;,&quot;accessed&quot;:{&quot;date-parts&quot;:[[&quot;2024&quot;,7,19]]},&quot;event-place&quot;:&quot;Newark NJ USA&quot;,&quot;issued&quot;:{&quot;date-parts&quot;:[[&quot;2005&quot;,10,20]]},&quot;URL&quot;:&quot;https://dl.acm.org/doi/10.1145/1095714.1095784&quot;,&quot;type&quot;:&quot;paper-conference&quot;,&quot;title&quot;:&quot;Middle school girls + games programming = information technology fluency&quot;,&quot;id&quot;:&quot;werner_middle_2005-1&quot;,&quot;publisher-place&quot;:&quot;Newark NJ USA&quot;,&quot;abstract&quot;:&quot;In this paper we describe an after-school program that aims to develop information technology (IT) fluency by teaching middle school girls to make computer games. We focus on IT fluency rather than IT literacy because to participate in the current and future world of technology, students must develop fluency in three kinds of IT knowledge: contemporary skills, fundamental concepts, and intellectual capabilities rather than just literacy skills. The acquisition of fluency is more likely to happen in the context of a program like ours because of its emphasis on projectbased work and a collaborative learning environment utilizing pair programming. The details of how IT fluency knowledge was acquired in the game programming part of our program are published elsewhere, so we only summarize those results here. The focus of this paper is on how participants have made substantial strides toward IT fluency due to aspects of our program as a whole. In this paper we provide many examples of how our program leads to IT fluency by addressing not just contemporary IT skills, but also intellectual capabilities and fundamental IT concepts.&quot;,&quot;language&quot;:&quot;en&quot;,&quot;author&quot;:[{&quot;family&quot;:&quot;Werner&quot;,&quot;given&quot;:&quot;Linda L.&quot;},{&quot;family&quot;:&quot;Campe&quot;,&quot;given&quot;:&quot;Shannon&quot;},{&quot;family&quot;:&quot;Denner&quot;,&quot;given&quot;:&quot;Jill&quot;}],&quot;publisher&quot;:&quot;ACM&quot;},&quot;suffix&quot;:&quot;&quot;,&quot;prefix&quot;:&quot;&quot;,&quot;id&quot;:9686}]} RNDrqgncgwrcc"/></text:p>
      <text:h text:style-name="Heading_20_2" text:outline-level="2"><text:bookmark-start text:name="context-of-game-making-and-digital-projects-at-home-and-other-informal-settings"/>Context of game making and digital projects at home and other informal settings<text:bookmark-end text:name="context-of-game-making-and-digital-projects-at-home-and-other-informal-settings"/></text:h>
      <text:h text:style-name="Heading_20_3" text:outline-level="3"><text:bookmark-start text:name="home-eduction-contextual-factors-relevant-to-this-study"/>Home eduction contextual factors relevant to this study<text:bookmark-end text:name="home-eduction-contextual-factors-relevant-to-this-study"/></text:h>
      <text:p text:style-name="First_20_paragraph">The processes and motivations driving of home education are varied <text:reference-mark-start text:name="ZOTERO_ITEM CSL_CITATION {&quot;citationID&quot;:&quot;joprhuhi&quot;,&quot;properties&quot;:{&quot;formattedCitation&quot;:&quot;[@fensham-smith_invisible_2021]&quot;,&quot;noteIndex&quot;:0},&quot;schema&quot;:&quot;https://github.com/citation-style-language/schema/raw/master/csl-citation.json&quot;,&quot;citationItems&quot;:[{&quot;uris&quot;:[&quot;http://zotero.org/users/1913249/items/F748Z3W8&quot;],&quot;uri&quot;:[&quot;http://zotero.org/users/1913249/items/F748Z3W8&quot;],&quot;itemData&quot;:{&quot;issue&quot;:&quot;1&quot;,&quot;citation-key&quot;:&quot;fensham-smith_invisible_2021&quot;,&quot;URL&quot;:&quot;https://www.sciendo.com/article/10.2478/jped-2021-0001&quot;,&quot;source&quot;:&quot;DOI.org (Crossref)&quot;,&quot;ISSN&quot;:&quot;1338-1563&quot;,&quot;DOI&quot;:&quot;10.2478/jped-2021-0001&quot;,&quot;container-title&quot;:&quot;Journal of Pedagogy&quot;,&quot;page&quot;:&quot;5-27&quot;,&quot;accessed&quot;:{&quot;date-parts&quot;:[[&quot;2023&quot;,10,2]]},&quot;issued&quot;:{&quot;date-parts&quot;:[[&quot;2021&quot;,6,1]]},&quot;volume&quot;:&quot;12&quot;,&quot;title-short&quot;:&quot;Invisible pedagogies in home education&quot;,&quot;id&quot;:&quot;fensham-smith_invisible_2021&quot;,&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language&quot;:&quot;en&quot;,&quot;author&quot;:[{&quot;family&quot;:&quot;Fensham-Smith&quot;,&quot;given&quot;:&quot;Amber Joy&quot;}],&quot;title&quot;:&quot;Invisible pedagogies in home education: Freedom, power and control&quot;},&quot;suffix&quot;:&quot;&quot;,&quot;prefix&quot;:&quot;&quot;,&quot;id&quot;:8983}]} RNDezavielyxt"/>&lt;Do Zotero Refresh: [@fensham-smith_invisible_2021]&gt;<text:reference-mark-end text:name="ZOTERO_ITEM CSL_CITATION {&quot;citationID&quot;:&quot;joprhuhi&quot;,&quot;properties&quot;:{&quot;formattedCitation&quot;:&quot;[@fensham-smith_invisible_2021]&quot;,&quot;noteIndex&quot;:0},&quot;schema&quot;:&quot;https://github.com/citation-style-language/schema/raw/master/csl-citation.json&quot;,&quot;citationItems&quot;:[{&quot;uris&quot;:[&quot;http://zotero.org/users/1913249/items/F748Z3W8&quot;],&quot;uri&quot;:[&quot;http://zotero.org/users/1913249/items/F748Z3W8&quot;],&quot;itemData&quot;:{&quot;issue&quot;:&quot;1&quot;,&quot;citation-key&quot;:&quot;fensham-smith_invisible_2021&quot;,&quot;URL&quot;:&quot;https://www.sciendo.com/article/10.2478/jped-2021-0001&quot;,&quot;source&quot;:&quot;DOI.org (Crossref)&quot;,&quot;ISSN&quot;:&quot;1338-1563&quot;,&quot;DOI&quot;:&quot;10.2478/jped-2021-0001&quot;,&quot;container-title&quot;:&quot;Journal of Pedagogy&quot;,&quot;page&quot;:&quot;5-27&quot;,&quot;accessed&quot;:{&quot;date-parts&quot;:[[&quot;2023&quot;,10,2]]},&quot;issued&quot;:{&quot;date-parts&quot;:[[&quot;2021&quot;,6,1]]},&quot;volume&quot;:&quot;12&quot;,&quot;title-short&quot;:&quot;Invisible pedagogies in home education&quot;,&quot;id&quot;:&quot;fensham-smith_invisible_2021&quot;,&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language&quot;:&quot;en&quot;,&quot;author&quot;:[{&quot;family&quot;:&quot;Fensham-Smith&quot;,&quot;given&quot;:&quot;Amber Joy&quot;}],&quot;title&quot;:&quot;Invisible pedagogies in home education: Freedom, power and control&quot;},&quot;suffix&quot;:&quot;&quot;,&quot;prefix&quot;:&quot;&quot;,&quot;id&quot;:8983}]} RNDezavielyxt"/>. Two broad streams are sometimes framed as pedagogy and ideology <text:reference-mark-start text:name="ZOTERO_ITEM CSL_CITATION {&quot;citationID&quot;:&quot;sdrjuyxw&quot;,&quot;properties&quot;:{&quot;formattedCitation&quot;:&quot;[@galen_home_1991]&quot;,&quot;noteIndex&quot;:0},&quot;schema&quot;:&quot;https://github.com/citation-style-language/schema/raw/master/csl-citation.json&quot;,&quot;citationItems&quot;:[{&quot;uris&quot;:[&quot;http://zotero.org/users/1913249/items/ZQHZ2GU8&quot;],&quot;uri&quot;:[&quot;http://zotero.org/users/1913249/items/ZQHZ2GU8&quot;],&quot;itemData&quot;:{&quot;citation-key&quot;:&quot;galen_home_1991&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ype&quot;:&quot;book&quot;,&quot;ISBN&quot;:&quot;978-0-313-38882-8&quot;,&quot;source&quot;:&quot;Google Books&quot;,&quot;title&quot;:&quot;Home Schooling: Political, Historical, and Pedagogical Perspectives&quot;,&quot;title-short&quot;:&quot;Home Schooling&quot;,&quot;id&quot;:&quot;galen_home_1991&quot;,&quot;number-of-pages&quot;:&quot;224&quot;,&quot;publisher&quot;:&quot;Bloomsbury Publishing USA&quot;,&quot;language&quot;:&quot;en&quot;,&quot;author&quot;:[{&quot;family&quot;:&quot;Galen&quot;,&quot;given&quot;:&quot;Jane Van&quot;},{&quot;family&quot;:&quot;Pitman&quot;,&quot;given&quot;:&quot;Mary Anne&quot;}],&quot;issued&quot;:{&quot;date-parts&quot;:[[&quot;1991&quot;,1,1]]}},&quot;suffix&quot;:&quot;&quot;,&quot;prefix&quot;:&quot;&quot;,&quot;id&quot;:8975}]} RNDfuohxxwmoe"/>&lt;Do Zotero Refresh: [@galen_home_1991]&gt;<text:reference-mark-end text:name="ZOTERO_ITEM CSL_CITATION {&quot;citationID&quot;:&quot;sdrjuyxw&quot;,&quot;properties&quot;:{&quot;formattedCitation&quot;:&quot;[@galen_home_1991]&quot;,&quot;noteIndex&quot;:0},&quot;schema&quot;:&quot;https://github.com/citation-style-language/schema/raw/master/csl-citation.json&quot;,&quot;citationItems&quot;:[{&quot;uris&quot;:[&quot;http://zotero.org/users/1913249/items/ZQHZ2GU8&quot;],&quot;uri&quot;:[&quot;http://zotero.org/users/1913249/items/ZQHZ2GU8&quot;],&quot;itemData&quot;:{&quot;citation-key&quot;:&quot;galen_home_1991&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ype&quot;:&quot;book&quot;,&quot;ISBN&quot;:&quot;978-0-313-38882-8&quot;,&quot;source&quot;:&quot;Google Books&quot;,&quot;title&quot;:&quot;Home Schooling: Political, Historical, and Pedagogical Perspectives&quot;,&quot;title-short&quot;:&quot;Home Schooling&quot;,&quot;id&quot;:&quot;galen_home_1991&quot;,&quot;number-of-pages&quot;:&quot;224&quot;,&quot;publisher&quot;:&quot;Bloomsbury Publishing USA&quot;,&quot;language&quot;:&quot;en&quot;,&quot;author&quot;:[{&quot;family&quot;:&quot;Galen&quot;,&quot;given&quot;:&quot;Jane Van&quot;},{&quot;family&quot;:&quot;Pitman&quot;,&quot;given&quot;:&quot;Mary Anne&quot;}],&quot;issued&quot;:{&quot;date-parts&quot;:[[&quot;1991&quot;,1,1]]}},&quot;suffix&quot;:&quot;&quot;,&quot;prefix&quot;:&quot;&quot;,&quot;id&quot;:8975}]} RNDfuohxxwmoe"/> <text:reference-mark-start text:name="ZOTERO_ITEM CSL_CITATION {&quot;citationID&quot;:&quot;hwmmwmhe&quot;,&quot;properties&quot;:{&quot;formattedCitation&quot;:&quot;[@rothermel_can_2003]&quot;,&quot;noteIndex&quot;:0},&quot;schema&quot;:&quot;https://github.com/citation-style-language/schema/raw/master/csl-citation.json&quot;,&quot;citationItems&quot;:[{&quot;uris&quot;:[&quot;http://zotero.org/users/1913249/items/AKHEZBKX&quot;],&quot;uri&quot;:[&quot;http://zotero.org/users/1913249/items/AKHEZBKX&quot;],&quot;itemData&quot;:{&quot;issue&quot;:&quot;2-3&quot;,&quot;citation-key&quot;:&quot;rothermel_can_2003&quot;,&quot;URL&quot;:&quot;https://doi.org/10.1080/09500790308668293&quot;,&quot;source&quot;:&quot;Taylor and Francis+NEJM&quot;,&quot;ISSN&quot;:&quot;0950-0790&quot;,&quot;DOI&quot;:&quot;10.1080/09500790308668293&quot;,&quot;container-title&quot;:&quot;Evaluation &amp; Research in Education&quot;,&quot;page&quot;:&quot;74-89&quot;,&quot;accessed&quot;:{&quot;date-parts&quot;:[[&quot;2023&quot;,10,2]]},&quot;issued&quot;:{&quot;date-parts&quot;:[[&quot;2003&quot;,5,15]]},&quot;volume&quot;:&quot;17&quot;,&quot;id&quot;:&quot;rothermel_can_2003&quot;,&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publisher&quot;:&quot;Routledge&quot;,&quot;author&quot;:[{&quot;family&quot;:&quot;Rothermel&quot;,&quot;given&quot;:&quot;Paula&quot;}],&quot;title&quot;:&quot;Can We Classify Motives for Home Education?&quot;},&quot;suffix&quot;:&quot;&quot;,&quot;prefix&quot;:&quot;&quot;,&quot;id&quot;:8977}]} RNDrsdpmvsefm"/>&lt;Do Zotero Refresh: [@rothermel_can_2003]&gt;<text:reference-mark-end text:name="ZOTERO_ITEM CSL_CITATION {&quot;citationID&quot;:&quot;hwmmwmhe&quot;,&quot;properties&quot;:{&quot;formattedCitation&quot;:&quot;[@rothermel_can_2003]&quot;,&quot;noteIndex&quot;:0},&quot;schema&quot;:&quot;https://github.com/citation-style-language/schema/raw/master/csl-citation.json&quot;,&quot;citationItems&quot;:[{&quot;uris&quot;:[&quot;http://zotero.org/users/1913249/items/AKHEZBKX&quot;],&quot;uri&quot;:[&quot;http://zotero.org/users/1913249/items/AKHEZBKX&quot;],&quot;itemData&quot;:{&quot;issue&quot;:&quot;2-3&quot;,&quot;citation-key&quot;:&quot;rothermel_can_2003&quot;,&quot;URL&quot;:&quot;https://doi.org/10.1080/09500790308668293&quot;,&quot;source&quot;:&quot;Taylor and Francis+NEJM&quot;,&quot;ISSN&quot;:&quot;0950-0790&quot;,&quot;DOI&quot;:&quot;10.1080/09500790308668293&quot;,&quot;container-title&quot;:&quot;Evaluation &amp; Research in Education&quot;,&quot;page&quot;:&quot;74-89&quot;,&quot;accessed&quot;:{&quot;date-parts&quot;:[[&quot;2023&quot;,10,2]]},&quot;issued&quot;:{&quot;date-parts&quot;:[[&quot;2003&quot;,5,15]]},&quot;volume&quot;:&quot;17&quot;,&quot;id&quot;:&quot;rothermel_can_2003&quot;,&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publisher&quot;:&quot;Routledge&quot;,&quot;author&quot;:[{&quot;family&quot;:&quot;Rothermel&quot;,&quot;given&quot;:&quot;Paula&quot;}],&quot;title&quot;:&quot;Can We Classify Motives for Home Education?&quot;},&quot;suffix&quot;:&quot;&quot;,&quot;prefix&quot;:&quot;&quot;,&quot;id&quot;:8977}]} RNDrsdpmvsefm"/>. In terms of pedagogy, popular concepts in home ed circles include unschooling and deschooling. Holt’s concept of unschooling <text:reference-mark-start text:name="ZOTERO_ITEM CSL_CITATION {&quot;citationID&quot;:&quot;ddjiyxqv&quot;,&quot;properties&quot;:{&quot;formattedCitation&quot;:&quot;[@gray_challenges_2013]&quot;,&quot;noteIndex&quot;:0},&quot;schema&quot;:&quot;https://github.com/citation-style-language/schema/raw/master/csl-citation.json&quot;,&quot;citationItems&quot;:[{&quot;uris&quot;:[&quot;http://zotero.org/users/1913249/items/CUNAU5ZC&quot;],&quot;uri&quot;:[&quot;http://zotero.org/users/1913249/items/CUNAU5ZC&quot;],&quot;itemData&quot;:{&quot;issue&quot;:&quot;14&quot;,&quot;citation-key&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volume&quot;:&quot;7&quot;,&quot;type&quot;:&quot;article-journal&quot;,&quot;id&quot;:&quot;gray_challenges_2013&quot;,&quot;title&quot;:&quot;The Challenges and Benefits of Unschooling, According to 232 Families Who Have Chosen that Route&quot;,&quot;source&quot;:&quot;Zotero&quot;,&quot;language&quot;:&quot;en&quot;,&quot;author&quot;:[{&quot;family&quot;:&quot;Gray&quot;,&quot;given&quot;:&quot;Peter&quot;},{&quot;family&quot;:&quot;Riley&quot;,&quot;given&quot;:&quot;Gina&quot;}],&quot;issued&quot;:{&quot;date-parts&quot;:[[&quot;2013&quot;]]}},&quot;suffix&quot;:&quot;&quot;,&quot;prefix&quot;:&quot;&quot;,&quot;id&quot;:8982}]} RNDvmikrpgdbc"/>&lt;Do Zotero Refresh: [@gray_challenges_2013]&gt;<text:reference-mark-end text:name="ZOTERO_ITEM CSL_CITATION {&quot;citationID&quot;:&quot;ddjiyxqv&quot;,&quot;properties&quot;:{&quot;formattedCitation&quot;:&quot;[@gray_challenges_2013]&quot;,&quot;noteIndex&quot;:0},&quot;schema&quot;:&quot;https://github.com/citation-style-language/schema/raw/master/csl-citation.json&quot;,&quot;citationItems&quot;:[{&quot;uris&quot;:[&quot;http://zotero.org/users/1913249/items/CUNAU5ZC&quot;],&quot;uri&quot;:[&quot;http://zotero.org/users/1913249/items/CUNAU5ZC&quot;],&quot;itemData&quot;:{&quot;issue&quot;:&quot;14&quot;,&quot;citation-key&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volume&quot;:&quot;7&quot;,&quot;type&quot;:&quot;article-journal&quot;,&quot;id&quot;:&quot;gray_challenges_2013&quot;,&quot;title&quot;:&quot;The Challenges and Benefits of Unschooling, According to 232 Families Who Have Chosen that Route&quot;,&quot;source&quot;:&quot;Zotero&quot;,&quot;language&quot;:&quot;en&quot;,&quot;author&quot;:[{&quot;family&quot;:&quot;Gray&quot;,&quot;given&quot;:&quot;Peter&quot;},{&quot;family&quot;:&quot;Riley&quot;,&quot;given&quot;:&quot;Gina&quot;}],&quot;issued&quot;:{&quot;date-parts&quot;:[[&quot;2013&quot;]]}},&quot;suffix&quot;:&quot;&quot;,&quot;prefix&quot;:&quot;&quot;,&quot;id&quot;:8982}]} RNDvmikrpgdbc"/>, highlights the value facilitating learning around of the process of drawing out interests of children in everyday activities. Illich’s work around deschooling promotes an idea of webs of learning. Instead of one educational site as the font of all knowledge, learners access learning experiences in varied contexts based on their interests and needs <text:reference-mark-start text:name="ZOTERO_ITEM CSL_CITATION {&quot;citationID&quot;:&quot;qjhiclyp&quot;,&quot;properties&quot;:{&quot;formattedCitation&quot;:&quot;[@illich_deschooling_1971]&quot;,&quot;noteIndex&quot;:0},&quot;schema&quot;:&quot;https://github.com/citation-style-language/schema/raw/master/csl-citation.json&quot;,&quot;citationItems&quot;:[{&quot;uris&quot;:[&quot;http://zotero.org/users/1913249/items/6IH2ZXKT&quot;],&quot;uri&quot;:[&quot;http://zotero.org/users/1913249/items/6IH2ZXKT&quot;],&quot;itemData&quot;:{&quot;edition&quot;:&quot;1st ed.&quot;,&quot;citation-key&quot;:&quot;illich_deschooling_1971&quot;,&quot;type&quot;:&quot;book&quot;,&quot;issued&quot;:{&quot;date-parts&quot;:[[&quot;1971&quot;]]},&quot;call-number&quot;:&quot;LA210 .I4 1971&quot;,&quot;collection-title&quot;:&quot;World perspectives, v. 44&quot;,&quot;title&quot;:&quot;Deschooling society&quot;,&quot;source&quot;:&quot;Library of Congress ISBN&quot;,&quot;publisher-place&quot;:&quot;New York&quot;,&quot;id&quot;:&quot;illich_deschooling_1971&quot;,&quot;number-of-pages&quot;:&quot;116&quot;,&quot;ISBN&quot;:&quot;0-06-012139-4&quot;,&quot;publisher&quot;:&quot;Harper &amp; Row&quot;,&quot;author&quot;:[{&quot;family&quot;:&quot;Illich&quot;,&quot;given&quot;:&quot;Ivan&quot;}],&quot;event-place&quot;:&quot;New York&quot;},&quot;suffix&quot;:&quot;&quot;,&quot;prefix&quot;:&quot;&quot;,&quot;id&quot;:1115}]} RNDgrtmewqnfo"/>&lt;Do Zotero Refresh: [@illich_deschooling_1971]&gt;<text:reference-mark-end text:name="ZOTERO_ITEM CSL_CITATION {&quot;citationID&quot;:&quot;qjhiclyp&quot;,&quot;properties&quot;:{&quot;formattedCitation&quot;:&quot;[@illich_deschooling_1971]&quot;,&quot;noteIndex&quot;:0},&quot;schema&quot;:&quot;https://github.com/citation-style-language/schema/raw/master/csl-citation.json&quot;,&quot;citationItems&quot;:[{&quot;uris&quot;:[&quot;http://zotero.org/users/1913249/items/6IH2ZXKT&quot;],&quot;uri&quot;:[&quot;http://zotero.org/users/1913249/items/6IH2ZXKT&quot;],&quot;itemData&quot;:{&quot;edition&quot;:&quot;1st ed.&quot;,&quot;citation-key&quot;:&quot;illich_deschooling_1971&quot;,&quot;type&quot;:&quot;book&quot;,&quot;issued&quot;:{&quot;date-parts&quot;:[[&quot;1971&quot;]]},&quot;call-number&quot;:&quot;LA210 .I4 1971&quot;,&quot;collection-title&quot;:&quot;World perspectives, v. 44&quot;,&quot;title&quot;:&quot;Deschooling society&quot;,&quot;source&quot;:&quot;Library of Congress ISBN&quot;,&quot;publisher-place&quot;:&quot;New York&quot;,&quot;id&quot;:&quot;illich_deschooling_1971&quot;,&quot;number-of-pages&quot;:&quot;116&quot;,&quot;ISBN&quot;:&quot;0-06-012139-4&quot;,&quot;publisher&quot;:&quot;Harper &amp; Row&quot;,&quot;author&quot;:[{&quot;family&quot;:&quot;Illich&quot;,&quot;given&quot;:&quot;Ivan&quot;}],&quot;event-place&quot;:&quot;New York&quot;},&quot;suffix&quot;:&quot;&quot;,&quot;prefix&quot;:&quot;&quot;,&quot;id&quot;:1115}]} RNDgrtmewqnfo"/>. Many home educating families are active in identifying networks to tap into <text:reference-mark-start text:name="ZOTERO_ITEM CSL_CITATION {&quot;citationID&quot;:&quot;lvkgisqz&quot;,&quot;properties&quot;:{&quot;formattedCitation&quot;:&quot;[@doroudi_relevance_2023]&quot;,&quot;noteIndex&quot;:0},&quot;schema&quot;:&quot;https://github.com/citation-style-language/schema/raw/master/csl-citation.json&quot;,&quot;citationItems&quot;:[{&quot;uris&quot;:[&quot;http://zotero.org/users/1913249/items/CR7JKY94&quot;],&quot;uri&quot;:[&quot;http://zotero.org/users/1913249/items/CR7JKY94&quot;],&quot;itemData&quot;:{&quot;citation-key&quot;:&quot;doroudi_relevance_2023&quot;,&quot;URL&quot;:&quot;https://dl.acm.org/doi/10.1145/3573051.3593386&quot;,&quot;source&quot;:&quot;ACM Digital Library&quot;,&quot;collection-title&quot;:&quot;L@S '23&quot;,&quot;DOI&quot;:&quot;10.1145/3573051.3593386&quot;,&quot;container-title&quot;:&quot;Proceedings of the Tenth ACM Conference on Learning @ Scale&quot;,&quot;page&quot;:&quot;99–109&quot;,&quot;accessed&quot;:{&quot;date-parts&quot;:[[&quot;2023&quot;,10,2]]},&quot;event-place&quot;:&quot;New York, NY, USA&quot;,&quot;issued&quot;:{&quot;date-parts&quot;:[[&quot;2023&quot;,7,20]]},&quot;type&quot;:&quot;paper-conference&quot;,&quot;title&quot;:&quot;The Relevance of Ivan Illich's Learning Webs 50 Years On&quot;,&quot;id&quot;:&quot;doroudi_relevance_2023&quot;,&quot;publisher-place&quot;:&quot;New York, NY, US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ublisher&quot;:&quot;Association for Computing Machinery&quot;,&quot;author&quot;:[{&quot;family&quot;:&quot;Doroudi&quot;,&quot;given&quot;:&quot;Shayan&quot;},{&quot;family&quot;:&quot;Ahmad&quot;,&quot;given&quot;:&quot;Yusuf&quot;}],&quot;ISBN&quot;:&quot;9798400700255&quot;},&quot;suffix&quot;:&quot;&quot;,&quot;prefix&quot;:&quot;&quot;,&quot;id&quot;:8980}]} RNDixdkauuhcw"/>&lt;Do Zotero Refresh: [@doroudi_relevance_2023]&gt;<text:reference-mark-end text:name="ZOTERO_ITEM CSL_CITATION {&quot;citationID&quot;:&quot;lvkgisqz&quot;,&quot;properties&quot;:{&quot;formattedCitation&quot;:&quot;[@doroudi_relevance_2023]&quot;,&quot;noteIndex&quot;:0},&quot;schema&quot;:&quot;https://github.com/citation-style-language/schema/raw/master/csl-citation.json&quot;,&quot;citationItems&quot;:[{&quot;uris&quot;:[&quot;http://zotero.org/users/1913249/items/CR7JKY94&quot;],&quot;uri&quot;:[&quot;http://zotero.org/users/1913249/items/CR7JKY94&quot;],&quot;itemData&quot;:{&quot;citation-key&quot;:&quot;doroudi_relevance_2023&quot;,&quot;URL&quot;:&quot;https://dl.acm.org/doi/10.1145/3573051.3593386&quot;,&quot;source&quot;:&quot;ACM Digital Library&quot;,&quot;collection-title&quot;:&quot;L@S '23&quot;,&quot;DOI&quot;:&quot;10.1145/3573051.3593386&quot;,&quot;container-title&quot;:&quot;Proceedings of the Tenth ACM Conference on Learning @ Scale&quot;,&quot;page&quot;:&quot;99–109&quot;,&quot;accessed&quot;:{&quot;date-parts&quot;:[[&quot;2023&quot;,10,2]]},&quot;event-place&quot;:&quot;New York, NY, USA&quot;,&quot;issued&quot;:{&quot;date-parts&quot;:[[&quot;2023&quot;,7,20]]},&quot;type&quot;:&quot;paper-conference&quot;,&quot;title&quot;:&quot;The Relevance of Ivan Illich's Learning Webs 50 Years On&quot;,&quot;id&quot;:&quot;doroudi_relevance_2023&quot;,&quot;publisher-place&quot;:&quot;New York, NY, US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ublisher&quot;:&quot;Association for Computing Machinery&quot;,&quot;author&quot;:[{&quot;family&quot;:&quot;Doroudi&quot;,&quot;given&quot;:&quot;Shayan&quot;},{&quot;family&quot;:&quot;Ahmad&quot;,&quot;given&quot;:&quot;Yusuf&quot;}],&quot;ISBN&quot;:&quot;9798400700255&quot;},&quot;suffix&quot;:&quot;&quot;,&quot;prefix&quot;:&quot;&quot;,&quot;id&quot;:8980}]} RNDixdkauuhcw"/> using friendship and social networking groups and email to share opportunities and collaborate on learning activities.</text:p>
      <text:h text:style-name="Heading_20_3" text:outline-level="3"><text:bookmark-start text:name="defining-informal"/>Defining informal<text:bookmark-end text:name="defining-informal"/></text:h>
      <text:p text:style-name="First_20_paragraph">While definitions of informal education are complex, the term generally refers to learning that occurs outside a traditional school environment <text:reference-mark-start text:name="ZOTERO_ITEM CSL_CITATION {&quot;citationID&quot;:&quot;sblzsfmw&quot;,&quot;properties&quot;:{&quot;formattedCitation&quot;:&quot;[@erstad_identity_2012]&quot;,&quot;noteIndex&quot;:0},&quot;schema&quot;:&quot;https://github.com/citation-style-language/schema/raw/master/csl-citation.json&quot;,&quot;citationItems&quot;:[{&quot;uris&quot;:[&quot;http://zotero.org/users/1913249/items/TE57K2KN&quot;],&quot;uri&quot;:[&quot;http://zotero.org/users/1913249/items/TE57K2KN&quot;],&quot;itemData&quot;:{&quot;edition&quot;:&quot;1&quot;,&quot;citation-key&quot;:&quot;erstad_identity_2012&quot;,&quot;URL&quot;:&quot;https://www.cambridge.org/core/product/identifier/9781139026239%23c00591-8/type/book_part&quot;,&quot;source&quot;:&quot;DOI.org (Crossref)&quot;,&quot;ISBN&quot;:&quot;978-1-139-02623-9 978-1-107-00591-4 978-1-107-50727-2&quot;,&quot;DOI&quot;:&quot;10.1017/CBO9781139026239.001&quot;,&quot;container-title&quot;:&quot;Identity, Community, and Learning Lives in the Digital Age&quot;,&quot;page&quot;:&quot;1-20&quot;,&quot;accessed&quot;:{&quot;date-parts&quot;:[[&quot;2022&quot;,8,9]]},&quot;issued&quot;:{&quot;date-parts&quot;:[[&quot;2012&quot;,10,22]]},&quot;editor&quot;:[{&quot;family&quot;:&quot;Erstad&quot;,&quot;given&quot;:&quot;Ola&quot;},{&quot;family&quot;:&quot;Sefton-Green&quot;,&quot;given&quot;:&quot;Julian&quot;}],&quot;id&quot;:&quot;erstad_identity_2012&quot;,&quot;type&quot;:&quot;chapter&quot;,&quot;title&quot;:&quot;Identity, Community, and Learning Lives in the Digital Age&quot;,&quot;language&quot;:&quot;en&quot;,&quot;author&quot;:[{&quot;family&quot;:&quot;Sefton-Green&quot;,&quot;given&quot;:&quot;Julian&quot;},{&quot;family&quot;:&quot;Erstad&quot;,&quot;given&quot;:&quot;Ola&quot;}],&quot;publisher&quot;:&quot;Cambridge University Press&quot;},&quot;suffix&quot;:&quot;&quot;,&quot;prefix&quot;:&quot;&quot;,&quot;id&quot;:3752}]} RNDccjhrvdbbl"/>&lt;Do Zotero Refresh: [@erstad_identity_2012]&gt;<text:reference-mark-end text:name="ZOTERO_ITEM CSL_CITATION {&quot;citationID&quot;:&quot;sblzsfmw&quot;,&quot;properties&quot;:{&quot;formattedCitation&quot;:&quot;[@erstad_identity_2012]&quot;,&quot;noteIndex&quot;:0},&quot;schema&quot;:&quot;https://github.com/citation-style-language/schema/raw/master/csl-citation.json&quot;,&quot;citationItems&quot;:[{&quot;uris&quot;:[&quot;http://zotero.org/users/1913249/items/TE57K2KN&quot;],&quot;uri&quot;:[&quot;http://zotero.org/users/1913249/items/TE57K2KN&quot;],&quot;itemData&quot;:{&quot;edition&quot;:&quot;1&quot;,&quot;citation-key&quot;:&quot;erstad_identity_2012&quot;,&quot;URL&quot;:&quot;https://www.cambridge.org/core/product/identifier/9781139026239%23c00591-8/type/book_part&quot;,&quot;source&quot;:&quot;DOI.org (Crossref)&quot;,&quot;ISBN&quot;:&quot;978-1-139-02623-9 978-1-107-00591-4 978-1-107-50727-2&quot;,&quot;DOI&quot;:&quot;10.1017/CBO9781139026239.001&quot;,&quot;container-title&quot;:&quot;Identity, Community, and Learning Lives in the Digital Age&quot;,&quot;page&quot;:&quot;1-20&quot;,&quot;accessed&quot;:{&quot;date-parts&quot;:[[&quot;2022&quot;,8,9]]},&quot;issued&quot;:{&quot;date-parts&quot;:[[&quot;2012&quot;,10,22]]},&quot;editor&quot;:[{&quot;family&quot;:&quot;Erstad&quot;,&quot;given&quot;:&quot;Ola&quot;},{&quot;family&quot;:&quot;Sefton-Green&quot;,&quot;given&quot;:&quot;Julian&quot;}],&quot;id&quot;:&quot;erstad_identity_2012&quot;,&quot;type&quot;:&quot;chapter&quot;,&quot;title&quot;:&quot;Identity, Community, and Learning Lives in the Digital Age&quot;,&quot;language&quot;:&quot;en&quot;,&quot;author&quot;:[{&quot;family&quot;:&quot;Sefton-Green&quot;,&quot;given&quot;:&quot;Julian&quot;},{&quot;family&quot;:&quot;Erstad&quot;,&quot;given&quot;:&quot;Ola&quot;}],&quot;publisher&quot;:&quot;Cambridge University Press&quot;},&quot;suffix&quot;:&quot;&quot;,&quot;prefix&quot;:&quot;&quot;,&quot;id&quot;:3752}]} RNDccjhrvdbbl"/>. However, as Sefton-Green (<text:span text:style-name="T2">sefton-green_literature_2004?</text:span>) notes, formally structured learning can take place in informal settings, and vice-versa. Others writers <text:reference-mark-start text:name="ZOTERO_ITEM CSL_CITATION {&quot;citationID&quot;:&quot;jhxmepnq&quot;,&quot;properties&quot;:{&quot;formattedCitation&quot;:&quot;[@eshach_bridging_2007, p. 173; @werquin_recognition_2009]&quot;,&quot;noteIndex&quot;:0},&quot;schema&quot;:&quot;https://github.com/citation-style-language/schema/raw/master/csl-citation.json&quot;,&quot;citationItems&quot;:[{&quot;uris&quot;:[&quot;http://zotero.org/users/1913249/items/CKARKKW9&quot;],&quot;uri&quot;:[&quot;http://zotero.org/users/1913249/items/CKARKKW9&quot;],&quot;locator&quot;:&quot; 173&quot;,&quot;itemData&quot;:{&quot;issue&quot;:&quot;2&quot;,&quot;citation-key&quot;:&quot;eshach_bridging_2007&quot;,&quot;URL&quot;:&quot;https://doi.org/10.1007/s10956-006-9027-1&quot;,&quot;source&quot;:&quot;Springer Link&quot;,&quot;ISSN&quot;:&quot;1573-1839&quot;,&quot;DOI&quot;:&quot;10.1007/s10956-006-9027-1&quot;,&quot;container-title&quot;:&quot;Journal of Science Education and Technology&quot;,&quot;page&quot;:&quot;171-190&quot;,&quot;accessed&quot;:{&quot;date-parts&quot;:[[&quot;2019&quot;,4,24]]},&quot;container-title-short&quot;:&quot;J Sci Educ Technol&quot;,&quot;issued&quot;:{&quot;date-parts&quot;:[[&quot;2007&quot;,4,1]]},&quot;volume&quot;:&quot;16&quot;,&quot;title-short&quot;:&quot;Bridging In-school and Out-of-school Learning&quot;,&quot;id&quot;:&quot;eshach_bridging_2007&quot;,&quot;type&quot;:&quot;article-journal&quot;,&quot;language&quot;:&quot;en&quot;,&quot;title&quot;:&quot;Bridging In-school and Out-of-school Learning: Formal, Non-Formal, and Informal Education&quot;,&quot;author&quot;:[{&quot;family&quot;:&quot;Eshach&quot;,&quot;given&quot;:&quot;Haim&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prefix&quot;:&quot;&quot;,&quot;id&quot;:3302},{&quot;uris&quot;:[&quot;http://zotero.org/users/1913249/items/WJMQLNPY&quot;],&quot;uri&quot;:[&quot;http://zotero.org/users/1913249/items/WJMQLNPY&quot;],&quot;itemData&quot;:{&quot;issue&quot;:&quot;03/2009&quot;,&quot;citation-key&quot;:&quot;werquin_recognition_2009&quot;,&quot;URL&quot;:&quot;http://doi.org/10.3278/REP0903W011&quot;,&quot;issued&quot;:{&quot;date-parts&quot;:[[&quot;2009&quot;,3,1]]},&quot;type&quot;:&quot;article-journal&quot;,&quot;ISSN&quot;:&quot;0177-4166&quot;,&quot;DOI&quot;:&quot;10.3278/REP0903W011&quot;,&quot;container-title&quot;:&quot;Recognition of Non-formal and Informal Learning in OECD Countries: an Overview of Some Key Issues&quot;,&quot;title-short&quot;:&quot;Recognition of Non-formal and Informal Learning in OECD Countries&quot;,&quot;id&quot;:&quot;werquin_recognition_2009&quot;,&quot;title&quot;:&quot;Recognition of Non-formal and Informal Learning in OECD Countries: an Overview of Some Key Issues&quot;,&quot;accessed&quot;:{&quot;date-parts&quot;:[[&quot;2019&quot;,4,24]]},&quot;language&quot;:&quot;en&quot;,&quot;author&quot;:[{&quot;family&quot;:&quot;Werquin&quot;,&quot;given&quot;:&quot;Patrick&quot;}],&quot;source&quot;:&quot;DOI.org (CSL JSON)&quot;},&quot;suffix&quot;:&quot;&quot;,&quot;prefix&quot;:&quot;&quot;,&quot;id&quot;:3306}]} RNDpgvbcyemfv"/>&lt;Do Zotero Refresh: [@eshach_bridging_2007, p. 173; @werquin_recognition_2009]&gt;<text:reference-mark-end text:name="ZOTERO_ITEM CSL_CITATION {&quot;citationID&quot;:&quot;jhxmepnq&quot;,&quot;properties&quot;:{&quot;formattedCitation&quot;:&quot;[@eshach_bridging_2007, p. 173; @werquin_recognition_2009]&quot;,&quot;noteIndex&quot;:0},&quot;schema&quot;:&quot;https://github.com/citation-style-language/schema/raw/master/csl-citation.json&quot;,&quot;citationItems&quot;:[{&quot;uris&quot;:[&quot;http://zotero.org/users/1913249/items/CKARKKW9&quot;],&quot;uri&quot;:[&quot;http://zotero.org/users/1913249/items/CKARKKW9&quot;],&quot;locator&quot;:&quot; 173&quot;,&quot;itemData&quot;:{&quot;issue&quot;:&quot;2&quot;,&quot;citation-key&quot;:&quot;eshach_bridging_2007&quot;,&quot;URL&quot;:&quot;https://doi.org/10.1007/s10956-006-9027-1&quot;,&quot;source&quot;:&quot;Springer Link&quot;,&quot;ISSN&quot;:&quot;1573-1839&quot;,&quot;DOI&quot;:&quot;10.1007/s10956-006-9027-1&quot;,&quot;container-title&quot;:&quot;Journal of Science Education and Technology&quot;,&quot;page&quot;:&quot;171-190&quot;,&quot;accessed&quot;:{&quot;date-parts&quot;:[[&quot;2019&quot;,4,24]]},&quot;container-title-short&quot;:&quot;J Sci Educ Technol&quot;,&quot;issued&quot;:{&quot;date-parts&quot;:[[&quot;2007&quot;,4,1]]},&quot;volume&quot;:&quot;16&quot;,&quot;title-short&quot;:&quot;Bridging In-school and Out-of-school Learning&quot;,&quot;id&quot;:&quot;eshach_bridging_2007&quot;,&quot;type&quot;:&quot;article-journal&quot;,&quot;language&quot;:&quot;en&quot;,&quot;title&quot;:&quot;Bridging In-school and Out-of-school Learning: Formal, Non-Formal, and Informal Education&quot;,&quot;author&quot;:[{&quot;family&quot;:&quot;Eshach&quot;,&quot;given&quot;:&quot;Haim&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prefix&quot;:&quot;&quot;,&quot;id&quot;:3302},{&quot;uris&quot;:[&quot;http://zotero.org/users/1913249/items/WJMQLNPY&quot;],&quot;uri&quot;:[&quot;http://zotero.org/users/1913249/items/WJMQLNPY&quot;],&quot;itemData&quot;:{&quot;issue&quot;:&quot;03/2009&quot;,&quot;citation-key&quot;:&quot;werquin_recognition_2009&quot;,&quot;URL&quot;:&quot;http://doi.org/10.3278/REP0903W011&quot;,&quot;issued&quot;:{&quot;date-parts&quot;:[[&quot;2009&quot;,3,1]]},&quot;type&quot;:&quot;article-journal&quot;,&quot;ISSN&quot;:&quot;0177-4166&quot;,&quot;DOI&quot;:&quot;10.3278/REP0903W011&quot;,&quot;container-title&quot;:&quot;Recognition of Non-formal and Informal Learning in OECD Countries: an Overview of Some Key Issues&quot;,&quot;title-short&quot;:&quot;Recognition of Non-formal and Informal Learning in OECD Countries&quot;,&quot;id&quot;:&quot;werquin_recognition_2009&quot;,&quot;title&quot;:&quot;Recognition of Non-formal and Informal Learning in OECD Countries: an Overview of Some Key Issues&quot;,&quot;accessed&quot;:{&quot;date-parts&quot;:[[&quot;2019&quot;,4,24]]},&quot;language&quot;:&quot;en&quot;,&quot;author&quot;:[{&quot;family&quot;:&quot;Werquin&quot;,&quot;given&quot;:&quot;Patrick&quot;}],&quot;source&quot;:&quot;DOI.org (CSL JSON)&quot;},&quot;suffix&quot;:&quot;&quot;,&quot;prefix&quot;:&quot;&quot;,&quot;id&quot;:3306}]} RNDpgvbcyemfv"/> use the term ‘non-formal’ describe learning that happens outside of formal institutions that may involve little instruction but still comprises a carefully planned learner experience, in contrast to both formal and unstructured (informal) learning. This study uses the term ‘non-formal’ in this way, and the term ‘informal’ is used more loosely to indicate learning activities happening outside of a classroom lesson.</text:p>
      <text:h text:style-name="Heading_20_3" text:outline-level="3"><text:bookmark-start text:name="game-and-media-making-in-informal-communities"/>Game and media making in informal communities<text:bookmark-end text:name="game-and-media-making-in-informal-communities"/></text:h>
      <text:p text:style-name="First_20_paragraph">Researcher Ito’s ethnographic approach to studies of digital use and creativity in the home (<text:span text:style-name="T2">ito_connected_2013-1?</text:span>; <text:span text:style-name="T2">ito_hanging_2010?</text:span>; <text:span text:style-name="T2">ito_living_2009?</text:span>), surfaced the value of informal playing around with games. Gee frames the informal, often online communities as affinity spaces <text:reference-mark-start text:name="ZOTERO_ITEM CSL_CITATION {&quot;citationID&quot;:&quot;uqviffpc&quot;,&quot;properties&quot;:{&quot;formattedCitation&quot;:&quot;[@gee_what_2004]&quot;,&quot;noteIndex&quot;:0},&quot;schema&quot;:&quot;https://github.com/citation-style-language/schema/raw/master/csl-citation.json&quot;,&quot;citationItems&quot;:[{&quot;uris&quot;:[&quot;http://zotero.org/users/1913249/items/M6377K76&quot;],&quot;uri&quot;:[&quot;http://zotero.org/users/1913249/items/M6377K76&quot;],&quot;itemData&quot;:{&quot;edition&quot;:&quot;1. paperback ed&quot;,&quot;type&quot;:&quot;book&quot;,&quot;citation-key&quot;:&quot;gee_what_2004&quot;,&quot;title&quot;:&quot;What video games have to teach us about learning and literacy&quot;,&quot;issued&quot;:{&quot;date-parts&quot;:[[&quot;2004&quot;]]},&quot;note&quot;:&quot;OCLC: 255334132&quot;,&quot;collection-title&quot;:&quot;Education&quot;,&quot;source&quot;:&quot;Gemeinsamer Bibliotheksverbund ISBN&quot;,&quot;publisher-place&quot;:&quot;New York, NY&quot;,&quot;publisher&quot;:&quot;Palgrave Macmillan&quot;,&quot;id&quot;:&quot;gee_what_2004&quot;,&quot;number-of-pages&quot;:&quot;225&quot;,&quot;event-place&quot;:&quot;New York, NY&quot;,&quot;language&quot;:&quot;eng&quot;,&quot;author&quot;:[{&quot;family&quot;:&quot;Gee&quot;,&quot;given&quot;:&quot;James Paul&quot;}],&quot;ISBN&quot;:&quot;978-1-4039-6538-7&quot;},&quot;suffix&quot;:&quot;&quot;,&quot;prefix&quot;:&quot;&quot;,&quot;id&quot;:1584}]} RNDrusfkilgkn"/>&lt;Do Zotero Refresh: [@gee_what_2004]&gt;<text:reference-mark-end text:name="ZOTERO_ITEM CSL_CITATION {&quot;citationID&quot;:&quot;uqviffpc&quot;,&quot;properties&quot;:{&quot;formattedCitation&quot;:&quot;[@gee_what_2004]&quot;,&quot;noteIndex&quot;:0},&quot;schema&quot;:&quot;https://github.com/citation-style-language/schema/raw/master/csl-citation.json&quot;,&quot;citationItems&quot;:[{&quot;uris&quot;:[&quot;http://zotero.org/users/1913249/items/M6377K76&quot;],&quot;uri&quot;:[&quot;http://zotero.org/users/1913249/items/M6377K76&quot;],&quot;itemData&quot;:{&quot;edition&quot;:&quot;1. paperback ed&quot;,&quot;type&quot;:&quot;book&quot;,&quot;citation-key&quot;:&quot;gee_what_2004&quot;,&quot;title&quot;:&quot;What video games have to teach us about learning and literacy&quot;,&quot;issued&quot;:{&quot;date-parts&quot;:[[&quot;2004&quot;]]},&quot;note&quot;:&quot;OCLC: 255334132&quot;,&quot;collection-title&quot;:&quot;Education&quot;,&quot;source&quot;:&quot;Gemeinsamer Bibliotheksverbund ISBN&quot;,&quot;publisher-place&quot;:&quot;New York, NY&quot;,&quot;publisher&quot;:&quot;Palgrave Macmillan&quot;,&quot;id&quot;:&quot;gee_what_2004&quot;,&quot;number-of-pages&quot;:&quot;225&quot;,&quot;event-place&quot;:&quot;New York, NY&quot;,&quot;language&quot;:&quot;eng&quot;,&quot;author&quot;:[{&quot;family&quot;:&quot;Gee&quot;,&quot;given&quot;:&quot;James Paul&quot;}],&quot;ISBN&quot;:&quot;978-1-4039-6538-7&quot;},&quot;suffix&quot;:&quot;&quot;,&quot;prefix&quot;:&quot;&quot;,&quot;id&quot;:1584}]} RNDrusfkilgkn"/> and the activities and culture created around games as metagaming, examining how shared discourses and emerging identities develop within these spaces. The work of the these scholars is well represented in a broad pedagogical approach described as Connected Learning <text:reference-mark-start text:name="ZOTERO_ITEM CSL_CITATION {&quot;citationID&quot;:&quot;eoajjhtg&quot;,&quot;properties&quot;:{&quot;formattedCitation&quot;:&quot;[@ito2013connected]&quot;,&quot;noteIndex&quot;:0},&quot;schema&quot;:&quot;https://github.com/citation-style-language/schema/raw/master/csl-citation.json&quot;,&quot;citationItems&quot;:[{&quot;uris&quot;:[&quot;http://zotero.org/users/1913249/items/4ULZ9S6U&quot;],&quot;uri&quot;:[&quot;http://zotero.org/users/1913249/items/4ULZ9S6U&quot;],&quot;itemData&quot;:{&quot;type&quot;:&quot;book&quot;,&quot;id&quot;:&quot;ito2013connected&quot;,&quot;title&quot;:&quot;Connected learning: An agenda for research and design&quot;,&quot;issued&quot;:{&quot;date-parts&quot;:[[&quot;2013&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citation-key&quot;:&quot;ito2013connected&quot;},&quot;suffix&quot;:&quot;&quot;,&quot;prefix&quot;:&quot;&quot;,&quot;id&quot;:9654}]} RNDqoxrvsiqan"/>&lt;Do Zotero Refresh: [@ito2013connected]&gt;<text:reference-mark-end text:name="ZOTERO_ITEM CSL_CITATION {&quot;citationID&quot;:&quot;eoajjhtg&quot;,&quot;properties&quot;:{&quot;formattedCitation&quot;:&quot;[@ito2013connected]&quot;,&quot;noteIndex&quot;:0},&quot;schema&quot;:&quot;https://github.com/citation-style-language/schema/raw/master/csl-citation.json&quot;,&quot;citationItems&quot;:[{&quot;uris&quot;:[&quot;http://zotero.org/users/1913249/items/4ULZ9S6U&quot;],&quot;uri&quot;:[&quot;http://zotero.org/users/1913249/items/4ULZ9S6U&quot;],&quot;itemData&quot;:{&quot;type&quot;:&quot;book&quot;,&quot;id&quot;:&quot;ito2013connected&quot;,&quot;title&quot;:&quot;Connected learning: An agenda for research and design&quot;,&quot;issued&quot;:{&quot;date-parts&quot;:[[&quot;2013&quot;]]},&quot;publisher&quot;:&quot;Digital Media and Learning Research Hub&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citation-key&quot;:&quot;ito2013connected&quot;},&quot;suffix&quot;:&quot;&quot;,&quot;prefix&quot;:&quot;&quot;,&quot;id&quot;:9654}]} RNDqoxrvsiqan"/>. This book connects the ethos of varied case studies and design approaches, to the sociocultural approach of viewing learning as embedded within social and cultural contexts.</text:p>
      <text:h text:style-name="Heading_20_2" text:outline-level="2"><text:bookmark-start text:name="barriers-to-participation-in-game-making"/>Barriers to participation in game making<text:bookmark-end text:name="barriers-to-participation-in-game-making"/></text:h>
      <text:h text:style-name="Heading_20_3" text:outline-level="3"><text:bookmark-start text:name="barriers-linked-to-identity-and-values"/>Barriers linked to identity and values<text:bookmark-end text:name="barriers-linked-to-identity-and-values"/></text:h>
      <text:p text:style-name="First_20_paragraph">A key advantage of viewing the domain from a contextual point of view is allowing a more nuanced exploration of the motivations for participating or not participating in game making. There is a danger that lack of participation in computer science can be viewed from a deficit perspective, e.g. what skills or confidence to students lack. Studies from a sociocultural perspective allow for a deeper exploration of interests, values, and practices from outside of the immediate learning environment. In their critique of digital making cultures, Vossoughi et al <text:reference-mark-start text:name="ZOTERO_ITEM CSL_CITATION {&quot;citationID&quot;:&quot;vqqnkjsu&quot;,&quot;properties&quot;:{&quot;formattedCitation&quot;:&quot;[-@vossoughi_making_2016]&quot;,&quot;noteIndex&quot;:0},&quot;schema&quot;:&quot;https://github.com/citation-style-language/schema/raw/master/csl-citation.json&quot;,&quot;citationItems&quot;:[{&quot;uris&quot;:[&quot;http://zotero.org/users/1913249/items/E7EXZNJ2&quot;],&quot;suppress-author&quot;:true,&quot;uri&quot;:[&quot;http://zotero.org/users/1913249/items/E7EXZNJ2&quot;],&quot;itemData&quot;:{&quot;issue&quot;:&quot;2&quot;,&quot;citation-key&quot;:&quot;vossoughi_making_2016&quot;,&quot;URL&quot;:&quot;http://www.hepgjournals.org/doi/abs/10.17763/0017-8055.86.2.206&quot;,&quot;issued&quot;:{&quot;date-parts&quot;:[[&quot;2016&quot;]]},&quot;type&quot;:&quot;article-journal&quot;,&quot;volume&quot;:&quot;86&quot;,&quot;container-title&quot;:&quot;Harvard Educational Review&quot;,&quot;title-short&quot;:&quot;Making through the lens of culture and power&quot;,&quot;id&quot;:&quot;vossoughi_making_2016&quot;,&quot;page&quot;:&quot;206–232&quot;,&quot;accessed&quot;:{&quot;date-parts&quot;:[[&quot;2017&quot;,10,14]]},&quot;title&quot;:&quot;Making through the lens of culture and power: Toward transformative visions for educational equity&quot;,&quot;author&quot;:[{&quot;family&quot;:&quot;Vossoughi&quot;,&quot;given&quot;:&quot;Shirin&quot;},{&quot;family&quot;:&quot;Hooper&quot;,&quot;given&quot;:&quot;Paula K.&quot;},{&quot;family&quot;:&quot;Escudé&quot;,&quot;given&quot;:&quot;Meg&quot;}],&quot;source&quot;:&quot;Google Scholar&quot;},&quot;suffix&quot;:&quot;&quot;,&quot;prefix&quot;:&quot;&quot;,&quot;id&quot;:1756}]} RNDrdabreqsoa"/>&lt;Do Zotero Refresh: [-@vossoughi_making_2016]&gt;<text:reference-mark-end text:name="ZOTERO_ITEM CSL_CITATION {&quot;citationID&quot;:&quot;vqqnkjsu&quot;,&quot;properties&quot;:{&quot;formattedCitation&quot;:&quot;[-@vossoughi_making_2016]&quot;,&quot;noteIndex&quot;:0},&quot;schema&quot;:&quot;https://github.com/citation-style-language/schema/raw/master/csl-citation.json&quot;,&quot;citationItems&quot;:[{&quot;uris&quot;:[&quot;http://zotero.org/users/1913249/items/E7EXZNJ2&quot;],&quot;suppress-author&quot;:true,&quot;uri&quot;:[&quot;http://zotero.org/users/1913249/items/E7EXZNJ2&quot;],&quot;itemData&quot;:{&quot;issue&quot;:&quot;2&quot;,&quot;citation-key&quot;:&quot;vossoughi_making_2016&quot;,&quot;URL&quot;:&quot;http://www.hepgjournals.org/doi/abs/10.17763/0017-8055.86.2.206&quot;,&quot;issued&quot;:{&quot;date-parts&quot;:[[&quot;2016&quot;]]},&quot;type&quot;:&quot;article-journal&quot;,&quot;volume&quot;:&quot;86&quot;,&quot;container-title&quot;:&quot;Harvard Educational Review&quot;,&quot;title-short&quot;:&quot;Making through the lens of culture and power&quot;,&quot;id&quot;:&quot;vossoughi_making_2016&quot;,&quot;page&quot;:&quot;206–232&quot;,&quot;accessed&quot;:{&quot;date-parts&quot;:[[&quot;2017&quot;,10,14]]},&quot;title&quot;:&quot;Making through the lens of culture and power: Toward transformative visions for educational equity&quot;,&quot;author&quot;:[{&quot;family&quot;:&quot;Vossoughi&quot;,&quot;given&quot;:&quot;Shirin&quot;},{&quot;family&quot;:&quot;Hooper&quot;,&quot;given&quot;:&quot;Paula K.&quot;},{&quot;family&quot;:&quot;Escudé&quot;,&quot;given&quot;:&quot;Meg&quot;}],&quot;source&quot;:&quot;Google Scholar&quot;},&quot;suffix&quot;:&quot;&quot;,&quot;prefix&quot;:&quot;&quot;,&quot;id&quot;:1756}]} RNDrdabreqsoa"/> stress the need to explore and incorporate not only the values of but also cultural experiences of working-class students and students of colour into the making process.</text:p>
      <text:p text:style-name="Text_20_body">Margolis et al [(<text:span text:style-name="T2">margolis_stuck_2008?</text:span>);] outlined barriers causing a race gap in participation and achievement in computing in a US context; specifically, feelings of isolation, less access to computing opportunities, and lack of social support. In a game testers programme, DiSalvo and colleagues investigated these barriers in the context of interest in computer games be used to motivate access to computing education <text:reference-mark-start text:name="ZOTERO_ITEM CSL_CITATION {&quot;citationID&quot;:&quot;wqixeenv&quot;,&quot;properties&quot;:{&quot;formattedCitation&quot;:&quot;[@disalvo_saving_2014; @disalvo_glitch_2009-1; @disalvo_learning_2008]&quot;,&quot;noteIndex&quot;:0},&quot;schema&quot;:&quot;https://github.com/citation-style-language/schema/raw/master/csl-citation.json&quot;,&quot;citationItems&quot;:[{&quot;uris&quot;:[&quot;http://zotero.org/users/1913249/items/HKBNN53C&quot;],&quot;uri&quot;:[&quot;http://zotero.org/users/1913249/items/HKBNN53C&quot;],&quot;itemData&quot;:{&quot;issue&quot;:&quot;3&quot;,&quot;citation-key&quot;:&quot;disalvo_saving_2014&quot;,&quot;URL&quot;:&quot;https://doi.org/10.1080/10508406.2014.893434&quot;,&quot;source&quot;:&quot;Taylor and Francis+NEJM&quot;,&quot;ISSN&quot;:&quot;1050-8406&quot;,&quot;DOI&quot;:&quot;10.1080/10508406.2014.893434&quot;,&quot;container-title&quot;:&quot;Journal of the Learning Sciences&quot;,&quot;page&quot;:&quot;272-315&quot;,&quot;accessed&quot;:{&quot;date-parts&quot;:[[&quot;2018&quot;,7,16]]},&quot;issued&quot;:{&quot;date-parts&quot;:[[&quot;2014&quot;,7,3]]},&quot;title-short&quot;:&quot;Saving Face While Geeking Out&quot;,&quot;id&quot;:&quot;disalvo_saving_2014&quot;,&quot;volume&quot;:&quot;23&quot;,&quot;type&quot;:&quot;article-journal&quot;,&quot;title&quot;:&quot;Saving Face While Geeking Out: Video Game Testing as a Justification for Learning Computer Science&quot;,&quot;author&quot;:[{&quot;family&quot;:&quot;DiSalvo&quot;,&quot;given&quot;:&quot;Betsy&quot;},{&quot;family&quot;:&quot;Guzdial&quot;,&quot;given&quot;:&quot;Mark&quot;},{&quot;family&quot;:&quot;Bruckman&quot;,&quot;given&quot;:&quot;Amy&quot;},{&quot;family&quot;:&quot;McKlin&quot;,&quot;given&quot;:&quot;Tom&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suffix&quot;:&quot;&quot;,&quot;prefix&quot;:&quot;&quot;,&quot;id&quot;:2650},{&quot;uris&quot;:[&quot;http://zotero.org/users/1913249/items/9GLLZLMB&quot;],&quot;uri&quot;:[&quot;http://zotero.org/users/1913249/items/9GLLZLMB&quot;],&quot;itemData&quot;:{&quot;citation-key&quot;:&quot;disalvo_glitch_2009-1&quot;,&quot;event-title&quot;:&quot;DiGR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ype&quot;:&quot;paper-conference&quot;,&quot;container-title&quot;:&quot;Breaking New Ground: Innovation in Games, Play, Practice and Theory.&quot;,&quot;title&quot;:&quot;Glitch Game Testers: African American Men Breaking Open the Console&quot;,&quot;id&quot;:&quot;disalvo_glitch_2009-1&quot;,&quot;page&quot;:&quot;7&quot;,&quot;source&quot;:&quot;Zotero&quot;,&quot;language&quot;:&quot;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suffix&quot;:&quot;&quot;,&quot;prefix&quot;:&quot;&quot;,&quot;id&quot;:2670},{&quot;uris&quot;:[&quot;http://zotero.org/users/1913249/items/XMLVAMHU&quot;],&quot;uri&quot;:[&quot;http://zotero.org/users/1913249/items/XMLVAMHU&quot;],&quot;itemData&quot;:{&quot;issue&quot;:&quot;2&quot;,&quot;citation-key&quot;:&quot;disalvo_learning_2008&quot;,&quot;URL&quot;:&quot;http://journals.sagepub.com/doi/abs/10.1177/1555412008314130&quot;,&quot;source&quot;:&quot;SAGE Journals&quot;,&quot;ISSN&quot;:&quot;1555-4120&quot;,&quot;DOI&quot;:&quot;10.1177/1555412008314130&quot;,&quot;container-title&quot;:&quot;Games and Culture&quot;,&quot;page&quot;:&quot;131-141&quot;,&quot;accessed&quot;:{&quot;date-parts&quot;:[[&quot;2018&quot;,7,16]]},&quot;container-title-short&quot;:&quot;Games and Culture&quot;,&quot;issued&quot;:{&quot;date-parts&quot;:[[&quot;2008&quot;,4,1]]},&quot;volume&quot;:&quot;3&quot;,&quot;title-short&quot;:&quot;Learning in Context                                                    ,                                                             Learning in Context&quot;,&quot;id&quot;:&quot;disalvo_learning_2008&quot;,&quot;type&quot;:&quot;article-journal&quot;,&quot;language&quot;:&quot;en&quot;,&quot;title&quot;:&quot;Learning in Context                                                    ,                                                             Learning in Context: Digital Games and Young Black Men             ,                      Digital Games and Young Black Men&quot;,&quot;author&quot;:[{&quot;family&quot;:&quot;DiSalvo&quot;,&quot;given&quot;:&quot;Betsy James&quot;},{&quot;family&quot;:&quot;Crowley&quot;,&quot;given&quot;:&quot;Kevin&quot;},{&quot;family&quot;:&quot;Norwood&quot;,&quot;given&quot;:&quot;Roy&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suffix&quot;:&quot;&quot;,&quot;prefix&quot;:&quot;&quot;,&quot;id&quot;:2651}]} RNDrxekswotyg"/>&lt;Do Zotero Refresh: [@disalvo_saving_2014; @disalvo_glitch_2009-1; @disalvo_learning_2008]&gt;<text:reference-mark-end text:name="ZOTERO_ITEM CSL_CITATION {&quot;citationID&quot;:&quot;wqixeenv&quot;,&quot;properties&quot;:{&quot;formattedCitation&quot;:&quot;[@disalvo_saving_2014; @disalvo_glitch_2009-1; @disalvo_learning_2008]&quot;,&quot;noteIndex&quot;:0},&quot;schema&quot;:&quot;https://github.com/citation-style-language/schema/raw/master/csl-citation.json&quot;,&quot;citationItems&quot;:[{&quot;uris&quot;:[&quot;http://zotero.org/users/1913249/items/HKBNN53C&quot;],&quot;uri&quot;:[&quot;http://zotero.org/users/1913249/items/HKBNN53C&quot;],&quot;itemData&quot;:{&quot;issue&quot;:&quot;3&quot;,&quot;citation-key&quot;:&quot;disalvo_saving_2014&quot;,&quot;URL&quot;:&quot;https://doi.org/10.1080/10508406.2014.893434&quot;,&quot;source&quot;:&quot;Taylor and Francis+NEJM&quot;,&quot;ISSN&quot;:&quot;1050-8406&quot;,&quot;DOI&quot;:&quot;10.1080/10508406.2014.893434&quot;,&quot;container-title&quot;:&quot;Journal of the Learning Sciences&quot;,&quot;page&quot;:&quot;272-315&quot;,&quot;accessed&quot;:{&quot;date-parts&quot;:[[&quot;2018&quot;,7,16]]},&quot;issued&quot;:{&quot;date-parts&quot;:[[&quot;2014&quot;,7,3]]},&quot;title-short&quot;:&quot;Saving Face While Geeking Out&quot;,&quot;id&quot;:&quot;disalvo_saving_2014&quot;,&quot;volume&quot;:&quot;23&quot;,&quot;type&quot;:&quot;article-journal&quot;,&quot;title&quot;:&quot;Saving Face While Geeking Out: Video Game Testing as a Justification for Learning Computer Science&quot;,&quot;author&quot;:[{&quot;family&quot;:&quot;DiSalvo&quot;,&quot;given&quot;:&quot;Betsy&quot;},{&quot;family&quot;:&quot;Guzdial&quot;,&quot;given&quot;:&quot;Mark&quot;},{&quot;family&quot;:&quot;Bruckman&quot;,&quot;given&quot;:&quot;Amy&quot;},{&quot;family&quot;:&quot;McKlin&quot;,&quot;given&quot;:&quot;Tom&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suffix&quot;:&quot;&quot;,&quot;prefix&quot;:&quot;&quot;,&quot;id&quot;:2650},{&quot;uris&quot;:[&quot;http://zotero.org/users/1913249/items/9GLLZLMB&quot;],&quot;uri&quot;:[&quot;http://zotero.org/users/1913249/items/9GLLZLMB&quot;],&quot;itemData&quot;:{&quot;citation-key&quot;:&quot;disalvo_glitch_2009-1&quot;,&quot;event-title&quot;:&quot;DiGR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ype&quot;:&quot;paper-conference&quot;,&quot;container-title&quot;:&quot;Breaking New Ground: Innovation in Games, Play, Practice and Theory.&quot;,&quot;title&quot;:&quot;Glitch Game Testers: African American Men Breaking Open the Console&quot;,&quot;id&quot;:&quot;disalvo_glitch_2009-1&quot;,&quot;page&quot;:&quot;7&quot;,&quot;source&quot;:&quot;Zotero&quot;,&quot;language&quot;:&quot;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suffix&quot;:&quot;&quot;,&quot;prefix&quot;:&quot;&quot;,&quot;id&quot;:2670},{&quot;uris&quot;:[&quot;http://zotero.org/users/1913249/items/XMLVAMHU&quot;],&quot;uri&quot;:[&quot;http://zotero.org/users/1913249/items/XMLVAMHU&quot;],&quot;itemData&quot;:{&quot;issue&quot;:&quot;2&quot;,&quot;citation-key&quot;:&quot;disalvo_learning_2008&quot;,&quot;URL&quot;:&quot;http://journals.sagepub.com/doi/abs/10.1177/1555412008314130&quot;,&quot;source&quot;:&quot;SAGE Journals&quot;,&quot;ISSN&quot;:&quot;1555-4120&quot;,&quot;DOI&quot;:&quot;10.1177/1555412008314130&quot;,&quot;container-title&quot;:&quot;Games and Culture&quot;,&quot;page&quot;:&quot;131-141&quot;,&quot;accessed&quot;:{&quot;date-parts&quot;:[[&quot;2018&quot;,7,16]]},&quot;container-title-short&quot;:&quot;Games and Culture&quot;,&quot;issued&quot;:{&quot;date-parts&quot;:[[&quot;2008&quot;,4,1]]},&quot;volume&quot;:&quot;3&quot;,&quot;title-short&quot;:&quot;Learning in Context                                                    ,                                                             Learning in Context&quot;,&quot;id&quot;:&quot;disalvo_learning_2008&quot;,&quot;type&quot;:&quot;article-journal&quot;,&quot;language&quot;:&quot;en&quot;,&quot;title&quot;:&quot;Learning in Context                                                    ,                                                             Learning in Context: Digital Games and Young Black Men             ,                      Digital Games and Young Black Men&quot;,&quot;author&quot;:[{&quot;family&quot;:&quot;DiSalvo&quot;,&quot;given&quot;:&quot;Betsy James&quot;},{&quot;family&quot;:&quot;Crowley&quot;,&quot;given&quot;:&quot;Kevin&quot;},{&quot;family&quot;:&quot;Norwood&quot;,&quot;given&quot;:&quot;Roy&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suffix&quot;:&quot;&quot;,&quot;prefix&quot;:&quot;&quot;,&quot;id&quot;:2651}]} RNDrxekswotyg"/>. The results highlighted that activities should be not only interesting but also align to the underlying values of the program’s young, African American males.</text:p>
      <text:p text:style-name="Text_20_body">Addressing gender-based barriers to participation, Papert and Turkle <text:reference-mark-start text:name="ZOTERO_ITEM CSL_CITATION {&quot;citationID&quot;:&quot;yoymoyuv&quot;,&quot;properties&quot;:{&quot;formattedCitation&quot;:&quot;[@papert_epistemological_1990]&quot;,&quot;noteIndex&quot;:0},&quot;schema&quot;:&quot;https://github.com/citation-style-language/schema/raw/master/csl-citation.json&quot;,&quot;citationItems&quot;:[{&quot;uris&quot;:[&quot;http://zotero.org/users/1913249/items/PN46846P&quot;],&quot;uri&quot;:[&quot;http://zotero.org/users/1913249/items/PN46846P&quot;],&quot;itemData&quot;:{&quot;issue&quot;:&quot;1&quot;,&quot;citation-key&quot;:&quot;papert_epistemological_1990&quot;,&quot;URL&quot;:&quot;http://www.papert.org/articles/EpistemologicalPluralism.html&quot;,&quot;issued&quot;:{&quot;date-parts&quot;:[[&quot;1990&quot;]]},&quot;volume&quot;:&quot;16&quot;,&quot;container-title&quot;:&quot;Signs&quot;,&quot;id&quot;:&quot;papert_epistemological_1990&quot;,&quot;accessed&quot;:{&quot;date-parts&quot;:[[&quot;2017&quot;,11,1]]},&quot;title&quot;:&quot;Epistemological Pluralism and the Revaluation of the Concrete&quot;,&quot;author&quot;:[{&quot;family&quot;:&quot;Papert&quot;,&quot;given&quot;:&quot;Seymour&quot;},{&quot;family&quot;:&quot;Turkle&quot;,&quot;given&quot;:&quot;Sherry&quot;}],&quot;type&quot;:&quot;article-journal&quot;},&quot;suffix&quot;:&quot;&quot;,&quot;prefix&quot;:&quot;&quot;,&quot;id&quot;:2017}]} RNDprzyiwpqtu"/>&lt;Do Zotero Refresh: [@papert_epistemological_1990]&gt;<text:reference-mark-end text:name="ZOTERO_ITEM CSL_CITATION {&quot;citationID&quot;:&quot;yoymoyuv&quot;,&quot;properties&quot;:{&quot;formattedCitation&quot;:&quot;[@papert_epistemological_1990]&quot;,&quot;noteIndex&quot;:0},&quot;schema&quot;:&quot;https://github.com/citation-style-language/schema/raw/master/csl-citation.json&quot;,&quot;citationItems&quot;:[{&quot;uris&quot;:[&quot;http://zotero.org/users/1913249/items/PN46846P&quot;],&quot;uri&quot;:[&quot;http://zotero.org/users/1913249/items/PN46846P&quot;],&quot;itemData&quot;:{&quot;issue&quot;:&quot;1&quot;,&quot;citation-key&quot;:&quot;papert_epistemological_1990&quot;,&quot;URL&quot;:&quot;http://www.papert.org/articles/EpistemologicalPluralism.html&quot;,&quot;issued&quot;:{&quot;date-parts&quot;:[[&quot;1990&quot;]]},&quot;volume&quot;:&quot;16&quot;,&quot;container-title&quot;:&quot;Signs&quot;,&quot;id&quot;:&quot;papert_epistemological_1990&quot;,&quot;accessed&quot;:{&quot;date-parts&quot;:[[&quot;2017&quot;,11,1]]},&quot;title&quot;:&quot;Epistemological Pluralism and the Revaluation of the Concrete&quot;,&quot;author&quot;:[{&quot;family&quot;:&quot;Papert&quot;,&quot;given&quot;:&quot;Seymour&quot;},{&quot;family&quot;:&quot;Turkle&quot;,&quot;given&quot;:&quot;Sherry&quot;}],&quot;type&quot;:&quot;article-journal&quot;},&quot;suffix&quot;:&quot;&quot;,&quot;prefix&quot;:&quot;&quot;,&quot;id&quot;:2017}]} RNDprzyiwpqtu"/> identified some girls’ alienation with abstract approaches to computing. They highlighted the need for diversity of teaching and learning styles to address issues surrounding the early socialisation of women and girls to value personal and concrete styles of working. Denner and colleagues<text:reference-mark-start text:name="ZOTERO_ITEM CSL_CITATION {&quot;citationID&quot;:&quot;ugpmeuww&quot;,&quot;properties&quot;:{&quot;formattedCitation&quot;:&quot;[@denner_what_2008; @angelides_beyond_2014]&quot;,&quot;noteIndex&quot;:0},&quot;schema&quot;:&quot;https://github.com/citation-style-language/schema/raw/master/csl-citation.json&quot;,&quot;citationItems&quot;:[{&quot;uris&quot;:[&quot;http://zotero.org/users/1913249/items/HF2UTF38&quot;],&quot;uri&quot;:[&quot;http://zotero.org/users/1913249/items/HF2UTF38&quot;],&quot;itemData&quot;:{&quot;container-title&quot;:&quot;Beyond Barbie and Mortal Kombat: New perspectives on gender and gaming&quot;,&quot;type&quot;:&quot;article-journal&quot;,&quot;id&quot;:&quot;denner_what_2008&quot;,&quot;page&quot;:&quot;128–144&quot;,&quot;issued&quot;:{&quot;date-parts&quot;:[[&quot;2008&quot;]]},&quot;title&quot;:&quot;What do girls want? What games made by girls can tell us&quot;,&quot;author&quot;:[{&quot;family&quot;:&quot;Denner&quot;,&quot;given&quot;:&quot;Jill&quot;},{&quot;family&quot;:&quot;Campe&quot;,&quot;given&quot;:&quot;Shannon&quot;}],&quot;citation-key&quot;:&quot;denner_what_2008&quot;},&quot;suffix&quot;:&quot;&quot;,&quot;prefix&quot;:&quot;&quot;,&quot;id&quot;:2676},{&quot;uris&quot;:[&quot;http://zotero.org/users/1913249/items/GABBTVL8&quot;],&quot;uri&quot;:[&quot;http://zotero.org/users/1913249/items/GABBTVL8&quot;],&quot;itemData&quot;:{&quot;citation-key&quot;:&quot;angelides_beyond_2014&quot;,&quot;URL&quot;:&quot;http://doi.wiley.com/10.1002/9781118796443.ch25&quot;,&quot;source&quot;:&quot;Crossref&quot;,&quot;ISBN&quot;:&quot;978-1-118-79644-3 978-1-118-32803-3&quot;,&quot;DOI&quot;:&quot;10.1002/9781118796443.ch25&quot;,&quot;container-title&quot;:&quot;Handbook of Digital Games&quot;,&quot;page&quot;:&quot;667-688&quot;,&quot;accessed&quot;:{&quot;date-parts&quot;:[[&quot;2018&quot;,10,10]]},&quot;event-place&quot;:&quot;Hoboken, NJ, USA&quot;,&quot;issued&quot;:{&quot;date-parts&quot;:[[&quot;2014&quot;,3,7]]},&quot;editor&quot;:[{&quot;family&quot;:&quot;Angelides&quot;,&quot;given&quot;:&quot;Marios C.&quot;},{&quot;family&quot;:&quot;Agius&quot;,&quot;given&quot;:&quot;Harry&quot;}],&quot;type&quot;:&quot;chapter&quot;,&quot;title-short&quot;:&quot;Beyond Stereotypes of Gender and Gaming&quot;,&quot;id&quot;:&quot;angelides_beyond_2014&quot;,&quot;title&quot;:&quot;Beyond Stereotypes of Gender and Gaming: Video Games Made by Middle School Students&quot;,&quot;publisher-place&quot;:&quot;Hoboken, NJ, USA&quot;,&quot;language&quot;:&quot;en&quot;,&quot;author&quot;:[{&quot;family&quot;:&quot;Denner&quot;,&quot;given&quot;:&quot;Jill&quot;},{&quot;family&quot;:&quot;Ortiz&quot;,&quot;given&quot;:&quot;Eloy&quot;},{&quot;family&quot;:&quot;Campe&quot;,&quot;given&quot;:&quot;Shannon&quot;},{&quot;family&quot;:&quot;Werner&quot;,&quot;given&quot;:&quot;Linda&quot;}],&quot;publisher&quot;:&quot;John Wiley &amp; Sons, Inc.&quot;},&quot;suffix&quot;:&quot;&quot;,&quot;prefix&quot;:&quot;&quot;,&quot;id&quot;:2850}]} RNDrkppqodpas"/>&lt;Do Zotero Refresh: [@denner_what_2008; @angelides_beyond_2014]&gt;<text:reference-mark-end text:name="ZOTERO_ITEM CSL_CITATION {&quot;citationID&quot;:&quot;ugpmeuww&quot;,&quot;properties&quot;:{&quot;formattedCitation&quot;:&quot;[@denner_what_2008; @angelides_beyond_2014]&quot;,&quot;noteIndex&quot;:0},&quot;schema&quot;:&quot;https://github.com/citation-style-language/schema/raw/master/csl-citation.json&quot;,&quot;citationItems&quot;:[{&quot;uris&quot;:[&quot;http://zotero.org/users/1913249/items/HF2UTF38&quot;],&quot;uri&quot;:[&quot;http://zotero.org/users/1913249/items/HF2UTF38&quot;],&quot;itemData&quot;:{&quot;container-title&quot;:&quot;Beyond Barbie and Mortal Kombat: New perspectives on gender and gaming&quot;,&quot;type&quot;:&quot;article-journal&quot;,&quot;id&quot;:&quot;denner_what_2008&quot;,&quot;page&quot;:&quot;128–144&quot;,&quot;issued&quot;:{&quot;date-parts&quot;:[[&quot;2008&quot;]]},&quot;title&quot;:&quot;What do girls want? What games made by girls can tell us&quot;,&quot;author&quot;:[{&quot;family&quot;:&quot;Denner&quot;,&quot;given&quot;:&quot;Jill&quot;},{&quot;family&quot;:&quot;Campe&quot;,&quot;given&quot;:&quot;Shannon&quot;}],&quot;citation-key&quot;:&quot;denner_what_2008&quot;},&quot;suffix&quot;:&quot;&quot;,&quot;prefix&quot;:&quot;&quot;,&quot;id&quot;:2676},{&quot;uris&quot;:[&quot;http://zotero.org/users/1913249/items/GABBTVL8&quot;],&quot;uri&quot;:[&quot;http://zotero.org/users/1913249/items/GABBTVL8&quot;],&quot;itemData&quot;:{&quot;citation-key&quot;:&quot;angelides_beyond_2014&quot;,&quot;URL&quot;:&quot;http://doi.wiley.com/10.1002/9781118796443.ch25&quot;,&quot;source&quot;:&quot;Crossref&quot;,&quot;ISBN&quot;:&quot;978-1-118-79644-3 978-1-118-32803-3&quot;,&quot;DOI&quot;:&quot;10.1002/9781118796443.ch25&quot;,&quot;container-title&quot;:&quot;Handbook of Digital Games&quot;,&quot;page&quot;:&quot;667-688&quot;,&quot;accessed&quot;:{&quot;date-parts&quot;:[[&quot;2018&quot;,10,10]]},&quot;event-place&quot;:&quot;Hoboken, NJ, USA&quot;,&quot;issued&quot;:{&quot;date-parts&quot;:[[&quot;2014&quot;,3,7]]},&quot;editor&quot;:[{&quot;family&quot;:&quot;Angelides&quot;,&quot;given&quot;:&quot;Marios C.&quot;},{&quot;family&quot;:&quot;Agius&quot;,&quot;given&quot;:&quot;Harry&quot;}],&quot;type&quot;:&quot;chapter&quot;,&quot;title-short&quot;:&quot;Beyond Stereotypes of Gender and Gaming&quot;,&quot;id&quot;:&quot;angelides_beyond_2014&quot;,&quot;title&quot;:&quot;Beyond Stereotypes of Gender and Gaming: Video Games Made by Middle School Students&quot;,&quot;publisher-place&quot;:&quot;Hoboken, NJ, USA&quot;,&quot;language&quot;:&quot;en&quot;,&quot;author&quot;:[{&quot;family&quot;:&quot;Denner&quot;,&quot;given&quot;:&quot;Jill&quot;},{&quot;family&quot;:&quot;Ortiz&quot;,&quot;given&quot;:&quot;Eloy&quot;},{&quot;family&quot;:&quot;Campe&quot;,&quot;given&quot;:&quot;Shannon&quot;},{&quot;family&quot;:&quot;Werner&quot;,&quot;given&quot;:&quot;Linda&quot;}],&quot;publisher&quot;:&quot;John Wiley &amp; Sons, Inc.&quot;},&quot;suffix&quot;:&quot;&quot;,&quot;prefix&quot;:&quot;&quot;,&quot;id&quot;:2850}]} RNDrkppqodpas"/> highlighted inclusive gender practice in game making includes allowing participants choice over not only the content of the games they make but also the dominant mode of play (game mechanics). Their findings show a complex picture of girls interests in game genres, a picture supported by research which caution against gender stereo-typing and identity in this area <text:reference-mark-start text:name="ZOTERO_ITEM CSL_CITATION {&quot;citationID&quot;:&quot;nvncmnbv&quot;,&quot;properties&quot;:{&quot;formattedCitation&quot;:&quot;[@pelletier_gaming_2008]&quot;,&quot;noteIndex&quot;:0},&quot;schema&quot;:&quot;https://github.com/citation-style-language/schema/raw/master/csl-citation.json&quot;,&quot;citationItems&quot;:[{&quot;uris&quot;:[&quot;http://zotero.org/users/1913249/items/CI3UYB78&quot;],&quot;uri&quot;:[&quot;http://zotero.org/users/1913249/items/CI3UYB78&quot;],&quot;itemData&quot;:{&quot;citation-key&quot;:&quot;pelletier_gaming_2008&quot;,&quot;URL&quot;:&quot;http://discovery.ucl.ac.uk/1561023/&quot;,&quot;source&quot;:&quot;discovery.ucl.ac.uk&quot;,&quot;publisher-place&quot;:&quot;Cambridge, MA&quot;,&quot;container-title&quot;:&quot;Beyond Barbie and Mortal Kombat: New Perspectives on Gender and Gaming&quot;,&quot;page&quot;:&quot;145-159&quot;,&quot;accessed&quot;:{&quot;date-parts&quot;:[[&quot;2018&quot;,7,19]]},&quot;event-place&quot;:&quot;Cambridge, MA&quot;,&quot;abstract&quot;:&quot;UCL Discovery is UCL's open access repository, showcasing and providing access to UCL research outputs from all UCL disciplines.&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title-short&quot;:&quot;Gaming in Context&quot;,&quot;id&quot;:&quot;pelletier_gaming_2008&quot;,&quot;type&quot;:&quot;chapter&quot;,&quot;issued&quot;:{&quot;date-parts&quot;:[[&quot;2008&quot;]]},&quot;publisher&quot;:&quot;MIT Press&quot;,&quot;author&quot;:[{&quot;family&quot;:&quot;Pelletier&quot;,&quot;given&quot;:&quot;C.&quot;}],&quot;title&quot;:&quot;Gaming in Context: How Young People Construct Their Gendered Identities in Playing and Making Games&quot;},&quot;suffix&quot;:&quot;&quot;,&quot;prefix&quot;:&quot;&quot;,&quot;id&quot;:2943}]} RNDkqldkgkaso"/>&lt;Do Zotero Refresh: [@pelletier_gaming_2008]&gt;<text:reference-mark-end text:name="ZOTERO_ITEM CSL_CITATION {&quot;citationID&quot;:&quot;nvncmnbv&quot;,&quot;properties&quot;:{&quot;formattedCitation&quot;:&quot;[@pelletier_gaming_2008]&quot;,&quot;noteIndex&quot;:0},&quot;schema&quot;:&quot;https://github.com/citation-style-language/schema/raw/master/csl-citation.json&quot;,&quot;citationItems&quot;:[{&quot;uris&quot;:[&quot;http://zotero.org/users/1913249/items/CI3UYB78&quot;],&quot;uri&quot;:[&quot;http://zotero.org/users/1913249/items/CI3UYB78&quot;],&quot;itemData&quot;:{&quot;citation-key&quot;:&quot;pelletier_gaming_2008&quot;,&quot;URL&quot;:&quot;http://discovery.ucl.ac.uk/1561023/&quot;,&quot;source&quot;:&quot;discovery.ucl.ac.uk&quot;,&quot;publisher-place&quot;:&quot;Cambridge, MA&quot;,&quot;container-title&quot;:&quot;Beyond Barbie and Mortal Kombat: New Perspectives on Gender and Gaming&quot;,&quot;page&quot;:&quot;145-159&quot;,&quot;accessed&quot;:{&quot;date-parts&quot;:[[&quot;2018&quot;,7,19]]},&quot;event-place&quot;:&quot;Cambridge, MA&quot;,&quot;abstract&quot;:&quot;UCL Discovery is UCL's open access repository, showcasing and providing access to UCL research outputs from all UCL disciplines.&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title-short&quot;:&quot;Gaming in Context&quot;,&quot;id&quot;:&quot;pelletier_gaming_2008&quot;,&quot;type&quot;:&quot;chapter&quot;,&quot;issued&quot;:{&quot;date-parts&quot;:[[&quot;2008&quot;]]},&quot;publisher&quot;:&quot;MIT Press&quot;,&quot;author&quot;:[{&quot;family&quot;:&quot;Pelletier&quot;,&quot;given&quot;:&quot;C.&quot;}],&quot;title&quot;:&quot;Gaming in Context: How Young People Construct Their Gendered Identities in Playing and Making Games&quot;},&quot;suffix&quot;:&quot;&quot;,&quot;prefix&quot;:&quot;&quot;,&quot;id&quot;:2943}]} RNDkqldkgkaso"/>. Kafai and Burke <text:reference-mark-start text:name="ZOTERO_ITEM CSL_CITATION {&quot;citationID&quot;:&quot;vplmzbbq&quot;,&quot;properties&quot;:{&quot;formattedCitation&quot;:&quot;[@kafai_beyond_2014]&quot;,&quot;noteIndex&quot;:0},&quot;schema&quot;:&quot;https://github.com/citation-style-language/schema/raw/master/csl-citation.json&quot;,&quot;citationItems&quot;:[{&quot;uris&quot;:[&quot;http://zotero.org/users/1913249/items/XCATBQNK&quot;],&quot;uri&quot;:[&quot;http://zotero.org/users/1913249/items/XCATBQNK&quot;],&quot;itemData&quot;:{&quot;citation-key&quot;:&quot;kafai_beyond_2014&quot;,&quot;URL&quot;:&quot;http://dl.acm.org/citation.cfm?id=2670296.2670301&quot;,&quot;source&quot;:&quot;ACM Digital Library&quot;,&quot;ISBN&quot;:&quot;978-1-4503-2105-1&quot;,&quot;container-title&quot;:&quot;Proceedings of Gender and IT Appropriation. Science and Practice on Dialogue - Forum for Interdisciplinary Exchange&quot;,&quot;page&quot;:&quot;21:21–21:28&quot;,&quot;accessed&quot;:{&quot;date-parts&quot;:[[&quot;2018&quot;,7,18]]},&quot;event-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ype&quot;:&quot;paper-conference&quot;,&quot;issued&quot;:{&quot;date-parts&quot;:[[&quot;2014&quot;]]},&quot;title-short&quot;:&quot;Beyond game design for broadening participation&quot;,&quot;id&quot;:&quot;kafai_beyond_2014&quot;,&quot;title&quot;:&quot;Beyond game design for broadening participation: building new clubhouses of computing for girls&quot;,&quot;publisher-place&quot;:&quot;Siegen, Germany, Germany&quot;,&quot;publisher&quot;:&quot;European Society for Socially Embedded Technologies&quot;,&quot;author&quot;:[{&quot;family&quot;:&quot;Kafai&quot;,&quot;given&quot;:&quot;Yasmin&quot;},{&quot;family&quot;:&quot;Burke&quot;,&quot;given&quot;:&quot;Quinn&quot;}],&quot;collection-title&quot;:&quot;Gender IT '14&quot;},&quot;suffix&quot;:&quot;&quot;,&quot;prefix&quot;:&quot;&quot;,&quot;id&quot;:3759}]} RNDpffqytmlwy"/>&lt;Do Zotero Refresh: [@kafai_beyond_2014]&gt;<text:reference-mark-end text:name="ZOTERO_ITEM CSL_CITATION {&quot;citationID&quot;:&quot;vplmzbbq&quot;,&quot;properties&quot;:{&quot;formattedCitation&quot;:&quot;[@kafai_beyond_2014]&quot;,&quot;noteIndex&quot;:0},&quot;schema&quot;:&quot;https://github.com/citation-style-language/schema/raw/master/csl-citation.json&quot;,&quot;citationItems&quot;:[{&quot;uris&quot;:[&quot;http://zotero.org/users/1913249/items/XCATBQNK&quot;],&quot;uri&quot;:[&quot;http://zotero.org/users/1913249/items/XCATBQNK&quot;],&quot;itemData&quot;:{&quot;citation-key&quot;:&quot;kafai_beyond_2014&quot;,&quot;URL&quot;:&quot;http://dl.acm.org/citation.cfm?id=2670296.2670301&quot;,&quot;source&quot;:&quot;ACM Digital Library&quot;,&quot;ISBN&quot;:&quot;978-1-4503-2105-1&quot;,&quot;container-title&quot;:&quot;Proceedings of Gender and IT Appropriation. Science and Practice on Dialogue - Forum for Interdisciplinary Exchange&quot;,&quot;page&quot;:&quot;21:21–21:28&quot;,&quot;accessed&quot;:{&quot;date-parts&quot;:[[&quot;2018&quot;,7,18]]},&quot;event-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ype&quot;:&quot;paper-conference&quot;,&quot;issued&quot;:{&quot;date-parts&quot;:[[&quot;2014&quot;]]},&quot;title-short&quot;:&quot;Beyond game design for broadening participation&quot;,&quot;id&quot;:&quot;kafai_beyond_2014&quot;,&quot;title&quot;:&quot;Beyond game design for broadening participation: building new clubhouses of computing for girls&quot;,&quot;publisher-place&quot;:&quot;Siegen, Germany, Germany&quot;,&quot;publisher&quot;:&quot;European Society for Socially Embedded Technologies&quot;,&quot;author&quot;:[{&quot;family&quot;:&quot;Kafai&quot;,&quot;given&quot;:&quot;Yasmin&quot;},{&quot;family&quot;:&quot;Burke&quot;,&quot;given&quot;:&quot;Quinn&quot;}],&quot;collection-title&quot;:&quot;Gender IT '14&quot;},&quot;suffix&quot;:&quot;&quot;,&quot;prefix&quot;:&quot;&quot;,&quot;id&quot;:3759}]} RNDpffqytmlwy"/> address the issues of gender identities within game design by advocating the creation of new communities and learning environments which align with values of participants rather than trying to lure girls in to existing, male-gendered spaces. Similarly Buechley et al <text:reference-mark-start text:name="ZOTERO_ITEM CSL_CITATION {&quot;citationID&quot;:&quot;yxtinfmy&quot;,&quot;properties&quot;:{&quot;formattedCitation&quot;:&quot;[@buechley_lilypad_2008, p. 431]&quot;,&quot;noteIndex&quot;:0},&quot;schema&quot;:&quot;https://github.com/citation-style-language/schema/raw/master/csl-citation.json&quot;,&quot;citationItems&quot;:[{&quot;uris&quot;:[&quot;http://zotero.org/users/1913249/items/DZ9J8VZZ&quot;],&quot;uri&quot;:[&quot;http://zotero.org/users/1913249/items/DZ9J8VZZ&quot;],&quot;locator&quot;:&quot; 431&quot;,&quot;itemData&quot;:{&quot;citation-key&quot;:&quot;buechley_lilypad_2008&quot;,&quot;event-title&quot;:&quot;CHI '08: CHI Conference on Human Factors in Computing Systems&quot;,&quot;source&quot;:&quot;DOI.org (Crossref)&quot;,&quot;ISBN&quot;:&quot;978-1-60558-011-1&quot;,&quot;DOI&quot;:&quot;10.1145/1357054.1357123&quot;,&quot;container-title&quot;:&quot;Proceedings of the SIGCHI Conference on Human Factors in Computing Systems&quot;,&quot;page&quot;:&quot;423-432&quot;,&quot;accessed&quot;:{&quot;date-parts&quot;:[[&quot;2024&quot;,7,12]]},&quot;event-place&quot;:&quot;Florence Italy&quot;,&quot;issued&quot;:{&quot;date-parts&quot;:[[&quot;2008&quot;,4,6]]},&quot;URL&quot;:&quot;https://dl.acm.org/doi/10.1145/1357054.1357123&quot;,&quot;type&quot;:&quot;paper-conference&quot;,&quot;title&quot;:&quot;The LilyPad Arduino: using computational textiles to investigate engagement, aesthetics, and diversity in computer science education&quot;,&quot;title-short&quot;:&quot;The LilyPad Arduino&quot;,&quot;id&quot;:&quot;buechley_lilypad_2008&quot;,&quot;publisher-place&quot;:&quot;Florence Italy&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language&quot;:&quot;en&quot;,&quot;author&quot;:[{&quot;family&quot;:&quot;Buechley&quot;,&quot;given&quot;:&quot;Leah&quot;},{&quot;family&quot;:&quot;Eisenberg&quot;,&quot;given&quot;:&quot;Mike&quot;},{&quot;family&quot;:&quot;Catchen&quot;,&quot;given&quot;:&quot;Jaime&quot;},{&quot;family&quot;:&quot;Crockett&quot;,&quot;given&quot;:&quot;Ali&quot;}],&quot;publisher&quot;:&quot;ACM&quot;},&quot;prefix&quot;:&quot;&quot;,&quot;id&quot;:9629}]} RNDmwzelutxgt"/>&lt;Do Zotero Refresh: [@buechley_lilypad_2008, p. 431]&gt;<text:reference-mark-end text:name="ZOTERO_ITEM CSL_CITATION {&quot;citationID&quot;:&quot;yxtinfmy&quot;,&quot;properties&quot;:{&quot;formattedCitation&quot;:&quot;[@buechley_lilypad_2008, p. 431]&quot;,&quot;noteIndex&quot;:0},&quot;schema&quot;:&quot;https://github.com/citation-style-language/schema/raw/master/csl-citation.json&quot;,&quot;citationItems&quot;:[{&quot;uris&quot;:[&quot;http://zotero.org/users/1913249/items/DZ9J8VZZ&quot;],&quot;uri&quot;:[&quot;http://zotero.org/users/1913249/items/DZ9J8VZZ&quot;],&quot;locator&quot;:&quot; 431&quot;,&quot;itemData&quot;:{&quot;citation-key&quot;:&quot;buechley_lilypad_2008&quot;,&quot;event-title&quot;:&quot;CHI '08: CHI Conference on Human Factors in Computing Systems&quot;,&quot;source&quot;:&quot;DOI.org (Crossref)&quot;,&quot;ISBN&quot;:&quot;978-1-60558-011-1&quot;,&quot;DOI&quot;:&quot;10.1145/1357054.1357123&quot;,&quot;container-title&quot;:&quot;Proceedings of the SIGCHI Conference on Human Factors in Computing Systems&quot;,&quot;page&quot;:&quot;423-432&quot;,&quot;accessed&quot;:{&quot;date-parts&quot;:[[&quot;2024&quot;,7,12]]},&quot;event-place&quot;:&quot;Florence Italy&quot;,&quot;issued&quot;:{&quot;date-parts&quot;:[[&quot;2008&quot;,4,6]]},&quot;URL&quot;:&quot;https://dl.acm.org/doi/10.1145/1357054.1357123&quot;,&quot;type&quot;:&quot;paper-conference&quot;,&quot;title&quot;:&quot;The LilyPad Arduino: using computational textiles to investigate engagement, aesthetics, and diversity in computer science education&quot;,&quot;title-short&quot;:&quot;The LilyPad Arduino&quot;,&quot;id&quot;:&quot;buechley_lilypad_2008&quot;,&quot;publisher-place&quot;:&quot;Florence Italy&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language&quot;:&quot;en&quot;,&quot;author&quot;:[{&quot;family&quot;:&quot;Buechley&quot;,&quot;given&quot;:&quot;Leah&quot;},{&quot;family&quot;:&quot;Eisenberg&quot;,&quot;given&quot;:&quot;Mike&quot;},{&quot;family&quot;:&quot;Catchen&quot;,&quot;given&quot;:&quot;Jaime&quot;},{&quot;family&quot;:&quot;Crockett&quot;,&quot;given&quot;:&quot;Ali&quot;}],&quot;publisher&quot;:&quot;ACM&quot;},&quot;prefix&quot;:&quot;&quot;,&quot;id&quot;:9629}]} RNDmwzelutxgt"/> ask “how can we integrate computer science with activities and communities that girls and women are already engaged in?”,</text:p>
      <text:h text:style-name="Heading_20_3" text:outline-level="3"><text:bookmark-start text:name="technical-barriers--"/>Technical barriers -<text:bookmark-end text:name="technical-barriers--"/></text:h>
      <text:p text:style-name="First_20_paragraph">Techie stuff - perhaps in intro? Or signpost to start of Chapter 4.</text:p>
      <text:h text:style-name="Heading_20_4" text:outline-level="4"><text:bookmark-start text:name="difficulty-of-computer-programming-via-coding"/>Difficulty of computer programming via coding<text:bookmark-end text:name="difficulty-of-computer-programming-via-coding"/></text:h>
      <text:p text:style-name="First_20_paragraph">Summary here <text:reference-mark-start text:name="ZOTERO_ITEM CSL_CITATION {&quot;citationID&quot;:&quot;zikooqem&quot;,&quot;properties&quot;:{&quot;formattedCitation&quot;:&quot;[@gomes2007learning]&quot;,&quot;noteIndex&quot;:0},&quot;schema&quot;:&quot;https://github.com/citation-style-language/schema/raw/master/csl-citation.json&quot;,&quot;citationItems&quot;:[{&quot;uris&quot;:[&quot;http://zotero.org/users/1913249/items/JRKNFC9F&quot;],&quot;uri&quot;:[&quot;http://zotero.org/users/1913249/items/JRKNFC9F&quot;],&quot;itemData&quot;:{&quot;container-title&quot;:&quot;International conference on engineering Education–ICEE&quot;,&quot;citation-key&quot;:&quot;gomes2007learning&quot;,&quot;id&quot;:&quot;gomes2007learning&quot;,&quot;type&quot;:&quot;paper-conference&quot;,&quot;issued&quot;:{&quot;date-parts&quot;:[[&quot;2007&quot;]]},&quot;title&quot;:&quot;Learning to program-difficulties and solutions&quot;,&quot;author&quot;:[{&quot;family&quot;:&quot;Gomes&quot;,&quot;given&quot;:&quot;Anabela&quot;},{&quot;family&quot;:&quot;Mendes&quot;,&quot;given&quot;:&quot;António José&quot;}],&quot;volume&quot;:&quot;7&quot;},&quot;suffix&quot;:&quot;&quot;,&quot;prefix&quot;:&quot;&quot;,&quot;id&quot;:9092}]} RNDjrxfpwcjfq"/>&lt;Do Zotero Refresh: [@gomes2007learning]&gt;<text:reference-mark-end text:name="ZOTERO_ITEM CSL_CITATION {&quot;citationID&quot;:&quot;zikooqem&quot;,&quot;properties&quot;:{&quot;formattedCitation&quot;:&quot;[@gomes2007learning]&quot;,&quot;noteIndex&quot;:0},&quot;schema&quot;:&quot;https://github.com/citation-style-language/schema/raw/master/csl-citation.json&quot;,&quot;citationItems&quot;:[{&quot;uris&quot;:[&quot;http://zotero.org/users/1913249/items/JRKNFC9F&quot;],&quot;uri&quot;:[&quot;http://zotero.org/users/1913249/items/JRKNFC9F&quot;],&quot;itemData&quot;:{&quot;container-title&quot;:&quot;International conference on engineering Education–ICEE&quot;,&quot;citation-key&quot;:&quot;gomes2007learning&quot;,&quot;id&quot;:&quot;gomes2007learning&quot;,&quot;type&quot;:&quot;paper-conference&quot;,&quot;issued&quot;:{&quot;date-parts&quot;:[[&quot;2007&quot;]]},&quot;title&quot;:&quot;Learning to program-difficulties and solutions&quot;,&quot;author&quot;:[{&quot;family&quot;:&quot;Gomes&quot;,&quot;given&quot;:&quot;Anabela&quot;},{&quot;family&quot;:&quot;Mendes&quot;,&quot;given&quot;:&quot;António José&quot;}],&quot;volume&quot;:&quot;7&quot;},&quot;suffix&quot;:&quot;&quot;,&quot;prefix&quot;:&quot;&quot;,&quot;id&quot;:9092}]} RNDjrxfpwcjfq"/> <text:reference-mark-start text:name="ZOTERO_ITEM CSL_CITATION {&quot;citationID&quot;:&quot;prpbooga&quot;,&quot;properties&quot;:{&quot;formattedCitation&quot;:&quot;[@joao_cross-analysis_2019]&quot;,&quot;noteIndex&quot;:0},&quot;schema&quot;:&quot;https://github.com/citation-style-language/schema/raw/master/csl-citation.json&quot;,&quot;citationItems&quot;:[{&quot;uris&quot;:[&quot;http://zotero.org/users/1913249/items/C7CNB5XA&quot;],&quot;uri&quot;:[&quot;http://zotero.org/users/1913249/items/C7CNB5XA&quot;],&quot;itemData&quot;:{&quot;issue&quot;:&quot;3&quot;,&quot;citation-key&quot;:&quot;joao_cross-analysis_2019&quot;,&quot;URL&quot;:&quot;https://www.mdpi.com/2227-7102/9/3/181&quot;,&quot;source&quot;:&quot;www.mdpi.com&quot;,&quot;ISSN&quot;:&quot;2227-7102&quot;,&quot;DOI&quot;:&quot;10.3390/educsci9030181&quot;,&quot;container-title&quot;:&quot;Education Sciences&quot;,&quot;page&quot;:&quot;181&quot;,&quot;accessed&quot;:{&quot;date-parts&quot;:[[&quot;2023&quot;,12,3]]},&quot;license&quot;:&quot;http://creativecommons.org/licenses/by/3.0/&quot;,&quot;issued&quot;:{&quot;date-parts&quot;:[[&quot;2019&quot;,9]]},&quot;volume&quot;:&quot;9&quot;,&quot;number&quot;:&quot;3&quot;,&quot;type&quot;:&quot;article-journal&quot;,&quot;id&quot;:&quot;joao_cross-analysis_2019&quot;,&quot;title&quot;:&quot;A Cross-analysis of Block-based and Visual Programming Apps with Computer Science Student-Teachers&quot;,&quot;publisher&quot;:&quot;Multidisciplinary Digital Publishing Institute&quot;,&quot;language&quot;:&quot;en&quot;,&quot;author&quot;:[{&quot;family&quot;:&quot;João&quot;,&quot;given&quot;:&quot;Piedade&quot;},{&quot;family&quot;:&quot;Nuno&quot;,&quot;given&quot;:&quot;Dorotea&quot;},{&quot;family&quot;:&quot;Fábio&quot;,&quot;given&quot;:&quot;Sampaio Ferrentini&quot;},{&quot;family&quot;:&quot;Ana&quot;,&quot;given&quot;:&quot;Pedro&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suffix&quot;:&quot;&quot;,&quot;prefix&quot;:&quot;&quot;,&quot;id&quot;:9093}]} RNDiaypuxyelm"/>&lt;Do Zotero Refresh: [@joao_cross-analysis_2019]&gt;<text:reference-mark-end text:name="ZOTERO_ITEM CSL_CITATION {&quot;citationID&quot;:&quot;prpbooga&quot;,&quot;properties&quot;:{&quot;formattedCitation&quot;:&quot;[@joao_cross-analysis_2019]&quot;,&quot;noteIndex&quot;:0},&quot;schema&quot;:&quot;https://github.com/citation-style-language/schema/raw/master/csl-citation.json&quot;,&quot;citationItems&quot;:[{&quot;uris&quot;:[&quot;http://zotero.org/users/1913249/items/C7CNB5XA&quot;],&quot;uri&quot;:[&quot;http://zotero.org/users/1913249/items/C7CNB5XA&quot;],&quot;itemData&quot;:{&quot;issue&quot;:&quot;3&quot;,&quot;citation-key&quot;:&quot;joao_cross-analysis_2019&quot;,&quot;URL&quot;:&quot;https://www.mdpi.com/2227-7102/9/3/181&quot;,&quot;source&quot;:&quot;www.mdpi.com&quot;,&quot;ISSN&quot;:&quot;2227-7102&quot;,&quot;DOI&quot;:&quot;10.3390/educsci9030181&quot;,&quot;container-title&quot;:&quot;Education Sciences&quot;,&quot;page&quot;:&quot;181&quot;,&quot;accessed&quot;:{&quot;date-parts&quot;:[[&quot;2023&quot;,12,3]]},&quot;license&quot;:&quot;http://creativecommons.org/licenses/by/3.0/&quot;,&quot;issued&quot;:{&quot;date-parts&quot;:[[&quot;2019&quot;,9]]},&quot;volume&quot;:&quot;9&quot;,&quot;number&quot;:&quot;3&quot;,&quot;type&quot;:&quot;article-journal&quot;,&quot;id&quot;:&quot;joao_cross-analysis_2019&quot;,&quot;title&quot;:&quot;A Cross-analysis of Block-based and Visual Programming Apps with Computer Science Student-Teachers&quot;,&quot;publisher&quot;:&quot;Multidisciplinary Digital Publishing Institute&quot;,&quot;language&quot;:&quot;en&quot;,&quot;author&quot;:[{&quot;family&quot;:&quot;João&quot;,&quot;given&quot;:&quot;Piedade&quot;},{&quot;family&quot;:&quot;Nuno&quot;,&quot;given&quot;:&quot;Dorotea&quot;},{&quot;family&quot;:&quot;Fábio&quot;,&quot;given&quot;:&quot;Sampaio Ferrentini&quot;},{&quot;family&quot;:&quot;Ana&quot;,&quot;given&quot;:&quot;Pedro&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suffix&quot;:&quot;&quot;,&quot;prefix&quot;:&quot;&quot;,&quot;id&quot;:9093}]} RNDiaypuxyelm"/>. and here</text:p>
      <text:p text:style-name="P35">&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citationID&quot;:&quot;uqzehwjx&quot;,&quot;properties&quot;:{&quot;formattedCitation&quot;:&quot;[@joao_cross-analysis_2019]&quot;,&quot;noteIndex&quot;:0},&quot;schema&quot;:&quot;https://github.com/citation-style-language/schema/raw/master/csl-citation.json&quot;,&quot;citationItems&quot;:[{&quot;uris&quot;:[&quot;http://zotero.org/users/1913249/items/C7CNB5XA&quot;],&quot;uri&quot;:[&quot;http://zotero.org/users/1913249/items/C7CNB5XA&quot;],&quot;itemData&quot;:{&quot;issue&quot;:&quot;3&quot;,&quot;citation-key&quot;:&quot;joao_cross-analysis_2019&quot;,&quot;URL&quot;:&quot;https://www.mdpi.com/2227-7102/9/3/181&quot;,&quot;source&quot;:&quot;www.mdpi.com&quot;,&quot;ISSN&quot;:&quot;2227-7102&quot;,&quot;DOI&quot;:&quot;10.3390/educsci9030181&quot;,&quot;container-title&quot;:&quot;Education Sciences&quot;,&quot;page&quot;:&quot;181&quot;,&quot;accessed&quot;:{&quot;date-parts&quot;:[[&quot;2023&quot;,12,3]]},&quot;license&quot;:&quot;http://creativecommons.org/licenses/by/3.0/&quot;,&quot;issued&quot;:{&quot;date-parts&quot;:[[&quot;2019&quot;,9]]},&quot;volume&quot;:&quot;9&quot;,&quot;number&quot;:&quot;3&quot;,&quot;type&quot;:&quot;article-journal&quot;,&quot;id&quot;:&quot;joao_cross-analysis_2019&quot;,&quot;title&quot;:&quot;A Cross-analysis of Block-based and Visual Programming Apps with Computer Science Student-Teachers&quot;,&quot;publisher&quot;:&quot;Multidisciplinary Digital Publishing Institute&quot;,&quot;language&quot;:&quot;en&quot;,&quot;author&quot;:[{&quot;family&quot;:&quot;João&quot;,&quot;given&quot;:&quot;Piedade&quot;},{&quot;family&quot;:&quot;Nuno&quot;,&quot;given&quot;:&quot;Dorotea&quot;},{&quot;family&quot;:&quot;Fábio&quot;,&quot;given&quot;:&quot;Sampaio Ferrentini&quot;},{&quot;family&quot;:&quot;Ana&quot;,&quot;given&quot;:&quot;Pedro&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suffix&quot;:&quot;&quot;,&quot;prefix&quot;:&quot;&quot;,&quot;id&quot;:9093}]} RNDtmhydwqsye"/>&lt;Do Zotero Refresh: [@joao_cross-analysis_2019]&gt;<text:reference-mark-end text:name="ZOTERO_ITEM CSL_CITATION {&quot;citationID&quot;:&quot;uqzehwjx&quot;,&quot;properties&quot;:{&quot;formattedCitation&quot;:&quot;[@joao_cross-analysis_2019]&quot;,&quot;noteIndex&quot;:0},&quot;schema&quot;:&quot;https://github.com/citation-style-language/schema/raw/master/csl-citation.json&quot;,&quot;citationItems&quot;:[{&quot;uris&quot;:[&quot;http://zotero.org/users/1913249/items/C7CNB5XA&quot;],&quot;uri&quot;:[&quot;http://zotero.org/users/1913249/items/C7CNB5XA&quot;],&quot;itemData&quot;:{&quot;issue&quot;:&quot;3&quot;,&quot;citation-key&quot;:&quot;joao_cross-analysis_2019&quot;,&quot;URL&quot;:&quot;https://www.mdpi.com/2227-7102/9/3/181&quot;,&quot;source&quot;:&quot;www.mdpi.com&quot;,&quot;ISSN&quot;:&quot;2227-7102&quot;,&quot;DOI&quot;:&quot;10.3390/educsci9030181&quot;,&quot;container-title&quot;:&quot;Education Sciences&quot;,&quot;page&quot;:&quot;181&quot;,&quot;accessed&quot;:{&quot;date-parts&quot;:[[&quot;2023&quot;,12,3]]},&quot;license&quot;:&quot;http://creativecommons.org/licenses/by/3.0/&quot;,&quot;issued&quot;:{&quot;date-parts&quot;:[[&quot;2019&quot;,9]]},&quot;volume&quot;:&quot;9&quot;,&quot;number&quot;:&quot;3&quot;,&quot;type&quot;:&quot;article-journal&quot;,&quot;id&quot;:&quot;joao_cross-analysis_2019&quot;,&quot;title&quot;:&quot;A Cross-analysis of Block-based and Visual Programming Apps with Computer Science Student-Teachers&quot;,&quot;publisher&quot;:&quot;Multidisciplinary Digital Publishing Institute&quot;,&quot;language&quot;:&quot;en&quot;,&quot;author&quot;:[{&quot;family&quot;:&quot;João&quot;,&quot;given&quot;:&quot;Piedade&quot;},{&quot;family&quot;:&quot;Nuno&quot;,&quot;given&quot;:&quot;Dorotea&quot;},{&quot;family&quot;:&quot;Fábio&quot;,&quot;given&quot;:&quot;Sampaio Ferrentini&quot;},{&quot;family&quot;:&quot;Ana&quot;,&quot;given&quot;:&quot;Pedro&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suffix&quot;:&quot;&quot;,&quot;prefix&quot;:&quot;&quot;,&quot;id&quot;:9093}]} RNDtmhydwqsye"/>.</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citationID&quot;:&quot;hefqedfy&quot;,&quot;properties&quot;:{&quot;formattedCitation&quot;:&quot;[@gomes2007learning]&quot;,&quot;noteIndex&quot;:0},&quot;schema&quot;:&quot;https://github.com/citation-style-language/schema/raw/master/csl-citation.json&quot;,&quot;citationItems&quot;:[{&quot;uris&quot;:[&quot;http://zotero.org/users/1913249/items/JRKNFC9F&quot;],&quot;uri&quot;:[&quot;http://zotero.org/users/1913249/items/JRKNFC9F&quot;],&quot;itemData&quot;:{&quot;container-title&quot;:&quot;International conference on engineering Education–ICEE&quot;,&quot;citation-key&quot;:&quot;gomes2007learning&quot;,&quot;id&quot;:&quot;gomes2007learning&quot;,&quot;type&quot;:&quot;paper-conference&quot;,&quot;issued&quot;:{&quot;date-parts&quot;:[[&quot;2007&quot;]]},&quot;title&quot;:&quot;Learning to program-difficulties and solutions&quot;,&quot;author&quot;:[{&quot;family&quot;:&quot;Gomes&quot;,&quot;given&quot;:&quot;Anabela&quot;},{&quot;family&quot;:&quot;Mendes&quot;,&quot;given&quot;:&quot;António José&quot;}],&quot;volume&quot;:&quot;7&quot;},&quot;suffix&quot;:&quot;&quot;,&quot;prefix&quot;:&quot;&quot;,&quot;id&quot;:9092}]} RNDaedmqxcpbk"/>&lt;Do Zotero Refresh: [@gomes2007learning]&gt;<text:reference-mark-end text:name="ZOTERO_ITEM CSL_CITATION {&quot;citationID&quot;:&quot;hefqedfy&quot;,&quot;properties&quot;:{&quot;formattedCitation&quot;:&quot;[@gomes2007learning]&quot;,&quot;noteIndex&quot;:0},&quot;schema&quot;:&quot;https://github.com/citation-style-language/schema/raw/master/csl-citation.json&quot;,&quot;citationItems&quot;:[{&quot;uris&quot;:[&quot;http://zotero.org/users/1913249/items/JRKNFC9F&quot;],&quot;uri&quot;:[&quot;http://zotero.org/users/1913249/items/JRKNFC9F&quot;],&quot;itemData&quot;:{&quot;container-title&quot;:&quot;International conference on engineering Education–ICEE&quot;,&quot;citation-key&quot;:&quot;gomes2007learning&quot;,&quot;id&quot;:&quot;gomes2007learning&quot;,&quot;type&quot;:&quot;paper-conference&quot;,&quot;issued&quot;:{&quot;date-parts&quot;:[[&quot;2007&quot;]]},&quot;title&quot;:&quot;Learning to program-difficulties and solutions&quot;,&quot;author&quot;:[{&quot;family&quot;:&quot;Gomes&quot;,&quot;given&quot;:&quot;Anabela&quot;},{&quot;family&quot;:&quot;Mendes&quot;,&quot;given&quot;:&quot;António José&quot;}],&quot;volume&quot;:&quot;7&quot;},&quot;suffix&quot;:&quot;&quot;,&quot;prefix&quot;:&quot;&quot;,&quot;id&quot;:9092}]} RNDaedmqxcpbk"/></text:p>
      <text:p text:style-name="Text_20_body">Issues of needing levels of abstraction in learning programming <text:reference-mark-start text:name="ZOTERO_ITEM CSL_CITATION {&quot;citationID&quot;:&quot;mlhgxoea&quot;,&quot;properties&quot;:{&quot;formattedCitation&quot;:&quot;[@gomes2007learning]&quot;,&quot;noteIndex&quot;:0},&quot;schema&quot;:&quot;https://github.com/citation-style-language/schema/raw/master/csl-citation.json&quot;,&quot;citationItems&quot;:[{&quot;uris&quot;:[&quot;http://zotero.org/users/1913249/items/JRKNFC9F&quot;],&quot;uri&quot;:[&quot;http://zotero.org/users/1913249/items/JRKNFC9F&quot;],&quot;itemData&quot;:{&quot;container-title&quot;:&quot;International conference on engineering Education–ICEE&quot;,&quot;citation-key&quot;:&quot;gomes2007learning&quot;,&quot;id&quot;:&quot;gomes2007learning&quot;,&quot;type&quot;:&quot;paper-conference&quot;,&quot;issued&quot;:{&quot;date-parts&quot;:[[&quot;2007&quot;]]},&quot;title&quot;:&quot;Learning to program-difficulties and solutions&quot;,&quot;author&quot;:[{&quot;family&quot;:&quot;Gomes&quot;,&quot;given&quot;:&quot;Anabela&quot;},{&quot;family&quot;:&quot;Mendes&quot;,&quot;given&quot;:&quot;António José&quot;}],&quot;volume&quot;:&quot;7&quot;},&quot;suffix&quot;:&quot;&quot;,&quot;prefix&quot;:&quot;&quot;,&quot;id&quot;:9092}]} RNDlvtjzanfrs"/>&lt;Do Zotero Refresh: [@gomes2007learning]&gt;<text:reference-mark-end text:name="ZOTERO_ITEM CSL_CITATION {&quot;citationID&quot;:&quot;mlhgxoea&quot;,&quot;properties&quot;:{&quot;formattedCitation&quot;:&quot;[@gomes2007learning]&quot;,&quot;noteIndex&quot;:0},&quot;schema&quot;:&quot;https://github.com/citation-style-language/schema/raw/master/csl-citation.json&quot;,&quot;citationItems&quot;:[{&quot;uris&quot;:[&quot;http://zotero.org/users/1913249/items/JRKNFC9F&quot;],&quot;uri&quot;:[&quot;http://zotero.org/users/1913249/items/JRKNFC9F&quot;],&quot;itemData&quot;:{&quot;container-title&quot;:&quot;International conference on engineering Education–ICEE&quot;,&quot;citation-key&quot;:&quot;gomes2007learning&quot;,&quot;id&quot;:&quot;gomes2007learning&quot;,&quot;type&quot;:&quot;paper-conference&quot;,&quot;issued&quot;:{&quot;date-parts&quot;:[[&quot;2007&quot;]]},&quot;title&quot;:&quot;Learning to program-difficulties and solutions&quot;,&quot;author&quot;:[{&quot;family&quot;:&quot;Gomes&quot;,&quot;given&quot;:&quot;Anabela&quot;},{&quot;family&quot;:&quot;Mendes&quot;,&quot;given&quot;:&quot;António José&quot;}],&quot;volume&quot;:&quot;7&quot;},&quot;suffix&quot;:&quot;&quot;,&quot;prefix&quot;:&quot;&quot;,&quot;id&quot;:9092}]} RNDlvtjzanfrs"/>.</text:p>
      <text:p text:style-name="Text_20_body">Addressing technical barriers <text:span text:style-name="T1">Specialist coding tools and computational kits</text:span></text:p>
      <text:p text:style-name="Text_20_body">There may software and hardware kits aimed at novice coders and in particular younger audience <text:reference-mark-start text:name="ZOTERO_ITEM CSL_CITATION {&quot;citationID&quot;:&quot;ixqibtus&quot;,&quot;properties&quot;:{&quot;formattedCitation&quot;:&quot;[@yu_survey_2018]&quot;,&quot;noteIndex&quot;:0},&quot;schema&quot;:&quot;https://github.com/citation-style-language/schema/raw/master/csl-citation.json&quot;,&quot;citationItems&quot;:[{&quot;uris&quot;:[&quot;http://zotero.org/users/1913249/items/FC7LF8E6&quot;],&quot;uri&quot;:[&quot;http://zotero.org/users/1913249/items/FC7LF8E6&quot;],&quot;itemData&quot;:{&quot;citation-key&quot;:&quot;yu_survey_2018&quot;,&quot;event-title&quot;:&quot;the 17th ACM Conference&quot;,&quot;source&quot;:&quot;Crossref&quot;,&quot;ISBN&quot;:&quot;978-1-4503-5152-2&quot;,&quot;DOI&quot;:&quot;10.1145/3202185.3202738&quot;,&quot;container-title&quot;:&quot;Proceedings of the 17th ACM Conference on Interaction Design and Children  - IDC '18&quot;,&quot;page&quot;:&quot;289-299&quot;,&quot;accessed&quot;:{&quot;date-parts&quot;:[[&quot;2018&quot;,10,30]]},&quot;event-place&quot;:&quot;Trondheim, Norway&quot;,&quot;issued&quot;:{&quot;date-parts&quot;:[[&quot;2018&quot;]]},&quot;URL&quot;:&quot;http://dl.acm.org/citation.cfm?doid=3202185.3202738&quot;,&quot;type&quot;:&quot;paper-conference&quot;,&quot;title&quot;:&quot;A survey of computational kits for young children&quot;,&quot;id&quot;:&quot;yu_survey_2018&quot;,&quot;publisher-place&quot;:&quot;Trondheim, Norway&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language&quot;:&quot;en&quot;,&quot;author&quot;:[{&quot;family&quot;:&quot;Yu&quot;,&quot;given&quot;:&quot;Junnan&quot;},{&quot;family&quot;:&quot;Roque&quot;,&quot;given&quot;:&quot;Ricarose&quot;}],&quot;publisher&quot;:&quot;ACM Press&quot;},&quot;suffix&quot;:&quot;&quot;,&quot;prefix&quot;:&quot;&quot;,&quot;id&quot;:2837}]} RNDrxithvepbc"/>&lt;Do Zotero Refresh: [@yu_survey_2018]&gt;<text:reference-mark-end text:name="ZOTERO_ITEM CSL_CITATION {&quot;citationID&quot;:&quot;ixqibtus&quot;,&quot;properties&quot;:{&quot;formattedCitation&quot;:&quot;[@yu_survey_2018]&quot;,&quot;noteIndex&quot;:0},&quot;schema&quot;:&quot;https://github.com/citation-style-language/schema/raw/master/csl-citation.json&quot;,&quot;citationItems&quot;:[{&quot;uris&quot;:[&quot;http://zotero.org/users/1913249/items/FC7LF8E6&quot;],&quot;uri&quot;:[&quot;http://zotero.org/users/1913249/items/FC7LF8E6&quot;],&quot;itemData&quot;:{&quot;citation-key&quot;:&quot;yu_survey_2018&quot;,&quot;event-title&quot;:&quot;the 17th ACM Conference&quot;,&quot;source&quot;:&quot;Crossref&quot;,&quot;ISBN&quot;:&quot;978-1-4503-5152-2&quot;,&quot;DOI&quot;:&quot;10.1145/3202185.3202738&quot;,&quot;container-title&quot;:&quot;Proceedings of the 17th ACM Conference on Interaction Design and Children  - IDC '18&quot;,&quot;page&quot;:&quot;289-299&quot;,&quot;accessed&quot;:{&quot;date-parts&quot;:[[&quot;2018&quot;,10,30]]},&quot;event-place&quot;:&quot;Trondheim, Norway&quot;,&quot;issued&quot;:{&quot;date-parts&quot;:[[&quot;2018&quot;]]},&quot;URL&quot;:&quot;http://dl.acm.org/citation.cfm?doid=3202185.3202738&quot;,&quot;type&quot;:&quot;paper-conference&quot;,&quot;title&quot;:&quot;A survey of computational kits for young children&quot;,&quot;id&quot;:&quot;yu_survey_2018&quot;,&quot;publisher-place&quot;:&quot;Trondheim, Norway&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language&quot;:&quot;en&quot;,&quot;author&quot;:[{&quot;family&quot;:&quot;Yu&quot;,&quot;given&quot;:&quot;Junnan&quot;},{&quot;family&quot;:&quot;Roque&quot;,&quot;given&quot;:&quot;Ricarose&quot;}],&quot;publisher&quot;:&quot;ACM Press&quot;},&quot;suffix&quot;:&quot;&quot;,&quot;prefix&quot;:&quot;&quot;,&quot;id&quot;:2837}]} RNDrxithvepbc"/>.</text:p>
      <text:p text:style-name="Text_20_body"><text:span text:style-name="T2">The use of non-coding tools to make games</text:span></text:p>
      <text:p text:style-name="Text_20_body">To address</text:p>
      <text:p text:style-name="Text_20_body">GSM Unity Game Maker</text:p>
      <text:h text:style-name="Heading_20_3" text:outline-level="3"><text:bookmark-start text:name="other-barriers-to-making-games"/>Other barriers to making games<text:bookmark-end text:name="other-barriers-to-making-games"/></text:h>
      <text:p text:style-name="First_20_paragraph">Other barriers are not limited to the use of computer coding, or identity.</text:p>
      <text:list text:style-name="L34">
        <text:list-item>
          <text:p text:style-name="P36">Lack of what is needed to make a good game.</text:p>
        </text:list-item>
      </text:list>
      <text:p text:style-name="First_20_paragraph"><text:span text:style-name="T3">Inequality of access to participatory culture communities (Barrier)</text:span></text:p>
      <text:p text:style-name="Text_20_body">In these more naturalistic settings, Ito and colleagues note that generative activities are the exception rather than norm even in expressly creative communities <text:reference-mark-start text:name="ZOTERO_ITEM CSL_CITATION {&quot;citationID&quot;:&quot;egdpbxyb&quot;,&quot;properties&quot;:{&quot;formattedCitation&quot;:&quot;[-@ito_hanging_2010]&quot;,&quot;noteIndex&quot;:0},&quot;schema&quot;:&quot;https://github.com/citation-style-language/schema/raw/master/csl-citation.json&quot;,&quot;citationItems&quot;:[{&quot;uris&quot;:[&quot;http://zotero.org/users/1913249/items/URKI7FTD&quot;],&quot;suppress-author&quot;:true,&quot;uri&quot;:[&quot;http://zotero.org/users/1913249/items/URKI7FTD&quot;],&quot;itemData&quot;:{&quot;type&quot;:&quot;book&quot;,&quot;publisher-place&quot;:&quot;Cambridge, Mass.&quot;,&quot;citation-key&quot;:&quot;ito_hanging_2010&quot;,&quot;title&quot;:&quot;Hanging out, messing around, and geeking out: kids living and learning with new media&quot;,&quot;issued&quot;:{&quot;date-parts&quot;:[[&quot;2010&quot;]]},&quot;note&quot;:&quot;OCLC: 699713878&quot;,&quot;collection-title&quot;:&quot;The John D. and Catherine T. MacArthur Foundation series on digital media and learning&quot;,&quot;editor&quot;:[{&quot;family&quot;:&quot;Itō&quot;,&quot;given&quot;:&quot;Mizuko&quot;},{&quot;family&quot;:&quot;Baumer&quot;,&quot;given&quot;:&quot;Sonja&quot;},{&quot;family&quot;:&quot;Bittanti&quot;,&quot;given&quot;:&quot;Matteo&quot;},{&quot;family&quot;:&quot;Antin&quot;,&quot;given&quot;:&quot;Judd&quot;}],&quot;source&quot;:&quot;Gemeinsamer Bibliotheksverbund ISBN&quot;,&quot;title-short&quot;:&quot;Hanging out, messing around, and geeking out&quot;,&quot;id&quot;:&quot;ito_hanging_2010&quot;,&quot;number-of-pages&quot;:&quot;419&quot;,&quot;publisher&quot;:&quot;MIT Press&quot;,&quot;language&quot;:&quot;eng&quot;,&quot;event-place&quot;:&quot;Cambridge, Mass.&quot;,&quot;ISBN&quot;:&quot;978-0-262-01336-9 978-0-262-51854-3&quot;},&quot;suffix&quot;:&quot;&quot;,&quot;prefix&quot;:&quot;&quot;,&quot;id&quot;:1939}]} RNDymgpepmvyn"/>&lt;Do Zotero Refresh: [-@ito_hanging_2010]&gt;<text:reference-mark-end text:name="ZOTERO_ITEM CSL_CITATION {&quot;citationID&quot;:&quot;egdpbxyb&quot;,&quot;properties&quot;:{&quot;formattedCitation&quot;:&quot;[-@ito_hanging_2010]&quot;,&quot;noteIndex&quot;:0},&quot;schema&quot;:&quot;https://github.com/citation-style-language/schema/raw/master/csl-citation.json&quot;,&quot;citationItems&quot;:[{&quot;uris&quot;:[&quot;http://zotero.org/users/1913249/items/URKI7FTD&quot;],&quot;suppress-author&quot;:true,&quot;uri&quot;:[&quot;http://zotero.org/users/1913249/items/URKI7FTD&quot;],&quot;itemData&quot;:{&quot;type&quot;:&quot;book&quot;,&quot;publisher-place&quot;:&quot;Cambridge, Mass.&quot;,&quot;citation-key&quot;:&quot;ito_hanging_2010&quot;,&quot;title&quot;:&quot;Hanging out, messing around, and geeking out: kids living and learning with new media&quot;,&quot;issued&quot;:{&quot;date-parts&quot;:[[&quot;2010&quot;]]},&quot;note&quot;:&quot;OCLC: 699713878&quot;,&quot;collection-title&quot;:&quot;The John D. and Catherine T. MacArthur Foundation series on digital media and learning&quot;,&quot;editor&quot;:[{&quot;family&quot;:&quot;Itō&quot;,&quot;given&quot;:&quot;Mizuko&quot;},{&quot;family&quot;:&quot;Baumer&quot;,&quot;given&quot;:&quot;Sonja&quot;},{&quot;family&quot;:&quot;Bittanti&quot;,&quot;given&quot;:&quot;Matteo&quot;},{&quot;family&quot;:&quot;Antin&quot;,&quot;given&quot;:&quot;Judd&quot;}],&quot;source&quot;:&quot;Gemeinsamer Bibliotheksverbund ISBN&quot;,&quot;title-short&quot;:&quot;Hanging out, messing around, and geeking out&quot;,&quot;id&quot;:&quot;ito_hanging_2010&quot;,&quot;number-of-pages&quot;:&quot;419&quot;,&quot;publisher&quot;:&quot;MIT Press&quot;,&quot;language&quot;:&quot;eng&quot;,&quot;event-place&quot;:&quot;Cambridge, Mass.&quot;,&quot;ISBN&quot;:&quot;978-0-262-01336-9 978-0-262-51854-3&quot;},&quot;suffix&quot;:&quot;&quot;,&quot;prefix&quot;:&quot;&quot;,&quot;id&quot;:1939}]} RNDymgpepmvyn"/>. Productive partnerships in communities like Scratch are extremely rare compared to false starts. Studies of the New Grounds site which has a similar aim of creating media collaborations, via collabs, showed a 80 percent failure rate of collaborative projects <text:reference-mark-start text:name="ZOTERO_ITEM CSL_CITATION {&quot;citationID&quot;:&quot;psfgqnay&quot;,&quot;properties&quot;:{&quot;formattedCitation&quot;:&quot;[@luther_why_2010]&quot;,&quot;noteIndex&quot;:0},&quot;schema&quot;:&quot;https://github.com/citation-style-language/schema/raw/master/csl-citation.json&quot;,&quot;citationItems&quot;:[{&quot;uris&quot;:[&quot;http://zotero.org/users/1913249/items/9XTYDSSZ&quot;],&quot;uri&quot;:[&quot;http://zotero.org/users/1913249/items/9XTYDSSZ&quot;],&quot;itemData&quot;:{&quot;citation-key&quot;:&quot;luther_why_2010&quot;,&quot;URL&quot;:&quot;http://doi.acm.org/10.1145/1880071.1880073&quot;,&quot;source&quot;:&quot;ACM Digital Library&quot;,&quot;collection-title&quot;:&quot;GROUP '10&quot;,&quot;DOI&quot;:&quot;10.1145/1880071.1880073&quot;,&quot;container-title&quot;:&quot;Proceedings of the 16th ACM International Conference on Supporting Group Work&quot;,&quot;page&quot;:&quot;1–10&quot;,&quot;accessed&quot;:{&quot;date-parts&quot;:[[&quot;2018&quot;,11,20]]},&quot;event-place&quot;:&quot;New York, NY, USA&quot;,&quot;issued&quot;:{&quot;date-parts&quot;:[[&quot;2010&quot;]]},&quot;type&quot;:&quot;paper-conference&quot;,&quot;title&quot;:&quot;Why It Works (when It Works): Success Factors in Online Creative Collaboration&quot;,&quot;title-short&quot;:&quot;Why It Works (when It Works)&quot;,&quot;id&quot;:&quot;luther_why_2010&quot;,&quot;publisher-place&quot;:&quot;New York, NY, USA&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publisher&quot;:&quot;ACM&quot;,&quot;author&quot;:[{&quot;family&quot;:&quot;Luther&quot;,&quot;given&quot;:&quot;Kurt&quot;},{&quot;family&quot;:&quot;Caine&quot;,&quot;given&quot;:&quot;Kelly&quot;},{&quot;family&quot;:&quot;Ziegler&quot;,&quot;given&quot;:&quot;Kevin&quot;},{&quot;family&quot;:&quot;Bruckman&quot;,&quot;given&quot;:&quot;Amy&quot;}],&quot;ISBN&quot;:&quot;978-1-4503-0387-3&quot;},&quot;suffix&quot;:&quot;&quot;,&quot;prefix&quot;:&quot;&quot;,&quot;id&quot;:2775}]} RNDjfnkhrqlgs"/>&lt;Do Zotero Refresh: [@luther_why_2010]&gt;<text:reference-mark-end text:name="ZOTERO_ITEM CSL_CITATION {&quot;citationID&quot;:&quot;psfgqnay&quot;,&quot;properties&quot;:{&quot;formattedCitation&quot;:&quot;[@luther_why_2010]&quot;,&quot;noteIndex&quot;:0},&quot;schema&quot;:&quot;https://github.com/citation-style-language/schema/raw/master/csl-citation.json&quot;,&quot;citationItems&quot;:[{&quot;uris&quot;:[&quot;http://zotero.org/users/1913249/items/9XTYDSSZ&quot;],&quot;uri&quot;:[&quot;http://zotero.org/users/1913249/items/9XTYDSSZ&quot;],&quot;itemData&quot;:{&quot;citation-key&quot;:&quot;luther_why_2010&quot;,&quot;URL&quot;:&quot;http://doi.acm.org/10.1145/1880071.1880073&quot;,&quot;source&quot;:&quot;ACM Digital Library&quot;,&quot;collection-title&quot;:&quot;GROUP '10&quot;,&quot;DOI&quot;:&quot;10.1145/1880071.1880073&quot;,&quot;container-title&quot;:&quot;Proceedings of the 16th ACM International Conference on Supporting Group Work&quot;,&quot;page&quot;:&quot;1–10&quot;,&quot;accessed&quot;:{&quot;date-parts&quot;:[[&quot;2018&quot;,11,20]]},&quot;event-place&quot;:&quot;New York, NY, USA&quot;,&quot;issued&quot;:{&quot;date-parts&quot;:[[&quot;2010&quot;]]},&quot;type&quot;:&quot;paper-conference&quot;,&quot;title&quot;:&quot;Why It Works (when It Works): Success Factors in Online Creative Collaboration&quot;,&quot;title-short&quot;:&quot;Why It Works (when It Works)&quot;,&quot;id&quot;:&quot;luther_why_2010&quot;,&quot;publisher-place&quot;:&quot;New York, NY, USA&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publisher&quot;:&quot;ACM&quot;,&quot;author&quot;:[{&quot;family&quot;:&quot;Luther&quot;,&quot;given&quot;:&quot;Kurt&quot;},{&quot;family&quot;:&quot;Caine&quot;,&quot;given&quot;:&quot;Kelly&quot;},{&quot;family&quot;:&quot;Ziegler&quot;,&quot;given&quot;:&quot;Kevin&quot;},{&quot;family&quot;:&quot;Bruckman&quot;,&quot;given&quot;:&quot;Amy&quot;}],&quot;ISBN&quot;:&quot;978-1-4503-0387-3&quot;},&quot;suffix&quot;:&quot;&quot;,&quot;prefix&quot;:&quot;&quot;,&quot;id&quot;:2775}]} RNDjfnkhrqlgs"/>.</text:p>
      <text:p text:style-name="Text_20_body">To address issues of confidence interacting in online communities, Roque’s FCL study aimed to move online community interaction into a face to face settings <text:reference-mark-start text:name="ZOTERO_ITEM CSL_CITATION {&quot;citationID&quot;:&quot;iftgravw&quot;,&quot;properties&quot;:{&quot;formattedCitation&quot;:&quot;[-@roque_family_2016]&quot;,&quot;noteIndex&quot;:0},&quot;schema&quot;:&quot;https://github.com/citation-style-language/schema/raw/master/csl-citation.json&quot;,&quot;citationItems&quot;:[{&quot;uris&quot;:[&quot;http://zotero.org/users/1913249/items/4F43N9TP&quot;],&quot;suppress-author&quot;:true,&quot;uri&quot;:[&quot;http://zotero.org/users/1913249/items/4F43N9TP&quot;],&quot;itemData&quot;:{&quot;license&quot;:&quot;http://dspace.mit.edu/handle/1721.1/7582&quot;,&quot;citation-key&quot;:&quot;roque_family_2016&quot;,&quot;URL&quot;:&quot;http://dspace.mit.edu/handle/1721.1/107577&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publisher&quot;:&quot;Massachusetts Institute of Technology&quot;,&quot;title&quot;:&quot;Family creative learning : designing structures to engage kids and parents as computational creators&quot;,&quot;source&quot;:&quot;dspace.mit.edu&quot;,&quot;title-short&quot;:&quot;Family creative learning&quot;,&quot;id&quot;:&quot;roque_family_2016&quot;,&quot;genre&quot;:&quot;Thesis&quot;,&quot;accessed&quot;:{&quot;date-parts&quot;:[[&quot;2018&quot;,10,30]]},&quot;language&quot;:&quot;eng&quot;,&quot;author&quot;:[{&quot;family&quot;:&quot;Roque&quot;,&quot;given&quot;:&quot;Ricarose Vallarta&quot;}],&quot;issued&quot;:{&quot;date-parts&quot;:[[&quot;2016&quot;]]}},&quot;suffix&quot;:&quot;&quot;,&quot;prefix&quot;:&quot;&quot;,&quot;id&quot;:2834}]} RNDpirnwggbnx"/>&lt;Do Zotero Refresh: [-@roque_family_2016]&gt;<text:reference-mark-end text:name="ZOTERO_ITEM CSL_CITATION {&quot;citationID&quot;:&quot;iftgravw&quot;,&quot;properties&quot;:{&quot;formattedCitation&quot;:&quot;[-@roque_family_2016]&quot;,&quot;noteIndex&quot;:0},&quot;schema&quot;:&quot;https://github.com/citation-style-language/schema/raw/master/csl-citation.json&quot;,&quot;citationItems&quot;:[{&quot;uris&quot;:[&quot;http://zotero.org/users/1913249/items/4F43N9TP&quot;],&quot;suppress-author&quot;:true,&quot;uri&quot;:[&quot;http://zotero.org/users/1913249/items/4F43N9TP&quot;],&quot;itemData&quot;:{&quot;license&quot;:&quot;http://dspace.mit.edu/handle/1721.1/7582&quot;,&quot;citation-key&quot;:&quot;roque_family_2016&quot;,&quot;URL&quot;:&quot;http://dspace.mit.edu/handle/1721.1/107577&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publisher&quot;:&quot;Massachusetts Institute of Technology&quot;,&quot;title&quot;:&quot;Family creative learning : designing structures to engage kids and parents as computational creators&quot;,&quot;source&quot;:&quot;dspace.mit.edu&quot;,&quot;title-short&quot;:&quot;Family creative learning&quot;,&quot;id&quot;:&quot;roque_family_2016&quot;,&quot;genre&quot;:&quot;Thesis&quot;,&quot;accessed&quot;:{&quot;date-parts&quot;:[[&quot;2018&quot;,10,30]]},&quot;language&quot;:&quot;eng&quot;,&quot;author&quot;:[{&quot;family&quot;:&quot;Roque&quot;,&quot;given&quot;:&quot;Ricarose Vallarta&quot;}],&quot;issued&quot;:{&quot;date-parts&quot;:[[&quot;2016&quot;]]}},&quot;suffix&quot;:&quot;&quot;,&quot;prefix&quot;:&quot;&quot;,&quot;id&quot;:2834}]} RNDpirnwggbnx"/>. The use of facilitators who were trained to recognise the helping behaviours of parents.</text:p>
      <text:h text:style-name="Heading_20_2" text:outline-level="2"><text:bookmark-start text:name="programmes-working-to-address-challenge"/>Programmes working to address challenge<text:bookmark-end text:name="programmes-working-to-address-challenge"/></text:h>
      <text:p text:style-name="First_20_paragraph">Specifically barriers - concerning identity, and including a structure of pedagogy</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citationID&quot;:&quot;pnvytijb&quot;,&quot;properties&quot;:{&quot;formattedCitation&quot;:&quot;[@kafai_motivating_2014; @kafai2011collaboration]&quot;,&quot;noteIndex&quot;:0},&quot;schema&quot;:&quot;https://github.com/citation-style-language/schema/raw/master/csl-citation.json&quot;,&quot;citationItems&quot;:[{&quot;uris&quot;:[&quot;http://zotero.org/users/1913249/items/CEVYEB7V&quot;],&quot;uri&quot;:[&quot;http://zotero.org/users/1913249/items/CEVYEB7V&quot;],&quot;itemData&quot;:{&quot;citation-key&quot;:&quot;kafai_motivating_2014&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ype&quot;:&quot;article-journal&quot;,&quot;id&quot;:&quot;kafai_motivating_2014&quot;,&quot;title&quot;:&quot;Motivating and Broadening Participation: Competitions, Contests, Challenges, and Circles for Supporting STEM Learning&quot;,&quot;source&quot;:&quot;Zotero&quot;,&quot;language&quot;:&quot;en&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suffix&quot;:&quot;&quot;,&quot;prefix&quot;:&quot;&quot;,&quot;id&quot;:9656},{&quot;uris&quot;:[&quot;http://zotero.org/users/1913249/items/WVLL4N7Z&quot;],&quot;uri&quot;:[&quot;http://zotero.org/users/1913249/items/WVLL4N7Z&quot;],&quot;itemData&quot;:{&quot;container-title&quot;:&quot;Proceedings of the 19th international conference on computers in education&quot;,&quot;type&quot;:&quot;paper-conference&quot;,&quot;id&quot;:&quot;kafai2011collaboration&quot;,&quot;page&quot;:&quot;189–193&quot;,&quot;issued&quot;:{&quot;date-parts&quot;:[[&quot;2011&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citation-key&quot;:&quot;kafai2011collaboration&quot;},&quot;suffix&quot;:&quot;&quot;,&quot;prefix&quot;:&quot;&quot;,&quot;id&quot;:9659}]} RNDaamhsvnmce"/>&lt;Do Zotero Refresh: [@kafai_motivating_2014; @kafai2011collaboration]&gt;<text:reference-mark-end text:name="ZOTERO_ITEM CSL_CITATION {&quot;citationID&quot;:&quot;pnvytijb&quot;,&quot;properties&quot;:{&quot;formattedCitation&quot;:&quot;[@kafai_motivating_2014; @kafai2011collaboration]&quot;,&quot;noteIndex&quot;:0},&quot;schema&quot;:&quot;https://github.com/citation-style-language/schema/raw/master/csl-citation.json&quot;,&quot;citationItems&quot;:[{&quot;uris&quot;:[&quot;http://zotero.org/users/1913249/items/CEVYEB7V&quot;],&quot;uri&quot;:[&quot;http://zotero.org/users/1913249/items/CEVYEB7V&quot;],&quot;itemData&quot;:{&quot;citation-key&quot;:&quot;kafai_motivating_2014&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type&quot;:&quot;article-journal&quot;,&quot;id&quot;:&quot;kafai_motivating_2014&quot;,&quot;title&quot;:&quot;Motivating and Broadening Participation: Competitions, Contests, Challenges, and Circles for Supporting STEM Learning&quot;,&quot;source&quot;:&quot;Zotero&quot;,&quot;language&quot;:&quot;en&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suffix&quot;:&quot;&quot;,&quot;prefix&quot;:&quot;&quot;,&quot;id&quot;:9656},{&quot;uris&quot;:[&quot;http://zotero.org/users/1913249/items/WVLL4N7Z&quot;],&quot;uri&quot;:[&quot;http://zotero.org/users/1913249/items/WVLL4N7Z&quot;],&quot;itemData&quot;:{&quot;container-title&quot;:&quot;Proceedings of the 19th international conference on computers in education&quot;,&quot;type&quot;:&quot;paper-conference&quot;,&quot;id&quot;:&quot;kafai2011collaboration&quot;,&quot;page&quot;:&quot;189–193&quot;,&quot;issued&quot;:{&quot;date-parts&quot;:[[&quot;2011&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citation-key&quot;:&quot;kafai2011collaboration&quot;},&quot;suffix&quot;:&quot;&quot;,&quot;prefix&quot;:&quot;&quot;,&quot;id&quot;:9659}]} RNDaamhsvnmce"/> - Games for change https://gamesforchange.org/studentchallenge/</text:p>
      <text:p text:style-name="Text_20_body">And themed games for change competitions. And via</text:p>
      <text:p text:style-name="Text_20_body">Critique of competitions <text:reference-mark-start text:name="ZOTERO_ITEM CSL_CITATION {&quot;citationID&quot;:&quot;mybcgspc&quot;,&quot;properties&quot;:{&quot;formattedCitation&quot;:&quot;[@thumlert2018learning]&quot;,&quot;noteIndex&quot;:0},&quot;schema&quot;:&quot;https://github.com/citation-style-language/schema/raw/master/csl-citation.json&quot;,&quot;citationItems&quot;:[{&quot;uris&quot;:[&quot;http://zotero.org/users/1913249/items/NUD3E4DL&quot;],&quot;uri&quot;:[&quot;http://zotero.org/users/1913249/items/NUD3E4DL&quot;],&quot;itemData&quot;:{&quot;container-title&quot;:&quot;Proceedings of the 12th european conference on game-based learning ECGBL, publisher: ACPI&quot;,&quot;id&quot;:&quot;thumlert2018learning&quot;,&quot;type&quot;:&quot;paper-conference&quot;,&quot;issued&quot;:{&quot;date-parts&quot;:[[&quot;2018&quot;]]},&quot;title&quot;:&quot;Learning through game design: A production pedagogy&quot;,&quot;author&quot;:[{&quot;family&quot;:&quot;Thumlert&quot;,&quot;given&quot;:&quot;Kurt&quot;},{&quot;given&quot;:&quot;Suzanne&quot;,&quot;non-dropping-particle&quot;:&quot;de&quot;,&quot;family&quot;:&quot;Castell&quot;},{&quot;family&quot;:&quot;Jenson&quot;,&quot;given&quot;:&quot;Jennifer&quot;}],&quot;citation-key&quot;:&quot;thumlert2018learning&quot;},&quot;suffix&quot;:&quot;&quot;,&quot;prefix&quot;:&quot;&quot;,&quot;id&quot;:9650}]} RNDzwemtuaptt"/>&lt;Do Zotero Refresh: [@thumlert2018learning]&gt;<text:reference-mark-end text:name="ZOTERO_ITEM CSL_CITATION {&quot;citationID&quot;:&quot;mybcgspc&quot;,&quot;properties&quot;:{&quot;formattedCitation&quot;:&quot;[@thumlert2018learning]&quot;,&quot;noteIndex&quot;:0},&quot;schema&quot;:&quot;https://github.com/citation-style-language/schema/raw/master/csl-citation.json&quot;,&quot;citationItems&quot;:[{&quot;uris&quot;:[&quot;http://zotero.org/users/1913249/items/NUD3E4DL&quot;],&quot;uri&quot;:[&quot;http://zotero.org/users/1913249/items/NUD3E4DL&quot;],&quot;itemData&quot;:{&quot;container-title&quot;:&quot;Proceedings of the 12th european conference on game-based learning ECGBL, publisher: ACPI&quot;,&quot;id&quot;:&quot;thumlert2018learning&quot;,&quot;type&quot;:&quot;paper-conference&quot;,&quot;issued&quot;:{&quot;date-parts&quot;:[[&quot;2018&quot;]]},&quot;title&quot;:&quot;Learning through game design: A production pedagogy&quot;,&quot;author&quot;:[{&quot;family&quot;:&quot;Thumlert&quot;,&quot;given&quot;:&quot;Kurt&quot;},{&quot;given&quot;:&quot;Suzanne&quot;,&quot;non-dropping-particle&quot;:&quot;de&quot;,&quot;family&quot;:&quot;Castell&quot;},{&quot;family&quot;:&quot;Jenson&quot;,&quot;given&quot;:&quot;Jennifer&quot;}],&quot;citation-key&quot;:&quot;thumlert2018learning&quot;},&quot;suffix&quot;:&quot;&quot;,&quot;prefix&quot;:&quot;&quot;,&quot;id&quot;:9650}]} RNDzwemtuaptt"/>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educational-game-jams"/>Educational Game Jams<text:bookmark-end text:name="educational-game-jams"/></text:h>
      <text:p text:style-name="First_20_paragraph">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citationID&quot;:&quot;xcuychgv&quot;,&quot;properties&quot;:{&quot;formattedCitation&quot;:&quot;[@arya_international_2013; @gabler2005prototype]&quot;,&quot;noteIndex&quot;:0},&quot;schema&quot;:&quot;https://github.com/citation-style-language/schema/raw/master/csl-citation.json&quot;,&quot;citationItems&quot;:[{&quot;uris&quot;:[&quot;http://zotero.org/users/1913249/items/IJSV76G7&quot;],&quot;uri&quot;:[&quot;http://zotero.org/users/1913249/items/IJSV76G7&quot;],&quot;itemData&quot;:{&quot;issue&quot;:&quot;4&quot;,&quot;citation-key&quot;:&quot;arya_international_2013&quot;,&quot;URL&quot;:&quot;http://services.igi-global.com/resolvedoi/resolve.aspx?doi=10.4018/ijgbl.2013100103&quot;,&quot;source&quot;:&quot;CrossRef&quot;,&quot;ISSN&quot;:&quot;2155-6849, 2155-6857&quot;,&quot;DOI&quot;:&quot;10.4018/ijgbl.2013100103&quot;,&quot;container-title&quot;:&quot;International Journal of Game-Based Learning&quot;,&quot;page&quot;:&quot;27-46&quot;,&quot;accessed&quot;:{&quot;date-parts&quot;:[[&quot;2017&quot;,10,30]]},&quot;issued&quot;:{&quot;date-parts&quot;:[[&quot;2013&quot;,10]]},&quot;title-short&quot;:&quot;An International Study on Learning and Process Choices in the Global Game Jam&quot;,&quot;id&quot;:&quot;arya_international_2013&quot;,&quot;volume&quot;:&quot;3&quot;,&quot;type&quot;:&quot;article-journal&quot;,&quot;language&quot;:&quot;en&quot;,&quot;author&quot;:[{&quot;family&quot;:&quot;Arya&quot;,&quot;given&quot;:&quot;Ali&quot;},{&quot;family&quot;:&quot;Chastine&quot;,&quot;given&quot;:&quot;Jeff&quot;},{&quot;family&quot;:&quot;Preston&quot;,&quot;given&quot;:&quot;Jon&quot;},{&quot;family&quot;:&quot;Fowler&quot;,&quot;given&quot;:&quot;Allan&quot;}],&quot;title&quot;:&quot;An International Study on Learning and Process Choices in the Global Game Jam:&quot;},&quot;suffix&quot;:&quot;&quot;,&quot;prefix&quot;:&quot;&quot;,&quot;id&quot;:1861},{&quot;uris&quot;:[&quot;http://zotero.org/users/1913249/items/S9CUYZL4&quot;],&quot;uri&quot;:[&quot;http://zotero.org/users/1913249/items/S9CUYZL4&quot;],&quot;itemData&quot;:{&quot;container-title&quot;:&quot;Gamasutra, October&quot;,&quot;citation-key&quot;:&quot;gabler2005prototype&quot;,&quot;id&quot;:&quot;gabler2005prototype&quot;,&quot;type&quot;:&quot;article-journal&quot;,&quot;issued&quot;:{&quot;date-parts&quot;:[[&quot;2005&quot;]]},&quot;title&quot;:&quot;How to prototype a game in under 7 days&quot;,&quot;author&quot;:[{&quot;family&quot;:&quot;Gabler&quot;,&quot;given&quot;:&quot;Kyle&quot;},{&quot;family&quot;:&quot;Gray&quot;,&quot;given&quot;:&quot;Kyle&quot;},{&quot;family&quot;:&quot;Shodhan&quot;,&quot;given&quot;:&quot;S&quot;},{&quot;family&quot;:&quot;Kucic&quot;,&quot;given&quot;:&quot;Matt&quot;}],&quot;volume&quot;:&quot;26&quot;},&quot;suffix&quot;:&quot;&quot;,&quot;prefix&quot;:&quot;&quot;,&quot;id&quot;:8847}]} RNDctheytczvi"/>&lt;Do Zotero Refresh: [@arya_international_2013; @gabler2005prototype]&gt;<text:reference-mark-end text:name="ZOTERO_ITEM CSL_CITATION {&quot;citationID&quot;:&quot;xcuychgv&quot;,&quot;properties&quot;:{&quot;formattedCitation&quot;:&quot;[@arya_international_2013; @gabler2005prototype]&quot;,&quot;noteIndex&quot;:0},&quot;schema&quot;:&quot;https://github.com/citation-style-language/schema/raw/master/csl-citation.json&quot;,&quot;citationItems&quot;:[{&quot;uris&quot;:[&quot;http://zotero.org/users/1913249/items/IJSV76G7&quot;],&quot;uri&quot;:[&quot;http://zotero.org/users/1913249/items/IJSV76G7&quot;],&quot;itemData&quot;:{&quot;issue&quot;:&quot;4&quot;,&quot;citation-key&quot;:&quot;arya_international_2013&quot;,&quot;URL&quot;:&quot;http://services.igi-global.com/resolvedoi/resolve.aspx?doi=10.4018/ijgbl.2013100103&quot;,&quot;source&quot;:&quot;CrossRef&quot;,&quot;ISSN&quot;:&quot;2155-6849, 2155-6857&quot;,&quot;DOI&quot;:&quot;10.4018/ijgbl.2013100103&quot;,&quot;container-title&quot;:&quot;International Journal of Game-Based Learning&quot;,&quot;page&quot;:&quot;27-46&quot;,&quot;accessed&quot;:{&quot;date-parts&quot;:[[&quot;2017&quot;,10,30]]},&quot;issued&quot;:{&quot;date-parts&quot;:[[&quot;2013&quot;,10]]},&quot;title-short&quot;:&quot;An International Study on Learning and Process Choices in the Global Game Jam&quot;,&quot;id&quot;:&quot;arya_international_2013&quot;,&quot;volume&quot;:&quot;3&quot;,&quot;type&quot;:&quot;article-journal&quot;,&quot;language&quot;:&quot;en&quot;,&quot;author&quot;:[{&quot;family&quot;:&quot;Arya&quot;,&quot;given&quot;:&quot;Ali&quot;},{&quot;family&quot;:&quot;Chastine&quot;,&quot;given&quot;:&quot;Jeff&quot;},{&quot;family&quot;:&quot;Preston&quot;,&quot;given&quot;:&quot;Jon&quot;},{&quot;family&quot;:&quot;Fowler&quot;,&quot;given&quot;:&quot;Allan&quot;}],&quot;title&quot;:&quot;An International Study on Learning and Process Choices in the Global Game Jam:&quot;},&quot;suffix&quot;:&quot;&quot;,&quot;prefix&quot;:&quot;&quot;,&quot;id&quot;:1861},{&quot;uris&quot;:[&quot;http://zotero.org/users/1913249/items/S9CUYZL4&quot;],&quot;uri&quot;:[&quot;http://zotero.org/users/1913249/items/S9CUYZL4&quot;],&quot;itemData&quot;:{&quot;container-title&quot;:&quot;Gamasutra, October&quot;,&quot;citation-key&quot;:&quot;gabler2005prototype&quot;,&quot;id&quot;:&quot;gabler2005prototype&quot;,&quot;type&quot;:&quot;article-journal&quot;,&quot;issued&quot;:{&quot;date-parts&quot;:[[&quot;2005&quot;]]},&quot;title&quot;:&quot;How to prototype a game in under 7 days&quot;,&quot;author&quot;:[{&quot;family&quot;:&quot;Gabler&quot;,&quot;given&quot;:&quot;Kyle&quot;},{&quot;family&quot;:&quot;Gray&quot;,&quot;given&quot;:&quot;Kyle&quot;},{&quot;family&quot;:&quot;Shodhan&quot;,&quot;given&quot;:&quot;S&quot;},{&quot;family&quot;:&quot;Kucic&quot;,&quot;given&quot;:&quot;Matt&quot;}],&quot;volume&quot;:&quot;26&quot;},&quot;suffix&quot;:&quot;&quot;,&quot;prefix&quot;:&quot;&quot;,&quot;id&quot;:8847}]} RNDctheytczvi"/>. participants create games individually or in teams in a time-constrained period, typically 24 or 48 hours. Team events often take place in physical venues which may be part of a wider global Jams <text:reference-mark-start text:name="ZOTERO_ITEM CSL_CITATION {&quot;citationID&quot;:&quot;sllripdc&quot;,&quot;properties&quot;:{&quot;formattedCitation&quot;:&quot;[@arya_international_2013]&quot;,&quot;noteIndex&quot;:0},&quot;schema&quot;:&quot;https://github.com/citation-style-language/schema/raw/master/csl-citation.json&quot;,&quot;citationItems&quot;:[{&quot;uris&quot;:[&quot;http://zotero.org/users/1913249/items/IJSV76G7&quot;],&quot;uri&quot;:[&quot;http://zotero.org/users/1913249/items/IJSV76G7&quot;],&quot;itemData&quot;:{&quot;issue&quot;:&quot;4&quot;,&quot;citation-key&quot;:&quot;arya_international_2013&quot;,&quot;URL&quot;:&quot;http://services.igi-global.com/resolvedoi/resolve.aspx?doi=10.4018/ijgbl.2013100103&quot;,&quot;source&quot;:&quot;CrossRef&quot;,&quot;ISSN&quot;:&quot;2155-6849, 2155-6857&quot;,&quot;DOI&quot;:&quot;10.4018/ijgbl.2013100103&quot;,&quot;container-title&quot;:&quot;International Journal of Game-Based Learning&quot;,&quot;page&quot;:&quot;27-46&quot;,&quot;accessed&quot;:{&quot;date-parts&quot;:[[&quot;2017&quot;,10,30]]},&quot;issued&quot;:{&quot;date-parts&quot;:[[&quot;2013&quot;,10]]},&quot;title-short&quot;:&quot;An International Study on Learning and Process Choices in the Global Game Jam&quot;,&quot;id&quot;:&quot;arya_international_2013&quot;,&quot;volume&quot;:&quot;3&quot;,&quot;type&quot;:&quot;article-journal&quot;,&quot;language&quot;:&quot;en&quot;,&quot;author&quot;:[{&quot;family&quot;:&quot;Arya&quot;,&quot;given&quot;:&quot;Ali&quot;},{&quot;family&quot;:&quot;Chastine&quot;,&quot;given&quot;:&quot;Jeff&quot;},{&quot;family&quot;:&quot;Preston&quot;,&quot;given&quot;:&quot;Jon&quot;},{&quot;family&quot;:&quot;Fowler&quot;,&quot;given&quot;:&quot;Allan&quot;}],&quot;title&quot;:&quot;An International Study on Learning and Process Choices in the Global Game Jam:&quot;},&quot;suffix&quot;:&quot;&quot;,&quot;prefix&quot;:&quot;&quot;,&quot;id&quot;:1861}]} RNDjdrcwpfrni"/>&lt;Do Zotero Refresh: [@arya_international_2013]&gt;<text:reference-mark-end text:name="ZOTERO_ITEM CSL_CITATION {&quot;citationID&quot;:&quot;sllripdc&quot;,&quot;properties&quot;:{&quot;formattedCitation&quot;:&quot;[@arya_international_2013]&quot;,&quot;noteIndex&quot;:0},&quot;schema&quot;:&quot;https://github.com/citation-style-language/schema/raw/master/csl-citation.json&quot;,&quot;citationItems&quot;:[{&quot;uris&quot;:[&quot;http://zotero.org/users/1913249/items/IJSV76G7&quot;],&quot;uri&quot;:[&quot;http://zotero.org/users/1913249/items/IJSV76G7&quot;],&quot;itemData&quot;:{&quot;issue&quot;:&quot;4&quot;,&quot;citation-key&quot;:&quot;arya_international_2013&quot;,&quot;URL&quot;:&quot;http://services.igi-global.com/resolvedoi/resolve.aspx?doi=10.4018/ijgbl.2013100103&quot;,&quot;source&quot;:&quot;CrossRef&quot;,&quot;ISSN&quot;:&quot;2155-6849, 2155-6857&quot;,&quot;DOI&quot;:&quot;10.4018/ijgbl.2013100103&quot;,&quot;container-title&quot;:&quot;International Journal of Game-Based Learning&quot;,&quot;page&quot;:&quot;27-46&quot;,&quot;accessed&quot;:{&quot;date-parts&quot;:[[&quot;2017&quot;,10,30]]},&quot;issued&quot;:{&quot;date-parts&quot;:[[&quot;2013&quot;,10]]},&quot;title-short&quot;:&quot;An International Study on Learning and Process Choices in the Global Game Jam&quot;,&quot;id&quot;:&quot;arya_international_2013&quot;,&quot;volume&quot;:&quot;3&quot;,&quot;type&quot;:&quot;article-journal&quot;,&quot;language&quot;:&quot;en&quot;,&quot;author&quot;:[{&quot;family&quot;:&quot;Arya&quot;,&quot;given&quot;:&quot;Ali&quot;},{&quot;family&quot;:&quot;Chastine&quot;,&quot;given&quot;:&quot;Jeff&quot;},{&quot;family&quot;:&quot;Preston&quot;,&quot;given&quot;:&quot;Jon&quot;},{&quot;family&quot;:&quot;Fowler&quot;,&quot;given&quot;:&quot;Allan&quot;}],&quot;title&quot;:&quot;An International Study on Learning and Process Choices in the Global Game Jam:&quot;},&quot;suffix&quot;:&quot;&quot;,&quot;prefix&quot;:&quot;&quot;,&quot;id&quot;:1861}]} RNDjdrcwpfrni"/>. Eberhardt <text:reference-mark-start text:name="ZOTERO_ITEM CSL_CITATION {&quot;citationID&quot;:&quot;ytdankfl&quot;,&quot;properties&quot;:{&quot;formattedCitation&quot;:&quot;[-@eberhardt_no_2016, p. 3]&quot;,&quot;noteIndex&quot;:0},&quot;schema&quot;:&quot;https://github.com/citation-style-language/schema/raw/master/csl-citation.json&quot;,&quot;citationItems&quot;:[{&quot;uris&quot;:[&quot;http://zotero.org/users/1913249/items/3WB7QB43&quot;],&quot;suppress-author&quot;:true,&quot;uri&quot;:[&quot;http://zotero.org/users/1913249/items/3WB7QB43&quot;],&quot;locator&quot;:&quot; 3&quot;,&quot;itemData&quot;:{&quot;type&quot;:&quot;paper-conference&quot;,&quot;citation-key&quot;:&quot;eberhardt_no_2016&quot;,&quot;URL&quot;:&quot;http://dl.acm.org/citation.cfm?doid=2897167.2897181&quot;,&quot;issued&quot;:{&quot;date-parts&quot;:[[&quot;2016&quot;]]},&quot;source&quot;:&quot;CrossRef&quot;,&quot;ISBN&quot;:&quot;978-1-4503-4083-0&quot;,&quot;DOI&quot;:&quot;10.1145/2897167.2897181&quot;,&quot;title&quot;:&quot;No One Way to Jam: Game Jams for Creativity, Learning, Entertainment, and Research&quot;,&quot;title-short&quot;:&quot;No One Way to Jam&quot;,&quot;id&quot;:&quot;eberhardt_no_2016&quot;,&quot;page&quot;:&quot;34-37&quot;,&quot;accessed&quot;:{&quot;date-parts&quot;:[[&quot;2017&quot;,10,30]]},&quot;language&quot;:&quot;en&quot;,&quot;author&quot;:[{&quot;family&quot;:&quot;Eberhardt&quot;,&quot;given&quot;:&quot;Richard&quot;}],&quot;publisher&quot;:&quot;ACM Press&quot;},&quot;prefix&quot;:&quot;&quot;,&quot;id&quot;:1865}]} RNDeilaqdmcuu"/>&lt;Do Zotero Refresh: [-@eberhardt_no_2016, p. 3]&gt;<text:reference-mark-end text:name="ZOTERO_ITEM CSL_CITATION {&quot;citationID&quot;:&quot;ytdankfl&quot;,&quot;properties&quot;:{&quot;formattedCitation&quot;:&quot;[-@eberhardt_no_2016, p. 3]&quot;,&quot;noteIndex&quot;:0},&quot;schema&quot;:&quot;https://github.com/citation-style-language/schema/raw/master/csl-citation.json&quot;,&quot;citationItems&quot;:[{&quot;uris&quot;:[&quot;http://zotero.org/users/1913249/items/3WB7QB43&quot;],&quot;suppress-author&quot;:true,&quot;uri&quot;:[&quot;http://zotero.org/users/1913249/items/3WB7QB43&quot;],&quot;locator&quot;:&quot; 3&quot;,&quot;itemData&quot;:{&quot;type&quot;:&quot;paper-conference&quot;,&quot;citation-key&quot;:&quot;eberhardt_no_2016&quot;,&quot;URL&quot;:&quot;http://dl.acm.org/citation.cfm?doid=2897167.2897181&quot;,&quot;issued&quot;:{&quot;date-parts&quot;:[[&quot;2016&quot;]]},&quot;source&quot;:&quot;CrossRef&quot;,&quot;ISBN&quot;:&quot;978-1-4503-4083-0&quot;,&quot;DOI&quot;:&quot;10.1145/2897167.2897181&quot;,&quot;title&quot;:&quot;No One Way to Jam: Game Jams for Creativity, Learning, Entertainment, and Research&quot;,&quot;title-short&quot;:&quot;No One Way to Jam&quot;,&quot;id&quot;:&quot;eberhardt_no_2016&quot;,&quot;page&quot;:&quot;34-37&quot;,&quot;accessed&quot;:{&quot;date-parts&quot;:[[&quot;2017&quot;,10,30]]},&quot;language&quot;:&quot;en&quot;,&quot;author&quot;:[{&quot;family&quot;:&quot;Eberhardt&quot;,&quot;given&quot;:&quot;Richard&quot;}],&quot;publisher&quot;:&quot;ACM Press&quot;},&quot;prefix&quot;:&quot;&quot;,&quot;id&quot;:1865}]} RNDeilaqdmcuu"/>,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citationID&quot;:&quot;rxwbbney&quot;,&quot;properties&quot;:{&quot;formattedCitation&quot;:&quot;[-@goddard_playful_2014]&quot;,&quot;noteIndex&quot;:0},&quot;schema&quot;:&quot;https://github.com/citation-style-language/schema/raw/master/csl-citation.json&quot;,&quot;citationItems&quot;:[{&quot;uris&quot;:[&quot;http://zotero.org/users/1913249/items/K73FBC2G&quot;],&quot;suppress-author&quot;:true,&quot;uri&quot;:[&quot;http://zotero.org/users/1913249/items/K73FBC2G&quot;],&quot;itemData&quot;:{&quot;type&quot;:&quot;paper-conference&quot;,&quot;citation-key&quot;:&quot;goddard_playful_2014&quot;,&quot;URL&quot;:&quot;http://dl.acm.org/citation.cfm?doid=2677758.2677778&quot;,&quot;issued&quot;:{&quot;date-parts&quot;:[[&quot;2014&quot;]]},&quot;source&quot;:&quot;CrossRef&quot;,&quot;ISBN&quot;:&quot;978-1-4503-2790-9&quot;,&quot;DOI&quot;:&quot;10.1145/2677758.2677778&quot;,&quot;title&quot;:&quot;Playful Game Jams: Guidelines for Designed Outcomes&quot;,&quot;title-short&quot;:&quot;Playful Game Jams&quot;,&quot;id&quot;:&quot;goddard_playful_2014&quot;,&quot;page&quot;:&quot;1-10&quot;,&quot;accessed&quot;:{&quot;date-parts&quot;:[[&quot;2017&quot;,10,30]]},&quot;language&quot;:&quot;en&quot;,&quot;author&quot;:[{&quot;family&quot;:&quot;Goddard&quot;,&quot;given&quot;:&quot;William&quot;},{&quot;family&quot;:&quot;Byrne&quot;,&quot;given&quot;:&quot;Richard&quot;},{&quot;family&quot;:&quot;Mueller&quot;,&quot;given&quot;:&quot;Florian 'Floyd'&quot;}],&quot;publisher&quot;:&quot;ACM Press&quot;},&quot;suffix&quot;:&quot;&quot;,&quot;prefix&quot;:&quot;&quot;,&quot;id&quot;:1672}]} RNDckpqsokvpx"/>&lt;Do Zotero Refresh: [-@goddard_playful_2014]&gt;<text:reference-mark-end text:name="ZOTERO_ITEM CSL_CITATION {&quot;citationID&quot;:&quot;rxwbbney&quot;,&quot;properties&quot;:{&quot;formattedCitation&quot;:&quot;[-@goddard_playful_2014]&quot;,&quot;noteIndex&quot;:0},&quot;schema&quot;:&quot;https://github.com/citation-style-language/schema/raw/master/csl-citation.json&quot;,&quot;citationItems&quot;:[{&quot;uris&quot;:[&quot;http://zotero.org/users/1913249/items/K73FBC2G&quot;],&quot;suppress-author&quot;:true,&quot;uri&quot;:[&quot;http://zotero.org/users/1913249/items/K73FBC2G&quot;],&quot;itemData&quot;:{&quot;type&quot;:&quot;paper-conference&quot;,&quot;citation-key&quot;:&quot;goddard_playful_2014&quot;,&quot;URL&quot;:&quot;http://dl.acm.org/citation.cfm?doid=2677758.2677778&quot;,&quot;issued&quot;:{&quot;date-parts&quot;:[[&quot;2014&quot;]]},&quot;source&quot;:&quot;CrossRef&quot;,&quot;ISBN&quot;:&quot;978-1-4503-2790-9&quot;,&quot;DOI&quot;:&quot;10.1145/2677758.2677778&quot;,&quot;title&quot;:&quot;Playful Game Jams: Guidelines for Designed Outcomes&quot;,&quot;title-short&quot;:&quot;Playful Game Jams&quot;,&quot;id&quot;:&quot;goddard_playful_2014&quot;,&quot;page&quot;:&quot;1-10&quot;,&quot;accessed&quot;:{&quot;date-parts&quot;:[[&quot;2017&quot;,10,30]]},&quot;language&quot;:&quot;en&quot;,&quot;author&quot;:[{&quot;family&quot;:&quot;Goddard&quot;,&quot;given&quot;:&quot;William&quot;},{&quot;family&quot;:&quot;Byrne&quot;,&quot;given&quot;:&quot;Richard&quot;},{&quot;family&quot;:&quot;Mueller&quot;,&quot;given&quot;:&quot;Florian 'Floyd'&quot;}],&quot;publisher&quot;:&quot;ACM Press&quot;},&quot;suffix&quot;:&quot;&quot;,&quot;prefix&quot;:&quot;&quot;,&quot;id&quot;:1672}]} RNDckpqsokvpx"/>, using a playful vs. gameful spectrum from Caillois <text:reference-mark-start text:name="ZOTERO_ITEM CSL_CITATION {&quot;citationID&quot;:&quot;fujjcvkt&quot;,&quot;properties&quot;:{&quot;formattedCitation&quot;:&quot;[-@caillois_man_2001]&quot;,&quot;noteIndex&quot;:0},&quot;schema&quot;:&quot;https://github.com/citation-style-language/schema/raw/master/csl-citation.json&quot;,&quot;citationItems&quot;:[{&quot;uris&quot;:[&quot;http://zotero.org/users/1913249/items/BZQ5ZKMH&quot;],&quot;suppress-author&quot;:true,&quot;uri&quot;:[&quot;http://zotero.org/users/1913249/items/BZQ5ZKMH&quot;],&quot;itemData&quot;:{&quot;edition&quot;:&quot;Reprint edition&quot;,&quot;citation-key&quot;:&quot;caillois_man_2001&quot;,&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title&quot;:&quot;Man, Play and Games&quot;,&quot;ISBN&quot;:&quot;978-0-252-07033-4&quot;,&quot;source&quot;:&quot;Amazon&quot;,&quot;publisher-place&quot;:&quot;Urbana&quot;,&quot;publisher&quot;:&quot;University of Illinois Press&quot;,&quot;id&quot;:&quot;caillois_man_2001&quot;,&quot;number-of-pages&quot;:&quot;224&quot;,&quot;issued&quot;:{&quot;date-parts&quot;:[[&quot;2001&quot;,8,31]]},&quot;language&quot;:&quot;English&quot;,&quot;author&quot;:[{&quot;family&quot;:&quot;Caillois&quot;,&quot;given&quot;:&quot;Roger&quot;}],&quot;event-place&quot;:&quot;Urbana&quot;},&quot;suffix&quot;:&quot;&quot;,&quot;prefix&quot;:&quot;&quot;,&quot;id&quot;:1862}]} RNDywvsqnqnpr"/>&lt;Do Zotero Refresh: [-@caillois_man_2001]&gt;<text:reference-mark-end text:name="ZOTERO_ITEM CSL_CITATION {&quot;citationID&quot;:&quot;fujjcvkt&quot;,&quot;properties&quot;:{&quot;formattedCitation&quot;:&quot;[-@caillois_man_2001]&quot;,&quot;noteIndex&quot;:0},&quot;schema&quot;:&quot;https://github.com/citation-style-language/schema/raw/master/csl-citation.json&quot;,&quot;citationItems&quot;:[{&quot;uris&quot;:[&quot;http://zotero.org/users/1913249/items/BZQ5ZKMH&quot;],&quot;suppress-author&quot;:true,&quot;uri&quot;:[&quot;http://zotero.org/users/1913249/items/BZQ5ZKMH&quot;],&quot;itemData&quot;:{&quot;edition&quot;:&quot;Reprint edition&quot;,&quot;citation-key&quot;:&quot;caillois_man_2001&quot;,&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title&quot;:&quot;Man, Play and Games&quot;,&quot;ISBN&quot;:&quot;978-0-252-07033-4&quot;,&quot;source&quot;:&quot;Amazon&quot;,&quot;publisher-place&quot;:&quot;Urbana&quot;,&quot;publisher&quot;:&quot;University of Illinois Press&quot;,&quot;id&quot;:&quot;caillois_man_2001&quot;,&quot;number-of-pages&quot;:&quot;224&quot;,&quot;issued&quot;:{&quot;date-parts&quot;:[[&quot;2001&quot;,8,31]]},&quot;language&quot;:&quot;English&quot;,&quot;author&quot;:[{&quot;family&quot;:&quot;Caillois&quot;,&quot;given&quot;:&quot;Roger&quot;}],&quot;event-place&quot;:&quot;Urbana&quot;},&quot;suffix&quot;:&quot;&quot;,&quot;prefix&quot;:&quot;&quot;,&quot;id&quot;:1862}]} RNDywvsqnqnpr"/>.</text:p>
      <text:p text:style-name="Text_20_body">The Moveable Game Jam <text:reference-mark-start text:name="ZOTERO_ITEM CSL_CITATION {&quot;citationID&quot;:&quot;atpddfuv&quot;,&quot;properties&quot;:{&quot;formattedCitation&quot;:&quot;[@games_for_change_get_2017]&quot;,&quot;noteIndex&quot;:0},&quot;schema&quot;:&quot;https://github.com/citation-style-language/schema/raw/master/csl-citation.json&quot;,&quot;citationItems&quot;:[{&quot;uris&quot;:[&quot;http://zotero.org/users/1913249/items/9MHZ3WF9&quot;],&quot;uri&quot;:[&quot;http://zotero.org/users/1913249/items/9MHZ3WF9&quot;],&quot;itemData&quot;:{&quot;citation-key&quot;:&quot;games_for_change_get_2017&quot;,&quot;URL&quot;:&quot;http://www.gamesforchange.org/2017/08/get-your-copy-of-the-the-game-jam-guide/&quot;,&quot;abstract&quot;:&quot;Download 20+ flexible lesson plans and new ideas from experts who led game jams in NYC that were focused on real-world issues&quot;,&quot;container-title&quot;:&quot;Games for Change&quot;,&quot;id&quot;:&quot;games_for_change_get_2017&quot;,&quot;type&quot;:&quot;webpage&quot;,&quot;accessed&quot;:{&quot;date-parts&quot;:[[&quot;2017&quot;,10,30]]},&quot;title&quot;:&quot;Get your copy of The Game Jam Guide&quot;,&quot;author&quot;:[{&quot;literal&quot;:&quot;Games for Change&quot;}],&quot;issued&quot;:{&quot;date-parts&quot;:[[&quot;2017&quot;]]}},&quot;suffix&quot;:&quot;&quot;,&quot;prefix&quot;:&quot;&quot;,&quot;id&quot;:1860}]} RNDtericxcmhf"/>&lt;Do Zotero Refresh: [@games_for_change_get_2017]&gt;<text:reference-mark-end text:name="ZOTERO_ITEM CSL_CITATION {&quot;citationID&quot;:&quot;atpddfuv&quot;,&quot;properties&quot;:{&quot;formattedCitation&quot;:&quot;[@games_for_change_get_2017]&quot;,&quot;noteIndex&quot;:0},&quot;schema&quot;:&quot;https://github.com/citation-style-language/schema/raw/master/csl-citation.json&quot;,&quot;citationItems&quot;:[{&quot;uris&quot;:[&quot;http://zotero.org/users/1913249/items/9MHZ3WF9&quot;],&quot;uri&quot;:[&quot;http://zotero.org/users/1913249/items/9MHZ3WF9&quot;],&quot;itemData&quot;:{&quot;citation-key&quot;:&quot;games_for_change_get_2017&quot;,&quot;URL&quot;:&quot;http://www.gamesforchange.org/2017/08/get-your-copy-of-the-the-game-jam-guide/&quot;,&quot;abstract&quot;:&quot;Download 20+ flexible lesson plans and new ideas from experts who led game jams in NYC that were focused on real-world issues&quot;,&quot;container-title&quot;:&quot;Games for Change&quot;,&quot;id&quot;:&quot;games_for_change_get_2017&quot;,&quot;type&quot;:&quot;webpage&quot;,&quot;accessed&quot;:{&quot;date-parts&quot;:[[&quot;2017&quot;,10,30]]},&quot;title&quot;:&quot;Get your copy of The Game Jam Guide&quot;,&quot;author&quot;:[{&quot;literal&quot;:&quot;Games for Change&quot;}],&quot;issued&quot;:{&quot;date-parts&quot;:[[&quot;2017&quot;]]}},&quot;suffix&quot;:&quot;&quot;,&quot;prefix&quot;:&quot;&quot;,&quot;id&quot;:1860}]} RNDtericxcmhf"/>,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h text:style-name="Heading_20_3" text:outline-level="3"><text:bookmark-start text:name="coding-clubhouses"/>Coding club(houses)<text:bookmark-end text:name="coding-clubhouses"/></text:h>
      <text:p text:style-name="First_20_paragraph">Work in informal settings has been an important strand of constructionist research based at MIT <text:reference-mark-start text:name="ZOTERO_ITEM CSL_CITATION {&quot;citationID&quot;:&quot;hryfnuyd&quot;,&quot;properties&quot;:{&quot;formattedCitation&quot;:&quot;[@resnick_computer_1996; @peppler_computer_2009]&quot;,&quot;noteIndex&quot;:0},&quot;schema&quot;:&quot;https://github.com/citation-style-language/schema/raw/master/csl-citation.json&quot;,&quot;citationItems&quot;:[{&quot;uris&quot;:[&quot;http://zotero.org/users/1913249/items/DFLJW3BA&quot;],&quot;uri&quot;:[&quot;http://zotero.org/users/1913249/items/DFLJW3BA&quot;],&quot;itemData&quot;:{&quot;issue&quot;:&quot;3.4&quot;,&quot;citation-key&quot;:&quot;resnick_computer_1996&quot;,&quot;URL&quot;:&quot;http://ieeexplore.ieee.org/document/5387217/&quot;,&quot;source&quot;:&quot;Crossref&quot;,&quot;ISSN&quot;:&quot;0018-8670&quot;,&quot;DOI&quot;:&quot;10.1147/sj.353.0431&quot;,&quot;container-title&quot;:&quot;IBM Systems Journal&quot;,&quot;page&quot;:&quot;431-439&quot;,&quot;accessed&quot;:{&quot;date-parts&quot;:[[&quot;2018&quot;,4,28]]},&quot;issued&quot;:{&quot;date-parts&quot;:[[&quot;1996&quot;]]},&quot;title-short&quot;:&quot;The Computer Clubhouse&quot;,&quot;id&quot;:&quot;resnick_computer_1996&quot;,&quot;volume&quot;:&quot;35&quot;,&quot;type&quot;:&quot;article-journal&quot;,&quot;language&quot;:&quot;en&quot;,&quot;author&quot;:[{&quot;family&quot;:&quot;Resnick&quot;,&quot;given&quot;:&quot;M.&quot;},{&quot;family&quot;:&quot;Rusk&quot;,&quot;given&quot;:&quot;N.&quot;}],&quot;title&quot;:&quot;The Computer Clubhouse: Preparing for life in a digital world&quot;},&quot;suffix&quot;:&quot;&quot;,&quot;prefix&quot;:&quot;&quot;,&quot;id&quot;:245},{&quot;uris&quot;:[&quot;http://zotero.org/users/1913249/items/MWUKHFAS&quot;],&quot;uri&quot;:[&quot;http://zotero.org/users/1913249/items/MWUKHFAS&quot;],&quot;itemData&quot;:{&quot;edition&quot;:&quot;50045th edition&quot;,&quot;type&quot;:&quot;book&quot;,&quot;citation-key&quot;:&quot;peppler_computer_2009&quot;,&quot;publisher&quot;:&quot;Teachers College Pres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ISBN&quot;:&quot;978-0-8077-4989-0&quot;,&quot;source&quot;:&quot;Amazon&quot;,&quot;publisher-place&quot;:&quot;New York&quot;,&quot;title-short&quot;:&quot;The Computer Clubhouse&quot;,&quot;id&quot;:&quot;peppler_computer_2009&quot;,&quot;number-of-pages&quot;:&quot;192&quot;,&quot;issued&quot;:{&quot;date-parts&quot;:[[&quot;2009&quot;,7,1]]},&quot;language&quot;:&quot;English&quot;,&quot;author&quot;:[{&quot;family&quot;:&quot;Peppler&quot;,&quot;given&quot;:&quot;Kylie A.&quot;},{&quot;family&quot;:&quot;Chapman&quot;,&quot;given&quot;:&quot;Robbin N.&quot;},{&quot;family&quot;:&quot;Kafai&quot;,&quot;given&quot;:&quot;Yasmin B&quot;}],&quot;event-place&quot;:&quot;New York&quot;},&quot;suffix&quot;:&quot;&quot;,&quot;prefix&quot;:&quot;&quot;,&quot;id&quot;:278}]} RNDhoqwgrqvvu"/>&lt;Do Zotero Refresh: [@resnick_computer_1996; @peppler_computer_2009]&gt;<text:reference-mark-end text:name="ZOTERO_ITEM CSL_CITATION {&quot;citationID&quot;:&quot;hryfnuyd&quot;,&quot;properties&quot;:{&quot;formattedCitation&quot;:&quot;[@resnick_computer_1996; @peppler_computer_2009]&quot;,&quot;noteIndex&quot;:0},&quot;schema&quot;:&quot;https://github.com/citation-style-language/schema/raw/master/csl-citation.json&quot;,&quot;citationItems&quot;:[{&quot;uris&quot;:[&quot;http://zotero.org/users/1913249/items/DFLJW3BA&quot;],&quot;uri&quot;:[&quot;http://zotero.org/users/1913249/items/DFLJW3BA&quot;],&quot;itemData&quot;:{&quot;issue&quot;:&quot;3.4&quot;,&quot;citation-key&quot;:&quot;resnick_computer_1996&quot;,&quot;URL&quot;:&quot;http://ieeexplore.ieee.org/document/5387217/&quot;,&quot;source&quot;:&quot;Crossref&quot;,&quot;ISSN&quot;:&quot;0018-8670&quot;,&quot;DOI&quot;:&quot;10.1147/sj.353.0431&quot;,&quot;container-title&quot;:&quot;IBM Systems Journal&quot;,&quot;page&quot;:&quot;431-439&quot;,&quot;accessed&quot;:{&quot;date-parts&quot;:[[&quot;2018&quot;,4,28]]},&quot;issued&quot;:{&quot;date-parts&quot;:[[&quot;1996&quot;]]},&quot;title-short&quot;:&quot;The Computer Clubhouse&quot;,&quot;id&quot;:&quot;resnick_computer_1996&quot;,&quot;volume&quot;:&quot;35&quot;,&quot;type&quot;:&quot;article-journal&quot;,&quot;language&quot;:&quot;en&quot;,&quot;author&quot;:[{&quot;family&quot;:&quot;Resnick&quot;,&quot;given&quot;:&quot;M.&quot;},{&quot;family&quot;:&quot;Rusk&quot;,&quot;given&quot;:&quot;N.&quot;}],&quot;title&quot;:&quot;The Computer Clubhouse: Preparing for life in a digital world&quot;},&quot;suffix&quot;:&quot;&quot;,&quot;prefix&quot;:&quot;&quot;,&quot;id&quot;:245},{&quot;uris&quot;:[&quot;http://zotero.org/users/1913249/items/MWUKHFAS&quot;],&quot;uri&quot;:[&quot;http://zotero.org/users/1913249/items/MWUKHFAS&quot;],&quot;itemData&quot;:{&quot;edition&quot;:&quot;50045th edition&quot;,&quot;type&quot;:&quot;book&quot;,&quot;citation-key&quot;:&quot;peppler_computer_2009&quot;,&quot;publisher&quot;:&quot;Teachers College Pres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ISBN&quot;:&quot;978-0-8077-4989-0&quot;,&quot;source&quot;:&quot;Amazon&quot;,&quot;publisher-place&quot;:&quot;New York&quot;,&quot;title-short&quot;:&quot;The Computer Clubhouse&quot;,&quot;id&quot;:&quot;peppler_computer_2009&quot;,&quot;number-of-pages&quot;:&quot;192&quot;,&quot;issued&quot;:{&quot;date-parts&quot;:[[&quot;2009&quot;,7,1]]},&quot;language&quot;:&quot;English&quot;,&quot;author&quot;:[{&quot;family&quot;:&quot;Peppler&quot;,&quot;given&quot;:&quot;Kylie A.&quot;},{&quot;family&quot;:&quot;Chapman&quot;,&quot;given&quot;:&quot;Robbin N.&quot;},{&quot;family&quot;:&quot;Kafai&quot;,&quot;given&quot;:&quot;Yasmin B&quot;}],&quot;event-place&quot;:&quot;New York&quot;},&quot;suffix&quot;:&quot;&quot;,&quot;prefix&quot;:&quot;&quot;,&quot;id&quot;:278}]} RNDhoqwgrqvvu"/>.</text:p>
      <text:p text:style-name="Text_20_body">The work of Roque is also of note in the way that family members are brought directly into the making process.</text:p>
      <text:h text:style-name="Heading_20_3" text:outline-level="3"><text:bookmark-start text:name="creative-family-learning---roque"/>Creative Family Learning - Roque<text:bookmark-end text:name="creative-family-learning---roque"/></text:h>
      <text:p text:style-name="First_20_paragraph">There is limited research on how to create learning communities making games for educational purposes. Existing research <text:reference-mark-start text:name="ZOTERO_ITEM CSL_CITATION {&quot;citationID&quot;:&quot;apqtuhbw&quot;,&quot;properties&quot;:{&quot;formattedCitation&quot;:&quot;[@xiao_fostering_2007]&quot;,&quot;noteIndex&quot;:0},&quot;schema&quot;:&quot;https://github.com/citation-style-language/schema/raw/master/csl-citation.json&quot;,&quot;citationItems&quot;:[{&quot;uris&quot;:[&quot;http://zotero.org/users/1913249/items/5MPFI3YK&quot;],&quot;uri&quot;:[&quot;http://zotero.org/users/1913249/items/5MPFI3YK&quot;],&quot;itemData&quot;:{&quot;issue&quot;:&quot;1&quot;,&quot;citation-key&quot;:&quot;xiao_fostering_2007&quot;,&quot;URL&quot;:&quot;https://doi.org/10.1080/01449290600811511&quot;,&quot;source&quot;:&quot;Taylor and Francis+NEJM&quot;,&quot;ISSN&quot;:&quot;0144-929X&quot;,&quot;DOI&quot;:&quot;10.1080/01449290600811511&quot;,&quot;container-title&quot;:&quot;Behaviour &amp; Information Technology&quot;,&quot;page&quot;:&quot;23-36&quot;,&quot;accessed&quot;:{&quot;date-parts&quot;:[[&quot;2023&quot;,6,13]]},&quot;issued&quot;:{&quot;date-parts&quot;:[[&quot;2007&quot;,1,1]]},&quot;volume&quot;:&quot;26&quot;,&quot;id&quot;:&quot;xiao_fostering_2007&quot;,&quot;type&quot;:&quot;article-journal&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publisher&quot;:&quot;Taylor &amp; Francis&quot;,&quot;author&quot;:[{&quot;family&quot;:&quot;Xiao&quot;,&quot;given&quot;:&quot;Lu&quot;},{&quot;family&quot;:&quot;Carroll&quot;,&quot;given&quot;:&quot;John M.&quot;}],&quot;title&quot;:&quot;Fostering an informal learning community of computer technologies at school&quot;},&quot;suffix&quot;:&quot;&quot;,&quot;prefix&quot;:&quot;&quot;,&quot;id&quot;:8729}]} RNDeejljqciwp"/>&lt;Do Zotero Refresh: [@xiao_fostering_2007]&gt;<text:reference-mark-end text:name="ZOTERO_ITEM CSL_CITATION {&quot;citationID&quot;:&quot;apqtuhbw&quot;,&quot;properties&quot;:{&quot;formattedCitation&quot;:&quot;[@xiao_fostering_2007]&quot;,&quot;noteIndex&quot;:0},&quot;schema&quot;:&quot;https://github.com/citation-style-language/schema/raw/master/csl-citation.json&quot;,&quot;citationItems&quot;:[{&quot;uris&quot;:[&quot;http://zotero.org/users/1913249/items/5MPFI3YK&quot;],&quot;uri&quot;:[&quot;http://zotero.org/users/1913249/items/5MPFI3YK&quot;],&quot;itemData&quot;:{&quot;issue&quot;:&quot;1&quot;,&quot;citation-key&quot;:&quot;xiao_fostering_2007&quot;,&quot;URL&quot;:&quot;https://doi.org/10.1080/01449290600811511&quot;,&quot;source&quot;:&quot;Taylor and Francis+NEJM&quot;,&quot;ISSN&quot;:&quot;0144-929X&quot;,&quot;DOI&quot;:&quot;10.1080/01449290600811511&quot;,&quot;container-title&quot;:&quot;Behaviour &amp; Information Technology&quot;,&quot;page&quot;:&quot;23-36&quot;,&quot;accessed&quot;:{&quot;date-parts&quot;:[[&quot;2023&quot;,6,13]]},&quot;issued&quot;:{&quot;date-parts&quot;:[[&quot;2007&quot;,1,1]]},&quot;volume&quot;:&quot;26&quot;,&quot;id&quot;:&quot;xiao_fostering_2007&quot;,&quot;type&quot;:&quot;article-journal&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publisher&quot;:&quot;Taylor &amp; Francis&quot;,&quot;author&quot;:[{&quot;family&quot;:&quot;Xiao&quot;,&quot;given&quot;:&quot;Lu&quot;},{&quot;family&quot;:&quot;Carroll&quot;,&quot;given&quot;:&quot;John M.&quot;}],&quot;title&quot;:&quot;Fostering an informal learning community of computer technologies at school&quot;},&quot;suffix&quot;:&quot;&quot;,&quot;prefix&quot;:&quot;&quot;,&quot;id&quot;:8729}]} RNDeejljqciwp"/> has close parallels with project approaches and has a focus on fostering online collaboration and resources sharing. Many popular and well researched online communities exist <text:a xlink:type="simple" xlink:href="Bruckman" office:name=""><text:span text:style-name="Definition">scratch, itch.io, new grounds</text:span></text:a>. However researchers <text:reference-mark-start text:name="ZOTERO_ITEM CSL_CITATION {&quot;citationID&quot;:&quot;cutkjkhp&quot;,&quot;properties&quot;:{&quot;formattedCitation&quot;:&quot;[@roque_family_2016]&quot;,&quot;noteIndex&quot;:0},&quot;schema&quot;:&quot;https://github.com/citation-style-language/schema/raw/master/csl-citation.json&quot;,&quot;citationItems&quot;:[{&quot;uris&quot;:[&quot;http://zotero.org/users/1913249/items/4F43N9TP&quot;],&quot;uri&quot;:[&quot;http://zotero.org/users/1913249/items/4F43N9TP&quot;],&quot;itemData&quot;:{&quot;license&quot;:&quot;http://dspace.mit.edu/handle/1721.1/7582&quot;,&quot;citation-key&quot;:&quot;roque_family_2016&quot;,&quot;URL&quot;:&quot;http://dspace.mit.edu/handle/1721.1/107577&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publisher&quot;:&quot;Massachusetts Institute of Technology&quot;,&quot;title&quot;:&quot;Family creative learning : designing structures to engage kids and parents as computational creators&quot;,&quot;source&quot;:&quot;dspace.mit.edu&quot;,&quot;title-short&quot;:&quot;Family creative learning&quot;,&quot;id&quot;:&quot;roque_family_2016&quot;,&quot;genre&quot;:&quot;Thesis&quot;,&quot;accessed&quot;:{&quot;date-parts&quot;:[[&quot;2018&quot;,10,30]]},&quot;language&quot;:&quot;eng&quot;,&quot;author&quot;:[{&quot;family&quot;:&quot;Roque&quot;,&quot;given&quot;:&quot;Ricarose Vallarta&quot;}],&quot;issued&quot;:{&quot;date-parts&quot;:[[&quot;2016&quot;]]}},&quot;suffix&quot;:&quot;&quot;,&quot;prefix&quot;:&quot;&quot;,&quot;id&quot;:2834}]} RNDbxlwrlmhfg"/>&lt;Do Zotero Refresh: [@roque_family_2016]&gt;<text:reference-mark-end text:name="ZOTERO_ITEM CSL_CITATION {&quot;citationID&quot;:&quot;cutkjkhp&quot;,&quot;properties&quot;:{&quot;formattedCitation&quot;:&quot;[@roque_family_2016]&quot;,&quot;noteIndex&quot;:0},&quot;schema&quot;:&quot;https://github.com/citation-style-language/schema/raw/master/csl-citation.json&quot;,&quot;citationItems&quot;:[{&quot;uris&quot;:[&quot;http://zotero.org/users/1913249/items/4F43N9TP&quot;],&quot;uri&quot;:[&quot;http://zotero.org/users/1913249/items/4F43N9TP&quot;],&quot;itemData&quot;:{&quot;license&quot;:&quot;http://dspace.mit.edu/handle/1721.1/7582&quot;,&quot;citation-key&quot;:&quot;roque_family_2016&quot;,&quot;URL&quot;:&quot;http://dspace.mit.edu/handle/1721.1/107577&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publisher&quot;:&quot;Massachusetts Institute of Technology&quot;,&quot;title&quot;:&quot;Family creative learning : designing structures to engage kids and parents as computational creators&quot;,&quot;source&quot;:&quot;dspace.mit.edu&quot;,&quot;title-short&quot;:&quot;Family creative learning&quot;,&quot;id&quot;:&quot;roque_family_2016&quot;,&quot;genre&quot;:&quot;Thesis&quot;,&quot;accessed&quot;:{&quot;date-parts&quot;:[[&quot;2018&quot;,10,30]]},&quot;language&quot;:&quot;eng&quot;,&quot;author&quot;:[{&quot;family&quot;:&quot;Roque&quot;,&quot;given&quot;:&quot;Ricarose Vallarta&quot;}],&quot;issued&quot;:{&quot;date-parts&quot;:[[&quot;2016&quot;]]}},&quot;suffix&quot;:&quot;&quot;,&quot;prefix&quot;:&quot;&quot;,&quot;id&quot;:2834}]} RNDbxlwrlmhfg"/> highlighted the limitations of accessibility of online participatory culture. In response Roque <text:reference-mark-start text:name="ZOTERO_ITEM CSL_CITATION {&quot;citationID&quot;:&quot;ohdtmmfw&quot;,&quot;properties&quot;:{&quot;formattedCitation&quot;:&quot;[@roque_family_2016]&quot;,&quot;noteIndex&quot;:0},&quot;schema&quot;:&quot;https://github.com/citation-style-language/schema/raw/master/csl-citation.json&quot;,&quot;citationItems&quot;:[{&quot;uris&quot;:[&quot;http://zotero.org/users/1913249/items/4F43N9TP&quot;],&quot;uri&quot;:[&quot;http://zotero.org/users/1913249/items/4F43N9TP&quot;],&quot;itemData&quot;:{&quot;license&quot;:&quot;http://dspace.mit.edu/handle/1721.1/7582&quot;,&quot;citation-key&quot;:&quot;roque_family_2016&quot;,&quot;URL&quot;:&quot;http://dspace.mit.edu/handle/1721.1/107577&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publisher&quot;:&quot;Massachusetts Institute of Technology&quot;,&quot;title&quot;:&quot;Family creative learning : designing structures to engage kids and parents as computational creators&quot;,&quot;source&quot;:&quot;dspace.mit.edu&quot;,&quot;title-short&quot;:&quot;Family creative learning&quot;,&quot;id&quot;:&quot;roque_family_2016&quot;,&quot;genre&quot;:&quot;Thesis&quot;,&quot;accessed&quot;:{&quot;date-parts&quot;:[[&quot;2018&quot;,10,30]]},&quot;language&quot;:&quot;eng&quot;,&quot;author&quot;:[{&quot;family&quot;:&quot;Roque&quot;,&quot;given&quot;:&quot;Ricarose Vallarta&quot;}],&quot;issued&quot;:{&quot;date-parts&quot;:[[&quot;2016&quot;]]}},&quot;suffix&quot;:&quot;&quot;,&quot;prefix&quot;:&quot;&quot;,&quot;id&quot;:2834}]} RNDdheaxhvqre"/>&lt;Do Zotero Refresh: [@roque_family_2016]&gt;<text:reference-mark-end text:name="ZOTERO_ITEM CSL_CITATION {&quot;citationID&quot;:&quot;ohdtmmfw&quot;,&quot;properties&quot;:{&quot;formattedCitation&quot;:&quot;[@roque_family_2016]&quot;,&quot;noteIndex&quot;:0},&quot;schema&quot;:&quot;https://github.com/citation-style-language/schema/raw/master/csl-citation.json&quot;,&quot;citationItems&quot;:[{&quot;uris&quot;:[&quot;http://zotero.org/users/1913249/items/4F43N9TP&quot;],&quot;uri&quot;:[&quot;http://zotero.org/users/1913249/items/4F43N9TP&quot;],&quot;itemData&quot;:{&quot;license&quot;:&quot;http://dspace.mit.edu/handle/1721.1/7582&quot;,&quot;citation-key&quot;:&quot;roque_family_2016&quot;,&quot;URL&quot;:&quot;http://dspace.mit.edu/handle/1721.1/107577&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type&quot;:&quot;thesis&quot;,&quot;publisher&quot;:&quot;Massachusetts Institute of Technology&quot;,&quot;title&quot;:&quot;Family creative learning : designing structures to engage kids and parents as computational creators&quot;,&quot;source&quot;:&quot;dspace.mit.edu&quot;,&quot;title-short&quot;:&quot;Family creative learning&quot;,&quot;id&quot;:&quot;roque_family_2016&quot;,&quot;genre&quot;:&quot;Thesis&quot;,&quot;accessed&quot;:{&quot;date-parts&quot;:[[&quot;2018&quot;,10,30]]},&quot;language&quot;:&quot;eng&quot;,&quot;author&quot;:[{&quot;family&quot;:&quot;Roque&quot;,&quot;given&quot;:&quot;Ricarose Vallarta&quot;}],&quot;issued&quot;:{&quot;date-parts&quot;:[[&quot;2016&quot;]]}},&quot;suffix&quot;:&quot;&quot;,&quot;prefix&quot;:&quot;&quot;,&quot;id&quot;:2834}]} RNDdheaxhvqre"/> FCL study addressed it with face to face session with help from family members. In asking is how can facilitators help develop participation in community activities (<text:span text:style-name="T2">roqueBecomingFacilitatorsCreative2018?</text:span>), Roque operationalise Barron’s work on parental roles in a making. The research team created a detailed guide to replicate the programme <text:reference-mark-start text:name="ZOTERO_ITEM CSL_CITATION {&quot;citationID&quot;:&quot;rmvxskfv&quot;,&quot;properties&quot;:{&quot;formattedCitation&quot;:&quot;[@leggett_family_2017]&quot;,&quot;noteIndex&quot;:0},&quot;schema&quot;:&quot;https://github.com/citation-style-language/schema/raw/master/csl-citation.json&quot;,&quot;citationItems&quot;:[{&quot;uris&quot;:[&quot;http://zotero.org/users/1913249/items/Z4HCQIST&quot;],&quot;uri&quot;:[&quot;http://zotero.org/users/1913249/items/Z4HCQIST&quot;],&quot;itemData&quot;:{&quot;citation-key&quot;:&quot;leggett_family_2017&quot;,&quot;URL&quot;:&quot;https://www.familycreativelearning.org/s/Family-Creative-Learning-Guide-2017.pdf&quot;,&quot;issued&quot;:{&quot;date-parts&quot;:[[&quot;2017&quot;]]},&quot;id&quot;:&quot;leggett_family_2017&quot;,&quot;type&quot;:&quot;report&quot;,&quot;accessed&quot;:{&quot;date-parts&quot;:[[&quot;2018&quot;,10,30]]},&quot;publisher&quot;:&quot;familycreativelearning.org&quot;,&quot;author&quot;:[{&quot;family&quot;:&quot;Leggett&quot;,&quot;given&quot;:&quot;Saskia&quot;},{&quot;family&quot;:&quot;Roque&quot;,&quot;given&quot;:&quot;Ricarosa&quot;}],&quot;title&quot;:&quot;Family Creative Learning - Faciliators Guide&quot;},&quot;suffix&quot;:&quot;&quot;,&quot;prefix&quot;:&quot;&quot;,&quot;id&quot;:9661}]} RNDerijnlqslo"/>&lt;Do Zotero Refresh: [@leggett_family_2017]&gt;<text:reference-mark-end text:name="ZOTERO_ITEM CSL_CITATION {&quot;citationID&quot;:&quot;rmvxskfv&quot;,&quot;properties&quot;:{&quot;formattedCitation&quot;:&quot;[@leggett_family_2017]&quot;,&quot;noteIndex&quot;:0},&quot;schema&quot;:&quot;https://github.com/citation-style-language/schema/raw/master/csl-citation.json&quot;,&quot;citationItems&quot;:[{&quot;uris&quot;:[&quot;http://zotero.org/users/1913249/items/Z4HCQIST&quot;],&quot;uri&quot;:[&quot;http://zotero.org/users/1913249/items/Z4HCQIST&quot;],&quot;itemData&quot;:{&quot;citation-key&quot;:&quot;leggett_family_2017&quot;,&quot;URL&quot;:&quot;https://www.familycreativelearning.org/s/Family-Creative-Learning-Guide-2017.pdf&quot;,&quot;issued&quot;:{&quot;date-parts&quot;:[[&quot;2017&quot;]]},&quot;id&quot;:&quot;leggett_family_2017&quot;,&quot;type&quot;:&quot;report&quot;,&quot;accessed&quot;:{&quot;date-parts&quot;:[[&quot;2018&quot;,10,30]]},&quot;publisher&quot;:&quot;familycreativelearning.org&quot;,&quot;author&quot;:[{&quot;family&quot;:&quot;Leggett&quot;,&quot;given&quot;:&quot;Saskia&quot;},{&quot;family&quot;:&quot;Roque&quot;,&quot;given&quot;:&quot;Ricarosa&quot;}],&quot;title&quot;:&quot;Family Creative Learning - Faciliators Guide&quot;},&quot;suffix&quot;:&quot;&quot;,&quot;prefix&quot;:&quot;&quot;,&quot;id&quot;:9661}]} RNDerijnlqslo"/>.</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 We can compare the difficulties of scaling of this hybrid setting (FCL) with more structured, and more naturalistic learning environments as explored by Ito above.</text:p>
      <text:p text:style-name="Text_20_body">It did Both invite a question, how best to structure activities.</text:p>
      <text:h text:style-name="Heading_20_3" text:outline-level="3"><text:bookmark-start text:name="link-to-next-section---pedagogies-exist-but-more-are-needed"/>Link to next section - pedagogies exist but more are needed<text:bookmark-end text:name="link-to-next-section---pedagogies-exist-but-more-are-needed"/></text:h>
      <text:p text:style-name="First_20_paragraph"><text:span text:style-name="T2">Lack of specific pedagogies (for informal spaces) - via a case study / research ?</text:span></text:p>
      <text:p text:style-name="Text_20_body">The lack of pedagogies for informal spaces should be addressed.</text:p>
      <text:p text:style-name="Text_20_body">While the very open ended approach of build a space and response to the interests of people that come is attractive [see Denner], it presents challenges.</text:p>
      <text:p text:style-name="Text_20_body">Similarly vehicle like competitions come with some support but also with issues []</text:p>
      <text:p text:style-name="Text_20_body">These are explored in the next section of the LR</text:p>
      <text:h text:style-name="Heading_20_2" text:outline-level="2"><text:bookmark-start text:name="pedagogies-to-support-game-making-via-coding"/>Pedagogies to support game making via coding<text:bookmark-end text:name="pedagogies-to-support-game-making-via-coding"/></text:h>
      <text:p text:style-name="First_20_paragraph"><text:span text:style-name="T2">Defining pedagogy in this study:</text:span> One of the main themes of this review is to address what pedagogies are available in to help coding, in relation to RQ1. Following activity theory terms pedagogy can be reframed as pedagogical tools and processes and can be viewed as a kind of meditational strategy.</text:p>
      <text:h text:style-name="Heading_20_3" text:outline-level="3"><text:bookmark-start text:name="curricular-concepts-semantic-waves-and-primm"/>Curricular concepts, semantic waves and PRIMM<text:bookmark-end text:name="curricular-concepts-semantic-waves-and-primm"/></text:h>
      <text:p text:style-name="First_20_paragraph">A common pedagogical strategy is to align learning activities with knowledge and competencies outlined by a curriculum. A common line of game making research follows this logic to align game making with curricular contents, in particular computational thinking concepts.</text:p>
      <text:p text:style-name="Text_20_body">Tedre and Denning’s <text:reference-mark-start text:name="ZOTERO_ITEM CSL_CITATION {&quot;citationID&quot;:&quot;ageslgqf&quot;,&quot;properties&quot;:{&quot;formattedCitation&quot;:&quot;[-@tedre_long_2016]&quot;,&quot;noteIndex&quot;:0},&quot;schema&quot;:&quot;https://github.com/citation-style-language/schema/raw/master/csl-citation.json&quot;,&quot;citationItems&quot;:[{&quot;uris&quot;:[&quot;http://zotero.org/users/1913249/items/D6IF6PH5&quot;],&quot;suppress-author&quot;:true,&quot;uri&quot;:[&quot;http://zotero.org/users/1913249/items/D6IF6PH5&quot;],&quot;itemData&quot;:{&quot;citation-key&quot;:&quot;tedre_long_2016&quot;,&quot;event-title&quot;:&quot;Koli Calling 2016: 16th Koli Calling International Conference on Computing Education Research&quot;,&quot;source&quot;:&quot;DOI.org (Crossref)&quot;,&quot;ISBN&quot;:&quot;978-1-4503-4770-9&quot;,&quot;DOI&quot;:&quot;10.1145/2999541.2999542&quot;,&quot;container-title&quot;:&quot;Proceedings of the 16th Koli Calling International Conference on Computing Education Research&quot;,&quot;page&quot;:&quot;120-129&quot;,&quot;accessed&quot;:{&quot;date-parts&quot;:[[&quot;2021&quot;,2,22]]},&quot;event-place&quot;:&quot;Koli Finland&quot;,&quot;issued&quot;:{&quot;date-parts&quot;:[[&quot;2016&quot;,11,24]]},&quot;URL&quot;:&quot;https://dl.acm.org/doi/10.1145/2999541.2999542&quot;,&quot;type&quot;:&quot;paper-conference&quot;,&quot;title&quot;:&quot;The long quest for computational thinking&quot;,&quot;id&quot;:&quot;tedre_long_2016&quot;,&quot;publisher-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author&quot;:[{&quot;family&quot;:&quot;Tedre&quot;,&quot;given&quot;:&quot;Matti&quot;},{&quot;family&quot;:&quot;Denning&quot;,&quot;given&quot;:&quot;Peter J.&quot;}],&quot;publisher&quot;:&quot;ACM&quot;},&quot;suffix&quot;:&quot;&quot;,&quot;prefix&quot;:&quot;&quot;,&quot;id&quot;:83}]} RNDjnlibcvwzn"/>&lt;Do Zotero Refresh: [-@tedre_long_2016]&gt;<text:reference-mark-end text:name="ZOTERO_ITEM CSL_CITATION {&quot;citationID&quot;:&quot;ageslgqf&quot;,&quot;properties&quot;:{&quot;formattedCitation&quot;:&quot;[-@tedre_long_2016]&quot;,&quot;noteIndex&quot;:0},&quot;schema&quot;:&quot;https://github.com/citation-style-language/schema/raw/master/csl-citation.json&quot;,&quot;citationItems&quot;:[{&quot;uris&quot;:[&quot;http://zotero.org/users/1913249/items/D6IF6PH5&quot;],&quot;suppress-author&quot;:true,&quot;uri&quot;:[&quot;http://zotero.org/users/1913249/items/D6IF6PH5&quot;],&quot;itemData&quot;:{&quot;citation-key&quot;:&quot;tedre_long_2016&quot;,&quot;event-title&quot;:&quot;Koli Calling 2016: 16th Koli Calling International Conference on Computing Education Research&quot;,&quot;source&quot;:&quot;DOI.org (Crossref)&quot;,&quot;ISBN&quot;:&quot;978-1-4503-4770-9&quot;,&quot;DOI&quot;:&quot;10.1145/2999541.2999542&quot;,&quot;container-title&quot;:&quot;Proceedings of the 16th Koli Calling International Conference on Computing Education Research&quot;,&quot;page&quot;:&quot;120-129&quot;,&quot;accessed&quot;:{&quot;date-parts&quot;:[[&quot;2021&quot;,2,22]]},&quot;event-place&quot;:&quot;Koli Finland&quot;,&quot;issued&quot;:{&quot;date-parts&quot;:[[&quot;2016&quot;,11,24]]},&quot;URL&quot;:&quot;https://dl.acm.org/doi/10.1145/2999541.2999542&quot;,&quot;type&quot;:&quot;paper-conference&quot;,&quot;title&quot;:&quot;The long quest for computational thinking&quot;,&quot;id&quot;:&quot;tedre_long_2016&quot;,&quot;publisher-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author&quot;:[{&quot;family&quot;:&quot;Tedre&quot;,&quot;given&quot;:&quot;Matti&quot;},{&quot;family&quot;:&quot;Denning&quot;,&quot;given&quot;:&quot;Peter J.&quot;}],&quot;publisher&quot;:&quot;ACM&quot;},&quot;suffix&quot;:&quot;&quot;,&quot;prefix&quot;:&quot;&quot;,&quot;id&quot;:83}]} RNDjnlibcvwzn"/> review of CT cautions against a too narrow definition of CT that highlights formal abstractions as represented by Wing’s take on CT <text:reference-mark-start text:name="ZOTERO_ITEM CSL_CITATION {&quot;citationID&quot;:&quot;hejlwruk&quot;,&quot;properties&quot;:{&quot;formattedCitation&quot;:&quot;[-@wing_computational_2008]&quot;,&quot;noteIndex&quot;:0},&quot;schema&quot;:&quot;https://github.com/citation-style-language/schema/raw/master/csl-citation.json&quot;,&quot;citationItems&quot;:[{&quot;uris&quot;:[&quot;http://zotero.org/users/1913249/items/CQ6F79QS&quot;],&quot;suppress-author&quot;:true,&quot;uri&quot;:[&quot;http://zotero.org/users/1913249/items/CQ6F79QS&quot;],&quot;itemData&quot;:{&quot;issue&quot;:&quot;1881&quot;,&quot;volume&quot;:&quot;366&quot;,&quot;citation-key&quot;:&quot;wing_computational_2008&quot;,&quot;URL&quot;:&quot;http://rsta.royalsocietypublishing.org/cgi/doi/10.1098/rsta.2008.0118&quot;,&quot;issued&quot;:{&quot;date-parts&quot;:[[&quot;2008&quot;,10,28]]},&quot;type&quot;:&quot;article-journal&quot;,&quot;ISSN&quot;:&quot;1364-503X, 1471-2962&quot;,&quot;DOI&quot;:&quot;10.1098/rsta.2008.0118&quot;,&quot;container-title&quot;:&quot;Philosophical Transactions of the Royal Society A: Mathematical, Physical and Engineering Sciences&quot;,&quot;title&quot;:&quot;Computational thinking and thinking about computing&quot;,&quot;id&quot;:&quot;wing_computational_2008&quot;,&quot;page&quot;:&quot;3717-3725&quot;,&quot;accessed&quot;:{&quot;date-parts&quot;:[[&quot;2016&quot;,8,8]]},&quot;language&quot;:&quot;en&quot;,&quot;author&quot;:[{&quot;family&quot;:&quot;Wing&quot;,&quot;given&quot;:&quot;J. M&quot;}],&quot;source&quot;:&quot;CrossRef&quot;},&quot;suffix&quot;:&quot;&quot;,&quot;prefix&quot;:&quot;&quot;,&quot;id&quot;:1293}]} RNDdlcpzcweui"/>&lt;Do Zotero Refresh: [-@wing_computational_2008]&gt;<text:reference-mark-end text:name="ZOTERO_ITEM CSL_CITATION {&quot;citationID&quot;:&quot;hejlwruk&quot;,&quot;properties&quot;:{&quot;formattedCitation&quot;:&quot;[-@wing_computational_2008]&quot;,&quot;noteIndex&quot;:0},&quot;schema&quot;:&quot;https://github.com/citation-style-language/schema/raw/master/csl-citation.json&quot;,&quot;citationItems&quot;:[{&quot;uris&quot;:[&quot;http://zotero.org/users/1913249/items/CQ6F79QS&quot;],&quot;suppress-author&quot;:true,&quot;uri&quot;:[&quot;http://zotero.org/users/1913249/items/CQ6F79QS&quot;],&quot;itemData&quot;:{&quot;issue&quot;:&quot;1881&quot;,&quot;volume&quot;:&quot;366&quot;,&quot;citation-key&quot;:&quot;wing_computational_2008&quot;,&quot;URL&quot;:&quot;http://rsta.royalsocietypublishing.org/cgi/doi/10.1098/rsta.2008.0118&quot;,&quot;issued&quot;:{&quot;date-parts&quot;:[[&quot;2008&quot;,10,28]]},&quot;type&quot;:&quot;article-journal&quot;,&quot;ISSN&quot;:&quot;1364-503X, 1471-2962&quot;,&quot;DOI&quot;:&quot;10.1098/rsta.2008.0118&quot;,&quot;container-title&quot;:&quot;Philosophical Transactions of the Royal Society A: Mathematical, Physical and Engineering Sciences&quot;,&quot;title&quot;:&quot;Computational thinking and thinking about computing&quot;,&quot;id&quot;:&quot;wing_computational_2008&quot;,&quot;page&quot;:&quot;3717-3725&quot;,&quot;accessed&quot;:{&quot;date-parts&quot;:[[&quot;2016&quot;,8,8]]},&quot;language&quot;:&quot;en&quot;,&quot;author&quot;:[{&quot;family&quot;:&quot;Wing&quot;,&quot;given&quot;:&quot;J. M&quot;}],&quot;source&quot;:&quot;CrossRef&quot;},&quot;suffix&quot;:&quot;&quot;,&quot;prefix&quot;:&quot;&quot;,&quot;id&quot;:1293}]} RNDdlcpzcweui"/>. This is not to argue that Wing’s approach to CT is without technical merit <text:reference-mark-start text:name="ZOTERO_ITEM CSL_CITATION {&quot;citationID&quot;:&quot;klntzyca&quot;,&quot;properties&quot;:{&quot;formattedCitation&quot;:&quot;[@lodi_computational_2021]&quot;,&quot;noteIndex&quot;:0},&quot;schema&quot;:&quot;https://github.com/citation-style-language/schema/raw/master/csl-citation.json&quot;,&quot;citationItems&quot;:[{&quot;uris&quot;:[&quot;http://zotero.org/users/1913249/items/SZW59GAB&quot;],&quot;uri&quot;:[&quot;http://zotero.org/users/1913249/items/SZW59GAB&quot;],&quot;itemData&quot;:{&quot;issue&quot;:&quot;4&quot;,&quot;citation-key&quot;:&quot;lodi_computational_2021&quot;,&quot;URL&quot;:&quot;https://doi.org/10.1007/s11191-021-00202-5&quot;,&quot;source&quot;:&quot;Springer Link&quot;,&quot;ISSN&quot;:&quot;1573-1901&quot;,&quot;DOI&quot;:&quot;10.1007/s11191-021-00202-5&quot;,&quot;container-title&quot;:&quot;Science &amp; Education&quot;,&quot;page&quot;:&quot;883-908&quot;,&quot;accessed&quot;:{&quot;date-parts&quot;:[[&quot;2023&quot;,3,14]]},&quot;container-title-short&quot;:&quot;Sci &amp; Educ&quot;,&quot;issued&quot;:{&quot;date-parts&quot;:[[&quot;2021&quot;,8,1]]},&quot;volume&quot;:&quot;30&quot;,&quot;id&quot;:&quot;lodi_computational_2021&quot;,&quot;type&quot;:&quot;article-journal&quot;,&quot;title&quot;:&quot;Computational Thinking, Between Papert and Wing&quot;,&quot;language&quot;:&quot;en&quot;,&quot;author&quot;:[{&quot;family&quot;:&quot;Lodi&quot;,&quot;given&quot;:&quot;Michael&quot;},{&quot;family&quot;:&quot;Martini&quot;,&quot;given&quot;:&quot;Simone&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suffix&quot;:&quot;&quot;,&quot;prefix&quot;:&quot;&quot;,&quot;id&quot;:3696}]} RNDbxxbkefuqb"/>&lt;Do Zotero Refresh: [@lodi_computational_2021]&gt;<text:reference-mark-end text:name="ZOTERO_ITEM CSL_CITATION {&quot;citationID&quot;:&quot;klntzyca&quot;,&quot;properties&quot;:{&quot;formattedCitation&quot;:&quot;[@lodi_computational_2021]&quot;,&quot;noteIndex&quot;:0},&quot;schema&quot;:&quot;https://github.com/citation-style-language/schema/raw/master/csl-citation.json&quot;,&quot;citationItems&quot;:[{&quot;uris&quot;:[&quot;http://zotero.org/users/1913249/items/SZW59GAB&quot;],&quot;uri&quot;:[&quot;http://zotero.org/users/1913249/items/SZW59GAB&quot;],&quot;itemData&quot;:{&quot;issue&quot;:&quot;4&quot;,&quot;citation-key&quot;:&quot;lodi_computational_2021&quot;,&quot;URL&quot;:&quot;https://doi.org/10.1007/s11191-021-00202-5&quot;,&quot;source&quot;:&quot;Springer Link&quot;,&quot;ISSN&quot;:&quot;1573-1901&quot;,&quot;DOI&quot;:&quot;10.1007/s11191-021-00202-5&quot;,&quot;container-title&quot;:&quot;Science &amp; Education&quot;,&quot;page&quot;:&quot;883-908&quot;,&quot;accessed&quot;:{&quot;date-parts&quot;:[[&quot;2023&quot;,3,14]]},&quot;container-title-short&quot;:&quot;Sci &amp; Educ&quot;,&quot;issued&quot;:{&quot;date-parts&quot;:[[&quot;2021&quot;,8,1]]},&quot;volume&quot;:&quot;30&quot;,&quot;id&quot;:&quot;lodi_computational_2021&quot;,&quot;type&quot;:&quot;article-journal&quot;,&quot;title&quot;:&quot;Computational Thinking, Between Papert and Wing&quot;,&quot;language&quot;:&quot;en&quot;,&quot;author&quot;:[{&quot;family&quot;:&quot;Lodi&quot;,&quot;given&quot;:&quot;Michael&quot;},{&quot;family&quot;:&quot;Martini&quot;,&quot;given&quot;:&quot;Simone&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suffix&quot;:&quot;&quot;,&quot;prefix&quot;:&quot;&quot;,&quot;id&quot;:3696}]} RNDbxxbkefuqb"/>,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lklpvofu&quot;,&quot;properties&quot;:{&quot;formattedCitation&quot;:&quot;[@resnick_coding_2020]&quot;,&quot;noteIndex&quot;:0},&quot;schema&quot;:&quot;https://github.com/citation-style-language/schema/raw/master/csl-citation.json&quot;,&quot;citationItems&quot;:[{&quot;uris&quot;:[&quot;http://zotero.org/users/1913249/items/VYS48CXK&quot;],&quot;uri&quot;:[&quot;http://zotero.org/users/1913249/items/VYS48CXK&quot;],&quot;itemData&quot;:{&quot;issue&quot;:&quot;11&quot;,&quot;citation-key&quot;:&quot;resnick_coding_2020&quot;,&quot;URL&quot;:&quot;https://dl.acm.org/doi/10.1145/3375546&quot;,&quot;source&quot;:&quot;DOI.org (Crossref)&quot;,&quot;ISSN&quot;:&quot;0001-0782, 1557-7317&quot;,&quot;DOI&quot;:&quot;10.1145/3375546&quot;,&quot;container-title&quot;:&quot;Communications of the ACM&quot;,&quot;page&quot;:&quot;120-127&quot;,&quot;accessed&quot;:{&quot;date-parts&quot;:[[&quot;2021&quot;,12,21]]},&quot;container-title-short&quot;:&quot;Commun. ACM&quot;,&quot;issued&quot;:{&quot;date-parts&quot;:[[&quot;2020&quot;,10,22]]},&quot;volume&quot;:&quot;63&quot;,&quot;id&quot;:&quot;resnick_coding_2020&quot;,&quot;type&quot;:&quot;article-journal&quot;,&quot;title&quot;:&quot;Coding at a crossroads&quot;,&quot;language&quot;:&quot;en&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suffix&quot;:&quot;&quot;,&quot;prefix&quot;:&quot;&quot;,&quot;id&quot;:3}]} RNDrbzmjjyxcx"/>&lt;Do Zotero Refresh: [@resnick_coding_2020]&gt;<text:reference-mark-end text:name="ZOTERO_ITEM CSL_CITATION {&quot;citationID&quot;:&quot;lklpvofu&quot;,&quot;properties&quot;:{&quot;formattedCitation&quot;:&quot;[@resnick_coding_2020]&quot;,&quot;noteIndex&quot;:0},&quot;schema&quot;:&quot;https://github.com/citation-style-language/schema/raw/master/csl-citation.json&quot;,&quot;citationItems&quot;:[{&quot;uris&quot;:[&quot;http://zotero.org/users/1913249/items/VYS48CXK&quot;],&quot;uri&quot;:[&quot;http://zotero.org/users/1913249/items/VYS48CXK&quot;],&quot;itemData&quot;:{&quot;issue&quot;:&quot;11&quot;,&quot;citation-key&quot;:&quot;resnick_coding_2020&quot;,&quot;URL&quot;:&quot;https://dl.acm.org/doi/10.1145/3375546&quot;,&quot;source&quot;:&quot;DOI.org (Crossref)&quot;,&quot;ISSN&quot;:&quot;0001-0782, 1557-7317&quot;,&quot;DOI&quot;:&quot;10.1145/3375546&quot;,&quot;container-title&quot;:&quot;Communications of the ACM&quot;,&quot;page&quot;:&quot;120-127&quot;,&quot;accessed&quot;:{&quot;date-parts&quot;:[[&quot;2021&quot;,12,21]]},&quot;container-title-short&quot;:&quot;Commun. ACM&quot;,&quot;issued&quot;:{&quot;date-parts&quot;:[[&quot;2020&quot;,10,22]]},&quot;volume&quot;:&quot;63&quot;,&quot;id&quot;:&quot;resnick_coding_2020&quot;,&quot;type&quot;:&quot;article-journal&quot;,&quot;title&quot;:&quot;Coding at a crossroads&quot;,&quot;language&quot;:&quot;en&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suffix&quot;:&quot;&quot;,&quot;prefix&quot;:&quot;&quot;,&quot;id&quot;:3}]} RNDrbzmjjyxcx"/>.</text:p>
      <text:p text:style-name="Text_20_body">In teaching computing pedagogy the concept of levels of abstraction can be taught to students to help them understand the level of abstraction that they are working at <text:reference-mark-start text:name="ZOTERO_ITEM CSL_CITATION {&quot;citationID&quot;:&quot;wexycvzn&quot;,&quot;properties&quot;:{&quot;formattedCitation&quot;:&quot;[@statter_teaching_2016; @waite_abstraction_2016; @waite_abstraction_2018-1]&quot;,&quot;noteIndex&quot;:0},&quot;schema&quot;:&quot;https://github.com/citation-style-language/schema/raw/master/csl-citation.json&quot;,&quot;citationItems&quot;:[{&quot;uris&quot;:[&quot;http://zotero.org/users/1913249/items/94B8KBTT&quot;],&quot;uri&quot;:[&quot;http://zotero.org/users/1913249/items/94B8KBTT&quot;],&quot;itemData&quot;:{&quot;citation-key&quot;:&quot;statter_teaching_2016&quot;,&quot;event-title&quot;:&quot;the 11th Workshop in Primary and Secondary Computing Education&quot;,&quot;source&quot;:&quot;DOI.org (Crossref)&quot;,&quot;ISBN&quot;:&quot;978-1-4503-4223-0&quot;,&quot;DOI&quot;:&quot;10.1145/2978249.2978261&quot;,&quot;container-title&quot;:&quot;Proceedings of the 11th Workshop in Primary and Secondary Computing Education on ZZZ - WiPSCE '16&quot;,&quot;page&quot;:&quot;80-83&quot;,&quot;accessed&quot;:{&quot;date-parts&quot;:[[&quot;2020&quot;,11,12]]},&quot;event-place&quot;:&quot;M&amp;#252;nster, Germany&quot;,&quot;issued&quot;:{&quot;date-parts&quot;:[[&quot;2016&quot;]]},&quot;URL&quot;:&quot;http://dl.acm.org/citation.cfm?doid=2978249.2978261&quot;,&quot;type&quot;:&quot;paper-conference&quot;,&quot;title&quot;:&quot;Teaching Abstract Thinking in Introduction to Computer Science for 7th Graders&quot;,&quot;id&quot;:&quot;statter_teaching_2016&quot;,&quot;publisher-place&quot;:&quot;M&amp;#252;nster, Germany&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language&quot;:&quot;en&quot;,&quot;author&quot;:[{&quot;family&quot;:&quot;Statter&quot;,&quot;given&quot;:&quot;David&quot;},{&quot;family&quot;:&quot;Armoni&quot;,&quot;given&quot;:&quot;Michal&quot;}],&quot;publisher&quot;:&quot;ACM Press&quot;},&quot;suffix&quot;:&quot;&quot;,&quot;prefix&quot;:&quot;&quot;,&quot;id&quot;:3583},{&quot;uris&quot;:[&quot;http://zotero.org/users/1913249/items/39JH9QJG&quot;],&quot;uri&quot;:[&quot;http://zotero.org/users/1913249/items/39JH9QJG&quot;],&quot;itemData&quot;:{&quot;citation-key&quot;:&quot;waite_abstraction_2016&quot;,&quot;event-title&quot;:&quot;the 11th Workshop in Primary and Secondary Computing Education&quot;,&quot;source&quot;:&quot;DOI.org (Crossref)&quot;,&quot;ISBN&quot;:&quot;978-1-4503-4223-0&quot;,&quot;DOI&quot;:&quot;10.1145/2978249.2978272&quot;,&quot;container-title&quot;:&quot;Proceedings of the 11th Workshop in Primary and Secondary Computing Education on ZZZ - WiPSCE '16&quot;,&quot;page&quot;:&quot;112-113&quot;,&quot;accessed&quot;:{&quot;date-parts&quot;:[[&quot;2020&quot;,11,12]]},&quot;event-place&quot;:&quot;M&amp;#252;nster, Germany&quot;,&quot;issued&quot;:{&quot;date-parts&quot;:[[&quot;2016&quot;]]},&quot;URL&quot;:&quot;http://dl.acm.org/citation.cfm?doid=2978249.2978272&quot;,&quot;type&quot;:&quot;paper-conference&quot;,&quot;title&quot;:&quot;Abstraction and common classroom activities&quot;,&quot;id&quot;:&quot;waite_abstraction_2016&quot;,&quot;publisher-place&quot;:&quot;M&amp;#252;nster, Germany&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language&quot;:&quot;en&quot;,&quot;author&quot;:[{&quot;family&quot;:&quot;Waite&quot;,&quot;given&quot;:&quot;Jane&quot;},{&quot;family&quot;:&quot;Curzon&quot;,&quot;given&quot;:&quot;Paul&quot;},{&quot;family&quot;:&quot;Marsh&quot;,&quot;given&quot;:&quot;William&quot;},{&quot;family&quot;:&quot;Sentance&quot;,&quot;given&quot;:&quot;Sue&quot;}],&quot;publisher&quot;:&quot;ACM Press&quot;},&quot;suffix&quot;:&quot;&quot;,&quot;prefix&quot;:&quot;&quot;,&quot;id&quot;:3588},{&quot;uris&quot;:[&quot;http://zotero.org/users/1913249/items/8KSA6TV2&quot;],&quot;uri&quot;:[&quot;http://zotero.org/users/1913249/items/8KSA6TV2&quot;],&quot;itemData&quot;:{&quot;issue&quot;:&quot;1&quot;,&quot;citation-key&quot;:&quot;waite_abstraction_2018-1&quot;,&quot;URL&quot;:&quot;https://ijcses.org/index.php/ijcses/article/view/23&quot;,&quot;source&quot;:&quot;ijcses.org&quot;,&quot;ISSN&quot;:&quot;2513-8359&quot;,&quot;DOI&quot;:&quot;10.21585/ijcses.v2i1.23&quot;,&quot;container-title&quot;:&quot;International Journal of Computer Science Education in Schools&quot;,&quot;page&quot;:&quot;14-40&quot;,&quot;accessed&quot;:{&quot;date-parts&quot;:[[&quot;2020&quot;,10,17]]},&quot;license&quot;:&quot;Copyright (c) 2018 Jane Lisa Waite, Paul Curzon, William Marsh, Sue Sentance, Alex Hadwen-Bennett&quot;,&quot;issued&quot;:{&quot;date-parts&quot;:[[&quot;2018&quot;,1,31]]},&quot;volume&quot;:&quot;2&quot;,&quot;number&quot;:&quot;1&quot;,&quot;title-short&quot;:&quot;Abstraction in action&quot;,&quot;id&quot;:&quot;waite_abstraction_2018-1&quot;,&quot;type&quot;:&quot;article-journal&quot;,&quot;title&quot;:&quot;Abstraction in action: K-5 teachers' uses of levels of abstraction, particularly the design level, in teaching programming.&quot;,&quot;language&quot;:&quot;e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uffix&quot;:&quot;&quot;,&quot;prefix&quot;:&quot;&quot;,&quot;id&quot;:3663}]} RNDaehqgtasjw"/>&lt;Do Zotero Refresh: [@statter_teaching_2016; @waite_abstraction_2016; @waite_abstraction_2018-1]&gt;<text:reference-mark-end text:name="ZOTERO_ITEM CSL_CITATION {&quot;citationID&quot;:&quot;wexycvzn&quot;,&quot;properties&quot;:{&quot;formattedCitation&quot;:&quot;[@statter_teaching_2016; @waite_abstraction_2016; @waite_abstraction_2018-1]&quot;,&quot;noteIndex&quot;:0},&quot;schema&quot;:&quot;https://github.com/citation-style-language/schema/raw/master/csl-citation.json&quot;,&quot;citationItems&quot;:[{&quot;uris&quot;:[&quot;http://zotero.org/users/1913249/items/94B8KBTT&quot;],&quot;uri&quot;:[&quot;http://zotero.org/users/1913249/items/94B8KBTT&quot;],&quot;itemData&quot;:{&quot;citation-key&quot;:&quot;statter_teaching_2016&quot;,&quot;event-title&quot;:&quot;the 11th Workshop in Primary and Secondary Computing Education&quot;,&quot;source&quot;:&quot;DOI.org (Crossref)&quot;,&quot;ISBN&quot;:&quot;978-1-4503-4223-0&quot;,&quot;DOI&quot;:&quot;10.1145/2978249.2978261&quot;,&quot;container-title&quot;:&quot;Proceedings of the 11th Workshop in Primary and Secondary Computing Education on ZZZ - WiPSCE '16&quot;,&quot;page&quot;:&quot;80-83&quot;,&quot;accessed&quot;:{&quot;date-parts&quot;:[[&quot;2020&quot;,11,12]]},&quot;event-place&quot;:&quot;M&amp;#252;nster, Germany&quot;,&quot;issued&quot;:{&quot;date-parts&quot;:[[&quot;2016&quot;]]},&quot;URL&quot;:&quot;http://dl.acm.org/citation.cfm?doid=2978249.2978261&quot;,&quot;type&quot;:&quot;paper-conference&quot;,&quot;title&quot;:&quot;Teaching Abstract Thinking in Introduction to Computer Science for 7th Graders&quot;,&quot;id&quot;:&quot;statter_teaching_2016&quot;,&quot;publisher-place&quot;:&quot;M&amp;#252;nster, Germany&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language&quot;:&quot;en&quot;,&quot;author&quot;:[{&quot;family&quot;:&quot;Statter&quot;,&quot;given&quot;:&quot;David&quot;},{&quot;family&quot;:&quot;Armoni&quot;,&quot;given&quot;:&quot;Michal&quot;}],&quot;publisher&quot;:&quot;ACM Press&quot;},&quot;suffix&quot;:&quot;&quot;,&quot;prefix&quot;:&quot;&quot;,&quot;id&quot;:3583},{&quot;uris&quot;:[&quot;http://zotero.org/users/1913249/items/39JH9QJG&quot;],&quot;uri&quot;:[&quot;http://zotero.org/users/1913249/items/39JH9QJG&quot;],&quot;itemData&quot;:{&quot;citation-key&quot;:&quot;waite_abstraction_2016&quot;,&quot;event-title&quot;:&quot;the 11th Workshop in Primary and Secondary Computing Education&quot;,&quot;source&quot;:&quot;DOI.org (Crossref)&quot;,&quot;ISBN&quot;:&quot;978-1-4503-4223-0&quot;,&quot;DOI&quot;:&quot;10.1145/2978249.2978272&quot;,&quot;container-title&quot;:&quot;Proceedings of the 11th Workshop in Primary and Secondary Computing Education on ZZZ - WiPSCE '16&quot;,&quot;page&quot;:&quot;112-113&quot;,&quot;accessed&quot;:{&quot;date-parts&quot;:[[&quot;2020&quot;,11,12]]},&quot;event-place&quot;:&quot;M&amp;#252;nster, Germany&quot;,&quot;issued&quot;:{&quot;date-parts&quot;:[[&quot;2016&quot;]]},&quot;URL&quot;:&quot;http://dl.acm.org/citation.cfm?doid=2978249.2978272&quot;,&quot;type&quot;:&quot;paper-conference&quot;,&quot;title&quot;:&quot;Abstraction and common classroom activities&quot;,&quot;id&quot;:&quot;waite_abstraction_2016&quot;,&quot;publisher-place&quot;:&quot;M&amp;#252;nster, Germany&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language&quot;:&quot;en&quot;,&quot;author&quot;:[{&quot;family&quot;:&quot;Waite&quot;,&quot;given&quot;:&quot;Jane&quot;},{&quot;family&quot;:&quot;Curzon&quot;,&quot;given&quot;:&quot;Paul&quot;},{&quot;family&quot;:&quot;Marsh&quot;,&quot;given&quot;:&quot;William&quot;},{&quot;family&quot;:&quot;Sentance&quot;,&quot;given&quot;:&quot;Sue&quot;}],&quot;publisher&quot;:&quot;ACM Press&quot;},&quot;suffix&quot;:&quot;&quot;,&quot;prefix&quot;:&quot;&quot;,&quot;id&quot;:3588},{&quot;uris&quot;:[&quot;http://zotero.org/users/1913249/items/8KSA6TV2&quot;],&quot;uri&quot;:[&quot;http://zotero.org/users/1913249/items/8KSA6TV2&quot;],&quot;itemData&quot;:{&quot;issue&quot;:&quot;1&quot;,&quot;citation-key&quot;:&quot;waite_abstraction_2018-1&quot;,&quot;URL&quot;:&quot;https://ijcses.org/index.php/ijcses/article/view/23&quot;,&quot;source&quot;:&quot;ijcses.org&quot;,&quot;ISSN&quot;:&quot;2513-8359&quot;,&quot;DOI&quot;:&quot;10.21585/ijcses.v2i1.23&quot;,&quot;container-title&quot;:&quot;International Journal of Computer Science Education in Schools&quot;,&quot;page&quot;:&quot;14-40&quot;,&quot;accessed&quot;:{&quot;date-parts&quot;:[[&quot;2020&quot;,10,17]]},&quot;license&quot;:&quot;Copyright (c) 2018 Jane Lisa Waite, Paul Curzon, William Marsh, Sue Sentance, Alex Hadwen-Bennett&quot;,&quot;issued&quot;:{&quot;date-parts&quot;:[[&quot;2018&quot;,1,31]]},&quot;volume&quot;:&quot;2&quot;,&quot;number&quot;:&quot;1&quot;,&quot;title-short&quot;:&quot;Abstraction in action&quot;,&quot;id&quot;:&quot;waite_abstraction_2018-1&quot;,&quot;type&quot;:&quot;article-journal&quot;,&quot;title&quot;:&quot;Abstraction in action: K-5 teachers' uses of levels of abstraction, particularly the design level, in teaching programming.&quot;,&quot;language&quot;:&quot;e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uffix&quot;:&quot;&quot;,&quot;prefix&quot;:&quot;&quot;,&quot;id&quot;:3663}]} RNDaehqgtasjw"/>.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horyqqla&quot;,&quot;properties&quot;:{&quot;formattedCitation&quot;:&quot;[@waite_abstraction_2018]&quot;,&quot;noteIndex&quot;:0},&quot;schema&quot;:&quot;https://github.com/citation-style-language/schema/raw/master/csl-citation.json&quot;,&quot;citationItems&quot;:[{&quot;uris&quot;:[&quot;http://zotero.org/users/1913249/items/5QGUDFAX&quot;],&quot;uri&quot;:[&quot;http://zotero.org/users/1913249/items/5QGUDFAX&quot;],&quot;itemData&quot;:{&quot;issue&quot;:&quot;1&quot;,&quot;citation-key&quot;:&quot;waite_abstraction_2018&quot;,&quot;URL&quot;:&quot;http://ijcses.org/index.php/ijcses/article/view/23&quot;,&quot;source&quot;:&quot;DOI.org (Crossref)&quot;,&quot;ISSN&quot;:&quot;2513-8359&quot;,&quot;DOI&quot;:&quot;10.21585/ijcses.v2i1.23&quot;,&quot;container-title&quot;:&quot;International Journal of Computer Science Education in Schools&quot;,&quot;page&quot;:&quot;14&quot;,&quot;accessed&quot;:{&quot;date-parts&quot;:[[&quot;2019&quot;,12,10]]},&quot;container-title-short&quot;:&quot;IJCSES&quot;,&quot;issued&quot;:{&quot;date-parts&quot;:[[&quot;2018&quot;,1,31]]},&quot;volume&quot;:&quot;2&quot;,&quot;title-short&quot;:&quot;Abstraction in action&quot;,&quot;id&quot;:&quot;waite_abstraction_2018&quot;,&quot;type&quot;:&quot;article-journal&quot;,&quot;language&quot;:&quot;en&quot;,&quot;title&quot;:&quot;Abstraction in action: K-5 teachers' uses of levels of abstraction, particularly the design level, in teaching programming.&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suffix&quot;:&quot;&quot;,&quot;prefix&quot;:&quot;&quot;,&quot;id&quot;:3132}]} RNDzjycguhesj"/>&lt;Do Zotero Refresh: [@waite_abstraction_2018]&gt;<text:reference-mark-end text:name="ZOTERO_ITEM CSL_CITATION {&quot;citationID&quot;:&quot;horyqqla&quot;,&quot;properties&quot;:{&quot;formattedCitation&quot;:&quot;[@waite_abstraction_2018]&quot;,&quot;noteIndex&quot;:0},&quot;schema&quot;:&quot;https://github.com/citation-style-language/schema/raw/master/csl-citation.json&quot;,&quot;citationItems&quot;:[{&quot;uris&quot;:[&quot;http://zotero.org/users/1913249/items/5QGUDFAX&quot;],&quot;uri&quot;:[&quot;http://zotero.org/users/1913249/items/5QGUDFAX&quot;],&quot;itemData&quot;:{&quot;issue&quot;:&quot;1&quot;,&quot;citation-key&quot;:&quot;waite_abstraction_2018&quot;,&quot;URL&quot;:&quot;http://ijcses.org/index.php/ijcses/article/view/23&quot;,&quot;source&quot;:&quot;DOI.org (Crossref)&quot;,&quot;ISSN&quot;:&quot;2513-8359&quot;,&quot;DOI&quot;:&quot;10.21585/ijcses.v2i1.23&quot;,&quot;container-title&quot;:&quot;International Journal of Computer Science Education in Schools&quot;,&quot;page&quot;:&quot;14&quot;,&quot;accessed&quot;:{&quot;date-parts&quot;:[[&quot;2019&quot;,12,10]]},&quot;container-title-short&quot;:&quot;IJCSES&quot;,&quot;issued&quot;:{&quot;date-parts&quot;:[[&quot;2018&quot;,1,31]]},&quot;volume&quot;:&quot;2&quot;,&quot;title-short&quot;:&quot;Abstraction in action&quot;,&quot;id&quot;:&quot;waite_abstraction_2018&quot;,&quot;type&quot;:&quot;article-journal&quot;,&quot;language&quot;:&quot;en&quot;,&quot;title&quot;:&quot;Abstraction in action: K-5 teachers' uses of levels of abstraction, particularly the design level, in teaching programming.&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suffix&quot;:&quot;&quot;,&quot;prefix&quot;:&quot;&quot;,&quot;id&quot;:3132}]} RNDzjycguhesj"/></text:p>
      <text:h text:style-name="Heading_20_4" text:outline-level="4"><text:bookmark-start text:name="semantic-profiles-and-waves"/>Semantic Profiles and Waves<text:bookmark-end text:name="semantic-profiles-and-waves"/></text:h>
      <text:p text:style-name="First_20_paragraph">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citationID&quot;:&quot;asxaxeqd&quot;,&quot;properties&quot;:{&quot;formattedCitation&quot;:&quot;[@macnaught_jointly_2013]&quot;,&quot;noteIndex&quot;:0},&quot;schema&quot;:&quot;https://github.com/citation-style-language/schema/raw/master/csl-citation.json&quot;,&quot;citationItems&quot;:[{&quot;uris&quot;:[&quot;http://zotero.org/users/1913249/items/8KA63FXV&quot;],&quot;uri&quot;:[&quot;http://zotero.org/users/1913249/items/8KA63FXV&quot;],&quot;itemData&quot;:{&quot;issue&quot;:&quot;1&quot;,&quot;citation-key&quot;:&quot;macnaught_jointly_2013&quot;,&quot;URL&quot;:&quot;http://www.sciencedirect.com/science/article/pii/S0898589812000708&quot;,&quot;source&quot;:&quot;ScienceDirect&quot;,&quot;ISSN&quot;:&quot;0898-5898&quot;,&quot;DOI&quot;:&quot;10.1016/j.linged.2012.11.008&quot;,&quot;container-title&quot;:&quot;Linguistics and Education&quot;,&quot;page&quot;:&quot;50-63&quot;,&quot;accessed&quot;:{&quot;date-parts&quot;:[[&quot;2020&quot;,10,22]]},&quot;container-title-short&quot;:&quot;Linguistics and Education&quot;,&quot;issued&quot;:{&quot;date-parts&quot;:[[&quot;2013&quot;,4,1]]},&quot;volume&quot;:&quot;24&quot;,&quot;type&quot;:&quot;article-journal&quot;,&quot;title-short&quot;:&quot;Jointly constructing semantic waves&quot;,&quot;id&quot;:&quot;macnaught_jointly_2013&quot;,&quot;title&quot;:&quot;Jointly constructing semantic waves: Implications for teacher training&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language&quot;:&quot;en&quot;,&quot;author&quot;:[{&quot;family&quot;:&quot;Macnaught&quot;,&quot;given&quot;:&quot;Lucy&quot;},{&quot;family&quot;:&quot;Maton&quot;,&quot;given&quot;:&quot;Karl&quot;},{&quot;family&quot;:&quot;Martin&quot;,&quot;given&quot;:&quot;J. R.&quot;},{&quot;family&quot;:&quot;Matruglio&quot;,&quot;given&quot;:&quot;Erika&quot;}],&quot;collection-title&quot;:&quot;Cumulative knowledge-building in secondary schooling&quot;},&quot;suffix&quot;:&quot;&quot;,&quot;prefix&quot;:&quot;&quot;,&quot;id&quot;:3624}]} RNDyrwhoevfcl"/>&lt;Do Zotero Refresh: [@macnaught_jointly_2013]&gt;<text:reference-mark-end text:name="ZOTERO_ITEM CSL_CITATION {&quot;citationID&quot;:&quot;asxaxeqd&quot;,&quot;properties&quot;:{&quot;formattedCitation&quot;:&quot;[@macnaught_jointly_2013]&quot;,&quot;noteIndex&quot;:0},&quot;schema&quot;:&quot;https://github.com/citation-style-language/schema/raw/master/csl-citation.json&quot;,&quot;citationItems&quot;:[{&quot;uris&quot;:[&quot;http://zotero.org/users/1913249/items/8KA63FXV&quot;],&quot;uri&quot;:[&quot;http://zotero.org/users/1913249/items/8KA63FXV&quot;],&quot;itemData&quot;:{&quot;issue&quot;:&quot;1&quot;,&quot;citation-key&quot;:&quot;macnaught_jointly_2013&quot;,&quot;URL&quot;:&quot;http://www.sciencedirect.com/science/article/pii/S0898589812000708&quot;,&quot;source&quot;:&quot;ScienceDirect&quot;,&quot;ISSN&quot;:&quot;0898-5898&quot;,&quot;DOI&quot;:&quot;10.1016/j.linged.2012.11.008&quot;,&quot;container-title&quot;:&quot;Linguistics and Education&quot;,&quot;page&quot;:&quot;50-63&quot;,&quot;accessed&quot;:{&quot;date-parts&quot;:[[&quot;2020&quot;,10,22]]},&quot;container-title-short&quot;:&quot;Linguistics and Education&quot;,&quot;issued&quot;:{&quot;date-parts&quot;:[[&quot;2013&quot;,4,1]]},&quot;volume&quot;:&quot;24&quot;,&quot;type&quot;:&quot;article-journal&quot;,&quot;title-short&quot;:&quot;Jointly constructing semantic waves&quot;,&quot;id&quot;:&quot;macnaught_jointly_2013&quot;,&quot;title&quot;:&quot;Jointly constructing semantic waves: Implications for teacher training&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language&quot;:&quot;en&quot;,&quot;author&quot;:[{&quot;family&quot;:&quot;Macnaught&quot;,&quot;given&quot;:&quot;Lucy&quot;},{&quot;family&quot;:&quot;Maton&quot;,&quot;given&quot;:&quot;Karl&quot;},{&quot;family&quot;:&quot;Martin&quot;,&quot;given&quot;:&quot;J. R.&quot;},{&quot;family&quot;:&quot;Matruglio&quot;,&quot;given&quot;:&quot;Erika&quot;}],&quot;collection-title&quot;:&quot;Cumulative knowledge-building in secondary schooling&quot;},&quot;suffix&quot;:&quot;&quot;,&quot;prefix&quot;:&quot;&quot;,&quot;id&quot;:3624}]} RNDyrwhoevfcl"/>.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citationID&quot;:&quot;wolwxkye&quot;,&quot;properties&quot;:{&quot;formattedCitation&quot;:&quot;[-@curzon_using_2020]&quot;,&quot;noteIndex&quot;:0},&quot;schema&quot;:&quot;https://github.com/citation-style-language/schema/raw/master/csl-citation.json&quot;,&quot;citationItems&quot;:[{&quot;uris&quot;:[&quot;http://zotero.org/users/1913249/items/IHTMF2WC&quot;],&quot;suppress-author&quot;:true,&quot;uri&quot;:[&quot;http://zotero.org/users/1913249/items/IHTMF2WC&quot;],&quot;itemData&quot;:{&quot;citation-key&quot;:&quot;curzon_using_2020&quot;,&quot;URL&quot;:&quot;https://doi.org/10.1145/3421590.3421606&quot;,&quot;source&quot;:&quot;ACM Digital Library&quot;,&quot;collection-title&quot;:&quot;WiPSCE '20&quot;,&quot;DOI&quot;:&quot;10.1145/3421590.3421606&quot;,&quot;container-title&quot;:&quot;Proceedings of the 15th Workshop on Primary and Secondary Computing Education&quot;,&quot;page&quot;:&quot;1–10&quot;,&quot;accessed&quot;:{&quot;date-parts&quot;:[[&quot;2022&quot;,1,23]]},&quot;event-place&quot;:&quot;New York, NY, USA&quot;,&quot;issued&quot;:{&quot;date-parts&quot;:[[&quot;2020&quot;,10,28]]},&quot;type&quot;:&quot;paper-conference&quot;,&quot;title&quot;:&quot;Using semantic waves to analyse the effectiveness of unplugged computing activities&quot;,&quot;id&quot;:&quot;curzon_using_2020&quot;,&quot;publisher-place&quot;:&quot;New York, NY, US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ublisher&quot;:&quot;Association for Computing Machinery&quot;,&quot;author&quot;:[{&quot;family&quot;:&quot;Curzon&quot;,&quot;given&quot;:&quot;Paul&quot;},{&quot;family&quot;:&quot;Waite&quot;,&quot;given&quot;:&quot;Jane&quot;},{&quot;family&quot;:&quot;Maton&quot;,&quot;given&quot;:&quot;Karl&quot;},{&quot;family&quot;:&quot;Donohue&quot;,&quot;given&quot;:&quot;James&quot;}],&quot;ISBN&quot;:&quot;978-1-4503-8759-0&quot;},&quot;suffix&quot;:&quot;&quot;,&quot;prefix&quot;:&quot;&quot;,&quot;id&quot;:3944}]} RNDegjxqjqnjn"/>&lt;Do Zotero Refresh: [-@curzon_using_2020]&gt;<text:reference-mark-end text:name="ZOTERO_ITEM CSL_CITATION {&quot;citationID&quot;:&quot;wolwxkye&quot;,&quot;properties&quot;:{&quot;formattedCitation&quot;:&quot;[-@curzon_using_2020]&quot;,&quot;noteIndex&quot;:0},&quot;schema&quot;:&quot;https://github.com/citation-style-language/schema/raw/master/csl-citation.json&quot;,&quot;citationItems&quot;:[{&quot;uris&quot;:[&quot;http://zotero.org/users/1913249/items/IHTMF2WC&quot;],&quot;suppress-author&quot;:true,&quot;uri&quot;:[&quot;http://zotero.org/users/1913249/items/IHTMF2WC&quot;],&quot;itemData&quot;:{&quot;citation-key&quot;:&quot;curzon_using_2020&quot;,&quot;URL&quot;:&quot;https://doi.org/10.1145/3421590.3421606&quot;,&quot;source&quot;:&quot;ACM Digital Library&quot;,&quot;collection-title&quot;:&quot;WiPSCE '20&quot;,&quot;DOI&quot;:&quot;10.1145/3421590.3421606&quot;,&quot;container-title&quot;:&quot;Proceedings of the 15th Workshop on Primary and Secondary Computing Education&quot;,&quot;page&quot;:&quot;1–10&quot;,&quot;accessed&quot;:{&quot;date-parts&quot;:[[&quot;2022&quot;,1,23]]},&quot;event-place&quot;:&quot;New York, NY, USA&quot;,&quot;issued&quot;:{&quot;date-parts&quot;:[[&quot;2020&quot;,10,28]]},&quot;type&quot;:&quot;paper-conference&quot;,&quot;title&quot;:&quot;Using semantic waves to analyse the effectiveness of unplugged computing activities&quot;,&quot;id&quot;:&quot;curzon_using_2020&quot;,&quot;publisher-place&quot;:&quot;New York, NY, US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ublisher&quot;:&quot;Association for Computing Machinery&quot;,&quot;author&quot;:[{&quot;family&quot;:&quot;Curzon&quot;,&quot;given&quot;:&quot;Paul&quot;},{&quot;family&quot;:&quot;Waite&quot;,&quot;given&quot;:&quot;Jane&quot;},{&quot;family&quot;:&quot;Maton&quot;,&quot;given&quot;:&quot;Karl&quot;},{&quot;family&quot;:&quot;Donohue&quot;,&quot;given&quot;:&quot;James&quot;}],&quot;ISBN&quot;:&quot;978-1-4503-8759-0&quot;},&quot;suffix&quot;:&quot;&quot;,&quot;prefix&quot;:&quot;&quot;,&quot;id&quot;:3944}]} RNDegjxqjqnjn"/>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span text:style-name="T1">semantic waves</text:span></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4" text:outline-level="4"><text:bookmark-start text:name="primm"/>PRIMM<text:bookmark-end text:name="primm"/></text:h>
      <text:p text:style-name="First_20_paragraph">FIND MATERIAL IN OTHER BOOK CHAPTERS</text:p>
      <text:p text:style-name="Text_20_body">PRIMM addresses the perceived need for structured and explicit approach to teaching computing concepts and is particularly aimed at a school setting <text:reference-mark-start text:name="ZOTERO_ITEM CSL_CITATION {&quot;citationID&quot;:&quot;saqqsnxg&quot;,&quot;properties&quot;:{&quot;formattedCitation&quot;:&quot;[@sentance_teaching_2019]&quot;,&quot;noteIndex&quot;:0},&quot;schema&quot;:&quot;https://github.com/citation-style-language/schema/raw/master/csl-citation.json&quot;,&quot;citationItems&quot;:[{&quot;uris&quot;:[&quot;http://zotero.org/users/1913249/items/UVA9VT54&quot;],&quot;uri&quot;:[&quot;http://zotero.org/users/1913249/items/UVA9VT54&quot;],&quot;itemData&quot;:{&quot;issue&quot;:&quot;2-3&quot;,&quot;citation-key&quot;:&quot;sentance_teaching_2019&quot;,&quot;URL&quot;:&quot;https://doi.org/10.1080/08993408.2019.1608781&quot;,&quot;source&quot;:&quot;Taylor and Francis+NEJM&quot;,&quot;ISSN&quot;:&quot;0899-3408&quot;,&quot;DOI&quot;:&quot;10.1080/08993408.2019.1608781&quot;,&quot;container-title&quot;:&quot;Computer Science Education&quot;,&quot;page&quot;:&quot;136-176&quot;,&quot;accessed&quot;:{&quot;date-parts&quot;:[[&quot;2023&quot;,3,15]]},&quot;issued&quot;:{&quot;date-parts&quot;:[[&quot;2019&quot;,7,3]]},&quot;volume&quot;:&quot;29&quot;,&quot;title-short&quot;:&quot;Teaching computer programming with PRIMM&quot;,&quot;id&quot;:&quot;sentance_teaching_2019&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ublisher&quot;:&quot;Routledge&quot;,&quot;author&quot;:[{&quot;family&quot;:&quot;Sentance&quot;,&quot;given&quot;:&quot;Sue&quot;},{&quot;family&quot;:&quot;Waite&quot;,&quot;given&quot;:&quot;Jane&quot;},{&quot;family&quot;:&quot;Kallia&quot;,&quot;given&quot;:&quot;Maria&quot;}],&quot;title&quot;:&quot;Teaching computer programming with PRIMM: a sociocultural perspective&quot;},&quot;suffix&quot;:&quot;&quot;,&quot;prefix&quot;:&quot;&quot;,&quot;id&quot;:3685}]} RNDrsmueiiqeg"/>&lt;Do Zotero Refresh: [@sentance_teaching_2019]&gt;<text:reference-mark-end text:name="ZOTERO_ITEM CSL_CITATION {&quot;citationID&quot;:&quot;saqqsnxg&quot;,&quot;properties&quot;:{&quot;formattedCitation&quot;:&quot;[@sentance_teaching_2019]&quot;,&quot;noteIndex&quot;:0},&quot;schema&quot;:&quot;https://github.com/citation-style-language/schema/raw/master/csl-citation.json&quot;,&quot;citationItems&quot;:[{&quot;uris&quot;:[&quot;http://zotero.org/users/1913249/items/UVA9VT54&quot;],&quot;uri&quot;:[&quot;http://zotero.org/users/1913249/items/UVA9VT54&quot;],&quot;itemData&quot;:{&quot;issue&quot;:&quot;2-3&quot;,&quot;citation-key&quot;:&quot;sentance_teaching_2019&quot;,&quot;URL&quot;:&quot;https://doi.org/10.1080/08993408.2019.1608781&quot;,&quot;source&quot;:&quot;Taylor and Francis+NEJM&quot;,&quot;ISSN&quot;:&quot;0899-3408&quot;,&quot;DOI&quot;:&quot;10.1080/08993408.2019.1608781&quot;,&quot;container-title&quot;:&quot;Computer Science Education&quot;,&quot;page&quot;:&quot;136-176&quot;,&quot;accessed&quot;:{&quot;date-parts&quot;:[[&quot;2023&quot;,3,15]]},&quot;issued&quot;:{&quot;date-parts&quot;:[[&quot;2019&quot;,7,3]]},&quot;volume&quot;:&quot;29&quot;,&quot;title-short&quot;:&quot;Teaching computer programming with PRIMM&quot;,&quot;id&quot;:&quot;sentance_teaching_2019&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ublisher&quot;:&quot;Routledge&quot;,&quot;author&quot;:[{&quot;family&quot;:&quot;Sentance&quot;,&quot;given&quot;:&quot;Sue&quot;},{&quot;family&quot;:&quot;Waite&quot;,&quot;given&quot;:&quot;Jane&quot;},{&quot;family&quot;:&quot;Kallia&quot;,&quot;given&quot;:&quot;Maria&quot;}],&quot;title&quot;:&quot;Teaching computer programming with PRIMM: a sociocultural perspective&quot;},&quot;suffix&quot;:&quot;&quot;,&quot;prefix&quot;:&quot;&quot;,&quot;id&quot;:3685}]} RNDrsmueiiqeg"/>.</text:p>
      <text:p text:style-name="Text_20_body"><text:span text:style-name="T2">PRIMM:</text:span> PRIMM stands for Predict, Run, Investigate, Modify and Make. This model helps learners adopt coding practices and computational concepts through providing a concrete code example that they run after predicting what it does. Learners make changes to the existing code before finally creating code from scratch.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of learners to unpack and repack the same set of concepts in a restricted time scale. This process that supports formal problem solving, paper-based questions of the GCSE exams. The use of code examples and a structured set of varied activities aligns well to UDL principle of representing knowledge in a variety of means. For a more detailed summary of the PRIMM approach the Quick Read pedagogy article.[^5]</text:p>
      <text:p text:style-name="Text_20_body">Primm based on UMC but developed to highlight abstract concepts and processes via a predict stage.</text:p>
      <text:p text:style-name="Text_20_body">In proposing PRIMM Sentence et al highlights a deficit of exploration based approaches of Papert and constructionism proposed by Grover <text:reference-mark-start text:name="ZOTERO_ITEM CSL_CITATION {&quot;citationID&quot;:&quot;adkfkuda&quot;,&quot;properties&quot;:{&quot;formattedCitation&quot;:&quot;[-@sentance_teaching_2019, p. 5]&quot;,&quot;noteIndex&quot;:0},&quot;schema&quot;:&quot;https://github.com/citation-style-language/schema/raw/master/csl-citation.json&quot;,&quot;citationItems&quot;:[{&quot;uris&quot;:[&quot;http://zotero.org/users/1913249/items/UVA9VT54&quot;],&quot;suppress-author&quot;:true,&quot;uri&quot;:[&quot;http://zotero.org/users/1913249/items/UVA9VT54&quot;],&quot;locator&quot;:&quot; 5&quot;,&quot;itemData&quot;:{&quot;issue&quot;:&quot;2-3&quot;,&quot;citation-key&quot;:&quot;sentance_teaching_2019&quot;,&quot;URL&quot;:&quot;https://doi.org/10.1080/08993408.2019.1608781&quot;,&quot;source&quot;:&quot;Taylor and Francis+NEJM&quot;,&quot;ISSN&quot;:&quot;0899-3408&quot;,&quot;DOI&quot;:&quot;10.1080/08993408.2019.1608781&quot;,&quot;container-title&quot;:&quot;Computer Science Education&quot;,&quot;page&quot;:&quot;136-176&quot;,&quot;accessed&quot;:{&quot;date-parts&quot;:[[&quot;2023&quot;,3,15]]},&quot;issued&quot;:{&quot;date-parts&quot;:[[&quot;2019&quot;,7,3]]},&quot;volume&quot;:&quot;29&quot;,&quot;title-short&quot;:&quot;Teaching computer programming with PRIMM&quot;,&quot;id&quot;:&quot;sentance_teaching_2019&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ublisher&quot;:&quot;Routledge&quot;,&quot;author&quot;:[{&quot;family&quot;:&quot;Sentance&quot;,&quot;given&quot;:&quot;Sue&quot;},{&quot;family&quot;:&quot;Waite&quot;,&quot;given&quot;:&quot;Jane&quot;},{&quot;family&quot;:&quot;Kallia&quot;,&quot;given&quot;:&quot;Maria&quot;}],&quot;title&quot;:&quot;Teaching computer programming with PRIMM: a sociocultural perspective&quot;},&quot;prefix&quot;:&quot;&quot;,&quot;id&quot;:3685}]} RNDdtnngfoxvg"/>&lt;Do Zotero Refresh: [-@sentance_teaching_2019, p. 5]&gt;<text:reference-mark-end text:name="ZOTERO_ITEM CSL_CITATION {&quot;citationID&quot;:&quot;adkfkuda&quot;,&quot;properties&quot;:{&quot;formattedCitation&quot;:&quot;[-@sentance_teaching_2019, p. 5]&quot;,&quot;noteIndex&quot;:0},&quot;schema&quot;:&quot;https://github.com/citation-style-language/schema/raw/master/csl-citation.json&quot;,&quot;citationItems&quot;:[{&quot;uris&quot;:[&quot;http://zotero.org/users/1913249/items/UVA9VT54&quot;],&quot;suppress-author&quot;:true,&quot;uri&quot;:[&quot;http://zotero.org/users/1913249/items/UVA9VT54&quot;],&quot;locator&quot;:&quot; 5&quot;,&quot;itemData&quot;:{&quot;issue&quot;:&quot;2-3&quot;,&quot;citation-key&quot;:&quot;sentance_teaching_2019&quot;,&quot;URL&quot;:&quot;https://doi.org/10.1080/08993408.2019.1608781&quot;,&quot;source&quot;:&quot;Taylor and Francis+NEJM&quot;,&quot;ISSN&quot;:&quot;0899-3408&quot;,&quot;DOI&quot;:&quot;10.1080/08993408.2019.1608781&quot;,&quot;container-title&quot;:&quot;Computer Science Education&quot;,&quot;page&quot;:&quot;136-176&quot;,&quot;accessed&quot;:{&quot;date-parts&quot;:[[&quot;2023&quot;,3,15]]},&quot;issued&quot;:{&quot;date-parts&quot;:[[&quot;2019&quot;,7,3]]},&quot;volume&quot;:&quot;29&quot;,&quot;title-short&quot;:&quot;Teaching computer programming with PRIMM&quot;,&quot;id&quot;:&quot;sentance_teaching_2019&quot;,&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ublisher&quot;:&quot;Routledge&quot;,&quot;author&quot;:[{&quot;family&quot;:&quot;Sentance&quot;,&quot;given&quot;:&quot;Sue&quot;},{&quot;family&quot;:&quot;Waite&quot;,&quot;given&quot;:&quot;Jane&quot;},{&quot;family&quot;:&quot;Kallia&quot;,&quot;given&quot;:&quot;Maria&quot;}],&quot;title&quot;:&quot;Teaching computer programming with PRIMM: a sociocultural perspective&quot;},&quot;prefix&quot;:&quot;&quot;,&quot;id&quot;:3685}]} RNDdtnngfoxvg"/></text:p>
      <text:p text:style-name="Text_20_body">However, given the importance of explicit instruction of concepts, it seems lacking then that there is no guidance on what concepts should be best explored via this pedagogy.</text:p>
      <text:p text:style-name="Text_20_body">A similar observation can be made of a linked pedagogy that of semantic waves which uses an example of algorithms in one research process but again does not link to an underlying framework of “complex” concepts to illustrate.</text:p>
      <text:p text:style-name="Text_20_body">We can turn to the UK curriculum perhaps for guidance.</text:p>
      <text:p text:style-name="Text_20_body">THIS COUDL BE PUT BEFORE CT - AND THEN CT IS EXPLPORED AS A FRAMEWORK OF CONCEPTS - THEN A PEDAGOGY</text:p>
      <text:p text:style-name="Text_20_body">DEVELOP THIS DEFICIT AND THE ASSUMPTIONS PRESENT IN A CRITICAL WAY ABSTRACT VS CONCRETE</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D&quot;:&quot;ktmcmywq&quot;,&quot;properties&quot;:{&quot;formattedCitation&quot;:&quot;[-@lee_computational_2011]&quot;,&quot;noteIndex&quot;:0},&quot;schema&quot;:&quot;https://github.com/citation-style-language/schema/raw/master/csl-citation.json&quot;,&quot;citationItems&quot;:[{&quot;uris&quot;:[&quot;http://zotero.org/users/1913249/items/M2JH9UT3&quot;],&quot;suppress-author&quot;:true,&quot;uri&quot;:[&quot;http://zotero.org/users/1913249/items/M2JH9UT3&quot;],&quot;itemData&quot;:{&quot;issue&quot;:&quot;1&quot;,&quot;volume&quot;:&quot;2&quot;,&quot;citation-key&quot;:&quot;lee_computational_2011&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ype&quot;:&quot;article-journal&quot;,&quot;ISSN&quot;:&quot;2153-2184&quot;,&quot;DOI&quot;:&quot;10.1145/1929887.1929902&quot;,&quot;container-title&quot;:&quot;ACM Inroads&quot;,&quot;source&quot;:&quot;ACM Digital Library&quot;,&quot;id&quot;:&quot;lee_computational_2011&quot;,&quot;page&quot;:&quot;32–37&quot;,&quot;accessed&quot;:{&quot;date-parts&quot;:[[&quot;2018&quot;,9,15]]},&quot;title&quot;:&quot;Computational thinking for youth in practice&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suffix&quot;:&quot;&quot;,&quot;prefix&quot;:&quot;&quot;,&quot;id&quot;:3872}]} RNDgfhllhpwnz"/>&lt;Do Zotero Refresh: [-@lee_computational_2011]&gt;<text:reference-mark-end text:name="ZOTERO_ITEM CSL_CITATION {&quot;citationID&quot;:&quot;ktmcmywq&quot;,&quot;properties&quot;:{&quot;formattedCitation&quot;:&quot;[-@lee_computational_2011]&quot;,&quot;noteIndex&quot;:0},&quot;schema&quot;:&quot;https://github.com/citation-style-language/schema/raw/master/csl-citation.json&quot;,&quot;citationItems&quot;:[{&quot;uris&quot;:[&quot;http://zotero.org/users/1913249/items/M2JH9UT3&quot;],&quot;suppress-author&quot;:true,&quot;uri&quot;:[&quot;http://zotero.org/users/1913249/items/M2JH9UT3&quot;],&quot;itemData&quot;:{&quot;issue&quot;:&quot;1&quot;,&quot;volume&quot;:&quot;2&quot;,&quot;citation-key&quot;:&quot;lee_computational_2011&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ype&quot;:&quot;article-journal&quot;,&quot;ISSN&quot;:&quot;2153-2184&quot;,&quot;DOI&quot;:&quot;10.1145/1929887.1929902&quot;,&quot;container-title&quot;:&quot;ACM Inroads&quot;,&quot;source&quot;:&quot;ACM Digital Library&quot;,&quot;id&quot;:&quot;lee_computational_2011&quot;,&quot;page&quot;:&quot;32–37&quot;,&quot;accessed&quot;:{&quot;date-parts&quot;:[[&quot;2018&quot;,9,15]]},&quot;title&quot;:&quot;Computational thinking for youth in practice&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suffix&quot;:&quot;&quot;,&quot;prefix&quot;:&quot;&quot;,&quot;id&quot;:3872}]} RNDgfhllhpwnz"/>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qqzukniq&quot;,&quot;properties&quot;:{&quot;formattedCitation&quot;:&quot;[@denner_computer_2012; @denner_using_2014; @werner_pair_2013; @werner_children_2014]&quot;,&quot;noteIndex&quot;:0},&quot;schema&quot;:&quot;https://github.com/citation-style-language/schema/raw/master/csl-citation.json&quot;,&quot;citationItems&quot;:[{&quot;uris&quot;:[&quot;http://zotero.org/users/1913249/items/VJ5HVJHB&quot;],&quot;uri&quot;:[&quot;http://zotero.org/users/1913249/items/VJ5HVJHB&quot;],&quot;itemData&quot;:{&quot;issue&quot;:&quot;1&quot;,&quot;citation-key&quot;:&quot;denner_computer_2012&quot;,&quot;URL&quot;:&quot;http://linkinghub.elsevier.com/retrieve/pii/S0360131511001849&quot;,&quot;source&quot;:&quot;Crossref&quot;,&quot;ISSN&quot;:&quot;03601315&quot;,&quot;DOI&quot;:&quot;10.1016/j.compedu.2011.08.006&quot;,&quot;container-title&quot;:&quot;Computers &amp; Education&quot;,&quot;page&quot;:&quot;240-249&quot;,&quot;accessed&quot;:{&quot;date-parts&quot;:[[&quot;2018&quot;,4,21]]},&quot;issued&quot;:{&quot;date-parts&quot;:[[&quot;2012&quot;,1]]},&quot;volume&quot;:&quot;58&quot;,&quot;title-short&quot;:&quot;Computer games created by middle school girls&quot;,&quot;id&quot;:&quot;denner_computer_2012&quot;,&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language&quot;:&quot;en&quot;,&quot;author&quot;:[{&quot;family&quot;:&quot;Denner&quot;,&quot;given&quot;:&quot;Jill&quot;},{&quot;family&quot;:&quot;Werner&quot;,&quot;given&quot;:&quot;Linda&quot;},{&quot;family&quot;:&quot;Ortiz&quot;,&quot;given&quot;:&quot;Eloy&quot;}],&quot;title&quot;:&quot;Computer games created by middle school girls: Can they be used to measure understanding of computer science concepts?&quot;},&quot;suffix&quot;:&quot;&quot;,&quot;prefix&quot;:&quot;&quot;,&quot;id&quot;:275},{&quot;uris&quot;:[&quot;http://zotero.org/users/1913249/items/RUWZA8Q7&quot;],&quot;uri&quot;:[&quot;http://zotero.org/users/1913249/items/RUWZA8Q7&quot;],&quot;itemData&quot;:{&quot;issue&quot;:&quot;3&quot;,&quot;citation-key&quot;:&quot;denner_using_2014&quot;,&quot;URL&quot;:&quot;https://www.igi-global.com/article/using-game-mechanics-to-measure-what-students-learn-from-programming-games/117696&quot;,&quot;source&quot;:&quot;www.igi-global.com&quot;,&quot;ISSN&quot;:&quot;2155-6849 DOI: 10.4018/ijgbl.2014070102&quot;,&quot;DOI&quot;:&quot;10.4018/ijgbl.2014070102&quot;,&quot;container-title&quot;:&quot;International Journal of Game-Based Learning (IJGBL)&quot;,&quot;page&quot;:&quot;13-22&quot;,&quot;accessed&quot;:{&quot;date-parts&quot;:[[&quot;2018&quot;,4,21]]},&quot;container-title-short&quot;:&quot;IJGBL&quot;,&quot;license&quot;:&quot;Access limited to members&quot;,&quot;issued&quot;:{&quot;date-parts&quot;:[[&quot;2014&quot;,7,1]]},&quot;volume&quot;:&quot;4&quot;,&quot;id&quot;:&quot;denner_using_2014&quot;,&quot;type&quot;:&quot;article-journal&quot;,&quot;title&quot;:&quot;Using game mechanics to measure what students learn from programming games&quot;,&quot;language&quot;:&quot;en&quot;,&quot;author&quot;:[{&quot;family&quot;:&quot;Denner&quot;,&quot;given&quot;:&quot;Jill&quot;},{&quot;family&quot;:&quot;Werner&quot;,&quot;given&quot;:&quot;Linda&quot;},{&quot;family&quot;:&quot;Campe&quot;,&quot;given&quot;:&quot;Shannon&quot;},{&quot;family&quot;:&quot;Ortiz&quot;,&quot;given&quot;:&quot;Eloy&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suffix&quot;:&quot;&quot;,&quot;prefix&quot;:&quot;&quot;,&quot;id&quot;:3768},{&quot;uris&quot;:[&quot;http://zotero.org/users/1913249/items/PH47MUUV&quot;],&quot;uri&quot;:[&quot;http://zotero.org/users/1913249/items/PH47MUUV&quot;],&quot;itemData&quot;:{&quot;publisher&quot;:&quot;ACM Press&quot;,&quot;type&quot;:&quot;paper-conference&quot;,&quot;citation-key&quot;:&quot;werner_pair_2013&quot;,&quot;URL&quot;:&quot;http://dl.acm.org/citation.cfm?doid=2445196.2445322&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title&quot;:&quot;Pair programming for middle school students: does friendship influence academic outcomes?&quot;,&quot;ISBN&quot;:&quot;978-1-4503-1868-6&quot;,&quot;DOI&quot;:&quot;10.1145/2445196.2445322&quot;,&quot;source&quot;:&quot;Crossref&quot;,&quot;title-short&quot;:&quot;Pair programming for middle school students&quot;,&quot;id&quot;:&quot;werner_pair_2013&quot;,&quot;page&quot;:&quot;421&quot;,&quot;accessed&quot;:{&quot;date-parts&quot;:[[&quot;2018&quot;,4,21]]},&quot;language&quot;:&quot;en&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issued&quot;:{&quot;date-parts&quot;:[[&quot;2013&quot;]]}},&quot;suffix&quot;:&quot;&quot;,&quot;prefix&quot;:&quot;&quot;,&quot;id&quot;:280},{&quot;uris&quot;:[&quot;http://zotero.org/users/1913249/items/GK5Z3NX3&quot;],&quot;uri&quot;:[&quot;http://zotero.org/users/1913249/items/GK5Z3NX3&quot;],&quot;itemData&quot;:{&quot;issue&quot;:&quot;4&quot;,&quot;citation-key&quot;:&quot;werner_children_2014&quot;,&quot;URL&quot;:&quot;http://dl.acm.org/citation.cfm?doid=2698235.2677091&quot;,&quot;source&quot;:&quot;Crossref&quot;,&quot;ISSN&quot;:&quot;19466226&quot;,&quot;DOI&quot;:&quot;10.1145/2677091&quot;,&quot;container-title&quot;:&quot;ACM Transactions on Computing Education&quot;,&quot;page&quot;:&quot;1-22&quot;,&quot;accessed&quot;:{&quot;date-parts&quot;:[[&quot;2018&quot;,8,16]]},&quot;issued&quot;:{&quot;date-parts&quot;:[[&quot;2014&quot;,12,23]]},&quot;title-short&quot;:&quot;Children Programming Games&quot;,&quot;id&quot;:&quot;werner_children_2014&quot;,&quot;volume&quot;:&quot;14&quot;,&quot;type&quot;:&quot;article-journal&quot;,&quot;language&quot;:&quot;en&quot;,&quot;author&quot;:[{&quot;family&quot;:&quot;Werner&quot;,&quot;given&quot;:&quot;Linda&quot;},{&quot;family&quot;:&quot;Denner&quot;,&quot;given&quot;:&quot;Jill&quot;},{&quot;family&quot;:&quot;Campe&quot;,&quot;given&quot;:&quot;Shannon&quot;}],&quot;title&quot;:&quot;Children Programming Games: A Strategy for Measuring Computational Learning&quot;},&quot;suffix&quot;:&quot;&quot;,&quot;prefix&quot;:&quot;&quot;,&quot;id&quot;:2929}]} RNDtwnpcyiobu"/>&lt;Do Zotero Refresh: [@denner_computer_2012; @denner_using_2014; @werner_pair_2013; @werner_children_2014]&gt;<text:reference-mark-end text:name="ZOTERO_ITEM CSL_CITATION {&quot;citationID&quot;:&quot;qqzukniq&quot;,&quot;properties&quot;:{&quot;formattedCitation&quot;:&quot;[@denner_computer_2012; @denner_using_2014; @werner_pair_2013; @werner_children_2014]&quot;,&quot;noteIndex&quot;:0},&quot;schema&quot;:&quot;https://github.com/citation-style-language/schema/raw/master/csl-citation.json&quot;,&quot;citationItems&quot;:[{&quot;uris&quot;:[&quot;http://zotero.org/users/1913249/items/VJ5HVJHB&quot;],&quot;uri&quot;:[&quot;http://zotero.org/users/1913249/items/VJ5HVJHB&quot;],&quot;itemData&quot;:{&quot;issue&quot;:&quot;1&quot;,&quot;citation-key&quot;:&quot;denner_computer_2012&quot;,&quot;URL&quot;:&quot;http://linkinghub.elsevier.com/retrieve/pii/S0360131511001849&quot;,&quot;source&quot;:&quot;Crossref&quot;,&quot;ISSN&quot;:&quot;03601315&quot;,&quot;DOI&quot;:&quot;10.1016/j.compedu.2011.08.006&quot;,&quot;container-title&quot;:&quot;Computers &amp; Education&quot;,&quot;page&quot;:&quot;240-249&quot;,&quot;accessed&quot;:{&quot;date-parts&quot;:[[&quot;2018&quot;,4,21]]},&quot;issued&quot;:{&quot;date-parts&quot;:[[&quot;2012&quot;,1]]},&quot;volume&quot;:&quot;58&quot;,&quot;title-short&quot;:&quot;Computer games created by middle school girls&quot;,&quot;id&quot;:&quot;denner_computer_2012&quot;,&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language&quot;:&quot;en&quot;,&quot;author&quot;:[{&quot;family&quot;:&quot;Denner&quot;,&quot;given&quot;:&quot;Jill&quot;},{&quot;family&quot;:&quot;Werner&quot;,&quot;given&quot;:&quot;Linda&quot;},{&quot;family&quot;:&quot;Ortiz&quot;,&quot;given&quot;:&quot;Eloy&quot;}],&quot;title&quot;:&quot;Computer games created by middle school girls: Can they be used to measure understanding of computer science concepts?&quot;},&quot;suffix&quot;:&quot;&quot;,&quot;prefix&quot;:&quot;&quot;,&quot;id&quot;:275},{&quot;uris&quot;:[&quot;http://zotero.org/users/1913249/items/RUWZA8Q7&quot;],&quot;uri&quot;:[&quot;http://zotero.org/users/1913249/items/RUWZA8Q7&quot;],&quot;itemData&quot;:{&quot;issue&quot;:&quot;3&quot;,&quot;citation-key&quot;:&quot;denner_using_2014&quot;,&quot;URL&quot;:&quot;https://www.igi-global.com/article/using-game-mechanics-to-measure-what-students-learn-from-programming-games/117696&quot;,&quot;source&quot;:&quot;www.igi-global.com&quot;,&quot;ISSN&quot;:&quot;2155-6849 DOI: 10.4018/ijgbl.2014070102&quot;,&quot;DOI&quot;:&quot;10.4018/ijgbl.2014070102&quot;,&quot;container-title&quot;:&quot;International Journal of Game-Based Learning (IJGBL)&quot;,&quot;page&quot;:&quot;13-22&quot;,&quot;accessed&quot;:{&quot;date-parts&quot;:[[&quot;2018&quot;,4,21]]},&quot;container-title-short&quot;:&quot;IJGBL&quot;,&quot;license&quot;:&quot;Access limited to members&quot;,&quot;issued&quot;:{&quot;date-parts&quot;:[[&quot;2014&quot;,7,1]]},&quot;volume&quot;:&quot;4&quot;,&quot;id&quot;:&quot;denner_using_2014&quot;,&quot;type&quot;:&quot;article-journal&quot;,&quot;title&quot;:&quot;Using game mechanics to measure what students learn from programming games&quot;,&quot;language&quot;:&quot;en&quot;,&quot;author&quot;:[{&quot;family&quot;:&quot;Denner&quot;,&quot;given&quot;:&quot;Jill&quot;},{&quot;family&quot;:&quot;Werner&quot;,&quot;given&quot;:&quot;Linda&quot;},{&quot;family&quot;:&quot;Campe&quot;,&quot;given&quot;:&quot;Shannon&quot;},{&quot;family&quot;:&quot;Ortiz&quot;,&quot;given&quot;:&quot;Eloy&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suffix&quot;:&quot;&quot;,&quot;prefix&quot;:&quot;&quot;,&quot;id&quot;:3768},{&quot;uris&quot;:[&quot;http://zotero.org/users/1913249/items/PH47MUUV&quot;],&quot;uri&quot;:[&quot;http://zotero.org/users/1913249/items/PH47MUUV&quot;],&quot;itemData&quot;:{&quot;publisher&quot;:&quot;ACM Press&quot;,&quot;type&quot;:&quot;paper-conference&quot;,&quot;citation-key&quot;:&quot;werner_pair_2013&quot;,&quot;URL&quot;:&quot;http://dl.acm.org/citation.cfm?doid=2445196.2445322&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title&quot;:&quot;Pair programming for middle school students: does friendship influence academic outcomes?&quot;,&quot;ISBN&quot;:&quot;978-1-4503-1868-6&quot;,&quot;DOI&quot;:&quot;10.1145/2445196.2445322&quot;,&quot;source&quot;:&quot;Crossref&quot;,&quot;title-short&quot;:&quot;Pair programming for middle school students&quot;,&quot;id&quot;:&quot;werner_pair_2013&quot;,&quot;page&quot;:&quot;421&quot;,&quot;accessed&quot;:{&quot;date-parts&quot;:[[&quot;2018&quot;,4,21]]},&quot;language&quot;:&quot;en&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issued&quot;:{&quot;date-parts&quot;:[[&quot;2013&quot;]]}},&quot;suffix&quot;:&quot;&quot;,&quot;prefix&quot;:&quot;&quot;,&quot;id&quot;:280},{&quot;uris&quot;:[&quot;http://zotero.org/users/1913249/items/GK5Z3NX3&quot;],&quot;uri&quot;:[&quot;http://zotero.org/users/1913249/items/GK5Z3NX3&quot;],&quot;itemData&quot;:{&quot;issue&quot;:&quot;4&quot;,&quot;citation-key&quot;:&quot;werner_children_2014&quot;,&quot;URL&quot;:&quot;http://dl.acm.org/citation.cfm?doid=2698235.2677091&quot;,&quot;source&quot;:&quot;Crossref&quot;,&quot;ISSN&quot;:&quot;19466226&quot;,&quot;DOI&quot;:&quot;10.1145/2677091&quot;,&quot;container-title&quot;:&quot;ACM Transactions on Computing Education&quot;,&quot;page&quot;:&quot;1-22&quot;,&quot;accessed&quot;:{&quot;date-parts&quot;:[[&quot;2018&quot;,8,16]]},&quot;issued&quot;:{&quot;date-parts&quot;:[[&quot;2014&quot;,12,23]]},&quot;title-short&quot;:&quot;Children Programming Games&quot;,&quot;id&quot;:&quot;werner_children_2014&quot;,&quot;volume&quot;:&quot;14&quot;,&quot;type&quot;:&quot;article-journal&quot;,&quot;language&quot;:&quot;en&quot;,&quot;author&quot;:[{&quot;family&quot;:&quot;Werner&quot;,&quot;given&quot;:&quot;Linda&quot;},{&quot;family&quot;:&quot;Denner&quot;,&quot;given&quot;:&quot;Jill&quot;},{&quot;family&quot;:&quot;Campe&quot;,&quot;given&quot;:&quot;Shannon&quot;}],&quot;title&quot;:&quot;Children Programming Games: A Strategy for Measuring Computational Learning&quot;},&quot;suffix&quot;:&quot;&quot;,&quot;prefix&quot;:&quot;&quot;,&quot;id&quot;:2929}]} RNDtwnpcyiobu"/>.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nyludsgp&quot;,&quot;properties&quot;:{&quot;formattedCitation&quot;:&quot;[-@lee_computational_2011]&quot;,&quot;noteIndex&quot;:0},&quot;schema&quot;:&quot;https://github.com/citation-style-language/schema/raw/master/csl-citation.json&quot;,&quot;citationItems&quot;:[{&quot;uris&quot;:[&quot;http://zotero.org/users/1913249/items/M2JH9UT3&quot;],&quot;suppress-author&quot;:true,&quot;uri&quot;:[&quot;http://zotero.org/users/1913249/items/M2JH9UT3&quot;],&quot;itemData&quot;:{&quot;issue&quot;:&quot;1&quot;,&quot;volume&quot;:&quot;2&quot;,&quot;citation-key&quot;:&quot;lee_computational_2011&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ype&quot;:&quot;article-journal&quot;,&quot;ISSN&quot;:&quot;2153-2184&quot;,&quot;DOI&quot;:&quot;10.1145/1929887.1929902&quot;,&quot;container-title&quot;:&quot;ACM Inroads&quot;,&quot;source&quot;:&quot;ACM Digital Library&quot;,&quot;id&quot;:&quot;lee_computational_2011&quot;,&quot;page&quot;:&quot;32–37&quot;,&quot;accessed&quot;:{&quot;date-parts&quot;:[[&quot;2018&quot;,9,15]]},&quot;title&quot;:&quot;Computational thinking for youth in practice&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suffix&quot;:&quot;&quot;,&quot;prefix&quot;:&quot;&quot;,&quot;id&quot;:3872}]} RNDavmnudeuyo"/>&lt;Do Zotero Refresh: [-@lee_computational_2011]&gt;<text:reference-mark-end text:name="ZOTERO_ITEM CSL_CITATION {&quot;citationID&quot;:&quot;nyludsgp&quot;,&quot;properties&quot;:{&quot;formattedCitation&quot;:&quot;[-@lee_computational_2011]&quot;,&quot;noteIndex&quot;:0},&quot;schema&quot;:&quot;https://github.com/citation-style-language/schema/raw/master/csl-citation.json&quot;,&quot;citationItems&quot;:[{&quot;uris&quot;:[&quot;http://zotero.org/users/1913249/items/M2JH9UT3&quot;],&quot;suppress-author&quot;:true,&quot;uri&quot;:[&quot;http://zotero.org/users/1913249/items/M2JH9UT3&quot;],&quot;itemData&quot;:{&quot;issue&quot;:&quot;1&quot;,&quot;volume&quot;:&quot;2&quot;,&quot;citation-key&quot;:&quot;lee_computational_2011&quot;,&quot;URL&quot;:&quot;http://doi.acm.org/10.1145/1929887.192990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type&quot;:&quot;article-journal&quot;,&quot;ISSN&quot;:&quot;2153-2184&quot;,&quot;DOI&quot;:&quot;10.1145/1929887.1929902&quot;,&quot;container-title&quot;:&quot;ACM Inroads&quot;,&quot;source&quot;:&quot;ACM Digital Library&quot;,&quot;id&quot;:&quot;lee_computational_2011&quot;,&quot;page&quot;:&quot;32–37&quot;,&quot;accessed&quot;:{&quot;date-parts&quot;:[[&quot;2018&quot;,9,15]]},&quot;title&quot;:&quot;Computational thinking for youth in practice&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suffix&quot;:&quot;&quot;,&quot;prefix&quot;:&quot;&quot;,&quot;id&quot;:3872}]} RNDavmnudeuyo"/></text:p>
      <text:p text:style-name="Text_20_body"><text:span text:style-name="T2">Use:</text:span> In the <text:span text:style-name="T1">Use</text:span> stage, coders build a familiarity with coding interfaces, code structures and syntax through scaffolded approaches which involve interacting with the program code and what it produces.</text:p>
      <text:p text:style-name="Text_20_body"><text:span text:style-name="T2">Modify:</text:span> In the <text:span text:style-name="T1">Modify</text:span> stage learners progress to working on real projects created by others. Learners deepen their knowledge of coding structures and practices by altering existing projects and templates to suit their own aims.</text:p>
      <text:p text:style-name="Text_20_body"><text:span text:style-name="T2">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D&quot;:&quot;hgfacsqf&quot;,&quot;properties&quot;:{&quot;formattedCitation&quot;:&quot;[@franklin_analysis_2020]&quot;,&quot;noteIndex&quot;:0},&quot;schema&quot;:&quot;https://github.com/citation-style-language/schema/raw/master/csl-citation.json&quot;,&quot;citationItems&quot;:[{&quot;uris&quot;:[&quot;http://zotero.org/users/1913249/items/7NFVC6Q7&quot;],&quot;uri&quot;:[&quot;http://zotero.org/users/1913249/items/7NFVC6Q7&quot;],&quot;itemData&quot;:{&quot;citation-key&quot;:&quot;franklin_analysis_2020&quot;,&quot;event-title&quot;:&quot;ICER '20: International Computing Education Research Conference&quot;,&quot;source&quot;:&quot;DOI.org (Crossref)&quot;,&quot;ISBN&quot;:&quot;978-1-4503-7092-9&quot;,&quot;DOI&quot;:&quot;10.1145/3372782.3406256&quot;,&quot;container-title&quot;:&quot;Proceedings of the 2020 ACM Conference on International Computing Education Research&quot;,&quot;page&quot;:&quot;14-24&quot;,&quot;accessed&quot;:{&quot;date-parts&quot;:[[&quot;2021&quot;,12,21]]},&quot;event-place&quot;:&quot;Virtual Event New Zealand&quot;,&quot;issued&quot;:{&quot;date-parts&quot;:[[&quot;2020&quot;,8,10]]},&quot;URL&quot;:&quot;https://dl.acm.org/doi/10.1145/3372782.3406256&quot;,&quot;type&quot;:&quot;paper-conference&quot;,&quot;title&quot;:&quot;An Analysis of Use-Modify-Create Pedagogical Approach's Success in Balancing Structure and Student Agency&quot;,&quot;id&quot;:&quot;franklin_analysis_2020&quot;,&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ublisher&quot;:&quot;ACM&quot;},&quot;suffix&quot;:&quot;&quot;,&quot;prefix&quot;:&quot;&quot;,&quot;id&quot;:2}]} RNDryusshqecu"/>&lt;Do Zotero Refresh: [@franklin_analysis_2020]&gt;<text:reference-mark-end text:name="ZOTERO_ITEM CSL_CITATION {&quot;citationID&quot;:&quot;hgfacsqf&quot;,&quot;properties&quot;:{&quot;formattedCitation&quot;:&quot;[@franklin_analysis_2020]&quot;,&quot;noteIndex&quot;:0},&quot;schema&quot;:&quot;https://github.com/citation-style-language/schema/raw/master/csl-citation.json&quot;,&quot;citationItems&quot;:[{&quot;uris&quot;:[&quot;http://zotero.org/users/1913249/items/7NFVC6Q7&quot;],&quot;uri&quot;:[&quot;http://zotero.org/users/1913249/items/7NFVC6Q7&quot;],&quot;itemData&quot;:{&quot;citation-key&quot;:&quot;franklin_analysis_2020&quot;,&quot;event-title&quot;:&quot;ICER '20: International Computing Education Research Conference&quot;,&quot;source&quot;:&quot;DOI.org (Crossref)&quot;,&quot;ISBN&quot;:&quot;978-1-4503-7092-9&quot;,&quot;DOI&quot;:&quot;10.1145/3372782.3406256&quot;,&quot;container-title&quot;:&quot;Proceedings of the 2020 ACM Conference on International Computing Education Research&quot;,&quot;page&quot;:&quot;14-24&quot;,&quot;accessed&quot;:{&quot;date-parts&quot;:[[&quot;2021&quot;,12,21]]},&quot;event-place&quot;:&quot;Virtual Event New Zealand&quot;,&quot;issued&quot;:{&quot;date-parts&quot;:[[&quot;2020&quot;,8,10]]},&quot;URL&quot;:&quot;https://dl.acm.org/doi/10.1145/3372782.3406256&quot;,&quot;type&quot;:&quot;paper-conference&quot;,&quot;title&quot;:&quot;An Analysis of Use-Modify-Create Pedagogical Approach's Success in Balancing Structure and Student Agency&quot;,&quot;id&quot;:&quot;franklin_analysis_2020&quot;,&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ublisher&quot;:&quot;ACM&quot;},&quot;suffix&quot;:&quot;&quot;,&quot;prefix&quot;:&quot;&quot;,&quot;id&quot;:2}]} RNDryusshqecu"/>.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wijwdwky&quot;,&quot;properties&quot;:{&quot;formattedCitation&quot;:&quot;[@lytle_use_2019]&quot;,&quot;noteIndex&quot;:0},&quot;schema&quot;:&quot;https://github.com/citation-style-language/schema/raw/master/csl-citation.json&quot;,&quot;citationItems&quot;:[{&quot;uris&quot;:[&quot;http://zotero.org/users/1913249/items/QJZKAUK6&quot;],&quot;uri&quot;:[&quot;http://zotero.org/users/1913249/items/QJZKAUK6&quot;],&quot;itemData&quot;:{&quot;citation-key&quot;:&quot;lytle_use_2019&quot;,&quot;event-title&quot;:&quot;ITiCSE '19: Innovation and Technology in Computer Science Education&quot;,&quot;source&quot;:&quot;DOI.org (Crossref)&quot;,&quot;ISBN&quot;:&quot;978-1-4503-6895-7&quot;,&quot;DOI&quot;:&quot;10.1145/3304221.3319786&quot;,&quot;container-title&quot;:&quot;Proceedings of the 2019 ACM Conference on Innovation and Technology in Computer Science Education&quot;,&quot;page&quot;:&quot;395-401&quot;,&quot;accessed&quot;:{&quot;date-parts&quot;:[[&quot;2021&quot;,3,25]]},&quot;event-place&quot;:&quot;Aberdeen Scotland Uk&quot;,&quot;issued&quot;:{&quot;date-parts&quot;:[[&quot;2019&quot;,7,2]]},&quot;URL&quot;:&quot;https://dl.acm.org/doi/10.1145/3304221.3319786&quot;,&quot;type&quot;:&quot;paper-conference&quot;,&quot;title&quot;:&quot;Use, Modify, Create: Comparing Computational Thinking Lesson Progressions for STEM Classes&quot;,&quot;title-short&quot;:&quot;Use, Modify, Create&quot;,&quot;id&quot;:&quot;lytle_use_2019&quot;,&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publisher&quot;:&quot;ACM&quot;},&quot;suffix&quot;:&quot;&quot;,&quot;prefix&quot;:&quot;&quot;,&quot;id&quot;:74}]} RNDzosxcaeiag"/>&lt;Do Zotero Refresh: [@lytle_use_2019]&gt;<text:reference-mark-end text:name="ZOTERO_ITEM CSL_CITATION {&quot;citationID&quot;:&quot;wijwdwky&quot;,&quot;properties&quot;:{&quot;formattedCitation&quot;:&quot;[@lytle_use_2019]&quot;,&quot;noteIndex&quot;:0},&quot;schema&quot;:&quot;https://github.com/citation-style-language/schema/raw/master/csl-citation.json&quot;,&quot;citationItems&quot;:[{&quot;uris&quot;:[&quot;http://zotero.org/users/1913249/items/QJZKAUK6&quot;],&quot;uri&quot;:[&quot;http://zotero.org/users/1913249/items/QJZKAUK6&quot;],&quot;itemData&quot;:{&quot;citation-key&quot;:&quot;lytle_use_2019&quot;,&quot;event-title&quot;:&quot;ITiCSE '19: Innovation and Technology in Computer Science Education&quot;,&quot;source&quot;:&quot;DOI.org (Crossref)&quot;,&quot;ISBN&quot;:&quot;978-1-4503-6895-7&quot;,&quot;DOI&quot;:&quot;10.1145/3304221.3319786&quot;,&quot;container-title&quot;:&quot;Proceedings of the 2019 ACM Conference on Innovation and Technology in Computer Science Education&quot;,&quot;page&quot;:&quot;395-401&quot;,&quot;accessed&quot;:{&quot;date-parts&quot;:[[&quot;2021&quot;,3,25]]},&quot;event-place&quot;:&quot;Aberdeen Scotland Uk&quot;,&quot;issued&quot;:{&quot;date-parts&quot;:[[&quot;2019&quot;,7,2]]},&quot;URL&quot;:&quot;https://dl.acm.org/doi/10.1145/3304221.3319786&quot;,&quot;type&quot;:&quot;paper-conference&quot;,&quot;title&quot;:&quot;Use, Modify, Create: Comparing Computational Thinking Lesson Progressions for STEM Classes&quot;,&quot;title-short&quot;:&quot;Use, Modify, Create&quot;,&quot;id&quot;:&quot;lytle_use_2019&quot;,&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publisher&quot;:&quot;ACM&quot;},&quot;suffix&quot;:&quot;&quot;,&quot;prefix&quot;:&quot;&quot;,&quot;id&quot;:74}]} RNDzosxcaeiag"/>.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2">Research on UMC which develops learner choic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aqmspgli&quot;,&quot;properties&quot;:{&quot;formattedCitation&quot;:&quot;[@lytle_use_2019-1; @lytle_use_2019]&quot;,&quot;noteIndex&quot;:0},&quot;schema&quot;:&quot;https://github.com/citation-style-language/schema/raw/master/csl-citation.json&quot;,&quot;citationItems&quot;:[{&quot;uris&quot;:[&quot;http://zotero.org/users/1913249/items/KMBB3CBW&quot;],&quot;uri&quot;:[&quot;http://zotero.org/users/1913249/items/KMBB3CBW&quot;],&quot;itemData&quot;:{&quot;citation-key&quot;:&quot;lytle_use_2019-1&quot;,&quot;URL&quot;:&quot;https://dl.acm.org/doi/10.1145/3361721.3362110&quot;,&quot;source&quot;:&quot;ACM Digital Library&quot;,&quot;collection-title&quot;:&quot;WiPSCE'19&quot;,&quot;DOI&quot;:&quot;10.1145/3361721.3362110&quot;,&quot;container-title&quot;:&quot;Proceedings of the 14th Workshop in Primary and Secondary Computing Education&quot;,&quot;page&quot;:&quot;1–6&quot;,&quot;accessed&quot;:{&quot;date-parts&quot;:[[&quot;2023&quot;,6,12]]},&quot;event-place&quot;:&quot;New York, NY, USA&quot;,&quot;issued&quot;:{&quot;date-parts&quot;:[[&quot;2019&quot;,10,23]]},&quot;type&quot;:&quot;paper-conference&quot;,&quot;title&quot;:&quot;From 'Use' to 'Choose': Scaffolding CT Curricula and Exploring Student Choices while Programming (Practical Report)&quot;,&quot;title-short&quot;:&quot;From 'Use' to 'Choose'&quot;,&quot;id&quot;:&quot;lytle_use_2019-1&quot;,&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ISBN&quot;:&quot;978-1-4503-7704-1&quot;},&quot;suffix&quot;:&quot;&quot;,&quot;prefix&quot;:&quot;&quot;,&quot;id&quot;:8703},{&quot;uris&quot;:[&quot;http://zotero.org/users/1913249/items/QJZKAUK6&quot;],&quot;uri&quot;:[&quot;http://zotero.org/users/1913249/items/QJZKAUK6&quot;],&quot;itemData&quot;:{&quot;citation-key&quot;:&quot;lytle_use_2019&quot;,&quot;event-title&quot;:&quot;ITiCSE '19: Innovation and Technology in Computer Science Education&quot;,&quot;source&quot;:&quot;DOI.org (Crossref)&quot;,&quot;ISBN&quot;:&quot;978-1-4503-6895-7&quot;,&quot;DOI&quot;:&quot;10.1145/3304221.3319786&quot;,&quot;container-title&quot;:&quot;Proceedings of the 2019 ACM Conference on Innovation and Technology in Computer Science Education&quot;,&quot;page&quot;:&quot;395-401&quot;,&quot;accessed&quot;:{&quot;date-parts&quot;:[[&quot;2021&quot;,3,25]]},&quot;event-place&quot;:&quot;Aberdeen Scotland Uk&quot;,&quot;issued&quot;:{&quot;date-parts&quot;:[[&quot;2019&quot;,7,2]]},&quot;URL&quot;:&quot;https://dl.acm.org/doi/10.1145/3304221.3319786&quot;,&quot;type&quot;:&quot;paper-conference&quot;,&quot;title&quot;:&quot;Use, Modify, Create: Comparing Computational Thinking Lesson Progressions for STEM Classes&quot;,&quot;title-short&quot;:&quot;Use, Modify, Create&quot;,&quot;id&quot;:&quot;lytle_use_2019&quot;,&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publisher&quot;:&quot;ACM&quot;},&quot;suffix&quot;:&quot;&quot;,&quot;prefix&quot;:&quot;&quot;,&quot;id&quot;:74}]} RNDocmrwizgfd"/>&lt;Do Zotero Refresh: [@lytle_use_2019-1; @lytle_use_2019]&gt;<text:reference-mark-end text:name="ZOTERO_ITEM CSL_CITATION {&quot;citationID&quot;:&quot;aqmspgli&quot;,&quot;properties&quot;:{&quot;formattedCitation&quot;:&quot;[@lytle_use_2019-1; @lytle_use_2019]&quot;,&quot;noteIndex&quot;:0},&quot;schema&quot;:&quot;https://github.com/citation-style-language/schema/raw/master/csl-citation.json&quot;,&quot;citationItems&quot;:[{&quot;uris&quot;:[&quot;http://zotero.org/users/1913249/items/KMBB3CBW&quot;],&quot;uri&quot;:[&quot;http://zotero.org/users/1913249/items/KMBB3CBW&quot;],&quot;itemData&quot;:{&quot;citation-key&quot;:&quot;lytle_use_2019-1&quot;,&quot;URL&quot;:&quot;https://dl.acm.org/doi/10.1145/3361721.3362110&quot;,&quot;source&quot;:&quot;ACM Digital Library&quot;,&quot;collection-title&quot;:&quot;WiPSCE'19&quot;,&quot;DOI&quot;:&quot;10.1145/3361721.3362110&quot;,&quot;container-title&quot;:&quot;Proceedings of the 14th Workshop in Primary and Secondary Computing Education&quot;,&quot;page&quot;:&quot;1–6&quot;,&quot;accessed&quot;:{&quot;date-parts&quot;:[[&quot;2023&quot;,6,12]]},&quot;event-place&quot;:&quot;New York, NY, USA&quot;,&quot;issued&quot;:{&quot;date-parts&quot;:[[&quot;2019&quot;,10,23]]},&quot;type&quot;:&quot;paper-conference&quot;,&quot;title&quot;:&quot;From 'Use' to 'Choose': Scaffolding CT Curricula and Exploring Student Choices while Programming (Practical Report)&quot;,&quot;title-short&quot;:&quot;From 'Use' to 'Choose'&quot;,&quot;id&quot;:&quot;lytle_use_2019-1&quot;,&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ISBN&quot;:&quot;978-1-4503-7704-1&quot;},&quot;suffix&quot;:&quot;&quot;,&quot;prefix&quot;:&quot;&quot;,&quot;id&quot;:8703},{&quot;uris&quot;:[&quot;http://zotero.org/users/1913249/items/QJZKAUK6&quot;],&quot;uri&quot;:[&quot;http://zotero.org/users/1913249/items/QJZKAUK6&quot;],&quot;itemData&quot;:{&quot;citation-key&quot;:&quot;lytle_use_2019&quot;,&quot;event-title&quot;:&quot;ITiCSE '19: Innovation and Technology in Computer Science Education&quot;,&quot;source&quot;:&quot;DOI.org (Crossref)&quot;,&quot;ISBN&quot;:&quot;978-1-4503-6895-7&quot;,&quot;DOI&quot;:&quot;10.1145/3304221.3319786&quot;,&quot;container-title&quot;:&quot;Proceedings of the 2019 ACM Conference on Innovation and Technology in Computer Science Education&quot;,&quot;page&quot;:&quot;395-401&quot;,&quot;accessed&quot;:{&quot;date-parts&quot;:[[&quot;2021&quot;,3,25]]},&quot;event-place&quot;:&quot;Aberdeen Scotland Uk&quot;,&quot;issued&quot;:{&quot;date-parts&quot;:[[&quot;2019&quot;,7,2]]},&quot;URL&quot;:&quot;https://dl.acm.org/doi/10.1145/3304221.3319786&quot;,&quot;type&quot;:&quot;paper-conference&quot;,&quot;title&quot;:&quot;Use, Modify, Create: Comparing Computational Thinking Lesson Progressions for STEM Classes&quot;,&quot;title-short&quot;:&quot;Use, Modify, Create&quot;,&quot;id&quot;:&quot;lytle_use_2019&quot;,&quot;publisher-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language&quot;:&quot;en&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publisher&quot;:&quot;ACM&quot;},&quot;suffix&quot;:&quot;&quot;,&quot;prefix&quot;:&quot;&quot;,&quot;id&quot;:74}]} RNDocmrwizgfd"/></text:p>
      <text:list text:style-name="L35">
        <text:list-item>
          <text:p text:style-name="P37">Scaffold Students and Teachers- Providing the necessary programming blocks students need to complete a choice</text:p>
        </text:list-item>
        <text:list-item>
          <text:p text:style-name="P37">Differentiate Choices by Difficulty - create choice systems that have varying difficulty</text:p>
        </text:list-item>
        <text:list-item>
          <text:p text:style-name="P37">Create Choices that Show Visible and Immediate Changes</text:p>
        </text:list-item>
        <text:list-item>
          <text:p text:style-name="P37">Make things Complex, not Complicated</text:p>
        </text:list-item>
        <text:list-item>
          <text:p text:style-name="P37">Draw from Student Desires - students will engage more with the material, feeling like the creations are their own.</text:p>
        </text:list-item>
      </text:list>
      <text:p text:style-name="First_20_paragraph"><text:span text:style-name="T2">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microworlds"/>Microworlds<text:bookmark-end text:name="microworlds"/></text:h>
      <text:h text:style-name="Heading_20_4" text:outline-level="4"><text:bookmark-start text:name="microworlds-as-an-embodiment-of-umc-and-other-constructionist-design-principles"/>Microworlds as an embodiment of UMC and other constructionist design principles<text:bookmark-end text:name="microworlds-as-an-embodiment-of-umc-and-other-constructionist-design-principles"/></text:h>
      <text:p text:style-name="First_20_paragraph">Papert’s concept of microworlds refers to simplified computer simulations or models that provide a controlled environment in which students can explore and experiment with maths or physics concepts in a concrete way <text:reference-mark-start text:name="ZOTERO_ITEM CSL_CITATION {&quot;citationID&quot;:&quot;cpbcdtzg&quot;,&quot;properties&quot;:{&quot;formattedCitation&quot;:&quot;[@harel_constructionism:_1991; @papert_mindstorms:_1980; @papert_childrens_1993]&quot;,&quot;noteIndex&quot;:0},&quot;schema&quot;:&quot;https://github.com/citation-style-language/schema/raw/master/csl-citation.json&quot;,&quot;citationItems&quot;:[{&quot;uris&quot;:[&quot;http://zotero.org/users/1913249/items/P6QUTW6X&quot;],&quot;uri&quot;:[&quot;http://zotero.org/users/1913249/items/P6QUTW6X&quot;],&quot;itemData&quot;:{&quot;event-place&quot;:&quot;Norwood, N.J&quot;,&quot;type&quot;:&quot;book&quot;,&quot;issued&quot;:{&quot;date-parts&quot;:[[&quot;1991&quot;]]},&quot;call-number&quot;:&quot;BF311 .C657 1991&quot;,&quot;ISBN&quot;:&quot;978-0-89391-785-2 978-0-89391-786-9&quot;,&quot;editor&quot;:[{&quot;family&quot;:&quot;Harel&quot;,&quot;given&quot;:&quot;Idit&quot;},{&quot;family&quot;:&quot;Papert&quot;,&quot;given&quot;:&quot;Seymour&quot;}],&quot;title&quot;:&quot;Constructionism: research reports and essays, 1985-1990&quot;,&quot;title-short&quot;:&quot;Constructionism&quot;,&quot;id&quot;:&quot;harel_constructionism:_1991&quot;,&quot;number-of-pages&quot;:&quot;518&quot;,&quot;source&quot;:&quot;Library of Congress ISBN&quot;,&quot;publisher&quot;:&quot;Ablex Pub. Corp&quot;,&quot;publisher-place&quot;:&quot;Norwood, N.J&quot;,&quot;citation-key&quot;:&quot;harel_constructionism:_1991&quot;},&quot;suffix&quot;:&quot;&quot;,&quot;prefix&quot;:&quot;&quot;,&quot;id&quot;:2018},{&quot;uris&quot;:[&quot;http://zotero.org/users/1913249/items/FAVPGKNU&quot;],&quot;uri&quot;:[&quot;http://zotero.org/users/1913249/items/FAVPGKNU&quot;],&quot;itemData&quot;:{&quot;citation-key&quot;:&quot;papert_mindstorms:_1980&quot;,&quot;type&quot;:&quot;book&quot;,&quot;issued&quot;:{&quot;date-parts&quot;:[[&quot;1980&quot;]]},&quot;call-number&quot;:&quot;QA20.C65 P36 1980&quot;,&quot;ISBN&quot;:&quot;978-0-465-04627-0&quot;,&quot;source&quot;:&quot;Library of Congress ISBN&quot;,&quot;title&quot;:&quot;Mindstorms: children, computers, and powerful ideas&quot;,&quot;title-short&quot;:&quot;Mindstorms&quot;,&quot;id&quot;:&quot;papert_mindstorms:_1980&quot;,&quot;number-of-pages&quot;:&quot;230&quot;,&quot;publisher-place&quot;:&quot;New York&quot;,&quot;publisher&quot;:&quot;Basic Books&quot;,&quot;author&quot;:[{&quot;family&quot;:&quot;Papert&quot;,&quot;given&quot;:&quot;Seymour&quot;}],&quot;event-place&quot;:&quot;New York&quot;},&quot;suffix&quot;:&quot;&quot;,&quot;prefix&quot;:&quot;&quot;,&quot;id&quot;:1691},{&quot;uris&quot;:[&quot;http://zotero.org/users/1913249/items/ZWUAZAZN&quot;],&quot;uri&quot;:[&quot;http://zotero.org/users/1913249/items/ZWUAZAZN&quot;],&quot;itemData&quot;:{&quot;citation-key&quot;:&quot;papert_childrens_1993&quot;,&quot;issued&quot;:{&quot;date-parts&quot;:[[&quot;1993&quot;]]},&quot;type&quot;:&quot;book&quot;,&quot;ISBN&quot;:&quot;0-465-01830-0 978-0-465-01830-7 0-465-01063-6 978-0-465-01063-9 0-7450-1603-0 978-0-7450-1603-0&quot;,&quot;source&quot;:&quot;Open WorldCat&quot;,&quot;title&quot;:&quot;The children's machine: rethinking school in the age of the computer&quot;,&quot;title-short&quot;:&quot;The children's machine&quot;,&quot;id&quot;:&quot;papert_childrens_1993&quot;,&quot;publisher-place&quot;:&quot;New York&quot;,&quot;publisher&quot;:&quot;BasicBooks&quot;,&quot;language&quot;:&quot;English&quot;,&quot;author&quot;:[{&quot;family&quot;:&quot;Papert&quot;,&quot;given&quot;:&quot;Seymour&quot;}],&quot;event-place&quot;:&quot;New York&quot;},&quot;suffix&quot;:&quot;&quot;,&quot;prefix&quot;:&quot;&quot;,&quot;id&quot;:1131}]} RNDtdoukplxia"/>&lt;Do Zotero Refresh: [@harel_constructionism:_1991; @papert_mindstorms:_1980; @papert_childrens_1993]&gt;<text:reference-mark-end text:name="ZOTERO_ITEM CSL_CITATION {&quot;citationID&quot;:&quot;cpbcdtzg&quot;,&quot;properties&quot;:{&quot;formattedCitation&quot;:&quot;[@harel_constructionism:_1991; @papert_mindstorms:_1980; @papert_childrens_1993]&quot;,&quot;noteIndex&quot;:0},&quot;schema&quot;:&quot;https://github.com/citation-style-language/schema/raw/master/csl-citation.json&quot;,&quot;citationItems&quot;:[{&quot;uris&quot;:[&quot;http://zotero.org/users/1913249/items/P6QUTW6X&quot;],&quot;uri&quot;:[&quot;http://zotero.org/users/1913249/items/P6QUTW6X&quot;],&quot;itemData&quot;:{&quot;event-place&quot;:&quot;Norwood, N.J&quot;,&quot;type&quot;:&quot;book&quot;,&quot;issued&quot;:{&quot;date-parts&quot;:[[&quot;1991&quot;]]},&quot;call-number&quot;:&quot;BF311 .C657 1991&quot;,&quot;ISBN&quot;:&quot;978-0-89391-785-2 978-0-89391-786-9&quot;,&quot;editor&quot;:[{&quot;family&quot;:&quot;Harel&quot;,&quot;given&quot;:&quot;Idit&quot;},{&quot;family&quot;:&quot;Papert&quot;,&quot;given&quot;:&quot;Seymour&quot;}],&quot;title&quot;:&quot;Constructionism: research reports and essays, 1985-1990&quot;,&quot;title-short&quot;:&quot;Constructionism&quot;,&quot;id&quot;:&quot;harel_constructionism:_1991&quot;,&quot;number-of-pages&quot;:&quot;518&quot;,&quot;source&quot;:&quot;Library of Congress ISBN&quot;,&quot;publisher&quot;:&quot;Ablex Pub. Corp&quot;,&quot;publisher-place&quot;:&quot;Norwood, N.J&quot;,&quot;citation-key&quot;:&quot;harel_constructionism:_1991&quot;},&quot;suffix&quot;:&quot;&quot;,&quot;prefix&quot;:&quot;&quot;,&quot;id&quot;:2018},{&quot;uris&quot;:[&quot;http://zotero.org/users/1913249/items/FAVPGKNU&quot;],&quot;uri&quot;:[&quot;http://zotero.org/users/1913249/items/FAVPGKNU&quot;],&quot;itemData&quot;:{&quot;citation-key&quot;:&quot;papert_mindstorms:_1980&quot;,&quot;type&quot;:&quot;book&quot;,&quot;issued&quot;:{&quot;date-parts&quot;:[[&quot;1980&quot;]]},&quot;call-number&quot;:&quot;QA20.C65 P36 1980&quot;,&quot;ISBN&quot;:&quot;978-0-465-04627-0&quot;,&quot;source&quot;:&quot;Library of Congress ISBN&quot;,&quot;title&quot;:&quot;Mindstorms: children, computers, and powerful ideas&quot;,&quot;title-short&quot;:&quot;Mindstorms&quot;,&quot;id&quot;:&quot;papert_mindstorms:_1980&quot;,&quot;number-of-pages&quot;:&quot;230&quot;,&quot;publisher-place&quot;:&quot;New York&quot;,&quot;publisher&quot;:&quot;Basic Books&quot;,&quot;author&quot;:[{&quot;family&quot;:&quot;Papert&quot;,&quot;given&quot;:&quot;Seymour&quot;}],&quot;event-place&quot;:&quot;New York&quot;},&quot;suffix&quot;:&quot;&quot;,&quot;prefix&quot;:&quot;&quot;,&quot;id&quot;:1691},{&quot;uris&quot;:[&quot;http://zotero.org/users/1913249/items/ZWUAZAZN&quot;],&quot;uri&quot;:[&quot;http://zotero.org/users/1913249/items/ZWUAZAZN&quot;],&quot;itemData&quot;:{&quot;citation-key&quot;:&quot;papert_childrens_1993&quot;,&quot;issued&quot;:{&quot;date-parts&quot;:[[&quot;1993&quot;]]},&quot;type&quot;:&quot;book&quot;,&quot;ISBN&quot;:&quot;0-465-01830-0 978-0-465-01830-7 0-465-01063-6 978-0-465-01063-9 0-7450-1603-0 978-0-7450-1603-0&quot;,&quot;source&quot;:&quot;Open WorldCat&quot;,&quot;title&quot;:&quot;The children's machine: rethinking school in the age of the computer&quot;,&quot;title-short&quot;:&quot;The children's machine&quot;,&quot;id&quot;:&quot;papert_childrens_1993&quot;,&quot;publisher-place&quot;:&quot;New York&quot;,&quot;publisher&quot;:&quot;BasicBooks&quot;,&quot;language&quot;:&quot;English&quot;,&quot;author&quot;:[{&quot;family&quot;:&quot;Papert&quot;,&quot;given&quot;:&quot;Seymour&quot;}],&quot;event-place&quot;:&quot;New York&quot;},&quot;suffix&quot;:&quot;&quot;,&quot;prefix&quot;:&quot;&quot;,&quot;id&quot;:1131}]} RNDtdoukplxia"/>.</text:p>
      <text:p text:style-name="Text_20_body">Mircoworlds can be seen as the germ from which constructionist principles came in to focus <text:reference-mark-start text:name="ZOTERO_ITEM CSL_CITATION {&quot;citationID&quot;:&quot;etjsvvks&quot;,&quot;properties&quot;:{&quot;formattedCitation&quot;:&quot;[@kafai_constructionism_1996-1; @kafai_mindstorms_2014]&quot;,&quot;noteIndex&quot;:0},&quot;schema&quot;:&quot;https://github.com/citation-style-language/schema/raw/master/csl-citation.json&quot;,&quot;citationItems&quot;:[{&quot;uris&quot;:[&quot;http://zotero.org/users/1913249/items/MITIR6EX&quot;],&quot;uri&quot;:[&quot;http://zotero.org/users/1913249/items/MITIR6EX&quot;],&quot;itemData&quot;:{&quot;edition&quot;:&quot;1 edition&quot;,&quot;type&quot;:&quot;book&quot;,&quot;citation-key&quot;:&quot;kafai_constructionism_1996-1&quot;,&quot;publisher&quot;:&quot;Routledge&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title&quot;:&quot;Constructionism in Practice: Designing, Thinking, and Learning in A Digital World&quot;,&quot;ISBN&quot;:&quot;978-0-8058-1985-4&quot;,&quot;source&quot;:&quot;Amazon&quot;,&quot;publisher-place&quot;:&quot;Mahwah, N.J&quot;,&quot;title-short&quot;:&quot;Constructionism in Practice&quot;,&quot;id&quot;:&quot;kafai_constructionism_1996-1&quot;,&quot;number-of-pages&quot;:&quot;360&quot;,&quot;issued&quot;:{&quot;date-parts&quot;:[[&quot;1996&quot;,1,4]]},&quot;language&quot;:&quot;English&quot;,&quot;author&quot;:[{&quot;family&quot;:&quot;Kafai&quot;,&quot;given&quot;:&quot;Yasmin B.&quot;},{&quot;family&quot;:&quot;Resnick&quot;,&quot;given&quot;:&quot;Mitchel&quot;}],&quot;event-place&quot;:&quot;Mahwah, N.J&quot;},&quot;suffix&quot;:&quot;&quot;,&quot;prefix&quot;:&quot;&quot;,&quot;id&quot;:1746},{&quot;uris&quot;:[&quot;http://zotero.org/users/1913249/items/TNXYTNL9&quot;],&quot;uri&quot;:[&quot;http://zotero.org/users/1913249/items/TNXYTNL9&quot;],&quot;itemData&quot;:{&quot;type&quot;:&quot;paper-conference&quot;,&quot;issued&quot;:{&quot;date-parts&quot;:[[&quot;2014&quot;,8,1]]},&quot;id&quot;:&quot;kafai_mindstorms_2014&quot;,&quot;source&quot;:&quot;ResearchGat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title&quot;:&quot;Mindstorms 2.0 Children, Programming, and Computational Participation&quot;,&quot;author&quot;:[{&quot;family&quot;:&quot;Kafai&quot;,&quot;given&quot;:&quot;Yasmin&quot;},{&quot;family&quot;:&quot;Burke&quot;,&quot;given&quot;:&quot;Quinn&quot;}],&quot;citation-key&quot;:&quot;kafai_mindstorms_2014&quot;},&quot;suffix&quot;:&quot;&quot;,&quot;prefix&quot;:&quot;&quot;,&quot;id&quot;:2899}]} RNDdjyinbyodb"/>&lt;Do Zotero Refresh: [@kafai_constructionism_1996-1; @kafai_mindstorms_2014]&gt;<text:reference-mark-end text:name="ZOTERO_ITEM CSL_CITATION {&quot;citationID&quot;:&quot;etjsvvks&quot;,&quot;properties&quot;:{&quot;formattedCitation&quot;:&quot;[@kafai_constructionism_1996-1; @kafai_mindstorms_2014]&quot;,&quot;noteIndex&quot;:0},&quot;schema&quot;:&quot;https://github.com/citation-style-language/schema/raw/master/csl-citation.json&quot;,&quot;citationItems&quot;:[{&quot;uris&quot;:[&quot;http://zotero.org/users/1913249/items/MITIR6EX&quot;],&quot;uri&quot;:[&quot;http://zotero.org/users/1913249/items/MITIR6EX&quot;],&quot;itemData&quot;:{&quot;edition&quot;:&quot;1 edition&quot;,&quot;type&quot;:&quot;book&quot;,&quot;citation-key&quot;:&quot;kafai_constructionism_1996-1&quot;,&quot;publisher&quot;:&quot;Routledge&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title&quot;:&quot;Constructionism in Practice: Designing, Thinking, and Learning in A Digital World&quot;,&quot;ISBN&quot;:&quot;978-0-8058-1985-4&quot;,&quot;source&quot;:&quot;Amazon&quot;,&quot;publisher-place&quot;:&quot;Mahwah, N.J&quot;,&quot;title-short&quot;:&quot;Constructionism in Practice&quot;,&quot;id&quot;:&quot;kafai_constructionism_1996-1&quot;,&quot;number-of-pages&quot;:&quot;360&quot;,&quot;issued&quot;:{&quot;date-parts&quot;:[[&quot;1996&quot;,1,4]]},&quot;language&quot;:&quot;English&quot;,&quot;author&quot;:[{&quot;family&quot;:&quot;Kafai&quot;,&quot;given&quot;:&quot;Yasmin B.&quot;},{&quot;family&quot;:&quot;Resnick&quot;,&quot;given&quot;:&quot;Mitchel&quot;}],&quot;event-place&quot;:&quot;Mahwah, N.J&quot;},&quot;suffix&quot;:&quot;&quot;,&quot;prefix&quot;:&quot;&quot;,&quot;id&quot;:1746},{&quot;uris&quot;:[&quot;http://zotero.org/users/1913249/items/TNXYTNL9&quot;],&quot;uri&quot;:[&quot;http://zotero.org/users/1913249/items/TNXYTNL9&quot;],&quot;itemData&quot;:{&quot;type&quot;:&quot;paper-conference&quot;,&quot;issued&quot;:{&quot;date-parts&quot;:[[&quot;2014&quot;,8,1]]},&quot;id&quot;:&quot;kafai_mindstorms_2014&quot;,&quot;source&quot;:&quot;ResearchGat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title&quot;:&quot;Mindstorms 2.0 Children, Programming, and Computational Participation&quot;,&quot;author&quot;:[{&quot;family&quot;:&quot;Kafai&quot;,&quot;given&quot;:&quot;Yasmin&quot;},{&quot;family&quot;:&quot;Burke&quot;,&quot;given&quot;:&quot;Quinn&quot;}],&quot;citation-key&quot;:&quot;kafai_mindstorms_2014&quot;},&quot;suffix&quot;:&quot;&quot;,&quot;prefix&quot;:&quot;&quot;,&quot;id&quot;:2899}]} RNDdjyinbyodb"/>.</text:p>
      <text:p text:style-name="Text_20_body">Papert argued that microworlds could help students develop computational thinking skills by providing them with concrete objects and opportunities to experiment with computational processes and to reflect on their own thinking. Via microworlds, students engage in hands-on learning, to develop a deeper and more meaningful understanding of the concepts they were studying.</text:p>
      <text:p text:style-name="Text_20_body">While, examples of a Microworlds are diverse <text:reference-mark-start text:name="ZOTERO_ITEM CSL_CITATION {&quot;citationID&quot;:&quot;icicgxxr&quot;,&quot;properties&quot;:{&quot;formattedCitation&quot;:&quot;[@rieber_microworlds_2004]&quot;,&quot;noteIndex&quot;:0},&quot;schema&quot;:&quot;https://github.com/citation-style-language/schema/raw/master/csl-citation.json&quot;,&quot;citationItems&quot;:[{&quot;uris&quot;:[&quot;http://zotero.org/users/1913249/items/GEI24XM2&quot;],&quot;uri&quot;:[&quot;http://zotero.org/users/1913249/items/GEI24XM2&quot;],&quot;itemData&quot;:{&quot;edition&quot;:&quot;2&quot;,&quot;citation-key&quot;:&quot;rieber_microworlds_2004&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SBN&quot;:&quot;978-1-4106-0951-9&quot;,&quot;container-title&quot;:&quot;Handbook of Research on Educational Communications and Technology&quot;,&quot;type&quot;:&quot;chapter&quot;,&quot;id&quot;:&quot;rieber_microworlds_2004&quot;,&quot;number-of-pages&quot;:&quot;21&quot;,&quot;title&quot;:&quot;Microworlds&quot;,&quot;publisher&quot;:&quot;Routledge&quot;,&quot;author&quot;:[{&quot;family&quot;:&quot;Rieber&quot;,&quot;given&quot;:&quot;Lloyd P.&quot;}],&quot;issued&quot;:{&quot;date-parts&quot;:[[&quot;2004&quot;]]}},&quot;suffix&quot;:&quot;&quot;,&quot;prefix&quot;:&quot;&quot;,&quot;id&quot;:9063}]} RNDmjouksotlj"/>&lt;Do Zotero Refresh: [@rieber_microworlds_2004]&gt;<text:reference-mark-end text:name="ZOTERO_ITEM CSL_CITATION {&quot;citationID&quot;:&quot;icicgxxr&quot;,&quot;properties&quot;:{&quot;formattedCitation&quot;:&quot;[@rieber_microworlds_2004]&quot;,&quot;noteIndex&quot;:0},&quot;schema&quot;:&quot;https://github.com/citation-style-language/schema/raw/master/csl-citation.json&quot;,&quot;citationItems&quot;:[{&quot;uris&quot;:[&quot;http://zotero.org/users/1913249/items/GEI24XM2&quot;],&quot;uri&quot;:[&quot;http://zotero.org/users/1913249/items/GEI24XM2&quot;],&quot;itemData&quot;:{&quot;edition&quot;:&quot;2&quot;,&quot;citation-key&quot;:&quot;rieber_microworlds_2004&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SBN&quot;:&quot;978-1-4106-0951-9&quot;,&quot;container-title&quot;:&quot;Handbook of Research on Educational Communications and Technology&quot;,&quot;type&quot;:&quot;chapter&quot;,&quot;id&quot;:&quot;rieber_microworlds_2004&quot;,&quot;number-of-pages&quot;:&quot;21&quot;,&quot;title&quot;:&quot;Microworlds&quot;,&quot;publisher&quot;:&quot;Routledge&quot;,&quot;author&quot;:[{&quot;family&quot;:&quot;Rieber&quot;,&quot;given&quot;:&quot;Lloyd P.&quot;}],&quot;issued&quot;:{&quot;date-parts&quot;:[[&quot;2004&quot;]]}},&quot;suffix&quot;:&quot;&quot;,&quot;prefix&quot;:&quot;&quot;,&quot;id&quot;:9063}]} RNDmjouksotlj"/>, a Turtle drawing world using LOGO can be used here as an example. In the Mathland of the turtle which speaks only LOGO, children are drawn to speak LOGO to progress. The affordances of the physical turtle provide visible motivation.</text:p>
      <text:p text:style-name="Text_20_body">The work of Papert and the concept of microworlds continue to be influential in the field of educational technology <text:reference-mark-start text:name="ZOTERO_ITEM CSL_CITATION {&quot;citationID&quot;:&quot;ovbsfabs&quot;,&quot;properties&quot;:{&quot;formattedCitation&quot;:&quot;[@kafai_constructionism_1996-1]&quot;,&quot;noteIndex&quot;:0},&quot;schema&quot;:&quot;https://github.com/citation-style-language/schema/raw/master/csl-citation.json&quot;,&quot;citationItems&quot;:[{&quot;uris&quot;:[&quot;http://zotero.org/users/1913249/items/MITIR6EX&quot;],&quot;uri&quot;:[&quot;http://zotero.org/users/1913249/items/MITIR6EX&quot;],&quot;itemData&quot;:{&quot;edition&quot;:&quot;1 edition&quot;,&quot;type&quot;:&quot;book&quot;,&quot;citation-key&quot;:&quot;kafai_constructionism_1996-1&quot;,&quot;publisher&quot;:&quot;Routledge&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title&quot;:&quot;Constructionism in Practice: Designing, Thinking, and Learning in A Digital World&quot;,&quot;ISBN&quot;:&quot;978-0-8058-1985-4&quot;,&quot;source&quot;:&quot;Amazon&quot;,&quot;publisher-place&quot;:&quot;Mahwah, N.J&quot;,&quot;title-short&quot;:&quot;Constructionism in Practice&quot;,&quot;id&quot;:&quot;kafai_constructionism_1996-1&quot;,&quot;number-of-pages&quot;:&quot;360&quot;,&quot;issued&quot;:{&quot;date-parts&quot;:[[&quot;1996&quot;,1,4]]},&quot;language&quot;:&quot;English&quot;,&quot;author&quot;:[{&quot;family&quot;:&quot;Kafai&quot;,&quot;given&quot;:&quot;Yasmin B.&quot;},{&quot;family&quot;:&quot;Resnick&quot;,&quot;given&quot;:&quot;Mitchel&quot;}],&quot;event-place&quot;:&quot;Mahwah, N.J&quot;},&quot;suffix&quot;:&quot;&quot;,&quot;prefix&quot;:&quot;&quot;,&quot;id&quot;:1746}]} RNDbzheaqhjtn"/>&lt;Do Zotero Refresh: [@kafai_constructionism_1996-1]&gt;<text:reference-mark-end text:name="ZOTERO_ITEM CSL_CITATION {&quot;citationID&quot;:&quot;ovbsfabs&quot;,&quot;properties&quot;:{&quot;formattedCitation&quot;:&quot;[@kafai_constructionism_1996-1]&quot;,&quot;noteIndex&quot;:0},&quot;schema&quot;:&quot;https://github.com/citation-style-language/schema/raw/master/csl-citation.json&quot;,&quot;citationItems&quot;:[{&quot;uris&quot;:[&quot;http://zotero.org/users/1913249/items/MITIR6EX&quot;],&quot;uri&quot;:[&quot;http://zotero.org/users/1913249/items/MITIR6EX&quot;],&quot;itemData&quot;:{&quot;edition&quot;:&quot;1 edition&quot;,&quot;type&quot;:&quot;book&quot;,&quot;citation-key&quot;:&quot;kafai_constructionism_1996-1&quot;,&quot;publisher&quot;:&quot;Routledge&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title&quot;:&quot;Constructionism in Practice: Designing, Thinking, and Learning in A Digital World&quot;,&quot;ISBN&quot;:&quot;978-0-8058-1985-4&quot;,&quot;source&quot;:&quot;Amazon&quot;,&quot;publisher-place&quot;:&quot;Mahwah, N.J&quot;,&quot;title-short&quot;:&quot;Constructionism in Practice&quot;,&quot;id&quot;:&quot;kafai_constructionism_1996-1&quot;,&quot;number-of-pages&quot;:&quot;360&quot;,&quot;issued&quot;:{&quot;date-parts&quot;:[[&quot;1996&quot;,1,4]]},&quot;language&quot;:&quot;English&quot;,&quot;author&quot;:[{&quot;family&quot;:&quot;Kafai&quot;,&quot;given&quot;:&quot;Yasmin B.&quot;},{&quot;family&quot;:&quot;Resnick&quot;,&quot;given&quot;:&quot;Mitchel&quot;}],&quot;event-place&quot;:&quot;Mahwah, N.J&quot;},&quot;suffix&quot;:&quot;&quot;,&quot;prefix&quot;:&quot;&quot;,&quot;id&quot;:1746}]} RNDbzheaqhjtn"/>.</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citationID&quot;:&quot;gqftatnk&quot;,&quot;properties&quot;:{&quot;formattedCitation&quot;:&quot;[@papert_turtles_2002]&quot;,&quot;noteIndex&quot;:0},&quot;schema&quot;:&quot;https://github.com/citation-style-language/schema/raw/master/csl-citation.json&quot;,&quot;citationItems&quot;:[{&quot;uris&quot;:[&quot;http://zotero.org/users/1913249/items/J9XFMA4M&quot;],&quot;uri&quot;:[&quot;http://zotero.org/users/1913249/items/J9XFMA4M&quot;],&quot;itemData&quot;:{&quot;issue&quot;:&quot;1&quot;,&quot;citation-key&quot;:&quot;papert_turtles_2002&quot;,&quot;URL&quot;:&quot;http://journals.sagepub.com/doi/10.2190/XG11-B72E-JK04-K8TA&quot;,&quot;source&quot;:&quot;DOI.org (Crossref)&quot;,&quot;ISSN&quot;:&quot;0735-6331, 1541-4140&quot;,&quot;DOI&quot;:&quot;10.2190/XG11-B72E-JK04-K8TA&quot;,&quot;container-title&quot;:&quot;Journal of Educational Computing Research&quot;,&quot;page&quot;:&quot;7-27&quot;,&quot;accessed&quot;:{&quot;date-parts&quot;:[[&quot;2023&quot;,10,24]]},&quot;container-title-short&quot;:&quot;Journal of Educational Computing Research&quot;,&quot;issued&quot;:{&quot;date-parts&quot;:[[&quot;2002&quot;,7]]},&quot;title-short&quot;:&quot;The Turtle's Long Slow Trip&quot;,&quot;id&quot;:&quot;papert_turtles_2002&quot;,&quot;volume&quot;:&quot;27&quot;,&quot;type&quot;:&quot;article-journal&quot;,&quot;language&quot;:&quot;en&quot;,&quot;author&quot;:[{&quot;family&quot;:&quot;Papert&quot;,&quot;given&quot;:&quot;Seymour&quot;}],&quot;title&quot;:&quot;The Turtle's Long Slow Trip: Macro-Educological Perspectives on Microworlds&quot;},&quot;suffix&quot;:&quot;&quot;,&quot;prefix&quot;:&quot;&quot;,&quot;id&quot;:9055}]} RNDmcdylrtnkz"/>&lt;Do Zotero Refresh: [@papert_turtles_2002]&gt;<text:reference-mark-end text:name="ZOTERO_ITEM CSL_CITATION {&quot;citationID&quot;:&quot;gqftatnk&quot;,&quot;properties&quot;:{&quot;formattedCitation&quot;:&quot;[@papert_turtles_2002]&quot;,&quot;noteIndex&quot;:0},&quot;schema&quot;:&quot;https://github.com/citation-style-language/schema/raw/master/csl-citation.json&quot;,&quot;citationItems&quot;:[{&quot;uris&quot;:[&quot;http://zotero.org/users/1913249/items/J9XFMA4M&quot;],&quot;uri&quot;:[&quot;http://zotero.org/users/1913249/items/J9XFMA4M&quot;],&quot;itemData&quot;:{&quot;issue&quot;:&quot;1&quot;,&quot;citation-key&quot;:&quot;papert_turtles_2002&quot;,&quot;URL&quot;:&quot;http://journals.sagepub.com/doi/10.2190/XG11-B72E-JK04-K8TA&quot;,&quot;source&quot;:&quot;DOI.org (Crossref)&quot;,&quot;ISSN&quot;:&quot;0735-6331, 1541-4140&quot;,&quot;DOI&quot;:&quot;10.2190/XG11-B72E-JK04-K8TA&quot;,&quot;container-title&quot;:&quot;Journal of Educational Computing Research&quot;,&quot;page&quot;:&quot;7-27&quot;,&quot;accessed&quot;:{&quot;date-parts&quot;:[[&quot;2023&quot;,10,24]]},&quot;container-title-short&quot;:&quot;Journal of Educational Computing Research&quot;,&quot;issued&quot;:{&quot;date-parts&quot;:[[&quot;2002&quot;,7]]},&quot;title-short&quot;:&quot;The Turtle's Long Slow Trip&quot;,&quot;id&quot;:&quot;papert_turtles_2002&quot;,&quot;volume&quot;:&quot;27&quot;,&quot;type&quot;:&quot;article-journal&quot;,&quot;language&quot;:&quot;en&quot;,&quot;author&quot;:[{&quot;family&quot;:&quot;Papert&quot;,&quot;given&quot;:&quot;Seymour&quot;}],&quot;title&quot;:&quot;The Turtle's Long Slow Trip: Macro-Educological Perspectives on Microworlds&quot;},&quot;suffix&quot;:&quot;&quot;,&quot;prefix&quot;:&quot;&quot;,&quot;id&quot;:9055}]} RNDmcdylrtnkz"/>. There is a danger that the potential is ‘trivialised’<text:reference-mark-start text:name="ZOTERO_ITEM CSL_CITATION {&quot;citationID&quot;:&quot;nlspkatl&quot;,&quot;properties&quot;:{&quot;formattedCitation&quot;:&quot;[@hoyles_microworldsschoolworlds_1993]&quot;,&quot;noteIndex&quot;:0},&quot;schema&quot;:&quot;https://github.com/citation-style-language/schema/raw/master/csl-citation.json&quot;,&quot;citationItems&quot;:[{&quot;uris&quot;:[&quot;http://zotero.org/users/1913249/items/WN6ID63D&quot;],&quot;uri&quot;:[&quot;http://zotero.org/users/1913249/items/WN6ID63D&quot;],&quot;itemData&quot;:{&quot;citation-key&quot;:&quot;hoyles_microworldsschoolworlds_1993&quot;,&quot;source&quot;:&quot;Springer Link&quot;,&quot;ISBN&quot;:&quot;978-3-642-78542-9&quot;,&quot;DOI&quot;:&quot;10.1007/978-3-642-78542-9_1&quot;,&quot;container-title&quot;:&quot;Learning from Computers: Mathematics Education and Technology&quot;,&quot;page&quot;:&quot;1-17&quot;,&quot;event-place&quot;:&quot;Berlin, Heidelberg&quot;,&quot;issued&quot;:{&quot;date-parts&quot;:[[&quot;1993&quot;]]},&quot;type&quot;:&quot;paper-conference&quot;,&quot;publisher-place&quot;:&quot;Berlin, Heidelberg&quot;,&quot;editor&quot;:[{&quot;family&quot;:&quot;Keitel&quot;,&quot;given&quot;:&quot;Christine&quot;},{&quot;family&quot;:&quot;Ruthven&quot;,&quot;given&quot;:&quot;Kenneth&quot;}],&quot;title&quot;:&quot;Microworlds/Schoolworlds: The Transformation of an Innovation&quot;,&quot;title-short&quot;:&quot;Microworlds/Schoolworlds&quot;,&quot;id&quot;:&quot;hoyles_microworldsschoolworlds_1993&quot;,&quot;publisher&quot;:&quot;Springer&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language&quot;:&quot;en&quot;,&quot;author&quot;:[{&quot;family&quot;:&quot;Hoyles&quot;,&quot;given&quot;:&quot;Celia&quot;}],&quot;collection-title&quot;:&quot;NATO ASI Series&quot;},&quot;suffix&quot;:&quot;&quot;,&quot;prefix&quot;:&quot;&quot;,&quot;id&quot;:9056}]} RNDqaukobauua"/>&lt;Do Zotero Refresh: [@hoyles_microworldsschoolworlds_1993]&gt;<text:reference-mark-end text:name="ZOTERO_ITEM CSL_CITATION {&quot;citationID&quot;:&quot;nlspkatl&quot;,&quot;properties&quot;:{&quot;formattedCitation&quot;:&quot;[@hoyles_microworldsschoolworlds_1993]&quot;,&quot;noteIndex&quot;:0},&quot;schema&quot;:&quot;https://github.com/citation-style-language/schema/raw/master/csl-citation.json&quot;,&quot;citationItems&quot;:[{&quot;uris&quot;:[&quot;http://zotero.org/users/1913249/items/WN6ID63D&quot;],&quot;uri&quot;:[&quot;http://zotero.org/users/1913249/items/WN6ID63D&quot;],&quot;itemData&quot;:{&quot;citation-key&quot;:&quot;hoyles_microworldsschoolworlds_1993&quot;,&quot;source&quot;:&quot;Springer Link&quot;,&quot;ISBN&quot;:&quot;978-3-642-78542-9&quot;,&quot;DOI&quot;:&quot;10.1007/978-3-642-78542-9_1&quot;,&quot;container-title&quot;:&quot;Learning from Computers: Mathematics Education and Technology&quot;,&quot;page&quot;:&quot;1-17&quot;,&quot;event-place&quot;:&quot;Berlin, Heidelberg&quot;,&quot;issued&quot;:{&quot;date-parts&quot;:[[&quot;1993&quot;]]},&quot;type&quot;:&quot;paper-conference&quot;,&quot;publisher-place&quot;:&quot;Berlin, Heidelberg&quot;,&quot;editor&quot;:[{&quot;family&quot;:&quot;Keitel&quot;,&quot;given&quot;:&quot;Christine&quot;},{&quot;family&quot;:&quot;Ruthven&quot;,&quot;given&quot;:&quot;Kenneth&quot;}],&quot;title&quot;:&quot;Microworlds/Schoolworlds: The Transformation of an Innovation&quot;,&quot;title-short&quot;:&quot;Microworlds/Schoolworlds&quot;,&quot;id&quot;:&quot;hoyles_microworldsschoolworlds_1993&quot;,&quot;publisher&quot;:&quot;Springer&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language&quot;:&quot;en&quot;,&quot;author&quot;:[{&quot;family&quot;:&quot;Hoyles&quot;,&quot;given&quot;:&quot;Celia&quot;}],&quot;collection-title&quot;:&quot;NATO ASI Series&quot;},&quot;suffix&quot;:&quot;&quot;,&quot;prefix&quot;:&quot;&quot;,&quot;id&quot;:9056}]} RNDqaukobauua"/> into a vehicle for instruction based processes aimed narrowed to teacher chosen curricular concepts.</text:p>
      <text:p text:style-name="Text_20_body">Resnick’s work on constructionist design principles via software and tinkering tools merits summary here. CF - introduction.</text:p>
      <text:h text:style-name="Heading_20_4" text:outline-level="4"><text:bookmark-start text:name="half-baked-games-as-microworlds"/>Half-baked games as Microworlds<text:bookmark-end text:name="half-baked-games-as-microworlds"/></text:h>
      <text:p text:style-name="First_20_paragraph">The concept of ‘half-baked’ games, which are incomplete or somehow deficient in a way which motivates learners to delve into the code and improve them offers a possible enchancement to the ‘Use-Modify-Create’ model []</text:p>
      <text:p text:style-name="Text_20_body">This concept of builds on Papert’s concept of micro world used a framework for making and coding.</text:p>
      <text:p text:style-name="Text_20_body">The focus of half-baked games is to design them in a way which encourages malleability of the code in directions that the learner may find interesting <text:reference-mark-start text:name="ZOTERO_ITEM CSL_CITATION {&quot;citationID&quot;:&quot;oilakoyw&quot;,&quot;properties&quot;:{&quot;formattedCitation&quot;:&quot;[@kynigos_half-baked_2007; @kynigos_children_2018]&quot;,&quot;noteIndex&quot;:0},&quot;schema&quot;:&quot;https://github.com/citation-style-language/schema/raw/master/csl-citation.json&quot;,&quot;citationItems&quot;:[{&quot;uris&quot;:[&quot;http://zotero.org/users/1913249/items/49KSYPTU&quot;],&quot;uri&quot;:[&quot;http://zotero.org/users/1913249/items/49KSYPTU&quot;],&quot;itemData&quot;:{&quot;issue&quot;:&quot;2&quot;,&quot;citation-key&quot;:&quot;kynigos_half-baked_2007&quot;,&quot;URL&quot;:&quot;https://www.ceeol.com/search/article-detail?id=60016&quot;,&quot;issued&quot;:{&quot;date-parts&quot;:[[&quot;2007&quot;]]},&quot;type&quot;:&quot;article-journal&quot;,&quot;ISSN&quot;:&quot;1648-5831&quot;,&quot;volume&quot;:&quot;6&quot;,&quot;container-title&quot;:&quot;Informatics in Education - An International Journal&quot;,&quot;title&quot;:&quot;Half-Baked Logo Microworlds as Boundary Objects in Integrated Design&quot;,&quot;id&quot;:&quot;kynigos_half-baked_2007&quot;,&quot;page&quot;:&quot;335-359&quot;,&quot;accessed&quot;:{&quot;date-parts&quot;:[[&quot;2018&quot;,9,15]]},&quot;language&quot;:&quot;English&quot;,&quot;author&quot;:[{&quot;family&quot;:&quot;Kynigos&quot;,&quot;given&quot;:&quot;Chronis&quot;}],&quot;source&quot;:&quot;www.ceeol.com&quot;},&quot;suffix&quot;:&quot;&quot;,&quot;prefix&quot;:&quot;&quot;,&quot;id&quot;:2765},{&quot;uris&quot;:[&quot;http://zotero.org/users/1913249/items/KLB4BDFL&quot;],&quot;uri&quot;:[&quot;http://zotero.org/users/1913249/items/KLB4BDFL&quot;],&quot;itemData&quot;:{&quot;type&quot;:&quot;article-journal&quot;,&quot;citation-key&quot;:&quot;kynigos_children_2018&quot;,&quot;URL&quot;:&quot;http://www.sciencedirect.com/science/article/pii/S221286891630086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quot;:&quot;Children challenging the design of half-baked games: Expressing values through the process of game modding&quot;,&quot;ISSN&quot;:&quot;2212-8689&quot;,&quot;DOI&quot;:&quot;10.1016/j.ijcci.2018.04.001&quot;,&quot;container-title&quot;:&quot;International Journal of Child-Computer Interaction&quot;,&quot;title-short&quot;:&quot;Children challenging the design of half-baked games&quot;,&quot;id&quot;:&quot;kynigos_children_2018&quot;,&quot;source&quot;:&quot;ScienceDirect&quot;,&quot;accessed&quot;:{&quot;date-parts&quot;:[[&quot;2018&quot;,7,18]]},&quot;container-title-short&quot;:&quot;International Journal of Child-Computer Interaction&quot;,&quot;author&quot;:[{&quot;family&quot;:&quot;Kynigos&quot;,&quot;given&quot;:&quot;Chronis&quot;},{&quot;family&quot;:&quot;Yiannoutsou&quot;,&quot;given&quot;:&quot;Nikoleta&quot;}],&quot;issued&quot;:{&quot;date-parts&quot;:[[&quot;2018&quot;,4,21]]}},&quot;suffix&quot;:&quot;&quot;,&quot;prefix&quot;:&quot;&quot;,&quot;id&quot;:2576}]} RNDgskqsyclnm"/>&lt;Do Zotero Refresh: [@kynigos_half-baked_2007; @kynigos_children_2018]&gt;<text:reference-mark-end text:name="ZOTERO_ITEM CSL_CITATION {&quot;citationID&quot;:&quot;oilakoyw&quot;,&quot;properties&quot;:{&quot;formattedCitation&quot;:&quot;[@kynigos_half-baked_2007; @kynigos_children_2018]&quot;,&quot;noteIndex&quot;:0},&quot;schema&quot;:&quot;https://github.com/citation-style-language/schema/raw/master/csl-citation.json&quot;,&quot;citationItems&quot;:[{&quot;uris&quot;:[&quot;http://zotero.org/users/1913249/items/49KSYPTU&quot;],&quot;uri&quot;:[&quot;http://zotero.org/users/1913249/items/49KSYPTU&quot;],&quot;itemData&quot;:{&quot;issue&quot;:&quot;2&quot;,&quot;citation-key&quot;:&quot;kynigos_half-baked_2007&quot;,&quot;URL&quot;:&quot;https://www.ceeol.com/search/article-detail?id=60016&quot;,&quot;issued&quot;:{&quot;date-parts&quot;:[[&quot;2007&quot;]]},&quot;type&quot;:&quot;article-journal&quot;,&quot;ISSN&quot;:&quot;1648-5831&quot;,&quot;volume&quot;:&quot;6&quot;,&quot;container-title&quot;:&quot;Informatics in Education - An International Journal&quot;,&quot;title&quot;:&quot;Half-Baked Logo Microworlds as Boundary Objects in Integrated Design&quot;,&quot;id&quot;:&quot;kynigos_half-baked_2007&quot;,&quot;page&quot;:&quot;335-359&quot;,&quot;accessed&quot;:{&quot;date-parts&quot;:[[&quot;2018&quot;,9,15]]},&quot;language&quot;:&quot;English&quot;,&quot;author&quot;:[{&quot;family&quot;:&quot;Kynigos&quot;,&quot;given&quot;:&quot;Chronis&quot;}],&quot;source&quot;:&quot;www.ceeol.com&quot;},&quot;suffix&quot;:&quot;&quot;,&quot;prefix&quot;:&quot;&quot;,&quot;id&quot;:2765},{&quot;uris&quot;:[&quot;http://zotero.org/users/1913249/items/KLB4BDFL&quot;],&quot;uri&quot;:[&quot;http://zotero.org/users/1913249/items/KLB4BDFL&quot;],&quot;itemData&quot;:{&quot;type&quot;:&quot;article-journal&quot;,&quot;citation-key&quot;:&quot;kynigos_children_2018&quot;,&quot;URL&quot;:&quot;http://www.sciencedirect.com/science/article/pii/S2212868916300861&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title&quot;:&quot;Children challenging the design of half-baked games: Expressing values through the process of game modding&quot;,&quot;ISSN&quot;:&quot;2212-8689&quot;,&quot;DOI&quot;:&quot;10.1016/j.ijcci.2018.04.001&quot;,&quot;container-title&quot;:&quot;International Journal of Child-Computer Interaction&quot;,&quot;title-short&quot;:&quot;Children challenging the design of half-baked games&quot;,&quot;id&quot;:&quot;kynigos_children_2018&quot;,&quot;source&quot;:&quot;ScienceDirect&quot;,&quot;accessed&quot;:{&quot;date-parts&quot;:[[&quot;2018&quot;,7,18]]},&quot;container-title-short&quot;:&quot;International Journal of Child-Computer Interaction&quot;,&quot;author&quot;:[{&quot;family&quot;:&quot;Kynigos&quot;,&quot;given&quot;:&quot;Chronis&quot;},{&quot;family&quot;:&quot;Yiannoutsou&quot;,&quot;given&quot;:&quot;Nikoleta&quot;}],&quot;issued&quot;:{&quot;date-parts&quot;:[[&quot;2018&quot;,4,21]]}},&quot;suffix&quot;:&quot;&quot;,&quot;prefix&quot;:&quot;&quot;,&quot;id&quot;:2576}]} RNDgskqsyclnm"/>. Thus the original game designer makes complex decisions which highlight certain affordances of the game in a way which encourages the exploration of key concepts, in this case computational thinking.</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pair-programming-socialcollaborative-coding"/>Pair programming &amp; social/collaborative coding<text:bookmark-end text:name="pair-programming-socialcollaborative-coding"/></text:h>
      <text:p text:style-name="First_20_paragraph"><text:span text:style-name="T2">Pair Programming:</text:span>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6]</text:p>
      <text:p text:style-name="Text_20_body">See Robertson</text:p>
      <text:p text:style-name="Text_20_body">Bring in limits and extension of research on pair programming to wider groups / more flexible processes <text:reference-mark-start text:name="ZOTERO_ITEM CSL_CITATION {&quot;citationID&quot;:&quot;lgychtmw&quot;,&quot;properties&quot;:{&quot;formattedCitation&quot;:&quot;[@preston_using_2006]&quot;,&quot;noteIndex&quot;:0},&quot;schema&quot;:&quot;https://github.com/citation-style-language/schema/raw/master/csl-citation.json&quot;,&quot;citationItems&quot;:[{&quot;uris&quot;:[&quot;http://zotero.org/users/1913249/items/US4XDX97&quot;],&quot;uri&quot;:[&quot;http://zotero.org/users/1913249/items/US4XDX97&quot;],&quot;itemData&quot;:{&quot;issue&quot;:&quot;1&quot;,&quot;citation-key&quot;:&quot;preston_using_2006&quot;,&quot;URL&quot;:&quot;https://dl.acm.org/doi/10.1145/1113378.1113381&quot;,&quot;source&quot;:&quot;DOI.org (Crossref)&quot;,&quot;ISSN&quot;:&quot;2166-1685, 1550-1469&quot;,&quot;DOI&quot;:&quot;10.1145/1113378.1113381&quot;,&quot;container-title&quot;:&quot;ACM SIGITE Newsletter&quot;,&quot;page&quot;:&quot;16-21&quot;,&quot;accessed&quot;:{&quot;date-parts&quot;:[[&quot;2023&quot;,6,15]]},&quot;container-title-short&quot;:&quot;SIGITE Newsl.&quot;,&quot;issued&quot;:{&quot;date-parts&quot;:[[&quot;2006&quot;,1]]},&quot;volume&quot;:&quot;3&quot;,&quot;id&quot;:&quot;preston_using_2006&quot;,&quot;type&quot;:&quot;article-journal&quot;,&quot;title&quot;:&quot;Using collaborative learning research to enhance pair programming pedagogy&quot;,&quot;language&quot;:&quot;en&quot;,&quot;author&quot;:[{&quot;family&quot;:&quot;Preston&quot;,&quot;given&quot;:&quot;David&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suffix&quot;:&quot;&quot;,&quot;prefix&quot;:&quot;&quot;,&quot;id&quot;:8773}]} RNDunqpoeyzfi"/>&lt;Do Zotero Refresh: [@preston_using_2006]&gt;<text:reference-mark-end text:name="ZOTERO_ITEM CSL_CITATION {&quot;citationID&quot;:&quot;lgychtmw&quot;,&quot;properties&quot;:{&quot;formattedCitation&quot;:&quot;[@preston_using_2006]&quot;,&quot;noteIndex&quot;:0},&quot;schema&quot;:&quot;https://github.com/citation-style-language/schema/raw/master/csl-citation.json&quot;,&quot;citationItems&quot;:[{&quot;uris&quot;:[&quot;http://zotero.org/users/1913249/items/US4XDX97&quot;],&quot;uri&quot;:[&quot;http://zotero.org/users/1913249/items/US4XDX97&quot;],&quot;itemData&quot;:{&quot;issue&quot;:&quot;1&quot;,&quot;citation-key&quot;:&quot;preston_using_2006&quot;,&quot;URL&quot;:&quot;https://dl.acm.org/doi/10.1145/1113378.1113381&quot;,&quot;source&quot;:&quot;DOI.org (Crossref)&quot;,&quot;ISSN&quot;:&quot;2166-1685, 1550-1469&quot;,&quot;DOI&quot;:&quot;10.1145/1113378.1113381&quot;,&quot;container-title&quot;:&quot;ACM SIGITE Newsletter&quot;,&quot;page&quot;:&quot;16-21&quot;,&quot;accessed&quot;:{&quot;date-parts&quot;:[[&quot;2023&quot;,6,15]]},&quot;container-title-short&quot;:&quot;SIGITE Newsl.&quot;,&quot;issued&quot;:{&quot;date-parts&quot;:[[&quot;2006&quot;,1]]},&quot;volume&quot;:&quot;3&quot;,&quot;id&quot;:&quot;preston_using_2006&quot;,&quot;type&quot;:&quot;article-journal&quot;,&quot;title&quot;:&quot;Using collaborative learning research to enhance pair programming pedagogy&quot;,&quot;language&quot;:&quot;en&quot;,&quot;author&quot;:[{&quot;family&quot;:&quot;Preston&quot;,&quot;given&quot;:&quot;David&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suffix&quot;:&quot;&quot;,&quot;prefix&quot;:&quot;&quot;,&quot;id&quot;:8773}]} RNDunqpoeyzfi"/> -</text:p>
      <text:p text:style-name="Text_20_body"><text:span text:style-name="T2">Concepts</text:span> - perhaps some of the underlying concepts like - joint problem spaces - resource interdependence from Preston</text:p>
      <text:h text:style-name="Heading_20_3" text:outline-level="3"><text:bookmark-start text:name="design-steps-frameworks-via-stages"/>Design steps frameworks via stages<text:bookmark-end text:name="design-steps-frameworks-via-stages"/></text:h>
      <text:p text:style-name="First_20_paragraph">Many design frameworks exist in diverse areas of production with varied degrees of adoption. One stream in CS stems from engineering and design thinking <text:reference-mark-start text:name="ZOTERO_ITEM CSL_CITATION {&quot;citationID&quot;:&quot;ndfuwplo&quot;,&quot;properties&quot;:{&quot;formattedCitation&quot;:&quot;[@mouza_imagining_2013; @resnick_all_2007; @winarno_steps_2020-1]&quot;,&quot;noteIndex&quot;:0},&quot;schema&quot;:&quot;https://github.com/citation-style-language/schema/raw/master/csl-citation.json&quot;,&quot;citationItems&quot;:[{&quot;uris&quot;:[&quot;http://zotero.org/users/1913249/items/BYSB7AMS&quot;],&quot;uri&quot;:[&quot;http://zotero.org/users/1913249/items/BYSB7AMS&quot;],&quot;itemData&quot;:{&quot;citation-key&quot;:&quot;mouza_imagining_2013&quot;,&quot;URL&quot;:&quot;http://link.springer.com/10.1007/978-1-4614-4696-5_17&quot;,&quot;source&quot;:&quot;Crossref&quot;,&quot;ISBN&quot;:&quot;978-1-4614-4695-8 978-1-4614-4696-5&quot;,&quot;DOI&quot;:&quot;10.1007/978-1-4614-4696-5_17&quot;,&quot;container-title&quot;:&quot;Emerging Technologies for the Classroom&quot;,&quot;page&quot;:&quot;253-268&quot;,&quot;accessed&quot;:{&quot;date-parts&quot;:[[&quot;2018&quot;,4,22]]},&quot;event-place&quot;:&quot;New York, NY&quot;,&quot;issued&quot;:{&quot;date-parts&quot;:[[&quot;2013&quot;]]},&quot;editor&quot;:[{&quot;family&quot;:&quot;Mouza&quot;,&quot;given&quot;:&quot;Chrystalla&quot;},{&quot;family&quot;:&quot;Lavigne&quot;,&quot;given&quot;:&quot;Nancy&quot;}],&quot;type&quot;:&quot;chapter&quot;,&quot;title-short&quot;:&quot;Imagining, Creating, Playing, Sharing, Reflecting&quot;,&quot;id&quot;:&quot;mouza_imagining_2013&quot;,&quot;title&quot;:&quot;Imagining, Creating, Playing, Sharing, Reflecting: How Online Community Supports Young People as Designers of Interactive Media&quot;,&quot;publisher-place&quot;:&quot;New York, NY&quot;,&quot;language&quot;:&quot;en&quot;,&quot;author&quot;:[{&quot;family&quot;:&quot;Brennan&quot;,&quot;given&quot;:&quot;Karen&quot;},{&quot;family&quot;:&quot;Resnick&quot;,&quot;given&quot;:&quot;Mitchel&quot;}],&quot;publisher&quot;:&quot;Springer New York&quot;},&quot;suffix&quot;:&quot;&quot;,&quot;prefix&quot;:&quot;&quot;,&quot;id&quot;:270},{&quot;uris&quot;:[&quot;http://zotero.org/users/1913249/items/7KQUK5RV&quot;],&quot;uri&quot;:[&quot;http://zotero.org/users/1913249/items/7KQUK5RV&quot;],&quot;itemData&quot;:{&quot;citation-key&quot;:&quot;resnick_all_2007&quot;,&quot;URL&quot;:&quot;http://dl.acm.org/citation.cfm?id=1254961&quot;,&quot;issued&quot;:{&quot;date-parts&quot;:[[&quot;2007&quot;]]},&quot;type&quot;:&quot;paper-conference&quot;,&quot;container-title&quot;:&quot;Proceedings of the 6th ACM SIGCHI conference on Creativity &amp; cognition&quot;,&quot;title&quot;:&quot;All I really need to know (about creative thinking) I learned (by studying how children learn) in kindergarten&quot;,&quot;id&quot;:&quot;resnick_all_2007&quot;,&quot;page&quot;:&quot;1–6&quot;,&quot;accessed&quot;:{&quot;date-parts&quot;:[[&quot;2017&quot;,3,14]]},&quot;publisher&quot;:&quot;ACM&quot;,&quot;author&quot;:[{&quot;family&quot;:&quot;Resnick&quot;,&quot;given&quot;:&quot;Mitchel&quot;}],&quot;source&quot;:&quot;Google Scholar&quot;},&quot;suffix&quot;:&quot;&quot;,&quot;prefix&quot;:&quot;&quot;,&quot;id&quot;:1624},{&quot;uris&quot;:[&quot;http://zotero.org/users/1913249/items/S78ZPG6I&quot;],&quot;uri&quot;:[&quot;http://zotero.org/users/1913249/items/S78ZPG6I&quot;],&quot;itemData&quot;:{&quot;issue&quot;:&quot;4&quot;,&quot;citation-key&quot;:&quot;winarno_steps_2020-1&quot;,&quot;URL&quot;:&quot;http://dergipark.org.tr/en/doi/10.17478/jegys.766201&quot;,&quot;source&quot;:&quot;DOI.org (Crossref)&quot;,&quot;ISSN&quot;:&quot;2149-360X&quot;,&quot;DOI&quot;:&quot;10.17478/jegys.766201&quot;,&quot;container-title&quot;:&quot;Journal for the Education of Gifted Young Scientists&quot;,&quot;page&quot;:&quot;1345-1360&quot;,&quot;accessed&quot;:{&quot;date-parts&quot;:[[&quot;2023&quot;,6,14]]},&quot;issued&quot;:{&quot;date-parts&quot;:[[&quot;2020&quot;,12,15]]},&quot;volume&quot;:&quot;8&quot;,&quot;title-short&quot;:&quot;The steps of the Engineering Design Process (EDP) in science education&quot;,&quot;id&quot;:&quot;winarno_steps_2020-1&quot;,&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language&quot;:&quot;en&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title&quot;:&quot;The steps of the Engineering Design Process (EDP) in science education: A systematic literature review&quot;},&quot;suffix&quot;:&quot;&quot;,&quot;prefix&quot;:&quot;&quot;,&quot;id&quot;:8765}]} RNDonzbaliznp"/>&lt;Do Zotero Refresh: [@mouza_imagining_2013; @resnick_all_2007; @winarno_steps_2020-1]&gt;<text:reference-mark-end text:name="ZOTERO_ITEM CSL_CITATION {&quot;citationID&quot;:&quot;ndfuwplo&quot;,&quot;properties&quot;:{&quot;formattedCitation&quot;:&quot;[@mouza_imagining_2013; @resnick_all_2007; @winarno_steps_2020-1]&quot;,&quot;noteIndex&quot;:0},&quot;schema&quot;:&quot;https://github.com/citation-style-language/schema/raw/master/csl-citation.json&quot;,&quot;citationItems&quot;:[{&quot;uris&quot;:[&quot;http://zotero.org/users/1913249/items/BYSB7AMS&quot;],&quot;uri&quot;:[&quot;http://zotero.org/users/1913249/items/BYSB7AMS&quot;],&quot;itemData&quot;:{&quot;citation-key&quot;:&quot;mouza_imagining_2013&quot;,&quot;URL&quot;:&quot;http://link.springer.com/10.1007/978-1-4614-4696-5_17&quot;,&quot;source&quot;:&quot;Crossref&quot;,&quot;ISBN&quot;:&quot;978-1-4614-4695-8 978-1-4614-4696-5&quot;,&quot;DOI&quot;:&quot;10.1007/978-1-4614-4696-5_17&quot;,&quot;container-title&quot;:&quot;Emerging Technologies for the Classroom&quot;,&quot;page&quot;:&quot;253-268&quot;,&quot;accessed&quot;:{&quot;date-parts&quot;:[[&quot;2018&quot;,4,22]]},&quot;event-place&quot;:&quot;New York, NY&quot;,&quot;issued&quot;:{&quot;date-parts&quot;:[[&quot;2013&quot;]]},&quot;editor&quot;:[{&quot;family&quot;:&quot;Mouza&quot;,&quot;given&quot;:&quot;Chrystalla&quot;},{&quot;family&quot;:&quot;Lavigne&quot;,&quot;given&quot;:&quot;Nancy&quot;}],&quot;type&quot;:&quot;chapter&quot;,&quot;title-short&quot;:&quot;Imagining, Creating, Playing, Sharing, Reflecting&quot;,&quot;id&quot;:&quot;mouza_imagining_2013&quot;,&quot;title&quot;:&quot;Imagining, Creating, Playing, Sharing, Reflecting: How Online Community Supports Young People as Designers of Interactive Media&quot;,&quot;publisher-place&quot;:&quot;New York, NY&quot;,&quot;language&quot;:&quot;en&quot;,&quot;author&quot;:[{&quot;family&quot;:&quot;Brennan&quot;,&quot;given&quot;:&quot;Karen&quot;},{&quot;family&quot;:&quot;Resnick&quot;,&quot;given&quot;:&quot;Mitchel&quot;}],&quot;publisher&quot;:&quot;Springer New York&quot;},&quot;suffix&quot;:&quot;&quot;,&quot;prefix&quot;:&quot;&quot;,&quot;id&quot;:270},{&quot;uris&quot;:[&quot;http://zotero.org/users/1913249/items/7KQUK5RV&quot;],&quot;uri&quot;:[&quot;http://zotero.org/users/1913249/items/7KQUK5RV&quot;],&quot;itemData&quot;:{&quot;citation-key&quot;:&quot;resnick_all_2007&quot;,&quot;URL&quot;:&quot;http://dl.acm.org/citation.cfm?id=1254961&quot;,&quot;issued&quot;:{&quot;date-parts&quot;:[[&quot;2007&quot;]]},&quot;type&quot;:&quot;paper-conference&quot;,&quot;container-title&quot;:&quot;Proceedings of the 6th ACM SIGCHI conference on Creativity &amp; cognition&quot;,&quot;title&quot;:&quot;All I really need to know (about creative thinking) I learned (by studying how children learn) in kindergarten&quot;,&quot;id&quot;:&quot;resnick_all_2007&quot;,&quot;page&quot;:&quot;1–6&quot;,&quot;accessed&quot;:{&quot;date-parts&quot;:[[&quot;2017&quot;,3,14]]},&quot;publisher&quot;:&quot;ACM&quot;,&quot;author&quot;:[{&quot;family&quot;:&quot;Resnick&quot;,&quot;given&quot;:&quot;Mitchel&quot;}],&quot;source&quot;:&quot;Google Scholar&quot;},&quot;suffix&quot;:&quot;&quot;,&quot;prefix&quot;:&quot;&quot;,&quot;id&quot;:1624},{&quot;uris&quot;:[&quot;http://zotero.org/users/1913249/items/S78ZPG6I&quot;],&quot;uri&quot;:[&quot;http://zotero.org/users/1913249/items/S78ZPG6I&quot;],&quot;itemData&quot;:{&quot;issue&quot;:&quot;4&quot;,&quot;citation-key&quot;:&quot;winarno_steps_2020-1&quot;,&quot;URL&quot;:&quot;http://dergipark.org.tr/en/doi/10.17478/jegys.766201&quot;,&quot;source&quot;:&quot;DOI.org (Crossref)&quot;,&quot;ISSN&quot;:&quot;2149-360X&quot;,&quot;DOI&quot;:&quot;10.17478/jegys.766201&quot;,&quot;container-title&quot;:&quot;Journal for the Education of Gifted Young Scientists&quot;,&quot;page&quot;:&quot;1345-1360&quot;,&quot;accessed&quot;:{&quot;date-parts&quot;:[[&quot;2023&quot;,6,14]]},&quot;issued&quot;:{&quot;date-parts&quot;:[[&quot;2020&quot;,12,15]]},&quot;volume&quot;:&quot;8&quot;,&quot;title-short&quot;:&quot;The steps of the Engineering Design Process (EDP) in science education&quot;,&quot;id&quot;:&quot;winarno_steps_2020-1&quot;,&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language&quot;:&quot;en&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title&quot;:&quot;The steps of the Engineering Design Process (EDP) in science education: A systematic literature review&quot;},&quot;suffix&quot;:&quot;&quot;,&quot;prefix&quot;:&quot;&quot;,&quot;id&quot;:8765}]} RNDonzbaliznp"/>.</text:p>
      <text:p text:style-name="Text_20_body">A typical framework from teach engineering website (<text:span text:style-name="T2">noauthor_engineering_nodate?</text:span>), takes the form of</text:p>
      <text:p text:style-name="P38">Ask: Identify the Need &amp; Constraints;</text:p>
      <text:p text:style-name="P39">Research the Problem;</text:p>
      <text:p text:style-name="P40">Imagine: Develop Possible Solutions;</text:p>
      <text:p text:style-name="P41">Plan: Select a Promising Solution;</text:p>
      <text:p text:style-name="P42">Create: Build a Prototype;</text:p>
      <text:p text:style-name="P43">Test and Evaluate Prototype; and Improve: Redesign as Needed</text:p>
      <text:p text:style-name="First_20_paragraph">While the value of design thinking stages for educators planning sessions seems clear, there is little research exploring how the stages could be used by learners to scaffold their own design process when engaging in making digital products.</text:p>
      <text:p text:style-name="Text_20_body">Elements of this framework are included in early literature to help adoption of new computing curriculum in UK <text:reference-mark-start text:name="ZOTERO_ITEM CSL_CITATION {&quot;citationID&quot;:&quot;hbamkoqp&quot;,&quot;properties&quot;:{&quot;formattedCitation&quot;:&quot;[@csizmadia_computational_2015]&quot;,&quot;noteIndex&quot;:0},&quot;schema&quot;:&quot;https://github.com/citation-style-language/schema/raw/master/csl-citation.json&quot;,&quot;citationItems&quot;:[{&quot;uris&quot;:[&quot;http://zotero.org/users/1913249/items/KAAAUYZ8&quot;],&quot;uri&quot;:[&quot;http://zotero.org/users/1913249/items/KAAAUYZ8&quot;],&quot;itemData&quot;:{&quot;id&quot;:&quot;csizmadia_computational_2015&quot;,&quot;type&quot;:&quot;report&quot;,&quot;issued&quot;:{&quot;date-parts&quot;:[[&quot;2015&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citation-key&quot;:&quot;csizmadia_computational_2015&quot;},&quot;suffix&quot;:&quot;&quot;,&quot;prefix&quot;:&quot;&quot;,&quot;id&quot;:3915}]} RNDjmfubtibvj"/>&lt;Do Zotero Refresh: [@csizmadia_computational_2015]&gt;<text:reference-mark-end text:name="ZOTERO_ITEM CSL_CITATION {&quot;citationID&quot;:&quot;hbamkoqp&quot;,&quot;properties&quot;:{&quot;formattedCitation&quot;:&quot;[@csizmadia_computational_2015]&quot;,&quot;noteIndex&quot;:0},&quot;schema&quot;:&quot;https://github.com/citation-style-language/schema/raw/master/csl-citation.json&quot;,&quot;citationItems&quot;:[{&quot;uris&quot;:[&quot;http://zotero.org/users/1913249/items/KAAAUYZ8&quot;],&quot;uri&quot;:[&quot;http://zotero.org/users/1913249/items/KAAAUYZ8&quot;],&quot;itemData&quot;:{&quot;id&quot;:&quot;csizmadia_computational_2015&quot;,&quot;type&quot;:&quot;report&quot;,&quot;issued&quot;:{&quot;date-parts&quot;:[[&quot;2015&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citation-key&quot;:&quot;csizmadia_computational_2015&quot;},&quot;suffix&quot;:&quot;&quot;,&quot;prefix&quot;:&quot;&quot;,&quot;id&quot;:3915}]} RNDjmfubtibvj"/>. However little guidance is provide and not stream really followed up unlike the focus on computational thinking <text:reference-mark-start text:name="ZOTERO_ITEM CSL_CITATION {&quot;citationID&quot;:&quot;mdiztbzf&quot;,&quot;properties&quot;:{&quot;formattedCitation&quot;:&quot;[@sentance_teachers_2015]&quot;,&quot;noteIndex&quot;:0},&quot;schema&quot;:&quot;https://github.com/citation-style-language/schema/raw/master/csl-citation.json&quot;,&quot;citationItems&quot;:[{&quot;uris&quot;:[&quot;http://zotero.org/users/1913249/items/NFSDMJB8&quot;],&quot;uri&quot;:[&quot;http://zotero.org/users/1913249/items/NFSDMJB8&quot;],&quot;itemData&quot;:{&quot;citation-key&quot;:&quot;sentance_teachers_2015&quot;,&quot;abstract&quot;:&quot;With the introduction of Computing into the school curriculum in England, experienced teachers are having to teach it for the first time. This raises a number of questions, including whether teachers need to adapt their existing pedagogical strategies to deliver Computing in the curriculum. In this paper we address this particular question through an analysis of qualitative statements made about how to teach Computing by over 300 in-service teachers, who contributed as part of a larger survey. We identify a range of pedagogical strategies that teachers use in practice which can be categorised into the five areas of contextualised learning, computational thinking skills development, code manipulation, working collaboratively and learning away from the computer. We suggest that focusing on the use of a range of these strategies could help teachers to feel more confident in the Computing classroom.&quot;,&quot;type&quot;:&quot;article-journal&quot;,&quot;title&quot;:&quot;Teachers’ perspectives on successful strategies for teaching Computing in school&quot;,&quot;id&quot;:&quot;sentance_teachers_2015&quot;,&quot;page&quot;:&quot;10&quot;,&quot;source&quot;:&quot;Zotero&quot;,&quot;language&quot;:&quot;en&quot;,&quot;author&quot;:[{&quot;family&quot;:&quot;Sentance&quot;,&quot;given&quot;:&quot;Sue&quot;},{&quot;family&quot;:&quot;Csizmadia&quot;,&quot;given&quot;:&quot;Andrew&quot;}],&quot;issued&quot;:{&quot;date-parts&quot;:[[&quot;2015&quot;]]}},&quot;suffix&quot;:&quot;&quot;,&quot;prefix&quot;:&quot;&quot;,&quot;id&quot;:3514}]} RNDpmisoqtocd"/>&lt;Do Zotero Refresh: [@sentance_teachers_2015]&gt;<text:reference-mark-end text:name="ZOTERO_ITEM CSL_CITATION {&quot;citationID&quot;:&quot;mdiztbzf&quot;,&quot;properties&quot;:{&quot;formattedCitation&quot;:&quot;[@sentance_teachers_2015]&quot;,&quot;noteIndex&quot;:0},&quot;schema&quot;:&quot;https://github.com/citation-style-language/schema/raw/master/csl-citation.json&quot;,&quot;citationItems&quot;:[{&quot;uris&quot;:[&quot;http://zotero.org/users/1913249/items/NFSDMJB8&quot;],&quot;uri&quot;:[&quot;http://zotero.org/users/1913249/items/NFSDMJB8&quot;],&quot;itemData&quot;:{&quot;citation-key&quot;:&quot;sentance_teachers_2015&quot;,&quot;abstract&quot;:&quot;With the introduction of Computing into the school curriculum in England, experienced teachers are having to teach it for the first time. This raises a number of questions, including whether teachers need to adapt their existing pedagogical strategies to deliver Computing in the curriculum. In this paper we address this particular question through an analysis of qualitative statements made about how to teach Computing by over 300 in-service teachers, who contributed as part of a larger survey. We identify a range of pedagogical strategies that teachers use in practice which can be categorised into the five areas of contextualised learning, computational thinking skills development, code manipulation, working collaboratively and learning away from the computer. We suggest that focusing on the use of a range of these strategies could help teachers to feel more confident in the Computing classroom.&quot;,&quot;type&quot;:&quot;article-journal&quot;,&quot;title&quot;:&quot;Teachers’ perspectives on successful strategies for teaching Computing in school&quot;,&quot;id&quot;:&quot;sentance_teachers_2015&quot;,&quot;page&quot;:&quot;10&quot;,&quot;source&quot;:&quot;Zotero&quot;,&quot;language&quot;:&quot;en&quot;,&quot;author&quot;:[{&quot;family&quot;:&quot;Sentance&quot;,&quot;given&quot;:&quot;Sue&quot;},{&quot;family&quot;:&quot;Csizmadia&quot;,&quot;given&quot;:&quot;Andrew&quot;}],&quot;issued&quot;:{&quot;date-parts&quot;:[[&quot;2015&quot;]]}},&quot;suffix&quot;:&quot;&quot;,&quot;prefix&quot;:&quot;&quot;,&quot;id&quot;:3514}]} RNDpmisoqtocd"/></text:p>
      <text:p text:style-name="Text_20_body">Resnick and Brennan <text:reference-mark-start text:name="ZOTERO_ITEM CSL_CITATION {&quot;citationID&quot;:&quot;dstmfzgg&quot;,&quot;properties&quot;:{&quot;formattedCitation&quot;:&quot;[@mouza_imagining_2013]&quot;,&quot;noteIndex&quot;:0},&quot;schema&quot;:&quot;https://github.com/citation-style-language/schema/raw/master/csl-citation.json&quot;,&quot;citationItems&quot;:[{&quot;uris&quot;:[&quot;http://zotero.org/users/1913249/items/BYSB7AMS&quot;],&quot;uri&quot;:[&quot;http://zotero.org/users/1913249/items/BYSB7AMS&quot;],&quot;itemData&quot;:{&quot;citation-key&quot;:&quot;mouza_imagining_2013&quot;,&quot;URL&quot;:&quot;http://link.springer.com/10.1007/978-1-4614-4696-5_17&quot;,&quot;source&quot;:&quot;Crossref&quot;,&quot;ISBN&quot;:&quot;978-1-4614-4695-8 978-1-4614-4696-5&quot;,&quot;DOI&quot;:&quot;10.1007/978-1-4614-4696-5_17&quot;,&quot;container-title&quot;:&quot;Emerging Technologies for the Classroom&quot;,&quot;page&quot;:&quot;253-268&quot;,&quot;accessed&quot;:{&quot;date-parts&quot;:[[&quot;2018&quot;,4,22]]},&quot;event-place&quot;:&quot;New York, NY&quot;,&quot;issued&quot;:{&quot;date-parts&quot;:[[&quot;2013&quot;]]},&quot;editor&quot;:[{&quot;family&quot;:&quot;Mouza&quot;,&quot;given&quot;:&quot;Chrystalla&quot;},{&quot;family&quot;:&quot;Lavigne&quot;,&quot;given&quot;:&quot;Nancy&quot;}],&quot;type&quot;:&quot;chapter&quot;,&quot;title-short&quot;:&quot;Imagining, Creating, Playing, Sharing, Reflecting&quot;,&quot;id&quot;:&quot;mouza_imagining_2013&quot;,&quot;title&quot;:&quot;Imagining, Creating, Playing, Sharing, Reflecting: How Online Community Supports Young People as Designers of Interactive Media&quot;,&quot;publisher-place&quot;:&quot;New York, NY&quot;,&quot;language&quot;:&quot;en&quot;,&quot;author&quot;:[{&quot;family&quot;:&quot;Brennan&quot;,&quot;given&quot;:&quot;Karen&quot;},{&quot;family&quot;:&quot;Resnick&quot;,&quot;given&quot;:&quot;Mitchel&quot;}],&quot;publisher&quot;:&quot;Springer New York&quot;},&quot;suffix&quot;:&quot;&quot;,&quot;prefix&quot;:&quot;&quot;,&quot;id&quot;:270}]} RNDspioyurhul"/>&lt;Do Zotero Refresh: [@mouza_imagining_2013]&gt;<text:reference-mark-end text:name="ZOTERO_ITEM CSL_CITATION {&quot;citationID&quot;:&quot;dstmfzgg&quot;,&quot;properties&quot;:{&quot;formattedCitation&quot;:&quot;[@mouza_imagining_2013]&quot;,&quot;noteIndex&quot;:0},&quot;schema&quot;:&quot;https://github.com/citation-style-language/schema/raw/master/csl-citation.json&quot;,&quot;citationItems&quot;:[{&quot;uris&quot;:[&quot;http://zotero.org/users/1913249/items/BYSB7AMS&quot;],&quot;uri&quot;:[&quot;http://zotero.org/users/1913249/items/BYSB7AMS&quot;],&quot;itemData&quot;:{&quot;citation-key&quot;:&quot;mouza_imagining_2013&quot;,&quot;URL&quot;:&quot;http://link.springer.com/10.1007/978-1-4614-4696-5_17&quot;,&quot;source&quot;:&quot;Crossref&quot;,&quot;ISBN&quot;:&quot;978-1-4614-4695-8 978-1-4614-4696-5&quot;,&quot;DOI&quot;:&quot;10.1007/978-1-4614-4696-5_17&quot;,&quot;container-title&quot;:&quot;Emerging Technologies for the Classroom&quot;,&quot;page&quot;:&quot;253-268&quot;,&quot;accessed&quot;:{&quot;date-parts&quot;:[[&quot;2018&quot;,4,22]]},&quot;event-place&quot;:&quot;New York, NY&quot;,&quot;issued&quot;:{&quot;date-parts&quot;:[[&quot;2013&quot;]]},&quot;editor&quot;:[{&quot;family&quot;:&quot;Mouza&quot;,&quot;given&quot;:&quot;Chrystalla&quot;},{&quot;family&quot;:&quot;Lavigne&quot;,&quot;given&quot;:&quot;Nancy&quot;}],&quot;type&quot;:&quot;chapter&quot;,&quot;title-short&quot;:&quot;Imagining, Creating, Playing, Sharing, Reflecting&quot;,&quot;id&quot;:&quot;mouza_imagining_2013&quot;,&quot;title&quot;:&quot;Imagining, Creating, Playing, Sharing, Reflecting: How Online Community Supports Young People as Designers of Interactive Media&quot;,&quot;publisher-place&quot;:&quot;New York, NY&quot;,&quot;language&quot;:&quot;en&quot;,&quot;author&quot;:[{&quot;family&quot;:&quot;Brennan&quot;,&quot;given&quot;:&quot;Karen&quot;},{&quot;family&quot;:&quot;Resnick&quot;,&quot;given&quot;:&quot;Mitchel&quot;}],&quot;publisher&quot;:&quot;Springer New York&quot;},&quot;suffix&quot;:&quot;&quot;,&quot;prefix&quot;:&quot;&quot;,&quot;id&quot;:270}]} RNDspioyurhul"/> focus on the affordances of tools and communties to support all aspects of students work on design stages without suggesting any processes from a teacher of student perspective.</text:p>
      <text:p text:style-name="Text_20_body">One exception is the work of Zainal et al <text:reference-mark-start text:name="ZOTERO_ITEM CSL_CITATION {&quot;citationID&quot;:&quot;iurxhapv&quot;,&quot;properties&quot;:{&quot;formattedCitation&quot;:&quot;[@zainal_review_2021]&quot;,&quot;noteIndex&quot;:0},&quot;schema&quot;:&quot;https://github.com/citation-style-language/schema/raw/master/csl-citation.json&quot;,&quot;citationItems&quot;:[{&quot;uris&quot;:[&quot;http://zotero.org/users/1913249/items/8ZFQP4RG&quot;],&quot;uri&quot;:[&quot;http://zotero.org/users/1913249/items/8ZFQP4RG&quot;],&quot;itemData&quot;:{&quot;issue&quot;:&quot;1&quot;,&quot;citation-key&quot;:&quot;zainal_review_2021&quot;,&quot;URL&quot;:&quot;https://akademiabaru.com/submit/index.php/frle/article/view/4204&quot;,&quot;source&quot;:&quot;akademiabaru.com&quot;,&quot;volume&quot;:&quot;24&quot;,&quot;container-title&quot;:&quot;International Journal of Advanced Research in Future Ready Learning and Education&quot;,&quot;page&quot;:&quot;28-38&quot;,&quot;accessed&quot;:{&quot;date-parts&quot;:[[&quot;2024&quot;,7,17]]},&quot;license&quot;:&quot;Copyright (c) 2021 International Journal of Advanced Research in Future Ready Learning and Education&quot;,&quot;issued&quot;:{&quot;date-parts&quot;:[[&quot;2021&quot;,11,27]]},&quot;number&quot;:&quot;1&quot;,&quot;id&quot;:&quot;zainal_review_2021&quot;,&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language&quot;:&quot;en&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title&quot;:&quot;Review of Design Thinking Approach in Learning IoT Programming&quot;},&quot;suffix&quot;:&quot;&quot;,&quot;prefix&quot;:&quot;&quot;,&quot;id&quot;:9662}]} RNDqjjtnnmgzr"/>&lt;Do Zotero Refresh: [@zainal_review_2021]&gt;<text:reference-mark-end text:name="ZOTERO_ITEM CSL_CITATION {&quot;citationID&quot;:&quot;iurxhapv&quot;,&quot;properties&quot;:{&quot;formattedCitation&quot;:&quot;[@zainal_review_2021]&quot;,&quot;noteIndex&quot;:0},&quot;schema&quot;:&quot;https://github.com/citation-style-language/schema/raw/master/csl-citation.json&quot;,&quot;citationItems&quot;:[{&quot;uris&quot;:[&quot;http://zotero.org/users/1913249/items/8ZFQP4RG&quot;],&quot;uri&quot;:[&quot;http://zotero.org/users/1913249/items/8ZFQP4RG&quot;],&quot;itemData&quot;:{&quot;issue&quot;:&quot;1&quot;,&quot;citation-key&quot;:&quot;zainal_review_2021&quot;,&quot;URL&quot;:&quot;https://akademiabaru.com/submit/index.php/frle/article/view/4204&quot;,&quot;source&quot;:&quot;akademiabaru.com&quot;,&quot;volume&quot;:&quot;24&quot;,&quot;container-title&quot;:&quot;International Journal of Advanced Research in Future Ready Learning and Education&quot;,&quot;page&quot;:&quot;28-38&quot;,&quot;accessed&quot;:{&quot;date-parts&quot;:[[&quot;2024&quot;,7,17]]},&quot;license&quot;:&quot;Copyright (c) 2021 International Journal of Advanced Research in Future Ready Learning and Education&quot;,&quot;issued&quot;:{&quot;date-parts&quot;:[[&quot;2021&quot;,11,27]]},&quot;number&quot;:&quot;1&quot;,&quot;id&quot;:&quot;zainal_review_2021&quot;,&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language&quot;:&quot;en&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title&quot;:&quot;Review of Design Thinking Approach in Learning IoT Programming&quot;},&quot;suffix&quot;:&quot;&quot;,&quot;prefix&quot;:&quot;&quot;,&quot;id&quot;:9662}]} RNDqjjtnnmgzr"/>, using the Stanford dschool design thinking framework <text:reference-mark-start text:name="ZOTERO_ITEM CSL_CITATION {&quot;citationID&quot;:&quot;fgyyvgmu&quot;,&quot;properties&quot;:{&quot;formattedCitation&quot;:&quot;[@dam_5_2024]&quot;,&quot;noteIndex&quot;:0},&quot;schema&quot;:&quot;https://github.com/citation-style-language/schema/raw/master/csl-citation.json&quot;,&quot;citationItems&quot;:[{&quot;uris&quot;:[&quot;http://zotero.org/users/1913249/items/HRYVPW67&quot;],&quot;uri&quot;:[&quot;http://zotero.org/users/1913249/items/HRYVPW67&quot;],&quot;itemData&quot;:{&quot;citation-key&quot;:&quot;dam_5_2024&quot;,&quot;URL&quot;:&quot;https://www.interaction-design.org/literature/article/5-stages-in-the-design-thinking-process&quot;,&quot;abstract&quot;:&quot;The Design Thinking process is a human-centered, iterative methodology that designers use to solve problems. It has 5 steps—Empathize, Define, Ideate, Prototype and Test.&quot;,&quot;container-title&quot;:&quot;The Interaction Design Foundation&quot;,&quot;type&quot;:&quot;webpage&quot;,&quot;id&quot;:&quot;dam_5_2024&quot;,&quot;title&quot;:&quot;The 5 Stages in the Design Thinking Process&quot;,&quot;accessed&quot;:{&quot;date-parts&quot;:[[&quot;2024&quot;,7,17]]},&quot;language&quot;:&quot;en&quot;,&quot;author&quot;:[{&quot;family&quot;:&quot;Dam&quot;,&quot;given&quot;:&quot;Rikke Friis&quot;}],&quot;issued&quot;:{&quot;date-parts&quot;:[[&quot;2024&quot;,7,18]]}},&quot;suffix&quot;:&quot;&quot;,&quot;prefix&quot;:&quot;&quot;,&quot;id&quot;:9671}]} RNDbebvqjqhhx"/>&lt;Do Zotero Refresh: [@dam_5_2024]&gt;<text:reference-mark-end text:name="ZOTERO_ITEM CSL_CITATION {&quot;citationID&quot;:&quot;fgyyvgmu&quot;,&quot;properties&quot;:{&quot;formattedCitation&quot;:&quot;[@dam_5_2024]&quot;,&quot;noteIndex&quot;:0},&quot;schema&quot;:&quot;https://github.com/citation-style-language/schema/raw/master/csl-citation.json&quot;,&quot;citationItems&quot;:[{&quot;uris&quot;:[&quot;http://zotero.org/users/1913249/items/HRYVPW67&quot;],&quot;uri&quot;:[&quot;http://zotero.org/users/1913249/items/HRYVPW67&quot;],&quot;itemData&quot;:{&quot;citation-key&quot;:&quot;dam_5_2024&quot;,&quot;URL&quot;:&quot;https://www.interaction-design.org/literature/article/5-stages-in-the-design-thinking-process&quot;,&quot;abstract&quot;:&quot;The Design Thinking process is a human-centered, iterative methodology that designers use to solve problems. It has 5 steps—Empathize, Define, Ideate, Prototype and Test.&quot;,&quot;container-title&quot;:&quot;The Interaction Design Foundation&quot;,&quot;type&quot;:&quot;webpage&quot;,&quot;id&quot;:&quot;dam_5_2024&quot;,&quot;title&quot;:&quot;The 5 Stages in the Design Thinking Process&quot;,&quot;accessed&quot;:{&quot;date-parts&quot;:[[&quot;2024&quot;,7,17]]},&quot;language&quot;:&quot;en&quot;,&quot;author&quot;:[{&quot;family&quot;:&quot;Dam&quot;,&quot;given&quot;:&quot;Rikke Friis&quot;}],&quot;issued&quot;:{&quot;date-parts&quot;:[[&quot;2024&quot;,7,18]]}},&quot;suffix&quot;:&quot;&quot;,&quot;prefix&quot;:&quot;&quot;,&quot;id&quot;:9671}]} RNDbebvqjqhhx"/> to structure the work on students in undertaking IoT project work.</text:p>
      <text:p text:style-name="Text_20_body">A wider review of design framework in STEM settings details discussion of varied definitions of stages themselves but less relating to the impact of the pedagogical use of design stages on learners <text:reference-mark-start text:name="ZOTERO_ITEM CSL_CITATION {&quot;citationID&quot;:&quot;ixsygcst&quot;,&quot;properties&quot;:{&quot;formattedCitation&quot;:&quot;[@winarno_steps_2020-1]&quot;,&quot;noteIndex&quot;:0},&quot;schema&quot;:&quot;https://github.com/citation-style-language/schema/raw/master/csl-citation.json&quot;,&quot;citationItems&quot;:[{&quot;uris&quot;:[&quot;http://zotero.org/users/1913249/items/S78ZPG6I&quot;],&quot;uri&quot;:[&quot;http://zotero.org/users/1913249/items/S78ZPG6I&quot;],&quot;itemData&quot;:{&quot;issue&quot;:&quot;4&quot;,&quot;citation-key&quot;:&quot;winarno_steps_2020-1&quot;,&quot;URL&quot;:&quot;http://dergipark.org.tr/en/doi/10.17478/jegys.766201&quot;,&quot;source&quot;:&quot;DOI.org (Crossref)&quot;,&quot;ISSN&quot;:&quot;2149-360X&quot;,&quot;DOI&quot;:&quot;10.17478/jegys.766201&quot;,&quot;container-title&quot;:&quot;Journal for the Education of Gifted Young Scientists&quot;,&quot;page&quot;:&quot;1345-1360&quot;,&quot;accessed&quot;:{&quot;date-parts&quot;:[[&quot;2023&quot;,6,14]]},&quot;issued&quot;:{&quot;date-parts&quot;:[[&quot;2020&quot;,12,15]]},&quot;volume&quot;:&quot;8&quot;,&quot;title-short&quot;:&quot;The steps of the Engineering Design Process (EDP) in science education&quot;,&quot;id&quot;:&quot;winarno_steps_2020-1&quot;,&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language&quot;:&quot;en&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title&quot;:&quot;The steps of the Engineering Design Process (EDP) in science education: A systematic literature review&quot;},&quot;suffix&quot;:&quot;&quot;,&quot;prefix&quot;:&quot;&quot;,&quot;id&quot;:8765}]} RNDpeapvfvueq"/>&lt;Do Zotero Refresh: [@winarno_steps_2020-1]&gt;<text:reference-mark-end text:name="ZOTERO_ITEM CSL_CITATION {&quot;citationID&quot;:&quot;ixsygcst&quot;,&quot;properties&quot;:{&quot;formattedCitation&quot;:&quot;[@winarno_steps_2020-1]&quot;,&quot;noteIndex&quot;:0},&quot;schema&quot;:&quot;https://github.com/citation-style-language/schema/raw/master/csl-citation.json&quot;,&quot;citationItems&quot;:[{&quot;uris&quot;:[&quot;http://zotero.org/users/1913249/items/S78ZPG6I&quot;],&quot;uri&quot;:[&quot;http://zotero.org/users/1913249/items/S78ZPG6I&quot;],&quot;itemData&quot;:{&quot;issue&quot;:&quot;4&quot;,&quot;citation-key&quot;:&quot;winarno_steps_2020-1&quot;,&quot;URL&quot;:&quot;http://dergipark.org.tr/en/doi/10.17478/jegys.766201&quot;,&quot;source&quot;:&quot;DOI.org (Crossref)&quot;,&quot;ISSN&quot;:&quot;2149-360X&quot;,&quot;DOI&quot;:&quot;10.17478/jegys.766201&quot;,&quot;container-title&quot;:&quot;Journal for the Education of Gifted Young Scientists&quot;,&quot;page&quot;:&quot;1345-1360&quot;,&quot;accessed&quot;:{&quot;date-parts&quot;:[[&quot;2023&quot;,6,14]]},&quot;issued&quot;:{&quot;date-parts&quot;:[[&quot;2020&quot;,12,15]]},&quot;volume&quot;:&quot;8&quot;,&quot;title-short&quot;:&quot;The steps of the Engineering Design Process (EDP) in science education&quot;,&quot;id&quot;:&quot;winarno_steps_2020-1&quot;,&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language&quot;:&quot;en&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title&quot;:&quot;The steps of the Engineering Design Process (EDP) in science education: A systematic literature review&quot;},&quot;suffix&quot;:&quot;&quot;,&quot;prefix&quot;:&quot;&quot;,&quot;id&quot;:8765}]} RNDpeapvfvueq"/>.</text:p>
      <text:p text:style-name="Text_20_body">The authours, note the lack of research investigating the potential of this approach and call for more work to be done in this area. ADD TO THE PROBLEMS STATEMENT.</text:p>
      <text:h text:style-name="Heading_20_3" text:outline-level="3"><text:bookmark-start text:name="design-patterns"/>Design patterns<text:bookmark-end text:name="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citationID&quot;:&quot;brkcvmyl&quot;,&quot;properties&quot;:{&quot;formattedCitation&quot;:&quot;[@gamma_design_1995]&quot;,&quot;noteIndex&quot;:0},&quot;schema&quot;:&quot;https://github.com/citation-style-language/schema/raw/master/csl-citation.json&quot;,&quot;citationItems&quot;:[{&quot;uris&quot;:[&quot;http://zotero.org/users/1913249/items/6QPK4CLR&quot;],&quot;uri&quot;:[&quot;http://zotero.org/users/1913249/items/6QPK4CLR&quot;],&quot;itemData&quot;:{&quot;type&quot;:&quot;book&quot;,&quot;id&quot;:&quot;gamma_design_1995&quot;,&quot;title&quot;:&quot;Design patterns: elements of reusable object-oriented software&quot;,&quot;issued&quot;:{&quot;date-parts&quot;:[[&quot;1995&quot;]]},&quot;publisher&quot;:&quot;Addison-Wesley&quot;,&quot;author&quot;:[{&quot;family&quot;:&quot;Gamma&quot;,&quot;given&quot;:&quot;Erich&quot;},{&quot;family&quot;:&quot;Johnson&quot;,&quot;given&quot;:&quot;Ralph&quot;},{&quot;family&quot;:&quot;Vlissides&quot;,&quot;given&quot;:&quot;John&quot;},{&quot;family&quot;:&quot;Helm&quot;,&quot;given&quot;:&quot;Richard&quot;}],&quot;citation-key&quot;:&quot;gamma_design_1995&quot;},&quot;suffix&quot;:&quot;&quot;,&quot;prefix&quot;:&quot;&quot;,&quot;id&quot;:3100}]} RNDvotdmcafah"/>&lt;Do Zotero Refresh: [@gamma_design_1995]&gt;<text:reference-mark-end text:name="ZOTERO_ITEM CSL_CITATION {&quot;citationID&quot;:&quot;brkcvmyl&quot;,&quot;properties&quot;:{&quot;formattedCitation&quot;:&quot;[@gamma_design_1995]&quot;,&quot;noteIndex&quot;:0},&quot;schema&quot;:&quot;https://github.com/citation-style-language/schema/raw/master/csl-citation.json&quot;,&quot;citationItems&quot;:[{&quot;uris&quot;:[&quot;http://zotero.org/users/1913249/items/6QPK4CLR&quot;],&quot;uri&quot;:[&quot;http://zotero.org/users/1913249/items/6QPK4CLR&quot;],&quot;itemData&quot;:{&quot;type&quot;:&quot;book&quot;,&quot;id&quot;:&quot;gamma_design_1995&quot;,&quot;title&quot;:&quot;Design patterns: elements of reusable object-oriented software&quot;,&quot;issued&quot;:{&quot;date-parts&quot;:[[&quot;1995&quot;]]},&quot;publisher&quot;:&quot;Addison-Wesley&quot;,&quot;author&quot;:[{&quot;family&quot;:&quot;Gamma&quot;,&quot;given&quot;:&quot;Erich&quot;},{&quot;family&quot;:&quot;Johnson&quot;,&quot;given&quot;:&quot;Ralph&quot;},{&quot;family&quot;:&quot;Vlissides&quot;,&quot;given&quot;:&quot;John&quot;},{&quot;family&quot;:&quot;Helm&quot;,&quot;given&quot;:&quot;Richard&quot;}],&quot;citation-key&quot;:&quot;gamma_design_1995&quot;},&quot;suffix&quot;:&quot;&quot;,&quot;prefix&quot;:&quot;&quot;,&quot;id&quot;:3100}]} RNDvotdmcafah"/>, and has also been adopted by game designers <text:reference-mark-start text:name="ZOTERO_ITEM CSL_CITATION {&quot;citationID&quot;:&quot;itayxbnt&quot;,&quot;properties&quot;:{&quot;formattedCitation&quot;:&quot;[@bjork_patterns_2005]&quot;,&quot;noteIndex&quot;:0},&quot;schema&quot;:&quot;https://github.com/citation-style-language/schema/raw/master/csl-citation.json&quot;,&quot;citationItems&quot;:[{&quot;uris&quot;:[&quot;http://zotero.org/users/1913249/items/APVZF8QA&quot;],&quot;uri&quot;:[&quot;http://zotero.org/users/1913249/items/APVZF8QA&quot;],&quot;itemData&quot;:{&quot;edition&quot;:&quot;1st ed&quot;,&quot;type&quot;:&quot;book&quot;,&quot;citation-key&quot;:&quot;bjork_patterns_2005&quot;,&quot;title&quot;:&quot;Patterns in game design&quot;,&quot;issued&quot;:{&quot;date-parts&quot;:[[&quot;2005&quot;]]},&quot;call-number&quot;:&quot;QA76.76.C672 B56 2005&quot;,&quot;collection-title&quot;:&quot;Charles River Media game development series&quot;,&quot;source&quot;:&quot;Library of Congress ISBN&quot;,&quot;publisher-place&quot;:&quot;Hingham, Mass&quot;,&quot;publisher&quot;:&quot;Charles River Media&quot;,&quot;id&quot;:&quot;bjork_patterns_2005&quot;,&quot;number-of-pages&quot;:&quot;423&quot;,&quot;ISBN&quot;:&quot;978-1-58450-354-5&quot;,&quot;language&quot;:&quot;en&quot;,&quot;author&quot;:[{&quot;family&quot;:&quot;Bjork&quot;,&quot;given&quot;:&quot;Staffan&quot;},{&quot;family&quot;:&quot;Holopainen&quot;,&quot;given&quot;:&quot;Jussi&quot;}],&quot;event-place&quot;:&quot;Hingham, Mass&quot;},&quot;suffix&quot;:&quot;&quot;,&quot;prefix&quot;:&quot;&quot;,&quot;id&quot;:3102}]} RNDginlzpcjry"/>&lt;Do Zotero Refresh: [@bjork_patterns_2005]&gt;<text:reference-mark-end text:name="ZOTERO_ITEM CSL_CITATION {&quot;citationID&quot;:&quot;itayxbnt&quot;,&quot;properties&quot;:{&quot;formattedCitation&quot;:&quot;[@bjork_patterns_2005]&quot;,&quot;noteIndex&quot;:0},&quot;schema&quot;:&quot;https://github.com/citation-style-language/schema/raw/master/csl-citation.json&quot;,&quot;citationItems&quot;:[{&quot;uris&quot;:[&quot;http://zotero.org/users/1913249/items/APVZF8QA&quot;],&quot;uri&quot;:[&quot;http://zotero.org/users/1913249/items/APVZF8QA&quot;],&quot;itemData&quot;:{&quot;edition&quot;:&quot;1st ed&quot;,&quot;type&quot;:&quot;book&quot;,&quot;citation-key&quot;:&quot;bjork_patterns_2005&quot;,&quot;title&quot;:&quot;Patterns in game design&quot;,&quot;issued&quot;:{&quot;date-parts&quot;:[[&quot;2005&quot;]]},&quot;call-number&quot;:&quot;QA76.76.C672 B56 2005&quot;,&quot;collection-title&quot;:&quot;Charles River Media game development series&quot;,&quot;source&quot;:&quot;Library of Congress ISBN&quot;,&quot;publisher-place&quot;:&quot;Hingham, Mass&quot;,&quot;publisher&quot;:&quot;Charles River Media&quot;,&quot;id&quot;:&quot;bjork_patterns_2005&quot;,&quot;number-of-pages&quot;:&quot;423&quot;,&quot;ISBN&quot;:&quot;978-1-58450-354-5&quot;,&quot;language&quot;:&quot;en&quot;,&quot;author&quot;:[{&quot;family&quot;:&quot;Bjork&quot;,&quot;given&quot;:&quot;Staffan&quot;},{&quot;family&quot;:&quot;Holopainen&quot;,&quot;given&quot;:&quot;Jussi&quot;}],&quot;event-place&quot;:&quot;Hingham, Mass&quot;},&quot;suffix&quot;:&quot;&quot;,&quot;prefix&quot;:&quot;&quot;,&quot;id&quot;:3102}]} RNDginlzpcjry"/>.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D&quot;:&quot;vqkrfdur&quot;,&quot;properties&quot;:{&quot;formattedCitation&quot;:&quot;[@azimullah_evaluating_2020; @da_cruz_silva_fostering_2019]&quot;,&quot;noteIndex&quot;:0},&quot;schema&quot;:&quot;https://github.com/citation-style-language/schema/raw/master/csl-citation.json&quot;,&quot;citationItems&quot;:[{&quot;uris&quot;:[&quot;http://zotero.org/users/1913249/items/V3M39TJK&quot;],&quot;uri&quot;:[&quot;http://zotero.org/users/1913249/items/V3M39TJK&quot;],&quot;itemData&quot;:{&quot;citation-key&quot;:&quot;azimullah_evaluating_2020&quot;,&quot;URL&quot;:&quot;http://doi.org/10.1145/3373165.3373184&quot;,&quot;source&quot;:&quot;ACM Digital Library&quot;,&quot;collection-title&quot;:&quot;ACE'20&quot;,&quot;DOI&quot;:&quot;10.1145/3373165.3373184&quot;,&quot;container-title&quot;:&quot;Proceedings of the Twenty-Second Australasian Computing Education Conference&quot;,&quot;page&quot;:&quot;167–176&quot;,&quot;accessed&quot;:{&quot;date-parts&quot;:[[&quot;2020&quot;,3,4]]},&quot;event-place&quot;:&quot;Melbourne, VIC, Australia&quot;,&quot;issued&quot;:{&quot;date-parts&quot;:[[&quot;2020&quot;,2,3]]},&quot;type&quot;:&quot;paper-conference&quot;,&quot;title&quot;:&quot;Evaluating an Interactive Tool for Teaching Design Patterns&quot;,&quot;id&quot;:&quot;azimullah_evaluating_2020&quot;,&quot;publisher-place&quot;:&quot;Melbourne, VIC, Australia&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publisher&quot;:&quot;Association for Computing Machinery&quot;,&quot;author&quot;:[{&quot;family&quot;:&quot;Azimullah&quot;,&quot;given&quot;:&quot;Zain&quot;},{&quot;family&quot;:&quot;An&quot;,&quot;given&quot;:&quot;Young Sun&quot;},{&quot;family&quot;:&quot;Denny&quot;,&quot;given&quot;:&quot;Paul&quot;}],&quot;ISBN&quot;:&quot;978-1-4503-7686-0&quot;},&quot;suffix&quot;:&quot;&quot;,&quot;prefix&quot;:&quot;&quot;,&quot;id&quot;:3097},{&quot;uris&quot;:[&quot;http://zotero.org/users/1913249/items/7JBLC69Q&quot;],&quot;uri&quot;:[&quot;http://zotero.org/users/1913249/items/7JBLC69Q&quot;],&quot;itemData&quot;:{&quot;citation-key&quot;:&quot;da_cruz_silva_fostering_2019&quot;,&quot;URL&quot;:&quot;http://doi.org/10.1145/3364641.3364660&quot;,&quot;source&quot;:&quot;ACM Digital Library&quot;,&quot;collection-title&quot;:&quot;SBQS'19&quot;,&quot;DOI&quot;:&quot;10.1145/3364641.3364660&quot;,&quot;container-title&quot;:&quot;Proceedings of the XVIII Brazilian Symposium on Software Quality&quot;,&quot;page&quot;:&quot;168–177&quot;,&quot;accessed&quot;:{&quot;date-parts&quot;:[[&quot;2020&quot;,3,4]]},&quot;event-place&quot;:&quot;Fortaleza, Brazil&quot;,&quot;issued&quot;:{&quot;date-parts&quot;:[[&quot;2019&quot;,10,28]]},&quot;type&quot;:&quot;paper-conference&quot;,&quot;title&quot;:&quot;Fostering Design Patterns Education: An Exemplar Inspired in the Angry Birds Game Franchise&quot;,&quot;title-short&quot;:&quot;Fostering Design Patterns Education&quot;,&quot;id&quot;:&quot;da_cruz_silva_fostering_2019&quot;,&quot;publisher-place&quot;:&quot;Fortaleza, Brazil&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publisher&quot;:&quot;Association for Computing Machinery&quot;,&quot;author&quot;:[{&quot;given&quot;:&quot;Diogo Soares&quot;,&quot;non-dropping-particle&quot;:&quot;da&quot;,&quot;family&quot;:&quot;Cruz Silva&quot;},{&quot;family&quot;:&quot;Schots&quot;,&quot;given&quot;:&quot;Marcelo&quot;},{&quot;family&quot;:&quot;Duboc&quot;,&quot;given&quot;:&quot;Leticia&quot;}],&quot;ISBN&quot;:&quot;978-1-4503-7282-4&quot;},&quot;suffix&quot;:&quot;&quot;,&quot;prefix&quot;:&quot;&quot;,&quot;id&quot;:3096}]} RNDfvxgcfaddx"/>&lt;Do Zotero Refresh: [@azimullah_evaluating_2020; @da_cruz_silva_fostering_2019]&gt;<text:reference-mark-end text:name="ZOTERO_ITEM CSL_CITATION {&quot;citationID&quot;:&quot;vqkrfdur&quot;,&quot;properties&quot;:{&quot;formattedCitation&quot;:&quot;[@azimullah_evaluating_2020; @da_cruz_silva_fostering_2019]&quot;,&quot;noteIndex&quot;:0},&quot;schema&quot;:&quot;https://github.com/citation-style-language/schema/raw/master/csl-citation.json&quot;,&quot;citationItems&quot;:[{&quot;uris&quot;:[&quot;http://zotero.org/users/1913249/items/V3M39TJK&quot;],&quot;uri&quot;:[&quot;http://zotero.org/users/1913249/items/V3M39TJK&quot;],&quot;itemData&quot;:{&quot;citation-key&quot;:&quot;azimullah_evaluating_2020&quot;,&quot;URL&quot;:&quot;http://doi.org/10.1145/3373165.3373184&quot;,&quot;source&quot;:&quot;ACM Digital Library&quot;,&quot;collection-title&quot;:&quot;ACE'20&quot;,&quot;DOI&quot;:&quot;10.1145/3373165.3373184&quot;,&quot;container-title&quot;:&quot;Proceedings of the Twenty-Second Australasian Computing Education Conference&quot;,&quot;page&quot;:&quot;167–176&quot;,&quot;accessed&quot;:{&quot;date-parts&quot;:[[&quot;2020&quot;,3,4]]},&quot;event-place&quot;:&quot;Melbourne, VIC, Australia&quot;,&quot;issued&quot;:{&quot;date-parts&quot;:[[&quot;2020&quot;,2,3]]},&quot;type&quot;:&quot;paper-conference&quot;,&quot;title&quot;:&quot;Evaluating an Interactive Tool for Teaching Design Patterns&quot;,&quot;id&quot;:&quot;azimullah_evaluating_2020&quot;,&quot;publisher-place&quot;:&quot;Melbourne, VIC, Australia&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publisher&quot;:&quot;Association for Computing Machinery&quot;,&quot;author&quot;:[{&quot;family&quot;:&quot;Azimullah&quot;,&quot;given&quot;:&quot;Zain&quot;},{&quot;family&quot;:&quot;An&quot;,&quot;given&quot;:&quot;Young Sun&quot;},{&quot;family&quot;:&quot;Denny&quot;,&quot;given&quot;:&quot;Paul&quot;}],&quot;ISBN&quot;:&quot;978-1-4503-7686-0&quot;},&quot;suffix&quot;:&quot;&quot;,&quot;prefix&quot;:&quot;&quot;,&quot;id&quot;:3097},{&quot;uris&quot;:[&quot;http://zotero.org/users/1913249/items/7JBLC69Q&quot;],&quot;uri&quot;:[&quot;http://zotero.org/users/1913249/items/7JBLC69Q&quot;],&quot;itemData&quot;:{&quot;citation-key&quot;:&quot;da_cruz_silva_fostering_2019&quot;,&quot;URL&quot;:&quot;http://doi.org/10.1145/3364641.3364660&quot;,&quot;source&quot;:&quot;ACM Digital Library&quot;,&quot;collection-title&quot;:&quot;SBQS'19&quot;,&quot;DOI&quot;:&quot;10.1145/3364641.3364660&quot;,&quot;container-title&quot;:&quot;Proceedings of the XVIII Brazilian Symposium on Software Quality&quot;,&quot;page&quot;:&quot;168–177&quot;,&quot;accessed&quot;:{&quot;date-parts&quot;:[[&quot;2020&quot;,3,4]]},&quot;event-place&quot;:&quot;Fortaleza, Brazil&quot;,&quot;issued&quot;:{&quot;date-parts&quot;:[[&quot;2019&quot;,10,28]]},&quot;type&quot;:&quot;paper-conference&quot;,&quot;title&quot;:&quot;Fostering Design Patterns Education: An Exemplar Inspired in the Angry Birds Game Franchise&quot;,&quot;title-short&quot;:&quot;Fostering Design Patterns Education&quot;,&quot;id&quot;:&quot;da_cruz_silva_fostering_2019&quot;,&quot;publisher-place&quot;:&quot;Fortaleza, Brazil&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publisher&quot;:&quot;Association for Computing Machinery&quot;,&quot;author&quot;:[{&quot;given&quot;:&quot;Diogo Soares&quot;,&quot;non-dropping-particle&quot;:&quot;da&quot;,&quot;family&quot;:&quot;Cruz Silva&quot;},{&quot;family&quot;:&quot;Schots&quot;,&quot;given&quot;:&quot;Marcelo&quot;},{&quot;family&quot;:&quot;Duboc&quot;,&quot;given&quot;:&quot;Leticia&quot;}],&quot;ISBN&quot;:&quot;978-1-4503-7282-4&quot;},&quot;suffix&quot;:&quot;&quot;,&quot;prefix&quot;:&quot;&quot;,&quot;id&quot;:3096}]} RNDfvxgcfaddx"/></text:p>
      <text:h text:style-name="Heading_20_4" text:outline-level="4"><text:bookmark-start text:name="gameplay-design-patterns"/>Game(play) design patterns<text:bookmark-end text:name="gameplay-design-patterns"/></text:h>
      <text:p text:style-name="First_20_paragraph">The term game design patterns (GDP) is used in different ways. Kreimeier (<text:span text:style-name="T2">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D&quot;:&quot;tyilwebg&quot;,&quot;properties&quot;:{&quot;formattedCitation&quot;:&quot;[-@eriksson_using_2019]&quot;,&quot;noteIndex&quot;:0},&quot;schema&quot;:&quot;https://github.com/citation-style-language/schema/raw/master/csl-citation.json&quot;,&quot;citationItems&quot;:[{&quot;uris&quot;:[&quot;http://zotero.org/users/1913249/items/YJKSC8LM&quot;],&quot;suppress-author&quot;:true,&quot;uri&quot;:[&quot;http://zotero.org/users/1913249/items/YJKSC8LM&quot;],&quot;itemData&quot;:{&quot;citation-key&quot;:&quot;eriksson_using_2019&quot;,&quot;event-title&quot;:&quot;IDC '19: Interaction Design and Children&quot;,&quot;source&quot;:&quot;DOI.org (Crossref)&quot;,&quot;ISBN&quot;:&quot;978-1-4503-6690-8&quot;,&quot;DOI&quot;:&quot;10.1145/3311927.3323155&quot;,&quot;container-title&quot;:&quot;Proceedings of the 18th ACM International Conference on Interaction Design and Children&quot;,&quot;page&quot;:&quot;15-25&quot;,&quot;accessed&quot;:{&quot;date-parts&quot;:[[&quot;2022&quot;,8,9]]},&quot;event-place&quot;:&quot;Boise ID USA&quot;,&quot;issued&quot;:{&quot;date-parts&quot;:[[&quot;2019&quot;,6,12]]},&quot;URL&quot;:&quot;https://dl.acm.org/doi/10.1145/3311927.3323155&quot;,&quot;type&quot;:&quot;paper-conference&quot;,&quot;id&quot;:&quot;eriksson_using_2019&quot;,&quot;title&quot;:&quot;Using Gameplay Design Patterns with Children in the Redesign of a Collaborative Co-located Game&quot;,&quot;publisher-place&quot;:&quot;Boise ID USA&quot;,&quot;language&quot;:&quot;en&quot;,&quot;author&quot;:[{&quot;family&quot;:&quot;Eriksson&quot;,&quot;given&quot;:&quot;Eva&quot;},{&quot;family&quot;:&quot;Baykal&quot;,&quot;given&quot;:&quot;Gökçe Elif&quot;},{&quot;family&quot;:&quot;Björk&quot;,&quot;given&quot;:&quot;Staffan&quot;},{&quot;family&quot;:&quot;Torgersson&quot;,&quot;given&quot;:&quot;Olof&quot;}],&quot;publisher&quot;:&quot;ACM&quot;},&quot;suffix&quot;:&quot;&quot;,&quot;prefix&quot;:&quot;&quot;,&quot;id&quot;:3745}]} RNDwgkryqmvxp"/>&lt;Do Zotero Refresh: [-@eriksson_using_2019]&gt;<text:reference-mark-end text:name="ZOTERO_ITEM CSL_CITATION {&quot;citationID&quot;:&quot;tyilwebg&quot;,&quot;properties&quot;:{&quot;formattedCitation&quot;:&quot;[-@eriksson_using_2019]&quot;,&quot;noteIndex&quot;:0},&quot;schema&quot;:&quot;https://github.com/citation-style-language/schema/raw/master/csl-citation.json&quot;,&quot;citationItems&quot;:[{&quot;uris&quot;:[&quot;http://zotero.org/users/1913249/items/YJKSC8LM&quot;],&quot;suppress-author&quot;:true,&quot;uri&quot;:[&quot;http://zotero.org/users/1913249/items/YJKSC8LM&quot;],&quot;itemData&quot;:{&quot;citation-key&quot;:&quot;eriksson_using_2019&quot;,&quot;event-title&quot;:&quot;IDC '19: Interaction Design and Children&quot;,&quot;source&quot;:&quot;DOI.org (Crossref)&quot;,&quot;ISBN&quot;:&quot;978-1-4503-6690-8&quot;,&quot;DOI&quot;:&quot;10.1145/3311927.3323155&quot;,&quot;container-title&quot;:&quot;Proceedings of the 18th ACM International Conference on Interaction Design and Children&quot;,&quot;page&quot;:&quot;15-25&quot;,&quot;accessed&quot;:{&quot;date-parts&quot;:[[&quot;2022&quot;,8,9]]},&quot;event-place&quot;:&quot;Boise ID USA&quot;,&quot;issued&quot;:{&quot;date-parts&quot;:[[&quot;2019&quot;,6,12]]},&quot;URL&quot;:&quot;https://dl.acm.org/doi/10.1145/3311927.3323155&quot;,&quot;type&quot;:&quot;paper-conference&quot;,&quot;id&quot;:&quot;eriksson_using_2019&quot;,&quot;title&quot;:&quot;Using Gameplay Design Patterns with Children in the Redesign of a Collaborative Co-located Game&quot;,&quot;publisher-place&quot;:&quot;Boise ID USA&quot;,&quot;language&quot;:&quot;en&quot;,&quot;author&quot;:[{&quot;family&quot;:&quot;Eriksson&quot;,&quot;given&quot;:&quot;Eva&quot;},{&quot;family&quot;:&quot;Baykal&quot;,&quot;given&quot;:&quot;Gökçe Elif&quot;},{&quot;family&quot;:&quot;Björk&quot;,&quot;given&quot;:&quot;Staffan&quot;},{&quot;family&quot;:&quot;Torgersson&quot;,&quot;given&quot;:&quot;Olof&quot;}],&quot;publisher&quot;:&quot;ACM&quot;},&quot;suffix&quot;:&quot;&quot;,&quot;prefix&quot;:&quot;&quot;,&quot;id&quot;:3745}]} RNDwgkryqmvxp"/> use the second interpretation rephrasing slightly as gameplay design patterns, thus placing emphasis on the exposure to the user via playing the game. They described the utility of games design patterns as a <text:span text:style-name="T1">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D&quot;:&quot;bxsevwwm&quot;,&quot;properties&quot;:{&quot;formattedCitation&quot;:&quot;[@bjork_patterns_2005]&quot;,&quot;noteIndex&quot;:0},&quot;schema&quot;:&quot;https://github.com/citation-style-language/schema/raw/master/csl-citation.json&quot;,&quot;citationItems&quot;:[{&quot;uris&quot;:[&quot;http://zotero.org/users/1913249/items/APVZF8QA&quot;],&quot;uri&quot;:[&quot;http://zotero.org/users/1913249/items/APVZF8QA&quot;],&quot;itemData&quot;:{&quot;edition&quot;:&quot;1st ed&quot;,&quot;type&quot;:&quot;book&quot;,&quot;citation-key&quot;:&quot;bjork_patterns_2005&quot;,&quot;title&quot;:&quot;Patterns in game design&quot;,&quot;issued&quot;:{&quot;date-parts&quot;:[[&quot;2005&quot;]]},&quot;call-number&quot;:&quot;QA76.76.C672 B56 2005&quot;,&quot;collection-title&quot;:&quot;Charles River Media game development series&quot;,&quot;source&quot;:&quot;Library of Congress ISBN&quot;,&quot;publisher-place&quot;:&quot;Hingham, Mass&quot;,&quot;publisher&quot;:&quot;Charles River Media&quot;,&quot;id&quot;:&quot;bjork_patterns_2005&quot;,&quot;number-of-pages&quot;:&quot;423&quot;,&quot;ISBN&quot;:&quot;978-1-58450-354-5&quot;,&quot;language&quot;:&quot;en&quot;,&quot;author&quot;:[{&quot;family&quot;:&quot;Bjork&quot;,&quot;given&quot;:&quot;Staffan&quot;},{&quot;family&quot;:&quot;Holopainen&quot;,&quot;given&quot;:&quot;Jussi&quot;}],&quot;event-place&quot;:&quot;Hingham, Mass&quot;},&quot;suffix&quot;:&quot;&quot;,&quot;prefix&quot;:&quot;&quot;,&quot;id&quot;:3102}]} RNDhvqdukcdwz"/>&lt;Do Zotero Refresh: [@bjork_patterns_2005]&gt;<text:reference-mark-end text:name="ZOTERO_ITEM CSL_CITATION {&quot;citationID&quot;:&quot;bxsevwwm&quot;,&quot;properties&quot;:{&quot;formattedCitation&quot;:&quot;[@bjork_patterns_2005]&quot;,&quot;noteIndex&quot;:0},&quot;schema&quot;:&quot;https://github.com/citation-style-language/schema/raw/master/csl-citation.json&quot;,&quot;citationItems&quot;:[{&quot;uris&quot;:[&quot;http://zotero.org/users/1913249/items/APVZF8QA&quot;],&quot;uri&quot;:[&quot;http://zotero.org/users/1913249/items/APVZF8QA&quot;],&quot;itemData&quot;:{&quot;edition&quot;:&quot;1st ed&quot;,&quot;type&quot;:&quot;book&quot;,&quot;citation-key&quot;:&quot;bjork_patterns_2005&quot;,&quot;title&quot;:&quot;Patterns in game design&quot;,&quot;issued&quot;:{&quot;date-parts&quot;:[[&quot;2005&quot;]]},&quot;call-number&quot;:&quot;QA76.76.C672 B56 2005&quot;,&quot;collection-title&quot;:&quot;Charles River Media game development series&quot;,&quot;source&quot;:&quot;Library of Congress ISBN&quot;,&quot;publisher-place&quot;:&quot;Hingham, Mass&quot;,&quot;publisher&quot;:&quot;Charles River Media&quot;,&quot;id&quot;:&quot;bjork_patterns_2005&quot;,&quot;number-of-pages&quot;:&quot;423&quot;,&quot;ISBN&quot;:&quot;978-1-58450-354-5&quot;,&quot;language&quot;:&quot;en&quot;,&quot;author&quot;:[{&quot;family&quot;:&quot;Bjork&quot;,&quot;given&quot;:&quot;Staffan&quot;},{&quot;family&quot;:&quot;Holopainen&quot;,&quot;given&quot;:&quot;Jussi&quot;}],&quot;event-place&quot;:&quot;Hingham, Mass&quot;},&quot;suffix&quot;:&quot;&quot;,&quot;prefix&quot;:&quot;&quot;,&quot;id&quot;:3102}]} RNDhvqdukcdwz"/>.</text:p>
      <text:p text:style-name="Text_20_body">In a design education intervention working with 11-12 year olds Eriksson and colleagues <text:reference-mark-start text:name="ZOTERO_ITEM CSL_CITATION {&quot;citationID&quot;:&quot;hxgeervc&quot;,&quot;properties&quot;:{&quot;formattedCitation&quot;:&quot;[@eriksson_using_2019]&quot;,&quot;noteIndex&quot;:0},&quot;schema&quot;:&quot;https://github.com/citation-style-language/schema/raw/master/csl-citation.json&quot;,&quot;citationItems&quot;:[{&quot;uris&quot;:[&quot;http://zotero.org/users/1913249/items/YJKSC8LM&quot;],&quot;uri&quot;:[&quot;http://zotero.org/users/1913249/items/YJKSC8LM&quot;],&quot;itemData&quot;:{&quot;citation-key&quot;:&quot;eriksson_using_2019&quot;,&quot;event-title&quot;:&quot;IDC '19: Interaction Design and Children&quot;,&quot;source&quot;:&quot;DOI.org (Crossref)&quot;,&quot;ISBN&quot;:&quot;978-1-4503-6690-8&quot;,&quot;DOI&quot;:&quot;10.1145/3311927.3323155&quot;,&quot;container-title&quot;:&quot;Proceedings of the 18th ACM International Conference on Interaction Design and Children&quot;,&quot;page&quot;:&quot;15-25&quot;,&quot;accessed&quot;:{&quot;date-parts&quot;:[[&quot;2022&quot;,8,9]]},&quot;event-place&quot;:&quot;Boise ID USA&quot;,&quot;issued&quot;:{&quot;date-parts&quot;:[[&quot;2019&quot;,6,12]]},&quot;URL&quot;:&quot;https://dl.acm.org/doi/10.1145/3311927.3323155&quot;,&quot;type&quot;:&quot;paper-conference&quot;,&quot;id&quot;:&quot;eriksson_using_2019&quot;,&quot;title&quot;:&quot;Using Gameplay Design Patterns with Children in the Redesign of a Collaborative Co-located Game&quot;,&quot;publisher-place&quot;:&quot;Boise ID USA&quot;,&quot;language&quot;:&quot;en&quot;,&quot;author&quot;:[{&quot;family&quot;:&quot;Eriksson&quot;,&quot;given&quot;:&quot;Eva&quot;},{&quot;family&quot;:&quot;Baykal&quot;,&quot;given&quot;:&quot;Gökçe Elif&quot;},{&quot;family&quot;:&quot;Björk&quot;,&quot;given&quot;:&quot;Staffan&quot;},{&quot;family&quot;:&quot;Torgersson&quot;,&quot;given&quot;:&quot;Olof&quot;}],&quot;publisher&quot;:&quot;ACM&quot;},&quot;suffix&quot;:&quot;&quot;,&quot;prefix&quot;:&quot;&quot;,&quot;id&quot;:3745}]} RNDiiygxzepez"/>&lt;Do Zotero Refresh: [@eriksson_using_2019]&gt;<text:reference-mark-end text:name="ZOTERO_ITEM CSL_CITATION {&quot;citationID&quot;:&quot;hxgeervc&quot;,&quot;properties&quot;:{&quot;formattedCitation&quot;:&quot;[@eriksson_using_2019]&quot;,&quot;noteIndex&quot;:0},&quot;schema&quot;:&quot;https://github.com/citation-style-language/schema/raw/master/csl-citation.json&quot;,&quot;citationItems&quot;:[{&quot;uris&quot;:[&quot;http://zotero.org/users/1913249/items/YJKSC8LM&quot;],&quot;uri&quot;:[&quot;http://zotero.org/users/1913249/items/YJKSC8LM&quot;],&quot;itemData&quot;:{&quot;citation-key&quot;:&quot;eriksson_using_2019&quot;,&quot;event-title&quot;:&quot;IDC '19: Interaction Design and Children&quot;,&quot;source&quot;:&quot;DOI.org (Crossref)&quot;,&quot;ISBN&quot;:&quot;978-1-4503-6690-8&quot;,&quot;DOI&quot;:&quot;10.1145/3311927.3323155&quot;,&quot;container-title&quot;:&quot;Proceedings of the 18th ACM International Conference on Interaction Design and Children&quot;,&quot;page&quot;:&quot;15-25&quot;,&quot;accessed&quot;:{&quot;date-parts&quot;:[[&quot;2022&quot;,8,9]]},&quot;event-place&quot;:&quot;Boise ID USA&quot;,&quot;issued&quot;:{&quot;date-parts&quot;:[[&quot;2019&quot;,6,12]]},&quot;URL&quot;:&quot;https://dl.acm.org/doi/10.1145/3311927.3323155&quot;,&quot;type&quot;:&quot;paper-conference&quot;,&quot;id&quot;:&quot;eriksson_using_2019&quot;,&quot;title&quot;:&quot;Using Gameplay Design Patterns with Children in the Redesign of a Collaborative Co-located Game&quot;,&quot;publisher-place&quot;:&quot;Boise ID USA&quot;,&quot;language&quot;:&quot;en&quot;,&quot;author&quot;:[{&quot;family&quot;:&quot;Eriksson&quot;,&quot;given&quot;:&quot;Eva&quot;},{&quot;family&quot;:&quot;Baykal&quot;,&quot;given&quot;:&quot;Gökçe Elif&quot;},{&quot;family&quot;:&quot;Björk&quot;,&quot;given&quot;:&quot;Staffan&quot;},{&quot;family&quot;:&quot;Torgersson&quot;,&quot;given&quot;:&quot;Olof&quot;}],&quot;publisher&quot;:&quot;ACM&quot;},&quot;suffix&quot;:&quot;&quot;,&quot;prefix&quot;:&quot;&quot;,&quot;id&quot;:3745}]} RNDiiygxzepez"/>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laltvcxq&quot;,&quot;properties&quot;:{&quot;formattedCitation&quot;:&quot;[@baykal_using_2019]&quot;,&quot;noteIndex&quot;:0},&quot;schema&quot;:&quot;https://github.com/citation-style-language/schema/raw/master/csl-citation.json&quot;,&quot;citationItems&quot;:[{&quot;uris&quot;:[&quot;http://zotero.org/users/1913249/items/B4TQHBCM&quot;],&quot;uri&quot;:[&quot;http://zotero.org/users/1913249/items/B4TQHBCM&quot;],&quot;itemData&quot;:{&quot;citation-key&quot;:&quot;baykal_using_2019&quot;,&quot;event-title&quot;:&quot;CHI '19: CHI Conference on Human Factors in Computing Systems&quot;,&quot;source&quot;:&quot;DOI.org (Crossref)&quot;,&quot;ISBN&quot;:&quot;978-1-4503-5971-9&quot;,&quot;DOI&quot;:&quot;10.1145/3290607.3312889&quot;,&quot;container-title&quot;:&quot;Extended Abstracts of the 2019 CHI Conference on Human Factors in Computing Systems&quot;,&quot;page&quot;:&quot;1-6&quot;,&quot;accessed&quot;:{&quot;date-parts&quot;:[[&quot;2023&quot;,3,15]]},&quot;event-place&quot;:&quot;Glasgow Scotland Uk&quot;,&quot;issued&quot;:{&quot;date-parts&quot;:[[&quot;2019&quot;,5,2]]},&quot;URL&quot;:&quot;https://dl.acm.org/doi/10.1145/3290607.3312889&quot;,&quot;type&quot;:&quot;paper-conference&quot;,&quot;title&quot;:&quot;Using Gameplay Design Patterns to Support Children's Collaborative Interactions for Learning&quot;,&quot;id&quot;:&quot;baykal_using_2019&quot;,&quot;publisher-place&quot;:&quot;Glasgow Scotland Uk&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language&quot;:&quot;en&quot;,&quot;author&quot;:[{&quot;family&quot;:&quot;Baykal&quot;,&quot;given&quot;:&quot;Gökce Elif&quot;},{&quot;family&quot;:&quot;Eriksson&quot;,&quot;given&quot;:&quot;Eva&quot;},{&quot;family&quot;:&quot;Björk&quot;,&quot;given&quot;:&quot;Staffan&quot;},{&quot;family&quot;:&quot;Torgersson&quot;,&quot;given&quot;:&quot;Olof&quot;}],&quot;publisher&quot;:&quot;ACM&quot;},&quot;suffix&quot;:&quot;&quot;,&quot;prefix&quot;:&quot;&quot;,&quot;id&quot;:3684}]} RNDnztjzbggfl"/>&lt;Do Zotero Refresh: [@baykal_using_2019]&gt;<text:reference-mark-end text:name="ZOTERO_ITEM CSL_CITATION {&quot;citationID&quot;:&quot;laltvcxq&quot;,&quot;properties&quot;:{&quot;formattedCitation&quot;:&quot;[@baykal_using_2019]&quot;,&quot;noteIndex&quot;:0},&quot;schema&quot;:&quot;https://github.com/citation-style-language/schema/raw/master/csl-citation.json&quot;,&quot;citationItems&quot;:[{&quot;uris&quot;:[&quot;http://zotero.org/users/1913249/items/B4TQHBCM&quot;],&quot;uri&quot;:[&quot;http://zotero.org/users/1913249/items/B4TQHBCM&quot;],&quot;itemData&quot;:{&quot;citation-key&quot;:&quot;baykal_using_2019&quot;,&quot;event-title&quot;:&quot;CHI '19: CHI Conference on Human Factors in Computing Systems&quot;,&quot;source&quot;:&quot;DOI.org (Crossref)&quot;,&quot;ISBN&quot;:&quot;978-1-4503-5971-9&quot;,&quot;DOI&quot;:&quot;10.1145/3290607.3312889&quot;,&quot;container-title&quot;:&quot;Extended Abstracts of the 2019 CHI Conference on Human Factors in Computing Systems&quot;,&quot;page&quot;:&quot;1-6&quot;,&quot;accessed&quot;:{&quot;date-parts&quot;:[[&quot;2023&quot;,3,15]]},&quot;event-place&quot;:&quot;Glasgow Scotland Uk&quot;,&quot;issued&quot;:{&quot;date-parts&quot;:[[&quot;2019&quot;,5,2]]},&quot;URL&quot;:&quot;https://dl.acm.org/doi/10.1145/3290607.3312889&quot;,&quot;type&quot;:&quot;paper-conference&quot;,&quot;title&quot;:&quot;Using Gameplay Design Patterns to Support Children's Collaborative Interactions for Learning&quot;,&quot;id&quot;:&quot;baykal_using_2019&quot;,&quot;publisher-place&quot;:&quot;Glasgow Scotland Uk&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language&quot;:&quot;en&quot;,&quot;author&quot;:[{&quot;family&quot;:&quot;Baykal&quot;,&quot;given&quot;:&quot;Gökce Elif&quot;},{&quot;family&quot;:&quot;Eriksson&quot;,&quot;given&quot;:&quot;Eva&quot;},{&quot;family&quot;:&quot;Björk&quot;,&quot;given&quot;:&quot;Staffan&quot;},{&quot;family&quot;:&quot;Torgersson&quot;,&quot;given&quot;:&quot;Olof&quot;}],&quot;publisher&quot;:&quot;ACM&quot;},&quot;suffix&quot;:&quot;&quot;,&quot;prefix&quot;:&quot;&quot;,&quot;id&quot;:3684}]} RNDnztjzbggfl"/> 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2">Using Game Design pattern collections and code examples to help novice students.</text:span></text:p>
      <text:p text:style-name="Text_20_body">The use of a collection of design patterns, while primarily used in professional settings, can help barriers faced by novice coder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D&quot;:&quot;xanfjllg&quot;,&quot;properties&quot;:{&quot;formattedCitation&quot;:&quot;[@werner_fairy_2012]&quot;,&quot;noteIndex&quot;:0},&quot;schema&quot;:&quot;https://github.com/citation-style-language/schema/raw/master/csl-citation.json&quot;,&quot;citationItems&quot;:[{&quot;uris&quot;:[&quot;http://zotero.org/users/1913249/items/KKV74Q7K&quot;],&quot;uri&quot;:[&quot;http://zotero.org/users/1913249/items/KKV74Q7K&quot;],&quot;itemData&quot;:{&quot;citation-key&quot;:&quot;werner_fairy_2012&quot;,&quot;URL&quot;:&quot;http://doi.acm.org/10.1145/2157136.2157200&quot;,&quot;source&quot;:&quot;ACM Digital Library&quot;,&quot;collection-title&quot;:&quot;SIGCSE '12&quot;,&quot;DOI&quot;:&quot;10.1145/2157136.2157200&quot;,&quot;container-title&quot;:&quot;Proceedings of the 43rd ACM Technical Symposium on Computer Science Education&quot;,&quot;page&quot;:&quot;215–220&quot;,&quot;accessed&quot;:{&quot;date-parts&quot;:[[&quot;2018&quot;,9,16]]},&quot;event-place&quot;:&quot;New York, NY, USA&quot;,&quot;issued&quot;:{&quot;date-parts&quot;:[[&quot;2012&quot;]]},&quot;type&quot;:&quot;paper-conference&quot;,&quot;title&quot;:&quot;The Fairy Performance Assessment: Measuring Computational Thinking in Middle School&quot;,&quot;title-short&quot;:&quot;The Fairy Performance Assessment&quot;,&quot;id&quot;:&quot;werner_fairy_2012&quot;,&quot;publisher-place&quot;:&quot;New York, NY, USA&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publisher&quot;:&quot;ACM&quot;,&quot;author&quot;:[{&quot;family&quot;:&quot;Werner&quot;,&quot;given&quot;:&quot;Linda&quot;},{&quot;family&quot;:&quot;Denner&quot;,&quot;given&quot;:&quot;Jill&quot;},{&quot;family&quot;:&quot;Campe&quot;,&quot;given&quot;:&quot;Shannon&quot;},{&quot;family&quot;:&quot;Kawamoto&quot;,&quot;given&quot;:&quot;Damon Chizuru&quot;}],&quot;ISBN&quot;:&quot;978-1-4503-1098-7&quot;},&quot;suffix&quot;:&quot;&quot;,&quot;prefix&quot;:&quot;&quot;,&quot;id&quot;:2727}]} RNDlpvpphqaam"/>&lt;Do Zotero Refresh: [@werner_fairy_2012]&gt;<text:reference-mark-end text:name="ZOTERO_ITEM CSL_CITATION {&quot;citationID&quot;:&quot;xanfjllg&quot;,&quot;properties&quot;:{&quot;formattedCitation&quot;:&quot;[@werner_fairy_2012]&quot;,&quot;noteIndex&quot;:0},&quot;schema&quot;:&quot;https://github.com/citation-style-language/schema/raw/master/csl-citation.json&quot;,&quot;citationItems&quot;:[{&quot;uris&quot;:[&quot;http://zotero.org/users/1913249/items/KKV74Q7K&quot;],&quot;uri&quot;:[&quot;http://zotero.org/users/1913249/items/KKV74Q7K&quot;],&quot;itemData&quot;:{&quot;citation-key&quot;:&quot;werner_fairy_2012&quot;,&quot;URL&quot;:&quot;http://doi.acm.org/10.1145/2157136.2157200&quot;,&quot;source&quot;:&quot;ACM Digital Library&quot;,&quot;collection-title&quot;:&quot;SIGCSE '12&quot;,&quot;DOI&quot;:&quot;10.1145/2157136.2157200&quot;,&quot;container-title&quot;:&quot;Proceedings of the 43rd ACM Technical Symposium on Computer Science Education&quot;,&quot;page&quot;:&quot;215–220&quot;,&quot;accessed&quot;:{&quot;date-parts&quot;:[[&quot;2018&quot;,9,16]]},&quot;event-place&quot;:&quot;New York, NY, USA&quot;,&quot;issued&quot;:{&quot;date-parts&quot;:[[&quot;2012&quot;]]},&quot;type&quot;:&quot;paper-conference&quot;,&quot;title&quot;:&quot;The Fairy Performance Assessment: Measuring Computational Thinking in Middle School&quot;,&quot;title-short&quot;:&quot;The Fairy Performance Assessment&quot;,&quot;id&quot;:&quot;werner_fairy_2012&quot;,&quot;publisher-place&quot;:&quot;New York, NY, USA&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publisher&quot;:&quot;ACM&quot;,&quot;author&quot;:[{&quot;family&quot;:&quot;Werner&quot;,&quot;given&quot;:&quot;Linda&quot;},{&quot;family&quot;:&quot;Denner&quot;,&quot;given&quot;:&quot;Jill&quot;},{&quot;family&quot;:&quot;Campe&quot;,&quot;given&quot;:&quot;Shannon&quot;},{&quot;family&quot;:&quot;Kawamoto&quot;,&quot;given&quot;:&quot;Damon Chizuru&quot;}],&quot;ISBN&quot;:&quot;978-1-4503-1098-7&quot;},&quot;suffix&quot;:&quot;&quot;,&quot;prefix&quot;:&quot;&quot;,&quot;id&quot;:2727}]} RNDlpvpphqaam"/>. The results - a limited use of standard CT concepts by students - led them to also investigate the use of students of game mechanics as well as more traditional CS constructions <text:reference-mark-start text:name="ZOTERO_ITEM CSL_CITATION {&quot;citationID&quot;:&quot;dycqyvzx&quot;,&quot;properties&quot;:{&quot;formattedCitation&quot;:&quot;[@werner_children_2012]&quot;,&quot;noteIndex&quot;:0},&quot;schema&quot;:&quot;https://github.com/citation-style-language/schema/raw/master/csl-citation.json&quot;,&quot;citationItems&quot;:[{&quot;uris&quot;:[&quot;http://zotero.org/users/1913249/items/GCEGTU8X&quot;],&quot;uri&quot;:[&quot;http://zotero.org/users/1913249/items/GCEGTU8X&quot;],&quot;itemData&quot;:{&quot;citation-key&quot;:&quot;werner_children_2012&quot;,&quot;URL&quot;:&quot;https://dl.acm.org/doi/10.1145/2157136.2157263&quot;,&quot;source&quot;:&quot;ACM Digital Library&quot;,&quot;collection-title&quot;:&quot;SIGCSE '12&quot;,&quot;DOI&quot;:&quot;10.1145/2157136.2157263&quot;,&quot;container-title&quot;:&quot;Proceedings of the 43rd ACM technical symposium on Computer Science Education&quot;,&quot;page&quot;:&quot;427–432&quot;,&quot;accessed&quot;:{&quot;date-parts&quot;:[[&quot;2023&quot;,6,13]]},&quot;event-place&quot;:&quot;New York, NY, USA&quot;,&quot;issued&quot;:{&quot;date-parts&quot;:[[&quot;2012&quot;,2,29]]},&quot;type&quot;:&quot;paper-conference&quot;,&quot;title&quot;:&quot;Children learning computer science concepts via Alice game-programming&quot;,&quot;id&quot;:&quot;werner_children_2012&quot;,&quot;publisher-place&quot;:&quot;New York, NY, USA&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publisher&quot;:&quot;Association for Computing Machinery&quot;,&quot;author&quot;:[{&quot;family&quot;:&quot;Werner&quot;,&quot;given&quot;:&quot;Linda&quot;},{&quot;family&quot;:&quot;Campe&quot;,&quot;given&quot;:&quot;Shannon&quot;},{&quot;family&quot;:&quot;Denner&quot;,&quot;given&quot;:&quot;Jill&quot;}],&quot;ISBN&quot;:&quot;978-1-4503-1098-7&quot;},&quot;suffix&quot;:&quot;&quot;,&quot;prefix&quot;:&quot;&quot;,&quot;id&quot;:8716}]} RNDxgdcrbdfhm"/>&lt;Do Zotero Refresh: [@werner_children_2012]&gt;<text:reference-mark-end text:name="ZOTERO_ITEM CSL_CITATION {&quot;citationID&quot;:&quot;dycqyvzx&quot;,&quot;properties&quot;:{&quot;formattedCitation&quot;:&quot;[@werner_children_2012]&quot;,&quot;noteIndex&quot;:0},&quot;schema&quot;:&quot;https://github.com/citation-style-language/schema/raw/master/csl-citation.json&quot;,&quot;citationItems&quot;:[{&quot;uris&quot;:[&quot;http://zotero.org/users/1913249/items/GCEGTU8X&quot;],&quot;uri&quot;:[&quot;http://zotero.org/users/1913249/items/GCEGTU8X&quot;],&quot;itemData&quot;:{&quot;citation-key&quot;:&quot;werner_children_2012&quot;,&quot;URL&quot;:&quot;https://dl.acm.org/doi/10.1145/2157136.2157263&quot;,&quot;source&quot;:&quot;ACM Digital Library&quot;,&quot;collection-title&quot;:&quot;SIGCSE '12&quot;,&quot;DOI&quot;:&quot;10.1145/2157136.2157263&quot;,&quot;container-title&quot;:&quot;Proceedings of the 43rd ACM technical symposium on Computer Science Education&quot;,&quot;page&quot;:&quot;427–432&quot;,&quot;accessed&quot;:{&quot;date-parts&quot;:[[&quot;2023&quot;,6,13]]},&quot;event-place&quot;:&quot;New York, NY, USA&quot;,&quot;issued&quot;:{&quot;date-parts&quot;:[[&quot;2012&quot;,2,29]]},&quot;type&quot;:&quot;paper-conference&quot;,&quot;title&quot;:&quot;Children learning computer science concepts via Alice game-programming&quot;,&quot;id&quot;:&quot;werner_children_2012&quot;,&quot;publisher-place&quot;:&quot;New York, NY, USA&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publisher&quot;:&quot;Association for Computing Machinery&quot;,&quot;author&quot;:[{&quot;family&quot;:&quot;Werner&quot;,&quot;given&quot;:&quot;Linda&quot;},{&quot;family&quot;:&quot;Campe&quot;,&quot;given&quot;:&quot;Shannon&quot;},{&quot;family&quot;:&quot;Denner&quot;,&quot;given&quot;:&quot;Jill&quot;}],&quot;ISBN&quot;:&quot;978-1-4503-1098-7&quot;},&quot;suffix&quot;:&quot;&quot;,&quot;prefix&quot;:&quot;&quot;,&quot;id&quot;:8716}]} RNDxgdcrbdfhm"/>. They began to identify use of design patterns and then combination of those patterns into large game mechanics.</text:p>
      <text:p text:style-name="Text_20_body">To help revolve the play paradox - of learner choice vs subject exploration <text:reference-mark-start text:name="ZOTERO_ITEM CSL_CITATION {&quot;citationID&quot;:&quot;rssciosy&quot;,&quot;properties&quot;:{&quot;formattedCitation&quot;:&quot;[@hoyles_pedagogy_1992]&quot;,&quot;noteIndex&quot;:0},&quot;schema&quot;:&quot;https://github.com/citation-style-language/schema/raw/master/csl-citation.json&quot;,&quot;citationItems&quot;:[{&quot;uris&quot;:[&quot;http://zotero.org/users/1913249/items/UHLQKVL8&quot;],&quot;uri&quot;:[&quot;http://zotero.org/users/1913249/items/UHLQKVL8&quot;],&quot;itemData&quot;:{&quot;issue&quot;:&quot;1&quot;,&quot;citation-key&quot;:&quot;hoyles_pedagogy_1992&quot;,&quot;URL&quot;:&quot;https://doi.org/10.1007/BF00302313&quot;,&quot;source&quot;:&quot;Springer Link&quot;,&quot;ISSN&quot;:&quot;1573-0816&quot;,&quot;DOI&quot;:&quot;10.1007/BF00302313&quot;,&quot;container-title&quot;:&quot;Educational Studies in Mathematics&quot;,&quot;page&quot;:&quot;31-57&quot;,&quot;accessed&quot;:{&quot;date-parts&quot;:[[&quot;2023&quot;,6,12]]},&quot;container-title-short&quot;:&quot;Educ Stud Math&quot;,&quot;issued&quot;:{&quot;date-parts&quot;:[[&quot;1992&quot;,2,1]]},&quot;volume&quot;:&quot;23&quot;,&quot;id&quot;:&quot;hoyles_pedagogy_1992&quot;,&quot;type&quot;:&quot;article-journal&quot;,&quot;title&quot;:&quot;A pedagogy for mathematical microworlds&quot;,&quot;language&quot;:&quot;en&quot;,&quot;author&quot;:[{&quot;family&quot;:&quot;Hoyles&quot;,&quot;given&quot;:&quot;Celia&quot;},{&quot;family&quot;:&quot;Noss&quot;,&quot;given&quot;:&quot;Richard&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suffix&quot;:&quot;&quot;,&quot;prefix&quot;:&quot;&quot;,&quot;id&quot;:8701}]} RNDwizwucvxtt"/>&lt;Do Zotero Refresh: [@hoyles_pedagogy_1992]&gt;<text:reference-mark-end text:name="ZOTERO_ITEM CSL_CITATION {&quot;citationID&quot;:&quot;rssciosy&quot;,&quot;properties&quot;:{&quot;formattedCitation&quot;:&quot;[@hoyles_pedagogy_1992]&quot;,&quot;noteIndex&quot;:0},&quot;schema&quot;:&quot;https://github.com/citation-style-language/schema/raw/master/csl-citation.json&quot;,&quot;citationItems&quot;:[{&quot;uris&quot;:[&quot;http://zotero.org/users/1913249/items/UHLQKVL8&quot;],&quot;uri&quot;:[&quot;http://zotero.org/users/1913249/items/UHLQKVL8&quot;],&quot;itemData&quot;:{&quot;issue&quot;:&quot;1&quot;,&quot;citation-key&quot;:&quot;hoyles_pedagogy_1992&quot;,&quot;URL&quot;:&quot;https://doi.org/10.1007/BF00302313&quot;,&quot;source&quot;:&quot;Springer Link&quot;,&quot;ISSN&quot;:&quot;1573-0816&quot;,&quot;DOI&quot;:&quot;10.1007/BF00302313&quot;,&quot;container-title&quot;:&quot;Educational Studies in Mathematics&quot;,&quot;page&quot;:&quot;31-57&quot;,&quot;accessed&quot;:{&quot;date-parts&quot;:[[&quot;2023&quot;,6,12]]},&quot;container-title-short&quot;:&quot;Educ Stud Math&quot;,&quot;issued&quot;:{&quot;date-parts&quot;:[[&quot;1992&quot;,2,1]]},&quot;volume&quot;:&quot;23&quot;,&quot;id&quot;:&quot;hoyles_pedagogy_1992&quot;,&quot;type&quot;:&quot;article-journal&quot;,&quot;title&quot;:&quot;A pedagogy for mathematical microworlds&quot;,&quot;language&quot;:&quot;en&quot;,&quot;author&quot;:[{&quot;family&quot;:&quot;Hoyles&quot;,&quot;given&quot;:&quot;Celia&quot;},{&quot;family&quot;:&quot;Noss&quot;,&quot;given&quot;:&quot;Richard&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suffix&quot;:&quot;&quot;,&quot;prefix&quot;:&quot;&quot;,&quot;id&quot;:8701}]} RNDwizwucvxtt"/> Franklin and friends suggest the use of the UMC framework <text:reference-mark-start text:name="ZOTERO_ITEM CSL_CITATION {&quot;citationID&quot;:&quot;stqpzusr&quot;,&quot;properties&quot;:{&quot;formattedCitation&quot;:&quot;[@franklin_analysis_2020]&quot;,&quot;noteIndex&quot;:0},&quot;schema&quot;:&quot;https://github.com/citation-style-language/schema/raw/master/csl-citation.json&quot;,&quot;citationItems&quot;:[{&quot;uris&quot;:[&quot;http://zotero.org/users/1913249/items/7NFVC6Q7&quot;],&quot;uri&quot;:[&quot;http://zotero.org/users/1913249/items/7NFVC6Q7&quot;],&quot;itemData&quot;:{&quot;citation-key&quot;:&quot;franklin_analysis_2020&quot;,&quot;event-title&quot;:&quot;ICER '20: International Computing Education Research Conference&quot;,&quot;source&quot;:&quot;DOI.org (Crossref)&quot;,&quot;ISBN&quot;:&quot;978-1-4503-7092-9&quot;,&quot;DOI&quot;:&quot;10.1145/3372782.3406256&quot;,&quot;container-title&quot;:&quot;Proceedings of the 2020 ACM Conference on International Computing Education Research&quot;,&quot;page&quot;:&quot;14-24&quot;,&quot;accessed&quot;:{&quot;date-parts&quot;:[[&quot;2021&quot;,12,21]]},&quot;event-place&quot;:&quot;Virtual Event New Zealand&quot;,&quot;issued&quot;:{&quot;date-parts&quot;:[[&quot;2020&quot;,8,10]]},&quot;URL&quot;:&quot;https://dl.acm.org/doi/10.1145/3372782.3406256&quot;,&quot;type&quot;:&quot;paper-conference&quot;,&quot;title&quot;:&quot;An Analysis of Use-Modify-Create Pedagogical Approach's Success in Balancing Structure and Student Agency&quot;,&quot;id&quot;:&quot;franklin_analysis_2020&quot;,&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ublisher&quot;:&quot;ACM&quot;},&quot;suffix&quot;:&quot;&quot;,&quot;prefix&quot;:&quot;&quot;,&quot;id&quot;:2}]} RNDvvxdhovare"/>&lt;Do Zotero Refresh: [@franklin_analysis_2020]&gt;<text:reference-mark-end text:name="ZOTERO_ITEM CSL_CITATION {&quot;citationID&quot;:&quot;stqpzusr&quot;,&quot;properties&quot;:{&quot;formattedCitation&quot;:&quot;[@franklin_analysis_2020]&quot;,&quot;noteIndex&quot;:0},&quot;schema&quot;:&quot;https://github.com/citation-style-language/schema/raw/master/csl-citation.json&quot;,&quot;citationItems&quot;:[{&quot;uris&quot;:[&quot;http://zotero.org/users/1913249/items/7NFVC6Q7&quot;],&quot;uri&quot;:[&quot;http://zotero.org/users/1913249/items/7NFVC6Q7&quot;],&quot;itemData&quot;:{&quot;citation-key&quot;:&quot;franklin_analysis_2020&quot;,&quot;event-title&quot;:&quot;ICER '20: International Computing Education Research Conference&quot;,&quot;source&quot;:&quot;DOI.org (Crossref)&quot;,&quot;ISBN&quot;:&quot;978-1-4503-7092-9&quot;,&quot;DOI&quot;:&quot;10.1145/3372782.3406256&quot;,&quot;container-title&quot;:&quot;Proceedings of the 2020 ACM Conference on International Computing Education Research&quot;,&quot;page&quot;:&quot;14-24&quot;,&quot;accessed&quot;:{&quot;date-parts&quot;:[[&quot;2021&quot;,12,21]]},&quot;event-place&quot;:&quot;Virtual Event New Zealand&quot;,&quot;issued&quot;:{&quot;date-parts&quot;:[[&quot;2020&quot;,8,10]]},&quot;URL&quot;:&quot;https://dl.acm.org/doi/10.1145/3372782.3406256&quot;,&quot;type&quot;:&quot;paper-conference&quot;,&quot;title&quot;:&quot;An Analysis of Use-Modify-Create Pedagogical Approach's Success in Balancing Structure and Student Agency&quot;,&quot;id&quot;:&quot;franklin_analysis_2020&quot;,&quot;publisher-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language&quot;:&quot;en&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ublisher&quot;:&quot;ACM&quot;},&quot;suffix&quot;:&quot;&quot;,&quot;prefix&quot;:&quot;&quot;,&quot;id&quot;:2}]} RNDvvxdhovare"/>. Other work from UMC proponent Lytle suggests a list of extensions to choose from swapping create for choose <text:reference-mark-start text:name="ZOTERO_ITEM CSL_CITATION {&quot;citationID&quot;:&quot;okcktbhn&quot;,&quot;properties&quot;:{&quot;formattedCitation&quot;:&quot;[@lytle_use_2019-1]&quot;,&quot;noteIndex&quot;:0},&quot;schema&quot;:&quot;https://github.com/citation-style-language/schema/raw/master/csl-citation.json&quot;,&quot;citationItems&quot;:[{&quot;uris&quot;:[&quot;http://zotero.org/users/1913249/items/KMBB3CBW&quot;],&quot;uri&quot;:[&quot;http://zotero.org/users/1913249/items/KMBB3CBW&quot;],&quot;itemData&quot;:{&quot;citation-key&quot;:&quot;lytle_use_2019-1&quot;,&quot;URL&quot;:&quot;https://dl.acm.org/doi/10.1145/3361721.3362110&quot;,&quot;source&quot;:&quot;ACM Digital Library&quot;,&quot;collection-title&quot;:&quot;WiPSCE'19&quot;,&quot;DOI&quot;:&quot;10.1145/3361721.3362110&quot;,&quot;container-title&quot;:&quot;Proceedings of the 14th Workshop in Primary and Secondary Computing Education&quot;,&quot;page&quot;:&quot;1–6&quot;,&quot;accessed&quot;:{&quot;date-parts&quot;:[[&quot;2023&quot;,6,12]]},&quot;event-place&quot;:&quot;New York, NY, USA&quot;,&quot;issued&quot;:{&quot;date-parts&quot;:[[&quot;2019&quot;,10,23]]},&quot;type&quot;:&quot;paper-conference&quot;,&quot;title&quot;:&quot;From 'Use' to 'Choose': Scaffolding CT Curricula and Exploring Student Choices while Programming (Practical Report)&quot;,&quot;title-short&quot;:&quot;From 'Use' to 'Choose'&quot;,&quot;id&quot;:&quot;lytle_use_2019-1&quot;,&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ISBN&quot;:&quot;978-1-4503-7704-1&quot;},&quot;suffix&quot;:&quot;&quot;,&quot;prefix&quot;:&quot;&quot;,&quot;id&quot;:8703}]} RNDeckxvdqmtq"/>&lt;Do Zotero Refresh: [@lytle_use_2019-1]&gt;<text:reference-mark-end text:name="ZOTERO_ITEM CSL_CITATION {&quot;citationID&quot;:&quot;okcktbhn&quot;,&quot;properties&quot;:{&quot;formattedCitation&quot;:&quot;[@lytle_use_2019-1]&quot;,&quot;noteIndex&quot;:0},&quot;schema&quot;:&quot;https://github.com/citation-style-language/schema/raw/master/csl-citation.json&quot;,&quot;citationItems&quot;:[{&quot;uris&quot;:[&quot;http://zotero.org/users/1913249/items/KMBB3CBW&quot;],&quot;uri&quot;:[&quot;http://zotero.org/users/1913249/items/KMBB3CBW&quot;],&quot;itemData&quot;:{&quot;citation-key&quot;:&quot;lytle_use_2019-1&quot;,&quot;URL&quot;:&quot;https://dl.acm.org/doi/10.1145/3361721.3362110&quot;,&quot;source&quot;:&quot;ACM Digital Library&quot;,&quot;collection-title&quot;:&quot;WiPSCE'19&quot;,&quot;DOI&quot;:&quot;10.1145/3361721.3362110&quot;,&quot;container-title&quot;:&quot;Proceedings of the 14th Workshop in Primary and Secondary Computing Education&quot;,&quot;page&quot;:&quot;1–6&quot;,&quot;accessed&quot;:{&quot;date-parts&quot;:[[&quot;2023&quot;,6,12]]},&quot;event-place&quot;:&quot;New York, NY, USA&quot;,&quot;issued&quot;:{&quot;date-parts&quot;:[[&quot;2019&quot;,10,23]]},&quot;type&quot;:&quot;paper-conference&quot;,&quot;title&quot;:&quot;From 'Use' to 'Choose': Scaffolding CT Curricula and Exploring Student Choices while Programming (Practical Report)&quot;,&quot;title-short&quot;:&quot;From 'Use' to 'Choose'&quot;,&quot;id&quot;:&quot;lytle_use_2019-1&quot;,&quot;publisher-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quot;:&quot;Association for Computing Machinery&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ISBN&quot;:&quot;978-1-4503-7704-1&quot;},&quot;suffix&quot;:&quot;&quot;,&quot;prefix&quot;:&quot;&quot;,&quot;id&quot;:8703}]} RNDeckxvdqmtq"/>. Based partly on the cause of teacher stress caused by the open ended nature of the “Create” part of the model.</text:p>
      <text:p text:style-name="Text_20_body">Other researchers used to scaffold creation of coding projects by novices <text:reference-mark-start text:name="ZOTERO_ITEM CSL_CITATION {&quot;citationID&quot;:&quot;hmhdhfgo&quot;,&quot;properties&quot;:{&quot;formattedCitation&quot;:&quot;[@wang_novices_2021]&quot;,&quot;noteIndex&quot;:0},&quot;schema&quot;:&quot;https://github.com/citation-style-language/schema/raw/master/csl-citation.json&quot;,&quot;citationItems&quot;:[{&quot;uris&quot;:[&quot;http://zotero.org/users/1913249/items/D6ZVJHNB&quot;],&quot;uri&quot;:[&quot;http://zotero.org/users/1913249/items/D6ZVJHNB&quot;],&quot;itemData&quot;:{&quot;citation-key&quot;:&quot;wang_novices_2021&quot;,&quot;URL&quot;:&quot;https://dl.acm.org/doi/10.1145/3430665.3456370&quot;,&quot;source&quot;:&quot;ACM Digital Library&quot;,&quot;collection-title&quot;:&quot;ITiCSE '21&quot;,&quot;DOI&quot;:&quot;10.1145/3430665.3456370&quot;,&quot;container-title&quot;:&quot;Proceedings of the 26th ACM Conference on Innovation and Technology in Computer Science Education V. 1&quot;,&quot;page&quot;:&quot;394–400&quot;,&quot;accessed&quot;:{&quot;date-parts&quot;:[[&quot;2023&quot;,6,12]]},&quot;event-place&quot;:&quot;New York, NY, USA&quot;,&quot;issued&quot;:{&quot;date-parts&quot;:[[&quot;2021&quot;,6,26]]},&quot;type&quot;:&quot;paper-conference&quot;,&quot;title&quot;:&quot;Novices' Learning Barriers When Using Code Examples in Open-Ended Programming&quot;,&quot;id&quot;:&quot;wang_novices_2021&quot;,&quot;publisher-place&quot;:&quot;New York, NY, US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ublisher&quot;:&quot;Association for Computing Machinery&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ISBN&quot;:&quot;978-1-4503-8214-4&quot;},&quot;suffix&quot;:&quot;&quot;,&quot;prefix&quot;:&quot;&quot;,&quot;id&quot;:8698}]} RNDucplhdwknp"/>&lt;Do Zotero Refresh: [@wang_novices_2021]&gt;<text:reference-mark-end text:name="ZOTERO_ITEM CSL_CITATION {&quot;citationID&quot;:&quot;hmhdhfgo&quot;,&quot;properties&quot;:{&quot;formattedCitation&quot;:&quot;[@wang_novices_2021]&quot;,&quot;noteIndex&quot;:0},&quot;schema&quot;:&quot;https://github.com/citation-style-language/schema/raw/master/csl-citation.json&quot;,&quot;citationItems&quot;:[{&quot;uris&quot;:[&quot;http://zotero.org/users/1913249/items/D6ZVJHNB&quot;],&quot;uri&quot;:[&quot;http://zotero.org/users/1913249/items/D6ZVJHNB&quot;],&quot;itemData&quot;:{&quot;citation-key&quot;:&quot;wang_novices_2021&quot;,&quot;URL&quot;:&quot;https://dl.acm.org/doi/10.1145/3430665.3456370&quot;,&quot;source&quot;:&quot;ACM Digital Library&quot;,&quot;collection-title&quot;:&quot;ITiCSE '21&quot;,&quot;DOI&quot;:&quot;10.1145/3430665.3456370&quot;,&quot;container-title&quot;:&quot;Proceedings of the 26th ACM Conference on Innovation and Technology in Computer Science Education V. 1&quot;,&quot;page&quot;:&quot;394–400&quot;,&quot;accessed&quot;:{&quot;date-parts&quot;:[[&quot;2023&quot;,6,12]]},&quot;event-place&quot;:&quot;New York, NY, USA&quot;,&quot;issued&quot;:{&quot;date-parts&quot;:[[&quot;2021&quot;,6,26]]},&quot;type&quot;:&quot;paper-conference&quot;,&quot;title&quot;:&quot;Novices' Learning Barriers When Using Code Examples in Open-Ended Programming&quot;,&quot;id&quot;:&quot;wang_novices_2021&quot;,&quot;publisher-place&quot;:&quot;New York, NY, US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ublisher&quot;:&quot;Association for Computing Machinery&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ISBN&quot;:&quot;978-1-4503-8214-4&quot;},&quot;suffix&quot;:&quot;&quot;,&quot;prefix&quot;:&quot;&quot;,&quot;id&quot;:8698}]} RNDucplhdwknp"/> and note barriers students encoutered including, mapping barriers, other</text:p>
      <text:p text:style-name="Text_20_body"><text:span text:style-name="T2">GSM as example</text:span></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 …</text:p>
      <text:p text:style-name="Text_20_body"><text:span text:style-name="T2">GAP in the research:</text:span></text:p>
      <text:p text:style-name="Text_20_body">No research for GDP pattern collection for to text code games with for CS or game studies in young people.</text:p>
      <text:h text:style-name="Heading_20_2" text:outline-level="2"><text:bookmark-start text:name="existing-responses-to-challenges"/>Existing responses to challenges<text:bookmark-end text:name="existing-responses-to-challenges"/></text:h>
      <text:p text:style-name="First_20_paragraph">The scope of this section needs clarifying. While this study takes place in a non-formal setting, the overall scope of the research questions address, in particular the development of computational fluency, is also relevant to formal settings. Thus, some of the following sections do then address formal provision.</text:p>
      <text:p text:style-name="Text_20_body">Several reports have produced recommendation for school practice. Some of which are particularly relevant to this study’s focus on supporting a project-based approach to making a digital game. These recommendations and evaluation of their uptake is integrated in the following sections.</text:p>
      <text:h text:style-name="Heading_20_3" text:outline-level="3"><text:bookmark-start text:name="digital-projects-as-an-inclusive-pedaogogy"/>Digital projects as an inclusive pedaogogy<text:bookmark-end text:name="digital-projects-as-an-inclusive-pedaogogy"/></text:h>
      <text:p text:style-name="First_20_paragraph">Livingstone’s <text:reference-mark-start text:name="ZOTERO_ITEM CSL_CITATION {&quot;citationID&quot;:&quot;mvdqxoot&quot;,&quot;properties&quot;:{&quot;formattedCitation&quot;:&quot;[@livingstone_next_2011]&quot;,&quot;noteIndex&quot;:0},&quot;schema&quot;:&quot;https://github.com/citation-style-language/schema/raw/master/csl-citation.json&quot;,&quot;citationItems&quot;:[{&quot;uris&quot;:[&quot;http://zotero.org/users/1913249/items/VBXU3WDU&quot;],&quot;uri&quot;:[&quot;http://zotero.org/users/1913249/items/VBXU3WDU&quot;],&quot;itemData&quot;:{&quot;type&quot;:&quot;report&quot;,&quot;id&quot;:&quot;livingstone_next_2011&quot;,&quot;title&quot;:&quot;Next Gen: Transforming the UK into the world’s leading talent hub for the video games and visual effects industries&quot;,&quot;issued&quot;:{&quot;date-parts&quot;:[[&quot;2011&quot;]]},&quot;publisher&quot;:&quot;National Endowment for Science, Technology and the Arts (NESTA),&quot;,&quot;author&quot;:[{&quot;family&quot;:&quot;Livingstone&quot;,&quot;given&quot;:&quot;Ian&quot;},{&quot;family&quot;:&quot;Hope&quot;,&quot;given&quot;:&quot;Alex&quot;}],&quot;citation-key&quot;:&quot;livingstone_next_2011&quot;},&quot;suffix&quot;:&quot;&quot;,&quot;prefix&quot;:&quot;&quot;,&quot;id&quot;:3457}]} RNDreglvoxdrf"/>&lt;Do Zotero Refresh: [@livingstone_next_2011]&gt;<text:reference-mark-end text:name="ZOTERO_ITEM CSL_CITATION {&quot;citationID&quot;:&quot;mvdqxoot&quot;,&quot;properties&quot;:{&quot;formattedCitation&quot;:&quot;[@livingstone_next_2011]&quot;,&quot;noteIndex&quot;:0},&quot;schema&quot;:&quot;https://github.com/citation-style-language/schema/raw/master/csl-citation.json&quot;,&quot;citationItems&quot;:[{&quot;uris&quot;:[&quot;http://zotero.org/users/1913249/items/VBXU3WDU&quot;],&quot;uri&quot;:[&quot;http://zotero.org/users/1913249/items/VBXU3WDU&quot;],&quot;itemData&quot;:{&quot;type&quot;:&quot;report&quot;,&quot;id&quot;:&quot;livingstone_next_2011&quot;,&quot;title&quot;:&quot;Next Gen: Transforming the UK into the world’s leading talent hub for the video games and visual effects industries&quot;,&quot;issued&quot;:{&quot;date-parts&quot;:[[&quot;2011&quot;]]},&quot;publisher&quot;:&quot;National Endowment for Science, Technology and the Arts (NESTA),&quot;,&quot;author&quot;:[{&quot;family&quot;:&quot;Livingstone&quot;,&quot;given&quot;:&quot;Ian&quot;},{&quot;family&quot;:&quot;Hope&quot;,&quot;given&quot;:&quot;Alex&quot;}],&quot;citation-key&quot;:&quot;livingstone_next_2011&quot;},&quot;suffix&quot;:&quot;&quot;,&quot;prefix&quot;:&quot;&quot;,&quot;id&quot;:3457}]} RNDreglvoxdrf"/> report focused on providing the UK games and animation industry with new talent, recommended that to implement well-supported use of games and visual animation in the school curriculum as a way to attract more young people to take digital-related subjects.</text:p>
      <text:p text:style-name="Text_20_body">The After the Reboot report <text:reference-mark-start text:name="ZOTERO_ITEM CSL_CITATION {&quot;citationID&quot;:&quot;iyucbjoi&quot;,&quot;properties&quot;:{&quot;formattedCitation&quot;:&quot;[@waite_pedagogy_2017]&quot;,&quot;noteIndex&quot;:0},&quot;schema&quot;:&quot;https://github.com/citation-style-language/schema/raw/master/csl-citation.json&quot;,&quot;citationItems&quot;:[{&quot;uris&quot;:[&quot;http://zotero.org/users/1913249/items/R4M4KKC8&quot;],&quot;uri&quot;:[&quot;http://zotero.org/users/1913249/items/R4M4KKC8&quot;],&quot;itemData&quot;:{&quot;citation-key&quot;:&quot;waite_pedagogy_2017&quot;,&quot;URL&quot;:&quot;https://royalsociety.org/%7E/media/policy/projects/computing-education/literature-review-pedagogy-in-teaching.pdf&quot;,&quot;issued&quot;:{&quot;date-parts&quot;:[[&quot;2017&quot;]]},&quot;type&quot;:&quot;report&quot;,&quot;title&quot;:&quot;Pedagogy in teaching Computer Science in schools: A Literature Review&quot;,&quot;id&quot;:&quot;waite_pedagogy_2017&quot;,&quot;page&quot;:&quot;90&quot;,&quot;source&quot;:&quot;Zotero&quot;,&quot;language&quot;:&quot;en&quot;,&quot;author&quot;:[{&quot;family&quot;:&quot;Waite&quot;,&quot;given&quot;:&quot;Jane&quot;}],&quot;publisher&quot;:&quot;Royal Society&quot;},&quot;suffix&quot;:&quot;&quot;,&quot;prefix&quot;:&quot;&quot;,&quot;id&quot;:3869}]} RNDmksaafvdwt"/>&lt;Do Zotero Refresh: [@waite_pedagogy_2017]&gt;<text:reference-mark-end text:name="ZOTERO_ITEM CSL_CITATION {&quot;citationID&quot;:&quot;iyucbjoi&quot;,&quot;properties&quot;:{&quot;formattedCitation&quot;:&quot;[@waite_pedagogy_2017]&quot;,&quot;noteIndex&quot;:0},&quot;schema&quot;:&quot;https://github.com/citation-style-language/schema/raw/master/csl-citation.json&quot;,&quot;citationItems&quot;:[{&quot;uris&quot;:[&quot;http://zotero.org/users/1913249/items/R4M4KKC8&quot;],&quot;uri&quot;:[&quot;http://zotero.org/users/1913249/items/R4M4KKC8&quot;],&quot;itemData&quot;:{&quot;citation-key&quot;:&quot;waite_pedagogy_2017&quot;,&quot;URL&quot;:&quot;https://royalsociety.org/%7E/media/policy/projects/computing-education/literature-review-pedagogy-in-teaching.pdf&quot;,&quot;issued&quot;:{&quot;date-parts&quot;:[[&quot;2017&quot;]]},&quot;type&quot;:&quot;report&quot;,&quot;title&quot;:&quot;Pedagogy in teaching Computer Science in schools: A Literature Review&quot;,&quot;id&quot;:&quot;waite_pedagogy_2017&quot;,&quot;page&quot;:&quot;90&quot;,&quot;source&quot;:&quot;Zotero&quot;,&quot;language&quot;:&quot;en&quot;,&quot;author&quot;:[{&quot;family&quot;:&quot;Waite&quot;,&quot;given&quot;:&quot;Jane&quot;}],&quot;publisher&quot;:&quot;Royal Society&quot;},&quot;suffix&quot;:&quot;&quot;,&quot;prefix&quot;:&quot;&quot;,&quot;id&quot;:3869}]} RNDmksaafvdwt"/>, suggested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text:p>
      <text:p text:style-name="Text_20_body">WHERE FOR THIS??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Research on inclusive approaches to digital media production explored,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citationID&quot;:&quot;sknjpuvk&quot;,&quot;properties&quot;:{&quot;formattedCitation&quot;:&quot;[-@resnick_coding_2020]&quot;,&quot;noteIndex&quot;:0},&quot;schema&quot;:&quot;https://github.com/citation-style-language/schema/raw/master/csl-citation.json&quot;,&quot;citationItems&quot;:[{&quot;uris&quot;:[&quot;http://zotero.org/users/1913249/items/VYS48CXK&quot;],&quot;suppress-author&quot;:true,&quot;uri&quot;:[&quot;http://zotero.org/users/1913249/items/VYS48CXK&quot;],&quot;itemData&quot;:{&quot;issue&quot;:&quot;11&quot;,&quot;citation-key&quot;:&quot;resnick_coding_2020&quot;,&quot;URL&quot;:&quot;https://dl.acm.org/doi/10.1145/3375546&quot;,&quot;source&quot;:&quot;DOI.org (Crossref)&quot;,&quot;ISSN&quot;:&quot;0001-0782, 1557-7317&quot;,&quot;DOI&quot;:&quot;10.1145/3375546&quot;,&quot;container-title&quot;:&quot;Communications of the ACM&quot;,&quot;page&quot;:&quot;120-127&quot;,&quot;accessed&quot;:{&quot;date-parts&quot;:[[&quot;2021&quot;,12,21]]},&quot;container-title-short&quot;:&quot;Commun. ACM&quot;,&quot;issued&quot;:{&quot;date-parts&quot;:[[&quot;2020&quot;,10,22]]},&quot;volume&quot;:&quot;63&quot;,&quot;id&quot;:&quot;resnick_coding_2020&quot;,&quot;type&quot;:&quot;article-journal&quot;,&quot;title&quot;:&quot;Coding at a crossroads&quot;,&quot;language&quot;:&quot;en&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suffix&quot;:&quot;&quot;,&quot;prefix&quot;:&quot;&quot;,&quot;id&quot;:3}]} RNDitnaywysya"/>&lt;Do Zotero Refresh: [-@resnick_coding_2020]&gt;<text:reference-mark-end text:name="ZOTERO_ITEM CSL_CITATION {&quot;citationID&quot;:&quot;sknjpuvk&quot;,&quot;properties&quot;:{&quot;formattedCitation&quot;:&quot;[-@resnick_coding_2020]&quot;,&quot;noteIndex&quot;:0},&quot;schema&quot;:&quot;https://github.com/citation-style-language/schema/raw/master/csl-citation.json&quot;,&quot;citationItems&quot;:[{&quot;uris&quot;:[&quot;http://zotero.org/users/1913249/items/VYS48CXK&quot;],&quot;suppress-author&quot;:true,&quot;uri&quot;:[&quot;http://zotero.org/users/1913249/items/VYS48CXK&quot;],&quot;itemData&quot;:{&quot;issue&quot;:&quot;11&quot;,&quot;citation-key&quot;:&quot;resnick_coding_2020&quot;,&quot;URL&quot;:&quot;https://dl.acm.org/doi/10.1145/3375546&quot;,&quot;source&quot;:&quot;DOI.org (Crossref)&quot;,&quot;ISSN&quot;:&quot;0001-0782, 1557-7317&quot;,&quot;DOI&quot;:&quot;10.1145/3375546&quot;,&quot;container-title&quot;:&quot;Communications of the ACM&quot;,&quot;page&quot;:&quot;120-127&quot;,&quot;accessed&quot;:{&quot;date-parts&quot;:[[&quot;2021&quot;,12,21]]},&quot;container-title-short&quot;:&quot;Commun. ACM&quot;,&quot;issued&quot;:{&quot;date-parts&quot;:[[&quot;2020&quot;,10,22]]},&quot;volume&quot;:&quot;63&quot;,&quot;id&quot;:&quot;resnick_coding_2020&quot;,&quot;type&quot;:&quot;article-journal&quot;,&quot;title&quot;:&quot;Coding at a crossroads&quot;,&quot;language&quot;:&quot;en&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suffix&quot;:&quot;&quot;,&quot;prefix&quot;:&quot;&quot;,&quot;id&quot;:3}]} RNDitnaywysya"/> including the lack of meaningful contexts, lack of time allocated preventing project approaches, and an over-reliance on rote instruction. ADD ANOTHER SOURCE HERE.</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4" text:outline-level="4"><text:bookmark-start text:name="computing-at-schools"/>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3" text:outline-level="3"><text:bookmark-start text:name="open-source-online-responses-to-the-challenge"/>Open source, online responses to the challenge<text:bookmark-end text:name="open-source-online-responses-to-the-challenge"/></text:h>
      <text:p text:style-name="First_20_paragraph">The promise of Connected Learning -</text:p>
      <text:p text:style-name="Text_20_body">this was part of the narrative</text:p>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citationID&quot;:&quot;bmioxboy&quot;,&quot;properties&quot;:{&quot;formattedCitation&quot;:&quot;[@mozilla_foundation_webmaker_2014]&quot;,&quot;noteIndex&quot;:0},&quot;schema&quot;:&quot;https://github.com/citation-style-language/schema/raw/master/csl-citation.json&quot;,&quot;citationItems&quot;:[{&quot;uris&quot;:[&quot;http://zotero.org/users/1913249/items/MRBIFKUU&quot;],&quot;uri&quot;:[&quot;http://zotero.org/users/1913249/items/MRBIFKUU&quot;],&quot;itemData&quot;:{&quot;issued&quot;:{&quot;date-parts&quot;:[[&quot;2014&quot;]]},&quot;type&quot;:&quot;webpage&quot;,&quot;id&quot;:&quot;mozilla_foundation_webmaker_2014&quot;,&quot;URL&quot;:&quot;https://wiki.mozilla.org/Webmaker/Whitepaper&quot;,&quot;accessed&quot;:{&quot;date-parts&quot;:[[&quot;2015&quot;,5,9]]},&quot;title&quot;:&quot;Webmaker Whitepaper&quot;,&quot;author&quot;:[{&quot;literal&quot;:&quot;Mozilla Foundation&quot;}],&quot;citation-key&quot;:&quot;mozilla_foundation_webmaker_2014&quot;},&quot;suffix&quot;:&quot;&quot;,&quot;prefix&quot;:&quot;&quot;,&quot;id&quot;:1091}]} RNDgkcdeunrec"/>&lt;Do Zotero Refresh: [@mozilla_foundation_webmaker_2014]&gt;<text:reference-mark-end text:name="ZOTERO_ITEM CSL_CITATION {&quot;citationID&quot;:&quot;bmioxboy&quot;,&quot;properties&quot;:{&quot;formattedCitation&quot;:&quot;[@mozilla_foundation_webmaker_2014]&quot;,&quot;noteIndex&quot;:0},&quot;schema&quot;:&quot;https://github.com/citation-style-language/schema/raw/master/csl-citation.json&quot;,&quot;citationItems&quot;:[{&quot;uris&quot;:[&quot;http://zotero.org/users/1913249/items/MRBIFKUU&quot;],&quot;uri&quot;:[&quot;http://zotero.org/users/1913249/items/MRBIFKUU&quot;],&quot;itemData&quot;:{&quot;issued&quot;:{&quot;date-parts&quot;:[[&quot;2014&quot;]]},&quot;type&quot;:&quot;webpage&quot;,&quot;id&quot;:&quot;mozilla_foundation_webmaker_2014&quot;,&quot;URL&quot;:&quot;https://wiki.mozilla.org/Webmaker/Whitepaper&quot;,&quot;accessed&quot;:{&quot;date-parts&quot;:[[&quot;2015&quot;,5,9]]},&quot;title&quot;:&quot;Webmaker Whitepaper&quot;,&quot;author&quot;:[{&quot;literal&quot;:&quot;Mozilla Foundation&quot;}],&quot;citation-key&quot;:&quot;mozilla_foundation_webmaker_2014&quot;},&quot;suffix&quot;:&quot;&quot;,&quot;prefix&quot;:&quot;&quot;,&quot;id&quot;:1091}]} RNDgkcdeunrec"/>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citationID&quot;:&quot;lznutbur&quot;,&quot;properties&quot;:{&quot;formattedCitation&quot;:&quot;[@thorne_clubs_2015]&quot;,&quot;noteIndex&quot;:0},&quot;schema&quot;:&quot;https://github.com/citation-style-language/schema/raw/master/csl-citation.json&quot;,&quot;citationItems&quot;:[{&quot;uris&quot;:[&quot;http://zotero.org/users/1913249/items/J4X6L9CF&quot;],&quot;uri&quot;:[&quot;http://zotero.org/users/1913249/items/J4X6L9CF&quot;],&quot;itemData&quot;:{&quot;citation-key&quot;:&quot;thorne_clubs_2015&quot;,&quot;URL&quot;:&quot;https://michellethorne.cc/2015/03/clubs-web-literacy-basics-curriculum/&quot;,&quot;issued&quot;:{&quot;date-parts&quot;:[[&quot;2015&quot;]]},&quot;container-title&quot;:&quot;Mozilla Clubs&quot;,&quot;title-short&quot;:&quot;Clubs&quot;,&quot;id&quot;:&quot;thorne_clubs_2015&quot;,&quot;type&quot;:&quot;post-weblog&quot;,&quot;accessed&quot;:{&quot;date-parts&quot;:[[&quot;2024&quot;,7,11]]},&quot;language&quot;:&quot;en-US&quot;,&quot;author&quot;:[{&quot;family&quot;:&quot;Thorne&quot;,&quot;given&quot;:&quot;Michelle&quot;}],&quot;title&quot;:&quot;Clubs: Web Literacy Basics curriculum&quot;},&quot;suffix&quot;:&quot;&quot;,&quot;prefix&quot;:&quot;&quot;,&quot;id&quot;:9602}]} RNDxtjvtliczg"/>&lt;Do Zotero Refresh: [@thorne_clubs_2015]&gt;<text:reference-mark-end text:name="ZOTERO_ITEM CSL_CITATION {&quot;citationID&quot;:&quot;lznutbur&quot;,&quot;properties&quot;:{&quot;formattedCitation&quot;:&quot;[@thorne_clubs_2015]&quot;,&quot;noteIndex&quot;:0},&quot;schema&quot;:&quot;https://github.com/citation-style-language/schema/raw/master/csl-citation.json&quot;,&quot;citationItems&quot;:[{&quot;uris&quot;:[&quot;http://zotero.org/users/1913249/items/J4X6L9CF&quot;],&quot;uri&quot;:[&quot;http://zotero.org/users/1913249/items/J4X6L9CF&quot;],&quot;itemData&quot;:{&quot;citation-key&quot;:&quot;thorne_clubs_2015&quot;,&quot;URL&quot;:&quot;https://michellethorne.cc/2015/03/clubs-web-literacy-basics-curriculum/&quot;,&quot;issued&quot;:{&quot;date-parts&quot;:[[&quot;2015&quot;]]},&quot;container-title&quot;:&quot;Mozilla Clubs&quot;,&quot;title-short&quot;:&quot;Clubs&quot;,&quot;id&quot;:&quot;thorne_clubs_2015&quot;,&quot;type&quot;:&quot;post-weblog&quot;,&quot;accessed&quot;:{&quot;date-parts&quot;:[[&quot;2024&quot;,7,11]]},&quot;language&quot;:&quot;en-US&quot;,&quot;author&quot;:[{&quot;family&quot;:&quot;Thorne&quot;,&quot;given&quot;:&quot;Michelle&quot;}],&quot;title&quot;:&quot;Clubs: Web Literacy Basics curriculum&quot;},&quot;suffix&quot;:&quot;&quot;,&quot;prefix&quot;:&quot;&quot;,&quot;id&quot;:9602}]} RNDxtjvtliczg"/>.</text:p>
      <text:p text:style-name="Text_20_body">In 2015 I contributed a short line course called Quacking Javascript to this webmaker curriclum. In my report on the underlying pedagogical approaches <text:reference-mark-start text:name="ZOTERO_ITEM CSL_CITATION {&quot;citationID&quot;:&quot;eoelzgod&quot;,&quot;properties&quot;:{&quot;formattedCitation&quot;:&quot;[@chesterman_webmaking_2015]&quot;,&quot;noteIndex&quot;:0},&quot;schema&quot;:&quot;https://github.com/citation-style-language/schema/raw/master/csl-citation.json&quot;,&quot;citationItems&quot;:[{&quot;uris&quot;:[&quot;http://zotero.org/users/1913249/items/UIIVWFPB&quot;],&quot;uri&quot;:[&quot;http://zotero.org/users/1913249/items/UIIVWFPB&quot;],&quot;itemData&quot;:{&quot;issued&quot;:{&quot;date-parts&quot;:[[&quot;2015&quot;]]},&quot;type&quot;:&quot;webpage&quot;,&quot;id&quot;:&quot;chesterman_webmaking_2015&quot;,&quot;URL&quot;:&quot;http://digitalducks.org/blog/project-report-webmaking/&quot;,&quot;accessed&quot;:{&quot;date-parts&quot;:[[&quot;2016&quot;,3,19]]},&quot;title&quot;:&quot;Webmaking using Javascript to promote student engagement and constructivist learning approaches at KS3&quot;,&quot;author&quot;:[{&quot;family&quot;:&quot;Chesterman&quot;,&quot;given&quot;:&quot;Mick&quot;}],&quot;citation-key&quot;:&quot;chesterman_webmaking_2015&quot;},&quot;suffix&quot;:&quot;&quot;,&quot;prefix&quot;:&quot;&quot;,&quot;id&quot;:1019}]} RNDabveegerbx"/>&lt;Do Zotero Refresh: [@chesterman_webmaking_2015]&gt;<text:reference-mark-end text:name="ZOTERO_ITEM CSL_CITATION {&quot;citationID&quot;:&quot;eoelzgod&quot;,&quot;properties&quot;:{&quot;formattedCitation&quot;:&quot;[@chesterman_webmaking_2015]&quot;,&quot;noteIndex&quot;:0},&quot;schema&quot;:&quot;https://github.com/citation-style-language/schema/raw/master/csl-citation.json&quot;,&quot;citationItems&quot;:[{&quot;uris&quot;:[&quot;http://zotero.org/users/1913249/items/UIIVWFPB&quot;],&quot;uri&quot;:[&quot;http://zotero.org/users/1913249/items/UIIVWFPB&quot;],&quot;itemData&quot;:{&quot;issued&quot;:{&quot;date-parts&quot;:[[&quot;2015&quot;]]},&quot;type&quot;:&quot;webpage&quot;,&quot;id&quot;:&quot;chesterman_webmaking_2015&quot;,&quot;URL&quot;:&quot;http://digitalducks.org/blog/project-report-webmaking/&quot;,&quot;accessed&quot;:{&quot;date-parts&quot;:[[&quot;2016&quot;,3,19]]},&quot;title&quot;:&quot;Webmaking using Javascript to promote student engagement and constructivist learning approaches at KS3&quot;,&quot;author&quot;:[{&quot;family&quot;:&quot;Chesterman&quot;,&quot;given&quot;:&quot;Mick&quot;}],&quot;citation-key&quot;:&quot;chesterman_webmaking_2015&quot;},&quot;suffix&quot;:&quot;&quot;,&quot;prefix&quot;:&quot;&quot;,&quot;id&quot;:1019}]} RNDabveegerbx"/>,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3" text:outline-level="3"><text:bookmark-start text:name="grass-roots-community-responses"/>Grass Roots community responses<text:bookmark-end text:name="grass-roots-community-responses"/></text:h>
      <text:p text:style-name="First_20_paragraph">FCL worked to expose limits to the online resources and communities.</text:p>
      <text:h text:style-name="Heading_20_4" text:outline-level="4"><text:bookmark-start text:name="code-club-coder-dojo-and-raspberry-jam---a-community-responses-to-the-needs-of-informal"/>Code Club, Coder Dojo and Raspberry Jam - a community responses to the needs of informal<text:bookmark-end text:name="code-club-coder-dojo-and-raspberry-jam---a-community-responses-to-the-needs-of-informal"/></text:h>
      <text:p text:style-name="First_20_paragraph">A grass roots approach drawing on enthusiasts.</text:p>
      <text:p text:style-name="Text_20_body">A large take up of enthusiastic community activity in response to a model encouraging others to organise their own events.</text:p>
      <text:p text:style-name="Text_20_body">In terms of the aims of this literature review to identify pedagogical approaches, while the setting and espoused ethos of the club is towards informal approaches, the resources provided to support clubs, are nearly exclusively instructional in design.</text:p>
      <text:p text:style-name="Text_20_body">Although research shows that only a small number of code club respondents used such resources <text:reference-mark-start text:name="ZOTERO_ITEM CSL_CITATION {&quot;citationID&quot;:&quot;swoppylj&quot;,&quot;properties&quot;:{&quot;formattedCitation&quot;:&quot;[@aivaloglou_how_2019]&quot;,&quot;noteIndex&quot;:0},&quot;schema&quot;:&quot;https://github.com/citation-style-language/schema/raw/master/csl-citation.json&quot;,&quot;citationItems&quot;:[{&quot;uris&quot;:[&quot;http://zotero.org/users/1913249/items/XB98VRSN&quot;],&quot;uri&quot;:[&quot;http://zotero.org/users/1913249/items/XB98VRSN&quot;],&quot;itemData&quot;:{&quot;citation-key&quot;:&quot;aivaloglou_how_2019&quot;,&quot;event-title&quot;:&quot;Koli Calling '19: 19th Koli Calling International Conference on Computing Education Research&quot;,&quot;source&quot;:&quot;DOI.org (Crossref)&quot;,&quot;ISBN&quot;:&quot;978-1-4503-7715-7&quot;,&quot;DOI&quot;:&quot;10.1145/3364510.3364514&quot;,&quot;container-title&quot;:&quot;Proceedings of the 19th Koli Calling International Conference on Computing Education Research&quot;,&quot;page&quot;:&quot;1-10&quot;,&quot;accessed&quot;:{&quot;date-parts&quot;:[[&quot;2020&quot;,6,13]]},&quot;event-place&quot;:&quot;Koli Finland&quot;,&quot;issued&quot;:{&quot;date-parts&quot;:[[&quot;2019&quot;,11,21]]},&quot;URL&quot;:&quot;https://dl.acm.org/doi/10.1145/3364510.3364514&quot;,&quot;type&quot;:&quot;paper-conference&quot;,&quot;title&quot;:&quot;How is programming taught in code clubs? Exploring the experiences and gender perceptions of code club teachers&quot;,&quot;title-short&quot;:&quot;How is programming taught in code clubs?&quot;,&quot;id&quot;:&quot;aivaloglou_how_2019&quot;,&quot;publisher-place&quot;:&quot;Koli Finland&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language&quot;:&quot;en&quot;,&quot;author&quot;:[{&quot;family&quot;:&quot;Aivaloglou&quot;,&quot;given&quot;:&quot;Efthimia&quot;},{&quot;family&quot;:&quot;Hermans&quot;,&quot;given&quot;:&quot;Felienne&quot;}],&quot;publisher&quot;:&quot;ACM&quot;},&quot;suffix&quot;:&quot;&quot;,&quot;prefix&quot;:&quot;&quot;,&quot;id&quot;:3539}]} RNDkumkaqzeby"/>&lt;Do Zotero Refresh: [@aivaloglou_how_2019]&gt;<text:reference-mark-end text:name="ZOTERO_ITEM CSL_CITATION {&quot;citationID&quot;:&quot;swoppylj&quot;,&quot;properties&quot;:{&quot;formattedCitation&quot;:&quot;[@aivaloglou_how_2019]&quot;,&quot;noteIndex&quot;:0},&quot;schema&quot;:&quot;https://github.com/citation-style-language/schema/raw/master/csl-citation.json&quot;,&quot;citationItems&quot;:[{&quot;uris&quot;:[&quot;http://zotero.org/users/1913249/items/XB98VRSN&quot;],&quot;uri&quot;:[&quot;http://zotero.org/users/1913249/items/XB98VRSN&quot;],&quot;itemData&quot;:{&quot;citation-key&quot;:&quot;aivaloglou_how_2019&quot;,&quot;event-title&quot;:&quot;Koli Calling '19: 19th Koli Calling International Conference on Computing Education Research&quot;,&quot;source&quot;:&quot;DOI.org (Crossref)&quot;,&quot;ISBN&quot;:&quot;978-1-4503-7715-7&quot;,&quot;DOI&quot;:&quot;10.1145/3364510.3364514&quot;,&quot;container-title&quot;:&quot;Proceedings of the 19th Koli Calling International Conference on Computing Education Research&quot;,&quot;page&quot;:&quot;1-10&quot;,&quot;accessed&quot;:{&quot;date-parts&quot;:[[&quot;2020&quot;,6,13]]},&quot;event-place&quot;:&quot;Koli Finland&quot;,&quot;issued&quot;:{&quot;date-parts&quot;:[[&quot;2019&quot;,11,21]]},&quot;URL&quot;:&quot;https://dl.acm.org/doi/10.1145/3364510.3364514&quot;,&quot;type&quot;:&quot;paper-conference&quot;,&quot;title&quot;:&quot;How is programming taught in code clubs? Exploring the experiences and gender perceptions of code club teachers&quot;,&quot;title-short&quot;:&quot;How is programming taught in code clubs?&quot;,&quot;id&quot;:&quot;aivaloglou_how_2019&quot;,&quot;publisher-place&quot;:&quot;Koli Finland&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language&quot;:&quot;en&quot;,&quot;author&quot;:[{&quot;family&quot;:&quot;Aivaloglou&quot;,&quot;given&quot;:&quot;Efthimia&quot;},{&quot;family&quot;:&quot;Hermans&quot;,&quot;given&quot;:&quot;Felienne&quot;}],&quot;publisher&quot;:&quot;ACM&quot;},&quot;suffix&quot;:&quot;&quot;,&quot;prefix&quot;:&quot;&quot;,&quot;id&quot;:3539}]} RNDkumkaqzeby"/>, preferring an less-structured approach, which is therefore not supported.</text:p>
      <text:p text:style-name="Text_20_body">All three projects have been subsumed into the RPI foundation raising issues of how much it is optimal for support to be concentrated in one organisation.</text:p>
      <text:h text:style-name="Heading_20_2" text:outline-level="2"><text:bookmark-start text:name="conclusion"/>Conclusion<text:bookmark-end text:name="conclusion"/></text:h>
      <text:h text:style-name="Heading_20_3" text:outline-level="3"><text:bookmark-start text:name="synthesis-of-chapter-discussion"/>Synthesis of chapter / discussion<text:bookmark-end text:name="synthesis-of-chapter-discussion"/></text:h>
      <text:p text:style-name="First_20_paragraph">A shorter summary leading up to the detailed problem statement of the thesis.</text:p>
      <text:p text:style-name="Text_20_body">Including some of the following elements</text:p>
      <text:list text:style-name="L36">
        <text:list-item>
          <text:p text:style-name="P44"><text:span text:style-name="T2">Guided participation: </text:span>There is a stream in the research which critiques not-only instruction-based approaches but also child-led discovery within magically designed tools and communities. Rogoff’s take on guided participation as between these poles informs this study.</text:p>
        </text:list-item>
        <text:list-item>
          <text:p text:style-name="P44"><text:span text:style-name="T2">Tensions surrounding authenticity of tool use:</text:span> my desire to link with developer communities and the world of open sources introduces tensions.</text:p>
        </text:list-item>
        <text:list-item>
          <text:p text:style-name="P44"><text:span text:style-name="T2">Lack of specific pedagogies in this zone not exclusive to this domain:</text:span> given Rogoff’s perspective, and research on PBL approaches , (flexible - explain) frameworks are useful. While this review has identifies some, more are useful.</text:p>
        </text:list-item>
        <text:list-item>
          <text:p text:style-name="P44"><text:span text:style-name="T2">Structural challenges continue but the stuggle continues:</text:span> schools, curriculum etc, financial sustainability, limits of sustained volunteer activities, - however change is possible, this research provides a possible avenue.</text:p>
        </text:list-item>
      </text:list>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list text:style-name="L37">
        <text:list-item>
          <text:p text:style-name="P45">Discussion of implications of synthesis of the Literature review</text:p>
        </text:list-item>
        <text:list-item>
          <text:p text:style-name="P45">Description on how the RQs frame the problem to help an investigation via the data gathered.</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h text:style-name="Heading_20_2" text:outline-level="2"><text:bookmark-start text:name="holding-zone-for-the-chop"/>Holding Zone / For the Chop?<text:bookmark-end text:name="holding-zone-for-the-chop"/></text:h>
      <text:h text:style-name="Heading_20_2" text:outline-level="2"><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38">
        <text:list-item>
          <text:p text:style-name="P46">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citationID&quot;:&quot;lpblqwqv&quot;,&quot;properties&quot;:{&quot;formattedCitation&quot;:&quot;[@gomes2007learning]&quot;,&quot;noteIndex&quot;:0},&quot;schema&quot;:&quot;https://github.com/citation-style-language/schema/raw/master/csl-citation.json&quot;,&quot;citationItems&quot;:[{&quot;uris&quot;:[&quot;http://zotero.org/users/1913249/items/JRKNFC9F&quot;],&quot;uri&quot;:[&quot;http://zotero.org/users/1913249/items/JRKNFC9F&quot;],&quot;itemData&quot;:{&quot;container-title&quot;:&quot;International conference on engineering Education–ICEE&quot;,&quot;citation-key&quot;:&quot;gomes2007learning&quot;,&quot;id&quot;:&quot;gomes2007learning&quot;,&quot;type&quot;:&quot;paper-conference&quot;,&quot;issued&quot;:{&quot;date-parts&quot;:[[&quot;2007&quot;]]},&quot;title&quot;:&quot;Learning to program-difficulties and solutions&quot;,&quot;author&quot;:[{&quot;family&quot;:&quot;Gomes&quot;,&quot;given&quot;:&quot;Anabela&quot;},{&quot;family&quot;:&quot;Mendes&quot;,&quot;given&quot;:&quot;António José&quot;}],&quot;volume&quot;:&quot;7&quot;},&quot;suffix&quot;:&quot;&quot;,&quot;prefix&quot;:&quot;&quot;,&quot;id&quot;:9092}]} RNDdunfrgbgwr"/>&lt;Do Zotero Refresh: [@gomes2007learning]&gt;<text:reference-mark-end text:name="ZOTERO_ITEM CSL_CITATION {&quot;citationID&quot;:&quot;lpblqwqv&quot;,&quot;properties&quot;:{&quot;formattedCitation&quot;:&quot;[@gomes2007learning]&quot;,&quot;noteIndex&quot;:0},&quot;schema&quot;:&quot;https://github.com/citation-style-language/schema/raw/master/csl-citation.json&quot;,&quot;citationItems&quot;:[{&quot;uris&quot;:[&quot;http://zotero.org/users/1913249/items/JRKNFC9F&quot;],&quot;uri&quot;:[&quot;http://zotero.org/users/1913249/items/JRKNFC9F&quot;],&quot;itemData&quot;:{&quot;container-title&quot;:&quot;International conference on engineering Education–ICEE&quot;,&quot;citation-key&quot;:&quot;gomes2007learning&quot;,&quot;id&quot;:&quot;gomes2007learning&quot;,&quot;type&quot;:&quot;paper-conference&quot;,&quot;issued&quot;:{&quot;date-parts&quot;:[[&quot;2007&quot;]]},&quot;title&quot;:&quot;Learning to program-difficulties and solutions&quot;,&quot;author&quot;:[{&quot;family&quot;:&quot;Gomes&quot;,&quot;given&quot;:&quot;Anabela&quot;},{&quot;family&quot;:&quot;Mendes&quot;,&quot;given&quot;:&quot;António José&quot;}],&quot;volume&quot;:&quot;7&quot;},&quot;suffix&quot;:&quot;&quot;,&quot;prefix&quot;:&quot;&quot;,&quot;id&quot;:9092}]} RNDdunfrgbgwr"/> <text:reference-mark-start text:name="ZOTERO_ITEM CSL_CITATION {&quot;citationID&quot;:&quot;fhapbmzb&quot;,&quot;properties&quot;:{&quot;formattedCitation&quot;:&quot;[@joao_cross-analysis_2019]&quot;,&quot;noteIndex&quot;:0},&quot;schema&quot;:&quot;https://github.com/citation-style-language/schema/raw/master/csl-citation.json&quot;,&quot;citationItems&quot;:[{&quot;uris&quot;:[&quot;http://zotero.org/users/1913249/items/C7CNB5XA&quot;],&quot;uri&quot;:[&quot;http://zotero.org/users/1913249/items/C7CNB5XA&quot;],&quot;itemData&quot;:{&quot;issue&quot;:&quot;3&quot;,&quot;citation-key&quot;:&quot;joao_cross-analysis_2019&quot;,&quot;URL&quot;:&quot;https://www.mdpi.com/2227-7102/9/3/181&quot;,&quot;source&quot;:&quot;www.mdpi.com&quot;,&quot;ISSN&quot;:&quot;2227-7102&quot;,&quot;DOI&quot;:&quot;10.3390/educsci9030181&quot;,&quot;container-title&quot;:&quot;Education Sciences&quot;,&quot;page&quot;:&quot;181&quot;,&quot;accessed&quot;:{&quot;date-parts&quot;:[[&quot;2023&quot;,12,3]]},&quot;license&quot;:&quot;http://creativecommons.org/licenses/by/3.0/&quot;,&quot;issued&quot;:{&quot;date-parts&quot;:[[&quot;2019&quot;,9]]},&quot;volume&quot;:&quot;9&quot;,&quot;number&quot;:&quot;3&quot;,&quot;type&quot;:&quot;article-journal&quot;,&quot;id&quot;:&quot;joao_cross-analysis_2019&quot;,&quot;title&quot;:&quot;A Cross-analysis of Block-based and Visual Programming Apps with Computer Science Student-Teachers&quot;,&quot;publisher&quot;:&quot;Multidisciplinary Digital Publishing Institute&quot;,&quot;language&quot;:&quot;en&quot;,&quot;author&quot;:[{&quot;family&quot;:&quot;João&quot;,&quot;given&quot;:&quot;Piedade&quot;},{&quot;family&quot;:&quot;Nuno&quot;,&quot;given&quot;:&quot;Dorotea&quot;},{&quot;family&quot;:&quot;Fábio&quot;,&quot;given&quot;:&quot;Sampaio Ferrentini&quot;},{&quot;family&quot;:&quot;Ana&quot;,&quot;given&quot;:&quot;Pedro&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suffix&quot;:&quot;&quot;,&quot;prefix&quot;:&quot;&quot;,&quot;id&quot;:9093}]} RNDcygexrtydk"/>&lt;Do Zotero Refresh: [@joao_cross-analysis_2019]&gt;<text:reference-mark-end text:name="ZOTERO_ITEM CSL_CITATION {&quot;citationID&quot;:&quot;fhapbmzb&quot;,&quot;properties&quot;:{&quot;formattedCitation&quot;:&quot;[@joao_cross-analysis_2019]&quot;,&quot;noteIndex&quot;:0},&quot;schema&quot;:&quot;https://github.com/citation-style-language/schema/raw/master/csl-citation.json&quot;,&quot;citationItems&quot;:[{&quot;uris&quot;:[&quot;http://zotero.org/users/1913249/items/C7CNB5XA&quot;],&quot;uri&quot;:[&quot;http://zotero.org/users/1913249/items/C7CNB5XA&quot;],&quot;itemData&quot;:{&quot;issue&quot;:&quot;3&quot;,&quot;citation-key&quot;:&quot;joao_cross-analysis_2019&quot;,&quot;URL&quot;:&quot;https://www.mdpi.com/2227-7102/9/3/181&quot;,&quot;source&quot;:&quot;www.mdpi.com&quot;,&quot;ISSN&quot;:&quot;2227-7102&quot;,&quot;DOI&quot;:&quot;10.3390/educsci9030181&quot;,&quot;container-title&quot;:&quot;Education Sciences&quot;,&quot;page&quot;:&quot;181&quot;,&quot;accessed&quot;:{&quot;date-parts&quot;:[[&quot;2023&quot;,12,3]]},&quot;license&quot;:&quot;http://creativecommons.org/licenses/by/3.0/&quot;,&quot;issued&quot;:{&quot;date-parts&quot;:[[&quot;2019&quot;,9]]},&quot;volume&quot;:&quot;9&quot;,&quot;number&quot;:&quot;3&quot;,&quot;type&quot;:&quot;article-journal&quot;,&quot;id&quot;:&quot;joao_cross-analysis_2019&quot;,&quot;title&quot;:&quot;A Cross-analysis of Block-based and Visual Programming Apps with Computer Science Student-Teachers&quot;,&quot;publisher&quot;:&quot;Multidisciplinary Digital Publishing Institute&quot;,&quot;language&quot;:&quot;en&quot;,&quot;author&quot;:[{&quot;family&quot;:&quot;João&quot;,&quot;given&quot;:&quot;Piedade&quot;},{&quot;family&quot;:&quot;Nuno&quot;,&quot;given&quot;:&quot;Dorotea&quot;},{&quot;family&quot;:&quot;Fábio&quot;,&quot;given&quot;:&quot;Sampaio Ferrentini&quot;},{&quot;family&quot;:&quot;Ana&quot;,&quot;given&quot;:&quot;Pedro&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suffix&quot;:&quot;&quot;,&quot;prefix&quot;:&quot;&quot;,&quot;id&quot;:9093}]} RNDcygexrtydk"/>. and here</text:p>
      <text:p text:style-name="P47">&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citationID&quot;:&quot;vtfzntef&quot;,&quot;properties&quot;:{&quot;formattedCitation&quot;:&quot;[@joao_cross-analysis_2019]&quot;,&quot;noteIndex&quot;:0},&quot;schema&quot;:&quot;https://github.com/citation-style-language/schema/raw/master/csl-citation.json&quot;,&quot;citationItems&quot;:[{&quot;uris&quot;:[&quot;http://zotero.org/users/1913249/items/C7CNB5XA&quot;],&quot;uri&quot;:[&quot;http://zotero.org/users/1913249/items/C7CNB5XA&quot;],&quot;itemData&quot;:{&quot;issue&quot;:&quot;3&quot;,&quot;citation-key&quot;:&quot;joao_cross-analysis_2019&quot;,&quot;URL&quot;:&quot;https://www.mdpi.com/2227-7102/9/3/181&quot;,&quot;source&quot;:&quot;www.mdpi.com&quot;,&quot;ISSN&quot;:&quot;2227-7102&quot;,&quot;DOI&quot;:&quot;10.3390/educsci9030181&quot;,&quot;container-title&quot;:&quot;Education Sciences&quot;,&quot;page&quot;:&quot;181&quot;,&quot;accessed&quot;:{&quot;date-parts&quot;:[[&quot;2023&quot;,12,3]]},&quot;license&quot;:&quot;http://creativecommons.org/licenses/by/3.0/&quot;,&quot;issued&quot;:{&quot;date-parts&quot;:[[&quot;2019&quot;,9]]},&quot;volume&quot;:&quot;9&quot;,&quot;number&quot;:&quot;3&quot;,&quot;type&quot;:&quot;article-journal&quot;,&quot;id&quot;:&quot;joao_cross-analysis_2019&quot;,&quot;title&quot;:&quot;A Cross-analysis of Block-based and Visual Programming Apps with Computer Science Student-Teachers&quot;,&quot;publisher&quot;:&quot;Multidisciplinary Digital Publishing Institute&quot;,&quot;language&quot;:&quot;en&quot;,&quot;author&quot;:[{&quot;family&quot;:&quot;João&quot;,&quot;given&quot;:&quot;Piedade&quot;},{&quot;family&quot;:&quot;Nuno&quot;,&quot;given&quot;:&quot;Dorotea&quot;},{&quot;family&quot;:&quot;Fábio&quot;,&quot;given&quot;:&quot;Sampaio Ferrentini&quot;},{&quot;family&quot;:&quot;Ana&quot;,&quot;given&quot;:&quot;Pedro&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suffix&quot;:&quot;&quot;,&quot;prefix&quot;:&quot;&quot;,&quot;id&quot;:9093}]} RNDzglvxqcxge"/>&lt;Do Zotero Refresh: [@joao_cross-analysis_2019]&gt;<text:reference-mark-end text:name="ZOTERO_ITEM CSL_CITATION {&quot;citationID&quot;:&quot;vtfzntef&quot;,&quot;properties&quot;:{&quot;formattedCitation&quot;:&quot;[@joao_cross-analysis_2019]&quot;,&quot;noteIndex&quot;:0},&quot;schema&quot;:&quot;https://github.com/citation-style-language/schema/raw/master/csl-citation.json&quot;,&quot;citationItems&quot;:[{&quot;uris&quot;:[&quot;http://zotero.org/users/1913249/items/C7CNB5XA&quot;],&quot;uri&quot;:[&quot;http://zotero.org/users/1913249/items/C7CNB5XA&quot;],&quot;itemData&quot;:{&quot;issue&quot;:&quot;3&quot;,&quot;citation-key&quot;:&quot;joao_cross-analysis_2019&quot;,&quot;URL&quot;:&quot;https://www.mdpi.com/2227-7102/9/3/181&quot;,&quot;source&quot;:&quot;www.mdpi.com&quot;,&quot;ISSN&quot;:&quot;2227-7102&quot;,&quot;DOI&quot;:&quot;10.3390/educsci9030181&quot;,&quot;container-title&quot;:&quot;Education Sciences&quot;,&quot;page&quot;:&quot;181&quot;,&quot;accessed&quot;:{&quot;date-parts&quot;:[[&quot;2023&quot;,12,3]]},&quot;license&quot;:&quot;http://creativecommons.org/licenses/by/3.0/&quot;,&quot;issued&quot;:{&quot;date-parts&quot;:[[&quot;2019&quot;,9]]},&quot;volume&quot;:&quot;9&quot;,&quot;number&quot;:&quot;3&quot;,&quot;type&quot;:&quot;article-journal&quot;,&quot;id&quot;:&quot;joao_cross-analysis_2019&quot;,&quot;title&quot;:&quot;A Cross-analysis of Block-based and Visual Programming Apps with Computer Science Student-Teachers&quot;,&quot;publisher&quot;:&quot;Multidisciplinary Digital Publishing Institute&quot;,&quot;language&quot;:&quot;en&quot;,&quot;author&quot;:[{&quot;family&quot;:&quot;João&quot;,&quot;given&quot;:&quot;Piedade&quot;},{&quot;family&quot;:&quot;Nuno&quot;,&quot;given&quot;:&quot;Dorotea&quot;},{&quot;family&quot;:&quot;Fábio&quot;,&quot;given&quot;:&quot;Sampaio Ferrentini&quot;},{&quot;family&quot;:&quot;Ana&quot;,&quot;given&quot;:&quot;Pedro&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suffix&quot;:&quot;&quot;,&quot;prefix&quot;:&quot;&quot;,&quot;id&quot;:9093}]} RNDzglvxqcxge"/>.</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citationID&quot;:&quot;kggnfnrc&quot;,&quot;properties&quot;:{&quot;formattedCitation&quot;:&quot;[@gomes2007learning]&quot;,&quot;noteIndex&quot;:0},&quot;schema&quot;:&quot;https://github.com/citation-style-language/schema/raw/master/csl-citation.json&quot;,&quot;citationItems&quot;:[{&quot;uris&quot;:[&quot;http://zotero.org/users/1913249/items/JRKNFC9F&quot;],&quot;uri&quot;:[&quot;http://zotero.org/users/1913249/items/JRKNFC9F&quot;],&quot;itemData&quot;:{&quot;container-title&quot;:&quot;International conference on engineering Education–ICEE&quot;,&quot;citation-key&quot;:&quot;gomes2007learning&quot;,&quot;id&quot;:&quot;gomes2007learning&quot;,&quot;type&quot;:&quot;paper-conference&quot;,&quot;issued&quot;:{&quot;date-parts&quot;:[[&quot;2007&quot;]]},&quot;title&quot;:&quot;Learning to program-difficulties and solutions&quot;,&quot;author&quot;:[{&quot;family&quot;:&quot;Gomes&quot;,&quot;given&quot;:&quot;Anabela&quot;},{&quot;family&quot;:&quot;Mendes&quot;,&quot;given&quot;:&quot;António José&quot;}],&quot;volume&quot;:&quot;7&quot;},&quot;suffix&quot;:&quot;&quot;,&quot;prefix&quot;:&quot;&quot;,&quot;id&quot;:9092}]} RNDelbhvxbbwp"/>&lt;Do Zotero Refresh: [@gomes2007learning]&gt;<text:reference-mark-end text:name="ZOTERO_ITEM CSL_CITATION {&quot;citationID&quot;:&quot;kggnfnrc&quot;,&quot;properties&quot;:{&quot;formattedCitation&quot;:&quot;[@gomes2007learning]&quot;,&quot;noteIndex&quot;:0},&quot;schema&quot;:&quot;https://github.com/citation-style-language/schema/raw/master/csl-citation.json&quot;,&quot;citationItems&quot;:[{&quot;uris&quot;:[&quot;http://zotero.org/users/1913249/items/JRKNFC9F&quot;],&quot;uri&quot;:[&quot;http://zotero.org/users/1913249/items/JRKNFC9F&quot;],&quot;itemData&quot;:{&quot;container-title&quot;:&quot;International conference on engineering Education–ICEE&quot;,&quot;citation-key&quot;:&quot;gomes2007learning&quot;,&quot;id&quot;:&quot;gomes2007learning&quot;,&quot;type&quot;:&quot;paper-conference&quot;,&quot;issued&quot;:{&quot;date-parts&quot;:[[&quot;2007&quot;]]},&quot;title&quot;:&quot;Learning to program-difficulties and solutions&quot;,&quot;author&quot;:[{&quot;family&quot;:&quot;Gomes&quot;,&quot;given&quot;:&quot;Anabela&quot;},{&quot;family&quot;:&quot;Mendes&quot;,&quot;given&quot;:&quot;António José&quot;}],&quot;volume&quot;:&quot;7&quot;},&quot;suffix&quot;:&quot;&quot;,&quot;prefix&quot;:&quot;&quot;,&quot;id&quot;:9092}]} RNDelbhvxbbwp"/></text:p>
      <text:p text:style-name="Text_20_body">Issues of needing levels of abstraction in learning programming <text:reference-mark-start text:name="ZOTERO_ITEM CSL_CITATION {&quot;citationID&quot;:&quot;ubuthgof&quot;,&quot;properties&quot;:{&quot;formattedCitation&quot;:&quot;[@gomes2007learning]&quot;,&quot;noteIndex&quot;:0},&quot;schema&quot;:&quot;https://github.com/citation-style-language/schema/raw/master/csl-citation.json&quot;,&quot;citationItems&quot;:[{&quot;uris&quot;:[&quot;http://zotero.org/users/1913249/items/JRKNFC9F&quot;],&quot;uri&quot;:[&quot;http://zotero.org/users/1913249/items/JRKNFC9F&quot;],&quot;itemData&quot;:{&quot;container-title&quot;:&quot;International conference on engineering Education–ICEE&quot;,&quot;citation-key&quot;:&quot;gomes2007learning&quot;,&quot;id&quot;:&quot;gomes2007learning&quot;,&quot;type&quot;:&quot;paper-conference&quot;,&quot;issued&quot;:{&quot;date-parts&quot;:[[&quot;2007&quot;]]},&quot;title&quot;:&quot;Learning to program-difficulties and solutions&quot;,&quot;author&quot;:[{&quot;family&quot;:&quot;Gomes&quot;,&quot;given&quot;:&quot;Anabela&quot;},{&quot;family&quot;:&quot;Mendes&quot;,&quot;given&quot;:&quot;António José&quot;}],&quot;volume&quot;:&quot;7&quot;},&quot;suffix&quot;:&quot;&quot;,&quot;prefix&quot;:&quot;&quot;,&quot;id&quot;:9092}]} RNDwrddwnjcbo"/>&lt;Do Zotero Refresh: [@gomes2007learning]&gt;<text:reference-mark-end text:name="ZOTERO_ITEM CSL_CITATION {&quot;citationID&quot;:&quot;ubuthgof&quot;,&quot;properties&quot;:{&quot;formattedCitation&quot;:&quot;[@gomes2007learning]&quot;,&quot;noteIndex&quot;:0},&quot;schema&quot;:&quot;https://github.com/citation-style-language/schema/raw/master/csl-citation.json&quot;,&quot;citationItems&quot;:[{&quot;uris&quot;:[&quot;http://zotero.org/users/1913249/items/JRKNFC9F&quot;],&quot;uri&quot;:[&quot;http://zotero.org/users/1913249/items/JRKNFC9F&quot;],&quot;itemData&quot;:{&quot;container-title&quot;:&quot;International conference on engineering Education–ICEE&quot;,&quot;citation-key&quot;:&quot;gomes2007learning&quot;,&quot;id&quot;:&quot;gomes2007learning&quot;,&quot;type&quot;:&quot;paper-conference&quot;,&quot;issued&quot;:{&quot;date-parts&quot;:[[&quot;2007&quot;]]},&quot;title&quot;:&quot;Learning to program-difficulties and solutions&quot;,&quot;author&quot;:[{&quot;family&quot;:&quot;Gomes&quot;,&quot;given&quot;:&quot;Anabela&quot;},{&quot;family&quot;:&quot;Mendes&quot;,&quot;given&quot;:&quot;António José&quot;}],&quot;volume&quot;:&quot;7&quot;},&quot;suffix&quot;:&quot;&quot;,&quot;prefix&quot;:&quot;&quot;,&quot;id&quot;:9092}]} RNDwrddwnjcbo"/>.</text:p>
      <text:p text:style-name="Text_20_body"><text:span text:style-name="T1">Specialist coding tools and computational kits</text:span></text:p>
      <text:p text:style-name="Text_20_body">There may software and hardware kits aimed at novice coders and in particular younger audience <text:reference-mark-start text:name="ZOTERO_ITEM CSL_CITATION {&quot;citationID&quot;:&quot;psqudrcz&quot;,&quot;properties&quot;:{&quot;formattedCitation&quot;:&quot;[@yu_survey_2018]&quot;,&quot;noteIndex&quot;:0},&quot;schema&quot;:&quot;https://github.com/citation-style-language/schema/raw/master/csl-citation.json&quot;,&quot;citationItems&quot;:[{&quot;uris&quot;:[&quot;http://zotero.org/users/1913249/items/FC7LF8E6&quot;],&quot;uri&quot;:[&quot;http://zotero.org/users/1913249/items/FC7LF8E6&quot;],&quot;itemData&quot;:{&quot;citation-key&quot;:&quot;yu_survey_2018&quot;,&quot;event-title&quot;:&quot;the 17th ACM Conference&quot;,&quot;source&quot;:&quot;Crossref&quot;,&quot;ISBN&quot;:&quot;978-1-4503-5152-2&quot;,&quot;DOI&quot;:&quot;10.1145/3202185.3202738&quot;,&quot;container-title&quot;:&quot;Proceedings of the 17th ACM Conference on Interaction Design and Children  - IDC '18&quot;,&quot;page&quot;:&quot;289-299&quot;,&quot;accessed&quot;:{&quot;date-parts&quot;:[[&quot;2018&quot;,10,30]]},&quot;event-place&quot;:&quot;Trondheim, Norway&quot;,&quot;issued&quot;:{&quot;date-parts&quot;:[[&quot;2018&quot;]]},&quot;URL&quot;:&quot;http://dl.acm.org/citation.cfm?doid=3202185.3202738&quot;,&quot;type&quot;:&quot;paper-conference&quot;,&quot;title&quot;:&quot;A survey of computational kits for young children&quot;,&quot;id&quot;:&quot;yu_survey_2018&quot;,&quot;publisher-place&quot;:&quot;Trondheim, Norway&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language&quot;:&quot;en&quot;,&quot;author&quot;:[{&quot;family&quot;:&quot;Yu&quot;,&quot;given&quot;:&quot;Junnan&quot;},{&quot;family&quot;:&quot;Roque&quot;,&quot;given&quot;:&quot;Ricarose&quot;}],&quot;publisher&quot;:&quot;ACM Press&quot;},&quot;suffix&quot;:&quot;&quot;,&quot;prefix&quot;:&quot;&quot;,&quot;id&quot;:2837}]} RNDodalsvnnov"/>&lt;Do Zotero Refresh: [@yu_survey_2018]&gt;<text:reference-mark-end text:name="ZOTERO_ITEM CSL_CITATION {&quot;citationID&quot;:&quot;psqudrcz&quot;,&quot;properties&quot;:{&quot;formattedCitation&quot;:&quot;[@yu_survey_2018]&quot;,&quot;noteIndex&quot;:0},&quot;schema&quot;:&quot;https://github.com/citation-style-language/schema/raw/master/csl-citation.json&quot;,&quot;citationItems&quot;:[{&quot;uris&quot;:[&quot;http://zotero.org/users/1913249/items/FC7LF8E6&quot;],&quot;uri&quot;:[&quot;http://zotero.org/users/1913249/items/FC7LF8E6&quot;],&quot;itemData&quot;:{&quot;citation-key&quot;:&quot;yu_survey_2018&quot;,&quot;event-title&quot;:&quot;the 17th ACM Conference&quot;,&quot;source&quot;:&quot;Crossref&quot;,&quot;ISBN&quot;:&quot;978-1-4503-5152-2&quot;,&quot;DOI&quot;:&quot;10.1145/3202185.3202738&quot;,&quot;container-title&quot;:&quot;Proceedings of the 17th ACM Conference on Interaction Design and Children  - IDC '18&quot;,&quot;page&quot;:&quot;289-299&quot;,&quot;accessed&quot;:{&quot;date-parts&quot;:[[&quot;2018&quot;,10,30]]},&quot;event-place&quot;:&quot;Trondheim, Norway&quot;,&quot;issued&quot;:{&quot;date-parts&quot;:[[&quot;2018&quot;]]},&quot;URL&quot;:&quot;http://dl.acm.org/citation.cfm?doid=3202185.3202738&quot;,&quot;type&quot;:&quot;paper-conference&quot;,&quot;title&quot;:&quot;A survey of computational kits for young children&quot;,&quot;id&quot;:&quot;yu_survey_2018&quot;,&quot;publisher-place&quot;:&quot;Trondheim, Norway&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language&quot;:&quot;en&quot;,&quot;author&quot;:[{&quot;family&quot;:&quot;Yu&quot;,&quot;given&quot;:&quot;Junnan&quot;},{&quot;family&quot;:&quot;Roque&quot;,&quot;given&quot;:&quot;Ricarose&quot;}],&quot;publisher&quot;:&quot;ACM Press&quot;},&quot;suffix&quot;:&quot;&quot;,&quot;prefix&quot;:&quot;&quot;,&quot;id&quot;:2837}]} RNDodalsvnnov"/>.</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39">
        <text:list-item>
          <text:p text:style-name="P48">Block coding vs text coding, syntax</text:p>
        </text:list-item>
        <text:list-item>
          <text:p text:style-name="P48">Design principles for game making tools, <text:reference-mark-start text:name="ZOTERO_ITEM CSL_CITATION {&quot;citationID&quot;:&quot;tdaqudtq&quot;,&quot;properties&quot;:{&quot;formattedCitation&quot;:&quot;[@kafai_connected_2016; @resnick_reflections_2005]&quot;,&quot;noteIndex&quot;:0},&quot;schema&quot;:&quot;https://github.com/citation-style-language/schema/raw/master/csl-citation.json&quot;,&quot;citationItems&quot;:[{&quot;uris&quot;:[&quot;http://zotero.org/users/1913249/items/C9RM6JHC&quot;],&quot;uri&quot;:[&quot;http://zotero.org/users/1913249/items/C9RM6JHC&quot;],&quot;itemData&quot;:{&quot;citation-key&quot;:&quot;kafai_connected_2016&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ype&quot;:&quot;book&quot;,&quot;ISBN&quot;:&quot;978-0-262-03537-8&quot;,&quot;source&quot;:&quot;Google Books&quot;,&quot;title&quot;:&quot;Connected Gaming: What Making Video Games Can Teach Us about Learning and Literacy&quot;,&quot;title-short&quot;:&quot;Connected Gaming&quot;,&quot;id&quot;:&quot;kafai_connected_2016&quot;,&quot;number-of-pages&quot;:&quot;221&quot;,&quot;publisher&quot;:&quot;MIT Press&quot;,&quot;language&quot;:&quot;en&quot;,&quot;author&quot;:[{&quot;family&quot;:&quot;Kafai&quot;,&quot;given&quot;:&quot;Yasmin B.&quot;},{&quot;family&quot;:&quot;Burke&quot;,&quot;given&quot;:&quot;Quinn&quot;},{&quot;family&quot;:&quot;Steinkuehler&quot;,&quot;given&quot;:&quot;Constance&quot;}],&quot;issued&quot;:{&quot;date-parts&quot;:[[&quot;2016&quot;,12,23]]}},&quot;suffix&quot;:&quot;&quot;,&quot;prefix&quot;:&quot;&quot;,&quot;id&quot;:1409},{&quot;uris&quot;:[&quot;http://zotero.org/users/1913249/items/VWHA2FJX&quot;],&quot;uri&quot;:[&quot;http://zotero.org/users/1913249/items/VWHA2FJX&quot;],&quot;itemData&quot;:{&quot;citation-key&quot;:&quot;resnick_reflections_2005&quot;,&quot;URL&quot;:&quot;http://dl.acm.org/citation.cfm?id=1109556&quot;,&quot;issued&quot;:{&quot;date-parts&quot;:[[&quot;2005&quot;]]},&quot;type&quot;:&quot;paper-conference&quot;,&quot;container-title&quot;:&quot;Proceedings of the 2005 conference on Interaction design and children&quot;,&quot;title&quot;:&quot;Some reflections on designing construction kits for kids&quot;,&quot;id&quot;:&quot;resnick_reflections_2005&quot;,&quot;page&quot;:&quot;117–122&quot;,&quot;accessed&quot;:{&quot;date-parts&quot;:[[&quot;2015&quot;,5,9]]},&quot;publisher&quot;:&quot;ACM&quot;,&quot;author&quot;:[{&quot;family&quot;:&quot;Resnick&quot;,&quot;given&quot;:&quot;Mitchel&quot;},{&quot;family&quot;:&quot;Silverman&quot;,&quot;given&quot;:&quot;Brian&quot;}],&quot;source&quot;:&quot;Google Scholar&quot;},&quot;suffix&quot;:&quot;&quot;,&quot;prefix&quot;:&quot;&quot;,&quot;id&quot;:1095}]} RNDrctsrilhcp"/>&lt;Do Zotero Refresh: [@kafai_connected_2016; @resnick_reflections_2005]&gt;<text:reference-mark-end text:name="ZOTERO_ITEM CSL_CITATION {&quot;citationID&quot;:&quot;tdaqudtq&quot;,&quot;properties&quot;:{&quot;formattedCitation&quot;:&quot;[@kafai_connected_2016; @resnick_reflections_2005]&quot;,&quot;noteIndex&quot;:0},&quot;schema&quot;:&quot;https://github.com/citation-style-language/schema/raw/master/csl-citation.json&quot;,&quot;citationItems&quot;:[{&quot;uris&quot;:[&quot;http://zotero.org/users/1913249/items/C9RM6JHC&quot;],&quot;uri&quot;:[&quot;http://zotero.org/users/1913249/items/C9RM6JHC&quot;],&quot;itemData&quot;:{&quot;citation-key&quot;:&quot;kafai_connected_2016&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type&quot;:&quot;book&quot;,&quot;ISBN&quot;:&quot;978-0-262-03537-8&quot;,&quot;source&quot;:&quot;Google Books&quot;,&quot;title&quot;:&quot;Connected Gaming: What Making Video Games Can Teach Us about Learning and Literacy&quot;,&quot;title-short&quot;:&quot;Connected Gaming&quot;,&quot;id&quot;:&quot;kafai_connected_2016&quot;,&quot;number-of-pages&quot;:&quot;221&quot;,&quot;publisher&quot;:&quot;MIT Press&quot;,&quot;language&quot;:&quot;en&quot;,&quot;author&quot;:[{&quot;family&quot;:&quot;Kafai&quot;,&quot;given&quot;:&quot;Yasmin B.&quot;},{&quot;family&quot;:&quot;Burke&quot;,&quot;given&quot;:&quot;Quinn&quot;},{&quot;family&quot;:&quot;Steinkuehler&quot;,&quot;given&quot;:&quot;Constance&quot;}],&quot;issued&quot;:{&quot;date-parts&quot;:[[&quot;2016&quot;,12,23]]}},&quot;suffix&quot;:&quot;&quot;,&quot;prefix&quot;:&quot;&quot;,&quot;id&quot;:1409},{&quot;uris&quot;:[&quot;http://zotero.org/users/1913249/items/VWHA2FJX&quot;],&quot;uri&quot;:[&quot;http://zotero.org/users/1913249/items/VWHA2FJX&quot;],&quot;itemData&quot;:{&quot;citation-key&quot;:&quot;resnick_reflections_2005&quot;,&quot;URL&quot;:&quot;http://dl.acm.org/citation.cfm?id=1109556&quot;,&quot;issued&quot;:{&quot;date-parts&quot;:[[&quot;2005&quot;]]},&quot;type&quot;:&quot;paper-conference&quot;,&quot;container-title&quot;:&quot;Proceedings of the 2005 conference on Interaction design and children&quot;,&quot;title&quot;:&quot;Some reflections on designing construction kits for kids&quot;,&quot;id&quot;:&quot;resnick_reflections_2005&quot;,&quot;page&quot;:&quot;117–122&quot;,&quot;accessed&quot;:{&quot;date-parts&quot;:[[&quot;2015&quot;,5,9]]},&quot;publisher&quot;:&quot;ACM&quot;,&quot;author&quot;:[{&quot;family&quot;:&quot;Resnick&quot;,&quot;given&quot;:&quot;Mitchel&quot;},{&quot;family&quot;:&quot;Silverman&quot;,&quot;given&quot;:&quot;Brian&quot;}],&quot;source&quot;:&quot;Google Scholar&quot;},&quot;suffix&quot;:&quot;&quot;,&quot;prefix&quot;:&quot;&quot;,&quot;id&quot;:1095}]} RNDrctsrilhcp"/> ()</text:p>
        </text:list-item>
        <text:list-item>
          <text:p text:style-name="P48">Barriers in using support material for code examples- mapping, understanding, <text:reference-mark-start text:name="ZOTERO_ITEM CSL_CITATION {&quot;citationID&quot;:&quot;zfooipab&quot;,&quot;properties&quot;:{&quot;formattedCitation&quot;:&quot;[@wang_novices_2021]&quot;,&quot;noteIndex&quot;:0},&quot;schema&quot;:&quot;https://github.com/citation-style-language/schema/raw/master/csl-citation.json&quot;,&quot;citationItems&quot;:[{&quot;uris&quot;:[&quot;http://zotero.org/users/1913249/items/D6ZVJHNB&quot;],&quot;uri&quot;:[&quot;http://zotero.org/users/1913249/items/D6ZVJHNB&quot;],&quot;itemData&quot;:{&quot;citation-key&quot;:&quot;wang_novices_2021&quot;,&quot;URL&quot;:&quot;https://dl.acm.org/doi/10.1145/3430665.3456370&quot;,&quot;source&quot;:&quot;ACM Digital Library&quot;,&quot;collection-title&quot;:&quot;ITiCSE '21&quot;,&quot;DOI&quot;:&quot;10.1145/3430665.3456370&quot;,&quot;container-title&quot;:&quot;Proceedings of the 26th ACM Conference on Innovation and Technology in Computer Science Education V. 1&quot;,&quot;page&quot;:&quot;394–400&quot;,&quot;accessed&quot;:{&quot;date-parts&quot;:[[&quot;2023&quot;,6,12]]},&quot;event-place&quot;:&quot;New York, NY, USA&quot;,&quot;issued&quot;:{&quot;date-parts&quot;:[[&quot;2021&quot;,6,26]]},&quot;type&quot;:&quot;paper-conference&quot;,&quot;title&quot;:&quot;Novices' Learning Barriers When Using Code Examples in Open-Ended Programming&quot;,&quot;id&quot;:&quot;wang_novices_2021&quot;,&quot;publisher-place&quot;:&quot;New York, NY, US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ublisher&quot;:&quot;Association for Computing Machinery&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ISBN&quot;:&quot;978-1-4503-8214-4&quot;},&quot;suffix&quot;:&quot;&quot;,&quot;prefix&quot;:&quot;&quot;,&quot;id&quot;:8698}]} RNDlnozihdjyx"/>&lt;Do Zotero Refresh: [@wang_novices_2021]&gt;<text:reference-mark-end text:name="ZOTERO_ITEM CSL_CITATION {&quot;citationID&quot;:&quot;zfooipab&quot;,&quot;properties&quot;:{&quot;formattedCitation&quot;:&quot;[@wang_novices_2021]&quot;,&quot;noteIndex&quot;:0},&quot;schema&quot;:&quot;https://github.com/citation-style-language/schema/raw/master/csl-citation.json&quot;,&quot;citationItems&quot;:[{&quot;uris&quot;:[&quot;http://zotero.org/users/1913249/items/D6ZVJHNB&quot;],&quot;uri&quot;:[&quot;http://zotero.org/users/1913249/items/D6ZVJHNB&quot;],&quot;itemData&quot;:{&quot;citation-key&quot;:&quot;wang_novices_2021&quot;,&quot;URL&quot;:&quot;https://dl.acm.org/doi/10.1145/3430665.3456370&quot;,&quot;source&quot;:&quot;ACM Digital Library&quot;,&quot;collection-title&quot;:&quot;ITiCSE '21&quot;,&quot;DOI&quot;:&quot;10.1145/3430665.3456370&quot;,&quot;container-title&quot;:&quot;Proceedings of the 26th ACM Conference on Innovation and Technology in Computer Science Education V. 1&quot;,&quot;page&quot;:&quot;394–400&quot;,&quot;accessed&quot;:{&quot;date-parts&quot;:[[&quot;2023&quot;,6,12]]},&quot;event-place&quot;:&quot;New York, NY, USA&quot;,&quot;issued&quot;:{&quot;date-parts&quot;:[[&quot;2021&quot;,6,26]]},&quot;type&quot;:&quot;paper-conference&quot;,&quot;title&quot;:&quot;Novices' Learning Barriers When Using Code Examples in Open-Ended Programming&quot;,&quot;id&quot;:&quot;wang_novices_2021&quot;,&quot;publisher-place&quot;:&quot;New York, NY, US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ublisher&quot;:&quot;Association for Computing Machinery&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ISBN&quot;:&quot;978-1-4503-8214-4&quot;},&quot;suffix&quot;:&quot;&quot;,&quot;prefix&quot;:&quot;&quot;,&quot;id&quot;:8698}]} RNDlnozihdjyx"/></text:p>
        </text:list-item>
      </text:list>
      <text:p text:style-name="First_20_paragraph">Scratch and GSM merit particular examination as mini-case studies. The</text:p>
      <text:list text:style-name="L40">
        <text:list-item>
          <text:p text:style-name="P49">Scratch and community element.</text:p>
        </text:list-item>
        <text:list-item>
          <text:p text:style-name="P49">Remix as a feature: <text:reference-mark-start text:name="ZOTERO_ITEM CSL_CITATION {&quot;citationID&quot;:&quot;mroeuiwl&quot;,&quot;properties&quot;:{&quot;formattedCitation&quot;:&quot;[@amanullah_evaluating_2019]&quot;,&quot;noteIndex&quot;:0},&quot;schema&quot;:&quot;https://github.com/citation-style-language/schema/raw/master/csl-citation.json&quot;,&quot;citationItems&quot;:[{&quot;uris&quot;:[&quot;http://zotero.org/users/1913249/items/BB7BFTD6&quot;],&quot;uri&quot;:[&quot;http://zotero.org/users/1913249/items/BB7BFTD6&quot;],&quot;itemData&quot;:{&quot;citation-key&quot;:&quot;amanullah_evaluating_2019&quot;,&quot;event-title&quot;:&quot;2019 IEEE Frontiers in Education Conference (FIE)&quot;,&quot;source&quot;:&quot;DOI.org (Crossref)&quot;,&quot;ISBN&quot;:&quot;978-1-72811-746-1&quot;,&quot;DOI&quot;:&quot;10.1109/FIE43999.2019.9028475&quot;,&quot;container-title&quot;:&quot;2019 IEEE Frontiers in Education Conference (FIE)&quot;,&quot;page&quot;:&quot;1-8&quot;,&quot;accessed&quot;:{&quot;date-parts&quot;:[[&quot;2023&quot;,12,1]]},&quot;event-place&quot;:&quot;Covington, KY, USA&quot;,&quot;issued&quot;:{&quot;date-parts&quot;:[[&quot;2019&quot;,10]]},&quot;URL&quot;:&quot;https://ieeexplore.ieee.org/document/9028475/&quot;,&quot;type&quot;:&quot;paper-conference&quot;,&quot;title&quot;:&quot;Evaluating the Use of Remixing in Scratch Projects Based on Repertoire, Lines of Code (LOC), and Elementary Patterns&quot;,&quot;id&quot;:&quot;amanullah_evaluating_2019&quot;,&quot;publisher-place&quot;:&quot;Covington, KY, USA&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language&quot;:&quot;en&quot;,&quot;author&quot;:[{&quot;family&quot;:&quot;Amanullah&quot;,&quot;given&quot;:&quot;Kashif&quot;},{&quot;family&quot;:&quot;Bell&quot;,&quot;given&quot;:&quot;Tim&quot;}],&quot;publisher&quot;:&quot;IEEE&quot;},&quot;suffix&quot;:&quot;&quot;,&quot;prefix&quot;:&quot;&quot;,&quot;id&quot;:9090}]} RNDrituxszmhh"/>&lt;Do Zotero Refresh: [@amanullah_evaluating_2019]&gt;<text:reference-mark-end text:name="ZOTERO_ITEM CSL_CITATION {&quot;citationID&quot;:&quot;mroeuiwl&quot;,&quot;properties&quot;:{&quot;formattedCitation&quot;:&quot;[@amanullah_evaluating_2019]&quot;,&quot;noteIndex&quot;:0},&quot;schema&quot;:&quot;https://github.com/citation-style-language/schema/raw/master/csl-citation.json&quot;,&quot;citationItems&quot;:[{&quot;uris&quot;:[&quot;http://zotero.org/users/1913249/items/BB7BFTD6&quot;],&quot;uri&quot;:[&quot;http://zotero.org/users/1913249/items/BB7BFTD6&quot;],&quot;itemData&quot;:{&quot;citation-key&quot;:&quot;amanullah_evaluating_2019&quot;,&quot;event-title&quot;:&quot;2019 IEEE Frontiers in Education Conference (FIE)&quot;,&quot;source&quot;:&quot;DOI.org (Crossref)&quot;,&quot;ISBN&quot;:&quot;978-1-72811-746-1&quot;,&quot;DOI&quot;:&quot;10.1109/FIE43999.2019.9028475&quot;,&quot;container-title&quot;:&quot;2019 IEEE Frontiers in Education Conference (FIE)&quot;,&quot;page&quot;:&quot;1-8&quot;,&quot;accessed&quot;:{&quot;date-parts&quot;:[[&quot;2023&quot;,12,1]]},&quot;event-place&quot;:&quot;Covington, KY, USA&quot;,&quot;issued&quot;:{&quot;date-parts&quot;:[[&quot;2019&quot;,10]]},&quot;URL&quot;:&quot;https://ieeexplore.ieee.org/document/9028475/&quot;,&quot;type&quot;:&quot;paper-conference&quot;,&quot;title&quot;:&quot;Evaluating the Use of Remixing in Scratch Projects Based on Repertoire, Lines of Code (LOC), and Elementary Patterns&quot;,&quot;id&quot;:&quot;amanullah_evaluating_2019&quot;,&quot;publisher-place&quot;:&quot;Covington, KY, USA&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language&quot;:&quot;en&quot;,&quot;author&quot;:[{&quot;family&quot;:&quot;Amanullah&quot;,&quot;given&quot;:&quot;Kashif&quot;},{&quot;family&quot;:&quot;Bell&quot;,&quot;given&quot;:&quot;Tim&quot;}],&quot;publisher&quot;:&quot;IEEE&quot;},&quot;suffix&quot;:&quot;&quot;,&quot;prefix&quot;:&quot;&quot;,&quot;id&quot;:9090}]} RNDrituxszmhh"/></text:p>
        </text:list-item>
        <text:list-item>
          <text:p text:style-name="P49">Online log in</text:p>
        </text:list-item>
        <text:list-item>
          <text:p text:style-name="P49">library of assets to speed up creation</text:p>
        </text:list-item>
        <text:list-item>
          <text:p text:style-name="P49">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2">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citationID&quot;:&quot;chjnvxnd&quot;,&quot;properties&quot;:{&quot;formattedCitation&quot;:&quot;[-@papert_epistemological_1990]&quot;,&quot;noteIndex&quot;:0},&quot;schema&quot;:&quot;https://github.com/citation-style-language/schema/raw/master/csl-citation.json&quot;,&quot;citationItems&quot;:[{&quot;uris&quot;:[&quot;http://zotero.org/users/1913249/items/PN46846P&quot;],&quot;suppress-author&quot;:true,&quot;uri&quot;:[&quot;http://zotero.org/users/1913249/items/PN46846P&quot;],&quot;itemData&quot;:{&quot;issue&quot;:&quot;1&quot;,&quot;citation-key&quot;:&quot;papert_epistemological_1990&quot;,&quot;URL&quot;:&quot;http://www.papert.org/articles/EpistemologicalPluralism.html&quot;,&quot;issued&quot;:{&quot;date-parts&quot;:[[&quot;1990&quot;]]},&quot;volume&quot;:&quot;16&quot;,&quot;container-title&quot;:&quot;Signs&quot;,&quot;id&quot;:&quot;papert_epistemological_1990&quot;,&quot;accessed&quot;:{&quot;date-parts&quot;:[[&quot;2017&quot;,11,1]]},&quot;title&quot;:&quot;Epistemological Pluralism and the Revaluation of the Concrete&quot;,&quot;author&quot;:[{&quot;family&quot;:&quot;Papert&quot;,&quot;given&quot;:&quot;Seymour&quot;},{&quot;family&quot;:&quot;Turkle&quot;,&quot;given&quot;:&quot;Sherry&quot;}],&quot;type&quot;:&quot;article-journal&quot;},&quot;suffix&quot;:&quot;&quot;,&quot;prefix&quot;:&quot;&quot;,&quot;id&quot;:2017}]} RNDfqndoaudep"/>&lt;Do Zotero Refresh: [-@papert_epistemological_1990]&gt;<text:reference-mark-end text:name="ZOTERO_ITEM CSL_CITATION {&quot;citationID&quot;:&quot;chjnvxnd&quot;,&quot;properties&quot;:{&quot;formattedCitation&quot;:&quot;[-@papert_epistemological_1990]&quot;,&quot;noteIndex&quot;:0},&quot;schema&quot;:&quot;https://github.com/citation-style-language/schema/raw/master/csl-citation.json&quot;,&quot;citationItems&quot;:[{&quot;uris&quot;:[&quot;http://zotero.org/users/1913249/items/PN46846P&quot;],&quot;suppress-author&quot;:true,&quot;uri&quot;:[&quot;http://zotero.org/users/1913249/items/PN46846P&quot;],&quot;itemData&quot;:{&quot;issue&quot;:&quot;1&quot;,&quot;citation-key&quot;:&quot;papert_epistemological_1990&quot;,&quot;URL&quot;:&quot;http://www.papert.org/articles/EpistemologicalPluralism.html&quot;,&quot;issued&quot;:{&quot;date-parts&quot;:[[&quot;1990&quot;]]},&quot;volume&quot;:&quot;16&quot;,&quot;container-title&quot;:&quot;Signs&quot;,&quot;id&quot;:&quot;papert_epistemological_1990&quot;,&quot;accessed&quot;:{&quot;date-parts&quot;:[[&quot;2017&quot;,11,1]]},&quot;title&quot;:&quot;Epistemological Pluralism and the Revaluation of the Concrete&quot;,&quot;author&quot;:[{&quot;family&quot;:&quot;Papert&quot;,&quot;given&quot;:&quot;Seymour&quot;},{&quot;family&quot;:&quot;Turkle&quot;,&quot;given&quot;:&quot;Sherry&quot;}],&quot;type&quot;:&quot;article-journal&quot;},&quot;suffix&quot;:&quot;&quot;,&quot;prefix&quot;:&quot;&quot;,&quot;id&quot;:2017}]} RNDfqndoaudep"/>.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citationID&quot;:&quot;lbackuwh&quot;,&quot;properties&quot;:{&quot;formattedCitation&quot;:&quot;[@wing_computational_2008]&quot;,&quot;noteIndex&quot;:0},&quot;schema&quot;:&quot;https://github.com/citation-style-language/schema/raw/master/csl-citation.json&quot;,&quot;citationItems&quot;:[{&quot;uris&quot;:[&quot;http://zotero.org/users/1913249/items/CQ6F79QS&quot;],&quot;uri&quot;:[&quot;http://zotero.org/users/1913249/items/CQ6F79QS&quot;],&quot;itemData&quot;:{&quot;issue&quot;:&quot;1881&quot;,&quot;volume&quot;:&quot;366&quot;,&quot;citation-key&quot;:&quot;wing_computational_2008&quot;,&quot;URL&quot;:&quot;http://rsta.royalsocietypublishing.org/cgi/doi/10.1098/rsta.2008.0118&quot;,&quot;issued&quot;:{&quot;date-parts&quot;:[[&quot;2008&quot;,10,28]]},&quot;type&quot;:&quot;article-journal&quot;,&quot;ISSN&quot;:&quot;1364-503X, 1471-2962&quot;,&quot;DOI&quot;:&quot;10.1098/rsta.2008.0118&quot;,&quot;container-title&quot;:&quot;Philosophical Transactions of the Royal Society A: Mathematical, Physical and Engineering Sciences&quot;,&quot;title&quot;:&quot;Computational thinking and thinking about computing&quot;,&quot;id&quot;:&quot;wing_computational_2008&quot;,&quot;page&quot;:&quot;3717-3725&quot;,&quot;accessed&quot;:{&quot;date-parts&quot;:[[&quot;2016&quot;,8,8]]},&quot;language&quot;:&quot;en&quot;,&quot;author&quot;:[{&quot;family&quot;:&quot;Wing&quot;,&quot;given&quot;:&quot;J. M&quot;}],&quot;source&quot;:&quot;CrossRef&quot;},&quot;suffix&quot;:&quot;&quot;,&quot;prefix&quot;:&quot;&quot;,&quot;id&quot;:1293}]} RNDmvuudxbmlw"/>&lt;Do Zotero Refresh: [@wing_computational_2008]&gt;<text:reference-mark-end text:name="ZOTERO_ITEM CSL_CITATION {&quot;citationID&quot;:&quot;lbackuwh&quot;,&quot;properties&quot;:{&quot;formattedCitation&quot;:&quot;[@wing_computational_2008]&quot;,&quot;noteIndex&quot;:0},&quot;schema&quot;:&quot;https://github.com/citation-style-language/schema/raw/master/csl-citation.json&quot;,&quot;citationItems&quot;:[{&quot;uris&quot;:[&quot;http://zotero.org/users/1913249/items/CQ6F79QS&quot;],&quot;uri&quot;:[&quot;http://zotero.org/users/1913249/items/CQ6F79QS&quot;],&quot;itemData&quot;:{&quot;issue&quot;:&quot;1881&quot;,&quot;volume&quot;:&quot;366&quot;,&quot;citation-key&quot;:&quot;wing_computational_2008&quot;,&quot;URL&quot;:&quot;http://rsta.royalsocietypublishing.org/cgi/doi/10.1098/rsta.2008.0118&quot;,&quot;issued&quot;:{&quot;date-parts&quot;:[[&quot;2008&quot;,10,28]]},&quot;type&quot;:&quot;article-journal&quot;,&quot;ISSN&quot;:&quot;1364-503X, 1471-2962&quot;,&quot;DOI&quot;:&quot;10.1098/rsta.2008.0118&quot;,&quot;container-title&quot;:&quot;Philosophical Transactions of the Royal Society A: Mathematical, Physical and Engineering Sciences&quot;,&quot;title&quot;:&quot;Computational thinking and thinking about computing&quot;,&quot;id&quot;:&quot;wing_computational_2008&quot;,&quot;page&quot;:&quot;3717-3725&quot;,&quot;accessed&quot;:{&quot;date-parts&quot;:[[&quot;2016&quot;,8,8]]},&quot;language&quot;:&quot;en&quot;,&quot;author&quot;:[{&quot;family&quot;:&quot;Wing&quot;,&quot;given&quot;:&quot;J. M&quot;}],&quot;source&quot;:&quot;CrossRef&quot;},&quot;suffix&quot;:&quot;&quot;,&quot;prefix&quot;:&quot;&quot;,&quot;id&quot;:1293}]} RNDmvuudxbmlw"/>.</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citationID&quot;:&quot;kyapposd&quot;,&quot;properties&quot;:{&quot;formattedCitation&quot;:&quot;[@papert_childrens_1993, p. 143]&quot;,&quot;noteIndex&quot;:0},&quot;schema&quot;:&quot;https://github.com/citation-style-language/schema/raw/master/csl-citation.json&quot;,&quot;citationItems&quot;:[{&quot;uris&quot;:[&quot;http://zotero.org/users/1913249/items/ZWUAZAZN&quot;],&quot;uri&quot;:[&quot;http://zotero.org/users/1913249/items/ZWUAZAZN&quot;],&quot;locator&quot;:&quot; 143&quot;,&quot;itemData&quot;:{&quot;citation-key&quot;:&quot;papert_childrens_1993&quot;,&quot;issued&quot;:{&quot;date-parts&quot;:[[&quot;1993&quot;]]},&quot;type&quot;:&quot;book&quot;,&quot;ISBN&quot;:&quot;0-465-01830-0 978-0-465-01830-7 0-465-01063-6 978-0-465-01063-9 0-7450-1603-0 978-0-7450-1603-0&quot;,&quot;source&quot;:&quot;Open WorldCat&quot;,&quot;title&quot;:&quot;The children's machine: rethinking school in the age of the computer&quot;,&quot;title-short&quot;:&quot;The children's machine&quot;,&quot;id&quot;:&quot;papert_childrens_1993&quot;,&quot;publisher-place&quot;:&quot;New York&quot;,&quot;publisher&quot;:&quot;BasicBooks&quot;,&quot;language&quot;:&quot;English&quot;,&quot;author&quot;:[{&quot;family&quot;:&quot;Papert&quot;,&quot;given&quot;:&quot;Seymour&quot;}],&quot;event-place&quot;:&quot;New York&quot;},&quot;prefix&quot;:&quot;&quot;,&quot;id&quot;:1131}]} RNDongtcsudve"/>&lt;Do Zotero Refresh: [@papert_childrens_1993, p. 143]&gt;<text:reference-mark-end text:name="ZOTERO_ITEM CSL_CITATION {&quot;citationID&quot;:&quot;kyapposd&quot;,&quot;properties&quot;:{&quot;formattedCitation&quot;:&quot;[@papert_childrens_1993, p. 143]&quot;,&quot;noteIndex&quot;:0},&quot;schema&quot;:&quot;https://github.com/citation-style-language/schema/raw/master/csl-citation.json&quot;,&quot;citationItems&quot;:[{&quot;uris&quot;:[&quot;http://zotero.org/users/1913249/items/ZWUAZAZN&quot;],&quot;uri&quot;:[&quot;http://zotero.org/users/1913249/items/ZWUAZAZN&quot;],&quot;locator&quot;:&quot; 143&quot;,&quot;itemData&quot;:{&quot;citation-key&quot;:&quot;papert_childrens_1993&quot;,&quot;issued&quot;:{&quot;date-parts&quot;:[[&quot;1993&quot;]]},&quot;type&quot;:&quot;book&quot;,&quot;ISBN&quot;:&quot;0-465-01830-0 978-0-465-01830-7 0-465-01063-6 978-0-465-01063-9 0-7450-1603-0 978-0-7450-1603-0&quot;,&quot;source&quot;:&quot;Open WorldCat&quot;,&quot;title&quot;:&quot;The children's machine: rethinking school in the age of the computer&quot;,&quot;title-short&quot;:&quot;The children's machine&quot;,&quot;id&quot;:&quot;papert_childrens_1993&quot;,&quot;publisher-place&quot;:&quot;New York&quot;,&quot;publisher&quot;:&quot;BasicBooks&quot;,&quot;language&quot;:&quot;English&quot;,&quot;author&quot;:[{&quot;family&quot;:&quot;Papert&quot;,&quot;given&quot;:&quot;Seymour&quot;}],&quot;event-place&quot;:&quot;New York&quot;},&quot;prefix&quot;:&quot;&quot;,&quot;id&quot;:1131}]} RNDongtcsudve"/>.</text:p>
      <text:p text:style-name="Text_20_body">Kafai and Peppler also address the issues of gender identities and game design <text:reference-mark-start text:name="ZOTERO_ITEM CSL_CITATION {&quot;citationID&quot;:&quot;xrmknher&quot;,&quot;properties&quot;:{&quot;formattedCitation&quot;:&quot;[@kafai_beyond_2014]&quot;,&quot;noteIndex&quot;:0},&quot;schema&quot;:&quot;https://github.com/citation-style-language/schema/raw/master/csl-citation.json&quot;,&quot;citationItems&quot;:[{&quot;uris&quot;:[&quot;http://zotero.org/users/1913249/items/XCATBQNK&quot;],&quot;uri&quot;:[&quot;http://zotero.org/users/1913249/items/XCATBQNK&quot;],&quot;itemData&quot;:{&quot;citation-key&quot;:&quot;kafai_beyond_2014&quot;,&quot;URL&quot;:&quot;http://dl.acm.org/citation.cfm?id=2670296.2670301&quot;,&quot;source&quot;:&quot;ACM Digital Library&quot;,&quot;ISBN&quot;:&quot;978-1-4503-2105-1&quot;,&quot;container-title&quot;:&quot;Proceedings of Gender and IT Appropriation. Science and Practice on Dialogue - Forum for Interdisciplinary Exchange&quot;,&quot;page&quot;:&quot;21:21–21:28&quot;,&quot;accessed&quot;:{&quot;date-parts&quot;:[[&quot;2018&quot;,7,18]]},&quot;event-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ype&quot;:&quot;paper-conference&quot;,&quot;issued&quot;:{&quot;date-parts&quot;:[[&quot;2014&quot;]]},&quot;title-short&quot;:&quot;Beyond game design for broadening participation&quot;,&quot;id&quot;:&quot;kafai_beyond_2014&quot;,&quot;title&quot;:&quot;Beyond game design for broadening participation: building new clubhouses of computing for girls&quot;,&quot;publisher-place&quot;:&quot;Siegen, Germany, Germany&quot;,&quot;publisher&quot;:&quot;European Society for Socially Embedded Technologies&quot;,&quot;author&quot;:[{&quot;family&quot;:&quot;Kafai&quot;,&quot;given&quot;:&quot;Yasmin&quot;},{&quot;family&quot;:&quot;Burke&quot;,&quot;given&quot;:&quot;Quinn&quot;}],&quot;collection-title&quot;:&quot;Gender IT '14&quot;},&quot;suffix&quot;:&quot;&quot;,&quot;prefix&quot;:&quot;&quot;,&quot;id&quot;:3759}]} RNDfgeqdopeee"/>&lt;Do Zotero Refresh: [@kafai_beyond_2014]&gt;<text:reference-mark-end text:name="ZOTERO_ITEM CSL_CITATION {&quot;citationID&quot;:&quot;xrmknher&quot;,&quot;properties&quot;:{&quot;formattedCitation&quot;:&quot;[@kafai_beyond_2014]&quot;,&quot;noteIndex&quot;:0},&quot;schema&quot;:&quot;https://github.com/citation-style-language/schema/raw/master/csl-citation.json&quot;,&quot;citationItems&quot;:[{&quot;uris&quot;:[&quot;http://zotero.org/users/1913249/items/XCATBQNK&quot;],&quot;uri&quot;:[&quot;http://zotero.org/users/1913249/items/XCATBQNK&quot;],&quot;itemData&quot;:{&quot;citation-key&quot;:&quot;kafai_beyond_2014&quot;,&quot;URL&quot;:&quot;http://dl.acm.org/citation.cfm?id=2670296.2670301&quot;,&quot;source&quot;:&quot;ACM Digital Library&quot;,&quot;ISBN&quot;:&quot;978-1-4503-2105-1&quot;,&quot;container-title&quot;:&quot;Proceedings of Gender and IT Appropriation. Science and Practice on Dialogue - Forum for Interdisciplinary Exchange&quot;,&quot;page&quot;:&quot;21:21–21:28&quot;,&quot;accessed&quot;:{&quot;date-parts&quot;:[[&quot;2018&quot;,7,18]]},&quot;event-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ype&quot;:&quot;paper-conference&quot;,&quot;issued&quot;:{&quot;date-parts&quot;:[[&quot;2014&quot;]]},&quot;title-short&quot;:&quot;Beyond game design for broadening participation&quot;,&quot;id&quot;:&quot;kafai_beyond_2014&quot;,&quot;title&quot;:&quot;Beyond game design for broadening participation: building new clubhouses of computing for girls&quot;,&quot;publisher-place&quot;:&quot;Siegen, Germany, Germany&quot;,&quot;publisher&quot;:&quot;European Society for Socially Embedded Technologies&quot;,&quot;author&quot;:[{&quot;family&quot;:&quot;Kafai&quot;,&quot;given&quot;:&quot;Yasmin&quot;},{&quot;family&quot;:&quot;Burke&quot;,&quot;given&quot;:&quot;Quinn&quot;}],&quot;collection-title&quot;:&quot;Gender IT '14&quot;},&quot;suffix&quot;:&quot;&quot;,&quot;prefix&quot;:&quot;&quot;,&quot;id&quot;:3759}]} RNDfgeqdopeee"/> asking how to create new communities and learning environments which align with values of participants rather than aiming to break into existing ones. They propose that we ask not <text:span text:style-name="T1">How can we bring girls into the game making clubhouse</text:span> but rather <text:span text:style-name="T1">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citationID&quot;:&quot;swhhkoan&quot;,&quot;properties&quot;:{&quot;formattedCitation&quot;:&quot;[@roque_engaging_nodate; @roque_becoming_2018]&quot;,&quot;noteIndex&quot;:0},&quot;schema&quot;:&quot;https://github.com/citation-style-language/schema/raw/master/csl-citation.json&quot;,&quot;citationItems&quot;:[{&quot;uris&quot;:[&quot;http://zotero.org/users/1913249/items/HQWRSNXL&quot;],&quot;uri&quot;:[&quot;http://zotero.org/users/1913249/items/HQWRSNXL&quot;],&quot;itemData&quot;:{&quot;citation-key&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type&quot;:&quot;article-journal&quot;,&quot;id&quot;:&quot;roque_engaging_nodate&quot;,&quot;page&quot;:&quot;2&quot;,&quot;title&quot;:&quot;Engaging Parents as Creative Learning Partners in Computing&quot;,&quot;language&quot;:&quot;en&quot;,&quot;author&quot;:[{&quot;family&quot;:&quot;Roque&quot;,&quot;given&quot;:&quot;Ricarose&quot;},{&quot;family&quot;:&quot;Lin&quot;,&quot;given&quot;:&quot;Karina&quot;},{&quot;family&quot;:&quot;Liuzzi&quot;,&quot;given&quot;:&quot;Richard&quot;}],&quot;source&quot;:&quot;Zotero&quot;},&quot;suffix&quot;:&quot;&quot;,&quot;prefix&quot;:&quot;&quot;,&quot;id&quot;:3048},{&quot;uris&quot;:[&quot;http://zotero.org/users/1913249/items/XLTF7MAT&quot;],&quot;uri&quot;:[&quot;http://zotero.org/users/1913249/items/XLTF7MAT&quot;],&quot;itemData&quot;:{&quot;citation-key&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type&quot;:&quot;article-journal&quot;,&quot;title&quot;:&quot;Becoming Facilitators of Creative Computing in Out-of-School Settings&quot;,&quot;id&quot;:&quot;roque_becoming_2018&quot;,&quot;page&quot;:&quot;8&quot;,&quot;source&quot;:&quot;Zotero&quot;,&quot;language&quot;:&quot;en&quot;,&quot;author&quot;:[{&quot;family&quot;:&quot;Roque&quot;,&quot;given&quot;:&quot;Ricarose&quot;},{&quot;family&quot;:&quot;Jain&quot;,&quot;given&quot;:&quot;Rupal&quot;}],&quot;issued&quot;:{&quot;date-parts&quot;:[[&quot;2018&quot;]]}},&quot;suffix&quot;:&quot;&quot;,&quot;prefix&quot;:&quot;&quot;,&quot;id&quot;:2772}]} RNDhvrcaoumzi"/>&lt;Do Zotero Refresh: [@roque_engaging_nodate; @roque_becoming_2018]&gt;<text:reference-mark-end text:name="ZOTERO_ITEM CSL_CITATION {&quot;citationID&quot;:&quot;swhhkoan&quot;,&quot;properties&quot;:{&quot;formattedCitation&quot;:&quot;[@roque_engaging_nodate; @roque_becoming_2018]&quot;,&quot;noteIndex&quot;:0},&quot;schema&quot;:&quot;https://github.com/citation-style-language/schema/raw/master/csl-citation.json&quot;,&quot;citationItems&quot;:[{&quot;uris&quot;:[&quot;http://zotero.org/users/1913249/items/HQWRSNXL&quot;],&quot;uri&quot;:[&quot;http://zotero.org/users/1913249/items/HQWRSNXL&quot;],&quot;itemData&quot;:{&quot;citation-key&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type&quot;:&quot;article-journal&quot;,&quot;id&quot;:&quot;roque_engaging_nodate&quot;,&quot;page&quot;:&quot;2&quot;,&quot;title&quot;:&quot;Engaging Parents as Creative Learning Partners in Computing&quot;,&quot;language&quot;:&quot;en&quot;,&quot;author&quot;:[{&quot;family&quot;:&quot;Roque&quot;,&quot;given&quot;:&quot;Ricarose&quot;},{&quot;family&quot;:&quot;Lin&quot;,&quot;given&quot;:&quot;Karina&quot;},{&quot;family&quot;:&quot;Liuzzi&quot;,&quot;given&quot;:&quot;Richard&quot;}],&quot;source&quot;:&quot;Zotero&quot;},&quot;suffix&quot;:&quot;&quot;,&quot;prefix&quot;:&quot;&quot;,&quot;id&quot;:3048},{&quot;uris&quot;:[&quot;http://zotero.org/users/1913249/items/XLTF7MAT&quot;],&quot;uri&quot;:[&quot;http://zotero.org/users/1913249/items/XLTF7MAT&quot;],&quot;itemData&quot;:{&quot;citation-key&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type&quot;:&quot;article-journal&quot;,&quot;title&quot;:&quot;Becoming Facilitators of Creative Computing in Out-of-School Settings&quot;,&quot;id&quot;:&quot;roque_becoming_2018&quot;,&quot;page&quot;:&quot;8&quot;,&quot;source&quot;:&quot;Zotero&quot;,&quot;language&quot;:&quot;en&quot;,&quot;author&quot;:[{&quot;family&quot;:&quot;Roque&quot;,&quot;given&quot;:&quot;Ricarose&quot;},{&quot;family&quot;:&quot;Jain&quot;,&quot;given&quot;:&quot;Rupal&quot;}],&quot;issued&quot;:{&quot;date-parts&quot;:[[&quot;2018&quot;]]}},&quot;suffix&quot;:&quot;&quot;,&quot;prefix&quot;:&quot;&quot;,&quot;id&quot;:2772}]} RNDhvrcaoumzi"/>.</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2">Gender related identities</text:span> - Important to caution against gender stereo-typing and identity in relation to computers <text:reference-mark-start text:name="ZOTERO_ITEM CSL_CITATION {&quot;citationID&quot;:&quot;uezzldqo&quot;,&quot;properties&quot;:{&quot;formattedCitation&quot;:&quot;[@pelletier_gaming_2008]&quot;,&quot;noteIndex&quot;:0},&quot;schema&quot;:&quot;https://github.com/citation-style-language/schema/raw/master/csl-citation.json&quot;,&quot;citationItems&quot;:[{&quot;uris&quot;:[&quot;http://zotero.org/users/1913249/items/CI3UYB78&quot;],&quot;uri&quot;:[&quot;http://zotero.org/users/1913249/items/CI3UYB78&quot;],&quot;itemData&quot;:{&quot;citation-key&quot;:&quot;pelletier_gaming_2008&quot;,&quot;URL&quot;:&quot;http://discovery.ucl.ac.uk/1561023/&quot;,&quot;source&quot;:&quot;discovery.ucl.ac.uk&quot;,&quot;publisher-place&quot;:&quot;Cambridge, MA&quot;,&quot;container-title&quot;:&quot;Beyond Barbie and Mortal Kombat: New Perspectives on Gender and Gaming&quot;,&quot;page&quot;:&quot;145-159&quot;,&quot;accessed&quot;:{&quot;date-parts&quot;:[[&quot;2018&quot;,7,19]]},&quot;event-place&quot;:&quot;Cambridge, MA&quot;,&quot;abstract&quot;:&quot;UCL Discovery is UCL's open access repository, showcasing and providing access to UCL research outputs from all UCL disciplines.&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title-short&quot;:&quot;Gaming in Context&quot;,&quot;id&quot;:&quot;pelletier_gaming_2008&quot;,&quot;type&quot;:&quot;chapter&quot;,&quot;issued&quot;:{&quot;date-parts&quot;:[[&quot;2008&quot;]]},&quot;publisher&quot;:&quot;MIT Press&quot;,&quot;author&quot;:[{&quot;family&quot;:&quot;Pelletier&quot;,&quot;given&quot;:&quot;C.&quot;}],&quot;title&quot;:&quot;Gaming in Context: How Young People Construct Their Gendered Identities in Playing and Making Games&quot;},&quot;suffix&quot;:&quot;&quot;,&quot;prefix&quot;:&quot;&quot;,&quot;id&quot;:2943}]} RNDsftwjltrtd"/>&lt;Do Zotero Refresh: [@pelletier_gaming_2008]&gt;<text:reference-mark-end text:name="ZOTERO_ITEM CSL_CITATION {&quot;citationID&quot;:&quot;uezzldqo&quot;,&quot;properties&quot;:{&quot;formattedCitation&quot;:&quot;[@pelletier_gaming_2008]&quot;,&quot;noteIndex&quot;:0},&quot;schema&quot;:&quot;https://github.com/citation-style-language/schema/raw/master/csl-citation.json&quot;,&quot;citationItems&quot;:[{&quot;uris&quot;:[&quot;http://zotero.org/users/1913249/items/CI3UYB78&quot;],&quot;uri&quot;:[&quot;http://zotero.org/users/1913249/items/CI3UYB78&quot;],&quot;itemData&quot;:{&quot;citation-key&quot;:&quot;pelletier_gaming_2008&quot;,&quot;URL&quot;:&quot;http://discovery.ucl.ac.uk/1561023/&quot;,&quot;source&quot;:&quot;discovery.ucl.ac.uk&quot;,&quot;publisher-place&quot;:&quot;Cambridge, MA&quot;,&quot;container-title&quot;:&quot;Beyond Barbie and Mortal Kombat: New Perspectives on Gender and Gaming&quot;,&quot;page&quot;:&quot;145-159&quot;,&quot;accessed&quot;:{&quot;date-parts&quot;:[[&quot;2018&quot;,7,19]]},&quot;event-place&quot;:&quot;Cambridge, MA&quot;,&quot;abstract&quot;:&quot;UCL Discovery is UCL's open access repository, showcasing and providing access to UCL research outputs from all UCL disciplines.&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title-short&quot;:&quot;Gaming in Context&quot;,&quot;id&quot;:&quot;pelletier_gaming_2008&quot;,&quot;type&quot;:&quot;chapter&quot;,&quot;issued&quot;:{&quot;date-parts&quot;:[[&quot;2008&quot;]]},&quot;publisher&quot;:&quot;MIT Press&quot;,&quot;author&quot;:[{&quot;family&quot;:&quot;Pelletier&quot;,&quot;given&quot;:&quot;C.&quot;}],&quot;title&quot;:&quot;Gaming in Context: How Young People Construct Their Gendered Identities in Playing and Making Games&quot;},&quot;suffix&quot;:&quot;&quot;,&quot;prefix&quot;:&quot;&quot;,&quot;id&quot;:2943}]} RNDsftwjltrtd"/>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2">Race related identities</text:span></text:p>
      <text:p text:style-name="Text_20_body">In study by Thayter and Ko <text:reference-mark-start text:name="ZOTERO_ITEM CSL_CITATION {&quot;citationID&quot;:&quot;gtrnoipo&quot;,&quot;properties&quot;:{&quot;formattedCitation&quot;:&quot;[@thayer_barriers_2017]&quot;,&quot;noteIndex&quot;:0},&quot;schema&quot;:&quot;https://github.com/citation-style-language/schema/raw/master/csl-citation.json&quot;,&quot;citationItems&quot;:[{&quot;uris&quot;:[&quot;http://zotero.org/users/1913249/items/LV67TTVJ&quot;],&quot;uri&quot;:[&quot;http://zotero.org/users/1913249/items/LV67TTVJ&quot;],&quot;itemData&quot;:{&quot;citation-key&quot;:&quot;thayer_barriers_2017&quot;,&quot;URL&quot;:&quot;https://dl.acm.org/doi/10.1145/3105726.3106176&quot;,&quot;source&quot;:&quot;ACM Digital Library&quot;,&quot;collection-title&quot;:&quot;ICER '17&quot;,&quot;DOI&quot;:&quot;10.1145/3105726.3106176&quot;,&quot;container-title&quot;:&quot;Proceedings of the 2017 ACM Conference on International Computing Education Research&quot;,&quot;page&quot;:&quot;245–253&quot;,&quot;accessed&quot;:{&quot;date-parts&quot;:[[&quot;2023&quot;,10,3]]},&quot;event-place&quot;:&quot;New York, NY, USA&quot;,&quot;issued&quot;:{&quot;date-parts&quot;:[[&quot;2017&quot;,8,14]]},&quot;type&quot;:&quot;paper-conference&quot;,&quot;title&quot;:&quot;Barriers Faced by Coding Bootcamp Students&quot;,&quot;id&quot;:&quot;thayer_barriers_2017&quot;,&quot;publisher-place&quot;:&quot;New York, NY, USA&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publisher&quot;:&quot;Association for Computing Machinery&quot;,&quot;author&quot;:[{&quot;family&quot;:&quot;Thayer&quot;,&quot;given&quot;:&quot;Kyle&quot;},{&quot;family&quot;:&quot;Ko&quot;,&quot;given&quot;:&quot;Amy J.&quot;}],&quot;ISBN&quot;:&quot;978-1-4503-4968-0&quot;},&quot;suffix&quot;:&quot;&quot;,&quot;prefix&quot;:&quot;&quot;,&quot;id&quot;:9011}]} RNDxkbwswaswl"/>&lt;Do Zotero Refresh: [@thayer_barriers_2017]&gt;<text:reference-mark-end text:name="ZOTERO_ITEM CSL_CITATION {&quot;citationID&quot;:&quot;gtrnoipo&quot;,&quot;properties&quot;:{&quot;formattedCitation&quot;:&quot;[@thayer_barriers_2017]&quot;,&quot;noteIndex&quot;:0},&quot;schema&quot;:&quot;https://github.com/citation-style-language/schema/raw/master/csl-citation.json&quot;,&quot;citationItems&quot;:[{&quot;uris&quot;:[&quot;http://zotero.org/users/1913249/items/LV67TTVJ&quot;],&quot;uri&quot;:[&quot;http://zotero.org/users/1913249/items/LV67TTVJ&quot;],&quot;itemData&quot;:{&quot;citation-key&quot;:&quot;thayer_barriers_2017&quot;,&quot;URL&quot;:&quot;https://dl.acm.org/doi/10.1145/3105726.3106176&quot;,&quot;source&quot;:&quot;ACM Digital Library&quot;,&quot;collection-title&quot;:&quot;ICER '17&quot;,&quot;DOI&quot;:&quot;10.1145/3105726.3106176&quot;,&quot;container-title&quot;:&quot;Proceedings of the 2017 ACM Conference on International Computing Education Research&quot;,&quot;page&quot;:&quot;245–253&quot;,&quot;accessed&quot;:{&quot;date-parts&quot;:[[&quot;2023&quot;,10,3]]},&quot;event-place&quot;:&quot;New York, NY, USA&quot;,&quot;issued&quot;:{&quot;date-parts&quot;:[[&quot;2017&quot;,8,14]]},&quot;type&quot;:&quot;paper-conference&quot;,&quot;title&quot;:&quot;Barriers Faced by Coding Bootcamp Students&quot;,&quot;id&quot;:&quot;thayer_barriers_2017&quot;,&quot;publisher-place&quot;:&quot;New York, NY, USA&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publisher&quot;:&quot;Association for Computing Machinery&quot;,&quot;author&quot;:[{&quot;family&quot;:&quot;Thayer&quot;,&quot;given&quot;:&quot;Kyle&quot;},{&quot;family&quot;:&quot;Ko&quot;,&quot;given&quot;:&quot;Amy J.&quot;}],&quot;ISBN&quot;:&quot;978-1-4503-4968-0&quot;},&quot;suffix&quot;:&quot;&quot;,&quot;prefix&quot;:&quot;&quot;,&quot;id&quot;:9011}]} RNDxkbwswaswl"/> the work of Margolis et al is analysed using concepts from communities of practice, type of barriers, and personal obstacles [(<text:span text:style-name="T2">margolis_stuck_2008?</text:span>);]</text:p>
      <text:p text:style-name="P50">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citationID&quot;:&quot;fetyizsz&quot;,&quot;properties&quot;:{&quot;formattedCitation&quot;:&quot;[@disalvo_saving_2014; @disalvo_glitch_2009-1; @disalvo_learning_2008]&quot;,&quot;noteIndex&quot;:0},&quot;schema&quot;:&quot;https://github.com/citation-style-language/schema/raw/master/csl-citation.json&quot;,&quot;citationItems&quot;:[{&quot;uris&quot;:[&quot;http://zotero.org/users/1913249/items/HKBNN53C&quot;],&quot;uri&quot;:[&quot;http://zotero.org/users/1913249/items/HKBNN53C&quot;],&quot;itemData&quot;:{&quot;issue&quot;:&quot;3&quot;,&quot;citation-key&quot;:&quot;disalvo_saving_2014&quot;,&quot;URL&quot;:&quot;https://doi.org/10.1080/10508406.2014.893434&quot;,&quot;source&quot;:&quot;Taylor and Francis+NEJM&quot;,&quot;ISSN&quot;:&quot;1050-8406&quot;,&quot;DOI&quot;:&quot;10.1080/10508406.2014.893434&quot;,&quot;container-title&quot;:&quot;Journal of the Learning Sciences&quot;,&quot;page&quot;:&quot;272-315&quot;,&quot;accessed&quot;:{&quot;date-parts&quot;:[[&quot;2018&quot;,7,16]]},&quot;issued&quot;:{&quot;date-parts&quot;:[[&quot;2014&quot;,7,3]]},&quot;title-short&quot;:&quot;Saving Face While Geeking Out&quot;,&quot;id&quot;:&quot;disalvo_saving_2014&quot;,&quot;volume&quot;:&quot;23&quot;,&quot;type&quot;:&quot;article-journal&quot;,&quot;title&quot;:&quot;Saving Face While Geeking Out: Video Game Testing as a Justification for Learning Computer Science&quot;,&quot;author&quot;:[{&quot;family&quot;:&quot;DiSalvo&quot;,&quot;given&quot;:&quot;Betsy&quot;},{&quot;family&quot;:&quot;Guzdial&quot;,&quot;given&quot;:&quot;Mark&quot;},{&quot;family&quot;:&quot;Bruckman&quot;,&quot;given&quot;:&quot;Amy&quot;},{&quot;family&quot;:&quot;McKlin&quot;,&quot;given&quot;:&quot;Tom&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suffix&quot;:&quot;&quot;,&quot;prefix&quot;:&quot;&quot;,&quot;id&quot;:2650},{&quot;uris&quot;:[&quot;http://zotero.org/users/1913249/items/9GLLZLMB&quot;],&quot;uri&quot;:[&quot;http://zotero.org/users/1913249/items/9GLLZLMB&quot;],&quot;itemData&quot;:{&quot;citation-key&quot;:&quot;disalvo_glitch_2009-1&quot;,&quot;event-title&quot;:&quot;DiGR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ype&quot;:&quot;paper-conference&quot;,&quot;container-title&quot;:&quot;Breaking New Ground: Innovation in Games, Play, Practice and Theory.&quot;,&quot;title&quot;:&quot;Glitch Game Testers: African American Men Breaking Open the Console&quot;,&quot;id&quot;:&quot;disalvo_glitch_2009-1&quot;,&quot;page&quot;:&quot;7&quot;,&quot;source&quot;:&quot;Zotero&quot;,&quot;language&quot;:&quot;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suffix&quot;:&quot;&quot;,&quot;prefix&quot;:&quot;&quot;,&quot;id&quot;:2670},{&quot;uris&quot;:[&quot;http://zotero.org/users/1913249/items/XMLVAMHU&quot;],&quot;uri&quot;:[&quot;http://zotero.org/users/1913249/items/XMLVAMHU&quot;],&quot;itemData&quot;:{&quot;issue&quot;:&quot;2&quot;,&quot;citation-key&quot;:&quot;disalvo_learning_2008&quot;,&quot;URL&quot;:&quot;http://journals.sagepub.com/doi/abs/10.1177/1555412008314130&quot;,&quot;source&quot;:&quot;SAGE Journals&quot;,&quot;ISSN&quot;:&quot;1555-4120&quot;,&quot;DOI&quot;:&quot;10.1177/1555412008314130&quot;,&quot;container-title&quot;:&quot;Games and Culture&quot;,&quot;page&quot;:&quot;131-141&quot;,&quot;accessed&quot;:{&quot;date-parts&quot;:[[&quot;2018&quot;,7,16]]},&quot;container-title-short&quot;:&quot;Games and Culture&quot;,&quot;issued&quot;:{&quot;date-parts&quot;:[[&quot;2008&quot;,4,1]]},&quot;volume&quot;:&quot;3&quot;,&quot;title-short&quot;:&quot;Learning in Context                                                    ,                                                             Learning in Context&quot;,&quot;id&quot;:&quot;disalvo_learning_2008&quot;,&quot;type&quot;:&quot;article-journal&quot;,&quot;language&quot;:&quot;en&quot;,&quot;title&quot;:&quot;Learning in Context                                                    ,                                                             Learning in Context: Digital Games and Young Black Men             ,                      Digital Games and Young Black Men&quot;,&quot;author&quot;:[{&quot;family&quot;:&quot;DiSalvo&quot;,&quot;given&quot;:&quot;Betsy James&quot;},{&quot;family&quot;:&quot;Crowley&quot;,&quot;given&quot;:&quot;Kevin&quot;},{&quot;family&quot;:&quot;Norwood&quot;,&quot;given&quot;:&quot;Roy&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suffix&quot;:&quot;&quot;,&quot;prefix&quot;:&quot;&quot;,&quot;id&quot;:2651}]} RNDmgicvfnxcf"/>&lt;Do Zotero Refresh: [@disalvo_saving_2014; @disalvo_glitch_2009-1; @disalvo_learning_2008]&gt;<text:reference-mark-end text:name="ZOTERO_ITEM CSL_CITATION {&quot;citationID&quot;:&quot;fetyizsz&quot;,&quot;properties&quot;:{&quot;formattedCitation&quot;:&quot;[@disalvo_saving_2014; @disalvo_glitch_2009-1; @disalvo_learning_2008]&quot;,&quot;noteIndex&quot;:0},&quot;schema&quot;:&quot;https://github.com/citation-style-language/schema/raw/master/csl-citation.json&quot;,&quot;citationItems&quot;:[{&quot;uris&quot;:[&quot;http://zotero.org/users/1913249/items/HKBNN53C&quot;],&quot;uri&quot;:[&quot;http://zotero.org/users/1913249/items/HKBNN53C&quot;],&quot;itemData&quot;:{&quot;issue&quot;:&quot;3&quot;,&quot;citation-key&quot;:&quot;disalvo_saving_2014&quot;,&quot;URL&quot;:&quot;https://doi.org/10.1080/10508406.2014.893434&quot;,&quot;source&quot;:&quot;Taylor and Francis+NEJM&quot;,&quot;ISSN&quot;:&quot;1050-8406&quot;,&quot;DOI&quot;:&quot;10.1080/10508406.2014.893434&quot;,&quot;container-title&quot;:&quot;Journal of the Learning Sciences&quot;,&quot;page&quot;:&quot;272-315&quot;,&quot;accessed&quot;:{&quot;date-parts&quot;:[[&quot;2018&quot;,7,16]]},&quot;issued&quot;:{&quot;date-parts&quot;:[[&quot;2014&quot;,7,3]]},&quot;title-short&quot;:&quot;Saving Face While Geeking Out&quot;,&quot;id&quot;:&quot;disalvo_saving_2014&quot;,&quot;volume&quot;:&quot;23&quot;,&quot;type&quot;:&quot;article-journal&quot;,&quot;title&quot;:&quot;Saving Face While Geeking Out: Video Game Testing as a Justification for Learning Computer Science&quot;,&quot;author&quot;:[{&quot;family&quot;:&quot;DiSalvo&quot;,&quot;given&quot;:&quot;Betsy&quot;},{&quot;family&quot;:&quot;Guzdial&quot;,&quot;given&quot;:&quot;Mark&quot;},{&quot;family&quot;:&quot;Bruckman&quot;,&quot;given&quot;:&quot;Amy&quot;},{&quot;family&quot;:&quot;McKlin&quot;,&quot;given&quot;:&quot;Tom&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suffix&quot;:&quot;&quot;,&quot;prefix&quot;:&quot;&quot;,&quot;id&quot;:2650},{&quot;uris&quot;:[&quot;http://zotero.org/users/1913249/items/9GLLZLMB&quot;],&quot;uri&quot;:[&quot;http://zotero.org/users/1913249/items/9GLLZLMB&quot;],&quot;itemData&quot;:{&quot;citation-key&quot;:&quot;disalvo_glitch_2009-1&quot;,&quot;event-title&quot;:&quot;DiGR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ype&quot;:&quot;paper-conference&quot;,&quot;container-title&quot;:&quot;Breaking New Ground: Innovation in Games, Play, Practice and Theory.&quot;,&quot;title&quot;:&quot;Glitch Game Testers: African American Men Breaking Open the Console&quot;,&quot;id&quot;:&quot;disalvo_glitch_2009-1&quot;,&quot;page&quot;:&quot;7&quot;,&quot;source&quot;:&quot;Zotero&quot;,&quot;language&quot;:&quot;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suffix&quot;:&quot;&quot;,&quot;prefix&quot;:&quot;&quot;,&quot;id&quot;:2670},{&quot;uris&quot;:[&quot;http://zotero.org/users/1913249/items/XMLVAMHU&quot;],&quot;uri&quot;:[&quot;http://zotero.org/users/1913249/items/XMLVAMHU&quot;],&quot;itemData&quot;:{&quot;issue&quot;:&quot;2&quot;,&quot;citation-key&quot;:&quot;disalvo_learning_2008&quot;,&quot;URL&quot;:&quot;http://journals.sagepub.com/doi/abs/10.1177/1555412008314130&quot;,&quot;source&quot;:&quot;SAGE Journals&quot;,&quot;ISSN&quot;:&quot;1555-4120&quot;,&quot;DOI&quot;:&quot;10.1177/1555412008314130&quot;,&quot;container-title&quot;:&quot;Games and Culture&quot;,&quot;page&quot;:&quot;131-141&quot;,&quot;accessed&quot;:{&quot;date-parts&quot;:[[&quot;2018&quot;,7,16]]},&quot;container-title-short&quot;:&quot;Games and Culture&quot;,&quot;issued&quot;:{&quot;date-parts&quot;:[[&quot;2008&quot;,4,1]]},&quot;volume&quot;:&quot;3&quot;,&quot;title-short&quot;:&quot;Learning in Context                                                    ,                                                             Learning in Context&quot;,&quot;id&quot;:&quot;disalvo_learning_2008&quot;,&quot;type&quot;:&quot;article-journal&quot;,&quot;language&quot;:&quot;en&quot;,&quot;title&quot;:&quot;Learning in Context                                                    ,                                                             Learning in Context: Digital Games and Young Black Men             ,                      Digital Games and Young Black Men&quot;,&quot;author&quot;:[{&quot;family&quot;:&quot;DiSalvo&quot;,&quot;given&quot;:&quot;Betsy James&quot;},{&quot;family&quot;:&quot;Crowley&quot;,&quot;given&quot;:&quot;Kevin&quot;},{&quot;family&quot;:&quot;Norwood&quot;,&quot;given&quot;:&quot;Roy&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suffix&quot;:&quot;&quot;,&quot;prefix&quot;:&quot;&quot;,&quot;id&quot;:2651}]} RNDmgicvfnxcf"/></text:p>
      <text:p text:style-name="Text_20_body"><text:span text:style-name="T2">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game-making-and-coding-and-in-schools-and-formal-education"/>Game making and coding and in schools and formal education<text:bookmark-end text:name="game-making-and-coding-and-in-schools-and-formal-education"/></text:h>
      <text:p text:style-name="First_20_paragraph">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citationID&quot;:&quot;tcypoucp&quot;,&quot;properties&quot;:{&quot;formattedCitation&quot;:&quot;[@tekinbas_quest_2010]&quot;,&quot;noteIndex&quot;:0},&quot;schema&quot;:&quot;https://github.com/citation-style-language/schema/raw/master/csl-citation.json&quot;,&quot;citationItems&quot;:[{&quot;uris&quot;:[&quot;http://zotero.org/users/1913249/items/3AQZ3WDH&quot;],&quot;uri&quot;:[&quot;http://zotero.org/users/1913249/items/3AQZ3WDH&quot;],&quot;itemData&quot;:{&quot;type&quot;:&quot;book&quot;,&quot;publisher&quot;:&quot;The MIT Press&quot;,&quot;citation-key&quot;:&quot;tekinbas_quest_2010&quot;,&quot;title&quot;:&quot;Quest to learn: developing the school for digital kids&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source&quot;:&quot;Amazon&quot;,&quot;ISBN&quot;:&quot;978-0-262-51565-8&quot;,&quot;DOI&quot;:&quot;10.7551/mitpress/8909.001.0001&quot;,&quot;publisher-place&quot;:&quot;Cambridge, Mass&quot;,&quot;title-short&quot;:&quot;Quest to learn&quot;,&quot;id&quot;:&quot;tekinbas_quest_2010&quot;,&quot;number-of-pages&quot;:&quot;164&quot;,&quot;issued&quot;:{&quot;date-parts&quot;:[[&quot;2010&quot;,10,29]]},&quot;language&quot;:&quot;English&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event-place&quot;:&quot;Cambridge, Mass&quot;},&quot;suffix&quot;:&quot;&quot;,&quot;prefix&quot;:&quot;&quot;,&quot;id&quot;:3874}]} RNDiujuvoyong"/>&lt;Do Zotero Refresh: [@tekinbas_quest_2010]&gt;<text:reference-mark-end text:name="ZOTERO_ITEM CSL_CITATION {&quot;citationID&quot;:&quot;tcypoucp&quot;,&quot;properties&quot;:{&quot;formattedCitation&quot;:&quot;[@tekinbas_quest_2010]&quot;,&quot;noteIndex&quot;:0},&quot;schema&quot;:&quot;https://github.com/citation-style-language/schema/raw/master/csl-citation.json&quot;,&quot;citationItems&quot;:[{&quot;uris&quot;:[&quot;http://zotero.org/users/1913249/items/3AQZ3WDH&quot;],&quot;uri&quot;:[&quot;http://zotero.org/users/1913249/items/3AQZ3WDH&quot;],&quot;itemData&quot;:{&quot;type&quot;:&quot;book&quot;,&quot;publisher&quot;:&quot;The MIT Press&quot;,&quot;citation-key&quot;:&quot;tekinbas_quest_2010&quot;,&quot;title&quot;:&quot;Quest to learn: developing the school for digital kids&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source&quot;:&quot;Amazon&quot;,&quot;ISBN&quot;:&quot;978-0-262-51565-8&quot;,&quot;DOI&quot;:&quot;10.7551/mitpress/8909.001.0001&quot;,&quot;publisher-place&quot;:&quot;Cambridge, Mass&quot;,&quot;title-short&quot;:&quot;Quest to learn&quot;,&quot;id&quot;:&quot;tekinbas_quest_2010&quot;,&quot;number-of-pages&quot;:&quot;164&quot;,&quot;issued&quot;:{&quot;date-parts&quot;:[[&quot;2010&quot;,10,29]]},&quot;language&quot;:&quot;English&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event-place&quot;:&quot;Cambridge, Mass&quot;},&quot;suffix&quot;:&quot;&quot;,&quot;prefix&quot;:&quot;&quot;,&quot;id&quot;:3874}]} RNDiujuvoyong"/>.</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Coding and Computing as a School Subject in the UK<text:bookmark-end text:name="coding-and-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ofgamodi&quot;,&quot;properties&quot;:{&quot;formattedCitation&quot;:&quot;[@livingstone_next_2011]&quot;,&quot;noteIndex&quot;:0},&quot;schema&quot;:&quot;https://github.com/citation-style-language/schema/raw/master/csl-citation.json&quot;,&quot;citationItems&quot;:[{&quot;uris&quot;:[&quot;http://zotero.org/users/1913249/items/VBXU3WDU&quot;],&quot;uri&quot;:[&quot;http://zotero.org/users/1913249/items/VBXU3WDU&quot;],&quot;itemData&quot;:{&quot;type&quot;:&quot;report&quot;,&quot;id&quot;:&quot;livingstone_next_2011&quot;,&quot;title&quot;:&quot;Next Gen: Transforming the UK into the world’s leading talent hub for the video games and visual effects industries&quot;,&quot;issued&quot;:{&quot;date-parts&quot;:[[&quot;2011&quot;]]},&quot;publisher&quot;:&quot;National Endowment for Science, Technology and the Arts (NESTA),&quot;,&quot;author&quot;:[{&quot;family&quot;:&quot;Livingstone&quot;,&quot;given&quot;:&quot;Ian&quot;},{&quot;family&quot;:&quot;Hope&quot;,&quot;given&quot;:&quot;Alex&quot;}],&quot;citation-key&quot;:&quot;livingstone_next_2011&quot;},&quot;suffix&quot;:&quot;&quot;,&quot;prefix&quot;:&quot;&quot;,&quot;id&quot;:3457}]} RNDuqfwwyzuoo"/>&lt;Do Zotero Refresh: [@livingstone_next_2011]&gt;<text:reference-mark-end text:name="ZOTERO_ITEM CSL_CITATION {&quot;citationID&quot;:&quot;ofgamodi&quot;,&quot;properties&quot;:{&quot;formattedCitation&quot;:&quot;[@livingstone_next_2011]&quot;,&quot;noteIndex&quot;:0},&quot;schema&quot;:&quot;https://github.com/citation-style-language/schema/raw/master/csl-citation.json&quot;,&quot;citationItems&quot;:[{&quot;uris&quot;:[&quot;http://zotero.org/users/1913249/items/VBXU3WDU&quot;],&quot;uri&quot;:[&quot;http://zotero.org/users/1913249/items/VBXU3WDU&quot;],&quot;itemData&quot;:{&quot;type&quot;:&quot;report&quot;,&quot;id&quot;:&quot;livingstone_next_2011&quot;,&quot;title&quot;:&quot;Next Gen: Transforming the UK into the world’s leading talent hub for the video games and visual effects industries&quot;,&quot;issued&quot;:{&quot;date-parts&quot;:[[&quot;2011&quot;]]},&quot;publisher&quot;:&quot;National Endowment for Science, Technology and the Arts (NESTA),&quot;,&quot;author&quot;:[{&quot;family&quot;:&quot;Livingstone&quot;,&quot;given&quot;:&quot;Ian&quot;},{&quot;family&quot;:&quot;Hope&quot;,&quot;given&quot;:&quot;Alex&quot;}],&quot;citation-key&quot;:&quot;livingstone_next_2011&quot;},&quot;suffix&quot;:&quot;&quot;,&quot;prefix&quot;:&quot;&quot;,&quot;id&quot;:3457}]} RNDuqfwwyzuoo"/>.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41">
        <text:list-item>
          <text:p text:style-name="P51">New curriculum</text:p>
        </text:list-item>
        <text:list-item>
          <text:p text:style-name="P51">bursaries</text:p>
        </text:list-item>
        <text:list-item>
          <text:p text:style-name="P51">CPD</text:p>
        </text:list-item>
        <text:list-item>
          <text:p text:style-name="P51">CAS and community responses</text:p>
        </text:list-item>
        <text:list-item>
          <text:p text:style-name="P51">tapping into the enthusiast maker culture</text:p>
        </text:list-item>
      </text:list>
      <text:p text:style-name="First_20_paragraph"><text:span text:style-name="T2">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2">Games in Schools</text:span></text:p>
      <text:p text:style-name="Text_20_body">The After the Reboot report <text:reference-mark-start text:name="ZOTERO_ITEM CSL_CITATION {&quot;citationID&quot;:&quot;oqdxlmrh&quot;,&quot;properties&quot;:{&quot;formattedCitation&quot;:&quot;[@waite_pedagogy_2017]&quot;,&quot;noteIndex&quot;:0},&quot;schema&quot;:&quot;https://github.com/citation-style-language/schema/raw/master/csl-citation.json&quot;,&quot;citationItems&quot;:[{&quot;uris&quot;:[&quot;http://zotero.org/users/1913249/items/R4M4KKC8&quot;],&quot;uri&quot;:[&quot;http://zotero.org/users/1913249/items/R4M4KKC8&quot;],&quot;itemData&quot;:{&quot;citation-key&quot;:&quot;waite_pedagogy_2017&quot;,&quot;URL&quot;:&quot;https://royalsociety.org/%7E/media/policy/projects/computing-education/literature-review-pedagogy-in-teaching.pdf&quot;,&quot;issued&quot;:{&quot;date-parts&quot;:[[&quot;2017&quot;]]},&quot;type&quot;:&quot;report&quot;,&quot;title&quot;:&quot;Pedagogy in teaching Computer Science in schools: A Literature Review&quot;,&quot;id&quot;:&quot;waite_pedagogy_2017&quot;,&quot;page&quot;:&quot;90&quot;,&quot;source&quot;:&quot;Zotero&quot;,&quot;language&quot;:&quot;en&quot;,&quot;author&quot;:[{&quot;family&quot;:&quot;Waite&quot;,&quot;given&quot;:&quot;Jane&quot;}],&quot;publisher&quot;:&quot;Royal Society&quot;},&quot;suffix&quot;:&quot;&quot;,&quot;prefix&quot;:&quot;&quot;,&quot;id&quot;:3869}]} RNDbqwoxkudlg"/>&lt;Do Zotero Refresh: [@waite_pedagogy_2017]&gt;<text:reference-mark-end text:name="ZOTERO_ITEM CSL_CITATION {&quot;citationID&quot;:&quot;oqdxlmrh&quot;,&quot;properties&quot;:{&quot;formattedCitation&quot;:&quot;[@waite_pedagogy_2017]&quot;,&quot;noteIndex&quot;:0},&quot;schema&quot;:&quot;https://github.com/citation-style-language/schema/raw/master/csl-citation.json&quot;,&quot;citationItems&quot;:[{&quot;uris&quot;:[&quot;http://zotero.org/users/1913249/items/R4M4KKC8&quot;],&quot;uri&quot;:[&quot;http://zotero.org/users/1913249/items/R4M4KKC8&quot;],&quot;itemData&quot;:{&quot;citation-key&quot;:&quot;waite_pedagogy_2017&quot;,&quot;URL&quot;:&quot;https://royalsociety.org/%7E/media/policy/projects/computing-education/literature-review-pedagogy-in-teaching.pdf&quot;,&quot;issued&quot;:{&quot;date-parts&quot;:[[&quot;2017&quot;]]},&quot;type&quot;:&quot;report&quot;,&quot;title&quot;:&quot;Pedagogy in teaching Computer Science in schools: A Literature Review&quot;,&quot;id&quot;:&quot;waite_pedagogy_2017&quot;,&quot;page&quot;:&quot;90&quot;,&quot;source&quot;:&quot;Zotero&quot;,&quot;language&quot;:&quot;en&quot;,&quot;author&quot;:[{&quot;family&quot;:&quot;Waite&quot;,&quot;given&quot;:&quot;Jane&quot;}],&quot;publisher&quot;:&quot;Royal Society&quot;},&quot;suffix&quot;:&quot;&quot;,&quot;prefix&quot;:&quot;&quot;,&quot;id&quot;:3869}]} RNDbqwoxkudlg"/>,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context of informal communities is important to situate in summary.</text:p>
      <text:p text:style-name="Text_20_body">Making games that will be played by audience of friends and family and using tools used beyond the scope of education, professional communities.</text:p>
      <text:p text:style-name="Text_20_body">In this study the focus on historical and cultural artefacts and practices brought by Rogoff, and in particular the concept of guided participation, originated in non-school settings, is helpful.</text:p>
      <text:h text:style-name="Heading_20_3" text:outline-level="3"><text:bookmark-start text:name="on-games-as-a-home-and-informal-culture"/>On games as a home and informal culture<text:bookmark-end text:name="on-games-as-a-home-and-informal-culture"/></text:h>
      <text:p text:style-name="First_20_paragraph">The work of Livingstone is foundational in the area of home learning of digital technologies <text:reference-mark-start text:name="ZOTERO_ITEM CSL_CITATION {&quot;citationID&quot;:&quot;soomftjb&quot;,&quot;properties&quot;:{&quot;formattedCitation&quot;:&quot;[@livingstone_digital_2018]&quot;,&quot;noteIndex&quot;:0},&quot;schema&quot;:&quot;https://github.com/citation-style-language/schema/raw/master/csl-citation.json&quot;,&quot;citationItems&quot;:[{&quot;uris&quot;:[&quot;http://zotero.org/users/1913249/items/TGJKKB2I&quot;],&quot;uri&quot;:[&quot;http://zotero.org/users/1913249/items/TGJKKB2I&quot;],&quot;itemData&quot;:{&quot;id&quot;:&quot;livingstone_digital_2018&quot;,&quot;type&quot;:&quot;article-journal&quot;,&quot;issued&quot;:{&quot;date-parts&quot;:[[&quot;2018&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citation-key&quot;:&quot;livingstone_digital_2018&quot;},&quot;suffix&quot;:&quot;&quot;,&quot;prefix&quot;:&quot;&quot;,&quot;id&quot;:3031}]} RNDsiwhwkyzij"/>&lt;Do Zotero Refresh: [@livingstone_digital_2018]&gt;<text:reference-mark-end text:name="ZOTERO_ITEM CSL_CITATION {&quot;citationID&quot;:&quot;soomftjb&quot;,&quot;properties&quot;:{&quot;formattedCitation&quot;:&quot;[@livingstone_digital_2018]&quot;,&quot;noteIndex&quot;:0},&quot;schema&quot;:&quot;https://github.com/citation-style-language/schema/raw/master/csl-citation.json&quot;,&quot;citationItems&quot;:[{&quot;uris&quot;:[&quot;http://zotero.org/users/1913249/items/TGJKKB2I&quot;],&quot;uri&quot;:[&quot;http://zotero.org/users/1913249/items/TGJKKB2I&quot;],&quot;itemData&quot;:{&quot;id&quot;:&quot;livingstone_digital_2018&quot;,&quot;type&quot;:&quot;article-journal&quot;,&quot;issued&quot;:{&quot;date-parts&quot;:[[&quot;2018&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citation-key&quot;:&quot;livingstone_digital_2018&quot;},&quot;suffix&quot;:&quot;&quot;,&quot;prefix&quot;:&quot;&quot;,&quot;id&quot;:3031}]} RNDsiwhwkyzij"/> uncovering a rich repertoire concepts and practices that families may bring into a non-formal game making process.</text:p>
      <text:p text:style-name="Text_20_body">Retro gaming has a place in our society’s public memory <text:reference-mark-start text:name="ZOTERO_ITEM CSL_CITATION {&quot;citationID&quot;:&quot;maqnqnco&quot;,&quot;properties&quot;:{&quot;formattedCitation&quot;:&quot;[@heineman2014public]&quot;,&quot;noteIndex&quot;:0},&quot;schema&quot;:&quot;https://github.com/citation-style-language/schema/raw/master/csl-citation.json&quot;,&quot;citationItems&quot;:[{&quot;uris&quot;:[&quot;http://zotero.org/users/1913249/items/XEE4UU7T&quot;],&quot;uri&quot;:[&quot;http://zotero.org/users/1913249/items/XEE4UU7T&quot;],&quot;itemData&quot;:{&quot;issue&quot;:&quot;1&quot;,&quot;citation-key&quot;:&quot;heineman2014public&quot;,&quot;issued&quot;:{&quot;date-parts&quot;:[[&quot;2014&quot;]]},&quot;volume&quot;:&quot;1&quot;,&quot;container-title&quot;:&quot;Journal of Games Criticism&quot;,&quot;id&quot;:&quot;heineman2014public&quot;,&quot;page&quot;:&quot;1–24&quot;,&quot;title&quot;:&quot;Public memory and gamer identity: Retrogaming as nostalgia&quot;,&quot;author&quot;:[{&quot;family&quot;:&quot;Heineman&quot;,&quot;given&quot;:&quot;David S&quot;}],&quot;type&quot;:&quot;article-journal&quot;},&quot;suffix&quot;:&quot;&quot;,&quot;prefix&quot;:&quot;&quot;,&quot;id&quot;:9601}]} RNDxwrickxrxc"/>&lt;Do Zotero Refresh: [@heineman2014public]&gt;<text:reference-mark-end text:name="ZOTERO_ITEM CSL_CITATION {&quot;citationID&quot;:&quot;maqnqnco&quot;,&quot;properties&quot;:{&quot;formattedCitation&quot;:&quot;[@heineman2014public]&quot;,&quot;noteIndex&quot;:0},&quot;schema&quot;:&quot;https://github.com/citation-style-language/schema/raw/master/csl-citation.json&quot;,&quot;citationItems&quot;:[{&quot;uris&quot;:[&quot;http://zotero.org/users/1913249/items/XEE4UU7T&quot;],&quot;uri&quot;:[&quot;http://zotero.org/users/1913249/items/XEE4UU7T&quot;],&quot;itemData&quot;:{&quot;issue&quot;:&quot;1&quot;,&quot;citation-key&quot;:&quot;heineman2014public&quot;,&quot;issued&quot;:{&quot;date-parts&quot;:[[&quot;2014&quot;]]},&quot;volume&quot;:&quot;1&quot;,&quot;container-title&quot;:&quot;Journal of Games Criticism&quot;,&quot;id&quot;:&quot;heineman2014public&quot;,&quot;page&quot;:&quot;1–24&quot;,&quot;title&quot;:&quot;Public memory and gamer identity: Retrogaming as nostalgia&quot;,&quot;author&quot;:[{&quot;family&quot;:&quot;Heineman&quot;,&quot;given&quot;:&quot;David S&quot;}],&quot;type&quot;:&quot;article-journal&quot;},&quot;suffix&quot;:&quot;&quot;,&quot;prefix&quot;:&quot;&quot;,&quot;id&quot;:9601}]} RNDxwrickxrxc"/>. For this study I use a definition of early arcade games from the 1970s and early 1980s and early generation of home consoles before the advent of 3D graphics. Retro games have a particular aesthetic driven by graphical limitations and the simplified game mechanics which are due to the limited capabilities of the hardware and storage space involved.</text:p>
      <text:p text:style-name="Text_20_body">Ito’s work on and naturalistic studies of digital use and creativity in the home including the value of informal playing around (<text:span text:style-name="T2">ito_connected_2013-1?</text:span>; <text:span text:style-name="T2">ito_hanging_2010?</text:span>), and Gee and the process of tapping into affinity groups and affinity spaces <text:reference-mark-start text:name="ZOTERO_ITEM CSL_CITATION {&quot;citationID&quot;:&quot;kjkttxuk&quot;,&quot;properties&quot;:{&quot;formattedCitation&quot;:&quot;[@gee_what_2004]&quot;,&quot;noteIndex&quot;:0},&quot;schema&quot;:&quot;https://github.com/citation-style-language/schema/raw/master/csl-citation.json&quot;,&quot;citationItems&quot;:[{&quot;uris&quot;:[&quot;http://zotero.org/users/1913249/items/M6377K76&quot;],&quot;uri&quot;:[&quot;http://zotero.org/users/1913249/items/M6377K76&quot;],&quot;itemData&quot;:{&quot;edition&quot;:&quot;1. paperback ed&quot;,&quot;type&quot;:&quot;book&quot;,&quot;citation-key&quot;:&quot;gee_what_2004&quot;,&quot;title&quot;:&quot;What video games have to teach us about learning and literacy&quot;,&quot;issued&quot;:{&quot;date-parts&quot;:[[&quot;2004&quot;]]},&quot;note&quot;:&quot;OCLC: 255334132&quot;,&quot;collection-title&quot;:&quot;Education&quot;,&quot;source&quot;:&quot;Gemeinsamer Bibliotheksverbund ISBN&quot;,&quot;publisher-place&quot;:&quot;New York, NY&quot;,&quot;publisher&quot;:&quot;Palgrave Macmillan&quot;,&quot;id&quot;:&quot;gee_what_2004&quot;,&quot;number-of-pages&quot;:&quot;225&quot;,&quot;event-place&quot;:&quot;New York, NY&quot;,&quot;language&quot;:&quot;eng&quot;,&quot;author&quot;:[{&quot;family&quot;:&quot;Gee&quot;,&quot;given&quot;:&quot;James Paul&quot;}],&quot;ISBN&quot;:&quot;978-1-4039-6538-7&quot;},&quot;suffix&quot;:&quot;&quot;,&quot;prefix&quot;:&quot;&quot;,&quot;id&quot;:1584}]} RNDklxnzvjrdl"/>&lt;Do Zotero Refresh: [@gee_what_2004]&gt;<text:reference-mark-end text:name="ZOTERO_ITEM CSL_CITATION {&quot;citationID&quot;:&quot;kjkttxuk&quot;,&quot;properties&quot;:{&quot;formattedCitation&quot;:&quot;[@gee_what_2004]&quot;,&quot;noteIndex&quot;:0},&quot;schema&quot;:&quot;https://github.com/citation-style-language/schema/raw/master/csl-citation.json&quot;,&quot;citationItems&quot;:[{&quot;uris&quot;:[&quot;http://zotero.org/users/1913249/items/M6377K76&quot;],&quot;uri&quot;:[&quot;http://zotero.org/users/1913249/items/M6377K76&quot;],&quot;itemData&quot;:{&quot;edition&quot;:&quot;1. paperback ed&quot;,&quot;type&quot;:&quot;book&quot;,&quot;citation-key&quot;:&quot;gee_what_2004&quot;,&quot;title&quot;:&quot;What video games have to teach us about learning and literacy&quot;,&quot;issued&quot;:{&quot;date-parts&quot;:[[&quot;2004&quot;]]},&quot;note&quot;:&quot;OCLC: 255334132&quot;,&quot;collection-title&quot;:&quot;Education&quot;,&quot;source&quot;:&quot;Gemeinsamer Bibliotheksverbund ISBN&quot;,&quot;publisher-place&quot;:&quot;New York, NY&quot;,&quot;publisher&quot;:&quot;Palgrave Macmillan&quot;,&quot;id&quot;:&quot;gee_what_2004&quot;,&quot;number-of-pages&quot;:&quot;225&quot;,&quot;event-place&quot;:&quot;New York, NY&quot;,&quot;language&quot;:&quot;eng&quot;,&quot;author&quot;:[{&quot;family&quot;:&quot;Gee&quot;,&quot;given&quot;:&quot;James Paul&quot;}],&quot;ISBN&quot;:&quot;978-1-4039-6538-7&quot;},&quot;suffix&quot;:&quot;&quot;,&quot;prefix&quot;:&quot;&quot;,&quot;id&quot;:1584}]} RNDklxnzvjrdl"/>. Gee’s (2004b) work on games and associated culture as learning experiences is founded on his understanding of how the engender a shared discourse and emerging identities.</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bacydoeh&quot;,&quot;properties&quot;:{&quot;formattedCitation&quot;:&quot;[@boyle_retro-futurism_2017]&quot;,&quot;noteIndex&quot;:0},&quot;schema&quot;:&quot;https://github.com/citation-style-language/schema/raw/master/csl-citation.json&quot;,&quot;citationItems&quot;:[{&quot;uris&quot;:[&quot;http://zotero.org/users/1913249/items/47HDZ7GT&quot;],&quot;uri&quot;:[&quot;http://zotero.org/users/1913249/items/47HDZ7GT&quot;],&quot;itemData&quot;:{&quot;citation-key&quot;:&quot;boyle_retro-futurism_2017&quot;,&quot;URL&quot;:&quot;https://library.oapen.org/handle/20.500.12657/25441&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note&quot;:&quot;Accepted: 2019-03-26 23:55&quot;,&quot;type&quot;:&quot;book&quot;,&quot;DOI&quot;:&quot;10.21983/P3.0188.1.00&quot;,&quot;title&quot;:&quot;The retro-futurism of cuteness&quot;,&quot;source&quot;:&quot;library.oapen.org&quot;,&quot;id&quot;:&quot;boyle_retro-futurism_2017&quot;,&quot;publisher&quot;:&quot;punctum books&quot;,&quot;accessed&quot;:{&quot;date-parts&quot;:[[&quot;2022&quot;,8,7]]},&quot;language&quot;:&quot;English&quot;,&quot;issued&quot;:{&quot;date-parts&quot;:[[&quot;2017&quot;]]},&quot;editor&quot;:[{&quot;family&quot;:&quot;Boyle&quot;,&quot;given&quot;:&quot;Jen&quot;},{&quot;family&quot;:&quot;Kao&quot;,&quot;given&quot;:&quot;Wan-Chuan&quot;}]},&quot;suffix&quot;:&quot;&quot;,&quot;prefix&quot;:&quot;&quot;,&quot;id&quot;:3743}]} RNDrthdesnplg"/>&lt;Do Zotero Refresh: [@boyle_retro-futurism_2017]&gt;<text:reference-mark-end text:name="ZOTERO_ITEM CSL_CITATION {&quot;citationID&quot;:&quot;bacydoeh&quot;,&quot;properties&quot;:{&quot;formattedCitation&quot;:&quot;[@boyle_retro-futurism_2017]&quot;,&quot;noteIndex&quot;:0},&quot;schema&quot;:&quot;https://github.com/citation-style-language/schema/raw/master/csl-citation.json&quot;,&quot;citationItems&quot;:[{&quot;uris&quot;:[&quot;http://zotero.org/users/1913249/items/47HDZ7GT&quot;],&quot;uri&quot;:[&quot;http://zotero.org/users/1913249/items/47HDZ7GT&quot;],&quot;itemData&quot;:{&quot;citation-key&quot;:&quot;boyle_retro-futurism_2017&quot;,&quot;URL&quot;:&quot;https://library.oapen.org/handle/20.500.12657/25441&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note&quot;:&quot;Accepted: 2019-03-26 23:55&quot;,&quot;type&quot;:&quot;book&quot;,&quot;DOI&quot;:&quot;10.21983/P3.0188.1.00&quot;,&quot;title&quot;:&quot;The retro-futurism of cuteness&quot;,&quot;source&quot;:&quot;library.oapen.org&quot;,&quot;id&quot;:&quot;boyle_retro-futurism_2017&quot;,&quot;publisher&quot;:&quot;punctum books&quot;,&quot;accessed&quot;:{&quot;date-parts&quot;:[[&quot;2022&quot;,8,7]]},&quot;language&quot;:&quot;English&quot;,&quot;issued&quot;:{&quot;date-parts&quot;:[[&quot;2017&quot;]]},&quot;editor&quot;:[{&quot;family&quot;:&quot;Boyle&quot;,&quot;given&quot;:&quot;Jen&quot;},{&quot;family&quot;:&quot;Kao&quot;,&quot;given&quot;:&quot;Wan-Chuan&quot;}]},&quot;suffix&quot;:&quot;&quot;,&quot;prefix&quot;:&quot;&quot;,&quot;id&quot;:3743}]} RNDrthdesnplg"/>.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mgrxrokq&quot;,&quot;properties&quot;:{&quot;formattedCitation&quot;:&quot;[@garda_nostalgia_2014]&quot;,&quot;noteIndex&quot;:0},&quot;schema&quot;:&quot;https://github.com/citation-style-language/schema/raw/master/csl-citation.json&quot;,&quot;citationItems&quot;:[{&quot;uris&quot;:[&quot;http://zotero.org/users/1913249/items/U5QUFD8Q&quot;],&quot;uri&quot;:[&quot;http://zotero.org/users/1913249/items/U5QUFD8Q&quot;],&quot;itemData&quot;:{&quot;citation-key&quot;:&quot;garda_nostalgia_2014&quot;,&quot;URL&quot;:&quot;http://www.digra.org/wp-content/uploads/digital-library/paper_310.pdf&quot;,&quot;issued&quot;:{&quot;date-parts&quot;:[[&quot;2014&quot;,8]]},&quot;ISBN&quot;:&quot;ISSN 2342-9666&quot;,&quot;container-title&quot;:&quot;DiGRA - Proceedings of the 2013 DiGRA International Conference: DeFragging Game Studies&quot;,&quot;id&quot;:&quot;garda_nostalgia_2014&quot;,&quot;title&quot;:&quot;Nostalgia in retro game design&quot;,&quot;author&quot;:[{&quot;family&quot;:&quot;Garda&quot;,&quot;given&quot;:&quot;Maria B&quot;}],&quot;type&quot;:&quot;paper-conference&quot;},&quot;suffix&quot;:&quot;&quot;,&quot;prefix&quot;:&quot;&quot;,&quot;id&quot;:3757}]} RNDjthnfjoihr"/>&lt;Do Zotero Refresh: [@garda_nostalgia_2014]&gt;<text:reference-mark-end text:name="ZOTERO_ITEM CSL_CITATION {&quot;citationID&quot;:&quot;mgrxrokq&quot;,&quot;properties&quot;:{&quot;formattedCitation&quot;:&quot;[@garda_nostalgia_2014]&quot;,&quot;noteIndex&quot;:0},&quot;schema&quot;:&quot;https://github.com/citation-style-language/schema/raw/master/csl-citation.json&quot;,&quot;citationItems&quot;:[{&quot;uris&quot;:[&quot;http://zotero.org/users/1913249/items/U5QUFD8Q&quot;],&quot;uri&quot;:[&quot;http://zotero.org/users/1913249/items/U5QUFD8Q&quot;],&quot;itemData&quot;:{&quot;citation-key&quot;:&quot;garda_nostalgia_2014&quot;,&quot;URL&quot;:&quot;http://www.digra.org/wp-content/uploads/digital-library/paper_310.pdf&quot;,&quot;issued&quot;:{&quot;date-parts&quot;:[[&quot;2014&quot;,8]]},&quot;ISBN&quot;:&quot;ISSN 2342-9666&quot;,&quot;container-title&quot;:&quot;DiGRA - Proceedings of the 2013 DiGRA International Conference: DeFragging Game Studies&quot;,&quot;id&quot;:&quot;garda_nostalgia_2014&quot;,&quot;title&quot;:&quot;Nostalgia in retro game design&quot;,&quot;author&quot;:[{&quot;family&quot;:&quot;Garda&quot;,&quot;given&quot;:&quot;Maria B&quot;}],&quot;type&quot;:&quot;paper-conference&quot;},&quot;suffix&quot;:&quot;&quot;,&quot;prefix&quot;:&quot;&quot;,&quot;id&quot;:3757}]} RNDjthnfjoihr"/>.</text:p>
      <text:p text:style-name="Text_20_body">Building on the concept of participatory culture <text:reference-mark-start text:name="ZOTERO_ITEM CSL_CITATION {&quot;citationID&quot;:&quot;wmyofgrj&quot;,&quot;properties&quot;:{&quot;formattedCitation&quot;:&quot;[@jenkins_confronting_2009]&quot;,&quot;noteIndex&quot;:0},&quot;schema&quot;:&quot;https://github.com/citation-style-language/schema/raw/master/csl-citation.json&quot;,&quot;citationItems&quot;:[{&quot;uris&quot;:[&quot;http://zotero.org/users/1913249/items/J5I7XRGH&quot;],&quot;uri&quot;:[&quot;http://zotero.org/users/1913249/items/J5I7XRGH&quot;],&quot;itemData&quot;:{&quot;type&quot;:&quot;book&quot;,&quot;citation-key&quot;:&quot;jenkins_confronting_2009&quot;,&quot;publisher-place&quot;:&quot;Cambridge, MA&quot;,&quot;issued&quot;:{&quot;date-parts&quot;:[[&quot;2009&quot;]]},&quot;call-number&quot;:&quot;P96.M4 J46 2009&quot;,&quot;ISBN&quot;:&quot;978-0-262-51362-3&quot;,&quot;title&quot;:&quot;Confronting the challenges of participatory culture: media education for the 21st century&quot;,&quot;source&quot;:&quot;Library of Congress ISBN&quot;,&quot;title-short&quot;:&quot;Confronting the challenges of participatory culture&quot;,&quot;id&quot;:&quot;jenkins_confronting_2009&quot;,&quot;number-of-pages&quot;:&quot;129&quot;,&quot;collection-title&quot;:&quot;The John D. and Catherine T. MacArthur Foundation Reports on Digital Media and Learning&quot;,&quot;publisher&quot;:&quot;The MIT Press&quot;,&quot;author&quot;:[{&quot;family&quot;:&quot;Jenkins&quot;,&quot;given&quot;:&quot;Henry&quot;}],&quot;event-place&quot;:&quot;Cambridge, MA&quot;},&quot;suffix&quot;:&quot;&quot;,&quot;prefix&quot;:&quot;&quot;,&quot;id&quot;:2384}]} RNDyeyklkqcih"/>&lt;Do Zotero Refresh: [@jenkins_confronting_2009]&gt;<text:reference-mark-end text:name="ZOTERO_ITEM CSL_CITATION {&quot;citationID&quot;:&quot;wmyofgrj&quot;,&quot;properties&quot;:{&quot;formattedCitation&quot;:&quot;[@jenkins_confronting_2009]&quot;,&quot;noteIndex&quot;:0},&quot;schema&quot;:&quot;https://github.com/citation-style-language/schema/raw/master/csl-citation.json&quot;,&quot;citationItems&quot;:[{&quot;uris&quot;:[&quot;http://zotero.org/users/1913249/items/J5I7XRGH&quot;],&quot;uri&quot;:[&quot;http://zotero.org/users/1913249/items/J5I7XRGH&quot;],&quot;itemData&quot;:{&quot;type&quot;:&quot;book&quot;,&quot;citation-key&quot;:&quot;jenkins_confronting_2009&quot;,&quot;publisher-place&quot;:&quot;Cambridge, MA&quot;,&quot;issued&quot;:{&quot;date-parts&quot;:[[&quot;2009&quot;]]},&quot;call-number&quot;:&quot;P96.M4 J46 2009&quot;,&quot;ISBN&quot;:&quot;978-0-262-51362-3&quot;,&quot;title&quot;:&quot;Confronting the challenges of participatory culture: media education for the 21st century&quot;,&quot;source&quot;:&quot;Library of Congress ISBN&quot;,&quot;title-short&quot;:&quot;Confronting the challenges of participatory culture&quot;,&quot;id&quot;:&quot;jenkins_confronting_2009&quot;,&quot;number-of-pages&quot;:&quot;129&quot;,&quot;collection-title&quot;:&quot;The John D. and Catherine T. MacArthur Foundation Reports on Digital Media and Learning&quot;,&quot;publisher&quot;:&quot;The MIT Press&quot;,&quot;author&quot;:[{&quot;family&quot;:&quot;Jenkins&quot;,&quot;given&quot;:&quot;Henry&quot;}],&quot;event-place&quot;:&quot;Cambridge, MA&quot;},&quot;suffix&quot;:&quot;&quot;,&quot;prefix&quot;:&quot;&quot;,&quot;id&quot;:2384}]} RNDyeyklkqcih"/>, where x and y, there are several streams of activity that are important to reference as foundational context for this study.</text:p>
      <text:h text:style-name="Heading_20_3" text:outline-level="3"><text:bookmark-start text:name="context-of-home-education-and-family-learning"/>Context of Home Education and family learning<text:bookmark-end text:name="context-of-home-education-and-family-learning"/></text:h>
      <text:p text:style-name="First_20_paragraph">NOTE SEE THIS SUMMARY - WHICH MUST BE IN HERE SOMEWHERE TOO - https://docs.google.com/document/d/1grMat_sXRLdlRSDtR17Lyxf1OAg3ZpOxTWfnDZ3kkIU/edit</text:p>
      <text:p text:style-name="Text_20_body">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text:p>
      <text:p text:style-name="Text_20_body">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My involvement with home ed networks stemmed from University outreach work.</text:p>
      <text:p text:style-name="Text_20_body">While the context of home education is not a core to the goals of this research it is important to situate this study accurately.</text:p>
      <text:p text:style-name="Text_20_body"><text:span text:style-name="T2">Outline of the home eduction context of this study:</text:span> The processes and motivations driving of home education are varied <text:reference-mark-start text:name="ZOTERO_ITEM CSL_CITATION {&quot;citationID&quot;:&quot;rsyamgor&quot;,&quot;properties&quot;:{&quot;formattedCitation&quot;:&quot;[@fensham-smith_invisible_2021]&quot;,&quot;noteIndex&quot;:0},&quot;schema&quot;:&quot;https://github.com/citation-style-language/schema/raw/master/csl-citation.json&quot;,&quot;citationItems&quot;:[{&quot;uris&quot;:[&quot;http://zotero.org/users/1913249/items/F748Z3W8&quot;],&quot;uri&quot;:[&quot;http://zotero.org/users/1913249/items/F748Z3W8&quot;],&quot;itemData&quot;:{&quot;issue&quot;:&quot;1&quot;,&quot;citation-key&quot;:&quot;fensham-smith_invisible_2021&quot;,&quot;URL&quot;:&quot;https://www.sciendo.com/article/10.2478/jped-2021-0001&quot;,&quot;source&quot;:&quot;DOI.org (Crossref)&quot;,&quot;ISSN&quot;:&quot;1338-1563&quot;,&quot;DOI&quot;:&quot;10.2478/jped-2021-0001&quot;,&quot;container-title&quot;:&quot;Journal of Pedagogy&quot;,&quot;page&quot;:&quot;5-27&quot;,&quot;accessed&quot;:{&quot;date-parts&quot;:[[&quot;2023&quot;,10,2]]},&quot;issued&quot;:{&quot;date-parts&quot;:[[&quot;2021&quot;,6,1]]},&quot;volume&quot;:&quot;12&quot;,&quot;title-short&quot;:&quot;Invisible pedagogies in home education&quot;,&quot;id&quot;:&quot;fensham-smith_invisible_2021&quot;,&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language&quot;:&quot;en&quot;,&quot;author&quot;:[{&quot;family&quot;:&quot;Fensham-Smith&quot;,&quot;given&quot;:&quot;Amber Joy&quot;}],&quot;title&quot;:&quot;Invisible pedagogies in home education: Freedom, power and control&quot;},&quot;suffix&quot;:&quot;&quot;,&quot;prefix&quot;:&quot;&quot;,&quot;id&quot;:8983}]} RNDpczxuvjtjp"/>&lt;Do Zotero Refresh: [@fensham-smith_invisible_2021]&gt;<text:reference-mark-end text:name="ZOTERO_ITEM CSL_CITATION {&quot;citationID&quot;:&quot;rsyamgor&quot;,&quot;properties&quot;:{&quot;formattedCitation&quot;:&quot;[@fensham-smith_invisible_2021]&quot;,&quot;noteIndex&quot;:0},&quot;schema&quot;:&quot;https://github.com/citation-style-language/schema/raw/master/csl-citation.json&quot;,&quot;citationItems&quot;:[{&quot;uris&quot;:[&quot;http://zotero.org/users/1913249/items/F748Z3W8&quot;],&quot;uri&quot;:[&quot;http://zotero.org/users/1913249/items/F748Z3W8&quot;],&quot;itemData&quot;:{&quot;issue&quot;:&quot;1&quot;,&quot;citation-key&quot;:&quot;fensham-smith_invisible_2021&quot;,&quot;URL&quot;:&quot;https://www.sciendo.com/article/10.2478/jped-2021-0001&quot;,&quot;source&quot;:&quot;DOI.org (Crossref)&quot;,&quot;ISSN&quot;:&quot;1338-1563&quot;,&quot;DOI&quot;:&quot;10.2478/jped-2021-0001&quot;,&quot;container-title&quot;:&quot;Journal of Pedagogy&quot;,&quot;page&quot;:&quot;5-27&quot;,&quot;accessed&quot;:{&quot;date-parts&quot;:[[&quot;2023&quot;,10,2]]},&quot;issued&quot;:{&quot;date-parts&quot;:[[&quot;2021&quot;,6,1]]},&quot;volume&quot;:&quot;12&quot;,&quot;title-short&quot;:&quot;Invisible pedagogies in home education&quot;,&quot;id&quot;:&quot;fensham-smith_invisible_2021&quot;,&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language&quot;:&quot;en&quot;,&quot;author&quot;:[{&quot;family&quot;:&quot;Fensham-Smith&quot;,&quot;given&quot;:&quot;Amber Joy&quot;}],&quot;title&quot;:&quot;Invisible pedagogies in home education: Freedom, power and control&quot;},&quot;suffix&quot;:&quot;&quot;,&quot;prefix&quot;:&quot;&quot;,&quot;id&quot;:8983}]} RNDpczxuvjtjp"/>. Classic ideas of reasons for HE include pedagogy and ideology <text:reference-mark-start text:name="ZOTERO_ITEM CSL_CITATION {&quot;citationID&quot;:&quot;zayxfxhq&quot;,&quot;properties&quot;:{&quot;formattedCitation&quot;:&quot;[@galen_home_1991]&quot;,&quot;noteIndex&quot;:0},&quot;schema&quot;:&quot;https://github.com/citation-style-language/schema/raw/master/csl-citation.json&quot;,&quot;citationItems&quot;:[{&quot;uris&quot;:[&quot;http://zotero.org/users/1913249/items/ZQHZ2GU8&quot;],&quot;uri&quot;:[&quot;http://zotero.org/users/1913249/items/ZQHZ2GU8&quot;],&quot;itemData&quot;:{&quot;citation-key&quot;:&quot;galen_home_1991&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ype&quot;:&quot;book&quot;,&quot;ISBN&quot;:&quot;978-0-313-38882-8&quot;,&quot;source&quot;:&quot;Google Books&quot;,&quot;title&quot;:&quot;Home Schooling: Political, Historical, and Pedagogical Perspectives&quot;,&quot;title-short&quot;:&quot;Home Schooling&quot;,&quot;id&quot;:&quot;galen_home_1991&quot;,&quot;number-of-pages&quot;:&quot;224&quot;,&quot;publisher&quot;:&quot;Bloomsbury Publishing USA&quot;,&quot;language&quot;:&quot;en&quot;,&quot;author&quot;:[{&quot;family&quot;:&quot;Galen&quot;,&quot;given&quot;:&quot;Jane Van&quot;},{&quot;family&quot;:&quot;Pitman&quot;,&quot;given&quot;:&quot;Mary Anne&quot;}],&quot;issued&quot;:{&quot;date-parts&quot;:[[&quot;1991&quot;,1,1]]}},&quot;suffix&quot;:&quot;&quot;,&quot;prefix&quot;:&quot;&quot;,&quot;id&quot;:8975}]} RNDiysqfjjekv"/>&lt;Do Zotero Refresh: [@galen_home_1991]&gt;<text:reference-mark-end text:name="ZOTERO_ITEM CSL_CITATION {&quot;citationID&quot;:&quot;zayxfxhq&quot;,&quot;properties&quot;:{&quot;formattedCitation&quot;:&quot;[@galen_home_1991]&quot;,&quot;noteIndex&quot;:0},&quot;schema&quot;:&quot;https://github.com/citation-style-language/schema/raw/master/csl-citation.json&quot;,&quot;citationItems&quot;:[{&quot;uris&quot;:[&quot;http://zotero.org/users/1913249/items/ZQHZ2GU8&quot;],&quot;uri&quot;:[&quot;http://zotero.org/users/1913249/items/ZQHZ2GU8&quot;],&quot;itemData&quot;:{&quot;citation-key&quot;:&quot;galen_home_1991&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ype&quot;:&quot;book&quot;,&quot;ISBN&quot;:&quot;978-0-313-38882-8&quot;,&quot;source&quot;:&quot;Google Books&quot;,&quot;title&quot;:&quot;Home Schooling: Political, Historical, and Pedagogical Perspectives&quot;,&quot;title-short&quot;:&quot;Home Schooling&quot;,&quot;id&quot;:&quot;galen_home_1991&quot;,&quot;number-of-pages&quot;:&quot;224&quot;,&quot;publisher&quot;:&quot;Bloomsbury Publishing USA&quot;,&quot;language&quot;:&quot;en&quot;,&quot;author&quot;:[{&quot;family&quot;:&quot;Galen&quot;,&quot;given&quot;:&quot;Jane Van&quot;},{&quot;family&quot;:&quot;Pitman&quot;,&quot;given&quot;:&quot;Mary Anne&quot;}],&quot;issued&quot;:{&quot;date-parts&quot;:[[&quot;1991&quot;,1,1]]}},&quot;suffix&quot;:&quot;&quot;,&quot;prefix&quot;:&quot;&quot;,&quot;id&quot;:8975}]} RNDiysqfjjekv"/> <text:reference-mark-start text:name="ZOTERO_ITEM CSL_CITATION {&quot;citationID&quot;:&quot;kzmablyw&quot;,&quot;properties&quot;:{&quot;formattedCitation&quot;:&quot;[@rothermel_can_2003]&quot;,&quot;noteIndex&quot;:0},&quot;schema&quot;:&quot;https://github.com/citation-style-language/schema/raw/master/csl-citation.json&quot;,&quot;citationItems&quot;:[{&quot;uris&quot;:[&quot;http://zotero.org/users/1913249/items/AKHEZBKX&quot;],&quot;uri&quot;:[&quot;http://zotero.org/users/1913249/items/AKHEZBKX&quot;],&quot;itemData&quot;:{&quot;issue&quot;:&quot;2-3&quot;,&quot;citation-key&quot;:&quot;rothermel_can_2003&quot;,&quot;URL&quot;:&quot;https://doi.org/10.1080/09500790308668293&quot;,&quot;source&quot;:&quot;Taylor and Francis+NEJM&quot;,&quot;ISSN&quot;:&quot;0950-0790&quot;,&quot;DOI&quot;:&quot;10.1080/09500790308668293&quot;,&quot;container-title&quot;:&quot;Evaluation &amp; Research in Education&quot;,&quot;page&quot;:&quot;74-89&quot;,&quot;accessed&quot;:{&quot;date-parts&quot;:[[&quot;2023&quot;,10,2]]},&quot;issued&quot;:{&quot;date-parts&quot;:[[&quot;2003&quot;,5,15]]},&quot;volume&quot;:&quot;17&quot;,&quot;id&quot;:&quot;rothermel_can_2003&quot;,&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publisher&quot;:&quot;Routledge&quot;,&quot;author&quot;:[{&quot;family&quot;:&quot;Rothermel&quot;,&quot;given&quot;:&quot;Paula&quot;}],&quot;title&quot;:&quot;Can We Classify Motives for Home Education?&quot;},&quot;suffix&quot;:&quot;&quot;,&quot;prefix&quot;:&quot;&quot;,&quot;id&quot;:8977}]} RNDhhprxorvlx"/>&lt;Do Zotero Refresh: [@rothermel_can_2003]&gt;<text:reference-mark-end text:name="ZOTERO_ITEM CSL_CITATION {&quot;citationID&quot;:&quot;kzmablyw&quot;,&quot;properties&quot;:{&quot;formattedCitation&quot;:&quot;[@rothermel_can_2003]&quot;,&quot;noteIndex&quot;:0},&quot;schema&quot;:&quot;https://github.com/citation-style-language/schema/raw/master/csl-citation.json&quot;,&quot;citationItems&quot;:[{&quot;uris&quot;:[&quot;http://zotero.org/users/1913249/items/AKHEZBKX&quot;],&quot;uri&quot;:[&quot;http://zotero.org/users/1913249/items/AKHEZBKX&quot;],&quot;itemData&quot;:{&quot;issue&quot;:&quot;2-3&quot;,&quot;citation-key&quot;:&quot;rothermel_can_2003&quot;,&quot;URL&quot;:&quot;https://doi.org/10.1080/09500790308668293&quot;,&quot;source&quot;:&quot;Taylor and Francis+NEJM&quot;,&quot;ISSN&quot;:&quot;0950-0790&quot;,&quot;DOI&quot;:&quot;10.1080/09500790308668293&quot;,&quot;container-title&quot;:&quot;Evaluation &amp; Research in Education&quot;,&quot;page&quot;:&quot;74-89&quot;,&quot;accessed&quot;:{&quot;date-parts&quot;:[[&quot;2023&quot;,10,2]]},&quot;issued&quot;:{&quot;date-parts&quot;:[[&quot;2003&quot;,5,15]]},&quot;volume&quot;:&quot;17&quot;,&quot;id&quot;:&quot;rothermel_can_2003&quot;,&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publisher&quot;:&quot;Routledge&quot;,&quot;author&quot;:[{&quot;family&quot;:&quot;Rothermel&quot;,&quot;given&quot;:&quot;Paula&quot;}],&quot;title&quot;:&quot;Can We Classify Motives for Home Education?&quot;},&quot;suffix&quot;:&quot;&quot;,&quot;prefix&quot;:&quot;&quot;,&quot;id&quot;:8977}]} RNDhhprxorvlx"/>, and often both. - Unschooling, Holt, drawing out interests of children in everyday activities and facilitating learning around that <text:reference-mark-start text:name="ZOTERO_ITEM CSL_CITATION {&quot;citationID&quot;:&quot;ttnbrgsx&quot;,&quot;properties&quot;:{&quot;formattedCitation&quot;:&quot;[@gray_challenges_2013]&quot;,&quot;noteIndex&quot;:0},&quot;schema&quot;:&quot;https://github.com/citation-style-language/schema/raw/master/csl-citation.json&quot;,&quot;citationItems&quot;:[{&quot;uris&quot;:[&quot;http://zotero.org/users/1913249/items/CUNAU5ZC&quot;],&quot;uri&quot;:[&quot;http://zotero.org/users/1913249/items/CUNAU5ZC&quot;],&quot;itemData&quot;:{&quot;issue&quot;:&quot;14&quot;,&quot;citation-key&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volume&quot;:&quot;7&quot;,&quot;type&quot;:&quot;article-journal&quot;,&quot;id&quot;:&quot;gray_challenges_2013&quot;,&quot;title&quot;:&quot;The Challenges and Benefits of Unschooling, According to 232 Families Who Have Chosen that Route&quot;,&quot;source&quot;:&quot;Zotero&quot;,&quot;language&quot;:&quot;en&quot;,&quot;author&quot;:[{&quot;family&quot;:&quot;Gray&quot;,&quot;given&quot;:&quot;Peter&quot;},{&quot;family&quot;:&quot;Riley&quot;,&quot;given&quot;:&quot;Gina&quot;}],&quot;issued&quot;:{&quot;date-parts&quot;:[[&quot;2013&quot;]]}},&quot;suffix&quot;:&quot;&quot;,&quot;prefix&quot;:&quot;&quot;,&quot;id&quot;:8982}]} RNDqbbbwmajnc"/>&lt;Do Zotero Refresh: [@gray_challenges_2013]&gt;<text:reference-mark-end text:name="ZOTERO_ITEM CSL_CITATION {&quot;citationID&quot;:&quot;ttnbrgsx&quot;,&quot;properties&quot;:{&quot;formattedCitation&quot;:&quot;[@gray_challenges_2013]&quot;,&quot;noteIndex&quot;:0},&quot;schema&quot;:&quot;https://github.com/citation-style-language/schema/raw/master/csl-citation.json&quot;,&quot;citationItems&quot;:[{&quot;uris&quot;:[&quot;http://zotero.org/users/1913249/items/CUNAU5ZC&quot;],&quot;uri&quot;:[&quot;http://zotero.org/users/1913249/items/CUNAU5ZC&quot;],&quot;itemData&quot;:{&quot;issue&quot;:&quot;14&quot;,&quot;citation-key&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volume&quot;:&quot;7&quot;,&quot;type&quot;:&quot;article-journal&quot;,&quot;id&quot;:&quot;gray_challenges_2013&quot;,&quot;title&quot;:&quot;The Challenges and Benefits of Unschooling, According to 232 Families Who Have Chosen that Route&quot;,&quot;source&quot;:&quot;Zotero&quot;,&quot;language&quot;:&quot;en&quot;,&quot;author&quot;:[{&quot;family&quot;:&quot;Gray&quot;,&quot;given&quot;:&quot;Peter&quot;},{&quot;family&quot;:&quot;Riley&quot;,&quot;given&quot;:&quot;Gina&quot;}],&quot;issued&quot;:{&quot;date-parts&quot;:[[&quot;2013&quot;]]}},&quot;suffix&quot;:&quot;&quot;,&quot;prefix&quot;:&quot;&quot;,&quot;id&quot;:8982}]} RNDqbbbwmajnc"/> - Webs of learning Illich - home ed families active in identifying networks to tap into <text:reference-mark-start text:name="ZOTERO_ITEM CSL_CITATION {&quot;citationID&quot;:&quot;ulyctntq&quot;,&quot;properties&quot;:{&quot;formattedCitation&quot;:&quot;[@doroudi_relevance_2023]&quot;,&quot;noteIndex&quot;:0},&quot;schema&quot;:&quot;https://github.com/citation-style-language/schema/raw/master/csl-citation.json&quot;,&quot;citationItems&quot;:[{&quot;uris&quot;:[&quot;http://zotero.org/users/1913249/items/CR7JKY94&quot;],&quot;uri&quot;:[&quot;http://zotero.org/users/1913249/items/CR7JKY94&quot;],&quot;itemData&quot;:{&quot;citation-key&quot;:&quot;doroudi_relevance_2023&quot;,&quot;URL&quot;:&quot;https://dl.acm.org/doi/10.1145/3573051.3593386&quot;,&quot;source&quot;:&quot;ACM Digital Library&quot;,&quot;collection-title&quot;:&quot;L@S '23&quot;,&quot;DOI&quot;:&quot;10.1145/3573051.3593386&quot;,&quot;container-title&quot;:&quot;Proceedings of the Tenth ACM Conference on Learning @ Scale&quot;,&quot;page&quot;:&quot;99–109&quot;,&quot;accessed&quot;:{&quot;date-parts&quot;:[[&quot;2023&quot;,10,2]]},&quot;event-place&quot;:&quot;New York, NY, USA&quot;,&quot;issued&quot;:{&quot;date-parts&quot;:[[&quot;2023&quot;,7,20]]},&quot;type&quot;:&quot;paper-conference&quot;,&quot;title&quot;:&quot;The Relevance of Ivan Illich's Learning Webs 50 Years On&quot;,&quot;id&quot;:&quot;doroudi_relevance_2023&quot;,&quot;publisher-place&quot;:&quot;New York, NY, US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ublisher&quot;:&quot;Association for Computing Machinery&quot;,&quot;author&quot;:[{&quot;family&quot;:&quot;Doroudi&quot;,&quot;given&quot;:&quot;Shayan&quot;},{&quot;family&quot;:&quot;Ahmad&quot;,&quot;given&quot;:&quot;Yusuf&quot;}],&quot;ISBN&quot;:&quot;9798400700255&quot;},&quot;suffix&quot;:&quot;&quot;,&quot;prefix&quot;:&quot;&quot;,&quot;id&quot;:8980}]} RNDclmoifiwhz"/>&lt;Do Zotero Refresh: [@doroudi_relevance_2023]&gt;<text:reference-mark-end text:name="ZOTERO_ITEM CSL_CITATION {&quot;citationID&quot;:&quot;ulyctntq&quot;,&quot;properties&quot;:{&quot;formattedCitation&quot;:&quot;[@doroudi_relevance_2023]&quot;,&quot;noteIndex&quot;:0},&quot;schema&quot;:&quot;https://github.com/citation-style-language/schema/raw/master/csl-citation.json&quot;,&quot;citationItems&quot;:[{&quot;uris&quot;:[&quot;http://zotero.org/users/1913249/items/CR7JKY94&quot;],&quot;uri&quot;:[&quot;http://zotero.org/users/1913249/items/CR7JKY94&quot;],&quot;itemData&quot;:{&quot;citation-key&quot;:&quot;doroudi_relevance_2023&quot;,&quot;URL&quot;:&quot;https://dl.acm.org/doi/10.1145/3573051.3593386&quot;,&quot;source&quot;:&quot;ACM Digital Library&quot;,&quot;collection-title&quot;:&quot;L@S '23&quot;,&quot;DOI&quot;:&quot;10.1145/3573051.3593386&quot;,&quot;container-title&quot;:&quot;Proceedings of the Tenth ACM Conference on Learning @ Scale&quot;,&quot;page&quot;:&quot;99–109&quot;,&quot;accessed&quot;:{&quot;date-parts&quot;:[[&quot;2023&quot;,10,2]]},&quot;event-place&quot;:&quot;New York, NY, USA&quot;,&quot;issued&quot;:{&quot;date-parts&quot;:[[&quot;2023&quot;,7,20]]},&quot;type&quot;:&quot;paper-conference&quot;,&quot;title&quot;:&quot;The Relevance of Ivan Illich's Learning Webs 50 Years On&quot;,&quot;id&quot;:&quot;doroudi_relevance_2023&quot;,&quot;publisher-place&quot;:&quot;New York, NY, US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ublisher&quot;:&quot;Association for Computing Machinery&quot;,&quot;author&quot;:[{&quot;family&quot;:&quot;Doroudi&quot;,&quot;given&quot;:&quot;Shayan&quot;},{&quot;family&quot;:&quot;Ahmad&quot;,&quot;given&quot;:&quot;Yusuf&quot;}],&quot;ISBN&quot;:&quot;9798400700255&quot;},&quot;suffix&quot;:&quot;&quot;,&quot;prefix&quot;:&quot;&quot;,&quot;id&quot;:8980}]} RNDclmoifiwhz"/> has a relevance with social networking groups and email lists used by home educators to share and align activities.</text:p>
      <text:h text:style-name="Heading_20_2" text:outline-level="2"><text:bookmark-start text:name="game-making-and-maker-culture-in-non-formal-learning-contexts-and-third-spaces"/>Game making and maker culture in non-formal learning contexts and third spaces<text:bookmark-end text:name="game-making-and-maker-culture-in-non-formal-learning-contexts-and-third-spaces"/></text:h>
      <text:h text:style-name="Heading_20_3" text:outline-level="3"><text:bookmark-start text:name="physical-spaces-which-suit-non-formal-approaches"/>Physical spaces which suit non-formal approaches<text:bookmark-end text:name="physical-spaces-which-suit-non-formal-approaches"/></text:h>
      <text:p text:style-name="First_20_paragraph">Much research on game making focused on non-class room settings.</text:p>
      <text:p text:style-name="Text_20_body">For example Papert’s work</text:p>
      <text:p text:style-name="Text_20_body">Digital learning in IILP (GLAM settings) is fertile <text:reference-mark-start text:name="ZOTERO_ITEM CSL_CITATION {&quot;citationID&quot;:&quot;czxtbzuy&quot;,&quot;properties&quot;:{&quot;formattedCitation&quot;:&quot;[@degner_digital_2022; @schwan_understanding_2014]&quot;,&quot;noteIndex&quot;:0},&quot;schema&quot;:&quot;https://github.com/citation-style-language/schema/raw/master/csl-citation.json&quot;,&quot;citationItems&quot;:[{&quot;uris&quot;:[&quot;http://zotero.org/users/1913249/items/NI47KCRP&quot;],&quot;uri&quot;:[&quot;http://zotero.org/users/1913249/items/NI47KCRP&quot;],&quot;itemData&quot;:{&quot;citation-key&quot;:&quot;degner_digital_2022&quot;,&quot;URL&quot;:&quot;https://www.sciencedirect.com/science/article/pii/S2666557321000392&quot;,&quot;source&quot;:&quot;ScienceDirect&quot;,&quot;ISSN&quot;:&quot;2666-5573&quot;,&quot;DOI&quot;:&quot;10.1016/j.caeo.2021.100068&quot;,&quot;container-title&quot;:&quot;Computers and Education Open&quot;,&quot;page&quot;:&quot;100068&quot;,&quot;accessed&quot;:{&quot;date-parts&quot;:[[&quot;2023&quot;,6,13]]},&quot;container-title-short&quot;:&quot;Computers and Education Open&quot;,&quot;issued&quot;:{&quot;date-parts&quot;:[[&quot;2022&quot;,12,1]]},&quot;volume&quot;:&quot;3&quot;,&quot;title-short&quot;:&quot;Digital media in institutional informal learning places&quot;,&quot;id&quot;:&quot;degner_digital_2022&quot;,&quot;type&quot;:&quot;article-journal&quot;,&quot;language&quot;:&quot;en&quot;,&quot;title&quot;:&quot;Digital media in institutional informal learning places: A systematic literature review&quot;,&quot;author&quot;:[{&quot;family&quot;:&quot;Degner&quot;,&quot;given&quot;:&quot;Miriam&quot;},{&quot;family&quot;:&quot;Moser&quot;,&quot;given&quot;:&quot;Stephanie&quot;},{&quot;family&quot;:&quot;Lewalter&quot;,&quot;given&quot;:&quot;Doris&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suffix&quot;:&quot;&quot;,&quot;prefix&quot;:&quot;&quot;,&quot;id&quot;:8721},{&quot;uris&quot;:[&quot;http://zotero.org/users/1913249/items/RSMBNEVH&quot;],&quot;uri&quot;:[&quot;http://zotero.org/users/1913249/items/RSMBNEVH&quot;],&quot;itemData&quot;:{&quot;issue&quot;:&quot;2&quot;,&quot;citation-key&quot;:&quot;schwan_understanding_2014&quot;,&quot;URL&quot;:&quot;https://doi.org/10.1080/00461520.2014.917588&quot;,&quot;source&quot;:&quot;Taylor and Francis+NEJM&quot;,&quot;ISSN&quot;:&quot;0046-1520&quot;,&quot;DOI&quot;:&quot;10.1080/00461520.2014.917588&quot;,&quot;container-title&quot;:&quot;Educational Psychologist&quot;,&quot;page&quot;:&quot;70-85&quot;,&quot;accessed&quot;:{&quot;date-parts&quot;:[[&quot;2023&quot;,6,13]]},&quot;issued&quot;:{&quot;date-parts&quot;:[[&quot;2014&quot;,4,3]]},&quot;volume&quot;:&quot;49&quot;,&quot;title-short&quot;:&quot;Understanding and Engagement in Places of Science Experience&quot;,&quot;id&quot;:&quot;schwan_understanding_2014&quot;,&quot;type&quot;:&quot;article-journal&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publisher&quot;:&quot;Routledge&quot;,&quot;author&quot;:[{&quot;family&quot;:&quot;Schwan&quot;,&quot;given&quot;:&quot;Stephan&quot;},{&quot;family&quot;:&quot;Grajal&quot;,&quot;given&quot;:&quot;Alejandro&quot;},{&quot;family&quot;:&quot;Lewalter&quot;,&quot;given&quot;:&quot;Doris&quot;}],&quot;title&quot;:&quot;Understanding and Engagement in Places of Science Experience: Science Museums, Science Centers, Zoos, and Aquariums&quot;},&quot;suffix&quot;:&quot;&quot;,&quot;prefix&quot;:&quot;&quot;,&quot;id&quot;:8724}]} RNDmvhzyckxee"/>&lt;Do Zotero Refresh: [@degner_digital_2022; @schwan_understanding_2014]&gt;<text:reference-mark-end text:name="ZOTERO_ITEM CSL_CITATION {&quot;citationID&quot;:&quot;czxtbzuy&quot;,&quot;properties&quot;:{&quot;formattedCitation&quot;:&quot;[@degner_digital_2022; @schwan_understanding_2014]&quot;,&quot;noteIndex&quot;:0},&quot;schema&quot;:&quot;https://github.com/citation-style-language/schema/raw/master/csl-citation.json&quot;,&quot;citationItems&quot;:[{&quot;uris&quot;:[&quot;http://zotero.org/users/1913249/items/NI47KCRP&quot;],&quot;uri&quot;:[&quot;http://zotero.org/users/1913249/items/NI47KCRP&quot;],&quot;itemData&quot;:{&quot;citation-key&quot;:&quot;degner_digital_2022&quot;,&quot;URL&quot;:&quot;https://www.sciencedirect.com/science/article/pii/S2666557321000392&quot;,&quot;source&quot;:&quot;ScienceDirect&quot;,&quot;ISSN&quot;:&quot;2666-5573&quot;,&quot;DOI&quot;:&quot;10.1016/j.caeo.2021.100068&quot;,&quot;container-title&quot;:&quot;Computers and Education Open&quot;,&quot;page&quot;:&quot;100068&quot;,&quot;accessed&quot;:{&quot;date-parts&quot;:[[&quot;2023&quot;,6,13]]},&quot;container-title-short&quot;:&quot;Computers and Education Open&quot;,&quot;issued&quot;:{&quot;date-parts&quot;:[[&quot;2022&quot;,12,1]]},&quot;volume&quot;:&quot;3&quot;,&quot;title-short&quot;:&quot;Digital media in institutional informal learning places&quot;,&quot;id&quot;:&quot;degner_digital_2022&quot;,&quot;type&quot;:&quot;article-journal&quot;,&quot;language&quot;:&quot;en&quot;,&quot;title&quot;:&quot;Digital media in institutional informal learning places: A systematic literature review&quot;,&quot;author&quot;:[{&quot;family&quot;:&quot;Degner&quot;,&quot;given&quot;:&quot;Miriam&quot;},{&quot;family&quot;:&quot;Moser&quot;,&quot;given&quot;:&quot;Stephanie&quot;},{&quot;family&quot;:&quot;Lewalter&quot;,&quot;given&quot;:&quot;Doris&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suffix&quot;:&quot;&quot;,&quot;prefix&quot;:&quot;&quot;,&quot;id&quot;:8721},{&quot;uris&quot;:[&quot;http://zotero.org/users/1913249/items/RSMBNEVH&quot;],&quot;uri&quot;:[&quot;http://zotero.org/users/1913249/items/RSMBNEVH&quot;],&quot;itemData&quot;:{&quot;issue&quot;:&quot;2&quot;,&quot;citation-key&quot;:&quot;schwan_understanding_2014&quot;,&quot;URL&quot;:&quot;https://doi.org/10.1080/00461520.2014.917588&quot;,&quot;source&quot;:&quot;Taylor and Francis+NEJM&quot;,&quot;ISSN&quot;:&quot;0046-1520&quot;,&quot;DOI&quot;:&quot;10.1080/00461520.2014.917588&quot;,&quot;container-title&quot;:&quot;Educational Psychologist&quot;,&quot;page&quot;:&quot;70-85&quot;,&quot;accessed&quot;:{&quot;date-parts&quot;:[[&quot;2023&quot;,6,13]]},&quot;issued&quot;:{&quot;date-parts&quot;:[[&quot;2014&quot;,4,3]]},&quot;volume&quot;:&quot;49&quot;,&quot;title-short&quot;:&quot;Understanding and Engagement in Places of Science Experience&quot;,&quot;id&quot;:&quot;schwan_understanding_2014&quot;,&quot;type&quot;:&quot;article-journal&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publisher&quot;:&quot;Routledge&quot;,&quot;author&quot;:[{&quot;family&quot;:&quot;Schwan&quot;,&quot;given&quot;:&quot;Stephan&quot;},{&quot;family&quot;:&quot;Grajal&quot;,&quot;given&quot;:&quot;Alejandro&quot;},{&quot;family&quot;:&quot;Lewalter&quot;,&quot;given&quot;:&quot;Doris&quot;}],&quot;title&quot;:&quot;Understanding and Engagement in Places of Science Experience: Science Museums, Science Centers, Zoos, and Aquariums&quot;},&quot;suffix&quot;:&quot;&quot;,&quot;prefix&quot;:&quot;&quot;,&quot;id&quot;:8724}]} RNDmvhzyckxee"/></text:p>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52">"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P53">Quote from [@franklin_analysis_2020]</text:p>
      <text:p text:style-name="First_20_paragraph"/>
      <text:h text:style-name="Heading_20_3" text:outline-level="3"><text:bookmark-start text:name="sketchy-pedagogies"/>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In addition, recent work on transformative agency within socio-cultural frameworks offers promising theoretical support. A special issue of Mind and Culture <text:reference-mark-start text:name="ZOTERO_ITEM CSL_CITATION {&quot;citationID&quot;:&quot;lxunihbr&quot;,&quot;properties&quot;:{&quot;formattedCitation&quot;:&quot;[@kajamaa_young_2019]&quot;,&quot;noteIndex&quot;:0},&quot;schema&quot;:&quot;https://github.com/citation-style-language/schema/raw/master/csl-citation.json&quot;,&quot;citationItems&quot;:[{&quot;uris&quot;:[&quot;http://zotero.org/users/1913249/items/NMNI59A8&quot;],&quot;uri&quot;:[&quot;http://zotero.org/users/1913249/items/NMNI59A8&quot;],&quot;itemData&quot;:{&quot;issue&quot;:&quot;3&quot;,&quot;citation-key&quot;:&quot;kajamaa_young_2019&quot;,&quot;URL&quot;:&quot;https://www.tandfonline.com/doi/full/10.1080/10749039.2019.1652653&quot;,&quot;source&quot;:&quot;DOI.org (Crossref)&quot;,&quot;ISSN&quot;:&quot;1074-9039, 1532-7884&quot;,&quot;DOI&quot;:&quot;10.1080/10749039.2019.1652653&quot;,&quot;container-title&quot;:&quot;Mind, Culture, and Activity&quot;,&quot;page&quot;:&quot;201-206&quot;,&quot;accessed&quot;:{&quot;date-parts&quot;:[[&quot;2024&quot;,6,26]]},&quot;container-title-short&quot;:&quot;Mind, Culture, and Activity&quot;,&quot;issued&quot;:{&quot;date-parts&quot;:[[&quot;2019&quot;,7,3]]},&quot;id&quot;:&quot;kajamaa_young_2019&quot;,&quot;volume&quot;:&quot;26&quot;,&quot;type&quot;:&quot;article-journal&quot;,&quot;language&quot;:&quot;en&quot;,&quot;author&quot;:[{&quot;family&quot;:&quot;Kajamaa&quot;,&quot;given&quot;:&quot;Anu&quot;},{&quot;family&quot;:&quot;Kumpulainen&quot;,&quot;given&quot;:&quot;Kristiina&quot;}],&quot;title&quot;:&quot;Young people, digital mediation, and transformative agency, special issue (part 1)&quot;},&quot;suffix&quot;:&quot;&quot;,&quot;prefix&quot;:&quot;&quot;,&quot;id&quot;:9515}]} RNDnknujquhkw"/>&lt;Do Zotero Refresh: [@kajamaa_young_2019]&gt;<text:reference-mark-end text:name="ZOTERO_ITEM CSL_CITATION {&quot;citationID&quot;:&quot;lxunihbr&quot;,&quot;properties&quot;:{&quot;formattedCitation&quot;:&quot;[@kajamaa_young_2019]&quot;,&quot;noteIndex&quot;:0},&quot;schema&quot;:&quot;https://github.com/citation-style-language/schema/raw/master/csl-citation.json&quot;,&quot;citationItems&quot;:[{&quot;uris&quot;:[&quot;http://zotero.org/users/1913249/items/NMNI59A8&quot;],&quot;uri&quot;:[&quot;http://zotero.org/users/1913249/items/NMNI59A8&quot;],&quot;itemData&quot;:{&quot;issue&quot;:&quot;3&quot;,&quot;citation-key&quot;:&quot;kajamaa_young_2019&quot;,&quot;URL&quot;:&quot;https://www.tandfonline.com/doi/full/10.1080/10749039.2019.1652653&quot;,&quot;source&quot;:&quot;DOI.org (Crossref)&quot;,&quot;ISSN&quot;:&quot;1074-9039, 1532-7884&quot;,&quot;DOI&quot;:&quot;10.1080/10749039.2019.1652653&quot;,&quot;container-title&quot;:&quot;Mind, Culture, and Activity&quot;,&quot;page&quot;:&quot;201-206&quot;,&quot;accessed&quot;:{&quot;date-parts&quot;:[[&quot;2024&quot;,6,26]]},&quot;container-title-short&quot;:&quot;Mind, Culture, and Activity&quot;,&quot;issued&quot;:{&quot;date-parts&quot;:[[&quot;2019&quot;,7,3]]},&quot;id&quot;:&quot;kajamaa_young_2019&quot;,&quot;volume&quot;:&quot;26&quot;,&quot;type&quot;:&quot;article-journal&quot;,&quot;language&quot;:&quot;en&quot;,&quot;author&quot;:[{&quot;family&quot;:&quot;Kajamaa&quot;,&quot;given&quot;:&quot;Anu&quot;},{&quot;family&quot;:&quot;Kumpulainen&quot;,&quot;given&quot;:&quot;Kristiina&quot;}],&quot;title&quot;:&quot;Young people, digital mediation, and transformative agency, special issue (part 1)&quot;},&quot;suffix&quot;:&quot;&quot;,&quot;prefix&quot;:&quot;&quot;,&quot;id&quot;:9515}]} RNDnknujquhkw"/> focuses on young people, digital mediation, and transformative agency.</text:p>
      <text:p text:style-name="Text_20_body">RECAP ON THE PROMISE HERE - AND SIGNPOST TO LATER CHATPERS.</text:p>
      <text:p text:style-name="Text_20_body">SUMMARY OF PROMISE OF DBR TO REFLECT SKETCHYNESS</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citationID&quot;:&quot;gfutabsz&quot;,&quot;properties&quot;:{&quot;formattedCitation&quot;:&quot;[@moll_funds_1992]&quot;,&quot;noteIndex&quot;:0},&quot;schema&quot;:&quot;https://github.com/citation-style-language/schema/raw/master/csl-citation.json&quot;,&quot;citationItems&quot;:[{&quot;uris&quot;:[&quot;http://zotero.org/users/1913249/items/EXBRQZWW&quot;],&quot;uri&quot;:[&quot;http://zotero.org/users/1913249/items/EXBRQZWW&quot;],&quot;itemData&quot;:{&quot;issue&quot;:&quot;2,&quot;,&quot;citation-key&quot;:&quot;moll_funds_1992&quot;,&quot;URL&quot;:&quot;http://www.jstor.org/stable/1476399&quot;,&quot;issued&quot;:{&quot;date-parts&quot;:[[&quot;1992&quot;]]},&quot;volume&quot;:&quot;31&quot;,&quot;container-title&quot;:&quot;Theory into Practice&quot;,&quot;type&quot;:&quot;article-journal&quot;,&quot;id&quot;:&quot;moll_funds_1992&quot;,&quot;page&quot;:&quot;132-141&quot;,&quot;title&quot;:&quot;Funds of knowledge for teaching: using a qualitative approach to connect homes and classrooms&quot;,&quot;language&quot;:&quot;en&quot;,&quot;author&quot;:[{&quot;family&quot;:&quot;Moll&quot;,&quot;given&quot;:&quot;Luis C.&quot;},{&quot;family&quot;:&quot;Amanti&quot;,&quot;given&quot;:&quot;Cathy&quot;},{&quot;family&quot;:&quot;Neff&quot;,&quot;given&quot;:&quot;Deborah&quot;},{&quot;family&quot;:&quot;Gonzalez&quot;,&quot;given&quot;:&quot;Norma&quot;}],&quot;source&quot;:&quot;Zotero&quot;},&quot;suffix&quot;:&quot;&quot;,&quot;prefix&quot;:&quot;&quot;,&quot;id&quot;:3871}]} RNDddwhhhfcvo"/>&lt;Do Zotero Refresh: [@moll_funds_1992]&gt;<text:reference-mark-end text:name="ZOTERO_ITEM CSL_CITATION {&quot;citationID&quot;:&quot;gfutabsz&quot;,&quot;properties&quot;:{&quot;formattedCitation&quot;:&quot;[@moll_funds_1992]&quot;,&quot;noteIndex&quot;:0},&quot;schema&quot;:&quot;https://github.com/citation-style-language/schema/raw/master/csl-citation.json&quot;,&quot;citationItems&quot;:[{&quot;uris&quot;:[&quot;http://zotero.org/users/1913249/items/EXBRQZWW&quot;],&quot;uri&quot;:[&quot;http://zotero.org/users/1913249/items/EXBRQZWW&quot;],&quot;itemData&quot;:{&quot;issue&quot;:&quot;2,&quot;,&quot;citation-key&quot;:&quot;moll_funds_1992&quot;,&quot;URL&quot;:&quot;http://www.jstor.org/stable/1476399&quot;,&quot;issued&quot;:{&quot;date-parts&quot;:[[&quot;1992&quot;]]},&quot;volume&quot;:&quot;31&quot;,&quot;container-title&quot;:&quot;Theory into Practice&quot;,&quot;type&quot;:&quot;article-journal&quot;,&quot;id&quot;:&quot;moll_funds_1992&quot;,&quot;page&quot;:&quot;132-141&quot;,&quot;title&quot;:&quot;Funds of knowledge for teaching: using a qualitative approach to connect homes and classrooms&quot;,&quot;language&quot;:&quot;en&quot;,&quot;author&quot;:[{&quot;family&quot;:&quot;Moll&quot;,&quot;given&quot;:&quot;Luis C.&quot;},{&quot;family&quot;:&quot;Amanti&quot;,&quot;given&quot;:&quot;Cathy&quot;},{&quot;family&quot;:&quot;Neff&quot;,&quot;given&quot;:&quot;Deborah&quot;},{&quot;family&quot;:&quot;Gonzalez&quot;,&quot;given&quot;:&quot;Norma&quot;}],&quot;source&quot;:&quot;Zotero&quot;},&quot;suffix&quot;:&quot;&quot;,&quot;prefix&quot;:&quot;&quot;,&quot;id&quot;:3871}]} RNDddwhhhfcvo"/>.</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citationID&quot;:&quot;jxfxhtrr&quot;,&quot;properties&quot;:{&quot;formattedCitation&quot;:&quot;[@rajala_utopian_2023]&quot;,&quot;noteIndex&quot;:0},&quot;schema&quot;:&quot;https://github.com/citation-style-language/schema/raw/master/csl-citation.json&quot;,&quot;citationItems&quot;:[{&quot;uris&quot;:[&quot;http://zotero.org/users/1913249/items/ZHZADF6X&quot;],&quot;uri&quot;:[&quot;http://zotero.org/users/1913249/items/ZHZADF6X&quot;],&quot;itemData&quot;:{&quot;issue&quot;:&quot;1&quot;,&quot;citation-key&quot;:&quot;rajala_utopian_2023&quot;,&quot;URL&quot;:&quot;https://www.tandfonline.com/doi/full/10.1080/10508406.2022.2144736&quot;,&quot;source&quot;:&quot;DOI.org (Crossref)&quot;,&quot;ISSN&quot;:&quot;1050-8406, 1532-7809&quot;,&quot;DOI&quot;:&quot;10.1080/10508406.2022.2144736&quot;,&quot;container-title&quot;:&quot;Journal of the Learning Sciences&quot;,&quot;page&quot;:&quot;110-136&quot;,&quot;accessed&quot;:{&quot;date-parts&quot;:[[&quot;2023&quot;,7,6]]},&quot;container-title-short&quot;:&quot;Journal of the Learning Sciences&quot;,&quot;issued&quot;:{&quot;date-parts&quot;:[[&quot;2023&quot;,1,1]]},&quot;volume&quot;:&quot;32&quot;,&quot;title-short&quot;:&quot;Utopian methodology&quot;,&quot;id&quot;:&quot;rajala_utopian_2023&quot;,&quot;type&quot;:&quot;article-journal&quot;,&quot;language&quot;:&quot;en&quot;,&quot;title&quot;:&quot;Utopian methodology: Researching educational interventions to promote equity over multiple timescales&quot;,&quot;author&quot;:[{&quot;family&quot;:&quot;Rajala&quot;,&quot;given&quot;:&quot;Antti&quot;},{&quot;family&quot;:&quot;Cole&quot;,&quot;given&quot;:&quot;Michael&quot;},{&quot;family&quot;:&quot;Esteban-Guitart&quot;,&quot;given&quot;:&quot;Mois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uffix&quot;:&quot;&quot;,&quot;prefix&quot;:&quot;&quot;,&quot;id&quot;:8895}]} RNDkmyuifzcya"/>&lt;Do Zotero Refresh: [@rajala_utopian_2023]&gt;<text:reference-mark-end text:name="ZOTERO_ITEM CSL_CITATION {&quot;citationID&quot;:&quot;jxfxhtrr&quot;,&quot;properties&quot;:{&quot;formattedCitation&quot;:&quot;[@rajala_utopian_2023]&quot;,&quot;noteIndex&quot;:0},&quot;schema&quot;:&quot;https://github.com/citation-style-language/schema/raw/master/csl-citation.json&quot;,&quot;citationItems&quot;:[{&quot;uris&quot;:[&quot;http://zotero.org/users/1913249/items/ZHZADF6X&quot;],&quot;uri&quot;:[&quot;http://zotero.org/users/1913249/items/ZHZADF6X&quot;],&quot;itemData&quot;:{&quot;issue&quot;:&quot;1&quot;,&quot;citation-key&quot;:&quot;rajala_utopian_2023&quot;,&quot;URL&quot;:&quot;https://www.tandfonline.com/doi/full/10.1080/10508406.2022.2144736&quot;,&quot;source&quot;:&quot;DOI.org (Crossref)&quot;,&quot;ISSN&quot;:&quot;1050-8406, 1532-7809&quot;,&quot;DOI&quot;:&quot;10.1080/10508406.2022.2144736&quot;,&quot;container-title&quot;:&quot;Journal of the Learning Sciences&quot;,&quot;page&quot;:&quot;110-136&quot;,&quot;accessed&quot;:{&quot;date-parts&quot;:[[&quot;2023&quot;,7,6]]},&quot;container-title-short&quot;:&quot;Journal of the Learning Sciences&quot;,&quot;issued&quot;:{&quot;date-parts&quot;:[[&quot;2023&quot;,1,1]]},&quot;volume&quot;:&quot;32&quot;,&quot;title-short&quot;:&quot;Utopian methodology&quot;,&quot;id&quot;:&quot;rajala_utopian_2023&quot;,&quot;type&quot;:&quot;article-journal&quot;,&quot;language&quot;:&quot;en&quot;,&quot;title&quot;:&quot;Utopian methodology: Researching educational interventions to promote equity over multiple timescales&quot;,&quot;author&quot;:[{&quot;family&quot;:&quot;Rajala&quot;,&quot;given&quot;:&quot;Antti&quot;},{&quot;family&quot;:&quot;Cole&quot;,&quot;given&quot;:&quot;Michael&quot;},{&quot;family&quot;:&quot;Esteban-Guitart&quot;,&quot;given&quot;:&quot;Mois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suffix&quot;:&quot;&quot;,&quot;prefix&quot;:&quot;&quot;,&quot;id&quot;:8895}]} RNDkmyuifzcya"/>.</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drahuwoc&quot;,&quot;properties&quot;:{&quot;formattedCitation&quot;:&quot;[@moll_funds_1992]&quot;,&quot;noteIndex&quot;:0},&quot;schema&quot;:&quot;https://github.com/citation-style-language/schema/raw/master/csl-citation.json&quot;,&quot;citationItems&quot;:[{&quot;uris&quot;:[&quot;http://zotero.org/users/1913249/items/EXBRQZWW&quot;],&quot;uri&quot;:[&quot;http://zotero.org/users/1913249/items/EXBRQZWW&quot;],&quot;itemData&quot;:{&quot;issue&quot;:&quot;2,&quot;,&quot;citation-key&quot;:&quot;moll_funds_1992&quot;,&quot;URL&quot;:&quot;http://www.jstor.org/stable/1476399&quot;,&quot;issued&quot;:{&quot;date-parts&quot;:[[&quot;1992&quot;]]},&quot;volume&quot;:&quot;31&quot;,&quot;container-title&quot;:&quot;Theory into Practice&quot;,&quot;type&quot;:&quot;article-journal&quot;,&quot;id&quot;:&quot;moll_funds_1992&quot;,&quot;page&quot;:&quot;132-141&quot;,&quot;title&quot;:&quot;Funds of knowledge for teaching: using a qualitative approach to connect homes and classrooms&quot;,&quot;language&quot;:&quot;en&quot;,&quot;author&quot;:[{&quot;family&quot;:&quot;Moll&quot;,&quot;given&quot;:&quot;Luis C.&quot;},{&quot;family&quot;:&quot;Amanti&quot;,&quot;given&quot;:&quot;Cathy&quot;},{&quot;family&quot;:&quot;Neff&quot;,&quot;given&quot;:&quot;Deborah&quot;},{&quot;family&quot;:&quot;Gonzalez&quot;,&quot;given&quot;:&quot;Norma&quot;}],&quot;source&quot;:&quot;Zotero&quot;},&quot;suffix&quot;:&quot;&quot;,&quot;prefix&quot;:&quot;&quot;,&quot;id&quot;:3871}]} RNDetezhownle"/>&lt;Do Zotero Refresh: [@moll_funds_1992]&gt;<text:reference-mark-end text:name="ZOTERO_ITEM CSL_CITATION {&quot;citationID&quot;:&quot;drahuwoc&quot;,&quot;properties&quot;:{&quot;formattedCitation&quot;:&quot;[@moll_funds_1992]&quot;,&quot;noteIndex&quot;:0},&quot;schema&quot;:&quot;https://github.com/citation-style-language/schema/raw/master/csl-citation.json&quot;,&quot;citationItems&quot;:[{&quot;uris&quot;:[&quot;http://zotero.org/users/1913249/items/EXBRQZWW&quot;],&quot;uri&quot;:[&quot;http://zotero.org/users/1913249/items/EXBRQZWW&quot;],&quot;itemData&quot;:{&quot;issue&quot;:&quot;2,&quot;,&quot;citation-key&quot;:&quot;moll_funds_1992&quot;,&quot;URL&quot;:&quot;http://www.jstor.org/stable/1476399&quot;,&quot;issued&quot;:{&quot;date-parts&quot;:[[&quot;1992&quot;]]},&quot;volume&quot;:&quot;31&quot;,&quot;container-title&quot;:&quot;Theory into Practice&quot;,&quot;type&quot;:&quot;article-journal&quot;,&quot;id&quot;:&quot;moll_funds_1992&quot;,&quot;page&quot;:&quot;132-141&quot;,&quot;title&quot;:&quot;Funds of knowledge for teaching: using a qualitative approach to connect homes and classrooms&quot;,&quot;language&quot;:&quot;en&quot;,&quot;author&quot;:[{&quot;family&quot;:&quot;Moll&quot;,&quot;given&quot;:&quot;Luis C.&quot;},{&quot;family&quot;:&quot;Amanti&quot;,&quot;given&quot;:&quot;Cathy&quot;},{&quot;family&quot;:&quot;Neff&quot;,&quot;given&quot;:&quot;Deborah&quot;},{&quot;family&quot;:&quot;Gonzalez&quot;,&quot;given&quot;:&quot;Norma&quot;}],&quot;source&quot;:&quot;Zotero&quot;},&quot;suffix&quot;:&quot;&quot;,&quot;prefix&quot;:&quot;&quot;,&quot;id&quot;:3871}]} RNDetezhownle"/>.</text:p>
      <text:h text:style-name="Heading_20_3" text:outline-level="3"><text:bookmark-start text:name="third-spaces-and-the-context-of-this-study"/>Third spaces and the context of this study<text:bookmark-end text:name="third-spaces-and-the-context-of-this-study"/></text:h>
      <text:p text:style-name="First_20_paragraph">The concept of third space is helpful in the context of this study in particular as a space between home life and formal education.</text:p>
      <text:p text:style-name="Text_20_body">It also is rooted in a sociocultural understanding of learning that is challenging to traditional classroom environments.</text:p>
      <text:h text:style-name="Heading_20_3" text:outline-level="3"><text:bookmark-start text:name="game-making-as-a-fund-of-knowledge"/>Game making as a fund of knowledge<text:bookmark-end text:name="game-making-as-a-fund-of-knowledge"/></text:h>
      <text:p text:style-name="First_20_paragraph">Research by the UK National Literacy Trust <text:reference-mark-start text:name="ZOTERO_ITEM CSL_CITATION {&quot;citationID&quot;:&quot;hdvrquly&quot;,&quot;properties&quot;:{&quot;formattedCitation&quot;:&quot;[-@picton_video_2020]&quot;,&quot;noteIndex&quot;:0},&quot;schema&quot;:&quot;https://github.com/citation-style-language/schema/raw/master/csl-citation.json&quot;,&quot;citationItems&quot;:[{&quot;uris&quot;:[&quot;http://zotero.org/users/1913249/items/T96LXVV8&quot;],&quot;suppress-author&quot;:true,&quot;uri&quot;:[&quot;http://zotero.org/users/1913249/items/T96LXVV8&quot;],&quot;itemData&quot;:{&quot;citation-key&quot;:&quot;picton_video_2020&quot;,&quot;URL&quot;:&quot;https://cdn.literacytrust.org.uk/media/documents/Video_game_playing_and_literacy_report_final_updated.pdf&quot;,&quot;issued&quot;:{&quot;date-parts&quot;:[[&quot;2020&quot;]]},&quot;type&quot;:&quot;report&quot;,&quot;title&quot;:&quot;Video game playing and literacy: a survey of young people aged 11 to 16&quot;,&quot;id&quot;:&quot;picton_video_2020&quot;,&quot;page&quot;:&quot;31&quot;,&quot;source&quot;:&quot;Zotero&quot;,&quot;language&quot;:&quot;en&quot;,&quot;author&quot;:[{&quot;family&quot;:&quot;Picton&quot;,&quot;given&quot;:&quot;Irene&quot;},{&quot;family&quot;:&quot;Clark&quot;,&quot;given&quot;:&quot;Christina&quot;},{&quot;family&quot;:&quot;Judge&quot;,&quot;given&quot;:&quot;Tim&quot;}],&quot;publisher&quot;:&quot;National Literacy Trust&quot;},&quot;suffix&quot;:&quot;&quot;,&quot;prefix&quot;:&quot;&quot;,&quot;id&quot;:3767}]} RNDzlbymfpmmk"/>&lt;Do Zotero Refresh: [-@picton_video_2020]&gt;<text:reference-mark-end text:name="ZOTERO_ITEM CSL_CITATION {&quot;citationID&quot;:&quot;hdvrquly&quot;,&quot;properties&quot;:{&quot;formattedCitation&quot;:&quot;[-@picton_video_2020]&quot;,&quot;noteIndex&quot;:0},&quot;schema&quot;:&quot;https://github.com/citation-style-language/schema/raw/master/csl-citation.json&quot;,&quot;citationItems&quot;:[{&quot;uris&quot;:[&quot;http://zotero.org/users/1913249/items/T96LXVV8&quot;],&quot;suppress-author&quot;:true,&quot;uri&quot;:[&quot;http://zotero.org/users/1913249/items/T96LXVV8&quot;],&quot;itemData&quot;:{&quot;citation-key&quot;:&quot;picton_video_2020&quot;,&quot;URL&quot;:&quot;https://cdn.literacytrust.org.uk/media/documents/Video_game_playing_and_literacy_report_final_updated.pdf&quot;,&quot;issued&quot;:{&quot;date-parts&quot;:[[&quot;2020&quot;]]},&quot;type&quot;:&quot;report&quot;,&quot;title&quot;:&quot;Video game playing and literacy: a survey of young people aged 11 to 16&quot;,&quot;id&quot;:&quot;picton_video_2020&quot;,&quot;page&quot;:&quot;31&quot;,&quot;source&quot;:&quot;Zotero&quot;,&quot;language&quot;:&quot;en&quot;,&quot;author&quot;:[{&quot;family&quot;:&quot;Picton&quot;,&quot;given&quot;:&quot;Irene&quot;},{&quot;family&quot;:&quot;Clark&quot;,&quot;given&quot;:&quot;Christina&quot;},{&quot;family&quot;:&quot;Judge&quot;,&quot;given&quot;:&quot;Tim&quot;}],&quot;publisher&quot;:&quot;National Literacy Trust&quot;},&quot;suffix&quot;:&quot;&quot;,&quot;prefix&quot;:&quot;&quot;,&quot;id&quot;:3767}]} RNDzlbymfpmmk"/>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text:p>
      <text:p text:style-name="Text_20_body">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D&quot;:&quot;jamnurnc&quot;,&quot;properties&quot;:{&quot;formattedCitation&quot;:&quot;[-@denner_using_2014]&quot;,&quot;noteIndex&quot;:0},&quot;schema&quot;:&quot;https://github.com/citation-style-language/schema/raw/master/csl-citation.json&quot;,&quot;citationItems&quot;:[{&quot;uris&quot;:[&quot;http://zotero.org/users/1913249/items/RUWZA8Q7&quot;],&quot;suppress-author&quot;:true,&quot;uri&quot;:[&quot;http://zotero.org/users/1913249/items/RUWZA8Q7&quot;],&quot;itemData&quot;:{&quot;issue&quot;:&quot;3&quot;,&quot;citation-key&quot;:&quot;denner_using_2014&quot;,&quot;URL&quot;:&quot;https://www.igi-global.com/article/using-game-mechanics-to-measure-what-students-learn-from-programming-games/117696&quot;,&quot;source&quot;:&quot;www.igi-global.com&quot;,&quot;ISSN&quot;:&quot;2155-6849 DOI: 10.4018/ijgbl.2014070102&quot;,&quot;DOI&quot;:&quot;10.4018/ijgbl.2014070102&quot;,&quot;container-title&quot;:&quot;International Journal of Game-Based Learning (IJGBL)&quot;,&quot;page&quot;:&quot;13-22&quot;,&quot;accessed&quot;:{&quot;date-parts&quot;:[[&quot;2018&quot;,4,21]]},&quot;container-title-short&quot;:&quot;IJGBL&quot;,&quot;license&quot;:&quot;Access limited to members&quot;,&quot;issued&quot;:{&quot;date-parts&quot;:[[&quot;2014&quot;,7,1]]},&quot;volume&quot;:&quot;4&quot;,&quot;id&quot;:&quot;denner_using_2014&quot;,&quot;type&quot;:&quot;article-journal&quot;,&quot;title&quot;:&quot;Using game mechanics to measure what students learn from programming games&quot;,&quot;language&quot;:&quot;en&quot;,&quot;author&quot;:[{&quot;family&quot;:&quot;Denner&quot;,&quot;given&quot;:&quot;Jill&quot;},{&quot;family&quot;:&quot;Werner&quot;,&quot;given&quot;:&quot;Linda&quot;},{&quot;family&quot;:&quot;Campe&quot;,&quot;given&quot;:&quot;Shannon&quot;},{&quot;family&quot;:&quot;Ortiz&quot;,&quot;given&quot;:&quot;Eloy&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suffix&quot;:&quot;&quot;,&quot;prefix&quot;:&quot;&quot;,&quot;id&quot;:3768}]} RNDfkqroxukok"/>&lt;Do Zotero Refresh: [-@denner_using_2014]&gt;<text:reference-mark-end text:name="ZOTERO_ITEM CSL_CITATION {&quot;citationID&quot;:&quot;jamnurnc&quot;,&quot;properties&quot;:{&quot;formattedCitation&quot;:&quot;[-@denner_using_2014]&quot;,&quot;noteIndex&quot;:0},&quot;schema&quot;:&quot;https://github.com/citation-style-language/schema/raw/master/csl-citation.json&quot;,&quot;citationItems&quot;:[{&quot;uris&quot;:[&quot;http://zotero.org/users/1913249/items/RUWZA8Q7&quot;],&quot;suppress-author&quot;:true,&quot;uri&quot;:[&quot;http://zotero.org/users/1913249/items/RUWZA8Q7&quot;],&quot;itemData&quot;:{&quot;issue&quot;:&quot;3&quot;,&quot;citation-key&quot;:&quot;denner_using_2014&quot;,&quot;URL&quot;:&quot;https://www.igi-global.com/article/using-game-mechanics-to-measure-what-students-learn-from-programming-games/117696&quot;,&quot;source&quot;:&quot;www.igi-global.com&quot;,&quot;ISSN&quot;:&quot;2155-6849 DOI: 10.4018/ijgbl.2014070102&quot;,&quot;DOI&quot;:&quot;10.4018/ijgbl.2014070102&quot;,&quot;container-title&quot;:&quot;International Journal of Game-Based Learning (IJGBL)&quot;,&quot;page&quot;:&quot;13-22&quot;,&quot;accessed&quot;:{&quot;date-parts&quot;:[[&quot;2018&quot;,4,21]]},&quot;container-title-short&quot;:&quot;IJGBL&quot;,&quot;license&quot;:&quot;Access limited to members&quot;,&quot;issued&quot;:{&quot;date-parts&quot;:[[&quot;2014&quot;,7,1]]},&quot;volume&quot;:&quot;4&quot;,&quot;id&quot;:&quot;denner_using_2014&quot;,&quot;type&quot;:&quot;article-journal&quot;,&quot;title&quot;:&quot;Using game mechanics to measure what students learn from programming games&quot;,&quot;language&quot;:&quot;en&quot;,&quot;author&quot;:[{&quot;family&quot;:&quot;Denner&quot;,&quot;given&quot;:&quot;Jill&quot;},{&quot;family&quot;:&quot;Werner&quot;,&quot;given&quot;:&quot;Linda&quot;},{&quot;family&quot;:&quot;Campe&quot;,&quot;given&quot;:&quot;Shannon&quot;},{&quot;family&quot;:&quot;Ortiz&quot;,&quot;given&quot;:&quot;Eloy&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suffix&quot;:&quot;&quot;,&quot;prefix&quot;:&quot;&quot;,&quot;id&quot;:3768}]} RNDfkqroxukok"/> found that the use of design patterns and game mechanics when teaching novice coders can increase accessibility for learners due the concrete and relatable approach.</text:p>
      <text:h text:style-name="Heading_20_4" text:outline-level="4"><text:bookmark-start text:name="play-circles-and-moe-as-a-third-space"/>Play circles and MOE as a third space<text:bookmark-end text:name="play-circles-and-moe-as-a-third-space"/></text:h>
      <text:p text:style-name="First_20_paragraph">The concept arose in research of this PhD, however it resonated with my past work on forum theatre, art activism and performant art.</text:p>
      <text:p text:style-name="Text_20_body">A foundation of link between between play theory, MOE and third space theory.</text:p>
      <text:p text:style-name="Text_20_body">A detailed analysis is beyond remit of this review but broad alignments include: - use of concept of a new creative space for all participants - use of mediated strategies to reduce learner stress - ability to bring self identify to share in a scaffolded and protected way</text:p>
      <text:h text:style-name="Heading_20_3" text:outline-level="3"><text:bookmark-start text:name="work-in-non-formal-settings-drawing-on-home-interests"/>Work in non-formal settings drawing on home interests<text:bookmark-end text:name="work-in-non-formal-settings-drawing-on-home-interests"/></text:h>
      <text:p text:style-name="First_20_paragraph">The work aligns with STEM work on tinkering which mobilises home interests in non-formal settings.</text:p>
      <text:p text:style-name="Text_20_body">The practices of code patching and remixing are authentic skills used by professional coders who find and combine existing code libraries rather than coding everything from scratch.</text:p>
      <text:h text:style-name="Heading_20_3" text:outline-level="3"><text:bookmark-start text:name="mozilla---teach-the-web-as-context-and-community"/>Mozilla - Teach the Web as context and community<text:bookmark-end text:name="mozilla---teach-the-web-as-context-and-community"/></text:h>
      <text:p text:style-name="First_20_paragraph">A Mozilla white paper <text:reference-mark-start text:name="ZOTERO_ITEM CSL_CITATION {&quot;citationID&quot;:&quot;eajemkcz&quot;,&quot;properties&quot;:{&quot;formattedCitation&quot;:&quot;[@mozilla_foundation_webmaker_2014]&quot;,&quot;noteIndex&quot;:0},&quot;schema&quot;:&quot;https://github.com/citation-style-language/schema/raw/master/csl-citation.json&quot;,&quot;citationItems&quot;:[{&quot;uris&quot;:[&quot;http://zotero.org/users/1913249/items/MRBIFKUU&quot;],&quot;uri&quot;:[&quot;http://zotero.org/users/1913249/items/MRBIFKUU&quot;],&quot;itemData&quot;:{&quot;issued&quot;:{&quot;date-parts&quot;:[[&quot;2014&quot;]]},&quot;type&quot;:&quot;webpage&quot;,&quot;id&quot;:&quot;mozilla_foundation_webmaker_2014&quot;,&quot;URL&quot;:&quot;https://wiki.mozilla.org/Webmaker/Whitepaper&quot;,&quot;accessed&quot;:{&quot;date-parts&quot;:[[&quot;2015&quot;,5,9]]},&quot;title&quot;:&quot;Webmaker Whitepaper&quot;,&quot;author&quot;:[{&quot;literal&quot;:&quot;Mozilla Foundation&quot;}],&quot;citation-key&quot;:&quot;mozilla_foundation_webmaker_2014&quot;},&quot;suffix&quot;:&quot;&quot;,&quot;prefix&quot;:&quot;&quot;,&quot;id&quot;:1091}]} RNDpslccvcpix"/>&lt;Do Zotero Refresh: [@mozilla_foundation_webmaker_2014]&gt;<text:reference-mark-end text:name="ZOTERO_ITEM CSL_CITATION {&quot;citationID&quot;:&quot;eajemkcz&quot;,&quot;properties&quot;:{&quot;formattedCitation&quot;:&quot;[@mozilla_foundation_webmaker_2014]&quot;,&quot;noteIndex&quot;:0},&quot;schema&quot;:&quot;https://github.com/citation-style-language/schema/raw/master/csl-citation.json&quot;,&quot;citationItems&quot;:[{&quot;uris&quot;:[&quot;http://zotero.org/users/1913249/items/MRBIFKUU&quot;],&quot;uri&quot;:[&quot;http://zotero.org/users/1913249/items/MRBIFKUU&quot;],&quot;itemData&quot;:{&quot;issued&quot;:{&quot;date-parts&quot;:[[&quot;2014&quot;]]},&quot;type&quot;:&quot;webpage&quot;,&quot;id&quot;:&quot;mozilla_foundation_webmaker_2014&quot;,&quot;URL&quot;:&quot;https://wiki.mozilla.org/Webmaker/Whitepaper&quot;,&quot;accessed&quot;:{&quot;date-parts&quot;:[[&quot;2015&quot;,5,9]]},&quot;title&quot;:&quot;Webmaker Whitepaper&quot;,&quot;author&quot;:[{&quot;literal&quot;:&quot;Mozilla Foundation&quot;}],&quot;citation-key&quot;:&quot;mozilla_foundation_webmaker_2014&quot;},&quot;suffix&quot;:&quot;&quot;,&quot;prefix&quot;:&quot;&quot;,&quot;id&quot;:1091}]} RNDpslccvcpix"/> outlines the power of exploring web technology as an empowering activity.</text:p>
      <text:p text:style-name="Text_20_body">In 2011 I co-wrote an open web collaboratively with other authors as part of a collaborative writing process called Book Sprint (model on code sprints and other corroborative processes). One of the co-writer Michelle Thorne went on to work with Mozilla as part of their teach the web and web literacy programme. One of her posts is a good illustration of the kinds of activities drawing on home interests to explore authentic web technologies, and some of the digital literacy elements needed to be an effective citizen of the web. https://michellethorne.cc/2015/03/clubs-web-literacy-basics-curriculum/</text:p>
      <text:p text:style-name="Text_20_body">The tools created by Mozilla to investigate and to remix HTML pages scaffolded the experiences of new learners and paralleled my own early experiences of self-expression through hacking a new technology.</text:p>
      <text:p text:style-name="Text_20_body">Like Michelle, my path had shifted towards a younger audience.</text:p>
      <text:p text:style-name="Text_20_body">As part of my PGCE studies I developed some teaching materials for the Mozilla Foundation as part of the Teach the Web programme. I write a course called Quacking Javascript. My report on the underlying pedagogical approach outlines the following possibilities; playful approach, use of online games, use of popular culture references to increase engagement <text:reference-mark-start text:name="ZOTERO_ITEM CSL_CITATION {&quot;citationID&quot;:&quot;gwzmgqev&quot;,&quot;properties&quot;:{&quot;formattedCitation&quot;:&quot;[@chesterman_webmaking_2015]&quot;,&quot;noteIndex&quot;:0},&quot;schema&quot;:&quot;https://github.com/citation-style-language/schema/raw/master/csl-citation.json&quot;,&quot;citationItems&quot;:[{&quot;uris&quot;:[&quot;http://zotero.org/users/1913249/items/UIIVWFPB&quot;],&quot;uri&quot;:[&quot;http://zotero.org/users/1913249/items/UIIVWFPB&quot;],&quot;itemData&quot;:{&quot;issued&quot;:{&quot;date-parts&quot;:[[&quot;2015&quot;]]},&quot;type&quot;:&quot;webpage&quot;,&quot;id&quot;:&quot;chesterman_webmaking_2015&quot;,&quot;URL&quot;:&quot;http://digitalducks.org/blog/project-report-webmaking/&quot;,&quot;accessed&quot;:{&quot;date-parts&quot;:[[&quot;2016&quot;,3,19]]},&quot;title&quot;:&quot;Webmaking using Javascript to promote student engagement and constructivist learning approaches at KS3&quot;,&quot;author&quot;:[{&quot;family&quot;:&quot;Chesterman&quot;,&quot;given&quot;:&quot;Mick&quot;}],&quot;citation-key&quot;:&quot;chesterman_webmaking_2015&quot;},&quot;suffix&quot;:&quot;&quot;,&quot;prefix&quot;:&quot;&quot;,&quot;id&quot;:1019}]} RNDnyfcjkdtop"/>&lt;Do Zotero Refresh: [@chesterman_webmaking_2015]&gt;<text:reference-mark-end text:name="ZOTERO_ITEM CSL_CITATION {&quot;citationID&quot;:&quot;gwzmgqev&quot;,&quot;properties&quot;:{&quot;formattedCitation&quot;:&quot;[@chesterman_webmaking_2015]&quot;,&quot;noteIndex&quot;:0},&quot;schema&quot;:&quot;https://github.com/citation-style-language/schema/raw/master/csl-citation.json&quot;,&quot;citationItems&quot;:[{&quot;uris&quot;:[&quot;http://zotero.org/users/1913249/items/UIIVWFPB&quot;],&quot;uri&quot;:[&quot;http://zotero.org/users/1913249/items/UIIVWFPB&quot;],&quot;itemData&quot;:{&quot;issued&quot;:{&quot;date-parts&quot;:[[&quot;2015&quot;]]},&quot;type&quot;:&quot;webpage&quot;,&quot;id&quot;:&quot;chesterman_webmaking_2015&quot;,&quot;URL&quot;:&quot;http://digitalducks.org/blog/project-report-webmaking/&quot;,&quot;accessed&quot;:{&quot;date-parts&quot;:[[&quot;2016&quot;,3,19]]},&quot;title&quot;:&quot;Webmaking using Javascript to promote student engagement and constructivist learning approaches at KS3&quot;,&quot;author&quot;:[{&quot;family&quot;:&quot;Chesterman&quot;,&quot;given&quot;:&quot;Mick&quot;}],&quot;citation-key&quot;:&quot;chesterman_webmaking_2015&quot;},&quot;suffix&quot;:&quot;&quot;,&quot;prefix&quot;:&quot;&quot;,&quot;id&quot;:1019}]} RNDnyfcjkdtop"/>.</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
      <text:h text:style-name="Heading_20_3" text:outline-level="3"><text:bookmark-start text:name="authentic-web-technology-code-playgrounds"/>Authentic web technology &amp; Code playgrounds<text:bookmark-end text:name="authentic-web-technology-code-playgrounds"/></text:h>
      <text:p text:style-name="First_20_paragraph">Later in this thesis I problematise the use of the work authentic in learning <text:reference-mark-start text:name="ZOTERO_ITEM CSL_CITATION {&quot;citationID&quot;:&quot;eroukawn&quot;,&quot;properties&quot;:{&quot;formattedCitation&quot;:&quot;[@lee_none_2016]&quot;,&quot;noteIndex&quot;:0},&quot;schema&quot;:&quot;https://github.com/citation-style-language/schema/raw/master/csl-citation.json&quot;,&quot;citationItems&quot;:[{&quot;uris&quot;:[&quot;http://zotero.org/users/1913249/items/NN25MFNI&quot;],&quot;uri&quot;:[&quot;http://zotero.org/users/1913249/items/NN25MFNI&quot;],&quot;itemData&quot;:{&quot;issue&quot;:&quot;4&quot;,&quot;citation-key&quot;:&quot;lee_none_2016&quot;,&quot;URL&quot;:&quot;https://doi.org/10.1080/10665684.2016.1227157&quot;,&quot;source&quot;:&quot;Taylor and Francis+NEJM&quot;,&quot;ISSN&quot;:&quot;1066-5684&quot;,&quot;DOI&quot;:&quot;10.1080/10665684.2016.1227157&quot;,&quot;container-title&quot;:&quot;Equity &amp; Excellence in Education&quot;,&quot;page&quot;:&quot;480-492&quot;,&quot;accessed&quot;:{&quot;date-parts&quot;:[[&quot;2023&quot;,10,2]]},&quot;issued&quot;:{&quot;date-parts&quot;:[[&quot;2016&quot;,10,1]]},&quot;volume&quot;:&quot;49&quot;,&quot;title-short&quot;:&quot;None But Ourselves Can Free Our Minds&quot;,&quot;id&quot;:&quot;lee_none_2016&quot;,&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publisher&quot;:&quot;Routledge&quot;,&quot;author&quot;:[{&quot;family&quot;:&quot;Lee&quot;,&quot;given&quot;:&quot;Clifford H.&quot;},{&quot;family&quot;:&quot;Soep&quot;,&quot;given&quot;:&quot;Elisabeth&quot;}],&quot;title&quot;:&quot;None But Ourselves Can Free Our Minds: Critical Computational Literacy as a Pedagogy of Resistance&quot;},&quot;suffix&quot;:&quot;&quot;,&quot;prefix&quot;:&quot;&quot;,&quot;id&quot;:8970}]} RNDvydewjawwh"/>&lt;Do Zotero Refresh: [@lee_none_2016]&gt;<text:reference-mark-end text:name="ZOTERO_ITEM CSL_CITATION {&quot;citationID&quot;:&quot;eroukawn&quot;,&quot;properties&quot;:{&quot;formattedCitation&quot;:&quot;[@lee_none_2016]&quot;,&quot;noteIndex&quot;:0},&quot;schema&quot;:&quot;https://github.com/citation-style-language/schema/raw/master/csl-citation.json&quot;,&quot;citationItems&quot;:[{&quot;uris&quot;:[&quot;http://zotero.org/users/1913249/items/NN25MFNI&quot;],&quot;uri&quot;:[&quot;http://zotero.org/users/1913249/items/NN25MFNI&quot;],&quot;itemData&quot;:{&quot;issue&quot;:&quot;4&quot;,&quot;citation-key&quot;:&quot;lee_none_2016&quot;,&quot;URL&quot;:&quot;https://doi.org/10.1080/10665684.2016.1227157&quot;,&quot;source&quot;:&quot;Taylor and Francis+NEJM&quot;,&quot;ISSN&quot;:&quot;1066-5684&quot;,&quot;DOI&quot;:&quot;10.1080/10665684.2016.1227157&quot;,&quot;container-title&quot;:&quot;Equity &amp; Excellence in Education&quot;,&quot;page&quot;:&quot;480-492&quot;,&quot;accessed&quot;:{&quot;date-parts&quot;:[[&quot;2023&quot;,10,2]]},&quot;issued&quot;:{&quot;date-parts&quot;:[[&quot;2016&quot;,10,1]]},&quot;volume&quot;:&quot;49&quot;,&quot;title-short&quot;:&quot;None But Ourselves Can Free Our Minds&quot;,&quot;id&quot;:&quot;lee_none_2016&quot;,&quot;type&quot;:&quot;article-journal&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publisher&quot;:&quot;Routledge&quot;,&quot;author&quot;:[{&quot;family&quot;:&quot;Lee&quot;,&quot;given&quot;:&quot;Clifford H.&quot;},{&quot;family&quot;:&quot;Soep&quot;,&quot;given&quot;:&quot;Elisabeth&quot;}],&quot;title&quot;:&quot;None But Ourselves Can Free Our Minds: Critical Computational Literacy as a Pedagogy of Resistance&quot;},&quot;suffix&quot;:&quot;&quot;,&quot;prefix&quot;:&quot;&quot;,&quot;id&quot;:8970}]} RNDvydewjawwh"/>.</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D&quot;:&quot;madzzjcj&quot;,&quot;properties&quot;:{&quot;formattedCitation&quot;:&quot;[@shaffer_thick_1999; @warr_bridging_2020]&quot;,&quot;noteIndex&quot;:0},&quot;schema&quot;:&quot;https://github.com/citation-style-language/schema/raw/master/csl-citation.json&quot;,&quot;citationItems&quot;:[{&quot;uris&quot;:[&quot;http://zotero.org/users/1913249/items/WKM9K5XV&quot;],&quot;uri&quot;:[&quot;http://zotero.org/users/1913249/items/WKM9K5XV&quot;],&quot;itemData&quot;:{&quot;citation-key&quot;:&quot;shaffer_thick_1999&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volume&quot;:&quot;10&quot;,&quot;container-title&quot;:&quot;Journal of Interactive Learning Research&quot;,&quot;title-short&quot;:&quot;\&quot;Thick\&quot; Authenticity&quot;,&quot;id&quot;:&quot;shaffer_thick_1999&quot;,&quot;type&quot;:&quot;article-journal&quot;,&quot;issued&quot;:{&quot;date-parts&quot;:[[&quot;1999&quot;,1,1]]},&quot;title&quot;:&quot;\&quot;Thick\&quot; Authenticity: New Media and Authentic Learning&quot;,&quot;author&quot;:[{&quot;family&quot;:&quot;Shaffer&quot;,&quot;given&quot;:&quot;David&quot;},{&quot;family&quot;:&quot;Resnick&quot;,&quot;given&quot;:&quot;Mitchel&quot;}],&quot;source&quot;:&quot;ResearchGate&quot;},&quot;suffix&quot;:&quot;&quot;,&quot;prefix&quot;:&quot;&quot;,&quot;id&quot;:1678},{&quot;uris&quot;:[&quot;http://zotero.org/users/1913249/items/UXPTJGX7&quot;],&quot;uri&quot;:[&quot;http://zotero.org/users/1913249/items/UXPTJGX7&quot;],&quot;itemData&quot;:{&quot;issue&quot;:&quot;1&quot;,&quot;citation-key&quot;:&quot;warr_bridging_2020&quot;,&quot;URL&quot;:&quot;https://scholarworks.iu.edu/journals/index.php/ijpbl/article/view/28590&quot;,&quot;source&quot;:&quot;scholarworks.iu.edu&quot;,&quot;ISSN&quot;:&quot;1541-5015&quot;,&quot;DOI&quot;:&quot;10.14434/ijpbl.v14i1.28590&quot;,&quot;container-title&quot;:&quot;Interdisciplinary Journal of Problem-Based Learning&quot;,&quot;accessed&quot;:{&quot;date-parts&quot;:[[&quot;2023&quot;,12,19]]},&quot;license&quot;:&quot;Copyright (c) 2020 Melissa Warr, Richard E. West&quot;,&quot;issued&quot;:{&quot;date-parts&quot;:[[&quot;2020&quot;,5,29]]},&quot;volume&quot;:&quot;14&quot;,&quot;number&quot;:&quot;1&quot;,&quot;title-short&quot;:&quot;Bridging Academic Disciplines with Interdisciplinary Project-based Learning&quot;,&quot;id&quot;:&quot;warr_bridging_2020&quot;,&quot;type&quot;:&quot;article-journal&quot;,&quot;title&quot;:&quot;Bridging Academic Disciplines with Interdisciplinary Project-based Learning: Challenges and Opportunities&quot;,&quot;language&quot;:&quot;en&quot;,&quot;author&quot;:[{&quot;family&quot;:&quot;Warr&quot;,&quot;given&quot;:&quot;Melissa&quot;},{&quot;family&quot;:&quot;West&quot;,&quot;given&quot;:&quot;Richard E.&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suffix&quot;:&quot;&quot;,&quot;prefix&quot;:&quot;&quot;,&quot;id&quot;:9124}]} RNDtfciuhajbl"/>&lt;Do Zotero Refresh: [@shaffer_thick_1999; @warr_bridging_2020]&gt;<text:reference-mark-end text:name="ZOTERO_ITEM CSL_CITATION {&quot;citationID&quot;:&quot;madzzjcj&quot;,&quot;properties&quot;:{&quot;formattedCitation&quot;:&quot;[@shaffer_thick_1999; @warr_bridging_2020]&quot;,&quot;noteIndex&quot;:0},&quot;schema&quot;:&quot;https://github.com/citation-style-language/schema/raw/master/csl-citation.json&quot;,&quot;citationItems&quot;:[{&quot;uris&quot;:[&quot;http://zotero.org/users/1913249/items/WKM9K5XV&quot;],&quot;uri&quot;:[&quot;http://zotero.org/users/1913249/items/WKM9K5XV&quot;],&quot;itemData&quot;:{&quot;citation-key&quot;:&quot;shaffer_thick_1999&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volume&quot;:&quot;10&quot;,&quot;container-title&quot;:&quot;Journal of Interactive Learning Research&quot;,&quot;title-short&quot;:&quot;\&quot;Thick\&quot; Authenticity&quot;,&quot;id&quot;:&quot;shaffer_thick_1999&quot;,&quot;type&quot;:&quot;article-journal&quot;,&quot;issued&quot;:{&quot;date-parts&quot;:[[&quot;1999&quot;,1,1]]},&quot;title&quot;:&quot;\&quot;Thick\&quot; Authenticity: New Media and Authentic Learning&quot;,&quot;author&quot;:[{&quot;family&quot;:&quot;Shaffer&quot;,&quot;given&quot;:&quot;David&quot;},{&quot;family&quot;:&quot;Resnick&quot;,&quot;given&quot;:&quot;Mitchel&quot;}],&quot;source&quot;:&quot;ResearchGate&quot;},&quot;suffix&quot;:&quot;&quot;,&quot;prefix&quot;:&quot;&quot;,&quot;id&quot;:1678},{&quot;uris&quot;:[&quot;http://zotero.org/users/1913249/items/UXPTJGX7&quot;],&quot;uri&quot;:[&quot;http://zotero.org/users/1913249/items/UXPTJGX7&quot;],&quot;itemData&quot;:{&quot;issue&quot;:&quot;1&quot;,&quot;citation-key&quot;:&quot;warr_bridging_2020&quot;,&quot;URL&quot;:&quot;https://scholarworks.iu.edu/journals/index.php/ijpbl/article/view/28590&quot;,&quot;source&quot;:&quot;scholarworks.iu.edu&quot;,&quot;ISSN&quot;:&quot;1541-5015&quot;,&quot;DOI&quot;:&quot;10.14434/ijpbl.v14i1.28590&quot;,&quot;container-title&quot;:&quot;Interdisciplinary Journal of Problem-Based Learning&quot;,&quot;accessed&quot;:{&quot;date-parts&quot;:[[&quot;2023&quot;,12,19]]},&quot;license&quot;:&quot;Copyright (c) 2020 Melissa Warr, Richard E. West&quot;,&quot;issued&quot;:{&quot;date-parts&quot;:[[&quot;2020&quot;,5,29]]},&quot;volume&quot;:&quot;14&quot;,&quot;number&quot;:&quot;1&quot;,&quot;title-short&quot;:&quot;Bridging Academic Disciplines with Interdisciplinary Project-based Learning&quot;,&quot;id&quot;:&quot;warr_bridging_2020&quot;,&quot;type&quot;:&quot;article-journal&quot;,&quot;title&quot;:&quot;Bridging Academic Disciplines with Interdisciplinary Project-based Learning: Challenges and Opportunities&quot;,&quot;language&quot;:&quot;en&quot;,&quot;author&quot;:[{&quot;family&quot;:&quot;Warr&quot;,&quot;given&quot;:&quot;Melissa&quot;},{&quot;family&quot;:&quot;West&quot;,&quot;given&quot;:&quot;Richard E.&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suffix&quot;:&quot;&quot;,&quot;prefix&quot;:&quot;&quot;,&quot;id&quot;:9124}]} RNDtfciuhajbl"/>.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h text:style-name="Heading_20_4" text:outline-level="4"><text:bookmark-start text:name="code-playgrounds---too-specific-move-or-summarise-and-merge-up"/>Code playgrounds - TOO SPECIFIC? MOVE OR SUMMARISE AND MERGE UP<text:bookmark-end text:name="code-playgrounds---too-specific-move-or-summarise-and-merge-up"/></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3" text:outline-level="3"><text:bookmark-start text:name="mantle-of-the-expert---processes-drama-used-in-teaching-technology"/>Mantle of the Expert - processes drama used in teaching technology<text:bookmark-end text:name="mantle-of-the-expert---processes-drama-used-in-teaching-technology"/></text:h>
      <text:p text:style-name="First_20_paragraph">A way of leveraging some of the processes outline above in a schooling context.</text:p>
      <text:p text:style-name="Text_20_body">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citationID&quot;:&quot;jxzewcjs&quot;,&quot;properties&quot;:{&quot;formattedCitation&quot;:&quot;[@aitken_dorothy_2013]&quot;,&quot;noteIndex&quot;:0},&quot;schema&quot;:&quot;https://github.com/citation-style-language/schema/raw/master/csl-citation.json&quot;,&quot;citationItems&quot;:[{&quot;uris&quot;:[&quot;http://zotero.org/users/1913249/items/8HEQF7AH&quot;],&quot;uri&quot;:[&quot;http://zotero.org/users/1913249/items/8HEQF7AH&quot;],&quot;itemData&quot;:{&quot;citation-key&quot;:&quot;aitken_dorothy_2013&quot;,&quot;URL&quot;:&quot;http://www.academia.edu/download/31717276/MOTE_Chapter_3_Aitken_Pages_from_Connecting_Curriculum__Fraser__v3_220213.pdf&quot;,&quot;issued&quot;:{&quot;date-parts&quot;:[[&quot;2013&quot;]]},&quot;type&quot;:&quot;article-journal&quot;,&quot;container-title&quot;:&quot;Connecting curriculum linking learning&quot;,&quot;title-short&quot;:&quot;Dorothy Heathcote’s Mantle of the expert approach to teaching and learning&quot;,&quot;id&quot;:&quot;aitken_dorothy_2013&quot;,&quot;page&quot;:&quot;34–56&quot;,&quot;accessed&quot;:{&quot;date-parts&quot;:[[&quot;2016&quot;,11,28]]},&quot;title&quot;:&quot;Dorothy Heathcote’s Mantle of the expert approach to teaching and learning: A brief introduction&quot;,&quot;author&quot;:[{&quot;family&quot;:&quot;Aitken&quot;,&quot;given&quot;:&quot;Viv&quot;}],&quot;source&quot;:&quot;Google Scholar&quot;},&quot;suffix&quot;:&quot;&quot;,&quot;prefix&quot;:&quot;&quot;,&quot;id&quot;:318}]} RNDmjpirbjvbi"/>&lt;Do Zotero Refresh: [@aitken_dorothy_2013]&gt;<text:reference-mark-end text:name="ZOTERO_ITEM CSL_CITATION {&quot;citationID&quot;:&quot;jxzewcjs&quot;,&quot;properties&quot;:{&quot;formattedCitation&quot;:&quot;[@aitken_dorothy_2013]&quot;,&quot;noteIndex&quot;:0},&quot;schema&quot;:&quot;https://github.com/citation-style-language/schema/raw/master/csl-citation.json&quot;,&quot;citationItems&quot;:[{&quot;uris&quot;:[&quot;http://zotero.org/users/1913249/items/8HEQF7AH&quot;],&quot;uri&quot;:[&quot;http://zotero.org/users/1913249/items/8HEQF7AH&quot;],&quot;itemData&quot;:{&quot;citation-key&quot;:&quot;aitken_dorothy_2013&quot;,&quot;URL&quot;:&quot;http://www.academia.edu/download/31717276/MOTE_Chapter_3_Aitken_Pages_from_Connecting_Curriculum__Fraser__v3_220213.pdf&quot;,&quot;issued&quot;:{&quot;date-parts&quot;:[[&quot;2013&quot;]]},&quot;type&quot;:&quot;article-journal&quot;,&quot;container-title&quot;:&quot;Connecting curriculum linking learning&quot;,&quot;title-short&quot;:&quot;Dorothy Heathcote’s Mantle of the expert approach to teaching and learning&quot;,&quot;id&quot;:&quot;aitken_dorothy_2013&quot;,&quot;page&quot;:&quot;34–56&quot;,&quot;accessed&quot;:{&quot;date-parts&quot;:[[&quot;2016&quot;,11,28]]},&quot;title&quot;:&quot;Dorothy Heathcote’s Mantle of the expert approach to teaching and learning: A brief introduction&quot;,&quot;author&quot;:[{&quot;family&quot;:&quot;Aitken&quot;,&quot;given&quot;:&quot;Viv&quot;}],&quot;source&quot;:&quot;Google Scholar&quot;},&quot;suffix&quot;:&quot;&quot;,&quot;prefix&quot;:&quot;&quot;,&quot;id&quot;:318}]} RNDmjpirbjvbi"/>.</text:p>
      <text:p text:style-name="Text_20_body">Heathcote discusses authenticity in detail in her writings <text:reference-mark-start text:name="ZOTERO_ITEM CSL_CITATION {&quot;citationID&quot;:&quot;edsyjvhd&quot;,&quot;properties&quot;:{&quot;formattedCitation&quot;:&quot;[@heathcote_dorothy_1984]&quot;,&quot;noteIndex&quot;:0},&quot;schema&quot;:&quot;https://github.com/citation-style-language/schema/raw/master/csl-citation.json&quot;,&quot;citationItems&quot;:[{&quot;uris&quot;:[&quot;http://zotero.org/users/1913249/items/8ZBRVTW7&quot;],&quot;uri&quot;:[&quot;http://zotero.org/users/1913249/items/8ZBRVTW7&quot;],&quot;itemData&quot;:{&quot;type&quot;:&quot;book&quot;,&quot;publisher&quot;:&quot;Hutchinson&quot;,&quot;citation-key&quot;:&quot;heathcote_dorothy_1984&quot;,&quot;title&quot;:&quot;Dorothy Heathcote: collected writings on education and dram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note&quot;:&quot;OCLC: 12584606&quot;,&quot;ISBN&quot;:&quot;978-0-09-149261-8&quot;,&quot;source&quot;:&quot;Open WorldCat&quot;,&quot;publisher-place&quot;:&quot;London&quot;,&quot;title-short&quot;:&quot;Dorothy Heathcote&quot;,&quot;id&quot;:&quot;heathcote_dorothy_1984&quot;,&quot;number-of-pages&quot;:&quot;218&quot;,&quot;event-place&quot;:&quot;London&quot;,&quot;language&quot;:&quot;eng&quot;,&quot;author&quot;:[{&quot;family&quot;:&quot;Heathcote&quot;,&quot;given&quot;:&quot;Dorothy&quot;},{&quot;family&quot;:&quot;Johnson&quot;,&quot;given&quot;:&quot;Liz&quot;},{&quot;family&quot;:&quot;O'Neill&quot;,&quot;given&quot;:&quot;Cecily&quot;}],&quot;issued&quot;:{&quot;date-parts&quot;:[[&quot;1984&quot;]]}},&quot;suffix&quot;:&quot;&quot;,&quot;prefix&quot;:&quot;&quot;,&quot;id&quot;:3671}]} RNDcindtwbsby"/>&lt;Do Zotero Refresh: [@heathcote_dorothy_1984]&gt;<text:reference-mark-end text:name="ZOTERO_ITEM CSL_CITATION {&quot;citationID&quot;:&quot;edsyjvhd&quot;,&quot;properties&quot;:{&quot;formattedCitation&quot;:&quot;[@heathcote_dorothy_1984]&quot;,&quot;noteIndex&quot;:0},&quot;schema&quot;:&quot;https://github.com/citation-style-language/schema/raw/master/csl-citation.json&quot;,&quot;citationItems&quot;:[{&quot;uris&quot;:[&quot;http://zotero.org/users/1913249/items/8ZBRVTW7&quot;],&quot;uri&quot;:[&quot;http://zotero.org/users/1913249/items/8ZBRVTW7&quot;],&quot;itemData&quot;:{&quot;type&quot;:&quot;book&quot;,&quot;publisher&quot;:&quot;Hutchinson&quot;,&quot;citation-key&quot;:&quot;heathcote_dorothy_1984&quot;,&quot;title&quot;:&quot;Dorothy Heathcote: collected writings on education and dram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note&quot;:&quot;OCLC: 12584606&quot;,&quot;ISBN&quot;:&quot;978-0-09-149261-8&quot;,&quot;source&quot;:&quot;Open WorldCat&quot;,&quot;publisher-place&quot;:&quot;London&quot;,&quot;title-short&quot;:&quot;Dorothy Heathcote&quot;,&quot;id&quot;:&quot;heathcote_dorothy_1984&quot;,&quot;number-of-pages&quot;:&quot;218&quot;,&quot;event-place&quot;:&quot;London&quot;,&quot;language&quot;:&quot;eng&quot;,&quot;author&quot;:[{&quot;family&quot;:&quot;Heathcote&quot;,&quot;given&quot;:&quot;Dorothy&quot;},{&quot;family&quot;:&quot;Johnson&quot;,&quot;given&quot;:&quot;Liz&quot;},{&quot;family&quot;:&quot;O'Neill&quot;,&quot;given&quot;:&quot;Cecily&quot;}],&quot;issued&quot;:{&quot;date-parts&quot;:[[&quot;1984&quot;]]}},&quot;suffix&quot;:&quot;&quot;,&quot;prefix&quot;:&quot;&quot;,&quot;id&quot;:3671}]} RNDcindtwbsby"/>.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citationID&quot;:&quot;vkqhugpm&quot;,&quot;properties&quot;:{&quot;formattedCitation&quot;:&quot;[@hinton_workplace-focused_nodate]&quot;,&quot;noteIndex&quot;:0},&quot;schema&quot;:&quot;https://github.com/citation-style-language/schema/raw/master/csl-citation.json&quot;,&quot;citationItems&quot;:[{&quot;uris&quot;:[&quot;http://zotero.org/users/1913249/items/2NLLQFAQ&quot;],&quot;uri&quot;:[&quot;http://zotero.org/users/1913249/items/2NLLQFAQ&quot;],&quot;itemData&quot;:{&quot;type&quot;:&quot;article-journal&quot;,&quot;id&quot;:&quot;hinton_workplace-focused_nodate&quot;,&quot;title&quot;:&quot;Workplace-focused Development Drama (Mantle of the Expert) and Writing&quot;,&quot;source&quot;:&quot;Zotero&quot;,&quot;language&quot;:&quot;en&quot;,&quot;author&quot;:[{&quot;family&quot;:&quot;Hinton&quot;,&quot;given&quot;:&quot;Lisa&quot;}],&quot;citation-key&quot;:&quot;hinton_workplace-focused_nodate&quot;},&quot;suffix&quot;:&quot;&quot;,&quot;prefix&quot;:&quot;&quot;,&quot;id&quot;:3677}]} RNDhzhjhlnakw"/>&lt;Do Zotero Refresh: [@hinton_workplace-focused_nodate]&gt;<text:reference-mark-end text:name="ZOTERO_ITEM CSL_CITATION {&quot;citationID&quot;:&quot;vkqhugpm&quot;,&quot;properties&quot;:{&quot;formattedCitation&quot;:&quot;[@hinton_workplace-focused_nodate]&quot;,&quot;noteIndex&quot;:0},&quot;schema&quot;:&quot;https://github.com/citation-style-language/schema/raw/master/csl-citation.json&quot;,&quot;citationItems&quot;:[{&quot;uris&quot;:[&quot;http://zotero.org/users/1913249/items/2NLLQFAQ&quot;],&quot;uri&quot;:[&quot;http://zotero.org/users/1913249/items/2NLLQFAQ&quot;],&quot;itemData&quot;:{&quot;type&quot;:&quot;article-journal&quot;,&quot;id&quot;:&quot;hinton_workplace-focused_nodate&quot;,&quot;title&quot;:&quot;Workplace-focused Development Drama (Mantle of the Expert) and Writing&quot;,&quot;source&quot;:&quot;Zotero&quot;,&quot;language&quot;:&quot;en&quot;,&quot;author&quot;:[{&quot;family&quot;:&quot;Hinton&quot;,&quot;given&quot;:&quot;Lisa&quot;}],&quot;citation-key&quot;:&quot;hinton_workplace-focused_nodate&quot;},&quot;suffix&quot;:&quot;&quot;,&quot;prefix&quot;:&quot;&quot;,&quot;id&quot;:3677}]} RNDhzhjhlnakw"/></text:p>
      <text:p text:style-name="Text_20_body">Rainer and Bolton explore some of the rigidity of the MoE approach in terms of time allocated and other factors. Rainer outlines a wider scope of a process drama <text:reference-mark-start text:name="ZOTERO_ITEM CSL_CITATION {&quot;citationID&quot;:&quot;vraxznbt&quot;,&quot;properties&quot;:{&quot;formattedCitation&quot;:&quot;[-@rainer_drama_2012]&quot;,&quot;noteIndex&quot;:0},&quot;schema&quot;:&quot;https://github.com/citation-style-language/schema/raw/master/csl-citation.json&quot;,&quot;citationItems&quot;:[{&quot;uris&quot;:[&quot;http://zotero.org/users/1913249/items/L9DXC8RY&quot;],&quot;suppress-author&quot;:true,&quot;uri&quot;:[&quot;http://zotero.org/users/1913249/items/L9DXC8RY&quot;],&quot;itemData&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ISBN&quot;:&quot;978-1-136-49649-3&quot;,&quot;source&quot;:&quot;Google Books&quot;,&quot;title&quot;:&quot;Drama at the Heart of the Secondary School: Projects to Promote Authentic Learning&quot;,&quot;title-short&quot;:&quot;Drama at the Heart of the Secondary School&quot;,&quot;id&quot;:&quot;rainer_drama_2012&quot;,&quot;number-of-pages&quot;:&quot;286&quot;,&quot;publisher&quot;:&quot;Routledge&quot;,&quot;language&quot;:&quot;en&quot;,&quot;author&quot;:[{&quot;family&quot;:&quot;Rainer&quot;,&quot;given&quot;:&quot;John&quot;},{&quot;family&quot;:&quot;Lewis&quot;,&quot;given&quot;:&quot;Martin&quot;}],&quot;issued&quot;:{&quot;date-parts&quot;:[[&quot;2012&quot;,3,15]]}},&quot;suffix&quot;:&quot;&quot;,&quot;prefix&quot;:&quot;&quot;,&quot;id&quot;:3679}]} RNDkdmlbhwsor"/>&lt;Do Zotero Refresh: [-@rainer_drama_2012]&gt;<text:reference-mark-end text:name="ZOTERO_ITEM CSL_CITATION {&quot;citationID&quot;:&quot;vraxznbt&quot;,&quot;properties&quot;:{&quot;formattedCitation&quot;:&quot;[-@rainer_drama_2012]&quot;,&quot;noteIndex&quot;:0},&quot;schema&quot;:&quot;https://github.com/citation-style-language/schema/raw/master/csl-citation.json&quot;,&quot;citationItems&quot;:[{&quot;uris&quot;:[&quot;http://zotero.org/users/1913249/items/L9DXC8RY&quot;],&quot;suppress-author&quot;:true,&quot;uri&quot;:[&quot;http://zotero.org/users/1913249/items/L9DXC8RY&quot;],&quot;itemData&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ISBN&quot;:&quot;978-1-136-49649-3&quot;,&quot;source&quot;:&quot;Google Books&quot;,&quot;title&quot;:&quot;Drama at the Heart of the Secondary School: Projects to Promote Authentic Learning&quot;,&quot;title-short&quot;:&quot;Drama at the Heart of the Secondary School&quot;,&quot;id&quot;:&quot;rainer_drama_2012&quot;,&quot;number-of-pages&quot;:&quot;286&quot;,&quot;publisher&quot;:&quot;Routledge&quot;,&quot;language&quot;:&quot;en&quot;,&quot;author&quot;:[{&quot;family&quot;:&quot;Rainer&quot;,&quot;given&quot;:&quot;John&quot;},{&quot;family&quot;:&quot;Lewis&quot;,&quot;given&quot;:&quot;Martin&quot;}],&quot;issued&quot;:{&quot;date-parts&quot;:[[&quot;2012&quot;,3,15]]}},&quot;suffix&quot;:&quot;&quot;,&quot;prefix&quot;:&quot;&quot;,&quot;id&quot;:3679}]} RNDkdmlbhwsor"/>.</text:p>
      <text:p text:style-name="Text_20_body"><text:span text:style-name="T2">Other forms of process dramas and STEM education</text:span></text:p>
      <text:p text:style-name="Text_20_body">MoE is one form of other process drama. Others exist. They share similar aims. MoE can be seen as formulaic <text:reference-mark-start text:name="ZOTERO_ITEM CSL_CITATION {&quot;citationID&quot;:&quot;yedgelpm&quot;,&quot;properties&quot;:{&quot;formattedCitation&quot;:&quot;[@rainer_drama_2012]&quot;,&quot;noteIndex&quot;:0},&quot;schema&quot;:&quot;https://github.com/citation-style-language/schema/raw/master/csl-citation.json&quot;,&quot;citationItems&quot;:[{&quot;uris&quot;:[&quot;http://zotero.org/users/1913249/items/L9DXC8RY&quot;],&quot;uri&quot;:[&quot;http://zotero.org/users/1913249/items/L9DXC8RY&quot;],&quot;itemData&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ISBN&quot;:&quot;978-1-136-49649-3&quot;,&quot;source&quot;:&quot;Google Books&quot;,&quot;title&quot;:&quot;Drama at the Heart of the Secondary School: Projects to Promote Authentic Learning&quot;,&quot;title-short&quot;:&quot;Drama at the Heart of the Secondary School&quot;,&quot;id&quot;:&quot;rainer_drama_2012&quot;,&quot;number-of-pages&quot;:&quot;286&quot;,&quot;publisher&quot;:&quot;Routledge&quot;,&quot;language&quot;:&quot;en&quot;,&quot;author&quot;:[{&quot;family&quot;:&quot;Rainer&quot;,&quot;given&quot;:&quot;John&quot;},{&quot;family&quot;:&quot;Lewis&quot;,&quot;given&quot;:&quot;Martin&quot;}],&quot;issued&quot;:{&quot;date-parts&quot;:[[&quot;2012&quot;,3,15]]}},&quot;suffix&quot;:&quot;&quot;,&quot;prefix&quot;:&quot;&quot;,&quot;id&quot;:3679}]} RNDwcmhzhyzfy"/>&lt;Do Zotero Refresh: [@rainer_drama_2012]&gt;<text:reference-mark-end text:name="ZOTERO_ITEM CSL_CITATION {&quot;citationID&quot;:&quot;yedgelpm&quot;,&quot;properties&quot;:{&quot;formattedCitation&quot;:&quot;[@rainer_drama_2012]&quot;,&quot;noteIndex&quot;:0},&quot;schema&quot;:&quot;https://github.com/citation-style-language/schema/raw/master/csl-citation.json&quot;,&quot;citationItems&quot;:[{&quot;uris&quot;:[&quot;http://zotero.org/users/1913249/items/L9DXC8RY&quot;],&quot;uri&quot;:[&quot;http://zotero.org/users/1913249/items/L9DXC8RY&quot;],&quot;itemData&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ISBN&quot;:&quot;978-1-136-49649-3&quot;,&quot;source&quot;:&quot;Google Books&quot;,&quot;title&quot;:&quot;Drama at the Heart of the Secondary School: Projects to Promote Authentic Learning&quot;,&quot;title-short&quot;:&quot;Drama at the Heart of the Secondary School&quot;,&quot;id&quot;:&quot;rainer_drama_2012&quot;,&quot;number-of-pages&quot;:&quot;286&quot;,&quot;publisher&quot;:&quot;Routledge&quot;,&quot;language&quot;:&quot;en&quot;,&quot;author&quot;:[{&quot;family&quot;:&quot;Rainer&quot;,&quot;given&quot;:&quot;John&quot;},{&quot;family&quot;:&quot;Lewis&quot;,&quot;given&quot;:&quot;Martin&quot;}],&quot;issued&quot;:{&quot;date-parts&quot;:[[&quot;2012&quot;,3,15]]}},&quot;suffix&quot;:&quot;&quot;,&quot;prefix&quot;:&quot;&quot;,&quot;id&quot;:3679}]} RNDwcmhzhyzfy"/>, or prohibitively time consuming <text:reference-mark-start text:name="ZOTERO_ITEM CSL_CITATION {&quot;citationID&quot;:&quot;nhsykekm&quot;,&quot;properties&quot;:{&quot;formattedCitation&quot;:&quot;[@heathcote_drama_1994]&quot;,&quot;noteIndex&quot;:0},&quot;schema&quot;:&quot;https://github.com/citation-style-language/schema/raw/master/csl-citation.json&quot;,&quot;citationItems&quot;:[{&quot;uris&quot;:[&quot;http://zotero.org/users/1913249/items/FUU3FZWS&quot;],&quot;uri&quot;:[&quot;http://zotero.org/users/1913249/items/FUU3FZWS&quot;],&quot;itemData&quot;:{&quot;type&quot;:&quot;book&quot;,&quot;id&quot;:&quot;heathcote_drama_1994&quot;,&quot;title&quot;:&quot;Drama for Learning: Dorothy Heathcote's Mantle of the Expert Approach to Education. Dimensions of Drama Series.&quot;,&quot;issued&quot;:{&quot;date-parts&quot;:[[&quot;1994&quot;]]},&quot;publisher&quot;:&quot;ERIC&quot;,&quot;author&quot;:[{&quot;family&quot;:&quot;Heathcote&quot;,&quot;given&quot;:&quot;Dorothy&quot;},{&quot;family&quot;:&quot;Bolton&quot;,&quot;given&quot;:&quot;Gavin&quot;}],&quot;citation-key&quot;:&quot;heathcote_drama_1994&quot;},&quot;suffix&quot;:&quot;&quot;,&quot;prefix&quot;:&quot;&quot;,&quot;id&quot;:3253}]} RNDmgeaycfbij"/>&lt;Do Zotero Refresh: [@heathcote_drama_1994]&gt;<text:reference-mark-end text:name="ZOTERO_ITEM CSL_CITATION {&quot;citationID&quot;:&quot;nhsykekm&quot;,&quot;properties&quot;:{&quot;formattedCitation&quot;:&quot;[@heathcote_drama_1994]&quot;,&quot;noteIndex&quot;:0},&quot;schema&quot;:&quot;https://github.com/citation-style-language/schema/raw/master/csl-citation.json&quot;,&quot;citationItems&quot;:[{&quot;uris&quot;:[&quot;http://zotero.org/users/1913249/items/FUU3FZWS&quot;],&quot;uri&quot;:[&quot;http://zotero.org/users/1913249/items/FUU3FZWS&quot;],&quot;itemData&quot;:{&quot;type&quot;:&quot;book&quot;,&quot;id&quot;:&quot;heathcote_drama_1994&quot;,&quot;title&quot;:&quot;Drama for Learning: Dorothy Heathcote's Mantle of the Expert Approach to Education. Dimensions of Drama Series.&quot;,&quot;issued&quot;:{&quot;date-parts&quot;:[[&quot;1994&quot;]]},&quot;publisher&quot;:&quot;ERIC&quot;,&quot;author&quot;:[{&quot;family&quot;:&quot;Heathcote&quot;,&quot;given&quot;:&quot;Dorothy&quot;},{&quot;family&quot;:&quot;Bolton&quot;,&quot;given&quot;:&quot;Gavin&quot;}],&quot;citation-key&quot;:&quot;heathcote_drama_1994&quot;},&quot;suffix&quot;:&quot;&quot;,&quot;prefix&quot;:&quot;&quot;,&quot;id&quot;:3253}]} RNDmgeaycfbij"/>.</text:p>
      <text:p text:style-name="Text_20_body">Rainer chapter <text:reference-mark-start text:name="ZOTERO_ITEM CSL_CITATION {&quot;citationID&quot;:&quot;myvjaiqa&quot;,&quot;properties&quot;:{&quot;formattedCitation&quot;:&quot;[@rainer_drama_2012]&quot;,&quot;noteIndex&quot;:0},&quot;schema&quot;:&quot;https://github.com/citation-style-language/schema/raw/master/csl-citation.json&quot;,&quot;citationItems&quot;:[{&quot;uris&quot;:[&quot;http://zotero.org/users/1913249/items/L9DXC8RY&quot;],&quot;uri&quot;:[&quot;http://zotero.org/users/1913249/items/L9DXC8RY&quot;],&quot;itemData&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ISBN&quot;:&quot;978-1-136-49649-3&quot;,&quot;source&quot;:&quot;Google Books&quot;,&quot;title&quot;:&quot;Drama at the Heart of the Secondary School: Projects to Promote Authentic Learning&quot;,&quot;title-short&quot;:&quot;Drama at the Heart of the Secondary School&quot;,&quot;id&quot;:&quot;rainer_drama_2012&quot;,&quot;number-of-pages&quot;:&quot;286&quot;,&quot;publisher&quot;:&quot;Routledge&quot;,&quot;language&quot;:&quot;en&quot;,&quot;author&quot;:[{&quot;family&quot;:&quot;Rainer&quot;,&quot;given&quot;:&quot;John&quot;},{&quot;family&quot;:&quot;Lewis&quot;,&quot;given&quot;:&quot;Martin&quot;}],&quot;issued&quot;:{&quot;date-parts&quot;:[[&quot;2012&quot;,3,15]]}},&quot;suffix&quot;:&quot;&quot;,&quot;prefix&quot;:&quot;&quot;,&quot;id&quot;:3679}]} RNDppavondglo"/>&lt;Do Zotero Refresh: [@rainer_drama_2012]&gt;<text:reference-mark-end text:name="ZOTERO_ITEM CSL_CITATION {&quot;citationID&quot;:&quot;myvjaiqa&quot;,&quot;properties&quot;:{&quot;formattedCitation&quot;:&quot;[@rainer_drama_2012]&quot;,&quot;noteIndex&quot;:0},&quot;schema&quot;:&quot;https://github.com/citation-style-language/schema/raw/master/csl-citation.json&quot;,&quot;citationItems&quot;:[{&quot;uris&quot;:[&quot;http://zotero.org/users/1913249/items/L9DXC8RY&quot;],&quot;uri&quot;:[&quot;http://zotero.org/users/1913249/items/L9DXC8RY&quot;],&quot;itemData&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ISBN&quot;:&quot;978-1-136-49649-3&quot;,&quot;source&quot;:&quot;Google Books&quot;,&quot;title&quot;:&quot;Drama at the Heart of the Secondary School: Projects to Promote Authentic Learning&quot;,&quot;title-short&quot;:&quot;Drama at the Heart of the Secondary School&quot;,&quot;id&quot;:&quot;rainer_drama_2012&quot;,&quot;number-of-pages&quot;:&quot;286&quot;,&quot;publisher&quot;:&quot;Routledge&quot;,&quot;language&quot;:&quot;en&quot;,&quot;author&quot;:[{&quot;family&quot;:&quot;Rainer&quot;,&quot;given&quot;:&quot;John&quot;},{&quot;family&quot;:&quot;Lewis&quot;,&quot;given&quot;:&quot;Martin&quot;}],&quot;issued&quot;:{&quot;date-parts&quot;:[[&quot;2012&quot;,3,15]]}},&quot;suffix&quot;:&quot;&quot;,&quot;prefix&quot;:&quot;&quot;,&quot;id&quot;:3679}]} RNDppavondglo"/>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citationID&quot;:&quot;kvawcexa&quot;,&quot;properties&quot;:{&quot;formattedCitation&quot;:&quot;[@fields_picking_2013; @gill_process_2012]&quot;,&quot;noteIndex&quot;:0},&quot;schema&quot;:&quot;https://github.com/citation-style-language/schema/raw/master/csl-citation.json&quot;,&quot;citationItems&quot;:[{&quot;uris&quot;:[&quot;http://zotero.org/users/1913249/items/5JSJU8ID&quot;],&quot;uri&quot;:[&quot;http://zotero.org/users/1913249/items/5JSJU8ID&quot;],&quot;itemData&quot;:{&quot;issue&quot;:&quot;2&quot;,&quot;citation-key&quot;:&quot;fields_picking_2013&quot;,&quot;URL&quot;:&quot;https://doi.org/10.1080/10749039.2012.691199&quot;,&quot;source&quot;:&quot;Taylor and Francis+NEJM&quot;,&quot;ISSN&quot;:&quot;1074-9039&quot;,&quot;DOI&quot;:&quot;10.1080/10749039.2012.691199&quot;,&quot;container-title&quot;:&quot;Mind, Culture, and Activity&quot;,&quot;page&quot;:&quot;113-131&quot;,&quot;accessed&quot;:{&quot;date-parts&quot;:[[&quot;2022&quot;,7,21]]},&quot;issued&quot;:{&quot;date-parts&quot;:[[&quot;2013&quot;,4,1]]},&quot;volume&quot;:&quot;20&quot;,&quot;title-short&quot;:&quot;Picking Up the Mantle of “Expert”&quot;,&quot;id&quot;:&quot;fields_picking_2013&quot;,&quot;type&quot;:&quot;article-journal&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publisher&quot;:&quot;Routledge&quot;,&quot;author&quot;:[{&quot;family&quot;:&quot;Fields&quot;,&quot;given&quot;:&quot;Deborah&quot;},{&quot;family&quot;:&quot;Enyedy&quot;,&quot;given&quot;:&quot;Noel&quot;}],&quot;title&quot;:&quot;Picking Up the Mantle of “Expert”: Assigned Roles, Assertion of Identity, and Peer Recognition Within a Programming Class&quot;},&quot;suffix&quot;:&quot;&quot;,&quot;prefix&quot;:&quot;&quot;,&quot;id&quot;:3888},{&quot;uris&quot;:[&quot;http://zotero.org/users/1913249/items/6EJQTJ7J&quot;],&quot;uri&quot;:[&quot;http://zotero.org/users/1913249/items/6EJQTJ7J&quot;],&quot;itemData&quot;:{&quot;citation-key&quot;:&quot;gill_process_2012&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title&quot;:&quot;Process drama: Bridging the Arts and the Sciences&quot;,&quot;type&quot;:&quot;article-journal&quot;,&quot;volume&quot;:&quot;20&quot;,&quot;container-title&quot;:&quot;Pertanika Journal of Social Science and Humanities&quot;,&quot;title-short&quot;:&quot;Process drama&quot;,&quot;id&quot;:&quot;gill_process_2012&quot;,&quot;page&quot;:&quot;1299-1310&quot;,&quot;source&quot;:&quot;ResearchGate&quot;,&quot;container-title-short&quot;:&quot;Pertanika Journal of Social Science and Humanities&quot;,&quot;author&quot;:[{&quot;family&quot;:&quot;Gill&quot;,&quot;given&quot;:&quot;Chamkaur&quot;}],&quot;issued&quot;:{&quot;date-parts&quot;:[[&quot;2012&quot;,2,13]]}},&quot;suffix&quot;:&quot;&quot;,&quot;prefix&quot;:&quot;&quot;,&quot;id&quot;:3670}]} RNDgdcpnpnjzo"/>&lt;Do Zotero Refresh: [@fields_picking_2013; @gill_process_2012]&gt;<text:reference-mark-end text:name="ZOTERO_ITEM CSL_CITATION {&quot;citationID&quot;:&quot;kvawcexa&quot;,&quot;properties&quot;:{&quot;formattedCitation&quot;:&quot;[@fields_picking_2013; @gill_process_2012]&quot;,&quot;noteIndex&quot;:0},&quot;schema&quot;:&quot;https://github.com/citation-style-language/schema/raw/master/csl-citation.json&quot;,&quot;citationItems&quot;:[{&quot;uris&quot;:[&quot;http://zotero.org/users/1913249/items/5JSJU8ID&quot;],&quot;uri&quot;:[&quot;http://zotero.org/users/1913249/items/5JSJU8ID&quot;],&quot;itemData&quot;:{&quot;issue&quot;:&quot;2&quot;,&quot;citation-key&quot;:&quot;fields_picking_2013&quot;,&quot;URL&quot;:&quot;https://doi.org/10.1080/10749039.2012.691199&quot;,&quot;source&quot;:&quot;Taylor and Francis+NEJM&quot;,&quot;ISSN&quot;:&quot;1074-9039&quot;,&quot;DOI&quot;:&quot;10.1080/10749039.2012.691199&quot;,&quot;container-title&quot;:&quot;Mind, Culture, and Activity&quot;,&quot;page&quot;:&quot;113-131&quot;,&quot;accessed&quot;:{&quot;date-parts&quot;:[[&quot;2022&quot;,7,21]]},&quot;issued&quot;:{&quot;date-parts&quot;:[[&quot;2013&quot;,4,1]]},&quot;volume&quot;:&quot;20&quot;,&quot;title-short&quot;:&quot;Picking Up the Mantle of “Expert”&quot;,&quot;id&quot;:&quot;fields_picking_2013&quot;,&quot;type&quot;:&quot;article-journal&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publisher&quot;:&quot;Routledge&quot;,&quot;author&quot;:[{&quot;family&quot;:&quot;Fields&quot;,&quot;given&quot;:&quot;Deborah&quot;},{&quot;family&quot;:&quot;Enyedy&quot;,&quot;given&quot;:&quot;Noel&quot;}],&quot;title&quot;:&quot;Picking Up the Mantle of “Expert”: Assigned Roles, Assertion of Identity, and Peer Recognition Within a Programming Class&quot;},&quot;suffix&quot;:&quot;&quot;,&quot;prefix&quot;:&quot;&quot;,&quot;id&quot;:3888},{&quot;uris&quot;:[&quot;http://zotero.org/users/1913249/items/6EJQTJ7J&quot;],&quot;uri&quot;:[&quot;http://zotero.org/users/1913249/items/6EJQTJ7J&quot;],&quot;itemData&quot;:{&quot;citation-key&quot;:&quot;gill_process_2012&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title&quot;:&quot;Process drama: Bridging the Arts and the Sciences&quot;,&quot;type&quot;:&quot;article-journal&quot;,&quot;volume&quot;:&quot;20&quot;,&quot;container-title&quot;:&quot;Pertanika Journal of Social Science and Humanities&quot;,&quot;title-short&quot;:&quot;Process drama&quot;,&quot;id&quot;:&quot;gill_process_2012&quot;,&quot;page&quot;:&quot;1299-1310&quot;,&quot;source&quot;:&quot;ResearchGate&quot;,&quot;container-title-short&quot;:&quot;Pertanika Journal of Social Science and Humanities&quot;,&quot;author&quot;:[{&quot;family&quot;:&quot;Gill&quot;,&quot;given&quot;:&quot;Chamkaur&quot;}],&quot;issued&quot;:{&quot;date-parts&quot;:[[&quot;2012&quot;,2,13]]}},&quot;suffix&quot;:&quot;&quot;,&quot;prefix&quot;:&quot;&quot;,&quot;id&quot;:3670}]} RNDgdcpnpnjzo"/>.</text:p>
      <text:p text:style-name="Text_20_body">My own work with Manchester Met University drama education department explored the value of coding in role. <text:reference-mark-start text:name="ZOTERO_ITEM CSL_CITATION {&quot;citationID&quot;:&quot;rqohfocu&quot;,&quot;properties&quot;:{&quot;formattedCitation&quot;:&quot;[@caldwell_drama_2019]&quot;,&quot;noteIndex&quot;:0},&quot;schema&quot;:&quot;https://github.com/citation-style-language/schema/raw/master/csl-citation.json&quot;,&quot;citationItems&quot;:[{&quot;uris&quot;:[&quot;http://zotero.org/users/1913249/items/5P66QFBW&quot;],&quot;uri&quot;:[&quot;http://zotero.org/users/1913249/items/5P66QFBW&quot;],&quot;itemData&quot;:{&quot;edition&quot;:&quot;1 edition&quot;,&quot;type&quot;:&quot;chapter&quot;,&quot;citation-key&quot;:&quot;caldwell_drama_2019&quot;,&quot;title&quot;:&quot;Drama and STE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ource&quot;:&quot;Amazon&quot;,&quot;ISBN&quot;:&quot;978-1-5264-7435-3&quot;,&quot;editor&quot;:[{&quot;family&quot;:&quot;Caldwell&quot;,&quot;given&quot;:&quot;Helen&quot;},{&quot;family&quot;:&quot;Pope&quot;,&quot;given&quot;:&quot;Sue&quot;}],&quot;container-title&quot;:&quot;STEM in the Primary Curriculum&quot;,&quot;publisher-place&quot;:&quot;Thousand Oaks, CA&quot;,&quot;id&quot;:&quot;caldwell_drama_2019&quot;,&quot;publisher&quot;:&quot;Learning Matters&quot;,&quot;issued&quot;:{&quot;date-parts&quot;:[[&quot;2019&quot;,3,25]]},&quot;language&quot;:&quot;English&quot;,&quot;author&quot;:[{&quot;family&quot;:&quot;Patterson&quot;,&quot;given&quot;:&quot;Rebecca&quot;},{&quot;family&quot;:&quot;Chesterman&quot;,&quot;given&quot;:&quot;Mick&quot;},{&quot;family&quot;:&quot;Ramsey&quot;,&quot;given&quot;:&quot;Alison&quot;}],&quot;event-place&quot;:&quot;Thousand Oaks, CA&quot;},&quot;suffix&quot;:&quot;&quot;,&quot;prefix&quot;:&quot;&quot;,&quot;id&quot;:3257}]} RNDcfaotlkuim"/>&lt;Do Zotero Refresh: [@caldwell_drama_2019]&gt;<text:reference-mark-end text:name="ZOTERO_ITEM CSL_CITATION {&quot;citationID&quot;:&quot;rqohfocu&quot;,&quot;properties&quot;:{&quot;formattedCitation&quot;:&quot;[@caldwell_drama_2019]&quot;,&quot;noteIndex&quot;:0},&quot;schema&quot;:&quot;https://github.com/citation-style-language/schema/raw/master/csl-citation.json&quot;,&quot;citationItems&quot;:[{&quot;uris&quot;:[&quot;http://zotero.org/users/1913249/items/5P66QFBW&quot;],&quot;uri&quot;:[&quot;http://zotero.org/users/1913249/items/5P66QFBW&quot;],&quot;itemData&quot;:{&quot;edition&quot;:&quot;1 edition&quot;,&quot;type&quot;:&quot;chapter&quot;,&quot;citation-key&quot;:&quot;caldwell_drama_2019&quot;,&quot;title&quot;:&quot;Drama and STEM&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source&quot;:&quot;Amazon&quot;,&quot;ISBN&quot;:&quot;978-1-5264-7435-3&quot;,&quot;editor&quot;:[{&quot;family&quot;:&quot;Caldwell&quot;,&quot;given&quot;:&quot;Helen&quot;},{&quot;family&quot;:&quot;Pope&quot;,&quot;given&quot;:&quot;Sue&quot;}],&quot;container-title&quot;:&quot;STEM in the Primary Curriculum&quot;,&quot;publisher-place&quot;:&quot;Thousand Oaks, CA&quot;,&quot;id&quot;:&quot;caldwell_drama_2019&quot;,&quot;publisher&quot;:&quot;Learning Matters&quot;,&quot;issued&quot;:{&quot;date-parts&quot;:[[&quot;2019&quot;,3,25]]},&quot;language&quot;:&quot;English&quot;,&quot;author&quot;:[{&quot;family&quot;:&quot;Patterson&quot;,&quot;given&quot;:&quot;Rebecca&quot;},{&quot;family&quot;:&quot;Chesterman&quot;,&quot;given&quot;:&quot;Mick&quot;},{&quot;family&quot;:&quot;Ramsey&quot;,&quot;given&quot;:&quot;Alison&quot;}],&quot;event-place&quot;:&quot;Thousand Oaks, CA&quot;},&quot;suffix&quot;:&quot;&quot;,&quot;prefix&quot;:&quot;&quot;,&quot;id&quot;:3257}]} RNDcfaotlkuim"/></text:p>
      <text:h text:style-name="Heading_20_3" text:outline-level="3"><text:bookmark-start text:name="situating-computational-thinking-within-curricular-concerns"/>Situating Computational thinking within curricular concerns<text:bookmark-end text:name="situating-computational-thinking-within-curricular-concerns"/></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D&quot;:&quot;ygnfjpvw&quot;,&quot;properties&quot;:{&quot;formattedCitation&quot;:&quot;[@tedre_long_2016]&quot;,&quot;noteIndex&quot;:0},&quot;schema&quot;:&quot;https://github.com/citation-style-language/schema/raw/master/csl-citation.json&quot;,&quot;citationItems&quot;:[{&quot;uris&quot;:[&quot;http://zotero.org/users/1913249/items/D6IF6PH5&quot;],&quot;uri&quot;:[&quot;http://zotero.org/users/1913249/items/D6IF6PH5&quot;],&quot;itemData&quot;:{&quot;citation-key&quot;:&quot;tedre_long_2016&quot;,&quot;event-title&quot;:&quot;Koli Calling 2016: 16th Koli Calling International Conference on Computing Education Research&quot;,&quot;source&quot;:&quot;DOI.org (Crossref)&quot;,&quot;ISBN&quot;:&quot;978-1-4503-4770-9&quot;,&quot;DOI&quot;:&quot;10.1145/2999541.2999542&quot;,&quot;container-title&quot;:&quot;Proceedings of the 16th Koli Calling International Conference on Computing Education Research&quot;,&quot;page&quot;:&quot;120-129&quot;,&quot;accessed&quot;:{&quot;date-parts&quot;:[[&quot;2021&quot;,2,22]]},&quot;event-place&quot;:&quot;Koli Finland&quot;,&quot;issued&quot;:{&quot;date-parts&quot;:[[&quot;2016&quot;,11,24]]},&quot;URL&quot;:&quot;https://dl.acm.org/doi/10.1145/2999541.2999542&quot;,&quot;type&quot;:&quot;paper-conference&quot;,&quot;title&quot;:&quot;The long quest for computational thinking&quot;,&quot;id&quot;:&quot;tedre_long_2016&quot;,&quot;publisher-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author&quot;:[{&quot;family&quot;:&quot;Tedre&quot;,&quot;given&quot;:&quot;Matti&quot;},{&quot;family&quot;:&quot;Denning&quot;,&quot;given&quot;:&quot;Peter J.&quot;}],&quot;publisher&quot;:&quot;ACM&quot;},&quot;suffix&quot;:&quot;&quot;,&quot;prefix&quot;:&quot;&quot;,&quot;id&quot;:83}]} RNDeigdxxtmez"/>&lt;Do Zotero Refresh: [@tedre_long_2016]&gt;<text:reference-mark-end text:name="ZOTERO_ITEM CSL_CITATION {&quot;citationID&quot;:&quot;ygnfjpvw&quot;,&quot;properties&quot;:{&quot;formattedCitation&quot;:&quot;[@tedre_long_2016]&quot;,&quot;noteIndex&quot;:0},&quot;schema&quot;:&quot;https://github.com/citation-style-language/schema/raw/master/csl-citation.json&quot;,&quot;citationItems&quot;:[{&quot;uris&quot;:[&quot;http://zotero.org/users/1913249/items/D6IF6PH5&quot;],&quot;uri&quot;:[&quot;http://zotero.org/users/1913249/items/D6IF6PH5&quot;],&quot;itemData&quot;:{&quot;citation-key&quot;:&quot;tedre_long_2016&quot;,&quot;event-title&quot;:&quot;Koli Calling 2016: 16th Koli Calling International Conference on Computing Education Research&quot;,&quot;source&quot;:&quot;DOI.org (Crossref)&quot;,&quot;ISBN&quot;:&quot;978-1-4503-4770-9&quot;,&quot;DOI&quot;:&quot;10.1145/2999541.2999542&quot;,&quot;container-title&quot;:&quot;Proceedings of the 16th Koli Calling International Conference on Computing Education Research&quot;,&quot;page&quot;:&quot;120-129&quot;,&quot;accessed&quot;:{&quot;date-parts&quot;:[[&quot;2021&quot;,2,22]]},&quot;event-place&quot;:&quot;Koli Finland&quot;,&quot;issued&quot;:{&quot;date-parts&quot;:[[&quot;2016&quot;,11,24]]},&quot;URL&quot;:&quot;https://dl.acm.org/doi/10.1145/2999541.2999542&quot;,&quot;type&quot;:&quot;paper-conference&quot;,&quot;title&quot;:&quot;The long quest for computational thinking&quot;,&quot;id&quot;:&quot;tedre_long_2016&quot;,&quot;publisher-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author&quot;:[{&quot;family&quot;:&quot;Tedre&quot;,&quot;given&quot;:&quot;Matti&quot;},{&quot;family&quot;:&quot;Denning&quot;,&quot;given&quot;:&quot;Peter J.&quot;}],&quot;publisher&quot;:&quot;ACM&quot;},&quot;suffix&quot;:&quot;&quot;,&quot;prefix&quot;:&quot;&quot;,&quot;id&quot;:83}]} RNDeigdxxtmez"/>.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D&quot;:&quot;bhtdmtsg&quot;,&quot;properties&quot;:{&quot;formattedCitation&quot;:&quot;[@wing2011research]&quot;,&quot;noteIndex&quot;:0},&quot;schema&quot;:&quot;https://github.com/citation-style-language/schema/raw/master/csl-citation.json&quot;,&quot;citationItems&quot;:[{&quot;uris&quot;:[&quot;http://zotero.org/users/1913249/items/JH4LGUDX&quot;],&quot;uri&quot;:[&quot;http://zotero.org/users/1913249/items/JH4LGUDX&quot;],&quot;itemData&quot;:{&quot;citation-key&quot;:&quot;wing2011research&quot;,&quot;issued&quot;:{&quot;date-parts&quot;:[[&quot;2011&quot;]]},&quot;volume&quot;:&quot;6&quot;,&quot;container-title&quot;:&quot;The link magazine&quot;,&quot;id&quot;:&quot;wing2011research&quot;,&quot;page&quot;:&quot;20–23&quot;,&quot;title&quot;:&quot;Research notebook: Computational thinking—What and why&quot;,&quot;author&quot;:[{&quot;family&quot;:&quot;Wing&quot;,&quot;given&quot;:&quot;Jeanette&quot;}],&quot;type&quot;:&quot;article-journal&quot;},&quot;suffix&quot;:&quot;&quot;,&quot;prefix&quot;:&quot;&quot;,&quot;id&quot;:3913}]} RNDfcanoztbec"/>&lt;Do Zotero Refresh: [@wing2011research]&gt;<text:reference-mark-end text:name="ZOTERO_ITEM CSL_CITATION {&quot;citationID&quot;:&quot;bhtdmtsg&quot;,&quot;properties&quot;:{&quot;formattedCitation&quot;:&quot;[@wing2011research]&quot;,&quot;noteIndex&quot;:0},&quot;schema&quot;:&quot;https://github.com/citation-style-language/schema/raw/master/csl-citation.json&quot;,&quot;citationItems&quot;:[{&quot;uris&quot;:[&quot;http://zotero.org/users/1913249/items/JH4LGUDX&quot;],&quot;uri&quot;:[&quot;http://zotero.org/users/1913249/items/JH4LGUDX&quot;],&quot;itemData&quot;:{&quot;citation-key&quot;:&quot;wing2011research&quot;,&quot;issued&quot;:{&quot;date-parts&quot;:[[&quot;2011&quot;]]},&quot;volume&quot;:&quot;6&quot;,&quot;container-title&quot;:&quot;The link magazine&quot;,&quot;id&quot;:&quot;wing2011research&quot;,&quot;page&quot;:&quot;20–23&quot;,&quot;title&quot;:&quot;Research notebook: Computational thinking—What and why&quot;,&quot;author&quot;:[{&quot;family&quot;:&quot;Wing&quot;,&quot;given&quot;:&quot;Jeanette&quot;}],&quot;type&quot;:&quot;article-journal&quot;},&quot;suffix&quot;:&quot;&quot;,&quot;prefix&quot;:&quot;&quot;,&quot;id&quot;:3913}]} RNDfcanoztbec"/>. Many learning resources designed to support the computing curriculum present this principle as four key pillars of CT: decomposition, pattern recognition, abstraction and algorithmic thinking <text:reference-mark-start text:name="ZOTERO_ITEM CSL_CITATION {&quot;citationID&quot;:&quot;rzzvifzf&quot;,&quot;properties&quot;:{&quot;formattedCitation&quot;:&quot;[@bbc_bitesize_introduction_nodate]&quot;,&quot;noteIndex&quot;:0},&quot;schema&quot;:&quot;https://github.com/citation-style-language/schema/raw/master/csl-citation.json&quot;,&quot;citationItems&quot;:[{&quot;uris&quot;:[&quot;http://zotero.org/users/1913249/items/IA6P67BV&quot;],&quot;uri&quot;:[&quot;http://zotero.org/users/1913249/items/IA6P67BV&quot;],&quot;itemData&quot;:{&quot;citation-key&quot;:&quot;bbc_bitesize_introduction_nodate&quot;,&quot;URL&quot;:&quot;https://www.bbc.co.uk/bitesize/guides/zp92mp3/revision/1&quot;,&quot;abstract&quot;:&quot;Introducing computational thinking&quot;,&quot;container-title&quot;:&quot;BBC Bitesize&quot;,&quot;title-short&quot;:&quot;What is computational thinking?&quot;,&quot;id&quot;:&quot;bbc_bitesize_introduction_nodate&quot;,&quot;type&quot;:&quot;webpage&quot;,&quot;accessed&quot;:{&quot;date-parts&quot;:[[&quot;2021&quot;,3,26]]},&quot;language&quot;:&quot;en-GB&quot;,&quot;author&quot;:[{&quot;literal&quot;:&quot;BBC Bitesize&quot;}],&quot;title&quot;:&quot;Introduction to computational thinking - KS3 Computer Science Revision&quot;},&quot;suffix&quot;:&quot;&quot;,&quot;prefix&quot;:&quot;&quot;,&quot;id&quot;:71}]} RNDdsrhstolwb"/>&lt;Do Zotero Refresh: [@bbc_bitesize_introduction_nodate]&gt;<text:reference-mark-end text:name="ZOTERO_ITEM CSL_CITATION {&quot;citationID&quot;:&quot;rzzvifzf&quot;,&quot;properties&quot;:{&quot;formattedCitation&quot;:&quot;[@bbc_bitesize_introduction_nodate]&quot;,&quot;noteIndex&quot;:0},&quot;schema&quot;:&quot;https://github.com/citation-style-language/schema/raw/master/csl-citation.json&quot;,&quot;citationItems&quot;:[{&quot;uris&quot;:[&quot;http://zotero.org/users/1913249/items/IA6P67BV&quot;],&quot;uri&quot;:[&quot;http://zotero.org/users/1913249/items/IA6P67BV&quot;],&quot;itemData&quot;:{&quot;citation-key&quot;:&quot;bbc_bitesize_introduction_nodate&quot;,&quot;URL&quot;:&quot;https://www.bbc.co.uk/bitesize/guides/zp92mp3/revision/1&quot;,&quot;abstract&quot;:&quot;Introducing computational thinking&quot;,&quot;container-title&quot;:&quot;BBC Bitesize&quot;,&quot;title-short&quot;:&quot;What is computational thinking?&quot;,&quot;id&quot;:&quot;bbc_bitesize_introduction_nodate&quot;,&quot;type&quot;:&quot;webpage&quot;,&quot;accessed&quot;:{&quot;date-parts&quot;:[[&quot;2021&quot;,3,26]]},&quot;language&quot;:&quot;en-GB&quot;,&quot;author&quot;:[{&quot;literal&quot;:&quot;BBC Bitesize&quot;}],&quot;title&quot;:&quot;Introduction to computational thinking - KS3 Computer Science Revision&quot;},&quot;suffix&quot;:&quot;&quot;,&quot;prefix&quot;:&quot;&quot;,&quot;id&quot;:71}]} RNDdsrhstolwb"/>. The essence here is to deal with concepts and principles as abstract and separate from the context of coding.</text:p>
      <text:p text:style-name="Text_20_body">Another widely used definition of CT by Brennan and Resnick <text:reference-mark-start text:name="ZOTERO_ITEM CSL_CITATION {&quot;citationID&quot;:&quot;foikrjxf&quot;,&quot;properties&quot;:{&quot;formattedCitation&quot;:&quot;[-@brennan_new_2012]&quot;,&quot;noteIndex&quot;:0},&quot;schema&quot;:&quot;https://github.com/citation-style-language/schema/raw/master/csl-citation.json&quot;,&quot;citationItems&quot;:[{&quot;uris&quot;:[&quot;http://zotero.org/users/1913249/items/7IHK4HWD&quot;],&quot;suppress-author&quot;:true,&quot;uri&quot;:[&quot;http://zotero.org/users/1913249/items/7IHK4HWD&quot;],&quot;itemData&quot;:{&quot;citation-key&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type&quot;:&quot;article-journal&quot;,&quot;title&quot;:&quot;New frameworks for studying and assessing the development of computational thinking&quot;,&quot;id&quot;:&quot;brennan_new_2012&quot;,&quot;page&quot;:&quot;25&quot;,&quot;source&quot;:&quot;Zotero&quot;,&quot;language&quot;:&quot;en&quot;,&quot;author&quot;:[{&quot;family&quot;:&quot;Brennan&quot;,&quot;given&quot;:&quot;Karen&quot;},{&quot;family&quot;:&quot;Resnick&quot;,&quot;given&quot;:&quot;Mitchel&quot;}],&quot;issued&quot;:{&quot;date-parts&quot;:[[&quot;2012&quot;]]}},&quot;suffix&quot;:&quot;&quot;,&quot;prefix&quot;:&quot;&quot;,&quot;id&quot;:271}]} RNDiqhmtymtuv"/>&lt;Do Zotero Refresh: [-@brennan_new_2012]&gt;<text:reference-mark-end text:name="ZOTERO_ITEM CSL_CITATION {&quot;citationID&quot;:&quot;foikrjxf&quot;,&quot;properties&quot;:{&quot;formattedCitation&quot;:&quot;[-@brennan_new_2012]&quot;,&quot;noteIndex&quot;:0},&quot;schema&quot;:&quot;https://github.com/citation-style-language/schema/raw/master/csl-citation.json&quot;,&quot;citationItems&quot;:[{&quot;uris&quot;:[&quot;http://zotero.org/users/1913249/items/7IHK4HWD&quot;],&quot;suppress-author&quot;:true,&quot;uri&quot;:[&quot;http://zotero.org/users/1913249/items/7IHK4HWD&quot;],&quot;itemData&quot;:{&quot;citation-key&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type&quot;:&quot;article-journal&quot;,&quot;title&quot;:&quot;New frameworks for studying and assessing the development of computational thinking&quot;,&quot;id&quot;:&quot;brennan_new_2012&quot;,&quot;page&quot;:&quot;25&quot;,&quot;source&quot;:&quot;Zotero&quot;,&quot;language&quot;:&quot;en&quot;,&quot;author&quot;:[{&quot;family&quot;:&quot;Brennan&quot;,&quot;given&quot;:&quot;Karen&quot;},{&quot;family&quot;:&quot;Resnick&quot;,&quot;given&quot;:&quot;Mitchel&quot;}],&quot;issued&quot;:{&quot;date-parts&quot;:[[&quot;2012&quot;]]}},&quot;suffix&quot;:&quot;&quot;,&quot;prefix&quot;:&quot;&quot;,&quot;id&quot;:271}]} RNDiqhmtymtuv"/>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s designing and coding collaborative, creative computing projects. The resulting map they created includes computational concepts, computational practices and computational perspectives.</text:p>
      <text:p text:style-name="Text_20_body">This interpretation of CT, based on observation of learners in action, is more accessible to teachers and learners as they can more easily recognise their own practice than in the more abstract interpretations of CT. To give a specific example, rather than decomposition, the applied framework outlines taking an iterative, incremental approach to problem solving and arranging code in modules.</text:p>
      <text:p text:style-name="Text_20_body">This broader, process driven definition of CT has been used and adapted by many organisations seeking to support the new computing curiculum may be familiar from websites, posters and other supporting material created by groups like Barefoot computing. Lye’s extensive review of teaching Computational Thinking <text:reference-mark-start text:name="ZOTERO_ITEM CSL_CITATION {&quot;citationID&quot;:&quot;ztacmsje&quot;,&quot;properties&quot;:{&quot;formattedCitation&quot;:&quot;[@lye_review_2014]&quot;,&quot;noteIndex&quot;:0},&quot;schema&quot;:&quot;https://github.com/citation-style-language/schema/raw/master/csl-citation.json&quot;,&quot;citationItems&quot;:[{&quot;uris&quot;:[&quot;http://zotero.org/users/1913249/items/8MV3LZYA&quot;],&quot;uri&quot;:[&quot;http://zotero.org/users/1913249/items/8MV3LZYA&quot;],&quot;itemData&quot;:{&quot;citation-key&quot;:&quot;lye_review_2014&quot;,&quot;URL&quot;:&quot;http://www.sciencedirect.com/science/article/pii/S0747563214004634&quot;,&quot;source&quot;:&quot;ScienceDirect&quot;,&quot;ISSN&quot;:&quot;0747-5632&quot;,&quot;DOI&quot;:&quot;10.1016/j.chb.2014.09.012&quot;,&quot;container-title&quot;:&quot;Computers in Human Behavior&quot;,&quot;page&quot;:&quot;51-61&quot;,&quot;accessed&quot;:{&quot;date-parts&quot;:[[&quot;2018&quot;,9,16]]},&quot;container-title-short&quot;:&quot;Computers in Human Behavior&quot;,&quot;issued&quot;:{&quot;date-parts&quot;:[[&quot;2014&quot;,12,1]]},&quot;title-short&quot;:&quot;Review on teaching and learning of computational thinking through programming&quot;,&quot;id&quot;:&quot;lye_review_2014&quot;,&quot;volume&quot;:&quot;41&quot;,&quot;type&quot;:&quot;article-journal&quot;,&quot;title&quot;:&quot;Review on teaching and learning of computational thinking through programming: What is next for K-12?&quot;,&quot;author&quot;:[{&quot;family&quot;:&quot;Lye&quot;,&quot;given&quot;:&quot;Sze Yee&quot;},{&quot;family&quot;:&quot;Koh&quot;,&quot;given&quot;:&quot;Joyce Hwee Ling&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suffix&quot;:&quot;&quot;,&quot;prefix&quot;:&quot;&quot;,&quot;id&quot;:2729}]} RNDlypiauxieo"/>&lt;Do Zotero Refresh: [@lye_review_2014]&gt;<text:reference-mark-end text:name="ZOTERO_ITEM CSL_CITATION {&quot;citationID&quot;:&quot;ztacmsje&quot;,&quot;properties&quot;:{&quot;formattedCitation&quot;:&quot;[@lye_review_2014]&quot;,&quot;noteIndex&quot;:0},&quot;schema&quot;:&quot;https://github.com/citation-style-language/schema/raw/master/csl-citation.json&quot;,&quot;citationItems&quot;:[{&quot;uris&quot;:[&quot;http://zotero.org/users/1913249/items/8MV3LZYA&quot;],&quot;uri&quot;:[&quot;http://zotero.org/users/1913249/items/8MV3LZYA&quot;],&quot;itemData&quot;:{&quot;citation-key&quot;:&quot;lye_review_2014&quot;,&quot;URL&quot;:&quot;http://www.sciencedirect.com/science/article/pii/S0747563214004634&quot;,&quot;source&quot;:&quot;ScienceDirect&quot;,&quot;ISSN&quot;:&quot;0747-5632&quot;,&quot;DOI&quot;:&quot;10.1016/j.chb.2014.09.012&quot;,&quot;container-title&quot;:&quot;Computers in Human Behavior&quot;,&quot;page&quot;:&quot;51-61&quot;,&quot;accessed&quot;:{&quot;date-parts&quot;:[[&quot;2018&quot;,9,16]]},&quot;container-title-short&quot;:&quot;Computers in Human Behavior&quot;,&quot;issued&quot;:{&quot;date-parts&quot;:[[&quot;2014&quot;,12,1]]},&quot;title-short&quot;:&quot;Review on teaching and learning of computational thinking through programming&quot;,&quot;id&quot;:&quot;lye_review_2014&quot;,&quot;volume&quot;:&quot;41&quot;,&quot;type&quot;:&quot;article-journal&quot;,&quot;title&quot;:&quot;Review on teaching and learning of computational thinking through programming: What is next for K-12?&quot;,&quot;author&quot;:[{&quot;family&quot;:&quot;Lye&quot;,&quot;given&quot;:&quot;Sze Yee&quot;},{&quot;family&quot;:&quot;Koh&quot;,&quot;given&quot;:&quot;Joyce Hwee Ling&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suffix&quot;:&quot;&quot;,&quot;prefix&quot;:&quot;&quot;,&quot;id&quot;:2729}]} RNDlypiauxieo"/>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citationID&quot;:&quot;rcuzsbmm&quot;,&quot;properties&quot;:{&quot;formattedCitation&quot;:&quot;[@csizmadia_computational_2015-1]&quot;,&quot;noteIndex&quot;:0},&quot;schema&quot;:&quot;https://github.com/citation-style-language/schema/raw/master/csl-citation.json&quot;,&quot;citationItems&quot;:[{&quot;uris&quot;:[&quot;http://zotero.org/users/1913249/items/Z5NBBV7S&quot;],&quot;uri&quot;:[&quot;http://zotero.org/users/1913249/items/Z5NBBV7S&quot;],&quot;itemData&quot;:{&quot;type&quot;:&quot;report&quot;,&quot;title&quot;:&quot;Computational thinking - a guide for teachers&quot;,&quot;id&quot;:&quot;csizmadia_computational_2015-1&quot;,&quot;source&quot;:&quot;ResearchGate&quot;,&quot;issued&quot;:{&quot;date-parts&quot;:[[&quot;2015&quot;,1,1]]},&quot;publisher&quot;:&quot;Computing at School&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citation-key&quot;:&quot;csizmadia_computational_2015-1&quot;},&quot;suffix&quot;:&quot;&quot;,&quot;prefix&quot;:&quot;&quot;,&quot;id&quot;:3914}]} RNDazfuuenvgz"/>&lt;Do Zotero Refresh: [@csizmadia_computational_2015-1]&gt;<text:reference-mark-end text:name="ZOTERO_ITEM CSL_CITATION {&quot;citationID&quot;:&quot;rcuzsbmm&quot;,&quot;properties&quot;:{&quot;formattedCitation&quot;:&quot;[@csizmadia_computational_2015-1]&quot;,&quot;noteIndex&quot;:0},&quot;schema&quot;:&quot;https://github.com/citation-style-language/schema/raw/master/csl-citation.json&quot;,&quot;citationItems&quot;:[{&quot;uris&quot;:[&quot;http://zotero.org/users/1913249/items/Z5NBBV7S&quot;],&quot;uri&quot;:[&quot;http://zotero.org/users/1913249/items/Z5NBBV7S&quot;],&quot;itemData&quot;:{&quot;type&quot;:&quot;report&quot;,&quot;title&quot;:&quot;Computational thinking - a guide for teachers&quot;,&quot;id&quot;:&quot;csizmadia_computational_2015-1&quot;,&quot;source&quot;:&quot;ResearchGate&quot;,&quot;issued&quot;:{&quot;date-parts&quot;:[[&quot;2015&quot;,1,1]]},&quot;publisher&quot;:&quot;Computing at School&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citation-key&quot;:&quot;csizmadia_computational_2015-1&quot;},&quot;suffix&quot;:&quot;&quot;,&quot;prefix&quot;:&quot;&quot;,&quot;id&quot;:3914}]} RNDazfuuenvgz"/> have included elements of this applied framework as well as other more abstract CT concepts.</text:p>
      <text:h text:style-name="Heading_20_3" text:outline-level="3"><text:bookmark-start text:name="studies-exploring-ct-as-an-pedagogical-framework-to-support-learning-computer-coding"/>Studies exploring CT as an pedagogical framework to support learning computer coding<text:bookmark-end text:name="studies-exploring-ct-as-an-pedagogical-framework-to-support-learning-computer-coding"/></text:h>
      <text:p text:style-name="First_20_paragraph">The term abstraction has varied interpretation even within the field of computer science education <text:reference-mark-start text:name="ZOTERO_ITEM CSL_CITATION {&quot;citationID&quot;:&quot;nqdzptip&quot;,&quot;properties&quot;:{&quot;formattedCitation&quot;:&quot;[@hazzan_reducing_2002]&quot;,&quot;noteIndex&quot;:0},&quot;schema&quot;:&quot;https://github.com/citation-style-language/schema/raw/master/csl-citation.json&quot;,&quot;citationItems&quot;:[{&quot;uris&quot;:[&quot;http://zotero.org/users/1913249/items/UENCJTPP&quot;],&quot;uri&quot;:[&quot;http://zotero.org/users/1913249/items/UENCJTPP&quot;],&quot;itemData&quot;:{&quot;issue&quot;:&quot;3&quot;,&quot;citation-key&quot;:&quot;hazzan_reducing_2002&quot;,&quot;URL&quot;:&quot;https://doi.org/10.1145/637610.544461&quot;,&quot;source&quot;:&quot;September 2002&quot;,&quot;ISSN&quot;:&quot;0097-8418&quot;,&quot;DOI&quot;:&quot;10.1145/637610.544461&quot;,&quot;container-title&quot;:&quot;ACM SIGCSE Bulletin&quot;,&quot;page&quot;:&quot;156–160&quot;,&quot;accessed&quot;:{&quot;date-parts&quot;:[[&quot;2023&quot;,3,14]]},&quot;container-title-short&quot;:&quot;SIGCSE Bull.&quot;,&quot;issued&quot;:{&quot;date-parts&quot;:[[&quot;2002&quot;,6,24]]},&quot;id&quot;:&quot;hazzan_reducing_2002&quot;,&quot;volume&quot;:&quot;34&quot;,&quot;type&quot;:&quot;article-journal&quot;,&quot;title&quot;:&quot;Reducing abstraction level when learning computability theory concepts&quot;,&quot;author&quot;:[{&quot;family&quot;:&quot;Hazzan&quot;,&quot;given&quot;:&quot;Orit&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suffix&quot;:&quot;&quot;,&quot;prefix&quot;:&quot;&quot;,&quot;id&quot;:3699}]} RNDnfxsuovooo"/>&lt;Do Zotero Refresh: [@hazzan_reducing_2002]&gt;<text:reference-mark-end text:name="ZOTERO_ITEM CSL_CITATION {&quot;citationID&quot;:&quot;nqdzptip&quot;,&quot;properties&quot;:{&quot;formattedCitation&quot;:&quot;[@hazzan_reducing_2002]&quot;,&quot;noteIndex&quot;:0},&quot;schema&quot;:&quot;https://github.com/citation-style-language/schema/raw/master/csl-citation.json&quot;,&quot;citationItems&quot;:[{&quot;uris&quot;:[&quot;http://zotero.org/users/1913249/items/UENCJTPP&quot;],&quot;uri&quot;:[&quot;http://zotero.org/users/1913249/items/UENCJTPP&quot;],&quot;itemData&quot;:{&quot;issue&quot;:&quot;3&quot;,&quot;citation-key&quot;:&quot;hazzan_reducing_2002&quot;,&quot;URL&quot;:&quot;https://doi.org/10.1145/637610.544461&quot;,&quot;source&quot;:&quot;September 2002&quot;,&quot;ISSN&quot;:&quot;0097-8418&quot;,&quot;DOI&quot;:&quot;10.1145/637610.544461&quot;,&quot;container-title&quot;:&quot;ACM SIGCSE Bulletin&quot;,&quot;page&quot;:&quot;156–160&quot;,&quot;accessed&quot;:{&quot;date-parts&quot;:[[&quot;2023&quot;,3,14]]},&quot;container-title-short&quot;:&quot;SIGCSE Bull.&quot;,&quot;issued&quot;:{&quot;date-parts&quot;:[[&quot;2002&quot;,6,24]]},&quot;id&quot;:&quot;hazzan_reducing_2002&quot;,&quot;volume&quot;:&quot;34&quot;,&quot;type&quot;:&quot;article-journal&quot;,&quot;title&quot;:&quot;Reducing abstraction level when learning computability theory concepts&quot;,&quot;author&quot;:[{&quot;family&quot;:&quot;Hazzan&quot;,&quot;given&quot;:&quot;Orit&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suffix&quot;:&quot;&quot;,&quot;prefix&quot;:&quot;&quot;,&quot;id&quot;:3699}]} RNDnfxsuovooo"/>. Papert and Turkle’s <text:reference-mark-start text:name="ZOTERO_ITEM CSL_CITATION {&quot;citationID&quot;:&quot;pbaqbfkv&quot;,&quot;properties&quot;:{&quot;formattedCitation&quot;:&quot;[-@papert_epistemological_1990]&quot;,&quot;noteIndex&quot;:0},&quot;schema&quot;:&quot;https://github.com/citation-style-language/schema/raw/master/csl-citation.json&quot;,&quot;citationItems&quot;:[{&quot;uris&quot;:[&quot;http://zotero.org/users/1913249/items/PN46846P&quot;],&quot;suppress-author&quot;:true,&quot;uri&quot;:[&quot;http://zotero.org/users/1913249/items/PN46846P&quot;],&quot;itemData&quot;:{&quot;issue&quot;:&quot;1&quot;,&quot;citation-key&quot;:&quot;papert_epistemological_1990&quot;,&quot;URL&quot;:&quot;http://www.papert.org/articles/EpistemologicalPluralism.html&quot;,&quot;issued&quot;:{&quot;date-parts&quot;:[[&quot;1990&quot;]]},&quot;volume&quot;:&quot;16&quot;,&quot;container-title&quot;:&quot;Signs&quot;,&quot;id&quot;:&quot;papert_epistemological_1990&quot;,&quot;accessed&quot;:{&quot;date-parts&quot;:[[&quot;2017&quot;,11,1]]},&quot;title&quot;:&quot;Epistemological Pluralism and the Revaluation of the Concrete&quot;,&quot;author&quot;:[{&quot;family&quot;:&quot;Papert&quot;,&quot;given&quot;:&quot;Seymour&quot;},{&quot;family&quot;:&quot;Turkle&quot;,&quot;given&quot;:&quot;Sherry&quot;}],&quot;type&quot;:&quot;article-journal&quot;},&quot;suffix&quot;:&quot;&quot;,&quot;prefix&quot;:&quot;&quot;,&quot;id&quot;:2017}]} RNDkyqqxehbew"/>&lt;Do Zotero Refresh: [-@papert_epistemological_1990]&gt;<text:reference-mark-end text:name="ZOTERO_ITEM CSL_CITATION {&quot;citationID&quot;:&quot;pbaqbfkv&quot;,&quot;properties&quot;:{&quot;formattedCitation&quot;:&quot;[-@papert_epistemological_1990]&quot;,&quot;noteIndex&quot;:0},&quot;schema&quot;:&quot;https://github.com/citation-style-language/schema/raw/master/csl-citation.json&quot;,&quot;citationItems&quot;:[{&quot;uris&quot;:[&quot;http://zotero.org/users/1913249/items/PN46846P&quot;],&quot;suppress-author&quot;:true,&quot;uri&quot;:[&quot;http://zotero.org/users/1913249/items/PN46846P&quot;],&quot;itemData&quot;:{&quot;issue&quot;:&quot;1&quot;,&quot;citation-key&quot;:&quot;papert_epistemological_1990&quot;,&quot;URL&quot;:&quot;http://www.papert.org/articles/EpistemologicalPluralism.html&quot;,&quot;issued&quot;:{&quot;date-parts&quot;:[[&quot;1990&quot;]]},&quot;volume&quot;:&quot;16&quot;,&quot;container-title&quot;:&quot;Signs&quot;,&quot;id&quot;:&quot;papert_epistemological_1990&quot;,&quot;accessed&quot;:{&quot;date-parts&quot;:[[&quot;2017&quot;,11,1]]},&quot;title&quot;:&quot;Epistemological Pluralism and the Revaluation of the Concrete&quot;,&quot;author&quot;:[{&quot;family&quot;:&quot;Papert&quot;,&quot;given&quot;:&quot;Seymour&quot;},{&quot;family&quot;:&quot;Turkle&quot;,&quot;given&quot;:&quot;Sherry&quot;}],&quot;type&quot;:&quot;article-journal&quot;},&quot;suffix&quot;:&quot;&quot;,&quot;prefix&quot;:&quot;&quot;,&quot;id&quot;:2017}]} RNDkyqqxehbew"/>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umlisibm&quot;,&quot;properties&quot;:{&quot;formattedCitation&quot;:&quot;[-@wilensky1991abstract]&quot;,&quot;noteIndex&quot;:0},&quot;schema&quot;:&quot;https://github.com/citation-style-language/schema/raw/master/csl-citation.json&quot;,&quot;citationItems&quot;:[{&quot;uris&quot;:[&quot;http://zotero.org/users/1913249/items/U3NMBFHL&quot;],&quot;suppress-author&quot;:true,&quot;uri&quot;:[&quot;http://zotero.org/users/1913249/items/U3NMBFHL&quot;],&quot;itemData&quot;:{&quot;type&quot;:&quot;book&quot;,&quot;id&quot;:&quot;wilensky1991abstract&quot;,&quot;title&quot;:&quot;Abstract meditations on the concrete and concrete implications for mathematics education&quot;,&quot;issued&quot;:{&quot;date-parts&quot;:[[&quot;1991&quot;]]},&quot;publisher&quot;:&quot;Epistemology and Learning Group, MIT Media Laboratory Cambridge, MA&quot;,&quot;author&quot;:[{&quot;family&quot;:&quot;Wilensky&quot;,&quot;given&quot;:&quot;Uri&quot;}],&quot;citation-key&quot;:&quot;wilensky1991abstract&quot;},&quot;suffix&quot;:&quot;&quot;,&quot;prefix&quot;:&quot;&quot;,&quot;id&quot;:3687}]} RNDxwamkqnkgp"/>&lt;Do Zotero Refresh: [-@wilensky1991abstract]&gt;<text:reference-mark-end text:name="ZOTERO_ITEM CSL_CITATION {&quot;citationID&quot;:&quot;umlisibm&quot;,&quot;properties&quot;:{&quot;formattedCitation&quot;:&quot;[-@wilensky1991abstract]&quot;,&quot;noteIndex&quot;:0},&quot;schema&quot;:&quot;https://github.com/citation-style-language/schema/raw/master/csl-citation.json&quot;,&quot;citationItems&quot;:[{&quot;uris&quot;:[&quot;http://zotero.org/users/1913249/items/U3NMBFHL&quot;],&quot;suppress-author&quot;:true,&quot;uri&quot;:[&quot;http://zotero.org/users/1913249/items/U3NMBFHL&quot;],&quot;itemData&quot;:{&quot;type&quot;:&quot;book&quot;,&quot;id&quot;:&quot;wilensky1991abstract&quot;,&quot;title&quot;:&quot;Abstract meditations on the concrete and concrete implications for mathematics education&quot;,&quot;issued&quot;:{&quot;date-parts&quot;:[[&quot;1991&quot;]]},&quot;publisher&quot;:&quot;Epistemology and Learning Group, MIT Media Laboratory Cambridge, MA&quot;,&quot;author&quot;:[{&quot;family&quot;:&quot;Wilensky&quot;,&quot;given&quot;:&quot;Uri&quot;}],&quot;citation-key&quot;:&quot;wilensky1991abstract&quot;},&quot;suffix&quot;:&quot;&quot;,&quot;prefix&quot;:&quot;&quot;,&quot;id&quot;:3687}]} RNDxwamkqnkgp"/>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qrkapbrm&quot;,&quot;properties&quot;:{&quot;formattedCitation&quot;:&quot;[-@tedre_long_2016]&quot;,&quot;noteIndex&quot;:0},&quot;schema&quot;:&quot;https://github.com/citation-style-language/schema/raw/master/csl-citation.json&quot;,&quot;citationItems&quot;:[{&quot;uris&quot;:[&quot;http://zotero.org/users/1913249/items/D6IF6PH5&quot;],&quot;suppress-author&quot;:true,&quot;uri&quot;:[&quot;http://zotero.org/users/1913249/items/D6IF6PH5&quot;],&quot;itemData&quot;:{&quot;citation-key&quot;:&quot;tedre_long_2016&quot;,&quot;event-title&quot;:&quot;Koli Calling 2016: 16th Koli Calling International Conference on Computing Education Research&quot;,&quot;source&quot;:&quot;DOI.org (Crossref)&quot;,&quot;ISBN&quot;:&quot;978-1-4503-4770-9&quot;,&quot;DOI&quot;:&quot;10.1145/2999541.2999542&quot;,&quot;container-title&quot;:&quot;Proceedings of the 16th Koli Calling International Conference on Computing Education Research&quot;,&quot;page&quot;:&quot;120-129&quot;,&quot;accessed&quot;:{&quot;date-parts&quot;:[[&quot;2021&quot;,2,22]]},&quot;event-place&quot;:&quot;Koli Finland&quot;,&quot;issued&quot;:{&quot;date-parts&quot;:[[&quot;2016&quot;,11,24]]},&quot;URL&quot;:&quot;https://dl.acm.org/doi/10.1145/2999541.2999542&quot;,&quot;type&quot;:&quot;paper-conference&quot;,&quot;title&quot;:&quot;The long quest for computational thinking&quot;,&quot;id&quot;:&quot;tedre_long_2016&quot;,&quot;publisher-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author&quot;:[{&quot;family&quot;:&quot;Tedre&quot;,&quot;given&quot;:&quot;Matti&quot;},{&quot;family&quot;:&quot;Denning&quot;,&quot;given&quot;:&quot;Peter J.&quot;}],&quot;publisher&quot;:&quot;ACM&quot;},&quot;suffix&quot;:&quot;&quot;,&quot;prefix&quot;:&quot;&quot;,&quot;id&quot;:83}]} RNDgzokvixhrp"/>&lt;Do Zotero Refresh: [-@tedre_long_2016]&gt;<text:reference-mark-end text:name="ZOTERO_ITEM CSL_CITATION {&quot;citationID&quot;:&quot;qrkapbrm&quot;,&quot;properties&quot;:{&quot;formattedCitation&quot;:&quot;[-@tedre_long_2016]&quot;,&quot;noteIndex&quot;:0},&quot;schema&quot;:&quot;https://github.com/citation-style-language/schema/raw/master/csl-citation.json&quot;,&quot;citationItems&quot;:[{&quot;uris&quot;:[&quot;http://zotero.org/users/1913249/items/D6IF6PH5&quot;],&quot;suppress-author&quot;:true,&quot;uri&quot;:[&quot;http://zotero.org/users/1913249/items/D6IF6PH5&quot;],&quot;itemData&quot;:{&quot;citation-key&quot;:&quot;tedre_long_2016&quot;,&quot;event-title&quot;:&quot;Koli Calling 2016: 16th Koli Calling International Conference on Computing Education Research&quot;,&quot;source&quot;:&quot;DOI.org (Crossref)&quot;,&quot;ISBN&quot;:&quot;978-1-4503-4770-9&quot;,&quot;DOI&quot;:&quot;10.1145/2999541.2999542&quot;,&quot;container-title&quot;:&quot;Proceedings of the 16th Koli Calling International Conference on Computing Education Research&quot;,&quot;page&quot;:&quot;120-129&quot;,&quot;accessed&quot;:{&quot;date-parts&quot;:[[&quot;2021&quot;,2,22]]},&quot;event-place&quot;:&quot;Koli Finland&quot;,&quot;issued&quot;:{&quot;date-parts&quot;:[[&quot;2016&quot;,11,24]]},&quot;URL&quot;:&quot;https://dl.acm.org/doi/10.1145/2999541.2999542&quot;,&quot;type&quot;:&quot;paper-conference&quot;,&quot;title&quot;:&quot;The long quest for computational thinking&quot;,&quot;id&quot;:&quot;tedre_long_2016&quot;,&quot;publisher-place&quot;:&quot;Koli Finland&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language&quot;:&quot;en&quot;,&quot;author&quot;:[{&quot;family&quot;:&quot;Tedre&quot;,&quot;given&quot;:&quot;Matti&quot;},{&quot;family&quot;:&quot;Denning&quot;,&quot;given&quot;:&quot;Peter J.&quot;}],&quot;publisher&quot;:&quot;ACM&quot;},&quot;suffix&quot;:&quot;&quot;,&quot;prefix&quot;:&quot;&quot;,&quot;id&quot;:83}]} RNDgzokvixhrp"/> review of CT cautions against a too narrow definition of CT that highlights formal abstractions as represented by Wing’s take on CT <text:reference-mark-start text:name="ZOTERO_ITEM CSL_CITATION {&quot;citationID&quot;:&quot;qscnpcaz&quot;,&quot;properties&quot;:{&quot;formattedCitation&quot;:&quot;[-@wing_computational_2008]&quot;,&quot;noteIndex&quot;:0},&quot;schema&quot;:&quot;https://github.com/citation-style-language/schema/raw/master/csl-citation.json&quot;,&quot;citationItems&quot;:[{&quot;uris&quot;:[&quot;http://zotero.org/users/1913249/items/CQ6F79QS&quot;],&quot;suppress-author&quot;:true,&quot;uri&quot;:[&quot;http://zotero.org/users/1913249/items/CQ6F79QS&quot;],&quot;itemData&quot;:{&quot;issue&quot;:&quot;1881&quot;,&quot;volume&quot;:&quot;366&quot;,&quot;citation-key&quot;:&quot;wing_computational_2008&quot;,&quot;URL&quot;:&quot;http://rsta.royalsocietypublishing.org/cgi/doi/10.1098/rsta.2008.0118&quot;,&quot;issued&quot;:{&quot;date-parts&quot;:[[&quot;2008&quot;,10,28]]},&quot;type&quot;:&quot;article-journal&quot;,&quot;ISSN&quot;:&quot;1364-503X, 1471-2962&quot;,&quot;DOI&quot;:&quot;10.1098/rsta.2008.0118&quot;,&quot;container-title&quot;:&quot;Philosophical Transactions of the Royal Society A: Mathematical, Physical and Engineering Sciences&quot;,&quot;title&quot;:&quot;Computational thinking and thinking about computing&quot;,&quot;id&quot;:&quot;wing_computational_2008&quot;,&quot;page&quot;:&quot;3717-3725&quot;,&quot;accessed&quot;:{&quot;date-parts&quot;:[[&quot;2016&quot;,8,8]]},&quot;language&quot;:&quot;en&quot;,&quot;author&quot;:[{&quot;family&quot;:&quot;Wing&quot;,&quot;given&quot;:&quot;J. M&quot;}],&quot;source&quot;:&quot;CrossRef&quot;},&quot;suffix&quot;:&quot;&quot;,&quot;prefix&quot;:&quot;&quot;,&quot;id&quot;:1293}]} RNDtokzdbrncg"/>&lt;Do Zotero Refresh: [-@wing_computational_2008]&gt;<text:reference-mark-end text:name="ZOTERO_ITEM CSL_CITATION {&quot;citationID&quot;:&quot;qscnpcaz&quot;,&quot;properties&quot;:{&quot;formattedCitation&quot;:&quot;[-@wing_computational_2008]&quot;,&quot;noteIndex&quot;:0},&quot;schema&quot;:&quot;https://github.com/citation-style-language/schema/raw/master/csl-citation.json&quot;,&quot;citationItems&quot;:[{&quot;uris&quot;:[&quot;http://zotero.org/users/1913249/items/CQ6F79QS&quot;],&quot;suppress-author&quot;:true,&quot;uri&quot;:[&quot;http://zotero.org/users/1913249/items/CQ6F79QS&quot;],&quot;itemData&quot;:{&quot;issue&quot;:&quot;1881&quot;,&quot;volume&quot;:&quot;366&quot;,&quot;citation-key&quot;:&quot;wing_computational_2008&quot;,&quot;URL&quot;:&quot;http://rsta.royalsocietypublishing.org/cgi/doi/10.1098/rsta.2008.0118&quot;,&quot;issued&quot;:{&quot;date-parts&quot;:[[&quot;2008&quot;,10,28]]},&quot;type&quot;:&quot;article-journal&quot;,&quot;ISSN&quot;:&quot;1364-503X, 1471-2962&quot;,&quot;DOI&quot;:&quot;10.1098/rsta.2008.0118&quot;,&quot;container-title&quot;:&quot;Philosophical Transactions of the Royal Society A: Mathematical, Physical and Engineering Sciences&quot;,&quot;title&quot;:&quot;Computational thinking and thinking about computing&quot;,&quot;id&quot;:&quot;wing_computational_2008&quot;,&quot;page&quot;:&quot;3717-3725&quot;,&quot;accessed&quot;:{&quot;date-parts&quot;:[[&quot;2016&quot;,8,8]]},&quot;language&quot;:&quot;en&quot;,&quot;author&quot;:[{&quot;family&quot;:&quot;Wing&quot;,&quot;given&quot;:&quot;J. M&quot;}],&quot;source&quot;:&quot;CrossRef&quot;},&quot;suffix&quot;:&quot;&quot;,&quot;prefix&quot;:&quot;&quot;,&quot;id&quot;:1293}]} RNDtokzdbrncg"/>. This is not to argue that Wing’s approach to CT is without technical merit <text:reference-mark-start text:name="ZOTERO_ITEM CSL_CITATION {&quot;citationID&quot;:&quot;putvthgp&quot;,&quot;properties&quot;:{&quot;formattedCitation&quot;:&quot;[@lodi_computational_2021]&quot;,&quot;noteIndex&quot;:0},&quot;schema&quot;:&quot;https://github.com/citation-style-language/schema/raw/master/csl-citation.json&quot;,&quot;citationItems&quot;:[{&quot;uris&quot;:[&quot;http://zotero.org/users/1913249/items/SZW59GAB&quot;],&quot;uri&quot;:[&quot;http://zotero.org/users/1913249/items/SZW59GAB&quot;],&quot;itemData&quot;:{&quot;issue&quot;:&quot;4&quot;,&quot;citation-key&quot;:&quot;lodi_computational_2021&quot;,&quot;URL&quot;:&quot;https://doi.org/10.1007/s11191-021-00202-5&quot;,&quot;source&quot;:&quot;Springer Link&quot;,&quot;ISSN&quot;:&quot;1573-1901&quot;,&quot;DOI&quot;:&quot;10.1007/s11191-021-00202-5&quot;,&quot;container-title&quot;:&quot;Science &amp; Education&quot;,&quot;page&quot;:&quot;883-908&quot;,&quot;accessed&quot;:{&quot;date-parts&quot;:[[&quot;2023&quot;,3,14]]},&quot;container-title-short&quot;:&quot;Sci &amp; Educ&quot;,&quot;issued&quot;:{&quot;date-parts&quot;:[[&quot;2021&quot;,8,1]]},&quot;volume&quot;:&quot;30&quot;,&quot;id&quot;:&quot;lodi_computational_2021&quot;,&quot;type&quot;:&quot;article-journal&quot;,&quot;title&quot;:&quot;Computational Thinking, Between Papert and Wing&quot;,&quot;language&quot;:&quot;en&quot;,&quot;author&quot;:[{&quot;family&quot;:&quot;Lodi&quot;,&quot;given&quot;:&quot;Michael&quot;},{&quot;family&quot;:&quot;Martini&quot;,&quot;given&quot;:&quot;Simone&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suffix&quot;:&quot;&quot;,&quot;prefix&quot;:&quot;&quot;,&quot;id&quot;:3696}]} RNDqdwhtmavap"/>&lt;Do Zotero Refresh: [@lodi_computational_2021]&gt;<text:reference-mark-end text:name="ZOTERO_ITEM CSL_CITATION {&quot;citationID&quot;:&quot;putvthgp&quot;,&quot;properties&quot;:{&quot;formattedCitation&quot;:&quot;[@lodi_computational_2021]&quot;,&quot;noteIndex&quot;:0},&quot;schema&quot;:&quot;https://github.com/citation-style-language/schema/raw/master/csl-citation.json&quot;,&quot;citationItems&quot;:[{&quot;uris&quot;:[&quot;http://zotero.org/users/1913249/items/SZW59GAB&quot;],&quot;uri&quot;:[&quot;http://zotero.org/users/1913249/items/SZW59GAB&quot;],&quot;itemData&quot;:{&quot;issue&quot;:&quot;4&quot;,&quot;citation-key&quot;:&quot;lodi_computational_2021&quot;,&quot;URL&quot;:&quot;https://doi.org/10.1007/s11191-021-00202-5&quot;,&quot;source&quot;:&quot;Springer Link&quot;,&quot;ISSN&quot;:&quot;1573-1901&quot;,&quot;DOI&quot;:&quot;10.1007/s11191-021-00202-5&quot;,&quot;container-title&quot;:&quot;Science &amp; Education&quot;,&quot;page&quot;:&quot;883-908&quot;,&quot;accessed&quot;:{&quot;date-parts&quot;:[[&quot;2023&quot;,3,14]]},&quot;container-title-short&quot;:&quot;Sci &amp; Educ&quot;,&quot;issued&quot;:{&quot;date-parts&quot;:[[&quot;2021&quot;,8,1]]},&quot;volume&quot;:&quot;30&quot;,&quot;id&quot;:&quot;lodi_computational_2021&quot;,&quot;type&quot;:&quot;article-journal&quot;,&quot;title&quot;:&quot;Computational Thinking, Between Papert and Wing&quot;,&quot;language&quot;:&quot;en&quot;,&quot;author&quot;:[{&quot;family&quot;:&quot;Lodi&quot;,&quot;given&quot;:&quot;Michael&quot;},{&quot;family&quot;:&quot;Martini&quot;,&quot;given&quot;:&quot;Simone&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suffix&quot;:&quot;&quot;,&quot;prefix&quot;:&quot;&quot;,&quot;id&quot;:3696}]} RNDqdwhtmavap"/>,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yaproars&quot;,&quot;properties&quot;:{&quot;formattedCitation&quot;:&quot;[@resnick_coding_2020]&quot;,&quot;noteIndex&quot;:0},&quot;schema&quot;:&quot;https://github.com/citation-style-language/schema/raw/master/csl-citation.json&quot;,&quot;citationItems&quot;:[{&quot;uris&quot;:[&quot;http://zotero.org/users/1913249/items/VYS48CXK&quot;],&quot;uri&quot;:[&quot;http://zotero.org/users/1913249/items/VYS48CXK&quot;],&quot;itemData&quot;:{&quot;issue&quot;:&quot;11&quot;,&quot;citation-key&quot;:&quot;resnick_coding_2020&quot;,&quot;URL&quot;:&quot;https://dl.acm.org/doi/10.1145/3375546&quot;,&quot;source&quot;:&quot;DOI.org (Crossref)&quot;,&quot;ISSN&quot;:&quot;0001-0782, 1557-7317&quot;,&quot;DOI&quot;:&quot;10.1145/3375546&quot;,&quot;container-title&quot;:&quot;Communications of the ACM&quot;,&quot;page&quot;:&quot;120-127&quot;,&quot;accessed&quot;:{&quot;date-parts&quot;:[[&quot;2021&quot;,12,21]]},&quot;container-title-short&quot;:&quot;Commun. ACM&quot;,&quot;issued&quot;:{&quot;date-parts&quot;:[[&quot;2020&quot;,10,22]]},&quot;volume&quot;:&quot;63&quot;,&quot;id&quot;:&quot;resnick_coding_2020&quot;,&quot;type&quot;:&quot;article-journal&quot;,&quot;title&quot;:&quot;Coding at a crossroads&quot;,&quot;language&quot;:&quot;en&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suffix&quot;:&quot;&quot;,&quot;prefix&quot;:&quot;&quot;,&quot;id&quot;:3}]} RNDbigdpvxirr"/>&lt;Do Zotero Refresh: [@resnick_coding_2020]&gt;<text:reference-mark-end text:name="ZOTERO_ITEM CSL_CITATION {&quot;citationID&quot;:&quot;yaproars&quot;,&quot;properties&quot;:{&quot;formattedCitation&quot;:&quot;[@resnick_coding_2020]&quot;,&quot;noteIndex&quot;:0},&quot;schema&quot;:&quot;https://github.com/citation-style-language/schema/raw/master/csl-citation.json&quot;,&quot;citationItems&quot;:[{&quot;uris&quot;:[&quot;http://zotero.org/users/1913249/items/VYS48CXK&quot;],&quot;uri&quot;:[&quot;http://zotero.org/users/1913249/items/VYS48CXK&quot;],&quot;itemData&quot;:{&quot;issue&quot;:&quot;11&quot;,&quot;citation-key&quot;:&quot;resnick_coding_2020&quot;,&quot;URL&quot;:&quot;https://dl.acm.org/doi/10.1145/3375546&quot;,&quot;source&quot;:&quot;DOI.org (Crossref)&quot;,&quot;ISSN&quot;:&quot;0001-0782, 1557-7317&quot;,&quot;DOI&quot;:&quot;10.1145/3375546&quot;,&quot;container-title&quot;:&quot;Communications of the ACM&quot;,&quot;page&quot;:&quot;120-127&quot;,&quot;accessed&quot;:{&quot;date-parts&quot;:[[&quot;2021&quot;,12,21]]},&quot;container-title-short&quot;:&quot;Commun. ACM&quot;,&quot;issued&quot;:{&quot;date-parts&quot;:[[&quot;2020&quot;,10,22]]},&quot;volume&quot;:&quot;63&quot;,&quot;id&quot;:&quot;resnick_coding_2020&quot;,&quot;type&quot;:&quot;article-journal&quot;,&quot;title&quot;:&quot;Coding at a crossroads&quot;,&quot;language&quot;:&quot;en&quot;,&quot;author&quot;:[{&quot;family&quot;:&quot;Resnick&quot;,&quot;given&quot;:&quot;Mitchel&quot;},{&quot;family&quot;:&quot;Rusk&quot;,&quot;given&quot;:&quot;Natalie&quot;}],&quot;abstract&quot;:&quot;While millions of students worldwide have enjoyed coding experiences over the last decade, the next challenge is spreading educational values and approaches.&quot;},&quot;suffix&quot;:&quot;&quot;,&quot;prefix&quot;:&quot;&quot;,&quot;id&quot;:3}]} RNDbigdpvxirr"/>.</text:p>
      <text:p text:style-name="Text_20_body">In teaching computing pedagogy the concept of levels of abstraction can be taught to students to help them understand the level of abstraction that they are working at <text:reference-mark-start text:name="ZOTERO_ITEM CSL_CITATION {&quot;citationID&quot;:&quot;qxghbcpu&quot;,&quot;properties&quot;:{&quot;formattedCitation&quot;:&quot;[@statter_teaching_2016; @waite_abstraction_2016; @waite_abstraction_2018-1]&quot;,&quot;noteIndex&quot;:0},&quot;schema&quot;:&quot;https://github.com/citation-style-language/schema/raw/master/csl-citation.json&quot;,&quot;citationItems&quot;:[{&quot;uris&quot;:[&quot;http://zotero.org/users/1913249/items/94B8KBTT&quot;],&quot;uri&quot;:[&quot;http://zotero.org/users/1913249/items/94B8KBTT&quot;],&quot;itemData&quot;:{&quot;citation-key&quot;:&quot;statter_teaching_2016&quot;,&quot;event-title&quot;:&quot;the 11th Workshop in Primary and Secondary Computing Education&quot;,&quot;source&quot;:&quot;DOI.org (Crossref)&quot;,&quot;ISBN&quot;:&quot;978-1-4503-4223-0&quot;,&quot;DOI&quot;:&quot;10.1145/2978249.2978261&quot;,&quot;container-title&quot;:&quot;Proceedings of the 11th Workshop in Primary and Secondary Computing Education on ZZZ - WiPSCE '16&quot;,&quot;page&quot;:&quot;80-83&quot;,&quot;accessed&quot;:{&quot;date-parts&quot;:[[&quot;2020&quot;,11,12]]},&quot;event-place&quot;:&quot;M&amp;#252;nster, Germany&quot;,&quot;issued&quot;:{&quot;date-parts&quot;:[[&quot;2016&quot;]]},&quot;URL&quot;:&quot;http://dl.acm.org/citation.cfm?doid=2978249.2978261&quot;,&quot;type&quot;:&quot;paper-conference&quot;,&quot;title&quot;:&quot;Teaching Abstract Thinking in Introduction to Computer Science for 7th Graders&quot;,&quot;id&quot;:&quot;statter_teaching_2016&quot;,&quot;publisher-place&quot;:&quot;M&amp;#252;nster, Germany&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language&quot;:&quot;en&quot;,&quot;author&quot;:[{&quot;family&quot;:&quot;Statter&quot;,&quot;given&quot;:&quot;David&quot;},{&quot;family&quot;:&quot;Armoni&quot;,&quot;given&quot;:&quot;Michal&quot;}],&quot;publisher&quot;:&quot;ACM Press&quot;},&quot;suffix&quot;:&quot;&quot;,&quot;prefix&quot;:&quot;&quot;,&quot;id&quot;:3583},{&quot;uris&quot;:[&quot;http://zotero.org/users/1913249/items/39JH9QJG&quot;],&quot;uri&quot;:[&quot;http://zotero.org/users/1913249/items/39JH9QJG&quot;],&quot;itemData&quot;:{&quot;citation-key&quot;:&quot;waite_abstraction_2016&quot;,&quot;event-title&quot;:&quot;the 11th Workshop in Primary and Secondary Computing Education&quot;,&quot;source&quot;:&quot;DOI.org (Crossref)&quot;,&quot;ISBN&quot;:&quot;978-1-4503-4223-0&quot;,&quot;DOI&quot;:&quot;10.1145/2978249.2978272&quot;,&quot;container-title&quot;:&quot;Proceedings of the 11th Workshop in Primary and Secondary Computing Education on ZZZ - WiPSCE '16&quot;,&quot;page&quot;:&quot;112-113&quot;,&quot;accessed&quot;:{&quot;date-parts&quot;:[[&quot;2020&quot;,11,12]]},&quot;event-place&quot;:&quot;M&amp;#252;nster, Germany&quot;,&quot;issued&quot;:{&quot;date-parts&quot;:[[&quot;2016&quot;]]},&quot;URL&quot;:&quot;http://dl.acm.org/citation.cfm?doid=2978249.2978272&quot;,&quot;type&quot;:&quot;paper-conference&quot;,&quot;title&quot;:&quot;Abstraction and common classroom activities&quot;,&quot;id&quot;:&quot;waite_abstraction_2016&quot;,&quot;publisher-place&quot;:&quot;M&amp;#252;nster, Germany&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language&quot;:&quot;en&quot;,&quot;author&quot;:[{&quot;family&quot;:&quot;Waite&quot;,&quot;given&quot;:&quot;Jane&quot;},{&quot;family&quot;:&quot;Curzon&quot;,&quot;given&quot;:&quot;Paul&quot;},{&quot;family&quot;:&quot;Marsh&quot;,&quot;given&quot;:&quot;William&quot;},{&quot;family&quot;:&quot;Sentance&quot;,&quot;given&quot;:&quot;Sue&quot;}],&quot;publisher&quot;:&quot;ACM Press&quot;},&quot;suffix&quot;:&quot;&quot;,&quot;prefix&quot;:&quot;&quot;,&quot;id&quot;:3588},{&quot;uris&quot;:[&quot;http://zotero.org/users/1913249/items/8KSA6TV2&quot;],&quot;uri&quot;:[&quot;http://zotero.org/users/1913249/items/8KSA6TV2&quot;],&quot;itemData&quot;:{&quot;issue&quot;:&quot;1&quot;,&quot;citation-key&quot;:&quot;waite_abstraction_2018-1&quot;,&quot;URL&quot;:&quot;https://ijcses.org/index.php/ijcses/article/view/23&quot;,&quot;source&quot;:&quot;ijcses.org&quot;,&quot;ISSN&quot;:&quot;2513-8359&quot;,&quot;DOI&quot;:&quot;10.21585/ijcses.v2i1.23&quot;,&quot;container-title&quot;:&quot;International Journal of Computer Science Education in Schools&quot;,&quot;page&quot;:&quot;14-40&quot;,&quot;accessed&quot;:{&quot;date-parts&quot;:[[&quot;2020&quot;,10,17]]},&quot;license&quot;:&quot;Copyright (c) 2018 Jane Lisa Waite, Paul Curzon, William Marsh, Sue Sentance, Alex Hadwen-Bennett&quot;,&quot;issued&quot;:{&quot;date-parts&quot;:[[&quot;2018&quot;,1,31]]},&quot;volume&quot;:&quot;2&quot;,&quot;number&quot;:&quot;1&quot;,&quot;title-short&quot;:&quot;Abstraction in action&quot;,&quot;id&quot;:&quot;waite_abstraction_2018-1&quot;,&quot;type&quot;:&quot;article-journal&quot;,&quot;title&quot;:&quot;Abstraction in action: K-5 teachers' uses of levels of abstraction, particularly the design level, in teaching programming.&quot;,&quot;language&quot;:&quot;e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uffix&quot;:&quot;&quot;,&quot;prefix&quot;:&quot;&quot;,&quot;id&quot;:3663}]} RNDppqpfoqugf"/>&lt;Do Zotero Refresh: [@statter_teaching_2016; @waite_abstraction_2016; @waite_abstraction_2018-1]&gt;<text:reference-mark-end text:name="ZOTERO_ITEM CSL_CITATION {&quot;citationID&quot;:&quot;qxghbcpu&quot;,&quot;properties&quot;:{&quot;formattedCitation&quot;:&quot;[@statter_teaching_2016; @waite_abstraction_2016; @waite_abstraction_2018-1]&quot;,&quot;noteIndex&quot;:0},&quot;schema&quot;:&quot;https://github.com/citation-style-language/schema/raw/master/csl-citation.json&quot;,&quot;citationItems&quot;:[{&quot;uris&quot;:[&quot;http://zotero.org/users/1913249/items/94B8KBTT&quot;],&quot;uri&quot;:[&quot;http://zotero.org/users/1913249/items/94B8KBTT&quot;],&quot;itemData&quot;:{&quot;citation-key&quot;:&quot;statter_teaching_2016&quot;,&quot;event-title&quot;:&quot;the 11th Workshop in Primary and Secondary Computing Education&quot;,&quot;source&quot;:&quot;DOI.org (Crossref)&quot;,&quot;ISBN&quot;:&quot;978-1-4503-4223-0&quot;,&quot;DOI&quot;:&quot;10.1145/2978249.2978261&quot;,&quot;container-title&quot;:&quot;Proceedings of the 11th Workshop in Primary and Secondary Computing Education on ZZZ - WiPSCE '16&quot;,&quot;page&quot;:&quot;80-83&quot;,&quot;accessed&quot;:{&quot;date-parts&quot;:[[&quot;2020&quot;,11,12]]},&quot;event-place&quot;:&quot;M&amp;#252;nster, Germany&quot;,&quot;issued&quot;:{&quot;date-parts&quot;:[[&quot;2016&quot;]]},&quot;URL&quot;:&quot;http://dl.acm.org/citation.cfm?doid=2978249.2978261&quot;,&quot;type&quot;:&quot;paper-conference&quot;,&quot;title&quot;:&quot;Teaching Abstract Thinking in Introduction to Computer Science for 7th Graders&quot;,&quot;id&quot;:&quot;statter_teaching_2016&quot;,&quot;publisher-place&quot;:&quot;M&amp;#252;nster, Germany&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language&quot;:&quot;en&quot;,&quot;author&quot;:[{&quot;family&quot;:&quot;Statter&quot;,&quot;given&quot;:&quot;David&quot;},{&quot;family&quot;:&quot;Armoni&quot;,&quot;given&quot;:&quot;Michal&quot;}],&quot;publisher&quot;:&quot;ACM Press&quot;},&quot;suffix&quot;:&quot;&quot;,&quot;prefix&quot;:&quot;&quot;,&quot;id&quot;:3583},{&quot;uris&quot;:[&quot;http://zotero.org/users/1913249/items/39JH9QJG&quot;],&quot;uri&quot;:[&quot;http://zotero.org/users/1913249/items/39JH9QJG&quot;],&quot;itemData&quot;:{&quot;citation-key&quot;:&quot;waite_abstraction_2016&quot;,&quot;event-title&quot;:&quot;the 11th Workshop in Primary and Secondary Computing Education&quot;,&quot;source&quot;:&quot;DOI.org (Crossref)&quot;,&quot;ISBN&quot;:&quot;978-1-4503-4223-0&quot;,&quot;DOI&quot;:&quot;10.1145/2978249.2978272&quot;,&quot;container-title&quot;:&quot;Proceedings of the 11th Workshop in Primary and Secondary Computing Education on ZZZ - WiPSCE '16&quot;,&quot;page&quot;:&quot;112-113&quot;,&quot;accessed&quot;:{&quot;date-parts&quot;:[[&quot;2020&quot;,11,12]]},&quot;event-place&quot;:&quot;M&amp;#252;nster, Germany&quot;,&quot;issued&quot;:{&quot;date-parts&quot;:[[&quot;2016&quot;]]},&quot;URL&quot;:&quot;http://dl.acm.org/citation.cfm?doid=2978249.2978272&quot;,&quot;type&quot;:&quot;paper-conference&quot;,&quot;title&quot;:&quot;Abstraction and common classroom activities&quot;,&quot;id&quot;:&quot;waite_abstraction_2016&quot;,&quot;publisher-place&quot;:&quot;M&amp;#252;nster, Germany&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language&quot;:&quot;en&quot;,&quot;author&quot;:[{&quot;family&quot;:&quot;Waite&quot;,&quot;given&quot;:&quot;Jane&quot;},{&quot;family&quot;:&quot;Curzon&quot;,&quot;given&quot;:&quot;Paul&quot;},{&quot;family&quot;:&quot;Marsh&quot;,&quot;given&quot;:&quot;William&quot;},{&quot;family&quot;:&quot;Sentance&quot;,&quot;given&quot;:&quot;Sue&quot;}],&quot;publisher&quot;:&quot;ACM Press&quot;},&quot;suffix&quot;:&quot;&quot;,&quot;prefix&quot;:&quot;&quot;,&quot;id&quot;:3588},{&quot;uris&quot;:[&quot;http://zotero.org/users/1913249/items/8KSA6TV2&quot;],&quot;uri&quot;:[&quot;http://zotero.org/users/1913249/items/8KSA6TV2&quot;],&quot;itemData&quot;:{&quot;issue&quot;:&quot;1&quot;,&quot;citation-key&quot;:&quot;waite_abstraction_2018-1&quot;,&quot;URL&quot;:&quot;https://ijcses.org/index.php/ijcses/article/view/23&quot;,&quot;source&quot;:&quot;ijcses.org&quot;,&quot;ISSN&quot;:&quot;2513-8359&quot;,&quot;DOI&quot;:&quot;10.21585/ijcses.v2i1.23&quot;,&quot;container-title&quot;:&quot;International Journal of Computer Science Education in Schools&quot;,&quot;page&quot;:&quot;14-40&quot;,&quot;accessed&quot;:{&quot;date-parts&quot;:[[&quot;2020&quot;,10,17]]},&quot;license&quot;:&quot;Copyright (c) 2018 Jane Lisa Waite, Paul Curzon, William Marsh, Sue Sentance, Alex Hadwen-Bennett&quot;,&quot;issued&quot;:{&quot;date-parts&quot;:[[&quot;2018&quot;,1,31]]},&quot;volume&quot;:&quot;2&quot;,&quot;number&quot;:&quot;1&quot;,&quot;title-short&quot;:&quot;Abstraction in action&quot;,&quot;id&quot;:&quot;waite_abstraction_2018-1&quot;,&quot;type&quot;:&quot;article-journal&quot;,&quot;title&quot;:&quot;Abstraction in action: K-5 teachers' uses of levels of abstraction, particularly the design level, in teaching programming.&quot;,&quot;language&quot;:&quot;en&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suffix&quot;:&quot;&quot;,&quot;prefix&quot;:&quot;&quot;,&quot;id&quot;:3663}]} RNDppqpfoqugf"/>.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uxxwgdav&quot;,&quot;properties&quot;:{&quot;formattedCitation&quot;:&quot;[@waite_abstraction_2018]&quot;,&quot;noteIndex&quot;:0},&quot;schema&quot;:&quot;https://github.com/citation-style-language/schema/raw/master/csl-citation.json&quot;,&quot;citationItems&quot;:[{&quot;uris&quot;:[&quot;http://zotero.org/users/1913249/items/5QGUDFAX&quot;],&quot;uri&quot;:[&quot;http://zotero.org/users/1913249/items/5QGUDFAX&quot;],&quot;itemData&quot;:{&quot;issue&quot;:&quot;1&quot;,&quot;citation-key&quot;:&quot;waite_abstraction_2018&quot;,&quot;URL&quot;:&quot;http://ijcses.org/index.php/ijcses/article/view/23&quot;,&quot;source&quot;:&quot;DOI.org (Crossref)&quot;,&quot;ISSN&quot;:&quot;2513-8359&quot;,&quot;DOI&quot;:&quot;10.21585/ijcses.v2i1.23&quot;,&quot;container-title&quot;:&quot;International Journal of Computer Science Education in Schools&quot;,&quot;page&quot;:&quot;14&quot;,&quot;accessed&quot;:{&quot;date-parts&quot;:[[&quot;2019&quot;,12,10]]},&quot;container-title-short&quot;:&quot;IJCSES&quot;,&quot;issued&quot;:{&quot;date-parts&quot;:[[&quot;2018&quot;,1,31]]},&quot;volume&quot;:&quot;2&quot;,&quot;title-short&quot;:&quot;Abstraction in action&quot;,&quot;id&quot;:&quot;waite_abstraction_2018&quot;,&quot;type&quot;:&quot;article-journal&quot;,&quot;language&quot;:&quot;en&quot;,&quot;title&quot;:&quot;Abstraction in action: K-5 teachers' uses of levels of abstraction, particularly the design level, in teaching programming.&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suffix&quot;:&quot;&quot;,&quot;prefix&quot;:&quot;&quot;,&quot;id&quot;:3132}]} RNDzxeqpunvcp"/>&lt;Do Zotero Refresh: [@waite_abstraction_2018]&gt;<text:reference-mark-end text:name="ZOTERO_ITEM CSL_CITATION {&quot;citationID&quot;:&quot;uxxwgdav&quot;,&quot;properties&quot;:{&quot;formattedCitation&quot;:&quot;[@waite_abstraction_2018]&quot;,&quot;noteIndex&quot;:0},&quot;schema&quot;:&quot;https://github.com/citation-style-language/schema/raw/master/csl-citation.json&quot;,&quot;citationItems&quot;:[{&quot;uris&quot;:[&quot;http://zotero.org/users/1913249/items/5QGUDFAX&quot;],&quot;uri&quot;:[&quot;http://zotero.org/users/1913249/items/5QGUDFAX&quot;],&quot;itemData&quot;:{&quot;issue&quot;:&quot;1&quot;,&quot;citation-key&quot;:&quot;waite_abstraction_2018&quot;,&quot;URL&quot;:&quot;http://ijcses.org/index.php/ijcses/article/view/23&quot;,&quot;source&quot;:&quot;DOI.org (Crossref)&quot;,&quot;ISSN&quot;:&quot;2513-8359&quot;,&quot;DOI&quot;:&quot;10.21585/ijcses.v2i1.23&quot;,&quot;container-title&quot;:&quot;International Journal of Computer Science Education in Schools&quot;,&quot;page&quot;:&quot;14&quot;,&quot;accessed&quot;:{&quot;date-parts&quot;:[[&quot;2019&quot;,12,10]]},&quot;container-title-short&quot;:&quot;IJCSES&quot;,&quot;issued&quot;:{&quot;date-parts&quot;:[[&quot;2018&quot;,1,31]]},&quot;volume&quot;:&quot;2&quot;,&quot;title-short&quot;:&quot;Abstraction in action&quot;,&quot;id&quot;:&quot;waite_abstraction_2018&quot;,&quot;type&quot;:&quot;article-journal&quot;,&quot;language&quot;:&quot;en&quot;,&quot;title&quot;:&quot;Abstraction in action: K-5 teachers' uses of levels of abstraction, particularly the design level, in teaching programming.&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suffix&quot;:&quot;&quot;,&quot;prefix&quot;:&quot;&quot;,&quot;id&quot;:3132}]} RNDzxeqpunvcp"/></text:p>
      <text:h text:style-name="Heading_20_2" text:outline-level="2"><text:bookmark-start text:name="to-perhaps-add-to-lit-review"/>To perhaps add to Lit REVIEW<text:bookmark-end text:name="to-perhaps-add-to-lit-review"/></text:h>
      <text:list text:style-name="L42">
        <text:list-item>
          <text:p text:style-name="P54">Hands on Education - what is it? Examples in STEM context<text:reference-mark-start text:name="ZOTERO_ITEM CSL_CITATION {&quot;citationID&quot;:&quot;yrknhacn&quot;,&quot;properties&quot;:{&quot;formattedCitation&quot;:&quot;[@holstermann_hands-activities_2010]&quot;,&quot;noteIndex&quot;:0},&quot;schema&quot;:&quot;https://github.com/citation-style-language/schema/raw/master/csl-citation.json&quot;,&quot;citationItems&quot;:[{&quot;uris&quot;:[&quot;http://zotero.org/users/1913249/items/LAUUU8X9&quot;],&quot;uri&quot;:[&quot;http://zotero.org/users/1913249/items/LAUUU8X9&quot;],&quot;itemData&quot;:{&quot;issue&quot;:&quot;5&quot;,&quot;citation-key&quot;:&quot;holstermann_hands-activities_2010&quot;,&quot;URL&quot;:&quot;https://doi.org/10.1007/s11165-009-9142-0&quot;,&quot;source&quot;:&quot;Springer Link&quot;,&quot;ISSN&quot;:&quot;1573-1898&quot;,&quot;DOI&quot;:&quot;10.1007/s11165-009-9142-0&quot;,&quot;container-title&quot;:&quot;Research in Science Education&quot;,&quot;page&quot;:&quot;743-757&quot;,&quot;accessed&quot;:{&quot;date-parts&quot;:[[&quot;2023&quot;,11,20]]},&quot;container-title-short&quot;:&quot;Res Sci Educ&quot;,&quot;issued&quot;:{&quot;date-parts&quot;:[[&quot;2010&quot;,11,1]]},&quot;volume&quot;:&quot;40&quot;,&quot;id&quot;:&quot;holstermann_hands-activities_2010&quot;,&quot;type&quot;:&quot;article-journal&quot;,&quot;title&quot;:&quot;Hands-on Activities and Their Influence on Students’ Interest&quot;,&quot;language&quot;:&quot;en&quot;,&quot;author&quot;:[{&quot;family&quot;:&quot;Holstermann&quot;,&quot;given&quot;:&quot;Nina&quot;},{&quot;family&quot;:&quot;Grube&quot;,&quot;given&quot;:&quot;Dietmar&quot;},{&quot;family&quot;:&quot;Bögeholz&quot;,&quot;given&quot;:&quot;Susanne&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suffix&quot;:&quot;&quot;,&quot;prefix&quot;:&quot;&quot;,&quot;id&quot;:9077}]} RNDpsivxdsvzy"/>&lt;Do Zotero Refresh: [@holstermann_hands-activities_2010]&gt;<text:reference-mark-end text:name="ZOTERO_ITEM CSL_CITATION {&quot;citationID&quot;:&quot;yrknhacn&quot;,&quot;properties&quot;:{&quot;formattedCitation&quot;:&quot;[@holstermann_hands-activities_2010]&quot;,&quot;noteIndex&quot;:0},&quot;schema&quot;:&quot;https://github.com/citation-style-language/schema/raw/master/csl-citation.json&quot;,&quot;citationItems&quot;:[{&quot;uris&quot;:[&quot;http://zotero.org/users/1913249/items/LAUUU8X9&quot;],&quot;uri&quot;:[&quot;http://zotero.org/users/1913249/items/LAUUU8X9&quot;],&quot;itemData&quot;:{&quot;issue&quot;:&quot;5&quot;,&quot;citation-key&quot;:&quot;holstermann_hands-activities_2010&quot;,&quot;URL&quot;:&quot;https://doi.org/10.1007/s11165-009-9142-0&quot;,&quot;source&quot;:&quot;Springer Link&quot;,&quot;ISSN&quot;:&quot;1573-1898&quot;,&quot;DOI&quot;:&quot;10.1007/s11165-009-9142-0&quot;,&quot;container-title&quot;:&quot;Research in Science Education&quot;,&quot;page&quot;:&quot;743-757&quot;,&quot;accessed&quot;:{&quot;date-parts&quot;:[[&quot;2023&quot;,11,20]]},&quot;container-title-short&quot;:&quot;Res Sci Educ&quot;,&quot;issued&quot;:{&quot;date-parts&quot;:[[&quot;2010&quot;,11,1]]},&quot;volume&quot;:&quot;40&quot;,&quot;id&quot;:&quot;holstermann_hands-activities_2010&quot;,&quot;type&quot;:&quot;article-journal&quot;,&quot;title&quot;:&quot;Hands-on Activities and Their Influence on Students’ Interest&quot;,&quot;language&quot;:&quot;en&quot;,&quot;author&quot;:[{&quot;family&quot;:&quot;Holstermann&quot;,&quot;given&quot;:&quot;Nina&quot;},{&quot;family&quot;:&quot;Grube&quot;,&quot;given&quot;:&quot;Dietmar&quot;},{&quot;family&quot;:&quot;Bögeholz&quot;,&quot;given&quot;:&quot;Susanne&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suffix&quot;:&quot;&quot;,&quot;prefix&quot;:&quot;&quot;,&quot;id&quot;:9077}]} RNDpsivxdsvzy"/>.</text:p>
        </text:list-item>
      </text:list>
      <text:h text:style-name="Heading_20_4" text:outline-level="4"><text:bookmark-start text:name="game-making-studies-addressing-gender-and-race"/>Game making studies addressing gender and race<text:bookmark-end text:name="game-making-studies-addressing-gender-and-race"/></text:h>
      <text:p text:style-name="First_20_paragraph">The introduction gave a summary of some of the barriers associated with culture and identity. This section addresses those studies in more detail, extracting some of the pedagogical approaches.</text:p>
      <text:p text:style-name="Text_20_body"><text:span text:style-name="T2">Studies exploring identity and barriers to participation</text:span></text:p>
      <text:p text:style-name="Text_20_body">Issues of identities and barriers have been explored in relation to gender in terms of game making in several studies.</text:p>
      <text:p text:style-name="Text_20_body">REWRITE WITH CORRECT CITATIONS - ALSO INCLUDE THE GAME TESTERS OF BLACK STUDENTS.</text:p>
      <text:p text:style-name="Text_20_body"><text:span text:style-name="T2">Gender related identities</text:span></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Data was recorded from two UK schools in an 18 month after school programme. Pelletier draws on the work of Butler 1988) to caution against overdue influence of a set conception of gender or cultural stereotypes, seeing gender as a personal and flexible product of continuing activities and interactions. In this study, she explored the promise of the process of game design and the analysis of gaming habits as a platform and set of tools for young participants to explore and construct their gender identity over time. This area is a rich seam to explore and a more recent study by Fisher and Jenson critically explored diverse themes through a summer game making programme 2017). Emerging issues included pinkification, marginalisation and exclusions of women from game cultures, sexualisation and harassment.</text:p>
      <text:p text:style-name="Text_20_body">Kafai and Burke also address the issues of gender identities and game design 2014). They propose that we ask not <text:span text:style-name="T1">How can we bring girls into the game making clubhouse</text:span> but rather <text:span text:style-name="T1">How can we build new clubhouses suitable for the interests of girls</text:span>. Two of the playful elements they suggest are textiles related technology and the promotion of more collaborative online spaces as opposed to technology competitions.</text:p>
      <text:list text:style-name="L43">
        <text:list-item>
          <text:p text:style-name="P55">girl’s low self-confidence in the area of computing compared to their ability <text:reference-mark-start text:name="ZOTERO_ITEM CSL_CITATION {&quot;citationID&quot;:&quot;yzuxxyom&quot;,&quot;properties&quot;:{&quot;formattedCitation&quot;:&quot;[@beyer_gender_2003; @margolis_unlocking_2002]&quot;,&quot;noteIndex&quot;:0},&quot;schema&quot;:&quot;https://github.com/citation-style-language/schema/raw/master/csl-citation.json&quot;,&quot;citationItems&quot;:[{&quot;uris&quot;:[&quot;http://zotero.org/users/1913249/items/4V4VNGBJ&quot;],&quot;uri&quot;:[&quot;http://zotero.org/users/1913249/items/4V4VNGBJ&quot;],&quot;itemData&quot;:{&quot;citation-key&quot;:&quot;beyer_gender_2003&quot;,&quot;URL&quot;:&quot;http://doi.acm.org/10.1145/611892.611930&quot;,&quot;source&quot;:&quot;ACM Digital Library&quot;,&quot;collection-title&quot;:&quot;SIGCSE '03&quot;,&quot;DOI&quot;:&quot;10.1145/611892.611930&quot;,&quot;container-title&quot;:&quot;Proceedings of the 34th SIGCSE Technical Symposium on Computer Science Education&quot;,&quot;page&quot;:&quot;49–53&quot;,&quot;accessed&quot;:{&quot;date-parts&quot;:[[&quot;2018&quot;,9,19]]},&quot;event-place&quot;:&quot;New York, NY, USA&quot;,&quot;issued&quot;:{&quot;date-parts&quot;:[[&quot;2003&quot;]]},&quot;type&quot;:&quot;paper-conference&quot;,&quot;title&quot;:&quot;Gender Differences in Computer Science Students&quot;,&quot;id&quot;:&quot;beyer_gender_2003&quot;,&quot;publisher-place&quot;:&quot;New York, NY, USA&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publisher&quot;:&quot;ACM&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ISBN&quot;:&quot;978-1-58113-648-7&quot;},&quot;suffix&quot;:&quot;&quot;,&quot;prefix&quot;:&quot;&quot;,&quot;id&quot;:2691},{&quot;uris&quot;:[&quot;http://zotero.org/users/1913249/items/4YCD88M7&quot;],&quot;uri&quot;:[&quot;http://zotero.org/users/1913249/items/4YCD88M7&quot;],&quot;itemData&quot;:{&quot;type&quot;:&quot;book&quot;,&quot;citation-key&quot;:&quot;margolis_unlocking_2002&quot;,&quot;publisher-place&quot;:&quot;Cambridge, Mass&quot;,&quot;issued&quot;:{&quot;date-parts&quot;:[[&quot;2002&quot;]]},&quot;call-number&quot;:&quot;QA76.25 .M35 2002&quot;,&quot;ISBN&quot;:&quot;978-0-262-13398-2&quot;,&quot;title&quot;:&quot;Unlocking the clubhouse: women in computing&quot;,&quot;source&quot;:&quot;Library of Congress ISBN&quot;,&quot;title-short&quot;:&quot;Unlocking the clubhouse&quot;,&quot;id&quot;:&quot;margolis_unlocking_2002&quot;,&quot;number-of-pages&quot;:&quot;172&quot;,&quot;publisher&quot;:&quot;MIT Press&quot;,&quot;language&quot;:&quot;en&quot;,&quot;author&quot;:[{&quot;family&quot;:&quot;Margolis&quot;,&quot;given&quot;:&quot;Jane&quot;},{&quot;family&quot;:&quot;Fisher&quot;,&quot;given&quot;:&quot;Allan&quot;}],&quot;event-place&quot;:&quot;Cambridge, Mass&quot;},&quot;suffix&quot;:&quot;&quot;,&quot;prefix&quot;:&quot;&quot;,&quot;id&quot;:2699}]} RNDtcivrgnbtv"/>&lt;Do Zotero Refresh: [@beyer_gender_2003; @margolis_unlocking_2002]&gt;<text:reference-mark-end text:name="ZOTERO_ITEM CSL_CITATION {&quot;citationID&quot;:&quot;yzuxxyom&quot;,&quot;properties&quot;:{&quot;formattedCitation&quot;:&quot;[@beyer_gender_2003; @margolis_unlocking_2002]&quot;,&quot;noteIndex&quot;:0},&quot;schema&quot;:&quot;https://github.com/citation-style-language/schema/raw/master/csl-citation.json&quot;,&quot;citationItems&quot;:[{&quot;uris&quot;:[&quot;http://zotero.org/users/1913249/items/4V4VNGBJ&quot;],&quot;uri&quot;:[&quot;http://zotero.org/users/1913249/items/4V4VNGBJ&quot;],&quot;itemData&quot;:{&quot;citation-key&quot;:&quot;beyer_gender_2003&quot;,&quot;URL&quot;:&quot;http://doi.acm.org/10.1145/611892.611930&quot;,&quot;source&quot;:&quot;ACM Digital Library&quot;,&quot;collection-title&quot;:&quot;SIGCSE '03&quot;,&quot;DOI&quot;:&quot;10.1145/611892.611930&quot;,&quot;container-title&quot;:&quot;Proceedings of the 34th SIGCSE Technical Symposium on Computer Science Education&quot;,&quot;page&quot;:&quot;49–53&quot;,&quot;accessed&quot;:{&quot;date-parts&quot;:[[&quot;2018&quot;,9,19]]},&quot;event-place&quot;:&quot;New York, NY, USA&quot;,&quot;issued&quot;:{&quot;date-parts&quot;:[[&quot;2003&quot;]]},&quot;type&quot;:&quot;paper-conference&quot;,&quot;title&quot;:&quot;Gender Differences in Computer Science Students&quot;,&quot;id&quot;:&quot;beyer_gender_2003&quot;,&quot;publisher-place&quot;:&quot;New York, NY, USA&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publisher&quot;:&quot;ACM&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ISBN&quot;:&quot;978-1-58113-648-7&quot;},&quot;suffix&quot;:&quot;&quot;,&quot;prefix&quot;:&quot;&quot;,&quot;id&quot;:2691},{&quot;uris&quot;:[&quot;http://zotero.org/users/1913249/items/4YCD88M7&quot;],&quot;uri&quot;:[&quot;http://zotero.org/users/1913249/items/4YCD88M7&quot;],&quot;itemData&quot;:{&quot;type&quot;:&quot;book&quot;,&quot;citation-key&quot;:&quot;margolis_unlocking_2002&quot;,&quot;publisher-place&quot;:&quot;Cambridge, Mass&quot;,&quot;issued&quot;:{&quot;date-parts&quot;:[[&quot;2002&quot;]]},&quot;call-number&quot;:&quot;QA76.25 .M35 2002&quot;,&quot;ISBN&quot;:&quot;978-0-262-13398-2&quot;,&quot;title&quot;:&quot;Unlocking the clubhouse: women in computing&quot;,&quot;source&quot;:&quot;Library of Congress ISBN&quot;,&quot;title-short&quot;:&quot;Unlocking the clubhouse&quot;,&quot;id&quot;:&quot;margolis_unlocking_2002&quot;,&quot;number-of-pages&quot;:&quot;172&quot;,&quot;publisher&quot;:&quot;MIT Press&quot;,&quot;language&quot;:&quot;en&quot;,&quot;author&quot;:[{&quot;family&quot;:&quot;Margolis&quot;,&quot;given&quot;:&quot;Jane&quot;},{&quot;family&quot;:&quot;Fisher&quot;,&quot;given&quot;:&quot;Allan&quot;}],&quot;event-place&quot;:&quot;Cambridge, Mass&quot;},&quot;suffix&quot;:&quot;&quot;,&quot;prefix&quot;:&quot;&quot;,&quot;id&quot;:2699}]} RNDtcivrgnbtv"/></text:p>
        </text:list-item>
      </text:list>
      <text:p text:style-name="First_20_paragraph"><text:span text:style-name="T2">Research</text:span> Extensive research by Roberson on game making in schools measured gender differences in performance and attitudes to game making and computing in pre post tests <text:reference-mark-start text:name="ZOTERO_ITEM CSL_CITATION {&quot;citationID&quot;:&quot;bwiqpqmm&quot;,&quot;properties&quot;:{&quot;formattedCitation&quot;:&quot;[@robertson_making_2012; @robertson_influence_2013]&quot;,&quot;noteIndex&quot;:0},&quot;schema&quot;:&quot;https://github.com/citation-style-language/schema/raw/master/csl-citation.json&quot;,&quot;citationItems&quot;:[{&quot;uris&quot;:[&quot;http://zotero.org/users/1913249/items/34QR9L8P&quot;],&quot;uri&quot;:[&quot;http://zotero.org/users/1913249/items/34QR9L8P&quot;],&quot;itemData&quot;:{&quot;issue&quot;:&quot;2&quot;,&quot;citation-key&quot;:&quot;robertson_making_2012&quot;,&quot;URL&quot;:&quot;http://linkinghub.elsevier.com/retrieve/pii/S0360131511003368&quot;,&quot;source&quot;:&quot;Crossref&quot;,&quot;ISSN&quot;:&quot;03601315&quot;,&quot;DOI&quot;:&quot;10.1016/j.compedu.2011.12.020&quot;,&quot;container-title&quot;:&quot;Computers &amp; Education&quot;,&quot;page&quot;:&quot;385-398&quot;,&quot;accessed&quot;:{&quot;date-parts&quot;:[[&quot;2018&quot;,4,28]]},&quot;issued&quot;:{&quot;date-parts&quot;:[[&quot;2012&quot;,9]]},&quot;volume&quot;:&quot;59&quot;,&quot;title-short&quot;:&quot;Making games in the classroom&quot;,&quot;id&quot;:&quot;robertson_making_2012&quot;,&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language&quot;:&quot;en&quot;,&quot;author&quot;:[{&quot;family&quot;:&quot;Robertson&quot;,&quot;given&quot;:&quot;Judy&quot;}],&quot;title&quot;:&quot;Making games in the classroom: Benefits and gender concerns&quot;},&quot;suffix&quot;:&quot;&quot;,&quot;prefix&quot;:&quot;&quot;,&quot;id&quot;:239},{&quot;uris&quot;:[&quot;http://zotero.org/users/1913249/items/U2DI4YFQ&quot;],&quot;uri&quot;:[&quot;http://zotero.org/users/1913249/items/U2DI4YFQ&quot;],&quot;itemData&quot;:{&quot;issue&quot;:&quot;1&quot;,&quot;volume&quot;:&quot;23&quot;,&quot;citation-key&quot;:&quot;robertson_influence_2013&quot;,&quot;URL&quot;:&quot;http://www.tandfonline.com/doi/abs/10.1080/08993408.2013.774155&quot;,&quot;issued&quot;:{&quot;date-parts&quot;:[[&quot;2013&quot;,3]]},&quot;type&quot;:&quot;article-journal&quot;,&quot;ISSN&quot;:&quot;0899-3408, 1744-5175&quot;,&quot;DOI&quot;:&quot;10.1080/08993408.2013.774155&quot;,&quot;container-title&quot;:&quot;Computer Science Education&quot;,&quot;title&quot;:&quot;The influence of a game-making project on male and female learners’ attitudes to computing&quot;,&quot;id&quot;:&quot;robertson_influence_2013&quot;,&quot;page&quot;:&quot;58-83&quot;,&quot;accessed&quot;:{&quot;date-parts&quot;:[[&quot;2018&quot;,4,21]]},&quot;language&quot;:&quot;en&quot;,&quot;author&quot;:[{&quot;family&quot;:&quot;Robertson&quot;,&quot;given&quot;:&quot;Judy&quot;}],&quot;source&quot;:&quot;Crossref&quot;},&quot;suffix&quot;:&quot;&quot;,&quot;prefix&quot;:&quot;&quot;,&quot;id&quot;:273}]} RNDtehsdgsyep"/>&lt;Do Zotero Refresh: [@robertson_making_2012; @robertson_influence_2013]&gt;<text:reference-mark-end text:name="ZOTERO_ITEM CSL_CITATION {&quot;citationID&quot;:&quot;bwiqpqmm&quot;,&quot;properties&quot;:{&quot;formattedCitation&quot;:&quot;[@robertson_making_2012; @robertson_influence_2013]&quot;,&quot;noteIndex&quot;:0},&quot;schema&quot;:&quot;https://github.com/citation-style-language/schema/raw/master/csl-citation.json&quot;,&quot;citationItems&quot;:[{&quot;uris&quot;:[&quot;http://zotero.org/users/1913249/items/34QR9L8P&quot;],&quot;uri&quot;:[&quot;http://zotero.org/users/1913249/items/34QR9L8P&quot;],&quot;itemData&quot;:{&quot;issue&quot;:&quot;2&quot;,&quot;citation-key&quot;:&quot;robertson_making_2012&quot;,&quot;URL&quot;:&quot;http://linkinghub.elsevier.com/retrieve/pii/S0360131511003368&quot;,&quot;source&quot;:&quot;Crossref&quot;,&quot;ISSN&quot;:&quot;03601315&quot;,&quot;DOI&quot;:&quot;10.1016/j.compedu.2011.12.020&quot;,&quot;container-title&quot;:&quot;Computers &amp; Education&quot;,&quot;page&quot;:&quot;385-398&quot;,&quot;accessed&quot;:{&quot;date-parts&quot;:[[&quot;2018&quot;,4,28]]},&quot;issued&quot;:{&quot;date-parts&quot;:[[&quot;2012&quot;,9]]},&quot;volume&quot;:&quot;59&quot;,&quot;title-short&quot;:&quot;Making games in the classroom&quot;,&quot;id&quot;:&quot;robertson_making_2012&quot;,&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language&quot;:&quot;en&quot;,&quot;author&quot;:[{&quot;family&quot;:&quot;Robertson&quot;,&quot;given&quot;:&quot;Judy&quot;}],&quot;title&quot;:&quot;Making games in the classroom: Benefits and gender concerns&quot;},&quot;suffix&quot;:&quot;&quot;,&quot;prefix&quot;:&quot;&quot;,&quot;id&quot;:239},{&quot;uris&quot;:[&quot;http://zotero.org/users/1913249/items/U2DI4YFQ&quot;],&quot;uri&quot;:[&quot;http://zotero.org/users/1913249/items/U2DI4YFQ&quot;],&quot;itemData&quot;:{&quot;issue&quot;:&quot;1&quot;,&quot;volume&quot;:&quot;23&quot;,&quot;citation-key&quot;:&quot;robertson_influence_2013&quot;,&quot;URL&quot;:&quot;http://www.tandfonline.com/doi/abs/10.1080/08993408.2013.774155&quot;,&quot;issued&quot;:{&quot;date-parts&quot;:[[&quot;2013&quot;,3]]},&quot;type&quot;:&quot;article-journal&quot;,&quot;ISSN&quot;:&quot;0899-3408, 1744-5175&quot;,&quot;DOI&quot;:&quot;10.1080/08993408.2013.774155&quot;,&quot;container-title&quot;:&quot;Computer Science Education&quot;,&quot;title&quot;:&quot;The influence of a game-making project on male and female learners’ attitudes to computing&quot;,&quot;id&quot;:&quot;robertson_influence_2013&quot;,&quot;page&quot;:&quot;58-83&quot;,&quot;accessed&quot;:{&quot;date-parts&quot;:[[&quot;2018&quot;,4,21]]},&quot;language&quot;:&quot;en&quot;,&quot;author&quot;:[{&quot;family&quot;:&quot;Robertson&quot;,&quot;given&quot;:&quot;Judy&quot;}],&quot;source&quot;:&quot;Crossref&quot;},&quot;suffix&quot;:&quot;&quot;,&quot;prefix&quot;:&quot;&quot;,&quot;id&quot;:273}]} RNDtehsdgsyep"/>.</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citationID&quot;:&quot;xscqukmm&quot;,&quot;properties&quot;:{&quot;formattedCitation&quot;:&quot;[@denner_girls_2007]&quot;,&quot;noteIndex&quot;:0},&quot;schema&quot;:&quot;https://github.com/citation-style-language/schema/raw/master/csl-citation.json&quot;,&quot;citationItems&quot;:[{&quot;uris&quot;:[&quot;http://zotero.org/users/1913249/items/UUXJYAW7&quot;],&quot;uri&quot;:[&quot;http://zotero.org/users/1913249/items/UUXJYAW7&quot;],&quot;itemData&quot;:{&quot;issue&quot;:&quot;1&quot;,&quot;citation-key&quot;:&quot;denner_girls_2007&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volume&quot;:&quot;10&quot;,&quot;container-title&quot;:&quot;Meridian: A Middle School Computer Technologies Journal&quot;,&quot;title-short&quot;:&quot;The Girls Creating Games Program&quot;,&quot;id&quot;:&quot;denner_girls_2007&quot;,&quot;type&quot;:&quot;article-journal&quot;,&quot;source&quot;:&quot;CiteSeer&quot;,&quot;title&quot;:&quot;The Girls Creating Games Program: An Innovative Approach to Integrating Technology into Middle School&quot;,&quot;author&quot;:[{&quot;family&quot;:&quot;Denner&quot;,&quot;given&quot;:&quot;Jill&quot;}],&quot;issued&quot;:{&quot;date-parts&quot;:[[&quot;2007&quot;]]}},&quot;suffix&quot;:&quot;&quot;,&quot;prefix&quot;:&quot;&quot;,&quot;id&quot;:2687}]} RNDqankvpgdgv"/>&lt;Do Zotero Refresh: [@denner_girls_2007]&gt;<text:reference-mark-end text:name="ZOTERO_ITEM CSL_CITATION {&quot;citationID&quot;:&quot;xscqukmm&quot;,&quot;properties&quot;:{&quot;formattedCitation&quot;:&quot;[@denner_girls_2007]&quot;,&quot;noteIndex&quot;:0},&quot;schema&quot;:&quot;https://github.com/citation-style-language/schema/raw/master/csl-citation.json&quot;,&quot;citationItems&quot;:[{&quot;uris&quot;:[&quot;http://zotero.org/users/1913249/items/UUXJYAW7&quot;],&quot;uri&quot;:[&quot;http://zotero.org/users/1913249/items/UUXJYAW7&quot;],&quot;itemData&quot;:{&quot;issue&quot;:&quot;1&quot;,&quot;citation-key&quot;:&quot;denner_girls_2007&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volume&quot;:&quot;10&quot;,&quot;container-title&quot;:&quot;Meridian: A Middle School Computer Technologies Journal&quot;,&quot;title-short&quot;:&quot;The Girls Creating Games Program&quot;,&quot;id&quot;:&quot;denner_girls_2007&quot;,&quot;type&quot;:&quot;article-journal&quot;,&quot;source&quot;:&quot;CiteSeer&quot;,&quot;title&quot;:&quot;The Girls Creating Games Program: An Innovative Approach to Integrating Technology into Middle School&quot;,&quot;author&quot;:[{&quot;family&quot;:&quot;Denner&quot;,&quot;given&quot;:&quot;Jill&quot;}],&quot;issued&quot;:{&quot;date-parts&quot;:[[&quot;2007&quot;]]}},&quot;suffix&quot;:&quot;&quot;,&quot;prefix&quot;:&quot;&quot;,&quot;id&quot;:2687}]} RNDqankvpgdgv"/> . Findings were again mixed but encouraging in some areas. While there was no increase in desire to persue computing, there were marked increases in computer related confidence, ability and a decrease in gender stereo typing around computer use.</text:p>
      <text:p text:style-name="Text_20_body">Research on making computing inclusive highlights the value personal expression within the process as a motivational factor <text:reference-mark-start text:name="ZOTERO_ITEM CSL_CITATION {&quot;citationID&quot;:&quot;tsinxqfb&quot;,&quot;properties&quot;:{&quot;formattedCitation&quot;:&quot;[@robertson_making_2012; @robertson_adventure_2007]&quot;,&quot;noteIndex&quot;:0},&quot;schema&quot;:&quot;https://github.com/citation-style-language/schema/raw/master/csl-citation.json&quot;,&quot;citationItems&quot;:[{&quot;uris&quot;:[&quot;http://zotero.org/users/1913249/items/34QR9L8P&quot;],&quot;uri&quot;:[&quot;http://zotero.org/users/1913249/items/34QR9L8P&quot;],&quot;itemData&quot;:{&quot;issue&quot;:&quot;2&quot;,&quot;citation-key&quot;:&quot;robertson_making_2012&quot;,&quot;URL&quot;:&quot;http://linkinghub.elsevier.com/retrieve/pii/S0360131511003368&quot;,&quot;source&quot;:&quot;Crossref&quot;,&quot;ISSN&quot;:&quot;03601315&quot;,&quot;DOI&quot;:&quot;10.1016/j.compedu.2011.12.020&quot;,&quot;container-title&quot;:&quot;Computers &amp; Education&quot;,&quot;page&quot;:&quot;385-398&quot;,&quot;accessed&quot;:{&quot;date-parts&quot;:[[&quot;2018&quot;,4,28]]},&quot;issued&quot;:{&quot;date-parts&quot;:[[&quot;2012&quot;,9]]},&quot;volume&quot;:&quot;59&quot;,&quot;title-short&quot;:&quot;Making games in the classroom&quot;,&quot;id&quot;:&quot;robertson_making_2012&quot;,&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language&quot;:&quot;en&quot;,&quot;author&quot;:[{&quot;family&quot;:&quot;Robertson&quot;,&quot;given&quot;:&quot;Judy&quot;}],&quot;title&quot;:&quot;Making games in the classroom: Benefits and gender concerns&quot;},&quot;suffix&quot;:&quot;&quot;,&quot;prefix&quot;:&quot;&quot;,&quot;id&quot;:239},{&quot;uris&quot;:[&quot;http://zotero.org/users/1913249/items/XUCHIJK7&quot;],&quot;uri&quot;:[&quot;http://zotero.org/users/1913249/items/XUCHIJK7&quot;],&quot;itemData&quot;:{&quot;citation-key&quot;:&quot;robertson_adventure_2007&quot;,&quot;URL&quot;:&quot;http://dl.acm.org/citation.cfm?id=1297285&quot;,&quot;issued&quot;:{&quot;date-parts&quot;:[[&quot;2007&quot;]]},&quot;type&quot;:&quot;paper-conference&quot;,&quot;title&quot;:&quot;Adventure Author: a learning environment to support creative design&quot;,&quot;container-title&quot;:&quot;Proceedings of the 6th international conference on Interaction design and children&quot;,&quot;title-short&quot;:&quot;Adventure Author&quot;,&quot;id&quot;:&quot;robertson_adventure_2007&quot;,&quot;page&quot;:&quot;37–44&quot;,&quot;accessed&quot;:{&quot;date-parts&quot;:[[&quot;2017&quot;,6,19]]},&quot;publisher&quot;:&quot;ACM&quot;,&quot;author&quot;:[{&quot;family&quot;:&quot;Robertson&quot;,&quot;given&quot;:&quot;Judy&quot;},{&quot;family&quot;:&quot;Nicholson&quot;,&quot;given&quot;:&quot;Keiron&quot;}],&quot;source&quot;:&quot;Google Scholar&quot;},&quot;suffix&quot;:&quot;&quot;,&quot;prefix&quot;:&quot;&quot;,&quot;id&quot;:1471}]} RNDxyzbnxupnp"/>&lt;Do Zotero Refresh: [@robertson_making_2012; @robertson_adventure_2007]&gt;<text:reference-mark-end text:name="ZOTERO_ITEM CSL_CITATION {&quot;citationID&quot;:&quot;tsinxqfb&quot;,&quot;properties&quot;:{&quot;formattedCitation&quot;:&quot;[@robertson_making_2012; @robertson_adventure_2007]&quot;,&quot;noteIndex&quot;:0},&quot;schema&quot;:&quot;https://github.com/citation-style-language/schema/raw/master/csl-citation.json&quot;,&quot;citationItems&quot;:[{&quot;uris&quot;:[&quot;http://zotero.org/users/1913249/items/34QR9L8P&quot;],&quot;uri&quot;:[&quot;http://zotero.org/users/1913249/items/34QR9L8P&quot;],&quot;itemData&quot;:{&quot;issue&quot;:&quot;2&quot;,&quot;citation-key&quot;:&quot;robertson_making_2012&quot;,&quot;URL&quot;:&quot;http://linkinghub.elsevier.com/retrieve/pii/S0360131511003368&quot;,&quot;source&quot;:&quot;Crossref&quot;,&quot;ISSN&quot;:&quot;03601315&quot;,&quot;DOI&quot;:&quot;10.1016/j.compedu.2011.12.020&quot;,&quot;container-title&quot;:&quot;Computers &amp; Education&quot;,&quot;page&quot;:&quot;385-398&quot;,&quot;accessed&quot;:{&quot;date-parts&quot;:[[&quot;2018&quot;,4,28]]},&quot;issued&quot;:{&quot;date-parts&quot;:[[&quot;2012&quot;,9]]},&quot;volume&quot;:&quot;59&quot;,&quot;title-short&quot;:&quot;Making games in the classroom&quot;,&quot;id&quot;:&quot;robertson_making_2012&quot;,&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language&quot;:&quot;en&quot;,&quot;author&quot;:[{&quot;family&quot;:&quot;Robertson&quot;,&quot;given&quot;:&quot;Judy&quot;}],&quot;title&quot;:&quot;Making games in the classroom: Benefits and gender concerns&quot;},&quot;suffix&quot;:&quot;&quot;,&quot;prefix&quot;:&quot;&quot;,&quot;id&quot;:239},{&quot;uris&quot;:[&quot;http://zotero.org/users/1913249/items/XUCHIJK7&quot;],&quot;uri&quot;:[&quot;http://zotero.org/users/1913249/items/XUCHIJK7&quot;],&quot;itemData&quot;:{&quot;citation-key&quot;:&quot;robertson_adventure_2007&quot;,&quot;URL&quot;:&quot;http://dl.acm.org/citation.cfm?id=1297285&quot;,&quot;issued&quot;:{&quot;date-parts&quot;:[[&quot;2007&quot;]]},&quot;type&quot;:&quot;paper-conference&quot;,&quot;title&quot;:&quot;Adventure Author: a learning environment to support creative design&quot;,&quot;container-title&quot;:&quot;Proceedings of the 6th international conference on Interaction design and children&quot;,&quot;title-short&quot;:&quot;Adventure Author&quot;,&quot;id&quot;:&quot;robertson_adventure_2007&quot;,&quot;page&quot;:&quot;37–44&quot;,&quot;accessed&quot;:{&quot;date-parts&quot;:[[&quot;2017&quot;,6,19]]},&quot;publisher&quot;:&quot;ACM&quot;,&quot;author&quot;:[{&quot;family&quot;:&quot;Robertson&quot;,&quot;given&quot;:&quot;Judy&quot;},{&quot;family&quot;:&quot;Nicholson&quot;,&quot;given&quot;:&quot;Keiron&quot;}],&quot;source&quot;:&quot;Google Scholar&quot;},&quot;suffix&quot;:&quot;&quot;,&quot;prefix&quot;:&quot;&quot;,&quot;id&quot;:1471}]} RNDxyzbnxupnp"/>.</text:p>
      <text:p text:style-name="Text_20_body"><text:span text:style-name="T2">Addressing Race related identities</text:span> Glitch game testers <text:reference-mark-start text:name="ZOTERO_ITEM CSL_CITATION {&quot;citationID&quot;:&quot;aabrapbw&quot;,&quot;properties&quot;:{&quot;formattedCitation&quot;:&quot;[@disalvo_saving_2014; @disalvo_glitch_2009-1; @disalvo_learning_2008]&quot;,&quot;noteIndex&quot;:0},&quot;schema&quot;:&quot;https://github.com/citation-style-language/schema/raw/master/csl-citation.json&quot;,&quot;citationItems&quot;:[{&quot;uris&quot;:[&quot;http://zotero.org/users/1913249/items/HKBNN53C&quot;],&quot;uri&quot;:[&quot;http://zotero.org/users/1913249/items/HKBNN53C&quot;],&quot;itemData&quot;:{&quot;issue&quot;:&quot;3&quot;,&quot;citation-key&quot;:&quot;disalvo_saving_2014&quot;,&quot;URL&quot;:&quot;https://doi.org/10.1080/10508406.2014.893434&quot;,&quot;source&quot;:&quot;Taylor and Francis+NEJM&quot;,&quot;ISSN&quot;:&quot;1050-8406&quot;,&quot;DOI&quot;:&quot;10.1080/10508406.2014.893434&quot;,&quot;container-title&quot;:&quot;Journal of the Learning Sciences&quot;,&quot;page&quot;:&quot;272-315&quot;,&quot;accessed&quot;:{&quot;date-parts&quot;:[[&quot;2018&quot;,7,16]]},&quot;issued&quot;:{&quot;date-parts&quot;:[[&quot;2014&quot;,7,3]]},&quot;title-short&quot;:&quot;Saving Face While Geeking Out&quot;,&quot;id&quot;:&quot;disalvo_saving_2014&quot;,&quot;volume&quot;:&quot;23&quot;,&quot;type&quot;:&quot;article-journal&quot;,&quot;title&quot;:&quot;Saving Face While Geeking Out: Video Game Testing as a Justification for Learning Computer Science&quot;,&quot;author&quot;:[{&quot;family&quot;:&quot;DiSalvo&quot;,&quot;given&quot;:&quot;Betsy&quot;},{&quot;family&quot;:&quot;Guzdial&quot;,&quot;given&quot;:&quot;Mark&quot;},{&quot;family&quot;:&quot;Bruckman&quot;,&quot;given&quot;:&quot;Amy&quot;},{&quot;family&quot;:&quot;McKlin&quot;,&quot;given&quot;:&quot;Tom&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suffix&quot;:&quot;&quot;,&quot;prefix&quot;:&quot;&quot;,&quot;id&quot;:2650},{&quot;uris&quot;:[&quot;http://zotero.org/users/1913249/items/9GLLZLMB&quot;],&quot;uri&quot;:[&quot;http://zotero.org/users/1913249/items/9GLLZLMB&quot;],&quot;itemData&quot;:{&quot;citation-key&quot;:&quot;disalvo_glitch_2009-1&quot;,&quot;event-title&quot;:&quot;DiGR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ype&quot;:&quot;paper-conference&quot;,&quot;container-title&quot;:&quot;Breaking New Ground: Innovation in Games, Play, Practice and Theory.&quot;,&quot;title&quot;:&quot;Glitch Game Testers: African American Men Breaking Open the Console&quot;,&quot;id&quot;:&quot;disalvo_glitch_2009-1&quot;,&quot;page&quot;:&quot;7&quot;,&quot;source&quot;:&quot;Zotero&quot;,&quot;language&quot;:&quot;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suffix&quot;:&quot;&quot;,&quot;prefix&quot;:&quot;&quot;,&quot;id&quot;:2670},{&quot;uris&quot;:[&quot;http://zotero.org/users/1913249/items/XMLVAMHU&quot;],&quot;uri&quot;:[&quot;http://zotero.org/users/1913249/items/XMLVAMHU&quot;],&quot;itemData&quot;:{&quot;issue&quot;:&quot;2&quot;,&quot;citation-key&quot;:&quot;disalvo_learning_2008&quot;,&quot;URL&quot;:&quot;http://journals.sagepub.com/doi/abs/10.1177/1555412008314130&quot;,&quot;source&quot;:&quot;SAGE Journals&quot;,&quot;ISSN&quot;:&quot;1555-4120&quot;,&quot;DOI&quot;:&quot;10.1177/1555412008314130&quot;,&quot;container-title&quot;:&quot;Games and Culture&quot;,&quot;page&quot;:&quot;131-141&quot;,&quot;accessed&quot;:{&quot;date-parts&quot;:[[&quot;2018&quot;,7,16]]},&quot;container-title-short&quot;:&quot;Games and Culture&quot;,&quot;issued&quot;:{&quot;date-parts&quot;:[[&quot;2008&quot;,4,1]]},&quot;volume&quot;:&quot;3&quot;,&quot;title-short&quot;:&quot;Learning in Context                                                    ,                                                             Learning in Context&quot;,&quot;id&quot;:&quot;disalvo_learning_2008&quot;,&quot;type&quot;:&quot;article-journal&quot;,&quot;language&quot;:&quot;en&quot;,&quot;title&quot;:&quot;Learning in Context                                                    ,                                                             Learning in Context: Digital Games and Young Black Men             ,                      Digital Games and Young Black Men&quot;,&quot;author&quot;:[{&quot;family&quot;:&quot;DiSalvo&quot;,&quot;given&quot;:&quot;Betsy James&quot;},{&quot;family&quot;:&quot;Crowley&quot;,&quot;given&quot;:&quot;Kevin&quot;},{&quot;family&quot;:&quot;Norwood&quot;,&quot;given&quot;:&quot;Roy&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suffix&quot;:&quot;&quot;,&quot;prefix&quot;:&quot;&quot;,&quot;id&quot;:2651}]} RNDeizketdnha"/>&lt;Do Zotero Refresh: [@disalvo_saving_2014; @disalvo_glitch_2009-1; @disalvo_learning_2008]&gt;<text:reference-mark-end text:name="ZOTERO_ITEM CSL_CITATION {&quot;citationID&quot;:&quot;aabrapbw&quot;,&quot;properties&quot;:{&quot;formattedCitation&quot;:&quot;[@disalvo_saving_2014; @disalvo_glitch_2009-1; @disalvo_learning_2008]&quot;,&quot;noteIndex&quot;:0},&quot;schema&quot;:&quot;https://github.com/citation-style-language/schema/raw/master/csl-citation.json&quot;,&quot;citationItems&quot;:[{&quot;uris&quot;:[&quot;http://zotero.org/users/1913249/items/HKBNN53C&quot;],&quot;uri&quot;:[&quot;http://zotero.org/users/1913249/items/HKBNN53C&quot;],&quot;itemData&quot;:{&quot;issue&quot;:&quot;3&quot;,&quot;citation-key&quot;:&quot;disalvo_saving_2014&quot;,&quot;URL&quot;:&quot;https://doi.org/10.1080/10508406.2014.893434&quot;,&quot;source&quot;:&quot;Taylor and Francis+NEJM&quot;,&quot;ISSN&quot;:&quot;1050-8406&quot;,&quot;DOI&quot;:&quot;10.1080/10508406.2014.893434&quot;,&quot;container-title&quot;:&quot;Journal of the Learning Sciences&quot;,&quot;page&quot;:&quot;272-315&quot;,&quot;accessed&quot;:{&quot;date-parts&quot;:[[&quot;2018&quot;,7,16]]},&quot;issued&quot;:{&quot;date-parts&quot;:[[&quot;2014&quot;,7,3]]},&quot;title-short&quot;:&quot;Saving Face While Geeking Out&quot;,&quot;id&quot;:&quot;disalvo_saving_2014&quot;,&quot;volume&quot;:&quot;23&quot;,&quot;type&quot;:&quot;article-journal&quot;,&quot;title&quot;:&quot;Saving Face While Geeking Out: Video Game Testing as a Justification for Learning Computer Science&quot;,&quot;author&quot;:[{&quot;family&quot;:&quot;DiSalvo&quot;,&quot;given&quot;:&quot;Betsy&quot;},{&quot;family&quot;:&quot;Guzdial&quot;,&quot;given&quot;:&quot;Mark&quot;},{&quot;family&quot;:&quot;Bruckman&quot;,&quot;given&quot;:&quot;Amy&quot;},{&quot;family&quot;:&quot;McKlin&quot;,&quot;given&quot;:&quot;Tom&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suffix&quot;:&quot;&quot;,&quot;prefix&quot;:&quot;&quot;,&quot;id&quot;:2650},{&quot;uris&quot;:[&quot;http://zotero.org/users/1913249/items/9GLLZLMB&quot;],&quot;uri&quot;:[&quot;http://zotero.org/users/1913249/items/9GLLZLMB&quot;],&quot;itemData&quot;:{&quot;citation-key&quot;:&quot;disalvo_glitch_2009-1&quot;,&quot;event-title&quot;:&quot;DiGR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ype&quot;:&quot;paper-conference&quot;,&quot;container-title&quot;:&quot;Breaking New Ground: Innovation in Games, Play, Practice and Theory.&quot;,&quot;title&quot;:&quot;Glitch Game Testers: African American Men Breaking Open the Console&quot;,&quot;id&quot;:&quot;disalvo_glitch_2009-1&quot;,&quot;page&quot;:&quot;7&quot;,&quot;source&quot;:&quot;Zotero&quot;,&quot;language&quot;:&quot;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suffix&quot;:&quot;&quot;,&quot;prefix&quot;:&quot;&quot;,&quot;id&quot;:2670},{&quot;uris&quot;:[&quot;http://zotero.org/users/1913249/items/XMLVAMHU&quot;],&quot;uri&quot;:[&quot;http://zotero.org/users/1913249/items/XMLVAMHU&quot;],&quot;itemData&quot;:{&quot;issue&quot;:&quot;2&quot;,&quot;citation-key&quot;:&quot;disalvo_learning_2008&quot;,&quot;URL&quot;:&quot;http://journals.sagepub.com/doi/abs/10.1177/1555412008314130&quot;,&quot;source&quot;:&quot;SAGE Journals&quot;,&quot;ISSN&quot;:&quot;1555-4120&quot;,&quot;DOI&quot;:&quot;10.1177/1555412008314130&quot;,&quot;container-title&quot;:&quot;Games and Culture&quot;,&quot;page&quot;:&quot;131-141&quot;,&quot;accessed&quot;:{&quot;date-parts&quot;:[[&quot;2018&quot;,7,16]]},&quot;container-title-short&quot;:&quot;Games and Culture&quot;,&quot;issued&quot;:{&quot;date-parts&quot;:[[&quot;2008&quot;,4,1]]},&quot;volume&quot;:&quot;3&quot;,&quot;title-short&quot;:&quot;Learning in Context                                                    ,                                                             Learning in Context&quot;,&quot;id&quot;:&quot;disalvo_learning_2008&quot;,&quot;type&quot;:&quot;article-journal&quot;,&quot;language&quot;:&quot;en&quot;,&quot;title&quot;:&quot;Learning in Context                                                    ,                                                             Learning in Context: Digital Games and Young Black Men             ,                      Digital Games and Young Black Men&quot;,&quot;author&quot;:[{&quot;family&quot;:&quot;DiSalvo&quot;,&quot;given&quot;:&quot;Betsy James&quot;},{&quot;family&quot;:&quot;Crowley&quot;,&quot;given&quot;:&quot;Kevin&quot;},{&quot;family&quot;:&quot;Norwood&quot;,&quot;given&quot;:&quot;Roy&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suffix&quot;:&quot;&quot;,&quot;prefix&quot;:&quot;&quot;,&quot;id&quot;:2651}]} RNDeizketdnha"/></text:p>
      <text:p text:style-name="Text_20_body"><text:span text:style-name="T2">Other Non-dominant identities</text:span></text:p>
      <text:p text:style-name="Text_20_body">Shift to other tactics like Family Connect ### 5th Dimension Case Study</text:p>
      <text:p text:style-name="Text_20_body">Insert a summary of context, motivation and some of the processes to address cultural issues in 5th dimension project</text:p>
      <text:p text:style-name="Text_20_body">A case studey from a socio-cultural perspective is exemplified by the 5th Dimension (5D) project led by Michael Cole <text:reference-mark-start text:name="ZOTERO_ITEM CSL_CITATION {&quot;citationID&quot;:&quot;dncalccy&quot;,&quot;properties&quot;:{&quot;formattedCitation&quot;:&quot;[@cole_design-based_2016]&quot;,&quot;noteIndex&quot;:0},&quot;schema&quot;:&quot;https://github.com/citation-style-language/schema/raw/master/csl-citation.json&quot;,&quot;citationItems&quot;:[{&quot;uris&quot;:[&quot;http://zotero.org/users/1913249/items/FYCLWKSL&quot;],&quot;uri&quot;:[&quot;http://zotero.org/users/1913249/items/FYCLWKSL&quot;],&quot;itemData&quot;:{&quot;issue&quot;:&quot;4&quot;,&quot;citation-key&quot;:&quot;cole_design-based_2016&quot;,&quot;URL&quot;:&quot;https://doi.org/10.1080/10508406.2016.1187148&quot;,&quot;source&quot;:&quot;Taylor and Francis+NEJM&quot;,&quot;ISSN&quot;:&quot;1050-8406&quot;,&quot;DOI&quot;:&quot;10.1080/10508406.2016.1187148&quot;,&quot;container-title&quot;:&quot;Journal of the Learning Sciences&quot;,&quot;page&quot;:&quot;503-530&quot;,&quot;accessed&quot;:{&quot;date-parts&quot;:[[&quot;2023&quot;,7,4]]},&quot;issued&quot;:{&quot;date-parts&quot;:[[&quot;2016&quot;,10,1]]},&quot;volume&quot;:&quot;25&quot;,&quot;id&quot;:&quot;cole_design-based_2016&quot;,&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ublisher&quot;:&quot;Routledge&quot;,&quot;author&quot;:[{&quot;family&quot;:&quot;Cole&quot;,&quot;given&quot;:&quot;Michael&quot;},{&quot;family&quot;:&quot;Packer&quot;,&quot;given&quot;:&quot;Martin&quot;}],&quot;title&quot;:&quot;Design-Based Intervention Research as the Science of the Doubly Artificial&quot;},&quot;suffix&quot;:&quot;&quot;,&quot;prefix&quot;:&quot;&quot;,&quot;id&quot;:8878}]} RNDzwonloonfp"/>&lt;Do Zotero Refresh: [@cole_design-based_2016]&gt;<text:reference-mark-end text:name="ZOTERO_ITEM CSL_CITATION {&quot;citationID&quot;:&quot;dncalccy&quot;,&quot;properties&quot;:{&quot;formattedCitation&quot;:&quot;[@cole_design-based_2016]&quot;,&quot;noteIndex&quot;:0},&quot;schema&quot;:&quot;https://github.com/citation-style-language/schema/raw/master/csl-citation.json&quot;,&quot;citationItems&quot;:[{&quot;uris&quot;:[&quot;http://zotero.org/users/1913249/items/FYCLWKSL&quot;],&quot;uri&quot;:[&quot;http://zotero.org/users/1913249/items/FYCLWKSL&quot;],&quot;itemData&quot;:{&quot;issue&quot;:&quot;4&quot;,&quot;citation-key&quot;:&quot;cole_design-based_2016&quot;,&quot;URL&quot;:&quot;https://doi.org/10.1080/10508406.2016.1187148&quot;,&quot;source&quot;:&quot;Taylor and Francis+NEJM&quot;,&quot;ISSN&quot;:&quot;1050-8406&quot;,&quot;DOI&quot;:&quot;10.1080/10508406.2016.1187148&quot;,&quot;container-title&quot;:&quot;Journal of the Learning Sciences&quot;,&quot;page&quot;:&quot;503-530&quot;,&quot;accessed&quot;:{&quot;date-parts&quot;:[[&quot;2023&quot;,7,4]]},&quot;issued&quot;:{&quot;date-parts&quot;:[[&quot;2016&quot;,10,1]]},&quot;volume&quot;:&quot;25&quot;,&quot;id&quot;:&quot;cole_design-based_2016&quot;,&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ublisher&quot;:&quot;Routledge&quot;,&quot;author&quot;:[{&quot;family&quot;:&quot;Cole&quot;,&quot;given&quot;:&quot;Michael&quot;},{&quot;family&quot;:&quot;Packer&quot;,&quot;given&quot;:&quot;Martin&quot;}],&quot;title&quot;:&quot;Design-Based Intervention Research as the Science of the Doubly Artificial&quot;},&quot;suffix&quot;:&quot;&quot;,&quot;prefix&quot;:&quot;&quot;,&quot;id&quot;:8878}]} RNDzwonloonfp"/>.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D&quot;:&quot;chlgqlru&quot;,&quot;properties&quot;:{&quot;formattedCitation&quot;:&quot;[@brown_cultural_2008]&quot;,&quot;noteIndex&quot;:0},&quot;schema&quot;:&quot;https://github.com/citation-style-language/schema/raw/master/csl-citation.json&quot;,&quot;citationItems&quot;:[{&quot;uris&quot;:[&quot;http://zotero.org/users/1913249/items/8QZDB9FX&quot;],&quot;uri&quot;:[&quot;http://zotero.org/users/1913249/items/8QZDB9FX&quot;],&quot;itemData&quot;:{&quot;type&quot;:&quot;chapter&quot;,&quot;citation-key&quot;:&quot;brown_cultural_2008&quot;,&quot;URL&quot;:&quot;http://onlinelibrary.wiley.com/doi/10.1002/9780470753545.ch17/summary&quot;,&quot;issued&quot;:{&quot;date-parts&quot;:[[&quot;2008&quot;,1,14]]},&quot;title&quot;:&quot;Cultural Historical Activity Theory and the Expansion of Opportunities for Learning After School&quot;,&quot;ISBN&quot;:&quot;978-0-470-75354-5&quot;,&quot;DOI&quot;:&quot;10.1002/9780470753545.ch17&quot;,&quot;container-title&quot;:&quot;Learning for Life in the 21st Century: Sociocultural Perspectives on the Future of Education&quot;,&quot;source&quot;:&quot;onlinelibrary.wiley.com&quot;,&quot;id&quot;:&quot;brown_cultural_2008&quot;,&quot;page&quot;:&quot;225-238&quot;,&quot;accessed&quot;:{&quot;date-parts&quot;:[[&quot;2017&quot;,7,28]]},&quot;language&quot;:&quot;en&quot;,&quot;author&quot;:[{&quot;family&quot;:&quot;Brown&quot;,&quot;given&quot;:&quot;Katherine&quot;},{&quot;family&quot;:&quot;Cole&quot;,&quot;given&quot;:&quot;Michael&quot;}],&quot;publisher&quot;:&quot;Blackwell Publishing Ltd&quot;},&quot;suffix&quot;:&quot;&quot;,&quot;prefix&quot;:&quot;&quot;,&quot;id&quot;:1441}]} RNDfuhmvlzylk"/>&lt;Do Zotero Refresh: [@brown_cultural_2008]&gt;<text:reference-mark-end text:name="ZOTERO_ITEM CSL_CITATION {&quot;citationID&quot;:&quot;chlgqlru&quot;,&quot;properties&quot;:{&quot;formattedCitation&quot;:&quot;[@brown_cultural_2008]&quot;,&quot;noteIndex&quot;:0},&quot;schema&quot;:&quot;https://github.com/citation-style-language/schema/raw/master/csl-citation.json&quot;,&quot;citationItems&quot;:[{&quot;uris&quot;:[&quot;http://zotero.org/users/1913249/items/8QZDB9FX&quot;],&quot;uri&quot;:[&quot;http://zotero.org/users/1913249/items/8QZDB9FX&quot;],&quot;itemData&quot;:{&quot;type&quot;:&quot;chapter&quot;,&quot;citation-key&quot;:&quot;brown_cultural_2008&quot;,&quot;URL&quot;:&quot;http://onlinelibrary.wiley.com/doi/10.1002/9780470753545.ch17/summary&quot;,&quot;issued&quot;:{&quot;date-parts&quot;:[[&quot;2008&quot;,1,14]]},&quot;title&quot;:&quot;Cultural Historical Activity Theory and the Expansion of Opportunities for Learning After School&quot;,&quot;ISBN&quot;:&quot;978-0-470-75354-5&quot;,&quot;DOI&quot;:&quot;10.1002/9780470753545.ch17&quot;,&quot;container-title&quot;:&quot;Learning for Life in the 21st Century: Sociocultural Perspectives on the Future of Education&quot;,&quot;source&quot;:&quot;onlinelibrary.wiley.com&quot;,&quot;id&quot;:&quot;brown_cultural_2008&quot;,&quot;page&quot;:&quot;225-238&quot;,&quot;accessed&quot;:{&quot;date-parts&quot;:[[&quot;2017&quot;,7,28]]},&quot;language&quot;:&quot;en&quot;,&quot;author&quot;:[{&quot;family&quot;:&quot;Brown&quot;,&quot;given&quot;:&quot;Katherine&quot;},{&quot;family&quot;:&quot;Cole&quot;,&quot;given&quot;:&quot;Michael&quot;}],&quot;publisher&quot;:&quot;Blackwell Publishing Ltd&quot;},&quot;suffix&quot;:&quot;&quot;,&quot;prefix&quot;:&quot;&quot;,&quot;id&quot;:1441}]} RNDfuhmvlzylk"/>.</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This technique emerged in this study as one of value and is explored in chapters x and y.</text:p>
      <text:h text:style-name="Heading_20_2" text:outline-level="2"><text:bookmark-start text:name="project-based-learning-pbl"/>Project Based Learning (PBL)<text:bookmark-end text:name="project-based-learning-pbl"/></text:h>
      <text:p text:style-name="First_20_paragraph">The educational strategy of learning how to code games lends itself to a project based learning (PBL) approach. The following section explores common elements of PBL and summarises links with game making approaches and the legacy of game making studies.</text:p>
      <text:p text:style-name="Text_20_body">In broad terms, PBL is an educational strategy which x,y and z</text:p>
      <text:p text:style-name="Text_20_body">For game making the following aspects are particularly relevant: authenticity of audience, student choice and voice, etc</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44">
        <text:list-item>
          <text:p text:style-name="P56">Student choice</text:p>
        </text:list-item>
      </text:list>
      <text:p text:style-name="First_20_paragraph"><text:span text:style-name="T2">Cautionary note</text:span> While the above claims are widely supported, the wide nature of the definition complicates any broad claims of replicability.</text:p>
      <text:p text:style-name="Text_20_body">It is also of value to explore PBL as an inclusive pedagogy - WHY?</text:p>
      <text:h text:style-name="Heading_20_4" text:outline-level="4"><text:bookmark-start text:name="project-based-learning-as-an-inclusive-pedagogy"/>Project Based Learning as an inclusive pedagogy<text:bookmark-end text:name="project-based-learning-as-an-inclusive-pedagogy"/></text:h>
      <text:p text:style-name="First_20_paragraph">The term inclusion in education no longer addresses solely children with special educational needs and disabilities (SEND) but also examines barriers of race, culture and other exclusionary elements of the school environment and discourse <text:reference-mark-start text:name="ZOTERO_ITEM CSL_CITATION {&quot;citationID&quot;:&quot;bnjakxow&quot;,&quot;properties&quot;:{&quot;formattedCitation&quot;:&quot;[@black-hawkins_achievement_2008]&quot;,&quot;noteIndex&quot;:0},&quot;schema&quot;:&quot;https://github.com/citation-style-language/schema/raw/master/csl-citation.json&quot;,&quot;citationItems&quot;:[{&quot;uris&quot;:[&quot;http://zotero.org/users/1913249/items/CTT4LVZ4&quot;],&quot;uri&quot;:[&quot;http://zotero.org/users/1913249/items/CTT4LVZ4&quot;],&quot;itemData&quot;:{&quot;container-title&quot;:&quot;Artículo presentado en la conferencia de British Educational Research Association. Universidad Heriot Watt. Edinburgh&quot;,&quot;id&quot;:&quot;black-hawkins_achievement_2008&quot;,&quot;type&quot;:&quot;paper-conference&quot;,&quot;issued&quot;:{&quot;date-parts&quot;:[[&quot;2008&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citation-key&quot;:&quot;black-hawkins_achievement_2008&quot;},&quot;suffix&quot;:&quot;&quot;,&quot;prefix&quot;:&quot;&quot;,&quot;id&quot;:3616}]} RNDmcjsrladsq"/>&lt;Do Zotero Refresh: [@black-hawkins_achievement_2008]&gt;<text:reference-mark-end text:name="ZOTERO_ITEM CSL_CITATION {&quot;citationID&quot;:&quot;bnjakxow&quot;,&quot;properties&quot;:{&quot;formattedCitation&quot;:&quot;[@black-hawkins_achievement_2008]&quot;,&quot;noteIndex&quot;:0},&quot;schema&quot;:&quot;https://github.com/citation-style-language/schema/raw/master/csl-citation.json&quot;,&quot;citationItems&quot;:[{&quot;uris&quot;:[&quot;http://zotero.org/users/1913249/items/CTT4LVZ4&quot;],&quot;uri&quot;:[&quot;http://zotero.org/users/1913249/items/CTT4LVZ4&quot;],&quot;itemData&quot;:{&quot;container-title&quot;:&quot;Artículo presentado en la conferencia de British Educational Research Association. Universidad Heriot Watt. Edinburgh&quot;,&quot;id&quot;:&quot;black-hawkins_achievement_2008&quot;,&quot;type&quot;:&quot;paper-conference&quot;,&quot;issued&quot;:{&quot;date-parts&quot;:[[&quot;2008&quot;]]},&quot;title&quot;:&quot;Achievement and inclusion in schools and classrooms: Participation and pedagogy&quot;,&quot;author&quot;:[{&quot;family&quot;:&quot;Black-Hawkins&quot;,&quot;given&quot;:&quot;Kristine&quot;},{&quot;family&quot;:&quot;Florian&quot;,&quot;given&quot;:&quot;Lani&quot;},{&quot;family&quot;:&quot;Rouse&quot;,&quot;given&quot;:&quot;Martyn&quot;}],&quot;citation-key&quot;:&quot;black-hawkins_achievement_2008&quot;},&quot;suffix&quot;:&quot;&quot;,&quot;prefix&quot;:&quot;&quot;,&quot;id&quot;:3616}]} RNDmcjsrladsq"/>. The issue of alienation from the culture of computing in schools has been identified as an issue of concern especially for girls and some ethnic minorities <text:reference-mark-start text:name="ZOTERO_ITEM CSL_CITATION {&quot;citationID&quot;:&quot;ojkuesha&quot;,&quot;properties&quot;:{&quot;formattedCitation&quot;:&quot;[@the_royal_society_after_2017]&quot;,&quot;noteIndex&quot;:0},&quot;schema&quot;:&quot;https://github.com/citation-style-language/schema/raw/master/csl-citation.json&quot;,&quot;citationItems&quot;:[{&quot;uris&quot;:[&quot;http://zotero.org/users/1913249/items/VC9G3QNW&quot;],&quot;uri&quot;:[&quot;http://zotero.org/users/1913249/items/VC9G3QNW&quot;],&quot;itemData&quot;:{&quot;citation-key&quot;:&quot;the_royal_society_after_2017&quot;,&quot;URL&quot;:&quot;https://royalsociety.org/topics-policy/projects/computing-education/&quot;,&quot;issued&quot;:{&quot;date-parts&quot;:[[&quot;2017&quot;]]},&quot;type&quot;:&quot;report&quot;,&quot;title-short&quot;:&quot;After the Reboot&quot;,&quot;id&quot;:&quot;the_royal_society_after_2017&quot;,&quot;title&quot;:&quot;After the Reboot: Computing Education in UK Schools&quot;,&quot;accessed&quot;:{&quot;date-parts&quot;:[[&quot;2018&quot;,7,2]]},&quot;publisher&quot;:&quot;The Royal Society&quot;,&quot;author&quot;:[{&quot;literal&quot;:&quot;The Royal Society&quot;}],&quot;source&quot;:&quot;ResearchGate&quot;},&quot;suffix&quot;:&quot;&quot;,&quot;prefix&quot;:&quot;&quot;,&quot;id&quot;:2292}]} RNDdgzoracabm"/>&lt;Do Zotero Refresh: [@the_royal_society_after_2017]&gt;<text:reference-mark-end text:name="ZOTERO_ITEM CSL_CITATION {&quot;citationID&quot;:&quot;ojkuesha&quot;,&quot;properties&quot;:{&quot;formattedCitation&quot;:&quot;[@the_royal_society_after_2017]&quot;,&quot;noteIndex&quot;:0},&quot;schema&quot;:&quot;https://github.com/citation-style-language/schema/raw/master/csl-citation.json&quot;,&quot;citationItems&quot;:[{&quot;uris&quot;:[&quot;http://zotero.org/users/1913249/items/VC9G3QNW&quot;],&quot;uri&quot;:[&quot;http://zotero.org/users/1913249/items/VC9G3QNW&quot;],&quot;itemData&quot;:{&quot;citation-key&quot;:&quot;the_royal_society_after_2017&quot;,&quot;URL&quot;:&quot;https://royalsociety.org/topics-policy/projects/computing-education/&quot;,&quot;issued&quot;:{&quot;date-parts&quot;:[[&quot;2017&quot;]]},&quot;type&quot;:&quot;report&quot;,&quot;title-short&quot;:&quot;After the Reboot&quot;,&quot;id&quot;:&quot;the_royal_society_after_2017&quot;,&quot;title&quot;:&quot;After the Reboot: Computing Education in UK Schools&quot;,&quot;accessed&quot;:{&quot;date-parts&quot;:[[&quot;2018&quot;,7,2]]},&quot;publisher&quot;:&quot;The Royal Society&quot;,&quot;author&quot;:[{&quot;literal&quot;:&quot;The Royal Society&quot;}],&quot;source&quot;:&quot;ResearchGate&quot;},&quot;suffix&quot;:&quot;&quot;,&quot;prefix&quot;:&quot;&quot;,&quot;id&quot;:2292}]} RNDdgzoracabm"/>. Recent studies study the use of games and playful techniques to overcome exclusion from the culture of computing <text:reference-mark-start text:name="ZOTERO_ITEM CSL_CITATION {&quot;citationID&quot;:&quot;ypilrsdj&quot;,&quot;properties&quot;:{&quot;formattedCitation&quot;:&quot;[@kafai_diversifying_2017; @kafai_beyond_2014]&quot;,&quot;noteIndex&quot;:0},&quot;schema&quot;:&quot;https://github.com/citation-style-language/schema/raw/master/csl-citation.json&quot;,&quot;citationItems&quot;:[{&quot;uris&quot;:[&quot;http://zotero.org/users/1913249/items/BB9XR78K&quot;],&quot;uri&quot;:[&quot;http://zotero.org/users/1913249/items/BB9XR78K&quot;],&quot;itemData&quot;:{&quot;type&quot;:&quot;book&quot;,&quot;publisher&quot;:&quot;ETC Press&quot;,&quot;citation-key&quot;:&quot;kafai_diversifying_2017&quot;,&quot;title&quot;:&quot;Diversifying barbie and mortal kombat: intersectional perspectives and inclusive designs in gaming&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source&quot;:&quot;Google Books&quot;,&quot;ISBN&quot;:&quot;978-1-365-83026-6&quot;,&quot;DOI&quot;:&quot;10.1184/R1/6686738&quot;,&quot;publisher-place&quot;:&quot;Pittsburgh&quot;,&quot;title-short&quot;:&quot;Diversifying barbie and mortal kombat&quot;,&quot;id&quot;:&quot;kafai_diversifying_2017&quot;,&quot;number-of-pages&quot;:&quot;320&quot;,&quot;issued&quot;:{&quot;date-parts&quot;:[[&quot;2017&quot;,3,21]]},&quot;language&quot;:&quot;en&quot;,&quot;author&quot;:[{&quot;family&quot;:&quot;Kafai&quot;,&quot;given&quot;:&quot;Yasmin&quot;},{&quot;family&quot;:&quot;Richard&quot;,&quot;given&quot;:&quot;Gabriela T.&quot;},{&quot;family&quot;:&quot;Tynes&quot;,&quot;given&quot;:&quot;Brendesha M.&quot;}],&quot;event-place&quot;:&quot;Pittsburgh&quot;},&quot;suffix&quot;:&quot;&quot;,&quot;prefix&quot;:&quot;&quot;,&quot;id&quot;:3760},{&quot;uris&quot;:[&quot;http://zotero.org/users/1913249/items/XCATBQNK&quot;],&quot;uri&quot;:[&quot;http://zotero.org/users/1913249/items/XCATBQNK&quot;],&quot;itemData&quot;:{&quot;citation-key&quot;:&quot;kafai_beyond_2014&quot;,&quot;URL&quot;:&quot;http://dl.acm.org/citation.cfm?id=2670296.2670301&quot;,&quot;source&quot;:&quot;ACM Digital Library&quot;,&quot;ISBN&quot;:&quot;978-1-4503-2105-1&quot;,&quot;container-title&quot;:&quot;Proceedings of Gender and IT Appropriation. Science and Practice on Dialogue - Forum for Interdisciplinary Exchange&quot;,&quot;page&quot;:&quot;21:21–21:28&quot;,&quot;accessed&quot;:{&quot;date-parts&quot;:[[&quot;2018&quot;,7,18]]},&quot;event-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ype&quot;:&quot;paper-conference&quot;,&quot;issued&quot;:{&quot;date-parts&quot;:[[&quot;2014&quot;]]},&quot;title-short&quot;:&quot;Beyond game design for broadening participation&quot;,&quot;id&quot;:&quot;kafai_beyond_2014&quot;,&quot;title&quot;:&quot;Beyond game design for broadening participation: building new clubhouses of computing for girls&quot;,&quot;publisher-place&quot;:&quot;Siegen, Germany, Germany&quot;,&quot;publisher&quot;:&quot;European Society for Socially Embedded Technologies&quot;,&quot;author&quot;:[{&quot;family&quot;:&quot;Kafai&quot;,&quot;given&quot;:&quot;Yasmin&quot;},{&quot;family&quot;:&quot;Burke&quot;,&quot;given&quot;:&quot;Quinn&quot;}],&quot;collection-title&quot;:&quot;Gender IT '14&quot;},&quot;suffix&quot;:&quot;&quot;,&quot;prefix&quot;:&quot;&quot;,&quot;id&quot;:3759}]} RNDddnwtcgewl"/>&lt;Do Zotero Refresh: [@kafai_diversifying_2017; @kafai_beyond_2014]&gt;<text:reference-mark-end text:name="ZOTERO_ITEM CSL_CITATION {&quot;citationID&quot;:&quot;ypilrsdj&quot;,&quot;properties&quot;:{&quot;formattedCitation&quot;:&quot;[@kafai_diversifying_2017; @kafai_beyond_2014]&quot;,&quot;noteIndex&quot;:0},&quot;schema&quot;:&quot;https://github.com/citation-style-language/schema/raw/master/csl-citation.json&quot;,&quot;citationItems&quot;:[{&quot;uris&quot;:[&quot;http://zotero.org/users/1913249/items/BB9XR78K&quot;],&quot;uri&quot;:[&quot;http://zotero.org/users/1913249/items/BB9XR78K&quot;],&quot;itemData&quot;:{&quot;type&quot;:&quot;book&quot;,&quot;publisher&quot;:&quot;ETC Press&quot;,&quot;citation-key&quot;:&quot;kafai_diversifying_2017&quot;,&quot;title&quot;:&quot;Diversifying barbie and mortal kombat: intersectional perspectives and inclusive designs in gaming&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source&quot;:&quot;Google Books&quot;,&quot;ISBN&quot;:&quot;978-1-365-83026-6&quot;,&quot;DOI&quot;:&quot;10.1184/R1/6686738&quot;,&quot;publisher-place&quot;:&quot;Pittsburgh&quot;,&quot;title-short&quot;:&quot;Diversifying barbie and mortal kombat&quot;,&quot;id&quot;:&quot;kafai_diversifying_2017&quot;,&quot;number-of-pages&quot;:&quot;320&quot;,&quot;issued&quot;:{&quot;date-parts&quot;:[[&quot;2017&quot;,3,21]]},&quot;language&quot;:&quot;en&quot;,&quot;author&quot;:[{&quot;family&quot;:&quot;Kafai&quot;,&quot;given&quot;:&quot;Yasmin&quot;},{&quot;family&quot;:&quot;Richard&quot;,&quot;given&quot;:&quot;Gabriela T.&quot;},{&quot;family&quot;:&quot;Tynes&quot;,&quot;given&quot;:&quot;Brendesha M.&quot;}],&quot;event-place&quot;:&quot;Pittsburgh&quot;},&quot;suffix&quot;:&quot;&quot;,&quot;prefix&quot;:&quot;&quot;,&quot;id&quot;:3760},{&quot;uris&quot;:[&quot;http://zotero.org/users/1913249/items/XCATBQNK&quot;],&quot;uri&quot;:[&quot;http://zotero.org/users/1913249/items/XCATBQNK&quot;],&quot;itemData&quot;:{&quot;citation-key&quot;:&quot;kafai_beyond_2014&quot;,&quot;URL&quot;:&quot;http://dl.acm.org/citation.cfm?id=2670296.2670301&quot;,&quot;source&quot;:&quot;ACM Digital Library&quot;,&quot;ISBN&quot;:&quot;978-1-4503-2105-1&quot;,&quot;container-title&quot;:&quot;Proceedings of Gender and IT Appropriation. Science and Practice on Dialogue - Forum for Interdisciplinary Exchange&quot;,&quot;page&quot;:&quot;21:21–21:28&quot;,&quot;accessed&quot;:{&quot;date-parts&quot;:[[&quot;2018&quot;,7,18]]},&quot;event-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ype&quot;:&quot;paper-conference&quot;,&quot;issued&quot;:{&quot;date-parts&quot;:[[&quot;2014&quot;]]},&quot;title-short&quot;:&quot;Beyond game design for broadening participation&quot;,&quot;id&quot;:&quot;kafai_beyond_2014&quot;,&quot;title&quot;:&quot;Beyond game design for broadening participation: building new clubhouses of computing for girls&quot;,&quot;publisher-place&quot;:&quot;Siegen, Germany, Germany&quot;,&quot;publisher&quot;:&quot;European Society for Socially Embedded Technologies&quot;,&quot;author&quot;:[{&quot;family&quot;:&quot;Kafai&quot;,&quot;given&quot;:&quot;Yasmin&quot;},{&quot;family&quot;:&quot;Burke&quot;,&quot;given&quot;:&quot;Quinn&quot;}],&quot;collection-title&quot;:&quot;Gender IT '14&quot;},&quot;suffix&quot;:&quot;&quot;,&quot;prefix&quot;:&quot;&quot;,&quot;id&quot;:3759}]} RNDddnwtcgewl"/>. If students feel excluded from school culture then making bridges to home cultures is vital.</text:p>
      <text:p text:style-name="Text_20_body">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wdlzklnb&quot;,&quot;properties&quot;:{&quot;formattedCitation&quot;:&quot;[@basham_understanding_2013]&quot;,&quot;noteIndex&quot;:0},&quot;schema&quot;:&quot;https://github.com/citation-style-language/schema/raw/master/csl-citation.json&quot;,&quot;citationItems&quot;:[{&quot;uris&quot;:[&quot;http://zotero.org/users/1913249/items/ZEEIICT3&quot;],&quot;uri&quot;:[&quot;http://zotero.org/users/1913249/items/ZEEIICT3&quot;],&quot;itemData&quot;:{&quot;issue&quot;:&quot;4&quot;,&quot;citation-key&quot;:&quot;basham_understanding_2013&quot;,&quot;URL&quot;:&quot;http://journals.sagepub.com/doi/10.1177/004005991304500401&quot;,&quot;source&quot;:&quot;DOI.org (Crossref)&quot;,&quot;ISSN&quot;:&quot;0040-0599, 2163-5684&quot;,&quot;DOI&quot;:&quot;10.1177/004005991304500401&quot;,&quot;container-title&quot;:&quot;Teaching Exceptional Children&quot;,&quot;page&quot;:&quot;8-15&quot;,&quot;accessed&quot;:{&quot;date-parts&quot;:[[&quot;2022&quot;,3,31]]},&quot;container-title-short&quot;:&quot;Teaching Exceptional Children&quot;,&quot;issued&quot;:{&quot;date-parts&quot;:[[&quot;2013&quot;,3]]},&quot;id&quot;:&quot;basham_understanding_2013&quot;,&quot;volume&quot;:&quot;45&quot;,&quot;type&quot;:&quot;article-journal&quot;,&quot;language&quot;:&quot;en&quot;,&quot;author&quot;:[{&quot;family&quot;:&quot;Basham&quot;,&quot;given&quot;:&quot;James D.&quot;},{&quot;family&quot;:&quot;Marino&quot;,&quot;given&quot;:&quot;Matthew T.&quot;}],&quot;title&quot;:&quot;Understanding stem education and supporting students through universal design for learning&quot;},&quot;suffix&quot;:&quot;&quot;,&quot;prefix&quot;:&quot;&quot;,&quot;id&quot;:3742}]} RNDlqcmdbbmmt"/>&lt;Do Zotero Refresh: [@basham_understanding_2013]&gt;<text:reference-mark-end text:name="ZOTERO_ITEM CSL_CITATION {&quot;citationID&quot;:&quot;wdlzklnb&quot;,&quot;properties&quot;:{&quot;formattedCitation&quot;:&quot;[@basham_understanding_2013]&quot;,&quot;noteIndex&quot;:0},&quot;schema&quot;:&quot;https://github.com/citation-style-language/schema/raw/master/csl-citation.json&quot;,&quot;citationItems&quot;:[{&quot;uris&quot;:[&quot;http://zotero.org/users/1913249/items/ZEEIICT3&quot;],&quot;uri&quot;:[&quot;http://zotero.org/users/1913249/items/ZEEIICT3&quot;],&quot;itemData&quot;:{&quot;issue&quot;:&quot;4&quot;,&quot;citation-key&quot;:&quot;basham_understanding_2013&quot;,&quot;URL&quot;:&quot;http://journals.sagepub.com/doi/10.1177/004005991304500401&quot;,&quot;source&quot;:&quot;DOI.org (Crossref)&quot;,&quot;ISSN&quot;:&quot;0040-0599, 2163-5684&quot;,&quot;DOI&quot;:&quot;10.1177/004005991304500401&quot;,&quot;container-title&quot;:&quot;Teaching Exceptional Children&quot;,&quot;page&quot;:&quot;8-15&quot;,&quot;accessed&quot;:{&quot;date-parts&quot;:[[&quot;2022&quot;,3,31]]},&quot;container-title-short&quot;:&quot;Teaching Exceptional Children&quot;,&quot;issued&quot;:{&quot;date-parts&quot;:[[&quot;2013&quot;,3]]},&quot;id&quot;:&quot;basham_understanding_2013&quot;,&quot;volume&quot;:&quot;45&quot;,&quot;type&quot;:&quot;article-journal&quot;,&quot;language&quot;:&quot;en&quot;,&quot;author&quot;:[{&quot;family&quot;:&quot;Basham&quot;,&quot;given&quot;:&quot;James D.&quot;},{&quot;family&quot;:&quot;Marino&quot;,&quot;given&quot;:&quot;Matthew T.&quot;}],&quot;title&quot;:&quot;Understanding stem education and supporting students through universal design for learning&quot;},&quot;suffix&quot;:&quot;&quot;,&quot;prefix&quot;:&quot;&quot;,&quot;id&quot;:3742}]} RNDlqcmdbbmmt"/>. While an analysis of the synergies between PBL and UDL is beyond the remit of this chapter, key characteristics of game making as an educational activity align well with both UDL and project-based approaches. The following sections give three examples.</text:p>
      <text:h text:style-name="Heading_20_4" text:outline-level="4"><text:bookmark-start text:name="complications-with-project-based-learning"/>Complications with Project Based Learning<text:bookmark-end text:name="complications-with-project-based-learning"/></text:h>
      <text:p text:style-name="First_20_paragraph">PBL should reconcile some of the tension and challenges outlined above in learning coding in formal settings.</text:p>
      <text:p text:style-name="Text_20_body">Resnick, advocate for Scratch software, in particular is vocal in promotion of PBL approaches in his projects, play and passion - lifelong kindergarten pedagogy.</text:p>
      <text:p text:style-name="Text_20_body">However there are addition al challenges of delivering PBL</text:p>
      <text:p text:style-name="Text_20_body">Lack of frameworks, expertise, confidence etc.</text:p>
      <text:p text:style-name="Text_20_body">These challenges are often compounded by contextual factors of formal education which challenge creative approaches in general. These include challeges of exam pressure, time factors.</text:p>
      <text:p text:style-name="Text_20_body">Specific techniques of PBL and digital making are explored in more depth in chapter two and example of practice are also present in the following case studies.</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citationID&quot;:&quot;eqditqen&quot;,&quot;properties&quot;:{&quot;formattedCitation&quot;:&quot;[@hernandez_aalborg_2015]&quot;,&quot;noteIndex&quot;:0},&quot;schema&quot;:&quot;https://github.com/citation-style-language/schema/raw/master/csl-citation.json&quot;,&quot;citationItems&quot;:[{&quot;uris&quot;:[&quot;http://zotero.org/users/1913249/items/GUME4KHQ&quot;],&quot;uri&quot;:[&quot;http://zotero.org/users/1913249/items/GUME4KHQ&quot;],&quot;itemData&quot;:{&quot;issue&quot;:&quot;2&quot;,&quot;citation-key&quot;:&quot;hernandez_aalborg_2015&quot;,&quot;URL&quot;:&quot;https://journals.aau.dk/index.php/pbl/article/view/1206&quot;,&quot;issued&quot;:{&quot;date-parts&quot;:[[&quot;2015&quot;]]},&quot;volume&quot;:&quot;3&quot;,&quot;container-title&quot;:&quot;Journal of Problem Based Learning in Higher Education&quot;,&quot;id&quot;:&quot;hernandez_aalborg_2015&quot;,&quot;type&quot;:&quot;article-journal&quot;,&quot;accessed&quot;:{&quot;date-parts&quot;:[[&quot;2016&quot;,11,27]]},&quot;title&quot;:&quot;The Aalborg University PO-PBL Model from a Socio-cultural Learning Perspective&quot;,&quot;author&quot;:[{&quot;family&quot;:&quot;Hernandez&quot;,&quot;given&quot;:&quot;Carola&quot;},{&quot;family&quot;:&quot;Ravn&quot;,&quot;given&quot;:&quot;Ole&quot;},{&quot;family&quot;:&quot;Valero&quot;,&quot;given&quot;:&quot;Paola&quot;}],&quot;source&quot;:&quot;Google Scholar&quot;},&quot;suffix&quot;:&quot;&quot;,&quot;prefix&quot;:&quot;&quot;,&quot;id&quot;:332}]} RNDskrpvothnd"/>&lt;Do Zotero Refresh: [@hernandez_aalborg_2015]&gt;<text:reference-mark-end text:name="ZOTERO_ITEM CSL_CITATION {&quot;citationID&quot;:&quot;eqditqen&quot;,&quot;properties&quot;:{&quot;formattedCitation&quot;:&quot;[@hernandez_aalborg_2015]&quot;,&quot;noteIndex&quot;:0},&quot;schema&quot;:&quot;https://github.com/citation-style-language/schema/raw/master/csl-citation.json&quot;,&quot;citationItems&quot;:[{&quot;uris&quot;:[&quot;http://zotero.org/users/1913249/items/GUME4KHQ&quot;],&quot;uri&quot;:[&quot;http://zotero.org/users/1913249/items/GUME4KHQ&quot;],&quot;itemData&quot;:{&quot;issue&quot;:&quot;2&quot;,&quot;citation-key&quot;:&quot;hernandez_aalborg_2015&quot;,&quot;URL&quot;:&quot;https://journals.aau.dk/index.php/pbl/article/view/1206&quot;,&quot;issued&quot;:{&quot;date-parts&quot;:[[&quot;2015&quot;]]},&quot;volume&quot;:&quot;3&quot;,&quot;container-title&quot;:&quot;Journal of Problem Based Learning in Higher Education&quot;,&quot;id&quot;:&quot;hernandez_aalborg_2015&quot;,&quot;type&quot;:&quot;article-journal&quot;,&quot;accessed&quot;:{&quot;date-parts&quot;:[[&quot;2016&quot;,11,27]]},&quot;title&quot;:&quot;The Aalborg University PO-PBL Model from a Socio-cultural Learning Perspective&quot;,&quot;author&quot;:[{&quot;family&quot;:&quot;Hernandez&quot;,&quot;given&quot;:&quot;Carola&quot;},{&quot;family&quot;:&quot;Ravn&quot;,&quot;given&quot;:&quot;Ole&quot;},{&quot;family&quot;:&quot;Valero&quot;,&quot;given&quot;:&quot;Paola&quot;}],&quot;source&quot;:&quot;Google Scholar&quot;},&quot;suffix&quot;:&quot;&quot;,&quot;prefix&quot;:&quot;&quot;,&quot;id&quot;:332}]} RNDskrpvothnd"/></text:p>
      <text:p text:style-name="Text_20_body">When learners undertake real life projects with relevance for, or with a direct link to, environments outside of the learning space, there are strong parallels to the models of peripheral participation in communities of practice (Wenger, 1998). 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 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 OTHER HEURISTICS OF CONSTRUCTIONISM</text:p>
      <text:p text:style-name="Text_20_body">I propose that there guidance and tactics in area of discovery based learning to help balance between learner choice and engaging, open experimentation verses steering towards useful shared concepts is often under explored in research leaving a documentation gap that .</text:p>
      <text:p text:style-name="Text_20_body">Why does this gap exist? Partly due to the compressed form of academic papers, partly due to the privileging of abstract analysis over more domain specific observations on practice.</text:p>
      <text:h text:style-name="Heading_20_4" text:outline-level="4"><text:bookmark-start text:name="pbl-and-authenticity-in-the-domain-of-teaching-programming"/>PBL and Authenticity in the domain of teaching programming<text:bookmark-end text:name="pbl-and-authenticity-in-the-domain-of-teaching-programming"/></text:h>
      <text:p text:style-name="First_20_paragraph">The goal of authenticity of expression, assessment and the motivation of a real audience aligns PBL with the kind of learning that happens when people take part in work-place or other authentic activities.</text:p>
      <text:p text:style-name="Text_20_body">There are overlapping dimensions and spectrum of authenticity in learning environments including; hands-on experimentation (as opposed to text-book sources); proximity to workplace practices and professional tools; personal relevance to learners.</text:p>
      <text:p text:style-name="Text_20_body">While PBL has the potential to address all of these factors there is some ambiguity in much of the literature on PBL. EXAPAND WITH CRITICALITY. There is a lack of clear advice on how to ensure authenticity</text:p>
      <text:p text:style-name="Text_20_body">In the domain of computer programming,</text:p>
      <text:p text:style-name="Text_20_body">The next section deals with pedagogical approaches that are rooted in professional or non-educational settings.</text:p>
      <text:h text:style-name="Heading_20_4" text:outline-level="4"><text:bookmark-start text:name="issues-of-inclusion-and-pbl-addressed-through-udl-principles"/>Issues of Inclusion and PBL addressed through UDL principles<text:bookmark-end text:name="issues-of-inclusion-and-pbl-addressed-through-udl-principles"/></text:h>
      <text:p text:style-name="First_20_paragraph">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1">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D&quot;:&quot;sbferhqv&quot;,&quot;properties&quot;:{&quot;formattedCitation&quot;:&quot;[@cook_using_2016]&quot;,&quot;noteIndex&quot;:0},&quot;schema&quot;:&quot;https://github.com/citation-style-language/schema/raw/master/csl-citation.json&quot;,&quot;citationItems&quot;:[{&quot;uris&quot;:[&quot;http://zotero.org/users/1913249/items/NQJRLAS4&quot;],&quot;uri&quot;:[&quot;http://zotero.org/users/1913249/items/NQJRLAS4&quot;],&quot;itemData&quot;:{&quot;type&quot;:&quot;chapter&quot;,&quot;source&quot;:&quot;ResearchGate&quot;,&quot;id&quot;:&quot;cook_using_2016&quot;,&quot;page&quot;:&quot;239-248&quot;,&quot;issued&quot;:{&quot;date-parts&quot;:[[&quot;2016&quot;,1,1]]},&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citation-key&quot;:&quot;cook_using_2016&quot;},&quot;suffix&quot;:&quot;&quot;,&quot;prefix&quot;:&quot;&quot;,&quot;id&quot;:3931}]} RNDjshvmllqtf"/>&lt;Do Zotero Refresh: [@cook_using_2016]&gt;<text:reference-mark-end text:name="ZOTERO_ITEM CSL_CITATION {&quot;citationID&quot;:&quot;sbferhqv&quot;,&quot;properties&quot;:{&quot;formattedCitation&quot;:&quot;[@cook_using_2016]&quot;,&quot;noteIndex&quot;:0},&quot;schema&quot;:&quot;https://github.com/citation-style-language/schema/raw/master/csl-citation.json&quot;,&quot;citationItems&quot;:[{&quot;uris&quot;:[&quot;http://zotero.org/users/1913249/items/NQJRLAS4&quot;],&quot;uri&quot;:[&quot;http://zotero.org/users/1913249/items/NQJRLAS4&quot;],&quot;itemData&quot;:{&quot;type&quot;:&quot;chapter&quot;,&quot;source&quot;:&quot;ResearchGate&quot;,&quot;id&quot;:&quot;cook_using_2016&quot;,&quot;page&quot;:&quot;239-248&quot;,&quot;issued&quot;:{&quot;date-parts&quot;:[[&quot;2016&quot;,1,1]]},&quot;title&quot;:&quot;Using universal design for learning to personalize an evidence-based practice for students with disabilities&quot;,&quot;author&quot;:[{&quot;family&quot;:&quot;Cook&quot;,&quot;given&quot;:&quot;Sara&quot;},{&quot;family&quot;:&quot;Rao&quot;,&quot;given&quot;:&quot;Kavita&quot;},{&quot;family&quot;:&quot;Cook&quot;,&quot;given&quot;:&quot;Bryan&quot;}],&quot;citation-key&quot;:&quot;cook_using_2016&quot;},&quot;suffix&quot;:&quot;&quot;,&quot;prefix&quot;:&quot;&quot;,&quot;id&quot;:3931}]} RNDjshvmllqtf"/> explored the alignment of UDL with another framework, CRA, which consists of a three stage model to support learners to develop concepts <text:reference-mark-start text:name="ZOTERO_ITEM CSL_CITATION {&quot;citationID&quot;:&quot;gyszikpe&quot;,&quot;properties&quot;:{&quot;formattedCitation&quot;:&quot;[@fyfe_concreteness_2014]&quot;,&quot;noteIndex&quot;:0},&quot;schema&quot;:&quot;https://github.com/citation-style-language/schema/raw/master/csl-citation.json&quot;,&quot;citationItems&quot;:[{&quot;uris&quot;:[&quot;http://zotero.org/users/1913249/items/5L265CMQ&quot;],&quot;uri&quot;:[&quot;http://zotero.org/users/1913249/items/5L265CMQ&quot;],&quot;itemData&quot;:{&quot;issue&quot;:&quot;1&quot;,&quot;citation-key&quot;:&quot;fyfe_concreteness_2014&quot;,&quot;URL&quot;:&quot;http://link.springer.com/10.1007/s10648-014-9249-3&quot;,&quot;source&quot;:&quot;DOI.org (Crossref)&quot;,&quot;ISSN&quot;:&quot;1040-726X, 1573-336X&quot;,&quot;DOI&quot;:&quot;10.1007/s10648-014-9249-3&quot;,&quot;container-title&quot;:&quot;Educational Psychology Review&quot;,&quot;page&quot;:&quot;9-25&quot;,&quot;accessed&quot;:{&quot;date-parts&quot;:[[&quot;2021&quot;,3,28]]},&quot;container-title-short&quot;:&quot;Educ Psychol Rev&quot;,&quot;issued&quot;:{&quot;date-parts&quot;:[[&quot;2014&quot;,3]]},&quot;volume&quot;:&quot;26&quot;,&quot;title-short&quot;:&quot;Concreteness Fading in Mathematics and Science Instruction&quot;,&quot;id&quot;:&quot;fyfe_concreteness_2014&quot;,&quot;type&quot;:&quot;article-journal&quot;,&quot;language&quot;:&quot;en&quot;,&quot;title&quot;:&quot;Concreteness Fading in Mathematics and Science Instruction: a Systematic Review&quot;,&quot;author&quot;:[{&quot;family&quot;:&quot;Fyfe&quot;,&quot;given&quot;:&quot;Emily R.&quot;},{&quot;family&quot;:&quot;McNeil&quot;,&quot;given&quot;:&quot;Nicole M.&quot;},{&quot;family&quot;:&quot;Son&quot;,&quot;given&quot;:&quot;Ji Y.&quot;},{&quot;family&quot;:&quot;Goldstone&quot;,&quot;given&quot;:&quot;Robert 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suffix&quot;:&quot;&quot;,&quot;prefix&quot;:&quot;&quot;,&quot;id&quot;:65}]} RNDyimmmenrif"/>&lt;Do Zotero Refresh: [@fyfe_concreteness_2014]&gt;<text:reference-mark-end text:name="ZOTERO_ITEM CSL_CITATION {&quot;citationID&quot;:&quot;gyszikpe&quot;,&quot;properties&quot;:{&quot;formattedCitation&quot;:&quot;[@fyfe_concreteness_2014]&quot;,&quot;noteIndex&quot;:0},&quot;schema&quot;:&quot;https://github.com/citation-style-language/schema/raw/master/csl-citation.json&quot;,&quot;citationItems&quot;:[{&quot;uris&quot;:[&quot;http://zotero.org/users/1913249/items/5L265CMQ&quot;],&quot;uri&quot;:[&quot;http://zotero.org/users/1913249/items/5L265CMQ&quot;],&quot;itemData&quot;:{&quot;issue&quot;:&quot;1&quot;,&quot;citation-key&quot;:&quot;fyfe_concreteness_2014&quot;,&quot;URL&quot;:&quot;http://link.springer.com/10.1007/s10648-014-9249-3&quot;,&quot;source&quot;:&quot;DOI.org (Crossref)&quot;,&quot;ISSN&quot;:&quot;1040-726X, 1573-336X&quot;,&quot;DOI&quot;:&quot;10.1007/s10648-014-9249-3&quot;,&quot;container-title&quot;:&quot;Educational Psychology Review&quot;,&quot;page&quot;:&quot;9-25&quot;,&quot;accessed&quot;:{&quot;date-parts&quot;:[[&quot;2021&quot;,3,28]]},&quot;container-title-short&quot;:&quot;Educ Psychol Rev&quot;,&quot;issued&quot;:{&quot;date-parts&quot;:[[&quot;2014&quot;,3]]},&quot;volume&quot;:&quot;26&quot;,&quot;title-short&quot;:&quot;Concreteness Fading in Mathematics and Science Instruction&quot;,&quot;id&quot;:&quot;fyfe_concreteness_2014&quot;,&quot;type&quot;:&quot;article-journal&quot;,&quot;language&quot;:&quot;en&quot;,&quot;title&quot;:&quot;Concreteness Fading in Mathematics and Science Instruction: a Systematic Review&quot;,&quot;author&quot;:[{&quot;family&quot;:&quot;Fyfe&quot;,&quot;given&quot;:&quot;Emily R.&quot;},{&quot;family&quot;:&quot;McNeil&quot;,&quot;given&quot;:&quot;Nicole M.&quot;},{&quot;family&quot;:&quot;Son&quot;,&quot;given&quot;:&quot;Ji Y.&quot;},{&quot;family&quot;:&quot;Goldstone&quot;,&quot;given&quot;:&quot;Robert L.&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suffix&quot;:&quot;&quot;,&quot;prefix&quot;:&quot;&quot;,&quot;id&quot;:65}]} RNDyimmmenrif"/>.</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4" text:outline-level="4"><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citationID&quot;:&quot;zzaiside&quot;,&quot;properties&quot;:{&quot;formattedCitation&quot;:&quot;[@olsson2014conceptual]&quot;,&quot;noteIndex&quot;:0},&quot;schema&quot;:&quot;https://github.com/citation-style-language/schema/raw/master/csl-citation.json&quot;,&quot;citationItems&quot;:[{&quot;uris&quot;:[&quot;http://zotero.org/users/1913249/items/CCN7UC6X&quot;],&quot;uri&quot;:[&quot;http://zotero.org/users/1913249/items/CCN7UC6X&quot;],&quot;itemData&quot;:{&quot;citation-key&quot;:&quot;olsson2014conceptual&quot;,&quot;issued&quot;:{&quot;date-parts&quot;:[[&quot;2014&quot;]]},&quot;container-title&quot;:&quot;Digital games research association (DiGRA), snowbird, utah, USA (2014)&quot;,&quot;id&quot;:&quot;olsson2014conceptual&quot;,&quot;page&quot;:&quot;1–16&quot;,&quot;type&quot;:&quot;paper-conference&quot;,&quot;publisher&quot;:&quot;DiGRA&quot;,&quot;author&quot;:[{&quot;family&quot;:&quot;Olsson&quot;,&quot;given&quot;:&quot;Carl Magnus&quot;},{&quot;family&quot;:&quot;Björk&quot;,&quot;given&quot;:&quot;Staffan&quot;},{&quot;family&quot;:&quot;Dahlskog&quot;,&quot;given&quot;:&quot;Steve&quot;}],&quot;title&quot;:&quot;The conceptual relationship model: understanding patterns and mechanics in game design&quot;},&quot;suffix&quot;:&quot;&quot;,&quot;prefix&quot;:&quot;&quot;,&quot;id&quot;:8683}]} RNDtpunublmbu"/>&lt;Do Zotero Refresh: [@olsson2014conceptual]&gt;<text:reference-mark-end text:name="ZOTERO_ITEM CSL_CITATION {&quot;citationID&quot;:&quot;zzaiside&quot;,&quot;properties&quot;:{&quot;formattedCitation&quot;:&quot;[@olsson2014conceptual]&quot;,&quot;noteIndex&quot;:0},&quot;schema&quot;:&quot;https://github.com/citation-style-language/schema/raw/master/csl-citation.json&quot;,&quot;citationItems&quot;:[{&quot;uris&quot;:[&quot;http://zotero.org/users/1913249/items/CCN7UC6X&quot;],&quot;uri&quot;:[&quot;http://zotero.org/users/1913249/items/CCN7UC6X&quot;],&quot;itemData&quot;:{&quot;citation-key&quot;:&quot;olsson2014conceptual&quot;,&quot;issued&quot;:{&quot;date-parts&quot;:[[&quot;2014&quot;]]},&quot;container-title&quot;:&quot;Digital games research association (DiGRA), snowbird, utah, USA (2014)&quot;,&quot;id&quot;:&quot;olsson2014conceptual&quot;,&quot;page&quot;:&quot;1–16&quot;,&quot;type&quot;:&quot;paper-conference&quot;,&quot;publisher&quot;:&quot;DiGRA&quot;,&quot;author&quot;:[{&quot;family&quot;:&quot;Olsson&quot;,&quot;given&quot;:&quot;Carl Magnus&quot;},{&quot;family&quot;:&quot;Björk&quot;,&quot;given&quot;:&quot;Staffan&quot;},{&quot;family&quot;:&quot;Dahlskog&quot;,&quot;given&quot;:&quot;Steve&quot;}],&quot;title&quot;:&quot;The conceptual relationship model: understanding patterns and mechanics in game design&quot;},&quot;suffix&quot;:&quot;&quot;,&quot;prefix&quot;:&quot;&quot;,&quot;id&quot;:8683}]} RNDtpunublmbu"/>.</text:p>
      <text:p text:style-name="Text_20_body">The common element is the utility of the concepts to designers. Although the process of formalising such patterns and mechanics is also noted. The levels of abstraction of</text:p>
      <text:h text:style-name="Heading_20_2" text:outline-level="2"><text:bookmark-start text:name="synthesis-of-chapter-discussion---previous-version"/>Synthesis of chapter / discussion - PREVIOUS VERSION<text:bookmark-end text:name="synthesis-of-chapter-discussion---previous-version"/></text:h>
      <text:p text:style-name="First_20_paragraph"><text:span text:style-name="T2">Building learner identities to address Inequalities</text:span></text:p>
      <text:p text:style-name="Text_20_body">One significant element of in this process is learner perception of their own limits. EXPLORE RESEARCH HERE.</text:p>
      <text:h text:style-name="Heading_20_3" text:outline-level="3"><text:bookmark-start text:name="problematising-distinctions-between-instruction-based-tutorials-and-unguided-approaches---towards-guided-participation---for-discussion"/>Problematising distinctions between instruction-based tutorials and unguided approaches - towards guided participation - FOR DISCUSSION<text:bookmark-end text:name="problematising-distinctions-between-instruction-based-tutorials-and-unguided-approaches---towards-guided-participation---for-discussion"/></text:h>
      <text:p text:style-name="First_20_paragraph">ROGOFF AND THIRD WAY - EXISTING ACTIVITY</text:p>
      <text:p text:style-name="Text_20_body">Even with access to resources and critiques of pure discovery learning are valid <text:reference-mark-start text:name="ZOTERO_ITEM CSL_CITATION {&quot;citationID&quot;:&quot;xqzwzlil&quot;,&quot;properties&quot;:{&quot;formattedCitation&quot;:&quot;[@mayer_should_2004]&quot;,&quot;noteIndex&quot;:0},&quot;schema&quot;:&quot;https://github.com/citation-style-language/schema/raw/master/csl-citation.json&quot;,&quot;citationItems&quot;:[{&quot;uris&quot;:[&quot;http://zotero.org/users/1913249/items/7TSBS695&quot;],&quot;uri&quot;:[&quot;http://zotero.org/users/1913249/items/7TSBS695&quot;],&quot;itemData&quot;:{&quot;issue&quot;:&quot;1&quot;,&quot;volume&quot;:&quot;59&quot;,&quot;citation-key&quot;:&quot;mayer_should_2004&quot;,&quot;URL&quot;:&quot;http://doi.apa.org/getdoi.cfm?doi=10.1037/0003-066X.59.1.14&quot;,&quot;issued&quot;:{&quot;date-parts&quot;:[[&quot;2004&quot;]]},&quot;type&quot;:&quot;article-journal&quot;,&quot;ISSN&quot;:&quot;1935-990X, 0003-066X&quot;,&quot;DOI&quot;:&quot;10.1037/0003-066X.59.1.14&quot;,&quot;container-title&quot;:&quot;American Psychologist&quot;,&quot;title&quot;:&quot;Should There Be a Three-Strikes Rule Against Pure Discovery Learning?&quot;,&quot;id&quot;:&quot;mayer_should_2004&quot;,&quot;page&quot;:&quot;14-19&quot;,&quot;accessed&quot;:{&quot;date-parts&quot;:[[&quot;2017&quot;,10,2]]},&quot;language&quot;:&quot;en&quot;,&quot;author&quot;:[{&quot;family&quot;:&quot;Mayer&quot;,&quot;given&quot;:&quot;Richard E.&quot;}],&quot;source&quot;:&quot;CrossRef&quot;},&quot;suffix&quot;:&quot;&quot;,&quot;prefix&quot;:&quot;&quot;,&quot;id&quot;:1907}]} RNDpwcybcyckq"/>&lt;Do Zotero Refresh: [@mayer_should_2004]&gt;<text:reference-mark-end text:name="ZOTERO_ITEM CSL_CITATION {&quot;citationID&quot;:&quot;xqzwzlil&quot;,&quot;properties&quot;:{&quot;formattedCitation&quot;:&quot;[@mayer_should_2004]&quot;,&quot;noteIndex&quot;:0},&quot;schema&quot;:&quot;https://github.com/citation-style-language/schema/raw/master/csl-citation.json&quot;,&quot;citationItems&quot;:[{&quot;uris&quot;:[&quot;http://zotero.org/users/1913249/items/7TSBS695&quot;],&quot;uri&quot;:[&quot;http://zotero.org/users/1913249/items/7TSBS695&quot;],&quot;itemData&quot;:{&quot;issue&quot;:&quot;1&quot;,&quot;volume&quot;:&quot;59&quot;,&quot;citation-key&quot;:&quot;mayer_should_2004&quot;,&quot;URL&quot;:&quot;http://doi.apa.org/getdoi.cfm?doi=10.1037/0003-066X.59.1.14&quot;,&quot;issued&quot;:{&quot;date-parts&quot;:[[&quot;2004&quot;]]},&quot;type&quot;:&quot;article-journal&quot;,&quot;ISSN&quot;:&quot;1935-990X, 0003-066X&quot;,&quot;DOI&quot;:&quot;10.1037/0003-066X.59.1.14&quot;,&quot;container-title&quot;:&quot;American Psychologist&quot;,&quot;title&quot;:&quot;Should There Be a Three-Strikes Rule Against Pure Discovery Learning?&quot;,&quot;id&quot;:&quot;mayer_should_2004&quot;,&quot;page&quot;:&quot;14-19&quot;,&quot;accessed&quot;:{&quot;date-parts&quot;:[[&quot;2017&quot;,10,2]]},&quot;language&quot;:&quot;en&quot;,&quot;author&quot;:[{&quot;family&quot;:&quot;Mayer&quot;,&quot;given&quot;:&quot;Richard E.&quot;}],&quot;source&quot;:&quot;CrossRef&quot;},&quot;suffix&quot;:&quot;&quot;,&quot;prefix&quot;:&quot;&quot;,&quot;id&quot;:1907}]} RNDpwcybcyckq"/>.</text:p>
      <text:p text:style-name="Text_20_body">On the other end of the spectrum, tutorials are a common way of learning coding and exist in many forms and formats <text:reference-mark-start text:name="ZOTERO_ITEM CSL_CITATION {&quot;citationID&quot;:&quot;kovedqrx&quot;,&quot;properties&quot;:{&quot;formattedCitation&quot;:&quot;[@head_composing_2020; @kim_pedagogical_2017]&quot;,&quot;noteIndex&quot;:0},&quot;schema&quot;:&quot;https://github.com/citation-style-language/schema/raw/master/csl-citation.json&quot;,&quot;citationItems&quot;:[{&quot;uris&quot;:[&quot;http://zotero.org/users/1913249/items/7I5JT79P&quot;],&quot;uri&quot;:[&quot;http://zotero.org/users/1913249/items/7I5JT79P&quot;],&quot;itemData&quot;:{&quot;citation-key&quot;:&quot;head_composing_2020&quot;,&quot;URL&quot;:&quot;https://dl.acm.org/doi/10.1145/3313831.3376798&quot;,&quot;source&quot;:&quot;ACM Digital Library&quot;,&quot;collection-title&quot;:&quot;CHI '20&quot;,&quot;DOI&quot;:&quot;10.1145/3313831.3376798&quot;,&quot;container-title&quot;:&quot;Proceedings of the 2020 CHI Conference on Human Factors in Computing Systems&quot;,&quot;page&quot;:&quot;1–12&quot;,&quot;accessed&quot;:{&quot;date-parts&quot;:[[&quot;2023&quot;,6,13]]},&quot;event-place&quot;:&quot;New York, NY, USA&quot;,&quot;issued&quot;:{&quot;date-parts&quot;:[[&quot;2020&quot;,4,23]]},&quot;type&quot;:&quot;paper-conference&quot;,&quot;title&quot;:&quot;Composing Flexibly-Organized Step-by-Step Tutorials from Linked Source Code, Snippets, and Outputs&quot;,&quot;id&quot;:&quot;head_composing_2020&quot;,&quot;publisher-place&quot;:&quot;New York, NY, USA&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publisher&quot;:&quot;Association for Computing Machinery&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ISBN&quot;:&quot;978-1-4503-6708-0&quot;},&quot;suffix&quot;:&quot;&quot;,&quot;prefix&quot;:&quot;&quot;,&quot;id&quot;:8712},{&quot;uris&quot;:[&quot;http://zotero.org/users/1913249/items/BVPG23QV&quot;],&quot;uri&quot;:[&quot;http://zotero.org/users/1913249/items/BVPG23QV&quot;],&quot;itemData&quot;:{&quot;citation-key&quot;:&quot;kim_pedagogical_2017&quot;,&quot;URL&quot;:&quot;https://dl.acm.org/doi/10.1145/3017680.3017728&quot;,&quot;source&quot;:&quot;ACM Digital Library&quot;,&quot;collection-title&quot;:&quot;SIGCSE '17&quot;,&quot;DOI&quot;:&quot;10.1145/3017680.3017728&quot;,&quot;container-title&quot;:&quot;Proceedings of the 2017 ACM SIGCSE Technical Symposium on Computer Science Education&quot;,&quot;page&quot;:&quot;321–326&quot;,&quot;accessed&quot;:{&quot;date-parts&quot;:[[&quot;2023&quot;,6,13]]},&quot;event-place&quot;:&quot;New York, NY, USA&quot;,&quot;issued&quot;:{&quot;date-parts&quot;:[[&quot;2017&quot;,3,8]]},&quot;type&quot;:&quot;paper-conference&quot;,&quot;title&quot;:&quot;A Pedagogical Analysis of Online Coding Tutorials&quot;,&quot;id&quot;:&quot;kim_pedagogical_2017&quot;,&quot;publisher-place&quot;:&quot;New York, NY, US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ublisher&quot;:&quot;Association for Computing Machinery&quot;,&quot;author&quot;:[{&quot;family&quot;:&quot;Kim&quot;,&quot;given&quot;:&quot;Ada S.&quot;},{&quot;family&quot;:&quot;Ko&quot;,&quot;given&quot;:&quot;Amy J.&quot;}],&quot;ISBN&quot;:&quot;978-1-4503-4698-6&quot;},&quot;suffix&quot;:&quot;&quot;,&quot;prefix&quot;:&quot;&quot;,&quot;id&quot;:8714}]} RNDsdktxikwek"/>&lt;Do Zotero Refresh: [@head_composing_2020; @kim_pedagogical_2017]&gt;<text:reference-mark-end text:name="ZOTERO_ITEM CSL_CITATION {&quot;citationID&quot;:&quot;kovedqrx&quot;,&quot;properties&quot;:{&quot;formattedCitation&quot;:&quot;[@head_composing_2020; @kim_pedagogical_2017]&quot;,&quot;noteIndex&quot;:0},&quot;schema&quot;:&quot;https://github.com/citation-style-language/schema/raw/master/csl-citation.json&quot;,&quot;citationItems&quot;:[{&quot;uris&quot;:[&quot;http://zotero.org/users/1913249/items/7I5JT79P&quot;],&quot;uri&quot;:[&quot;http://zotero.org/users/1913249/items/7I5JT79P&quot;],&quot;itemData&quot;:{&quot;citation-key&quot;:&quot;head_composing_2020&quot;,&quot;URL&quot;:&quot;https://dl.acm.org/doi/10.1145/3313831.3376798&quot;,&quot;source&quot;:&quot;ACM Digital Library&quot;,&quot;collection-title&quot;:&quot;CHI '20&quot;,&quot;DOI&quot;:&quot;10.1145/3313831.3376798&quot;,&quot;container-title&quot;:&quot;Proceedings of the 2020 CHI Conference on Human Factors in Computing Systems&quot;,&quot;page&quot;:&quot;1–12&quot;,&quot;accessed&quot;:{&quot;date-parts&quot;:[[&quot;2023&quot;,6,13]]},&quot;event-place&quot;:&quot;New York, NY, USA&quot;,&quot;issued&quot;:{&quot;date-parts&quot;:[[&quot;2020&quot;,4,23]]},&quot;type&quot;:&quot;paper-conference&quot;,&quot;title&quot;:&quot;Composing Flexibly-Organized Step-by-Step Tutorials from Linked Source Code, Snippets, and Outputs&quot;,&quot;id&quot;:&quot;head_composing_2020&quot;,&quot;publisher-place&quot;:&quot;New York, NY, USA&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publisher&quot;:&quot;Association for Computing Machinery&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ISBN&quot;:&quot;978-1-4503-6708-0&quot;},&quot;suffix&quot;:&quot;&quot;,&quot;prefix&quot;:&quot;&quot;,&quot;id&quot;:8712},{&quot;uris&quot;:[&quot;http://zotero.org/users/1913249/items/BVPG23QV&quot;],&quot;uri&quot;:[&quot;http://zotero.org/users/1913249/items/BVPG23QV&quot;],&quot;itemData&quot;:{&quot;citation-key&quot;:&quot;kim_pedagogical_2017&quot;,&quot;URL&quot;:&quot;https://dl.acm.org/doi/10.1145/3017680.3017728&quot;,&quot;source&quot;:&quot;ACM Digital Library&quot;,&quot;collection-title&quot;:&quot;SIGCSE '17&quot;,&quot;DOI&quot;:&quot;10.1145/3017680.3017728&quot;,&quot;container-title&quot;:&quot;Proceedings of the 2017 ACM SIGCSE Technical Symposium on Computer Science Education&quot;,&quot;page&quot;:&quot;321–326&quot;,&quot;accessed&quot;:{&quot;date-parts&quot;:[[&quot;2023&quot;,6,13]]},&quot;event-place&quot;:&quot;New York, NY, USA&quot;,&quot;issued&quot;:{&quot;date-parts&quot;:[[&quot;2017&quot;,3,8]]},&quot;type&quot;:&quot;paper-conference&quot;,&quot;title&quot;:&quot;A Pedagogical Analysis of Online Coding Tutorials&quot;,&quot;id&quot;:&quot;kim_pedagogical_2017&quot;,&quot;publisher-place&quot;:&quot;New York, NY, US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ublisher&quot;:&quot;Association for Computing Machinery&quot;,&quot;author&quot;:[{&quot;family&quot;:&quot;Kim&quot;,&quot;given&quot;:&quot;Ada S.&quot;},{&quot;family&quot;:&quot;Ko&quot;,&quot;given&quot;:&quot;Amy J.&quot;}],&quot;ISBN&quot;:&quot;978-1-4503-4698-6&quot;},&quot;suffix&quot;:&quot;&quot;,&quot;prefix&quot;:&quot;&quot;,&quot;id&quot;:8714}]} RNDsdktxikwek"/>.</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citationID&quot;:&quot;hmvxiywk&quot;,&quot;properties&quot;:{&quot;formattedCitation&quot;:&quot;[@kim_pedagogical_2017, p. 325]&quot;,&quot;noteIndex&quot;:0},&quot;schema&quot;:&quot;https://github.com/citation-style-language/schema/raw/master/csl-citation.json&quot;,&quot;citationItems&quot;:[{&quot;uris&quot;:[&quot;http://zotero.org/users/1913249/items/BVPG23QV&quot;],&quot;uri&quot;:[&quot;http://zotero.org/users/1913249/items/BVPG23QV&quot;],&quot;locator&quot;:&quot; 325&quot;,&quot;itemData&quot;:{&quot;citation-key&quot;:&quot;kim_pedagogical_2017&quot;,&quot;URL&quot;:&quot;https://dl.acm.org/doi/10.1145/3017680.3017728&quot;,&quot;source&quot;:&quot;ACM Digital Library&quot;,&quot;collection-title&quot;:&quot;SIGCSE '17&quot;,&quot;DOI&quot;:&quot;10.1145/3017680.3017728&quot;,&quot;container-title&quot;:&quot;Proceedings of the 2017 ACM SIGCSE Technical Symposium on Computer Science Education&quot;,&quot;page&quot;:&quot;321–326&quot;,&quot;accessed&quot;:{&quot;date-parts&quot;:[[&quot;2023&quot;,6,13]]},&quot;event-place&quot;:&quot;New York, NY, USA&quot;,&quot;issued&quot;:{&quot;date-parts&quot;:[[&quot;2017&quot;,3,8]]},&quot;type&quot;:&quot;paper-conference&quot;,&quot;title&quot;:&quot;A Pedagogical Analysis of Online Coding Tutorials&quot;,&quot;id&quot;:&quot;kim_pedagogical_2017&quot;,&quot;publisher-place&quot;:&quot;New York, NY, US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ublisher&quot;:&quot;Association for Computing Machinery&quot;,&quot;author&quot;:[{&quot;family&quot;:&quot;Kim&quot;,&quot;given&quot;:&quot;Ada S.&quot;},{&quot;family&quot;:&quot;Ko&quot;,&quot;given&quot;:&quot;Amy J.&quot;}],&quot;ISBN&quot;:&quot;978-1-4503-4698-6&quot;},&quot;prefix&quot;:&quot;&quot;,&quot;id&quot;:8714}]} RNDaunllyzgcd"/>&lt;Do Zotero Refresh: [@kim_pedagogical_2017, p. 325]&gt;<text:reference-mark-end text:name="ZOTERO_ITEM CSL_CITATION {&quot;citationID&quot;:&quot;hmvxiywk&quot;,&quot;properties&quot;:{&quot;formattedCitation&quot;:&quot;[@kim_pedagogical_2017, p. 325]&quot;,&quot;noteIndex&quot;:0},&quot;schema&quot;:&quot;https://github.com/citation-style-language/schema/raw/master/csl-citation.json&quot;,&quot;citationItems&quot;:[{&quot;uris&quot;:[&quot;http://zotero.org/users/1913249/items/BVPG23QV&quot;],&quot;uri&quot;:[&quot;http://zotero.org/users/1913249/items/BVPG23QV&quot;],&quot;locator&quot;:&quot; 325&quot;,&quot;itemData&quot;:{&quot;citation-key&quot;:&quot;kim_pedagogical_2017&quot;,&quot;URL&quot;:&quot;https://dl.acm.org/doi/10.1145/3017680.3017728&quot;,&quot;source&quot;:&quot;ACM Digital Library&quot;,&quot;collection-title&quot;:&quot;SIGCSE '17&quot;,&quot;DOI&quot;:&quot;10.1145/3017680.3017728&quot;,&quot;container-title&quot;:&quot;Proceedings of the 2017 ACM SIGCSE Technical Symposium on Computer Science Education&quot;,&quot;page&quot;:&quot;321–326&quot;,&quot;accessed&quot;:{&quot;date-parts&quot;:[[&quot;2023&quot;,6,13]]},&quot;event-place&quot;:&quot;New York, NY, USA&quot;,&quot;issued&quot;:{&quot;date-parts&quot;:[[&quot;2017&quot;,3,8]]},&quot;type&quot;:&quot;paper-conference&quot;,&quot;title&quot;:&quot;A Pedagogical Analysis of Online Coding Tutorials&quot;,&quot;id&quot;:&quot;kim_pedagogical_2017&quot;,&quot;publisher-place&quot;:&quot;New York, NY, US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ublisher&quot;:&quot;Association for Computing Machinery&quot;,&quot;author&quot;:[{&quot;family&quot;:&quot;Kim&quot;,&quot;given&quot;:&quot;Ada S.&quot;},{&quot;family&quot;:&quot;Ko&quot;,&quot;given&quot;:&quot;Amy J.&quot;}],&quot;ISBN&quot;:&quot;978-1-4503-4698-6&quot;},&quot;prefix&quot;:&quot;&quot;,&quot;id&quot;:8714}]} RNDaunllyzgcd"/>.</text:p>
      <text:p text:style-name="Text_20_body">Critique of instruction…</text:p>
      <text:p text:style-name="Text_20_body">In short there are concerns with reproduction of information as a goal for varied reason but authenticity of experience and resulting negative on effects on motivation and participant agency are of particular relevance to this study.</text:p>
      <text:h text:style-name="Heading_20_3" text:outline-level="3"><text:bookmark-start text:name="deficit-of-cultural-processes-appropriate-frameworks-to-support-community-based-coding-for-beginners"/>Deficit of cultural processes &amp; appropriate frameworks to support community-based coding for beginners<text:bookmark-end text:name="deficit-of-cultural-processes-appropriate-frameworks-to-support-community-based-coding-for-beginners"/></text:h>
      <text:p text:style-name="First_20_paragraph">There is a lack of knowledge of cultural processes &amp; appropriate frameworks to structure a project / community based approach</text:p>
      <text:p text:style-name="Text_20_body">There is no consensus of what abstract concepts support development of coding practices</text:p>
      <text:p text:style-name="Text_20_body">There is a also a need for concrete frameworks for novices in initial stages, that is understandable and relatable.</text:p>
      <text:p text:style-name="Text_20_body">Thus, not wanting to detract from abstract frameworks, or set up a false dichotomy between approaches, there is still a need for more concrete frameworks that work in tandem with PBL methods.</text:p>
      <text:p text:style-name="Text_20_body">These framweorks can be useful for diverse reasons: providing useful navigation in terms of pedagogy pedagogy, supporting positive affect in crucial early stages, building positive identity as a code creator, and aligning with UDL framework and recommendations for inclusive practice.</text:p>
      <text:h text:style-name="Heading_20_4" text:outline-level="4"><text:bookmark-start text:name="supporting-roles-and-social-practices-to-support-learners"/>Supporting roles and social practices to support learners<text:bookmark-end text:name="supporting-roles-and-social-practices-to-support-learners"/></text:h>
      <text:p text:style-name="First_20_paragraph">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text:reference-mark-start text:name="ZOTERO_ITEM CSL_CITATION {&quot;citationID&quot;:&quot;xubpxlju&quot;,&quot;properties&quot;:{&quot;formattedCitation&quot;:&quot;[@kirschner_why_2006; @kollar_collaboration_2006]&quot;,&quot;noteIndex&quot;:0},&quot;schema&quot;:&quot;https://github.com/citation-style-language/schema/raw/master/csl-citation.json&quot;,&quot;citationItems&quot;:[{&quot;uris&quot;:[&quot;http://zotero.org/users/1913249/items/F84HG9BX&quot;],&quot;uri&quot;:[&quot;http://zotero.org/users/1913249/items/F84HG9BX&quot;],&quot;itemData&quot;:{&quot;issue&quot;:&quot;2&quot;,&quot;citation-key&quot;:&quot;kirschner_why_2006&quot;,&quot;issued&quot;:{&quot;date-parts&quot;:[[&quot;2006&quot;]]},&quot;volume&quot;:&quot;41&quot;,&quot;container-title&quot;:&quot;Educational psychologist&quot;,&quot;title-short&quot;:&quot;Why minimal guidance during instruction does not work&quot;,&quot;id&quot;:&quot;kirschner_why_2006&quot;,&quot;page&quot;:&quot;75–86&quot;,&quot;type&quot;:&quot;article-journal&quot;,&quot;title&quot;:&quot;Why minimal guidance during instruction does not work: An analysis of the failure of constructivist, discovery, problem-based, experiential, and inquiry-based teaching&quot;,&quot;author&quot;:[{&quot;family&quot;:&quot;Kirschner&quot;,&quot;given&quot;:&quot;Paul A.&quot;},{&quot;family&quot;:&quot;Sweller&quot;,&quot;given&quot;:&quot;John&quot;},{&quot;family&quot;:&quot;Clark&quot;,&quot;given&quot;:&quot;Richard E.&quot;}],&quot;source&quot;:&quot;Google Scholar&quot;},&quot;suffix&quot;:&quot;&quot;,&quot;prefix&quot;:&quot;&quot;,&quot;id&quot;:1832},{&quot;uris&quot;:[&quot;http://zotero.org/users/1913249/items/XC38WUCL&quot;],&quot;uri&quot;:[&quot;http://zotero.org/users/1913249/items/XC38WUCL&quot;],&quot;itemData&quot;:{&quot;issue&quot;:&quot;2&quot;,&quot;citation-key&quot;:&quot;kollar_collaboration_2006&quot;,&quot;URL&quot;:&quot;https://doi.org/10.1007/s10648-006-9007-2&quot;,&quot;source&quot;:&quot;Springer Link&quot;,&quot;ISSN&quot;:&quot;1573-336X&quot;,&quot;DOI&quot;:&quot;10.1007/s10648-006-9007-2&quot;,&quot;container-title&quot;:&quot;Educational Psychology Review&quot;,&quot;page&quot;:&quot;159-185&quot;,&quot;accessed&quot;:{&quot;date-parts&quot;:[[&quot;2018&quot;,12,20]]},&quot;container-title-short&quot;:&quot;Educ Psychol Rev&quot;,&quot;issued&quot;:{&quot;date-parts&quot;:[[&quot;2006&quot;,6,1]]},&quot;volume&quot;:&quot;18&quot;,&quot;id&quot;:&quot;kollar_collaboration_2006&quot;,&quot;type&quot;:&quot;article-journal&quot;,&quot;title&quot;:&quot;Collaboration Scripts – A Conceptual Analysis&quot;,&quot;language&quot;:&quot;en&quot;,&quot;author&quot;:[{&quot;family&quot;:&quot;Kollar&quot;,&quot;given&quot;:&quot;Ingo&quot;},{&quot;family&quot;:&quot;Fischer&quot;,&quot;given&quot;:&quot;Frank&quot;},{&quot;family&quot;:&quot;Hesse&quot;,&quot;given&quot;:&quot;Friedrich W.&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suffix&quot;:&quot;&quot;,&quot;prefix&quot;:&quot;&quot;,&quot;id&quot;:176}]} RNDutrydzkzxt"/>&lt;Do Zotero Refresh: [@kirschner_why_2006; @kollar_collaboration_2006]&gt;<text:reference-mark-end text:name="ZOTERO_ITEM CSL_CITATION {&quot;citationID&quot;:&quot;xubpxlju&quot;,&quot;properties&quot;:{&quot;formattedCitation&quot;:&quot;[@kirschner_why_2006; @kollar_collaboration_2006]&quot;,&quot;noteIndex&quot;:0},&quot;schema&quot;:&quot;https://github.com/citation-style-language/schema/raw/master/csl-citation.json&quot;,&quot;citationItems&quot;:[{&quot;uris&quot;:[&quot;http://zotero.org/users/1913249/items/F84HG9BX&quot;],&quot;uri&quot;:[&quot;http://zotero.org/users/1913249/items/F84HG9BX&quot;],&quot;itemData&quot;:{&quot;issue&quot;:&quot;2&quot;,&quot;citation-key&quot;:&quot;kirschner_why_2006&quot;,&quot;issued&quot;:{&quot;date-parts&quot;:[[&quot;2006&quot;]]},&quot;volume&quot;:&quot;41&quot;,&quot;container-title&quot;:&quot;Educational psychologist&quot;,&quot;title-short&quot;:&quot;Why minimal guidance during instruction does not work&quot;,&quot;id&quot;:&quot;kirschner_why_2006&quot;,&quot;page&quot;:&quot;75–86&quot;,&quot;type&quot;:&quot;article-journal&quot;,&quot;title&quot;:&quot;Why minimal guidance during instruction does not work: An analysis of the failure of constructivist, discovery, problem-based, experiential, and inquiry-based teaching&quot;,&quot;author&quot;:[{&quot;family&quot;:&quot;Kirschner&quot;,&quot;given&quot;:&quot;Paul A.&quot;},{&quot;family&quot;:&quot;Sweller&quot;,&quot;given&quot;:&quot;John&quot;},{&quot;family&quot;:&quot;Clark&quot;,&quot;given&quot;:&quot;Richard E.&quot;}],&quot;source&quot;:&quot;Google Scholar&quot;},&quot;suffix&quot;:&quot;&quot;,&quot;prefix&quot;:&quot;&quot;,&quot;id&quot;:1832},{&quot;uris&quot;:[&quot;http://zotero.org/users/1913249/items/XC38WUCL&quot;],&quot;uri&quot;:[&quot;http://zotero.org/users/1913249/items/XC38WUCL&quot;],&quot;itemData&quot;:{&quot;issue&quot;:&quot;2&quot;,&quot;citation-key&quot;:&quot;kollar_collaboration_2006&quot;,&quot;URL&quot;:&quot;https://doi.org/10.1007/s10648-006-9007-2&quot;,&quot;source&quot;:&quot;Springer Link&quot;,&quot;ISSN&quot;:&quot;1573-336X&quot;,&quot;DOI&quot;:&quot;10.1007/s10648-006-9007-2&quot;,&quot;container-title&quot;:&quot;Educational Psychology Review&quot;,&quot;page&quot;:&quot;159-185&quot;,&quot;accessed&quot;:{&quot;date-parts&quot;:[[&quot;2018&quot;,12,20]]},&quot;container-title-short&quot;:&quot;Educ Psychol Rev&quot;,&quot;issued&quot;:{&quot;date-parts&quot;:[[&quot;2006&quot;,6,1]]},&quot;volume&quot;:&quot;18&quot;,&quot;id&quot;:&quot;kollar_collaboration_2006&quot;,&quot;type&quot;:&quot;article-journal&quot;,&quot;title&quot;:&quot;Collaboration Scripts – A Conceptual Analysis&quot;,&quot;language&quot;:&quot;en&quot;,&quot;author&quot;:[{&quot;family&quot;:&quot;Kollar&quot;,&quot;given&quot;:&quot;Ingo&quot;},{&quot;family&quot;:&quot;Fischer&quot;,&quot;given&quot;:&quot;Frank&quot;},{&quot;family&quot;:&quot;Hesse&quot;,&quot;given&quot;:&quot;Friedrich W.&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suffix&quot;:&quot;&quot;,&quot;prefix&quot;:&quot;&quot;,&quot;id&quot;:176}]} RNDutrydzkzxt"/></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h text:style-name="Heading_20_3" text:outline-level="3"><text:bookmark-start text:name="tensions-surrounding-authenticity-of-tool-use"/>Tensions surrounding authenticity of tool use<text:bookmark-end text:name="tensions-surrounding-authenticity-of-tool-use"/></text:h>
      <text:p text:style-name="First_20_paragraph"><text:span text:style-name="T2">Key message: authentic tools and processes can increase agency but facilitators should use them with careful curation - as there are negative effects too</text:span></text:p>
      <text:p text:style-name="Text_20_body">Rainer, Bolton and other practitioner-researchers agree on the potential and value of exploring other subject matter - e.g. literacy, maths, science and history - and undertaking authentic project work within a drama frame <text:reference-mark-start text:name="ZOTERO_ITEM CSL_CITATION {&quot;citationID&quot;:&quot;ytezorkz&quot;,&quot;properties&quot;:{&quot;formattedCitation&quot;:&quot;[-@rainer_drama_2012]&quot;,&quot;noteIndex&quot;:0},&quot;schema&quot;:&quot;https://github.com/citation-style-language/schema/raw/master/csl-citation.json&quot;,&quot;citationItems&quot;:[{&quot;uris&quot;:[&quot;http://zotero.org/users/1913249/items/L9DXC8RY&quot;],&quot;suppress-author&quot;:true,&quot;uri&quot;:[&quot;http://zotero.org/users/1913249/items/L9DXC8RY&quot;],&quot;itemData&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ISBN&quot;:&quot;978-1-136-49649-3&quot;,&quot;source&quot;:&quot;Google Books&quot;,&quot;title&quot;:&quot;Drama at the Heart of the Secondary School: Projects to Promote Authentic Learning&quot;,&quot;title-short&quot;:&quot;Drama at the Heart of the Secondary School&quot;,&quot;id&quot;:&quot;rainer_drama_2012&quot;,&quot;number-of-pages&quot;:&quot;286&quot;,&quot;publisher&quot;:&quot;Routledge&quot;,&quot;language&quot;:&quot;en&quot;,&quot;author&quot;:[{&quot;family&quot;:&quot;Rainer&quot;,&quot;given&quot;:&quot;John&quot;},{&quot;family&quot;:&quot;Lewis&quot;,&quot;given&quot;:&quot;Martin&quot;}],&quot;issued&quot;:{&quot;date-parts&quot;:[[&quot;2012&quot;,3,15]]}},&quot;suffix&quot;:&quot;&quot;,&quot;prefix&quot;:&quot;&quot;,&quot;id&quot;:3679}]} RNDqkgsndmptk"/>&lt;Do Zotero Refresh: [-@rainer_drama_2012]&gt;<text:reference-mark-end text:name="ZOTERO_ITEM CSL_CITATION {&quot;citationID&quot;:&quot;ytezorkz&quot;,&quot;properties&quot;:{&quot;formattedCitation&quot;:&quot;[-@rainer_drama_2012]&quot;,&quot;noteIndex&quot;:0},&quot;schema&quot;:&quot;https://github.com/citation-style-language/schema/raw/master/csl-citation.json&quot;,&quot;citationItems&quot;:[{&quot;uris&quot;:[&quot;http://zotero.org/users/1913249/items/L9DXC8RY&quot;],&quot;suppress-author&quot;:true,&quot;uri&quot;:[&quot;http://zotero.org/users/1913249/items/L9DXC8RY&quot;],&quot;itemData&quot;:{&quot;citation-key&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ISBN&quot;:&quot;978-1-136-49649-3&quot;,&quot;source&quot;:&quot;Google Books&quot;,&quot;title&quot;:&quot;Drama at the Heart of the Secondary School: Projects to Promote Authentic Learning&quot;,&quot;title-short&quot;:&quot;Drama at the Heart of the Secondary School&quot;,&quot;id&quot;:&quot;rainer_drama_2012&quot;,&quot;number-of-pages&quot;:&quot;286&quot;,&quot;publisher&quot;:&quot;Routledge&quot;,&quot;language&quot;:&quot;en&quot;,&quot;author&quot;:[{&quot;family&quot;:&quot;Rainer&quot;,&quot;given&quot;:&quot;John&quot;},{&quot;family&quot;:&quot;Lewis&quot;,&quot;given&quot;:&quot;Martin&quot;}],&quot;issued&quot;:{&quot;date-parts&quot;:[[&quot;2012&quot;,3,15]]}},&quot;suffix&quot;:&quot;&quot;,&quot;prefix&quot;:&quot;&quot;,&quot;id&quot;:3679}]} RNDqkgsndmptk"/>.</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p text:style-name="Text_20_body">PBL is adapted to schools in many settings thus, authenticity is “on a scale” in PBL The concept of an authentic-as-possible project is a key tool for educators to support game making via project based learning [find support]. One advantage of working with digital tools is that if issues of complexity and cost can be addressed access to laptops and the internet allow learners to use very similar production tools to professionals.</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citationID&quot;:&quot;bcfvvwtz&quot;,&quot;properties&quot;:{&quot;formattedCitation&quot;:&quot;[@garneli_computing_2015-1; @humble_use_nodate]&quot;,&quot;noteIndex&quot;:0},&quot;schema&quot;:&quot;https://github.com/citation-style-language/schema/raw/master/csl-citation.json&quot;,&quot;citationItems&quot;:[{&quot;uris&quot;:[&quot;http://zotero.org/users/1913249/items/JS7WH5LK&quot;],&quot;uri&quot;:[&quot;http://zotero.org/users/1913249/items/JS7WH5LK&quot;],&quot;itemData&quot;:{&quot;citation-key&quot;:&quot;garneli_computing_2015-1&quot;,&quot;event-title&quot;:&quot;2015 IEEE Global Engineering Education Conference (EDUCON)&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type&quot;:&quot;paper-conference&quot;,&quot;ISSN&quot;:&quot;2165-9567&quot;,&quot;DOI&quot;:&quot;10.1109/EDUCON.2015.7096023&quot;,&quot;container-title&quot;:&quot;2015 IEEE Global Engineering Education Conference (EDUCON)&quot;,&quot;title-short&quot;:&quot;Computing education in K-12 schools&quot;,&quot;id&quot;:&quot;garneli_computing_2015-1&quot;,&quot;page&quot;:&quot;543-551&quot;,&quot;source&quot;:&quot;IEEE Xplore&quot;,&quot;title&quot;:&quot;Computing education in K-12 schools: A review of the literature&quot;,&quot;author&quot;:[{&quot;family&quot;:&quot;Garneli&quot;,&quot;given&quot;:&quot;Varvara&quot;},{&quot;family&quot;:&quot;Giannakos&quot;,&quot;given&quot;:&quot;Michail N.&quot;},{&quot;family&quot;:&quot;Chorianopoulos&quot;,&quot;given&quot;:&quot;Konstantinos&quot;}],&quot;issued&quot;:{&quot;date-parts&quot;:[[&quot;2015&quot;,3]]}},&quot;suffix&quot;:&quot;&quot;,&quot;prefix&quot;:&quot;&quot;,&quot;id&quot;:8832},{&quot;uris&quot;:[&quot;http://zotero.org/users/1913249/items/TDQEKVP4&quot;],&quot;uri&quot;:[&quot;http://zotero.org/users/1913249/items/TDQEKVP4&quot;],&quot;itemData&quot;:{&quot;type&quot;:&quot;article-journal&quot;,&quot;title&quot;:&quot;The use of Programming Tools in Teaching and Learning Material by K-12 Teachers&quot;,&quot;id&quot;:&quot;humble_use_nodate&quot;,&quot;source&quot;:&quot;Zotero&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author&quot;:[{&quot;family&quot;:&quot;Humble&quot;,&quot;given&quot;:&quot;Niklas&quot;}],&quot;citation-key&quot;:&quot;humble_use_nodate&quot;},&quot;suffix&quot;:&quot;&quot;,&quot;prefix&quot;:&quot;&quot;,&quot;id&quot;:8831}]} RNDweztxxmcwa"/>&lt;Do Zotero Refresh: [@garneli_computing_2015-1; @humble_use_nodate]&gt;<text:reference-mark-end text:name="ZOTERO_ITEM CSL_CITATION {&quot;citationID&quot;:&quot;bcfvvwtz&quot;,&quot;properties&quot;:{&quot;formattedCitation&quot;:&quot;[@garneli_computing_2015-1; @humble_use_nodate]&quot;,&quot;noteIndex&quot;:0},&quot;schema&quot;:&quot;https://github.com/citation-style-language/schema/raw/master/csl-citation.json&quot;,&quot;citationItems&quot;:[{&quot;uris&quot;:[&quot;http://zotero.org/users/1913249/items/JS7WH5LK&quot;],&quot;uri&quot;:[&quot;http://zotero.org/users/1913249/items/JS7WH5LK&quot;],&quot;itemData&quot;:{&quot;citation-key&quot;:&quot;garneli_computing_2015-1&quot;,&quot;event-title&quot;:&quot;2015 IEEE Global Engineering Education Conference (EDUCON)&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type&quot;:&quot;paper-conference&quot;,&quot;ISSN&quot;:&quot;2165-9567&quot;,&quot;DOI&quot;:&quot;10.1109/EDUCON.2015.7096023&quot;,&quot;container-title&quot;:&quot;2015 IEEE Global Engineering Education Conference (EDUCON)&quot;,&quot;title-short&quot;:&quot;Computing education in K-12 schools&quot;,&quot;id&quot;:&quot;garneli_computing_2015-1&quot;,&quot;page&quot;:&quot;543-551&quot;,&quot;source&quot;:&quot;IEEE Xplore&quot;,&quot;title&quot;:&quot;Computing education in K-12 schools: A review of the literature&quot;,&quot;author&quot;:[{&quot;family&quot;:&quot;Garneli&quot;,&quot;given&quot;:&quot;Varvara&quot;},{&quot;family&quot;:&quot;Giannakos&quot;,&quot;given&quot;:&quot;Michail N.&quot;},{&quot;family&quot;:&quot;Chorianopoulos&quot;,&quot;given&quot;:&quot;Konstantinos&quot;}],&quot;issued&quot;:{&quot;date-parts&quot;:[[&quot;2015&quot;,3]]}},&quot;suffix&quot;:&quot;&quot;,&quot;prefix&quot;:&quot;&quot;,&quot;id&quot;:8832},{&quot;uris&quot;:[&quot;http://zotero.org/users/1913249/items/TDQEKVP4&quot;],&quot;uri&quot;:[&quot;http://zotero.org/users/1913249/items/TDQEKVP4&quot;],&quot;itemData&quot;:{&quot;type&quot;:&quot;article-journal&quot;,&quot;title&quot;:&quot;The use of Programming Tools in Teaching and Learning Material by K-12 Teachers&quot;,&quot;id&quot;:&quot;humble_use_nodate&quot;,&quot;source&quot;:&quot;Zotero&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language&quot;:&quot;en&quot;,&quot;author&quot;:[{&quot;family&quot;:&quot;Humble&quot;,&quot;given&quot;:&quot;Niklas&quot;}],&quot;citation-key&quot;:&quot;humble_use_nodate&quot;},&quot;suffix&quot;:&quot;&quot;,&quot;prefix&quot;:&quot;&quot;,&quot;id&quot;:8831}]} RNDweztxxmcwa"/>, media making and STEM in general. [IF SO FIND THIS ]</text:p>
      <text:h text:style-name="Heading_20_3" text:outline-level="3"><text:bookmark-start text:name="sythetis-of-current-responses-to-challenges-presented---move-later"/>Sythetis of current Responses to challenges presented - MOVE LATER?<text:bookmark-end text:name="sythetis-of-current-responses-to-challenges-presented---move-later"/></text:h>
      <text:list text:style-name="L45">
        <text:list-item>
          <text:p text:style-name="P57">New curriculum</text:p>
        </text:list-item>
        <text:list-item>
          <text:p text:style-name="P57">bursaries</text:p>
        </text:list-item>
        <text:list-item>
          <text:p text:style-name="P57">CPD</text:p>
        </text:list-item>
        <text:list-item>
          <text:p text:style-name="P57">CAS and community responses</text:p>
        </text:list-item>
        <text:list-item>
          <text:p text:style-name="P57">tapping into the enthusiast maker culture</text:p>
        </text:list-item>
      </text:list>
      <text:h text:style-name="Heading_20_3" text:outline-level="3"><text:bookmark-start text:name="synthesis-and-analysis-of-models-of-responses-to-address-the-problem"/>Synthesis and analysis of models of responses to address the problem<text:bookmark-end text:name="synthesis-and-analysis-of-models-of-responses-to-address-the-problem"/></text:h>
      <text:list text:style-name="L46">
        <text:list-item>
          <text:p text:style-name="P58">Foundations support innovation and therefore are difficult to maintain</text:p>
        </text:list-item>
        <text:list-item>
          <text:p text:style-name="P58">Enthusiast responses are hard to maintain in face of conflicting Factors</text:p>
        </text:list-item>
        <text:list-item>
          <text:p text:style-name="P58">CPD, and supporting in this case has been offered but focus is on the curriculum, little resources support</text:p>
        </text:list-item>
      </text:list>
      <text:p text:style-name="First_20_paragraph">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h text:style-name="Heading_20_4" text:outline-level="4"><text:bookmark-start text:name="financial-challenges"/>Financial challenges<text:bookmark-end text:name="financial-challenges"/></text:h>
      <text:p text:style-name="First_20_paragraph"><text:span text:style-name="T2">Research / University context</text:span></text:p>
      <text:list text:style-name="L47">
        <text:list-item>
          <text:p text:style-name="P59">University partnership context. Service learnings.</text:p>
        </text:list-item>
        <text:list-item>
          <text:p text:style-name="P59">Examples like Scratch with MiT. Barefoot computing which was Kent?</text:p>
        </text:list-item>
        <text:list-item>
          <text:p text:style-name="P59">Service learning to support code clubs</text:p>
        </text:list-item>
      </text:list>
      <text:p text:style-name="First_20_paragraph"><text:span text:style-name="T2">Civil society context</text:span></text:p>
      <text:p text:style-name="Text_20_body">Charitable foundations funding provides a great deal of funding in this area.</text:p>
      <text:p text:style-name="Text_20_body">Scratch and MIT labs benefit from x.</text:p>
      <text:p text:style-name="Text_20_body">Mozilla as benefit for the teach the web.</text:p>
      <text:p text:style-name="Text_20_body">Corporate funding code.org. (Google)</text:p>
      <text:h text:style-name="Heading_20_3" text:outline-level="3"><text:bookmark-start text:name="removed"/>Removed<text:bookmark-end text:name="removed"/></text:h>
      <text:list text:style-name="L48">
        <text:list-item>
          <text:p text:style-name="P60">Tinkering -Design-based &amp; Tinkering / Exploratory - Bevan et al -hci and affordance theory, technical barriers , solved by design - link with contructionis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4-07-19T09:13:34Z</meta:creation-date>
    <dc:date>2024-07-19T09:13:3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